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Kp: 10</text:p>
          </table:table-cell>
          <table:table-cell table:number-columns-repeated="7"/>
        </table:table-row>
        <table:table-row table:style-name="ro1">
          <table:table-cell office:value-type="string">
            <text:p>Ki: 0</text:p>
          </table:table-cell>
          <table:table-cell table:number-columns-repeated="6"/>
          <table:table-cell>
            <draw:frame table:end-cell-address="Tabelle1.T47" table:end-x="1.896cm" table:end-y="0.266cm" draw:z-index="0" draw:style-name="gr1" draw:text-style-name="P1" svg:width="28.893cm" svg:height="20.482cm" svg:x="0.101cm" svg:y="0.107cm">
              <draw:object draw:notify-on-update-of-ranges="Tabelle1.A10:Tabelle1.A10 Tabelle1.A11:Tabelle1.A2801 Tabelle1.C10:Tabelle1.C10 Tabelle1.C11:Tabelle1.C2801 Tabelle1.E10:Tabelle1.E10 Tabelle1.E11:Tabelle1.E28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Kd: 0</text:p>
          </table:table-cell>
          <table:table-cell table:number-columns-repeated="7"/>
        </table:table-row>
        <table:table-row table:style-name="ro1">
          <table:table-cell office:value-type="string">
            <text:p>tau: 0.05</text:p>
          </table:table-cell>
          <table:table-cell table:number-columns-repeated="7"/>
        </table:table-row>
        <table:table-row table:style-name="ro1">
          <table:table-cell office:value-type="string">
            <text:p>limMin: -0.95</text:p>
          </table:table-cell>
          <table:table-cell table:number-columns-repeated="7"/>
        </table:table-row>
        <table:table-row table:style-name="ro1">
          <table:table-cell office:value-type="string">
            <text:p>limMax: 0.95</text:p>
          </table:table-cell>
          <table:table-cell table:number-columns-repeated="7"/>
        </table:table-row>
        <table:table-row table:style-name="ro1">
          <table:table-cell office:value-type="string">
            <text:p>intLimMin: -0.9</text:p>
          </table:table-cell>
          <table:table-cell table:number-columns-repeated="7"/>
        </table:table-row>
        <table:table-row table:style-name="ro1">
          <table:table-cell office:value-type="string">
            <text:p>intLimMax: 0.9</text:p>
          </table:table-cell>
          <table:table-cell table:number-columns-repeated="7"/>
        </table:table-row>
        <table:table-row table:style-name="ro1">
          <table:table-cell office:value-type="string">
            <text:p>setpoint: 245</text:p>
          </table:table-cell>
          <table:table-cell table:number-columns-repeated="7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3"/>
        </table:table-row>
        <table:table-row table:style-name="ro1">
          <table:table-cell office:value-type="float" office:value="0.0201416">
            <text:p>0.0201416</text:p>
          </table:table-cell>
          <table:table-cell office:value-type="float" office:value="67.0675">
            <text:p>67.0675</text:p>
          </table:table-cell>
          <table:table-cell office:value-type="float" office:value="177.933">
            <text:p>177.9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048584">
            <text:p>0.048584</text:p>
          </table:table-cell>
          <table:table-cell office:value-type="float" office:value="67.0645">
            <text:p>67.0645</text:p>
          </table:table-cell>
          <table:table-cell office:value-type="float" office:value="177.935">
            <text:p>177.9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0788574">
            <text:p>0.0788574</text:p>
          </table:table-cell>
          <table:table-cell office:value-type="float" office:value="67.0615">
            <text:p>67.0615</text:p>
          </table:table-cell>
          <table:table-cell office:value-type="float" office:value="177.939">
            <text:p>177.9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06689">
            <text:p>0.106689</text:p>
          </table:table-cell>
          <table:table-cell office:value-type="float" office:value="67.0586">
            <text:p>67.0586</text:p>
          </table:table-cell>
          <table:table-cell office:value-type="float" office:value="177.941">
            <text:p>177.9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37512">
            <text:p>0.137512</text:p>
          </table:table-cell>
          <table:table-cell office:value-type="float" office:value="67.0555">
            <text:p>67.0555</text:p>
          </table:table-cell>
          <table:table-cell office:value-type="float" office:value="177.944">
            <text:p>177.9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58142">
            <text:p>0.158142</text:p>
          </table:table-cell>
          <table:table-cell office:value-type="float" office:value="67.0534">
            <text:p>67.0534</text:p>
          </table:table-cell>
          <table:table-cell office:value-type="float" office:value="177.947">
            <text:p>177.9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87134">
            <text:p>0.187134</text:p>
          </table:table-cell>
          <table:table-cell office:value-type="float" office:value="67.0504">
            <text:p>67.0504</text:p>
          </table:table-cell>
          <table:table-cell office:value-type="float" office:value="177.95">
            <text:p>177.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15942">
            <text:p>0.215942</text:p>
          </table:table-cell>
          <table:table-cell office:value-type="float" office:value="67.0474">
            <text:p>67.0474</text:p>
          </table:table-cell>
          <table:table-cell office:value-type="float" office:value="177.953">
            <text:p>177.9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44141">
            <text:p>0.244141</text:p>
          </table:table-cell>
          <table:table-cell office:value-type="float" office:value="67.0444">
            <text:p>67.0444</text:p>
          </table:table-cell>
          <table:table-cell office:value-type="float" office:value="177.956">
            <text:p>177.9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69287">
            <text:p>0.269287</text:p>
          </table:table-cell>
          <table:table-cell office:value-type="float" office:value="67.0418">
            <text:p>67.0418</text:p>
          </table:table-cell>
          <table:table-cell office:value-type="float" office:value="177.958">
            <text:p>177.9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98828">
            <text:p>0.298828</text:p>
          </table:table-cell>
          <table:table-cell office:value-type="float" office:value="67.0386">
            <text:p>67.0386</text:p>
          </table:table-cell>
          <table:table-cell office:value-type="float" office:value="177.961">
            <text:p>177.9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21533">
            <text:p>0.321533</text:p>
          </table:table-cell>
          <table:table-cell office:value-type="float" office:value="67.0362">
            <text:p>67.0362</text:p>
          </table:table-cell>
          <table:table-cell office:value-type="float" office:value="177.964">
            <text:p>177.9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42102">
            <text:p>0.342102</text:p>
          </table:table-cell>
          <table:table-cell office:value-type="float" office:value="67.0341">
            <text:p>67.0341</text:p>
          </table:table-cell>
          <table:table-cell office:value-type="float" office:value="177.966">
            <text:p>177.9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7085">
            <text:p>0.37085</text:p>
          </table:table-cell>
          <table:table-cell office:value-type="float" office:value="67.0311">
            <text:p>67.0311</text:p>
          </table:table-cell>
          <table:table-cell office:value-type="float" office:value="177.969">
            <text:p>177.9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9209">
            <text:p>0.39209</text:p>
          </table:table-cell>
          <table:table-cell office:value-type="float" office:value="67.0288">
            <text:p>67.0288</text:p>
          </table:table-cell>
          <table:table-cell office:value-type="float" office:value="177.971">
            <text:p>177.9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12537">
            <text:p>0.412537</text:p>
          </table:table-cell>
          <table:table-cell office:value-type="float" office:value="67.0266">
            <text:p>67.0266</text:p>
          </table:table-cell>
          <table:table-cell office:value-type="float" office:value="177.973">
            <text:p>177.9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33167">
            <text:p>0.433167</text:p>
          </table:table-cell>
          <table:table-cell office:value-type="float" office:value="67.0244">
            <text:p>67.0244</text:p>
          </table:table-cell>
          <table:table-cell office:value-type="float" office:value="177.976">
            <text:p>177.9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62036">
            <text:p>0.462036</text:p>
          </table:table-cell>
          <table:table-cell office:value-type="float" office:value="67.0212">
            <text:p>67.0212</text:p>
          </table:table-cell>
          <table:table-cell office:value-type="float" office:value="177.979">
            <text:p>177.9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9823">
            <text:p>0.49823</text:p>
          </table:table-cell>
          <table:table-cell office:value-type="float" office:value="67.0171">
            <text:p>67.0171</text:p>
          </table:table-cell>
          <table:table-cell office:value-type="float" office:value="177.983">
            <text:p>177.9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20508">
            <text:p>0.520508</text:p>
          </table:table-cell>
          <table:table-cell office:value-type="float" office:value="67.0145">
            <text:p>67.0145</text:p>
          </table:table-cell>
          <table:table-cell office:value-type="float" office:value="177.985">
            <text:p>177.9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49438">
            <text:p>0.549438</text:p>
          </table:table-cell>
          <table:table-cell office:value-type="float" office:value="67.0111">
            <text:p>67.0111</text:p>
          </table:table-cell>
          <table:table-cell office:value-type="float" office:value="177.989">
            <text:p>177.9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78491">
            <text:p>0.578491</text:p>
          </table:table-cell>
          <table:table-cell office:value-type="float" office:value="67.0077">
            <text:p>67.0077</text:p>
          </table:table-cell>
          <table:table-cell office:value-type="float" office:value="177.992">
            <text:p>177.9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073">
            <text:p>0.6073</text:p>
          </table:table-cell>
          <table:table-cell office:value-type="float" office:value="67.0042">
            <text:p>67.0042</text:p>
          </table:table-cell>
          <table:table-cell office:value-type="float" office:value="177.996">
            <text:p>177.9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36108">
            <text:p>0.636108</text:p>
          </table:table-cell>
          <table:table-cell office:value-type="float" office:value="67.0005">
            <text:p>67.0005</text:p>
          </table:table-cell>
          <table:table-cell office:value-type="float" office:value="178">
            <text:p>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63574">
            <text:p>0.663574</text:p>
          </table:table-cell>
          <table:table-cell office:value-type="float" office:value="66.9969">
            <text:p>66.9969</text:p>
          </table:table-cell>
          <table:table-cell office:value-type="float" office:value="178.003">
            <text:p>178.0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83716">
            <text:p>0.683716</text:p>
          </table:table-cell>
          <table:table-cell office:value-type="float" office:value="66.9941">
            <text:p>66.9941</text:p>
          </table:table-cell>
          <table:table-cell office:value-type="float" office:value="178.006">
            <text:p>178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14417">
            <text:p>0.714417</text:p>
          </table:table-cell>
          <table:table-cell office:value-type="float" office:value="66.9898">
            <text:p>66.9898</text:p>
          </table:table-cell>
          <table:table-cell office:value-type="float" office:value="178.01">
            <text:p>178.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37183">
            <text:p>0.737183</text:p>
          </table:table-cell>
          <table:table-cell office:value-type="float" office:value="66.9864">
            <text:p>66.9864</text:p>
          </table:table-cell>
          <table:table-cell office:value-type="float" office:value="178.014">
            <text:p>178.0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57751">
            <text:p>0.757751</text:p>
          </table:table-cell>
          <table:table-cell office:value-type="float" office:value="66.9833">
            <text:p>66.9833</text:p>
          </table:table-cell>
          <table:table-cell office:value-type="float" office:value="178.017">
            <text:p>178.0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86011">
            <text:p>0.786011</text:p>
          </table:table-cell>
          <table:table-cell office:value-type="float" office:value="66.9788">
            <text:p>66.9788</text:p>
          </table:table-cell>
          <table:table-cell office:value-type="float" office:value="178.021">
            <text:p>178.0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07312">
            <text:p>0.807312</text:p>
          </table:table-cell>
          <table:table-cell office:value-type="float" office:value="66.9753">
            <text:p>66.9753</text:p>
          </table:table-cell>
          <table:table-cell office:value-type="float" office:value="178.025">
            <text:p>178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28125">
            <text:p>0.828125</text:p>
          </table:table-cell>
          <table:table-cell office:value-type="float" office:value="66.9717">
            <text:p>66.9717</text:p>
          </table:table-cell>
          <table:table-cell office:value-type="float" office:value="178.028">
            <text:p>178.0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48267">
            <text:p>0.848267</text:p>
          </table:table-cell>
          <table:table-cell office:value-type="float" office:value="66.9681">
            <text:p>66.9681</text:p>
          </table:table-cell>
          <table:table-cell office:value-type="float" office:value="178.032">
            <text:p>178.0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69202">
            <text:p>0.869202</text:p>
          </table:table-cell>
          <table:table-cell office:value-type="float" office:value="66.9642">
            <text:p>66.9642</text:p>
          </table:table-cell>
          <table:table-cell office:value-type="float" office:value="178.036">
            <text:p>178.0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89709">
            <text:p>0.889709</text:p>
          </table:table-cell>
          <table:table-cell office:value-type="float" office:value="66.9602">
            <text:p>66.9602</text:p>
          </table:table-cell>
          <table:table-cell office:value-type="float" office:value="178.04">
            <text:p>178.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19006">
            <text:p>0.919006</text:p>
          </table:table-cell>
          <table:table-cell office:value-type="float" office:value="66.9543">
            <text:p>66.9543</text:p>
          </table:table-cell>
          <table:table-cell office:value-type="float" office:value="178.046">
            <text:p>178.0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39636">
            <text:p>0.939636</text:p>
          </table:table-cell>
          <table:table-cell office:value-type="float" office:value="66.9499">
            <text:p>66.9499</text:p>
          </table:table-cell>
          <table:table-cell office:value-type="float" office:value="178.05">
            <text:p>178.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63501">
            <text:p>0.963501</text:p>
          </table:table-cell>
          <table:table-cell office:value-type="float" office:value="66.9446">
            <text:p>66.9446</text:p>
          </table:table-cell>
          <table:table-cell office:value-type="float" office:value="178.055">
            <text:p>178.0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83643">
            <text:p>0.983643</text:p>
          </table:table-cell>
          <table:table-cell office:value-type="float" office:value="66.9399">
            <text:p>66.9399</text:p>
          </table:table-cell>
          <table:table-cell office:value-type="float" office:value="178.06">
            <text:p>178.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0519">
            <text:p>1.00519</text:p>
          </table:table-cell>
          <table:table-cell office:value-type="float" office:value="66.9347">
            <text:p>66.9347</text:p>
          </table:table-cell>
          <table:table-cell office:value-type="float" office:value="178.065">
            <text:p>178.0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3705">
            <text:p>1.03705</text:p>
          </table:table-cell>
          <table:table-cell office:value-type="float" office:value="66.9266">
            <text:p>66.9266</text:p>
          </table:table-cell>
          <table:table-cell office:value-type="float" office:value="178.073">
            <text:p>178.0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5872">
            <text:p>1.05872</text:p>
          </table:table-cell>
          <table:table-cell office:value-type="float" office:value="66.9208">
            <text:p>66.9208</text:p>
          </table:table-cell>
          <table:table-cell office:value-type="float" office:value="178.079">
            <text:p>178.0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8734">
            <text:p>1.08734</text:p>
          </table:table-cell>
          <table:table-cell office:value-type="float" office:value="66.9127">
            <text:p>66.9127</text:p>
          </table:table-cell>
          <table:table-cell office:value-type="float" office:value="178.087">
            <text:p>178.0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1737">
            <text:p>1.11737</text:p>
          </table:table-cell>
          <table:table-cell office:value-type="float" office:value="66.9038">
            <text:p>66.9038</text:p>
          </table:table-cell>
          <table:table-cell office:value-type="float" office:value="178.096">
            <text:p>178.0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4618">
            <text:p>1.14618</text:p>
          </table:table-cell>
          <table:table-cell office:value-type="float" office:value="66.8948">
            <text:p>66.8948</text:p>
          </table:table-cell>
          <table:table-cell office:value-type="float" office:value="178.105">
            <text:p>178.1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665">
            <text:p>1.1665</text:p>
          </table:table-cell>
          <table:table-cell office:value-type="float" office:value="66.8881">
            <text:p>66.8881</text:p>
          </table:table-cell>
          <table:table-cell office:value-type="float" office:value="178.112">
            <text:p>178.1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8695">
            <text:p>1.18695</text:p>
          </table:table-cell>
          <table:table-cell office:value-type="float" office:value="66.8812">
            <text:p>66.8812</text:p>
          </table:table-cell>
          <table:table-cell office:value-type="float" office:value="178.119">
            <text:p>178.1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1539">
            <text:p>1.21539</text:p>
          </table:table-cell>
          <table:table-cell office:value-type="float" office:value="66.8711">
            <text:p>66.8711</text:p>
          </table:table-cell>
          <table:table-cell office:value-type="float" office:value="178.129">
            <text:p>178.1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4579">
            <text:p>1.24579</text:p>
          </table:table-cell>
          <table:table-cell office:value-type="float" office:value="66.8598">
            <text:p>66.8598</text:p>
          </table:table-cell>
          <table:table-cell office:value-type="float" office:value="178.14">
            <text:p>178.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6642">
            <text:p>1.26642</text:p>
          </table:table-cell>
          <table:table-cell office:value-type="float" office:value="66.8516">
            <text:p>66.8516</text:p>
          </table:table-cell>
          <table:table-cell office:value-type="float" office:value="178.148">
            <text:p>178.1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959">
            <text:p>1.2959</text:p>
          </table:table-cell>
          <table:table-cell office:value-type="float" office:value="66.8396">
            <text:p>66.8396</text:p>
          </table:table-cell>
          <table:table-cell office:value-type="float" office:value="178.16">
            <text:p>178.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2843">
            <text:p>1.32843</text:p>
          </table:table-cell>
          <table:table-cell office:value-type="float" office:value="66.8256">
            <text:p>66.8256</text:p>
          </table:table-cell>
          <table:table-cell office:value-type="float" office:value="178.174">
            <text:p>178.1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4851">
            <text:p>1.34851</text:p>
          </table:table-cell>
          <table:table-cell office:value-type="float" office:value="66.8167">
            <text:p>66.8167</text:p>
          </table:table-cell>
          <table:table-cell office:value-type="float" office:value="178.183">
            <text:p>178.1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6987">
            <text:p>1.36987</text:p>
          </table:table-cell>
          <table:table-cell office:value-type="float" office:value="66.8067">
            <text:p>66.8067</text:p>
          </table:table-cell>
          <table:table-cell office:value-type="float" office:value="178.193">
            <text:p>178.1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9899">
            <text:p>1.39899</text:p>
          </table:table-cell>
          <table:table-cell office:value-type="float" office:value="66.7926">
            <text:p>66.7926</text:p>
          </table:table-cell>
          <table:table-cell office:value-type="float" office:value="178.207">
            <text:p>178.2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2834">
            <text:p>1.42834</text:p>
          </table:table-cell>
          <table:table-cell office:value-type="float" office:value="66.7778">
            <text:p>66.7778</text:p>
          </table:table-cell>
          <table:table-cell office:value-type="float" office:value="178.222">
            <text:p>178.2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5587">
            <text:p>1.45587</text:p>
          </table:table-cell>
          <table:table-cell office:value-type="float" office:value="66.7632">
            <text:p>66.7632</text:p>
          </table:table-cell>
          <table:table-cell office:value-type="float" office:value="178.237">
            <text:p>178.2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8523">
            <text:p>1.48523</text:p>
          </table:table-cell>
          <table:table-cell office:value-type="float" office:value="66.7471">
            <text:p>66.7471</text:p>
          </table:table-cell>
          <table:table-cell office:value-type="float" office:value="178.253">
            <text:p>178.2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0787">
            <text:p>1.50787</text:p>
          </table:table-cell>
          <table:table-cell office:value-type="float" office:value="66.7341">
            <text:p>66.7341</text:p>
          </table:table-cell>
          <table:table-cell office:value-type="float" office:value="178.266">
            <text:p>178.2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2795">
            <text:p>1.52795</text:p>
          </table:table-cell>
          <table:table-cell office:value-type="float" office:value="66.7222">
            <text:p>66.7222</text:p>
          </table:table-cell>
          <table:table-cell office:value-type="float" office:value="178.278">
            <text:p>178.2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4846">
            <text:p>1.54846</text:p>
          </table:table-cell>
          <table:table-cell office:value-type="float" office:value="66.7098">
            <text:p>66.7098</text:p>
          </table:table-cell>
          <table:table-cell office:value-type="float" office:value="178.29">
            <text:p>178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7111">
            <text:p>1.57111</text:p>
          </table:table-cell>
          <table:table-cell office:value-type="float" office:value="66.6956">
            <text:p>66.6956</text:p>
          </table:table-cell>
          <table:table-cell office:value-type="float" office:value="178.304">
            <text:p>178.3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0138">
            <text:p>1.60138</text:p>
          </table:table-cell>
          <table:table-cell office:value-type="float" office:value="66.6758">
            <text:p>66.6758</text:p>
          </table:table-cell>
          <table:table-cell office:value-type="float" office:value="178.324">
            <text:p>178.3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3007">
            <text:p>1.63007</text:p>
          </table:table-cell>
          <table:table-cell office:value-type="float" office:value="66.6564">
            <text:p>66.6564</text:p>
          </table:table-cell>
          <table:table-cell office:value-type="float" office:value="178.344">
            <text:p>178.3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5967">
            <text:p>1.65967</text:p>
          </table:table-cell>
          <table:table-cell office:value-type="float" office:value="66.6356">
            <text:p>66.6356</text:p>
          </table:table-cell>
          <table:table-cell office:value-type="float" office:value="178.364">
            <text:p>178.3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8646">
            <text:p>1.68646</text:p>
          </table:table-cell>
          <table:table-cell office:value-type="float" office:value="66.6161">
            <text:p>66.6161</text:p>
          </table:table-cell>
          <table:table-cell office:value-type="float" office:value="178.384">
            <text:p>178.3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0978">
            <text:p>1.70978</text:p>
          </table:table-cell>
          <table:table-cell office:value-type="float" office:value="66.5986">
            <text:p>66.5986</text:p>
          </table:table-cell>
          <table:table-cell office:value-type="float" office:value="178.401">
            <text:p>178.4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3938">
            <text:p>1.73938</text:p>
          </table:table-cell>
          <table:table-cell office:value-type="float" office:value="66.5756">
            <text:p>66.5756</text:p>
          </table:table-cell>
          <table:table-cell office:value-type="float" office:value="178.424">
            <text:p>178.4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6038">
            <text:p>1.76038</text:p>
          </table:table-cell>
          <table:table-cell office:value-type="float" office:value="66.5587">
            <text:p>66.5587</text:p>
          </table:table-cell>
          <table:table-cell office:value-type="float" office:value="178.441">
            <text:p>178.4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8314">
            <text:p>1.78314</text:p>
          </table:table-cell>
          <table:table-cell office:value-type="float" office:value="66.5398">
            <text:p>66.5398</text:p>
          </table:table-cell>
          <table:table-cell office:value-type="float" office:value="178.46">
            <text:p>178.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0396">
            <text:p>1.80396</text:p>
          </table:table-cell>
          <table:table-cell office:value-type="float" office:value="66.5222">
            <text:p>66.5222</text:p>
          </table:table-cell>
          <table:table-cell office:value-type="float" office:value="178.478">
            <text:p>178.4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3221">
            <text:p>1.83221</text:p>
          </table:table-cell>
          <table:table-cell office:value-type="float" office:value="66.4976">
            <text:p>66.4976</text:p>
          </table:table-cell>
          <table:table-cell office:value-type="float" office:value="178.502">
            <text:p>178.5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6353">
            <text:p>1.86353</text:p>
          </table:table-cell>
          <table:table-cell office:value-type="float" office:value="66.4693">
            <text:p>66.4693</text:p>
          </table:table-cell>
          <table:table-cell office:value-type="float" office:value="178.531">
            <text:p>178.5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9148">
            <text:p>1.89148</text:p>
          </table:table-cell>
          <table:table-cell office:value-type="float" office:value="66.4433">
            <text:p>66.4433</text:p>
          </table:table-cell>
          <table:table-cell office:value-type="float" office:value="178.557">
            <text:p>178.5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1199">
            <text:p>1.91199</text:p>
          </table:table-cell>
          <table:table-cell office:value-type="float" office:value="66.4237">
            <text:p>66.4237</text:p>
          </table:table-cell>
          <table:table-cell office:value-type="float" office:value="178.576">
            <text:p>178.5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4214">
            <text:p>1.94214</text:p>
          </table:table-cell>
          <table:table-cell office:value-type="float" office:value="66.394">
            <text:p>66.394</text:p>
          </table:table-cell>
          <table:table-cell office:value-type="float" office:value="178.606">
            <text:p>178.6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6271">
            <text:p>1.96271</text:p>
          </table:table-cell>
          <table:table-cell office:value-type="float" office:value="66.3731">
            <text:p>66.3731</text:p>
          </table:table-cell>
          <table:table-cell office:value-type="float" office:value="178.627">
            <text:p>178.6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9084">
            <text:p>1.99084</text:p>
          </table:table-cell>
          <table:table-cell office:value-type="float" office:value="66.344">
            <text:p>66.344</text:p>
          </table:table-cell>
          <table:table-cell office:value-type="float" office:value="178.656">
            <text:p>178.6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1874">
            <text:p>2.01874</text:p>
          </table:table-cell>
          <table:table-cell office:value-type="float" office:value="66.3142">
            <text:p>66.3142</text:p>
          </table:table-cell>
          <table:table-cell office:value-type="float" office:value="178.686">
            <text:p>178.6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4083">
            <text:p>2.04083</text:p>
          </table:table-cell>
          <table:table-cell office:value-type="float" office:value="66.29">
            <text:p>66.29</text:p>
          </table:table-cell>
          <table:table-cell office:value-type="float" office:value="178.71">
            <text:p>178.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6073">
            <text:p>2.06073</text:p>
          </table:table-cell>
          <table:table-cell office:value-type="float" office:value="66.2677">
            <text:p>66.2677</text:p>
          </table:table-cell>
          <table:table-cell office:value-type="float" office:value="178.732">
            <text:p>178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8929">
            <text:p>2.08929</text:p>
          </table:table-cell>
          <table:table-cell office:value-type="float" office:value="66.2349">
            <text:p>66.2349</text:p>
          </table:table-cell>
          <table:table-cell office:value-type="float" office:value="178.765">
            <text:p>178.7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1993">
            <text:p>2.11993</text:p>
          </table:table-cell>
          <table:table-cell office:value-type="float" office:value="66.1987">
            <text:p>66.1987</text:p>
          </table:table-cell>
          <table:table-cell office:value-type="float" office:value="178.801">
            <text:p>178.8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4893">
            <text:p>2.14893</text:p>
          </table:table-cell>
          <table:table-cell office:value-type="float" office:value="66.1636">
            <text:p>66.1636</text:p>
          </table:table-cell>
          <table:table-cell office:value-type="float" office:value="178.836">
            <text:p>178.8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7694">
            <text:p>2.17694</text:p>
          </table:table-cell>
          <table:table-cell office:value-type="float" office:value="66.1286">
            <text:p>66.1286</text:p>
          </table:table-cell>
          <table:table-cell office:value-type="float" office:value="178.871">
            <text:p>178.8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0532">
            <text:p>2.20532</text:p>
          </table:table-cell>
          <table:table-cell office:value-type="float" office:value="66.0922">
            <text:p>66.0922</text:p>
          </table:table-cell>
          <table:table-cell office:value-type="float" office:value="178.908">
            <text:p>178.9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2644">
            <text:p>2.22644</text:p>
          </table:table-cell>
          <table:table-cell office:value-type="float" office:value="66.0645">
            <text:p>66.0645</text:p>
          </table:table-cell>
          <table:table-cell office:value-type="float" office:value="178.935">
            <text:p>178.9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55">
            <text:p>2.255</text:p>
          </table:table-cell>
          <table:table-cell office:value-type="float" office:value="66.0262">
            <text:p>66.0262</text:p>
          </table:table-cell>
          <table:table-cell office:value-type="float" office:value="178.974">
            <text:p>178.9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8406">
            <text:p>2.28406</text:p>
          </table:table-cell>
          <table:table-cell office:value-type="float" office:value="65.9862">
            <text:p>65.9862</text:p>
          </table:table-cell>
          <table:table-cell office:value-type="float" office:value="179.014">
            <text:p>179.0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0627">
            <text:p>2.30627</text:p>
          </table:table-cell>
          <table:table-cell office:value-type="float" office:value="65.9549">
            <text:p>65.9549</text:p>
          </table:table-cell>
          <table:table-cell office:value-type="float" office:value="179.045">
            <text:p>179.0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28">
            <text:p>2.328</text:p>
          </table:table-cell>
          <table:table-cell office:value-type="float" office:value="65.9237">
            <text:p>65.9237</text:p>
          </table:table-cell>
          <table:table-cell office:value-type="float" office:value="179.076">
            <text:p>179.0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5675">
            <text:p>2.35675</text:p>
          </table:table-cell>
          <table:table-cell office:value-type="float" office:value="65.8816">
            <text:p>65.8816</text:p>
          </table:table-cell>
          <table:table-cell office:value-type="float" office:value="179.118">
            <text:p>179.1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8513">
            <text:p>2.38513</text:p>
          </table:table-cell>
          <table:table-cell office:value-type="float" office:value="65.8391">
            <text:p>65.8391</text:p>
          </table:table-cell>
          <table:table-cell office:value-type="float" office:value="179.161">
            <text:p>179.1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1284">
            <text:p>2.41284</text:p>
          </table:table-cell>
          <table:table-cell office:value-type="float" office:value="65.7966">
            <text:p>65.7966</text:p>
          </table:table-cell>
          <table:table-cell office:value-type="float" office:value="179.203">
            <text:p>179.2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35">
            <text:p>2.435</text:p>
          </table:table-cell>
          <table:table-cell office:value-type="float" office:value="65.7619">
            <text:p>65.7619</text:p>
          </table:table-cell>
          <table:table-cell office:value-type="float" office:value="179.238">
            <text:p>179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6399">
            <text:p>2.46399</text:p>
          </table:table-cell>
          <table:table-cell office:value-type="float" office:value="65.7155">
            <text:p>65.7155</text:p>
          </table:table-cell>
          <table:table-cell office:value-type="float" office:value="179.285">
            <text:p>179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9139">
            <text:p>2.49139</text:p>
          </table:table-cell>
          <table:table-cell office:value-type="float" office:value="65.6708">
            <text:p>65.6708</text:p>
          </table:table-cell>
          <table:table-cell office:value-type="float" office:value="179.329">
            <text:p>179.3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1874">
            <text:p>2.51874</text:p>
          </table:table-cell>
          <table:table-cell office:value-type="float" office:value="65.6249">
            <text:p>65.6249</text:p>
          </table:table-cell>
          <table:table-cell office:value-type="float" office:value="179.375">
            <text:p>179.3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401">
            <text:p>2.5401</text:p>
          </table:table-cell>
          <table:table-cell office:value-type="float" office:value="65.5887">
            <text:p>65.5887</text:p>
          </table:table-cell>
          <table:table-cell office:value-type="float" office:value="179.411">
            <text:p>179.4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6726">
            <text:p>2.56726</text:p>
          </table:table-cell>
          <table:table-cell office:value-type="float" office:value="65.5416">
            <text:p>65.5416</text:p>
          </table:table-cell>
          <table:table-cell office:value-type="float" office:value="179.458">
            <text:p>179.4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9607">
            <text:p>2.59607</text:p>
          </table:table-cell>
          <table:table-cell office:value-type="float" office:value="65.4908">
            <text:p>65.4908</text:p>
          </table:table-cell>
          <table:table-cell office:value-type="float" office:value="179.509">
            <text:p>179.5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1731">
            <text:p>2.61731</text:p>
          </table:table-cell>
          <table:table-cell office:value-type="float" office:value="65.4526">
            <text:p>65.4526</text:p>
          </table:table-cell>
          <table:table-cell office:value-type="float" office:value="179.547">
            <text:p>179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4673">
            <text:p>2.64673</text:p>
          </table:table-cell>
          <table:table-cell office:value-type="float" office:value="65.3987">
            <text:p>65.3987</text:p>
          </table:table-cell>
          <table:table-cell office:value-type="float" office:value="179.601">
            <text:p>179.6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6699">
            <text:p>2.66699</text:p>
          </table:table-cell>
          <table:table-cell office:value-type="float" office:value="65.361">
            <text:p>65.361</text:p>
          </table:table-cell>
          <table:table-cell office:value-type="float" office:value="179.639">
            <text:p>179.6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9574">
            <text:p>2.69574</text:p>
          </table:table-cell>
          <table:table-cell office:value-type="float" office:value="65.3065">
            <text:p>65.3065</text:p>
          </table:table-cell>
          <table:table-cell office:value-type="float" office:value="179.693">
            <text:p>179.6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171">
            <text:p>2.7171</text:p>
          </table:table-cell>
          <table:table-cell office:value-type="float" office:value="65.2654">
            <text:p>65.2654</text:p>
          </table:table-cell>
          <table:table-cell office:value-type="float" office:value="179.735">
            <text:p>179.7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4512">
            <text:p>2.74512</text:p>
          </table:table-cell>
          <table:table-cell office:value-type="float" office:value="65.2104">
            <text:p>65.2104</text:p>
          </table:table-cell>
          <table:table-cell office:value-type="float" office:value="179.79">
            <text:p>179.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7325">
            <text:p>2.77325</text:p>
          </table:table-cell>
          <table:table-cell office:value-type="float" office:value="65.1543">
            <text:p>65.1543</text:p>
          </table:table-cell>
          <table:table-cell office:value-type="float" office:value="179.846">
            <text:p>179.8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9486">
            <text:p>2.79486</text:p>
          </table:table-cell>
          <table:table-cell office:value-type="float" office:value="65.1105">
            <text:p>65.1105</text:p>
          </table:table-cell>
          <table:table-cell office:value-type="float" office:value="179.889">
            <text:p>179.8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1494">
            <text:p>2.81494</text:p>
          </table:table-cell>
          <table:table-cell office:value-type="float" office:value="65.0694">
            <text:p>65.0694</text:p>
          </table:table-cell>
          <table:table-cell office:value-type="float" office:value="179.931">
            <text:p>179.9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4326">
            <text:p>2.84326</text:p>
          </table:table-cell>
          <table:table-cell office:value-type="float" office:value="65.0104">
            <text:p>65.0104</text:p>
          </table:table-cell>
          <table:table-cell office:value-type="float" office:value="179.99">
            <text:p>179.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7091">
            <text:p>2.87091</text:p>
          </table:table-cell>
          <table:table-cell office:value-type="float" office:value="64.9519">
            <text:p>64.9519</text:p>
          </table:table-cell>
          <table:table-cell office:value-type="float" office:value="180.048">
            <text:p>180.0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9917">
            <text:p>2.89917</text:p>
          </table:table-cell>
          <table:table-cell office:value-type="float" office:value="64.8909">
            <text:p>64.8909</text:p>
          </table:table-cell>
          <table:table-cell office:value-type="float" office:value="180.109">
            <text:p>180.1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2657">
            <text:p>2.92657</text:p>
          </table:table-cell>
          <table:table-cell office:value-type="float" office:value="64.8309">
            <text:p>64.8309</text:p>
          </table:table-cell>
          <table:table-cell office:value-type="float" office:value="180.169">
            <text:p>180.1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563">
            <text:p>2.9563</text:p>
          </table:table-cell>
          <table:table-cell office:value-type="float" office:value="64.7646">
            <text:p>64.7646</text:p>
          </table:table-cell>
          <table:table-cell office:value-type="float" office:value="180.235">
            <text:p>180.2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8346">
            <text:p>2.98346</text:p>
          </table:table-cell>
          <table:table-cell office:value-type="float" office:value="64.7032">
            <text:p>64.7032</text:p>
          </table:table-cell>
          <table:table-cell office:value-type="float" office:value="180.297">
            <text:p>180.2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1196">
            <text:p>3.01196</text:p>
          </table:table-cell>
          <table:table-cell office:value-type="float" office:value="64.6378">
            <text:p>64.6378</text:p>
          </table:table-cell>
          <table:table-cell office:value-type="float" office:value="180.362">
            <text:p>180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3351">
            <text:p>3.03351</text:p>
          </table:table-cell>
          <table:table-cell office:value-type="float" office:value="64.5875">
            <text:p>64.5875</text:p>
          </table:table-cell>
          <table:table-cell office:value-type="float" office:value="180.412">
            <text:p>180.4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6207">
            <text:p>3.06207</text:p>
          </table:table-cell>
          <table:table-cell office:value-type="float" office:value="64.5201">
            <text:p>64.5201</text:p>
          </table:table-cell>
          <table:table-cell office:value-type="float" office:value="180.48">
            <text:p>180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8966">
            <text:p>3.08966</text:p>
          </table:table-cell>
          <table:table-cell office:value-type="float" office:value="64.4539">
            <text:p>64.4539</text:p>
          </table:table-cell>
          <table:table-cell office:value-type="float" office:value="180.546">
            <text:p>180.5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2042">
            <text:p>3.12042</text:p>
          </table:table-cell>
          <table:table-cell office:value-type="float" office:value="64.379">
            <text:p>64.379</text:p>
          </table:table-cell>
          <table:table-cell office:value-type="float" office:value="180.621">
            <text:p>180.6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4825">
            <text:p>3.14825</text:p>
          </table:table-cell>
          <table:table-cell office:value-type="float" office:value="64.3101">
            <text:p>64.3101</text:p>
          </table:table-cell>
          <table:table-cell office:value-type="float" office:value="180.69">
            <text:p>180.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7273">
            <text:p>3.17273</text:p>
          </table:table-cell>
          <table:table-cell office:value-type="float" office:value="64.2488">
            <text:p>64.2488</text:p>
          </table:table-cell>
          <table:table-cell office:value-type="float" office:value="180.751">
            <text:p>180.7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9299">
            <text:p>3.19299</text:p>
          </table:table-cell>
          <table:table-cell office:value-type="float" office:value="64.1975">
            <text:p>64.1975</text:p>
          </table:table-cell>
          <table:table-cell office:value-type="float" office:value="180.802">
            <text:p>180.8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2083">
            <text:p>3.22083</text:p>
          </table:table-cell>
          <table:table-cell office:value-type="float" office:value="64.1263">
            <text:p>64.1263</text:p>
          </table:table-cell>
          <table:table-cell office:value-type="float" office:value="180.874">
            <text:p>180.8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4976">
            <text:p>3.24976</text:p>
          </table:table-cell>
          <table:table-cell office:value-type="float" office:value="64.0513">
            <text:p>64.0513</text:p>
          </table:table-cell>
          <table:table-cell office:value-type="float" office:value="180.949">
            <text:p>180.9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785">
            <text:p>3.2785</text:p>
          </table:table-cell>
          <table:table-cell office:value-type="float" office:value="63.9758">
            <text:p>63.9758</text:p>
          </table:table-cell>
          <table:table-cell office:value-type="float" office:value="181.024">
            <text:p>181.0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0865">
            <text:p>3.30865</text:p>
          </table:table-cell>
          <table:table-cell office:value-type="float" office:value="63.8954">
            <text:p>63.8954</text:p>
          </table:table-cell>
          <table:table-cell office:value-type="float" office:value="181.105">
            <text:p>181.1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3789">
            <text:p>3.33789</text:p>
          </table:table-cell>
          <table:table-cell office:value-type="float" office:value="63.8166">
            <text:p>63.8166</text:p>
          </table:table-cell>
          <table:table-cell office:value-type="float" office:value="181.183">
            <text:p>181.1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6621">
            <text:p>3.36621</text:p>
          </table:table-cell>
          <table:table-cell office:value-type="float" office:value="63.7391">
            <text:p>63.7391</text:p>
          </table:table-cell>
          <table:table-cell office:value-type="float" office:value="181.261">
            <text:p>181.2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9404">
            <text:p>3.39404</text:p>
          </table:table-cell>
          <table:table-cell office:value-type="float" office:value="63.662">
            <text:p>63.662</text:p>
          </table:table-cell>
          <table:table-cell office:value-type="float" office:value="181.338">
            <text:p>181.3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1425">
            <text:p>3.41425</text:p>
          </table:table-cell>
          <table:table-cell office:value-type="float" office:value="63.6055">
            <text:p>63.6055</text:p>
          </table:table-cell>
          <table:table-cell office:value-type="float" office:value="181.394">
            <text:p>181.3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4312">
            <text:p>3.44312</text:p>
          </table:table-cell>
          <table:table-cell office:value-type="float" office:value="63.5241">
            <text:p>63.5241</text:p>
          </table:table-cell>
          <table:table-cell office:value-type="float" office:value="181.476">
            <text:p>181.4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707">
            <text:p>3.4707</text:p>
          </table:table-cell>
          <table:table-cell office:value-type="float" office:value="63.4454">
            <text:p>63.4454</text:p>
          </table:table-cell>
          <table:table-cell office:value-type="float" office:value="181.555">
            <text:p>181.5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0128">
            <text:p>3.50128</text:p>
          </table:table-cell>
          <table:table-cell office:value-type="float" office:value="63.357">
            <text:p>63.357</text:p>
          </table:table-cell>
          <table:table-cell office:value-type="float" office:value="181.643">
            <text:p>181.6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2216">
            <text:p>3.52216</text:p>
          </table:table-cell>
          <table:table-cell office:value-type="float" office:value="63.2962">
            <text:p>63.2962</text:p>
          </table:table-cell>
          <table:table-cell office:value-type="float" office:value="181.704">
            <text:p>181.7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5072">
            <text:p>3.55072</text:p>
          </table:table-cell>
          <table:table-cell office:value-type="float" office:value="63.212">
            <text:p>63.212</text:p>
          </table:table-cell>
          <table:table-cell office:value-type="float" office:value="181.788">
            <text:p>181.7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7904">
            <text:p>3.57904</text:p>
          </table:table-cell>
          <table:table-cell office:value-type="float" office:value="63.1277">
            <text:p>63.1277</text:p>
          </table:table-cell>
          <table:table-cell office:value-type="float" office:value="181.872">
            <text:p>181.8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0785">
            <text:p>3.60785</text:p>
          </table:table-cell>
          <table:table-cell office:value-type="float" office:value="63.0408">
            <text:p>63.0408</text:p>
          </table:table-cell>
          <table:table-cell office:value-type="float" office:value="181.959">
            <text:p>181.9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3715">
            <text:p>3.63715</text:p>
          </table:table-cell>
          <table:table-cell office:value-type="float" office:value="62.9518">
            <text:p>62.9518</text:p>
          </table:table-cell>
          <table:table-cell office:value-type="float" office:value="182.048">
            <text:p>182.0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6443">
            <text:p>3.66443</text:p>
          </table:table-cell>
          <table:table-cell office:value-type="float" office:value="62.8679">
            <text:p>62.8679</text:p>
          </table:table-cell>
          <table:table-cell office:value-type="float" office:value="182.132">
            <text:p>182.1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9019">
            <text:p>3.69019</text:p>
          </table:table-cell>
          <table:table-cell office:value-type="float" office:value="62.788">
            <text:p>62.788</text:p>
          </table:table-cell>
          <table:table-cell office:value-type="float" office:value="182.212">
            <text:p>182.2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1057">
            <text:p>3.71057</text:p>
          </table:table-cell>
          <table:table-cell office:value-type="float" office:value="62.7242">
            <text:p>62.7242</text:p>
          </table:table-cell>
          <table:table-cell office:value-type="float" office:value="182.276">
            <text:p>182.2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3376">
            <text:p>3.73376</text:p>
          </table:table-cell>
          <table:table-cell office:value-type="float" office:value="62.6511">
            <text:p>62.6511</text:p>
          </table:table-cell>
          <table:table-cell office:value-type="float" office:value="182.349">
            <text:p>182.3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5458">
            <text:p>3.75458</text:p>
          </table:table-cell>
          <table:table-cell office:value-type="float" office:value="62.5849">
            <text:p>62.5849</text:p>
          </table:table-cell>
          <table:table-cell office:value-type="float" office:value="182.415">
            <text:p>182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7509">
            <text:p>3.77509</text:p>
          </table:table-cell>
          <table:table-cell office:value-type="float" office:value="62.5195">
            <text:p>62.5195</text:p>
          </table:table-cell>
          <table:table-cell office:value-type="float" office:value="182.48">
            <text:p>182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9596">
            <text:p>3.79596</text:p>
          </table:table-cell>
          <table:table-cell office:value-type="float" office:value="62.4524">
            <text:p>62.4524</text:p>
          </table:table-cell>
          <table:table-cell office:value-type="float" office:value="182.548">
            <text:p>182.5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1598">
            <text:p>3.81598</text:p>
          </table:table-cell>
          <table:table-cell office:value-type="float" office:value="62.3875">
            <text:p>62.3875</text:p>
          </table:table-cell>
          <table:table-cell office:value-type="float" office:value="182.612">
            <text:p>182.6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4479">
            <text:p>3.84479</text:p>
          </table:table-cell>
          <table:table-cell office:value-type="float" office:value="62.2935">
            <text:p>62.2935</text:p>
          </table:table-cell>
          <table:table-cell office:value-type="float" office:value="182.706">
            <text:p>182.7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7469">
            <text:p>3.87469</text:p>
          </table:table-cell>
          <table:table-cell office:value-type="float" office:value="62.1951">
            <text:p>62.1951</text:p>
          </table:table-cell>
          <table:table-cell office:value-type="float" office:value="182.805">
            <text:p>182.8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0179">
            <text:p>3.90179</text:p>
          </table:table-cell>
          <table:table-cell office:value-type="float" office:value="62.105">
            <text:p>62.105</text:p>
          </table:table-cell>
          <table:table-cell office:value-type="float" office:value="182.895">
            <text:p>182.8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2438">
            <text:p>3.92438</text:p>
          </table:table-cell>
          <table:table-cell office:value-type="float" office:value="62.0293">
            <text:p>62.0293</text:p>
          </table:table-cell>
          <table:table-cell office:value-type="float" office:value="182.971">
            <text:p>182.9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5447">
            <text:p>3.95447</text:p>
          </table:table-cell>
          <table:table-cell office:value-type="float" office:value="61.9279">
            <text:p>61.9279</text:p>
          </table:table-cell>
          <table:table-cell office:value-type="float" office:value="183.072">
            <text:p>183.0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8383">
            <text:p>3.98383</text:p>
          </table:table-cell>
          <table:table-cell office:value-type="float" office:value="61.828">
            <text:p>61.828</text:p>
          </table:table-cell>
          <table:table-cell office:value-type="float" office:value="183.172">
            <text:p>183.1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1154">
            <text:p>4.01154</text:p>
          </table:table-cell>
          <table:table-cell office:value-type="float" office:value="61.7329">
            <text:p>61.7329</text:p>
          </table:table-cell>
          <table:table-cell office:value-type="float" office:value="183.267">
            <text:p>183.2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3217">
            <text:p>4.03217</text:p>
          </table:table-cell>
          <table:table-cell office:value-type="float" office:value="61.6617">
            <text:p>61.6617</text:p>
          </table:table-cell>
          <table:table-cell office:value-type="float" office:value="183.338">
            <text:p>183.3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5304">
            <text:p>4.05304</text:p>
          </table:table-cell>
          <table:table-cell office:value-type="float" office:value="61.5892">
            <text:p>61.5892</text:p>
          </table:table-cell>
          <table:table-cell office:value-type="float" office:value="183.411">
            <text:p>183.4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7294">
            <text:p>4.07294</text:p>
          </table:table-cell>
          <table:table-cell office:value-type="float" office:value="61.5197">
            <text:p>61.5197</text:p>
          </table:table-cell>
          <table:table-cell office:value-type="float" office:value="183.48">
            <text:p>183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0461">
            <text:p>4.10461</text:p>
          </table:table-cell>
          <table:table-cell office:value-type="float" office:value="61.4081">
            <text:p>61.4081</text:p>
          </table:table-cell>
          <table:table-cell office:value-type="float" office:value="183.592">
            <text:p>183.5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333">
            <text:p>4.1333</text:p>
          </table:table-cell>
          <table:table-cell office:value-type="float" office:value="61.3064">
            <text:p>61.3064</text:p>
          </table:table-cell>
          <table:table-cell office:value-type="float" office:value="183.694">
            <text:p>183.6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6248">
            <text:p>4.16248</text:p>
          </table:table-cell>
          <table:table-cell office:value-type="float" office:value="61.2023">
            <text:p>61.2023</text:p>
          </table:table-cell>
          <table:table-cell office:value-type="float" office:value="183.798">
            <text:p>183.7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9067">
            <text:p>4.19067</text:p>
          </table:table-cell>
          <table:table-cell office:value-type="float" office:value="61.1009">
            <text:p>61.1009</text:p>
          </table:table-cell>
          <table:table-cell office:value-type="float" office:value="183.899">
            <text:p>183.8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2028">
            <text:p>4.22028</text:p>
          </table:table-cell>
          <table:table-cell office:value-type="float" office:value="60.9934">
            <text:p>60.9934</text:p>
          </table:table-cell>
          <table:table-cell office:value-type="float" office:value="184.007">
            <text:p>184.0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4036">
            <text:p>4.24036</text:p>
          </table:table-cell>
          <table:table-cell office:value-type="float" office:value="60.9201">
            <text:p>60.9201</text:p>
          </table:table-cell>
          <table:table-cell office:value-type="float" office:value="184.08">
            <text:p>184.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6837">
            <text:p>4.26837</text:p>
          </table:table-cell>
          <table:table-cell office:value-type="float" office:value="60.8171">
            <text:p>60.8171</text:p>
          </table:table-cell>
          <table:table-cell office:value-type="float" office:value="184.183">
            <text:p>184.1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9993">
            <text:p>4.29993</text:p>
          </table:table-cell>
          <table:table-cell office:value-type="float" office:value="60.7005">
            <text:p>60.7005</text:p>
          </table:table-cell>
          <table:table-cell office:value-type="float" office:value="184.299">
            <text:p>184.2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222">
            <text:p>4.3222</text:p>
          </table:table-cell>
          <table:table-cell office:value-type="float" office:value="60.6177">
            <text:p>60.6177</text:p>
          </table:table-cell>
          <table:table-cell office:value-type="float" office:value="184.382">
            <text:p>184.3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4576">
            <text:p>4.34576</text:p>
          </table:table-cell>
          <table:table-cell office:value-type="float" office:value="60.5297">
            <text:p>60.5297</text:p>
          </table:table-cell>
          <table:table-cell office:value-type="float" office:value="184.47">
            <text:p>184.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7531">
            <text:p>4.37531</text:p>
          </table:table-cell>
          <table:table-cell office:value-type="float" office:value="60.4186">
            <text:p>60.4186</text:p>
          </table:table-cell>
          <table:table-cell office:value-type="float" office:value="184.581">
            <text:p>184.5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0533">
            <text:p>4.40533</text:p>
          </table:table-cell>
          <table:table-cell office:value-type="float" office:value="60.3051">
            <text:p>60.3051</text:p>
          </table:table-cell>
          <table:table-cell office:value-type="float" office:value="184.695">
            <text:p>184.6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3323">
            <text:p>4.43323</text:p>
          </table:table-cell>
          <table:table-cell office:value-type="float" office:value="60.1988">
            <text:p>60.1988</text:p>
          </table:table-cell>
          <table:table-cell office:value-type="float" office:value="184.801">
            <text:p>184.8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6344">
            <text:p>4.46344</text:p>
          </table:table-cell>
          <table:table-cell office:value-type="float" office:value="60.0832">
            <text:p>60.0832</text:p>
          </table:table-cell>
          <table:table-cell office:value-type="float" office:value="184.917">
            <text:p>184.9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9097">
            <text:p>4.49097</text:p>
          </table:table-cell>
          <table:table-cell office:value-type="float" office:value="59.977">
            <text:p>59.977</text:p>
          </table:table-cell>
          <table:table-cell office:value-type="float" office:value="185.023">
            <text:p>185.0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127">
            <text:p>4.5127</text:p>
          </table:table-cell>
          <table:table-cell office:value-type="float" office:value="59.8928">
            <text:p>59.8928</text:p>
          </table:table-cell>
          <table:table-cell office:value-type="float" office:value="185.107">
            <text:p>185.1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3802">
            <text:p>4.53802</text:p>
          </table:table-cell>
          <table:table-cell office:value-type="float" office:value="59.794">
            <text:p>59.794</text:p>
          </table:table-cell>
          <table:table-cell office:value-type="float" office:value="185.206">
            <text:p>185.2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5908">
            <text:p>4.55908</text:p>
          </table:table-cell>
          <table:table-cell office:value-type="float" office:value="59.7117">
            <text:p>59.7117</text:p>
          </table:table-cell>
          <table:table-cell office:value-type="float" office:value="185.288">
            <text:p>185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8636">
            <text:p>4.58636</text:p>
          </table:table-cell>
          <table:table-cell office:value-type="float" office:value="59.6045">
            <text:p>59.6045</text:p>
          </table:table-cell>
          <table:table-cell office:value-type="float" office:value="185.396">
            <text:p>185.3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0773">
            <text:p>4.60773</text:p>
          </table:table-cell>
          <table:table-cell office:value-type="float" office:value="59.5202">
            <text:p>59.5202</text:p>
          </table:table-cell>
          <table:table-cell office:value-type="float" office:value="185.48">
            <text:p>185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3562">
            <text:p>4.63562</text:p>
          </table:table-cell>
          <table:table-cell office:value-type="float" office:value="59.4096">
            <text:p>59.4096</text:p>
          </table:table-cell>
          <table:table-cell office:value-type="float" office:value="185.59">
            <text:p>185.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6522">
            <text:p>4.66522</text:p>
          </table:table-cell>
          <table:table-cell office:value-type="float" office:value="59.2916">
            <text:p>59.2916</text:p>
          </table:table-cell>
          <table:table-cell office:value-type="float" office:value="185.708">
            <text:p>185.7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9482">
            <text:p>4.69482</text:p>
          </table:table-cell>
          <table:table-cell office:value-type="float" office:value="59.1729">
            <text:p>59.1729</text:p>
          </table:table-cell>
          <table:table-cell office:value-type="float" office:value="185.827">
            <text:p>185.8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1588">
            <text:p>4.71588</text:p>
          </table:table-cell>
          <table:table-cell office:value-type="float" office:value="59.088">
            <text:p>59.088</text:p>
          </table:table-cell>
          <table:table-cell office:value-type="float" office:value="185.912">
            <text:p>185.9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3615">
            <text:p>4.73615</text:p>
          </table:table-cell>
          <table:table-cell office:value-type="float" office:value="59.0061">
            <text:p>59.0061</text:p>
          </table:table-cell>
          <table:table-cell office:value-type="float" office:value="185.994">
            <text:p>185.9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6691">
            <text:p>4.76691</text:p>
          </table:table-cell>
          <table:table-cell office:value-type="float" office:value="58.881">
            <text:p>58.881</text:p>
          </table:table-cell>
          <table:table-cell office:value-type="float" office:value="186.119">
            <text:p>186.1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9553">
            <text:p>4.79553</text:p>
          </table:table-cell>
          <table:table-cell office:value-type="float" office:value="58.7643">
            <text:p>58.7643</text:p>
          </table:table-cell>
          <table:table-cell office:value-type="float" office:value="186.236">
            <text:p>186.2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2379">
            <text:p>4.82379</text:p>
          </table:table-cell>
          <table:table-cell office:value-type="float" office:value="58.6485">
            <text:p>58.6485</text:p>
          </table:table-cell>
          <table:table-cell office:value-type="float" office:value="186.352">
            <text:p>186.3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4497">
            <text:p>4.84497</text:p>
          </table:table-cell>
          <table:table-cell office:value-type="float" office:value="58.5613">
            <text:p>58.5613</text:p>
          </table:table-cell>
          <table:table-cell office:value-type="float" office:value="186.439">
            <text:p>186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7372">
            <text:p>4.87372</text:p>
          </table:table-cell>
          <table:table-cell office:value-type="float" office:value="58.4423">
            <text:p>58.4423</text:p>
          </table:table-cell>
          <table:table-cell office:value-type="float" office:value="186.558">
            <text:p>186.5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0503">
            <text:p>4.90503</text:p>
          </table:table-cell>
          <table:table-cell office:value-type="float" office:value="58.3122">
            <text:p>58.3122</text:p>
          </table:table-cell>
          <table:table-cell office:value-type="float" office:value="186.688">
            <text:p>186.6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3451">
            <text:p>4.93451</text:p>
          </table:table-cell>
          <table:table-cell office:value-type="float" office:value="58.1892">
            <text:p>58.1892</text:p>
          </table:table-cell>
          <table:table-cell office:value-type="float" office:value="186.811">
            <text:p>186.8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5563">
            <text:p>4.95563</text:p>
          </table:table-cell>
          <table:table-cell office:value-type="float" office:value="58.1006">
            <text:p>58.1006</text:p>
          </table:table-cell>
          <table:table-cell office:value-type="float" office:value="186.899">
            <text:p>186.8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8413">
            <text:p>4.98413</text:p>
          </table:table-cell>
          <table:table-cell office:value-type="float" office:value="57.9808">
            <text:p>57.9808</text:p>
          </table:table-cell>
          <table:table-cell office:value-type="float" office:value="187.019">
            <text:p>187.0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1343">
            <text:p>5.01343</text:p>
          </table:table-cell>
          <table:table-cell office:value-type="float" office:value="57.8571">
            <text:p>57.8571</text:p>
          </table:table-cell>
          <table:table-cell office:value-type="float" office:value="187.143">
            <text:p>187.1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4218">
            <text:p>5.04218</text:p>
          </table:table-cell>
          <table:table-cell office:value-type="float" office:value="57.7351">
            <text:p>57.7351</text:p>
          </table:table-cell>
          <table:table-cell office:value-type="float" office:value="187.265">
            <text:p>187.2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6256">
            <text:p>5.06256</text:p>
          </table:table-cell>
          <table:table-cell office:value-type="float" office:value="57.6483">
            <text:p>57.6483</text:p>
          </table:table-cell>
          <table:table-cell office:value-type="float" office:value="187.352">
            <text:p>187.3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8472">
            <text:p>5.08472</text:p>
          </table:table-cell>
          <table:table-cell office:value-type="float" office:value="57.5536">
            <text:p>57.5536</text:p>
          </table:table-cell>
          <table:table-cell office:value-type="float" office:value="187.446">
            <text:p>187.4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0474">
            <text:p>5.10474</text:p>
          </table:table-cell>
          <table:table-cell office:value-type="float" office:value="57.4678">
            <text:p>57.4678</text:p>
          </table:table-cell>
          <table:table-cell office:value-type="float" office:value="187.532">
            <text:p>187.5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2659">
            <text:p>5.12659</text:p>
          </table:table-cell>
          <table:table-cell office:value-type="float" office:value="57.3739">
            <text:p>57.3739</text:p>
          </table:table-cell>
          <table:table-cell office:value-type="float" office:value="187.626">
            <text:p>187.6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5454">
            <text:p>5.15454</text:p>
          </table:table-cell>
          <table:table-cell office:value-type="float" office:value="57.2535">
            <text:p>57.2535</text:p>
          </table:table-cell>
          <table:table-cell office:value-type="float" office:value="187.747">
            <text:p>187.7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828">
            <text:p>5.1828</text:p>
          </table:table-cell>
          <table:table-cell office:value-type="float" office:value="57.1313">
            <text:p>57.1313</text:p>
          </table:table-cell>
          <table:table-cell office:value-type="float" office:value="187.869">
            <text:p>187.8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0453">
            <text:p>5.20453</text:p>
          </table:table-cell>
          <table:table-cell office:value-type="float" office:value="57.037">
            <text:p>57.037</text:p>
          </table:table-cell>
          <table:table-cell office:value-type="float" office:value="187.963">
            <text:p>187.9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3309">
            <text:p>5.23309</text:p>
          </table:table-cell>
          <table:table-cell office:value-type="float" office:value="56.9124">
            <text:p>56.9124</text:p>
          </table:table-cell>
          <table:table-cell office:value-type="float" office:value="188.088">
            <text:p>188.0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5397">
            <text:p>5.25397</text:p>
          </table:table-cell>
          <table:table-cell office:value-type="float" office:value="56.8211">
            <text:p>56.8211</text:p>
          </table:table-cell>
          <table:table-cell office:value-type="float" office:value="188.179">
            <text:p>188.1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8375">
            <text:p>5.28375</text:p>
          </table:table-cell>
          <table:table-cell office:value-type="float" office:value="56.6908">
            <text:p>56.6908</text:p>
          </table:table-cell>
          <table:table-cell office:value-type="float" office:value="188.309">
            <text:p>188.3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1335">
            <text:p>5.31335</text:p>
          </table:table-cell>
          <table:table-cell office:value-type="float" office:value="56.5606">
            <text:p>56.5606</text:p>
          </table:table-cell>
          <table:table-cell office:value-type="float" office:value="188.439">
            <text:p>188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418">
            <text:p>5.3418</text:p>
          </table:table-cell>
          <table:table-cell office:value-type="float" office:value="56.4349">
            <text:p>56.4349</text:p>
          </table:table-cell>
          <table:table-cell office:value-type="float" office:value="188.565">
            <text:p>188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6884">
            <text:p>5.36884</text:p>
          </table:table-cell>
          <table:table-cell office:value-type="float" office:value="56.3152">
            <text:p>56.3152</text:p>
          </table:table-cell>
          <table:table-cell office:value-type="float" office:value="188.685">
            <text:p>188.6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8928">
            <text:p>5.38928</text:p>
          </table:table-cell>
          <table:table-cell office:value-type="float" office:value="56.2246">
            <text:p>56.2246</text:p>
          </table:table-cell>
          <table:table-cell office:value-type="float" office:value="188.775">
            <text:p>188.7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0918">
            <text:p>5.40918</text:p>
          </table:table-cell>
          <table:table-cell office:value-type="float" office:value="56.136">
            <text:p>56.136</text:p>
          </table:table-cell>
          <table:table-cell office:value-type="float" office:value="188.864">
            <text:p>188.8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3774">
            <text:p>5.43774</text:p>
          </table:table-cell>
          <table:table-cell office:value-type="float" office:value="56.0086">
            <text:p>56.0086</text:p>
          </table:table-cell>
          <table:table-cell office:value-type="float" office:value="188.991">
            <text:p>188.9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66">
            <text:p>5.466</text:p>
          </table:table-cell>
          <table:table-cell office:value-type="float" office:value="55.8821">
            <text:p>55.8821</text:p>
          </table:table-cell>
          <table:table-cell office:value-type="float" office:value="189.118">
            <text:p>189.1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8645">
            <text:p>5.48645</text:p>
          </table:table-cell>
          <table:table-cell office:value-type="float" office:value="55.7901">
            <text:p>55.7901</text:p>
          </table:table-cell>
          <table:table-cell office:value-type="float" office:value="189.21">
            <text:p>189.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0916">
            <text:p>5.50916</text:p>
          </table:table-cell>
          <table:table-cell office:value-type="float" office:value="55.688">
            <text:p>55.688</text:p>
          </table:table-cell>
          <table:table-cell office:value-type="float" office:value="189.312">
            <text:p>189.3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3052">
            <text:p>5.53052</text:p>
          </table:table-cell>
          <table:table-cell office:value-type="float" office:value="55.5914">
            <text:p>55.5914</text:p>
          </table:table-cell>
          <table:table-cell office:value-type="float" office:value="189.409">
            <text:p>189.4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5927">
            <text:p>5.55927</text:p>
          </table:table-cell>
          <table:table-cell office:value-type="float" office:value="55.4614">
            <text:p>55.4614</text:p>
          </table:table-cell>
          <table:table-cell office:value-type="float" office:value="189.539">
            <text:p>189.5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8795">
            <text:p>5.58795</text:p>
          </table:table-cell>
          <table:table-cell office:value-type="float" office:value="55.3314">
            <text:p>55.3314</text:p>
          </table:table-cell>
          <table:table-cell office:value-type="float" office:value="189.669">
            <text:p>189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1682">
            <text:p>5.61682</text:p>
          </table:table-cell>
          <table:table-cell office:value-type="float" office:value="55.2001">
            <text:p>55.2001</text:p>
          </table:table-cell>
          <table:table-cell office:value-type="float" office:value="189.8">
            <text:p>189.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4447">
            <text:p>5.64447</text:p>
          </table:table-cell>
          <table:table-cell office:value-type="float" office:value="55.074">
            <text:p>55.074</text:p>
          </table:table-cell>
          <table:table-cell office:value-type="float" office:value="189.926">
            <text:p>189.9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6986">
            <text:p>5.66986</text:p>
          </table:table-cell>
          <table:table-cell office:value-type="float" office:value="54.9578">
            <text:p>54.9578</text:p>
          </table:table-cell>
          <table:table-cell office:value-type="float" office:value="190.042">
            <text:p>190.0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9214">
            <text:p>5.69214</text:p>
          </table:table-cell>
          <table:table-cell office:value-type="float" office:value="54.8557">
            <text:p>54.8557</text:p>
          </table:table-cell>
          <table:table-cell office:value-type="float" office:value="190.144">
            <text:p>190.1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1252">
            <text:p>5.71252</text:p>
          </table:table-cell>
          <table:table-cell office:value-type="float" office:value="54.762">
            <text:p>54.762</text:p>
          </table:table-cell>
          <table:table-cell office:value-type="float" office:value="190.238">
            <text:p>190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3285">
            <text:p>5.73285</text:p>
          </table:table-cell>
          <table:table-cell office:value-type="float" office:value="54.6684">
            <text:p>54.6684</text:p>
          </table:table-cell>
          <table:table-cell office:value-type="float" office:value="190.332">
            <text:p>190.3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5775">
            <text:p>5.75775</text:p>
          </table:table-cell>
          <table:table-cell office:value-type="float" office:value="54.5536">
            <text:p>54.5536</text:p>
          </table:table-cell>
          <table:table-cell office:value-type="float" office:value="190.446">
            <text:p>190.4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8699">
            <text:p>5.78699</text:p>
          </table:table-cell>
          <table:table-cell office:value-type="float" office:value="54.4184">
            <text:p>54.4184</text:p>
          </table:table-cell>
          <table:table-cell office:value-type="float" office:value="190.582">
            <text:p>190.5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0756">
            <text:p>5.80756</text:p>
          </table:table-cell>
          <table:table-cell office:value-type="float" office:value="54.3231">
            <text:p>54.3231</text:p>
          </table:table-cell>
          <table:table-cell office:value-type="float" office:value="190.677">
            <text:p>190.6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3618">
            <text:p>5.83618</text:p>
          </table:table-cell>
          <table:table-cell office:value-type="float" office:value="54.1904">
            <text:p>54.1904</text:p>
          </table:table-cell>
          <table:table-cell office:value-type="float" office:value="190.81">
            <text:p>190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6493">
            <text:p>5.86493</text:p>
          </table:table-cell>
          <table:table-cell office:value-type="float" office:value="54.0565">
            <text:p>54.0565</text:p>
          </table:table-cell>
          <table:table-cell office:value-type="float" office:value="190.944">
            <text:p>190.9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9282">
            <text:p>5.89282</text:p>
          </table:table-cell>
          <table:table-cell office:value-type="float" office:value="53.9264">
            <text:p>53.9264</text:p>
          </table:table-cell>
          <table:table-cell office:value-type="float" office:value="191.074">
            <text:p>191.0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2383">
            <text:p>5.92383</text:p>
          </table:table-cell>
          <table:table-cell office:value-type="float" office:value="53.7815">
            <text:p>53.7815</text:p>
          </table:table-cell>
          <table:table-cell office:value-type="float" office:value="191.219">
            <text:p>191.2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5209">
            <text:p>5.95209</text:p>
          </table:table-cell>
          <table:table-cell office:value-type="float" office:value="53.6489">
            <text:p>53.6489</text:p>
          </table:table-cell>
          <table:table-cell office:value-type="float" office:value="191.351">
            <text:p>191.3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823">
            <text:p>5.9823</text:p>
          </table:table-cell>
          <table:table-cell office:value-type="float" office:value="53.5072">
            <text:p>53.5072</text:p>
          </table:table-cell>
          <table:table-cell office:value-type="float" office:value="191.493">
            <text:p>191.4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0482">
            <text:p>6.00482</text:p>
          </table:table-cell>
          <table:table-cell office:value-type="float" office:value="53.4009">
            <text:p>53.4009</text:p>
          </table:table-cell>
          <table:table-cell office:value-type="float" office:value="191.599">
            <text:p>191.5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3284">
            <text:p>6.03284</text:p>
          </table:table-cell>
          <table:table-cell office:value-type="float" office:value="53.2688">
            <text:p>53.2688</text:p>
          </table:table-cell>
          <table:table-cell office:value-type="float" office:value="191.731">
            <text:p>191.7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6256">
            <text:p>6.06256</text:p>
          </table:table-cell>
          <table:table-cell office:value-type="float" office:value="53.1285">
            <text:p>53.1285</text:p>
          </table:table-cell>
          <table:table-cell office:value-type="float" office:value="191.871">
            <text:p>191.8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8252">
            <text:p>6.08252</text:p>
          </table:table-cell>
          <table:table-cell office:value-type="float" office:value="53.0341">
            <text:p>53.0341</text:p>
          </table:table-cell>
          <table:table-cell office:value-type="float" office:value="191.966">
            <text:p>191.9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0413">
            <text:p>6.10413</text:p>
          </table:table-cell>
          <table:table-cell office:value-type="float" office:value="52.9314">
            <text:p>52.9314</text:p>
          </table:table-cell>
          <table:table-cell office:value-type="float" office:value="192.069">
            <text:p>192.0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2421">
            <text:p>6.12421</text:p>
          </table:table-cell>
          <table:table-cell office:value-type="float" office:value="52.836">
            <text:p>52.836</text:p>
          </table:table-cell>
          <table:table-cell office:value-type="float" office:value="192.164">
            <text:p>192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5302">
            <text:p>6.15302</text:p>
          </table:table-cell>
          <table:table-cell office:value-type="float" office:value="52.6991">
            <text:p>52.6991</text:p>
          </table:table-cell>
          <table:table-cell office:value-type="float" office:value="192.301">
            <text:p>192.3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817">
            <text:p>6.1817</text:p>
          </table:table-cell>
          <table:table-cell office:value-type="float" office:value="52.5623">
            <text:p>52.5623</text:p>
          </table:table-cell>
          <table:table-cell office:value-type="float" office:value="192.438">
            <text:p>192.4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1014">
            <text:p>6.21014</text:p>
          </table:table-cell>
          <table:table-cell office:value-type="float" office:value="52.4264">
            <text:p>52.4264</text:p>
          </table:table-cell>
          <table:table-cell office:value-type="float" office:value="192.574">
            <text:p>192.5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3016">
            <text:p>6.23016</text:p>
          </table:table-cell>
          <table:table-cell office:value-type="float" office:value="52.331">
            <text:p>52.331</text:p>
          </table:table-cell>
          <table:table-cell office:value-type="float" office:value="192.669">
            <text:p>192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5812">
            <text:p>6.25812</text:p>
          </table:table-cell>
          <table:table-cell office:value-type="float" office:value="52.1971">
            <text:p>52.1971</text:p>
          </table:table-cell>
          <table:table-cell office:value-type="float" office:value="192.803">
            <text:p>192.8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8619">
            <text:p>6.28619</text:p>
          </table:table-cell>
          <table:table-cell office:value-type="float" office:value="52.0622">
            <text:p>52.0622</text:p>
          </table:table-cell>
          <table:table-cell office:value-type="float" office:value="192.938">
            <text:p>192.9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0719">
            <text:p>6.30719</text:p>
          </table:table-cell>
          <table:table-cell office:value-type="float" office:value="51.9612">
            <text:p>51.9612</text:p>
          </table:table-cell>
          <table:table-cell office:value-type="float" office:value="193.039">
            <text:p>193.0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2947">
            <text:p>6.32947</text:p>
          </table:table-cell>
          <table:table-cell office:value-type="float" office:value="51.854">
            <text:p>51.854</text:p>
          </table:table-cell>
          <table:table-cell office:value-type="float" office:value="193.146">
            <text:p>193.1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5144">
            <text:p>6.35144</text:p>
          </table:table-cell>
          <table:table-cell office:value-type="float" office:value="51.7481">
            <text:p>51.7481</text:p>
          </table:table-cell>
          <table:table-cell office:value-type="float" office:value="193.252">
            <text:p>193.2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8043">
            <text:p>6.38043</text:p>
          </table:table-cell>
          <table:table-cell office:value-type="float" office:value="51.608">
            <text:p>51.608</text:p>
          </table:table-cell>
          <table:table-cell office:value-type="float" office:value="193.392">
            <text:p>193.3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0192">
            <text:p>6.40192</text:p>
          </table:table-cell>
          <table:table-cell office:value-type="float" office:value="51.5043">
            <text:p>51.5043</text:p>
          </table:table-cell>
          <table:table-cell office:value-type="float" office:value="193.496">
            <text:p>193.4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2352">
            <text:p>6.42352</text:p>
          </table:table-cell>
          <table:table-cell office:value-type="float" office:value="51.3995">
            <text:p>51.3995</text:p>
          </table:table-cell>
          <table:table-cell office:value-type="float" office:value="193.6">
            <text:p>193.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4366">
            <text:p>6.44366</text:p>
          </table:table-cell>
          <table:table-cell office:value-type="float" office:value="51.3019">
            <text:p>51.3019</text:p>
          </table:table-cell>
          <table:table-cell office:value-type="float" office:value="193.698">
            <text:p>193.6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6417">
            <text:p>6.46417</text:p>
          </table:table-cell>
          <table:table-cell office:value-type="float" office:value="51.2026">
            <text:p>51.2026</text:p>
          </table:table-cell>
          <table:table-cell office:value-type="float" office:value="193.797">
            <text:p>193.7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8553">
            <text:p>6.48553</text:p>
          </table:table-cell>
          <table:table-cell office:value-type="float" office:value="51.0987">
            <text:p>51.0987</text:p>
          </table:table-cell>
          <table:table-cell office:value-type="float" office:value="193.901">
            <text:p>193.9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1764">
            <text:p>6.51764</text:p>
          </table:table-cell>
          <table:table-cell office:value-type="float" office:value="50.9426">
            <text:p>50.9426</text:p>
          </table:table-cell>
          <table:table-cell office:value-type="float" office:value="194.057">
            <text:p>194.0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4242">
            <text:p>6.54242</text:p>
          </table:table-cell>
          <table:table-cell office:value-type="float" office:value="50.8217">
            <text:p>50.8217</text:p>
          </table:table-cell>
          <table:table-cell office:value-type="float" office:value="194.178">
            <text:p>194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658">
            <text:p>6.5658</text:p>
          </table:table-cell>
          <table:table-cell office:value-type="float" office:value="50.7076">
            <text:p>50.7076</text:p>
          </table:table-cell>
          <table:table-cell office:value-type="float" office:value="194.292">
            <text:p>194.2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9497">
            <text:p>6.59497</text:p>
          </table:table-cell>
          <table:table-cell office:value-type="float" office:value="50.5653">
            <text:p>50.5653</text:p>
          </table:table-cell>
          <table:table-cell office:value-type="float" office:value="194.435">
            <text:p>194.4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2311">
            <text:p>6.62311</text:p>
          </table:table-cell>
          <table:table-cell office:value-type="float" office:value="50.4279">
            <text:p>50.4279</text:p>
          </table:table-cell>
          <table:table-cell office:value-type="float" office:value="194.572">
            <text:p>194.5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4313">
            <text:p>6.64313</text:p>
          </table:table-cell>
          <table:table-cell office:value-type="float" office:value="50.3296">
            <text:p>50.3296</text:p>
          </table:table-cell>
          <table:table-cell office:value-type="float" office:value="194.67">
            <text:p>194.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6467">
            <text:p>6.66467</text:p>
          </table:table-cell>
          <table:table-cell office:value-type="float" office:value="50.2242">
            <text:p>50.2242</text:p>
          </table:table-cell>
          <table:table-cell office:value-type="float" office:value="194.776">
            <text:p>194.7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9275">
            <text:p>6.69275</text:p>
          </table:table-cell>
          <table:table-cell office:value-type="float" office:value="50.0864">
            <text:p>50.0864</text:p>
          </table:table-cell>
          <table:table-cell office:value-type="float" office:value="194.914">
            <text:p>194.9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2247">
            <text:p>6.72247</text:p>
          </table:table-cell>
          <table:table-cell office:value-type="float" office:value="49.9406">
            <text:p>49.9406</text:p>
          </table:table-cell>
          <table:table-cell office:value-type="float" office:value="195.059">
            <text:p>195.0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5018">
            <text:p>6.75018</text:p>
          </table:table-cell>
          <table:table-cell office:value-type="float" office:value="49.8043">
            <text:p>49.8043</text:p>
          </table:table-cell>
          <table:table-cell office:value-type="float" office:value="195.196">
            <text:p>195.1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818">
            <text:p>6.7818</text:p>
          </table:table-cell>
          <table:table-cell office:value-type="float" office:value="49.6484">
            <text:p>49.6484</text:p>
          </table:table-cell>
          <table:table-cell office:value-type="float" office:value="195.352">
            <text:p>195.3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028">
            <text:p>6.8028</text:p>
          </table:table-cell>
          <table:table-cell office:value-type="float" office:value="49.545">
            <text:p>49.545</text:p>
          </table:table-cell>
          <table:table-cell office:value-type="float" office:value="195.455">
            <text:p>195.4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3374">
            <text:p>6.83374</text:p>
          </table:table-cell>
          <table:table-cell office:value-type="float" office:value="49.3923">
            <text:p>49.3923</text:p>
          </table:table-cell>
          <table:table-cell office:value-type="float" office:value="195.608">
            <text:p>195.6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6255">
            <text:p>6.86255</text:p>
          </table:table-cell>
          <table:table-cell office:value-type="float" office:value="49.2498">
            <text:p>49.2498</text:p>
          </table:table-cell>
          <table:table-cell office:value-type="float" office:value="195.75">
            <text:p>195.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8324">
            <text:p>6.88324</text:p>
          </table:table-cell>
          <table:table-cell office:value-type="float" office:value="49.1476">
            <text:p>49.1476</text:p>
          </table:table-cell>
          <table:table-cell office:value-type="float" office:value="195.852">
            <text:p>195.8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0369">
            <text:p>6.90369</text:p>
          </table:table-cell>
          <table:table-cell office:value-type="float" office:value="49.0464">
            <text:p>49.0464</text:p>
          </table:table-cell>
          <table:table-cell office:value-type="float" office:value="195.954">
            <text:p>195.9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3182">
            <text:p>6.93182</text:p>
          </table:table-cell>
          <table:table-cell office:value-type="float" office:value="48.9068">
            <text:p>48.9068</text:p>
          </table:table-cell>
          <table:table-cell office:value-type="float" office:value="196.093">
            <text:p>196.0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5227">
            <text:p>6.95227</text:p>
          </table:table-cell>
          <table:table-cell office:value-type="float" office:value="48.8055">
            <text:p>48.8055</text:p>
          </table:table-cell>
          <table:table-cell office:value-type="float" office:value="196.195">
            <text:p>196.1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7351">
            <text:p>6.97351</text:p>
          </table:table-cell>
          <table:table-cell office:value-type="float" office:value="48.6999">
            <text:p>48.6999</text:p>
          </table:table-cell>
          <table:table-cell office:value-type="float" office:value="196.3">
            <text:p>196.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0598">
            <text:p>7.00598</text:p>
          </table:table-cell>
          <table:table-cell office:value-type="float" office:value="48.5385">
            <text:p>48.5385</text:p>
          </table:table-cell>
          <table:table-cell office:value-type="float" office:value="196.461">
            <text:p>196.4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2808">
            <text:p>7.02808</text:p>
          </table:table-cell>
          <table:table-cell office:value-type="float" office:value="48.4288">
            <text:p>48.4288</text:p>
          </table:table-cell>
          <table:table-cell office:value-type="float" office:value="196.571">
            <text:p>196.5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4816">
            <text:p>7.04816</text:p>
          </table:table-cell>
          <table:table-cell office:value-type="float" office:value="48.3288">
            <text:p>48.3288</text:p>
          </table:table-cell>
          <table:table-cell office:value-type="float" office:value="196.671">
            <text:p>196.6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7941">
            <text:p>7.07941</text:p>
          </table:table-cell>
          <table:table-cell office:value-type="float" office:value="48.1729">
            <text:p>48.1729</text:p>
          </table:table-cell>
          <table:table-cell office:value-type="float" office:value="196.827">
            <text:p>196.8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0004">
            <text:p>7.10004</text:p>
          </table:table-cell>
          <table:table-cell office:value-type="float" office:value="48.0701">
            <text:p>48.0701</text:p>
          </table:table-cell>
          <table:table-cell office:value-type="float" office:value="196.93">
            <text:p>196.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2964">
            <text:p>7.12964</text:p>
          </table:table-cell>
          <table:table-cell office:value-type="float" office:value="47.9223">
            <text:p>47.9223</text:p>
          </table:table-cell>
          <table:table-cell office:value-type="float" office:value="197.078">
            <text:p>197.0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5381">
            <text:p>7.15381</text:p>
          </table:table-cell>
          <table:table-cell office:value-type="float" office:value="47.8017">
            <text:p>47.8017</text:p>
          </table:table-cell>
          <table:table-cell office:value-type="float" office:value="197.198">
            <text:p>197.1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828">
            <text:p>7.1828</text:p>
          </table:table-cell>
          <table:table-cell office:value-type="float" office:value="47.6567">
            <text:p>47.6567</text:p>
          </table:table-cell>
          <table:table-cell office:value-type="float" office:value="197.343">
            <text:p>197.3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0428">
            <text:p>7.20428</text:p>
          </table:table-cell>
          <table:table-cell office:value-type="float" office:value="47.5493">
            <text:p>47.5493</text:p>
          </table:table-cell>
          <table:table-cell office:value-type="float" office:value="197.451">
            <text:p>197.4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334">
            <text:p>7.2334</text:p>
          </table:table-cell>
          <table:table-cell office:value-type="float" office:value="47.4035">
            <text:p>47.4035</text:p>
          </table:table-cell>
          <table:table-cell office:value-type="float" office:value="197.596">
            <text:p>197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6373">
            <text:p>7.26373</text:p>
          </table:table-cell>
          <table:table-cell office:value-type="float" office:value="47.2514">
            <text:p>47.2514</text:p>
          </table:table-cell>
          <table:table-cell office:value-type="float" office:value="197.749">
            <text:p>197.7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8503">
            <text:p>7.28503</text:p>
          </table:table-cell>
          <table:table-cell office:value-type="float" office:value="47.1446">
            <text:p>47.1446</text:p>
          </table:table-cell>
          <table:table-cell office:value-type="float" office:value="197.855">
            <text:p>197.8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1299">
            <text:p>7.31299</text:p>
          </table:table-cell>
          <table:table-cell office:value-type="float" office:value="47.0044">
            <text:p>47.0044</text:p>
          </table:table-cell>
          <table:table-cell office:value-type="float" office:value="197.996">
            <text:p>197.9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3386">
            <text:p>7.33386</text:p>
          </table:table-cell>
          <table:table-cell office:value-type="float" office:value="46.8996">
            <text:p>46.8996</text:p>
          </table:table-cell>
          <table:table-cell office:value-type="float" office:value="198.1">
            <text:p>198.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6536">
            <text:p>7.36536</text:p>
          </table:table-cell>
          <table:table-cell office:value-type="float" office:value="46.7414">
            <text:p>46.7414</text:p>
          </table:table-cell>
          <table:table-cell office:value-type="float" office:value="198.259">
            <text:p>198.2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8617">
            <text:p>7.38617</text:p>
          </table:table-cell>
          <table:table-cell office:value-type="float" office:value="46.6367">
            <text:p>46.6367</text:p>
          </table:table-cell>
          <table:table-cell office:value-type="float" office:value="198.363">
            <text:p>198.3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0674">
            <text:p>7.40674</text:p>
          </table:table-cell>
          <table:table-cell office:value-type="float" office:value="46.533">
            <text:p>46.533</text:p>
          </table:table-cell>
          <table:table-cell office:value-type="float" office:value="198.467">
            <text:p>198.4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3591">
            <text:p>7.43591</text:p>
          </table:table-cell>
          <table:table-cell office:value-type="float" office:value="46.3862">
            <text:p>46.3862</text:p>
          </table:table-cell>
          <table:table-cell office:value-type="float" office:value="198.614">
            <text:p>198.6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563">
            <text:p>7.4563</text:p>
          </table:table-cell>
          <table:table-cell office:value-type="float" office:value="46.2836">
            <text:p>46.2836</text:p>
          </table:table-cell>
          <table:table-cell office:value-type="float" office:value="198.716">
            <text:p>198.7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7656">
            <text:p>7.47656</text:p>
          </table:table-cell>
          <table:table-cell office:value-type="float" office:value="46.1814">
            <text:p>46.1814</text:p>
          </table:table-cell>
          <table:table-cell office:value-type="float" office:value="198.819">
            <text:p>198.8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9677">
            <text:p>7.49677</text:p>
          </table:table-cell>
          <table:table-cell office:value-type="float" office:value="46.0797">
            <text:p>46.0797</text:p>
          </table:table-cell>
          <table:table-cell office:value-type="float" office:value="198.92">
            <text:p>198.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1825">
            <text:p>7.51825</text:p>
          </table:table-cell>
          <table:table-cell office:value-type="float" office:value="45.9713">
            <text:p>45.9713</text:p>
          </table:table-cell>
          <table:table-cell office:value-type="float" office:value="199.029">
            <text:p>199.0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4047">
            <text:p>7.54047</text:p>
          </table:table-cell>
          <table:table-cell office:value-type="float" office:value="45.8594">
            <text:p>45.8594</text:p>
          </table:table-cell>
          <table:table-cell office:value-type="float" office:value="199.141">
            <text:p>199.1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6262">
            <text:p>7.56262</text:p>
          </table:table-cell>
          <table:table-cell office:value-type="float" office:value="45.7472">
            <text:p>45.7472</text:p>
          </table:table-cell>
          <table:table-cell office:value-type="float" office:value="199.253">
            <text:p>199.2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9082">
            <text:p>7.59082</text:p>
          </table:table-cell>
          <table:table-cell office:value-type="float" office:value="45.6049">
            <text:p>45.6049</text:p>
          </table:table-cell>
          <table:table-cell office:value-type="float" office:value="199.395">
            <text:p>199.3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1981">
            <text:p>7.61981</text:p>
          </table:table-cell>
          <table:table-cell office:value-type="float" office:value="45.4584">
            <text:p>45.4584</text:p>
          </table:table-cell>
          <table:table-cell office:value-type="float" office:value="199.542">
            <text:p>199.5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4856">
            <text:p>7.64856</text:p>
          </table:table-cell>
          <table:table-cell office:value-type="float" office:value="45.3127">
            <text:p>45.3127</text:p>
          </table:table-cell>
          <table:table-cell office:value-type="float" office:value="199.687">
            <text:p>199.6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7773">
            <text:p>7.67773</text:p>
          </table:table-cell>
          <table:table-cell office:value-type="float" office:value="45.1653">
            <text:p>45.1653</text:p>
          </table:table-cell>
          <table:table-cell office:value-type="float" office:value="199.835">
            <text:p>199.8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0563">
            <text:p>7.70563</text:p>
          </table:table-cell>
          <table:table-cell office:value-type="float" office:value="45.0239">
            <text:p>45.0239</text:p>
          </table:table-cell>
          <table:table-cell office:value-type="float" office:value="199.976">
            <text:p>199.9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2614">
            <text:p>7.72614</text:p>
          </table:table-cell>
          <table:table-cell office:value-type="float" office:value="44.9201">
            <text:p>44.9201</text:p>
          </table:table-cell>
          <table:table-cell office:value-type="float" office:value="200.08">
            <text:p>200.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5323">
            <text:p>7.75323</text:p>
          </table:table-cell>
          <table:table-cell office:value-type="float" office:value="44.7824">
            <text:p>44.7824</text:p>
          </table:table-cell>
          <table:table-cell office:value-type="float" office:value="200.218">
            <text:p>200.2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7661">
            <text:p>7.77661</text:p>
          </table:table-cell>
          <table:table-cell office:value-type="float" office:value="44.6638">
            <text:p>44.6638</text:p>
          </table:table-cell>
          <table:table-cell office:value-type="float" office:value="200.336">
            <text:p>200.3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9767">
            <text:p>7.79767</text:p>
          </table:table-cell>
          <table:table-cell office:value-type="float" office:value="44.5571">
            <text:p>44.5571</text:p>
          </table:table-cell>
          <table:table-cell office:value-type="float" office:value="200.443">
            <text:p>200.4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2007">
            <text:p>7.82007</text:p>
          </table:table-cell>
          <table:table-cell office:value-type="float" office:value="44.4431">
            <text:p>44.4431</text:p>
          </table:table-cell>
          <table:table-cell office:value-type="float" office:value="200.557">
            <text:p>200.5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4009">
            <text:p>7.84009</text:p>
          </table:table-cell>
          <table:table-cell office:value-type="float" office:value="44.3417">
            <text:p>44.3417</text:p>
          </table:table-cell>
          <table:table-cell office:value-type="float" office:value="200.658">
            <text:p>200.6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606">
            <text:p>7.8606</text:p>
          </table:table-cell>
          <table:table-cell office:value-type="float" office:value="44.2375">
            <text:p>44.2375</text:p>
          </table:table-cell>
          <table:table-cell office:value-type="float" office:value="200.762">
            <text:p>200.7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8318">
            <text:p>7.88318</text:p>
          </table:table-cell>
          <table:table-cell office:value-type="float" office:value="44.1228">
            <text:p>44.1228</text:p>
          </table:table-cell>
          <table:table-cell office:value-type="float" office:value="200.877">
            <text:p>200.8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1205">
            <text:p>7.91205</text:p>
          </table:table-cell>
          <table:table-cell office:value-type="float" office:value="43.9762">
            <text:p>43.9762</text:p>
          </table:table-cell>
          <table:table-cell office:value-type="float" office:value="201.024">
            <text:p>201.0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3622">
            <text:p>7.93622</text:p>
          </table:table-cell>
          <table:table-cell office:value-type="float" office:value="43.853">
            <text:p>43.853</text:p>
          </table:table-cell>
          <table:table-cell office:value-type="float" office:value="201.147">
            <text:p>201.1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5691">
            <text:p>7.95691</text:p>
          </table:table-cell>
          <table:table-cell office:value-type="float" office:value="43.7479">
            <text:p>43.7479</text:p>
          </table:table-cell>
          <table:table-cell office:value-type="float" office:value="201.252">
            <text:p>201.2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7675">
            <text:p>7.97675</text:p>
          </table:table-cell>
          <table:table-cell office:value-type="float" office:value="43.6469">
            <text:p>43.6469</text:p>
          </table:table-cell>
          <table:table-cell office:value-type="float" office:value="201.353">
            <text:p>201.3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9811">
            <text:p>7.99811</text:p>
          </table:table-cell>
          <table:table-cell office:value-type="float" office:value="43.5381">
            <text:p>43.5381</text:p>
          </table:table-cell>
          <table:table-cell office:value-type="float" office:value="201.462">
            <text:p>201.4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1831">
            <text:p>8.01831</text:p>
          </table:table-cell>
          <table:table-cell office:value-type="float" office:value="43.4352">
            <text:p>43.4352</text:p>
          </table:table-cell>
          <table:table-cell office:value-type="float" office:value="201.565">
            <text:p>201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3864">
            <text:p>8.03864</text:p>
          </table:table-cell>
          <table:table-cell office:value-type="float" office:value="43.3316">
            <text:p>43.3316</text:p>
          </table:table-cell>
          <table:table-cell office:value-type="float" office:value="201.668">
            <text:p>201.6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6006">
            <text:p>8.06006</text:p>
          </table:table-cell>
          <table:table-cell office:value-type="float" office:value="43.2225">
            <text:p>43.2225</text:p>
          </table:table-cell>
          <table:table-cell office:value-type="float" office:value="201.778">
            <text:p>201.7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8234">
            <text:p>8.08234</text:p>
          </table:table-cell>
          <table:table-cell office:value-type="float" office:value="43.1091">
            <text:p>43.1091</text:p>
          </table:table-cell>
          <table:table-cell office:value-type="float" office:value="201.891">
            <text:p>201.8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0284">
            <text:p>8.10284</text:p>
          </table:table-cell>
          <table:table-cell office:value-type="float" office:value="43.0047">
            <text:p>43.0047</text:p>
          </table:table-cell>
          <table:table-cell office:value-type="float" office:value="201.995">
            <text:p>201.9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2524">
            <text:p>8.12524</text:p>
          </table:table-cell>
          <table:table-cell office:value-type="float" office:value="42.8903">
            <text:p>42.8903</text:p>
          </table:table-cell>
          <table:table-cell office:value-type="float" office:value="202.11">
            <text:p>202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4575">
            <text:p>8.14575</text:p>
          </table:table-cell>
          <table:table-cell office:value-type="float" office:value="42.7859">
            <text:p>42.7859</text:p>
          </table:table-cell>
          <table:table-cell office:value-type="float" office:value="202.214">
            <text:p>202.2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7279">
            <text:p>8.17279</text:p>
          </table:table-cell>
          <table:table-cell office:value-type="float" office:value="42.6476">
            <text:p>42.6476</text:p>
          </table:table-cell>
          <table:table-cell office:value-type="float" office:value="202.352">
            <text:p>202.3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0569">
            <text:p>8.20569</text:p>
          </table:table-cell>
          <table:table-cell office:value-type="float" office:value="42.4796">
            <text:p>42.4796</text:p>
          </table:table-cell>
          <table:table-cell office:value-type="float" office:value="202.52">
            <text:p>202.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2644">
            <text:p>8.22644</text:p>
          </table:table-cell>
          <table:table-cell office:value-type="float" office:value="42.3738">
            <text:p>42.3738</text:p>
          </table:table-cell>
          <table:table-cell office:value-type="float" office:value="202.626">
            <text:p>202.6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6453">
            <text:p>8.26453</text:p>
          </table:table-cell>
          <table:table-cell office:value-type="float" office:value="42.1784">
            <text:p>42.1784</text:p>
          </table:table-cell>
          <table:table-cell office:value-type="float" office:value="202.822">
            <text:p>202.8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8528">
            <text:p>8.28528</text:p>
          </table:table-cell>
          <table:table-cell office:value-type="float" office:value="42.0723">
            <text:p>42.0723</text:p>
          </table:table-cell>
          <table:table-cell office:value-type="float" office:value="202.928">
            <text:p>202.9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0853">
            <text:p>8.30853</text:p>
          </table:table-cell>
          <table:table-cell office:value-type="float" office:value="41.9536">
            <text:p>41.9536</text:p>
          </table:table-cell>
          <table:table-cell office:value-type="float" office:value="203.046">
            <text:p>203.0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291">
            <text:p>8.3291</text:p>
          </table:table-cell>
          <table:table-cell office:value-type="float" office:value="41.8485">
            <text:p>41.8485</text:p>
          </table:table-cell>
          <table:table-cell office:value-type="float" office:value="203.151">
            <text:p>203.1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5809">
            <text:p>8.35809</text:p>
          </table:table-cell>
          <table:table-cell office:value-type="float" office:value="41.7004">
            <text:p>41.7004</text:p>
          </table:table-cell>
          <table:table-cell office:value-type="float" office:value="203.3">
            <text:p>203.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8055">
            <text:p>8.38055</text:p>
          </table:table-cell>
          <table:table-cell office:value-type="float" office:value="41.5857">
            <text:p>41.5857</text:p>
          </table:table-cell>
          <table:table-cell office:value-type="float" office:value="203.414">
            <text:p>203.4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0051">
            <text:p>8.40051</text:p>
          </table:table-cell>
          <table:table-cell office:value-type="float" office:value="41.4837">
            <text:p>41.4837</text:p>
          </table:table-cell>
          <table:table-cell office:value-type="float" office:value="203.516">
            <text:p>203.5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2346">
            <text:p>8.42346</text:p>
          </table:table-cell>
          <table:table-cell office:value-type="float" office:value="41.3665">
            <text:p>41.3665</text:p>
          </table:table-cell>
          <table:table-cell office:value-type="float" office:value="203.633">
            <text:p>203.6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4373">
            <text:p>8.44373</text:p>
          </table:table-cell>
          <table:table-cell office:value-type="float" office:value="41.2628">
            <text:p>41.2628</text:p>
          </table:table-cell>
          <table:table-cell office:value-type="float" office:value="203.737">
            <text:p>203.7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6442">
            <text:p>8.46442</text:p>
          </table:table-cell>
          <table:table-cell office:value-type="float" office:value="41.1569">
            <text:p>41.1569</text:p>
          </table:table-cell>
          <table:table-cell office:value-type="float" office:value="203.843">
            <text:p>203.8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8486">
            <text:p>8.48486</text:p>
          </table:table-cell>
          <table:table-cell office:value-type="float" office:value="41.0524">
            <text:p>41.0524</text:p>
          </table:table-cell>
          <table:table-cell office:value-type="float" office:value="203.948">
            <text:p>203.9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1392">
            <text:p>8.51392</text:p>
          </table:table-cell>
          <table:table-cell office:value-type="float" office:value="40.9039">
            <text:p>40.9039</text:p>
          </table:table-cell>
          <table:table-cell office:value-type="float" office:value="204.096">
            <text:p>204.0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3522">
            <text:p>8.53522</text:p>
          </table:table-cell>
          <table:table-cell office:value-type="float" office:value="40.7949">
            <text:p>40.7949</text:p>
          </table:table-cell>
          <table:table-cell office:value-type="float" office:value="204.205">
            <text:p>204.2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5945">
            <text:p>8.55945</text:p>
          </table:table-cell>
          <table:table-cell office:value-type="float" office:value="40.671">
            <text:p>40.671</text:p>
          </table:table-cell>
          <table:table-cell office:value-type="float" office:value="204.329">
            <text:p>204.3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8203">
            <text:p>8.58203</text:p>
          </table:table-cell>
          <table:table-cell office:value-type="float" office:value="40.5552">
            <text:p>40.5552</text:p>
          </table:table-cell>
          <table:table-cell office:value-type="float" office:value="204.445">
            <text:p>204.4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0632">
            <text:p>8.60632</text:p>
          </table:table-cell>
          <table:table-cell office:value-type="float" office:value="40.4309">
            <text:p>40.4309</text:p>
          </table:table-cell>
          <table:table-cell office:value-type="float" office:value="204.569">
            <text:p>204.5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3409">
            <text:p>8.63409</text:p>
          </table:table-cell>
          <table:table-cell office:value-type="float" office:value="40.2887">
            <text:p>40.2887</text:p>
          </table:table-cell>
          <table:table-cell office:value-type="float" office:value="204.711">
            <text:p>204.7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6315">
            <text:p>8.66315</text:p>
          </table:table-cell>
          <table:table-cell office:value-type="float" office:value="40.1399">
            <text:p>40.1399</text:p>
          </table:table-cell>
          <table:table-cell office:value-type="float" office:value="204.86">
            <text:p>204.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9232">
            <text:p>8.69232</text:p>
          </table:table-cell>
          <table:table-cell office:value-type="float" office:value="39.9906">
            <text:p>39.9906</text:p>
          </table:table-cell>
          <table:table-cell office:value-type="float" office:value="205.009">
            <text:p>205.0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2131">
            <text:p>8.72131</text:p>
          </table:table-cell>
          <table:table-cell office:value-type="float" office:value="39.8421">
            <text:p>39.8421</text:p>
          </table:table-cell>
          <table:table-cell office:value-type="float" office:value="205.158">
            <text:p>205.1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42">
            <text:p>8.742</text:p>
          </table:table-cell>
          <table:table-cell office:value-type="float" office:value="39.7361">
            <text:p>39.7361</text:p>
          </table:table-cell>
          <table:table-cell office:value-type="float" office:value="205.264">
            <text:p>205.2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6953">
            <text:p>8.76953</text:p>
          </table:table-cell>
          <table:table-cell office:value-type="float" office:value="39.5949">
            <text:p>39.5949</text:p>
          </table:table-cell>
          <table:table-cell office:value-type="float" office:value="205.405">
            <text:p>205.4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9767">
            <text:p>8.79767</text:p>
          </table:table-cell>
          <table:table-cell office:value-type="float" office:value="39.451">
            <text:p>39.451</text:p>
          </table:table-cell>
          <table:table-cell office:value-type="float" office:value="205.549">
            <text:p>205.5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1891">
            <text:p>8.81891</text:p>
          </table:table-cell>
          <table:table-cell office:value-type="float" office:value="39.3419">
            <text:p>39.3419</text:p>
          </table:table-cell>
          <table:table-cell office:value-type="float" office:value="205.658">
            <text:p>205.6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3978">
            <text:p>8.83978</text:p>
          </table:table-cell>
          <table:table-cell office:value-type="float" office:value="39.235">
            <text:p>39.235</text:p>
          </table:table-cell>
          <table:table-cell office:value-type="float" office:value="205.765">
            <text:p>205.7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6334">
            <text:p>8.86334</text:p>
          </table:table-cell>
          <table:table-cell office:value-type="float" office:value="39.1141">
            <text:p>39.1141</text:p>
          </table:table-cell>
          <table:table-cell office:value-type="float" office:value="205.886">
            <text:p>205.8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9496">
            <text:p>8.89496</text:p>
          </table:table-cell>
          <table:table-cell office:value-type="float" office:value="38.9521">
            <text:p>38.9521</text:p>
          </table:table-cell>
          <table:table-cell office:value-type="float" office:value="206.048">
            <text:p>206.0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1754">
            <text:p>8.91754</text:p>
          </table:table-cell>
          <table:table-cell office:value-type="float" office:value="38.8361">
            <text:p>38.8361</text:p>
          </table:table-cell>
          <table:table-cell office:value-type="float" office:value="206.164">
            <text:p>206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4775">
            <text:p>8.94775</text:p>
          </table:table-cell>
          <table:table-cell office:value-type="float" office:value="38.6813">
            <text:p>38.6813</text:p>
          </table:table-cell>
          <table:table-cell office:value-type="float" office:value="206.319">
            <text:p>206.3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6857">
            <text:p>8.96857</text:p>
          </table:table-cell>
          <table:table-cell office:value-type="float" office:value="38.5745">
            <text:p>38.5745</text:p>
          </table:table-cell>
          <table:table-cell office:value-type="float" office:value="206.426">
            <text:p>206.4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9872">
            <text:p>8.99872</text:p>
          </table:table-cell>
          <table:table-cell office:value-type="float" office:value="38.42">
            <text:p>38.42</text:p>
          </table:table-cell>
          <table:table-cell office:value-type="float" office:value="206.58">
            <text:p>206.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1886">
            <text:p>9.01886</text:p>
          </table:table-cell>
          <table:table-cell office:value-type="float" office:value="38.3165">
            <text:p>38.3165</text:p>
          </table:table-cell>
          <table:table-cell office:value-type="float" office:value="206.683">
            <text:p>206.6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3912">
            <text:p>9.03912</text:p>
          </table:table-cell>
          <table:table-cell office:value-type="float" office:value="38.2127">
            <text:p>38.2127</text:p>
          </table:table-cell>
          <table:table-cell office:value-type="float" office:value="206.787">
            <text:p>206.7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6799">
            <text:p>9.06799</text:p>
          </table:table-cell>
          <table:table-cell office:value-type="float" office:value="38.0647">
            <text:p>38.0647</text:p>
          </table:table-cell>
          <table:table-cell office:value-type="float" office:value="206.935">
            <text:p>206.9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9296">
            <text:p>9.09296</text:p>
          </table:table-cell>
          <table:table-cell office:value-type="float" office:value="37.9366">
            <text:p>37.9366</text:p>
          </table:table-cell>
          <table:table-cell office:value-type="float" office:value="207.063">
            <text:p>207.0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1401">
            <text:p>9.11401</text:p>
          </table:table-cell>
          <table:table-cell office:value-type="float" office:value="37.8283">
            <text:p>37.8283</text:p>
          </table:table-cell>
          <table:table-cell office:value-type="float" office:value="207.172">
            <text:p>207.1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424">
            <text:p>9.1424</text:p>
          </table:table-cell>
          <table:table-cell office:value-type="float" office:value="37.6829">
            <text:p>37.6829</text:p>
          </table:table-cell>
          <table:table-cell office:value-type="float" office:value="207.317">
            <text:p>207.3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6528">
            <text:p>9.16528</text:p>
          </table:table-cell>
          <table:table-cell office:value-type="float" office:value="37.5654">
            <text:p>37.5654</text:p>
          </table:table-cell>
          <table:table-cell office:value-type="float" office:value="207.435">
            <text:p>207.4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8597">
            <text:p>9.18597</text:p>
          </table:table-cell>
          <table:table-cell office:value-type="float" office:value="37.4589">
            <text:p>37.4589</text:p>
          </table:table-cell>
          <table:table-cell office:value-type="float" office:value="207.541">
            <text:p>207.5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0691">
            <text:p>9.20691</text:p>
          </table:table-cell>
          <table:table-cell office:value-type="float" office:value="37.3517">
            <text:p>37.3517</text:p>
          </table:table-cell>
          <table:table-cell office:value-type="float" office:value="207.648">
            <text:p>207.6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2797">
            <text:p>9.22797</text:p>
          </table:table-cell>
          <table:table-cell office:value-type="float" office:value="37.2435">
            <text:p>37.2435</text:p>
          </table:table-cell>
          <table:table-cell office:value-type="float" office:value="207.756">
            <text:p>207.7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5928">
            <text:p>9.25928</text:p>
          </table:table-cell>
          <table:table-cell office:value-type="float" office:value="37.0827">
            <text:p>37.0827</text:p>
          </table:table-cell>
          <table:table-cell office:value-type="float" office:value="207.917">
            <text:p>207.9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8021">
            <text:p>9.28021</text:p>
          </table:table-cell>
          <table:table-cell office:value-type="float" office:value="36.9754">
            <text:p>36.9754</text:p>
          </table:table-cell>
          <table:table-cell office:value-type="float" office:value="208.025">
            <text:p>208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0103">
            <text:p>9.30103</text:p>
          </table:table-cell>
          <table:table-cell office:value-type="float" office:value="36.8686">
            <text:p>36.8686</text:p>
          </table:table-cell>
          <table:table-cell office:value-type="float" office:value="208.131">
            <text:p>208.1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2178">
            <text:p>9.32178</text:p>
          </table:table-cell>
          <table:table-cell office:value-type="float" office:value="36.7619">
            <text:p>36.7619</text:p>
          </table:table-cell>
          <table:table-cell office:value-type="float" office:value="208.238">
            <text:p>208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4253">
            <text:p>9.34253</text:p>
          </table:table-cell>
          <table:table-cell office:value-type="float" office:value="36.6555">
            <text:p>36.6555</text:p>
          </table:table-cell>
          <table:table-cell office:value-type="float" office:value="208.345">
            <text:p>208.3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7097">
            <text:p>9.37097</text:p>
          </table:table-cell>
          <table:table-cell office:value-type="float" office:value="36.5096">
            <text:p>36.5096</text:p>
          </table:table-cell>
          <table:table-cell office:value-type="float" office:value="208.49">
            <text:p>208.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9349">
            <text:p>9.39349</text:p>
          </table:table-cell>
          <table:table-cell office:value-type="float" office:value="36.3937">
            <text:p>36.3937</text:p>
          </table:table-cell>
          <table:table-cell office:value-type="float" office:value="208.606">
            <text:p>208.6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1559">
            <text:p>9.41559</text:p>
          </table:table-cell>
          <table:table-cell office:value-type="float" office:value="36.2803">
            <text:p>36.2803</text:p>
          </table:table-cell>
          <table:table-cell office:value-type="float" office:value="208.72">
            <text:p>208.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4434">
            <text:p>9.44434</text:p>
          </table:table-cell>
          <table:table-cell office:value-type="float" office:value="36.1327">
            <text:p>36.1327</text:p>
          </table:table-cell>
          <table:table-cell office:value-type="float" office:value="208.867">
            <text:p>208.8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6472">
            <text:p>9.46472</text:p>
          </table:table-cell>
          <table:table-cell office:value-type="float" office:value="36.0283">
            <text:p>36.0283</text:p>
          </table:table-cell>
          <table:table-cell office:value-type="float" office:value="208.972">
            <text:p>208.9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873">
            <text:p>9.4873</text:p>
          </table:table-cell>
          <table:table-cell office:value-type="float" office:value="35.912">
            <text:p>35.912</text:p>
          </table:table-cell>
          <table:table-cell office:value-type="float" office:value="209.088">
            <text:p>209.0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0781">
            <text:p>9.50781</text:p>
          </table:table-cell>
          <table:table-cell office:value-type="float" office:value="35.8067">
            <text:p>35.8067</text:p>
          </table:table-cell>
          <table:table-cell office:value-type="float" office:value="209.193">
            <text:p>209.1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2966">
            <text:p>9.52966</text:p>
          </table:table-cell>
          <table:table-cell office:value-type="float" office:value="35.6944">
            <text:p>35.6944</text:p>
          </table:table-cell>
          <table:table-cell office:value-type="float" office:value="209.306">
            <text:p>209.3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5103">
            <text:p>9.55103</text:p>
          </table:table-cell>
          <table:table-cell office:value-type="float" office:value="35.5848">
            <text:p>35.5848</text:p>
          </table:table-cell>
          <table:table-cell office:value-type="float" office:value="209.415">
            <text:p>209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7159">
            <text:p>9.57159</text:p>
          </table:table-cell>
          <table:table-cell office:value-type="float" office:value="35.4791">
            <text:p>35.4791</text:p>
          </table:table-cell>
          <table:table-cell office:value-type="float" office:value="209.521">
            <text:p>209.5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9283">
            <text:p>9.59283</text:p>
          </table:table-cell>
          <table:table-cell office:value-type="float" office:value="35.3701">
            <text:p>35.3701</text:p>
          </table:table-cell>
          <table:table-cell office:value-type="float" office:value="209.63">
            <text:p>209.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2134">
            <text:p>9.62134</text:p>
          </table:table-cell>
          <table:table-cell office:value-type="float" office:value="35.2238">
            <text:p>35.2238</text:p>
          </table:table-cell>
          <table:table-cell office:value-type="float" office:value="209.776">
            <text:p>209.7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449">
            <text:p>9.6449</text:p>
          </table:table-cell>
          <table:table-cell office:value-type="float" office:value="35.1027">
            <text:p>35.1027</text:p>
          </table:table-cell>
          <table:table-cell office:value-type="float" office:value="209.897">
            <text:p>209.8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6602">
            <text:p>9.66602</text:p>
          </table:table-cell>
          <table:table-cell office:value-type="float" office:value="34.9944">
            <text:p>34.9944</text:p>
          </table:table-cell>
          <table:table-cell office:value-type="float" office:value="210.006">
            <text:p>210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864">
            <text:p>9.6864</text:p>
          </table:table-cell>
          <table:table-cell office:value-type="float" office:value="34.8896">
            <text:p>34.8896</text:p>
          </table:table-cell>
          <table:table-cell office:value-type="float" office:value="210.11">
            <text:p>210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0782">
            <text:p>9.70782</text:p>
          </table:table-cell>
          <table:table-cell office:value-type="float" office:value="34.7795">
            <text:p>34.7795</text:p>
          </table:table-cell>
          <table:table-cell office:value-type="float" office:value="210.221">
            <text:p>210.2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2864">
            <text:p>9.72864</text:p>
          </table:table-cell>
          <table:table-cell office:value-type="float" office:value="34.6725">
            <text:p>34.6725</text:p>
          </table:table-cell>
          <table:table-cell office:value-type="float" office:value="210.327">
            <text:p>210.3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4908">
            <text:p>9.74908</text:p>
          </table:table-cell>
          <table:table-cell office:value-type="float" office:value="34.5676">
            <text:p>34.5676</text:p>
          </table:table-cell>
          <table:table-cell office:value-type="float" office:value="210.432">
            <text:p>210.4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7014">
            <text:p>9.77014</text:p>
          </table:table-cell>
          <table:table-cell office:value-type="float" office:value="34.4595">
            <text:p>34.4595</text:p>
          </table:table-cell>
          <table:table-cell office:value-type="float" office:value="210.541">
            <text:p>210.5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0231">
            <text:p>9.80231</text:p>
          </table:table-cell>
          <table:table-cell office:value-type="float" office:value="34.2942">
            <text:p>34.2942</text:p>
          </table:table-cell>
          <table:table-cell office:value-type="float" office:value="210.706">
            <text:p>210.7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2446">
            <text:p>9.82446</text:p>
          </table:table-cell>
          <table:table-cell office:value-type="float" office:value="34.1804">
            <text:p>34.1804</text:p>
          </table:table-cell>
          <table:table-cell office:value-type="float" office:value="210.82">
            <text:p>210.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4442">
            <text:p>9.84442</text:p>
          </table:table-cell>
          <table:table-cell office:value-type="float" office:value="34.0778">
            <text:p>34.0778</text:p>
          </table:table-cell>
          <table:table-cell office:value-type="float" office:value="210.922">
            <text:p>210.9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7317">
            <text:p>9.87317</text:p>
          </table:table-cell>
          <table:table-cell office:value-type="float" office:value="33.9304">
            <text:p>33.9304</text:p>
          </table:table-cell>
          <table:table-cell office:value-type="float" office:value="211.07">
            <text:p>211.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9734">
            <text:p>9.89734</text:p>
          </table:table-cell>
          <table:table-cell office:value-type="float" office:value="33.8059">
            <text:p>33.8059</text:p>
          </table:table-cell>
          <table:table-cell office:value-type="float" office:value="211.194">
            <text:p>211.1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1742">
            <text:p>9.91742</text:p>
          </table:table-cell>
          <table:table-cell office:value-type="float" office:value="33.7027">
            <text:p>33.7027</text:p>
          </table:table-cell>
          <table:table-cell office:value-type="float" office:value="211.297">
            <text:p>211.2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3738">
            <text:p>9.93738</text:p>
          </table:table-cell>
          <table:table-cell office:value-type="float" office:value="33.6002">
            <text:p>33.6002</text:p>
          </table:table-cell>
          <table:table-cell office:value-type="float" office:value="211.4">
            <text:p>211.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588">
            <text:p>9.9588</text:p>
          </table:table-cell>
          <table:table-cell office:value-type="float" office:value="33.4902">
            <text:p>33.4902</text:p>
          </table:table-cell>
          <table:table-cell office:value-type="float" office:value="211.51">
            <text:p>211.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8108">
            <text:p>9.98108</text:p>
          </table:table-cell>
          <table:table-cell office:value-type="float" office:value="33.3759">
            <text:p>33.3759</text:p>
          </table:table-cell>
          <table:table-cell office:value-type="float" office:value="211.624">
            <text:p>211.6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02">
            <text:p>10.002</text:p>
          </table:table-cell>
          <table:table-cell office:value-type="float" office:value="33.2682">
            <text:p>33.2682</text:p>
          </table:table-cell>
          <table:table-cell office:value-type="float" office:value="211.732">
            <text:p>211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237">
            <text:p>10.0237</text:p>
          </table:table-cell>
          <table:table-cell office:value-type="float" office:value="33.157">
            <text:p>33.157</text:p>
          </table:table-cell>
          <table:table-cell office:value-type="float" office:value="211.843">
            <text:p>211.8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529">
            <text:p>10.0529</text:p>
          </table:table-cell>
          <table:table-cell office:value-type="float" office:value="33.0069">
            <text:p>33.0069</text:p>
          </table:table-cell>
          <table:table-cell office:value-type="float" office:value="211.993">
            <text:p>211.9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77">
            <text:p>10.077</text:p>
          </table:table-cell>
          <table:table-cell office:value-type="float" office:value="32.8829">
            <text:p>32.8829</text:p>
          </table:table-cell>
          <table:table-cell office:value-type="float" office:value="212.117">
            <text:p>212.1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977">
            <text:p>10.0977</text:p>
          </table:table-cell>
          <table:table-cell office:value-type="float" office:value="32.777">
            <text:p>32.777</text:p>
          </table:table-cell>
          <table:table-cell office:value-type="float" office:value="212.223">
            <text:p>212.2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18">
            <text:p>10.118</text:p>
          </table:table-cell>
          <table:table-cell office:value-type="float" office:value="32.6724">
            <text:p>32.6724</text:p>
          </table:table-cell>
          <table:table-cell office:value-type="float" office:value="212.328">
            <text:p>212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439">
            <text:p>10.1439</text:p>
          </table:table-cell>
          <table:table-cell office:value-type="float" office:value="32.5395">
            <text:p>32.5395</text:p>
          </table:table-cell>
          <table:table-cell office:value-type="float" office:value="212.46">
            <text:p>212.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643">
            <text:p>10.1643</text:p>
          </table:table-cell>
          <table:table-cell office:value-type="float" office:value="32.4345">
            <text:p>32.4345</text:p>
          </table:table-cell>
          <table:table-cell office:value-type="float" office:value="212.565">
            <text:p>212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944">
            <text:p>10.1944</text:p>
          </table:table-cell>
          <table:table-cell office:value-type="float" office:value="32.28">
            <text:p>32.28</text:p>
          </table:table-cell>
          <table:table-cell office:value-type="float" office:value="212.72">
            <text:p>212.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171">
            <text:p>10.2171</text:p>
          </table:table-cell>
          <table:table-cell office:value-type="float" office:value="32.1634">
            <text:p>32.1634</text:p>
          </table:table-cell>
          <table:table-cell office:value-type="float" office:value="212.837">
            <text:p>212.8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471">
            <text:p>10.2471</text:p>
          </table:table-cell>
          <table:table-cell office:value-type="float" office:value="32.0095">
            <text:p>32.0095</text:p>
          </table:table-cell>
          <table:table-cell office:value-type="float" office:value="212.991">
            <text:p>212.9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756">
            <text:p>10.2756</text:p>
          </table:table-cell>
          <table:table-cell office:value-type="float" office:value="31.8631">
            <text:p>31.8631</text:p>
          </table:table-cell>
          <table:table-cell office:value-type="float" office:value="213.137">
            <text:p>213.1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985">
            <text:p>10.2985</text:p>
          </table:table-cell>
          <table:table-cell office:value-type="float" office:value="31.7454">
            <text:p>31.7454</text:p>
          </table:table-cell>
          <table:table-cell office:value-type="float" office:value="213.255">
            <text:p>213.2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192">
            <text:p>10.3192</text:p>
          </table:table-cell>
          <table:table-cell office:value-type="float" office:value="31.6388">
            <text:p>31.6388</text:p>
          </table:table-cell>
          <table:table-cell office:value-type="float" office:value="213.361">
            <text:p>213.3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397">
            <text:p>10.3397</text:p>
          </table:table-cell>
          <table:table-cell office:value-type="float" office:value="31.5338">
            <text:p>31.5338</text:p>
          </table:table-cell>
          <table:table-cell office:value-type="float" office:value="213.466">
            <text:p>213.4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736">
            <text:p>10.3736</text:p>
          </table:table-cell>
          <table:table-cell office:value-type="float" office:value="31.3592">
            <text:p>31.3592</text:p>
          </table:table-cell>
          <table:table-cell office:value-type="float" office:value="213.641">
            <text:p>213.6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937">
            <text:p>10.3937</text:p>
          </table:table-cell>
          <table:table-cell office:value-type="float" office:value="31.256">
            <text:p>31.256</text:p>
          </table:table-cell>
          <table:table-cell office:value-type="float" office:value="213.744">
            <text:p>213.7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231">
            <text:p>10.4231</text:p>
          </table:table-cell>
          <table:table-cell office:value-type="float" office:value="31.105">
            <text:p>31.105</text:p>
          </table:table-cell>
          <table:table-cell office:value-type="float" office:value="213.895">
            <text:p>213.8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445">
            <text:p>10.4445</text:p>
          </table:table-cell>
          <table:table-cell office:value-type="float" office:value="30.9955">
            <text:p>30.9955</text:p>
          </table:table-cell>
          <table:table-cell office:value-type="float" office:value="214.005">
            <text:p>214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662">
            <text:p>10.4662</text:p>
          </table:table-cell>
          <table:table-cell office:value-type="float" office:value="30.8835">
            <text:p>30.8835</text:p>
          </table:table-cell>
          <table:table-cell office:value-type="float" office:value="214.117">
            <text:p>214.1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868">
            <text:p>10.4868</text:p>
          </table:table-cell>
          <table:table-cell office:value-type="float" office:value="30.7779">
            <text:p>30.7779</text:p>
          </table:table-cell>
          <table:table-cell office:value-type="float" office:value="214.222">
            <text:p>214.2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071">
            <text:p>10.5071</text:p>
          </table:table-cell>
          <table:table-cell office:value-type="float" office:value="30.6734">
            <text:p>30.6734</text:p>
          </table:table-cell>
          <table:table-cell office:value-type="float" office:value="214.327">
            <text:p>214.3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29">
            <text:p>10.529</text:p>
          </table:table-cell>
          <table:table-cell office:value-type="float" office:value="30.5612">
            <text:p>30.5612</text:p>
          </table:table-cell>
          <table:table-cell office:value-type="float" office:value="214.439">
            <text:p>214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489">
            <text:p>10.5489</text:p>
          </table:table-cell>
          <table:table-cell office:value-type="float" office:value="30.459">
            <text:p>30.459</text:p>
          </table:table-cell>
          <table:table-cell office:value-type="float" office:value="214.541">
            <text:p>214.5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738">
            <text:p>10.5738</text:p>
          </table:table-cell>
          <table:table-cell office:value-type="float" office:value="30.3309">
            <text:p>30.3309</text:p>
          </table:table-cell>
          <table:table-cell office:value-type="float" office:value="214.669">
            <text:p>214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96">
            <text:p>10.596</text:p>
          </table:table-cell>
          <table:table-cell office:value-type="float" office:value="30.2167">
            <text:p>30.2167</text:p>
          </table:table-cell>
          <table:table-cell office:value-type="float" office:value="214.783">
            <text:p>214.7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221">
            <text:p>10.6221</text:p>
          </table:table-cell>
          <table:table-cell office:value-type="float" office:value="30.0823">
            <text:p>30.0823</text:p>
          </table:table-cell>
          <table:table-cell office:value-type="float" office:value="214.918">
            <text:p>214.9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424">
            <text:p>10.6424</text:p>
          </table:table-cell>
          <table:table-cell office:value-type="float" office:value="29.9783">
            <text:p>29.9783</text:p>
          </table:table-cell>
          <table:table-cell office:value-type="float" office:value="215.022">
            <text:p>215.0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702">
            <text:p>10.6702</text:p>
          </table:table-cell>
          <table:table-cell office:value-type="float" office:value="29.8359">
            <text:p>29.8359</text:p>
          </table:table-cell>
          <table:table-cell office:value-type="float" office:value="215.164">
            <text:p>215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926">
            <text:p>10.6926</text:p>
          </table:table-cell>
          <table:table-cell office:value-type="float" office:value="29.7204">
            <text:p>29.7204</text:p>
          </table:table-cell>
          <table:table-cell office:value-type="float" office:value="215.28">
            <text:p>215.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215">
            <text:p>10.7215</text:p>
          </table:table-cell>
          <table:table-cell office:value-type="float" office:value="29.5721">
            <text:p>29.5721</text:p>
          </table:table-cell>
          <table:table-cell office:value-type="float" office:value="215.428">
            <text:p>215.4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503">
            <text:p>10.7503</text:p>
          </table:table-cell>
          <table:table-cell office:value-type="float" office:value="29.4244">
            <text:p>29.4244</text:p>
          </table:table-cell>
          <table:table-cell office:value-type="float" office:value="215.576">
            <text:p>215.5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731">
            <text:p>10.7731</text:p>
          </table:table-cell>
          <table:table-cell office:value-type="float" office:value="29.3071">
            <text:p>29.3071</text:p>
          </table:table-cell>
          <table:table-cell office:value-type="float" office:value="215.693">
            <text:p>215.6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035">
            <text:p>10.8035</text:p>
          </table:table-cell>
          <table:table-cell office:value-type="float" office:value="29.151">
            <text:p>29.151</text:p>
          </table:table-cell>
          <table:table-cell office:value-type="float" office:value="215.849">
            <text:p>215.8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337">
            <text:p>10.8337</text:p>
          </table:table-cell>
          <table:table-cell office:value-type="float" office:value="28.9958">
            <text:p>28.9958</text:p>
          </table:table-cell>
          <table:table-cell office:value-type="float" office:value="216.004">
            <text:p>216.0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563">
            <text:p>10.8563</text:p>
          </table:table-cell>
          <table:table-cell office:value-type="float" office:value="28.8798">
            <text:p>28.8798</text:p>
          </table:table-cell>
          <table:table-cell office:value-type="float" office:value="216.12">
            <text:p>216.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767">
            <text:p>10.8767</text:p>
          </table:table-cell>
          <table:table-cell office:value-type="float" office:value="28.7749">
            <text:p>28.7749</text:p>
          </table:table-cell>
          <table:table-cell office:value-type="float" office:value="216.225">
            <text:p>216.2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967">
            <text:p>10.8967</text:p>
          </table:table-cell>
          <table:table-cell office:value-type="float" office:value="28.6725">
            <text:p>28.6725</text:p>
          </table:table-cell>
          <table:table-cell office:value-type="float" office:value="216.328">
            <text:p>216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285">
            <text:p>10.9285</text:p>
          </table:table-cell>
          <table:table-cell office:value-type="float" office:value="28.509">
            <text:p>28.509</text:p>
          </table:table-cell>
          <table:table-cell office:value-type="float" office:value="216.491">
            <text:p>216.4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581">
            <text:p>10.9581</text:p>
          </table:table-cell>
          <table:table-cell office:value-type="float" office:value="28.357">
            <text:p>28.357</text:p>
          </table:table-cell>
          <table:table-cell office:value-type="float" office:value="216.643">
            <text:p>216.6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873">
            <text:p>10.9873</text:p>
          </table:table-cell>
          <table:table-cell office:value-type="float" office:value="28.2069">
            <text:p>28.2069</text:p>
          </table:table-cell>
          <table:table-cell office:value-type="float" office:value="216.793">
            <text:p>216.7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098">
            <text:p>11.0098</text:p>
          </table:table-cell>
          <table:table-cell office:value-type="float" office:value="28.0911">
            <text:p>28.0911</text:p>
          </table:table-cell>
          <table:table-cell office:value-type="float" office:value="216.909">
            <text:p>216.9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391">
            <text:p>11.0391</text:p>
          </table:table-cell>
          <table:table-cell office:value-type="float" office:value="27.9406">
            <text:p>27.9406</text:p>
          </table:table-cell>
          <table:table-cell office:value-type="float" office:value="217.059">
            <text:p>217.0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676">
            <text:p>11.0676</text:p>
          </table:table-cell>
          <table:table-cell office:value-type="float" office:value="27.7943">
            <text:p>27.7943</text:p>
          </table:table-cell>
          <table:table-cell office:value-type="float" office:value="217.206">
            <text:p>217.2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905">
            <text:p>11.0905</text:p>
          </table:table-cell>
          <table:table-cell office:value-type="float" office:value="27.6767">
            <text:p>27.6767</text:p>
          </table:table-cell>
          <table:table-cell office:value-type="float" office:value="217.323">
            <text:p>217.3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108">
            <text:p>11.1108</text:p>
          </table:table-cell>
          <table:table-cell office:value-type="float" office:value="27.5721">
            <text:p>27.5721</text:p>
          </table:table-cell>
          <table:table-cell office:value-type="float" office:value="217.428">
            <text:p>217.4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392">
            <text:p>11.1392</text:p>
          </table:table-cell>
          <table:table-cell office:value-type="float" office:value="27.4264">
            <text:p>27.4264</text:p>
          </table:table-cell>
          <table:table-cell office:value-type="float" office:value="217.574">
            <text:p>217.5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608">
            <text:p>11.1608</text:p>
          </table:table-cell>
          <table:table-cell office:value-type="float" office:value="27.3151">
            <text:p>27.3151</text:p>
          </table:table-cell>
          <table:table-cell office:value-type="float" office:value="217.685">
            <text:p>217.6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812">
            <text:p>11.1812</text:p>
          </table:table-cell>
          <table:table-cell office:value-type="float" office:value="27.2106">
            <text:p>27.2106</text:p>
          </table:table-cell>
          <table:table-cell office:value-type="float" office:value="217.789">
            <text:p>217.7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104">
            <text:p>11.2104</text:p>
          </table:table-cell>
          <table:table-cell office:value-type="float" office:value="27.0605">
            <text:p>27.0605</text:p>
          </table:table-cell>
          <table:table-cell office:value-type="float" office:value="217.939">
            <text:p>217.9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314">
            <text:p>11.2314</text:p>
          </table:table-cell>
          <table:table-cell office:value-type="float" office:value="26.9525">
            <text:p>26.9525</text:p>
          </table:table-cell>
          <table:table-cell office:value-type="float" office:value="218.047">
            <text:p>218.0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543">
            <text:p>11.2543</text:p>
          </table:table-cell>
          <table:table-cell office:value-type="float" office:value="26.8348">
            <text:p>26.8348</text:p>
          </table:table-cell>
          <table:table-cell office:value-type="float" office:value="218.165">
            <text:p>218.1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832">
            <text:p>11.2832</text:p>
          </table:table-cell>
          <table:table-cell office:value-type="float" office:value="26.6864">
            <text:p>26.6864</text:p>
          </table:table-cell>
          <table:table-cell office:value-type="float" office:value="218.314">
            <text:p>218.3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043">
            <text:p>11.3043</text:p>
          </table:table-cell>
          <table:table-cell office:value-type="float" office:value="26.5777">
            <text:p>26.5777</text:p>
          </table:table-cell>
          <table:table-cell office:value-type="float" office:value="218.422">
            <text:p>218.4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278">
            <text:p>11.3278</text:p>
          </table:table-cell>
          <table:table-cell office:value-type="float" office:value="26.457">
            <text:p>26.457</text:p>
          </table:table-cell>
          <table:table-cell office:value-type="float" office:value="218.543">
            <text:p>218.5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569">
            <text:p>11.3569</text:p>
          </table:table-cell>
          <table:table-cell office:value-type="float" office:value="26.3071">
            <text:p>26.3071</text:p>
          </table:table-cell>
          <table:table-cell office:value-type="float" office:value="218.693">
            <text:p>218.6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862">
            <text:p>11.3862</text:p>
          </table:table-cell>
          <table:table-cell office:value-type="float" office:value="26.1564">
            <text:p>26.1564</text:p>
          </table:table-cell>
          <table:table-cell office:value-type="float" office:value="218.844">
            <text:p>218.8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163">
            <text:p>11.4163</text:p>
          </table:table-cell>
          <table:table-cell office:value-type="float" office:value="26.002">
            <text:p>26.002</text:p>
          </table:table-cell>
          <table:table-cell office:value-type="float" office:value="218.998">
            <text:p>218.9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446">
            <text:p>11.4446</text:p>
          </table:table-cell>
          <table:table-cell office:value-type="float" office:value="25.8562">
            <text:p>25.8562</text:p>
          </table:table-cell>
          <table:table-cell office:value-type="float" office:value="219.144">
            <text:p>219.1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755">
            <text:p>11.4755</text:p>
          </table:table-cell>
          <table:table-cell office:value-type="float" office:value="25.6975">
            <text:p>25.6975</text:p>
          </table:table-cell>
          <table:table-cell office:value-type="float" office:value="219.302">
            <text:p>219.3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04">
            <text:p>11.504</text:p>
          </table:table-cell>
          <table:table-cell office:value-type="float" office:value="25.5509">
            <text:p>25.5509</text:p>
          </table:table-cell>
          <table:table-cell office:value-type="float" office:value="219.449">
            <text:p>219.4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323">
            <text:p>11.5323</text:p>
          </table:table-cell>
          <table:table-cell office:value-type="float" office:value="25.4058">
            <text:p>25.4058</text:p>
          </table:table-cell>
          <table:table-cell office:value-type="float" office:value="219.594">
            <text:p>219.5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64">
            <text:p>11.564</text:p>
          </table:table-cell>
          <table:table-cell office:value-type="float" office:value="25.2425">
            <text:p>25.2425</text:p>
          </table:table-cell>
          <table:table-cell office:value-type="float" office:value="219.757">
            <text:p>219.7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933">
            <text:p>11.5933</text:p>
          </table:table-cell>
          <table:table-cell office:value-type="float" office:value="25.0921">
            <text:p>25.0921</text:p>
          </table:table-cell>
          <table:table-cell office:value-type="float" office:value="219.908">
            <text:p>219.9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216">
            <text:p>11.6216</text:p>
          </table:table-cell>
          <table:table-cell office:value-type="float" office:value="24.9461">
            <text:p>24.9461</text:p>
          </table:table-cell>
          <table:table-cell office:value-type="float" office:value="220.054">
            <text:p>220.0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434">
            <text:p>11.6434</text:p>
          </table:table-cell>
          <table:table-cell office:value-type="float" office:value="24.834">
            <text:p>24.834</text:p>
          </table:table-cell>
          <table:table-cell office:value-type="float" office:value="220.166">
            <text:p>220.1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639">
            <text:p>11.6639</text:p>
          </table:table-cell>
          <table:table-cell office:value-type="float" office:value="24.7288">
            <text:p>24.7288</text:p>
          </table:table-cell>
          <table:table-cell office:value-type="float" office:value="220.271">
            <text:p>220.2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918">
            <text:p>11.6918</text:p>
          </table:table-cell>
          <table:table-cell office:value-type="float" office:value="24.5854">
            <text:p>24.5854</text:p>
          </table:table-cell>
          <table:table-cell office:value-type="float" office:value="220.415">
            <text:p>220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174">
            <text:p>11.7174</text:p>
          </table:table-cell>
          <table:table-cell office:value-type="float" office:value="24.4535">
            <text:p>24.4535</text:p>
          </table:table-cell>
          <table:table-cell office:value-type="float" office:value="220.546">
            <text:p>220.5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379">
            <text:p>11.7379</text:p>
          </table:table-cell>
          <table:table-cell office:value-type="float" office:value="24.3483">
            <text:p>24.3483</text:p>
          </table:table-cell>
          <table:table-cell office:value-type="float" office:value="220.652">
            <text:p>220.6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666">
            <text:p>11.7666</text:p>
          </table:table-cell>
          <table:table-cell office:value-type="float" office:value="24.2004">
            <text:p>24.2004</text:p>
          </table:table-cell>
          <table:table-cell office:value-type="float" office:value="220.8">
            <text:p>220.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897">
            <text:p>11.7897</text:p>
          </table:table-cell>
          <table:table-cell office:value-type="float" office:value="24.0814">
            <text:p>24.0814</text:p>
          </table:table-cell>
          <table:table-cell office:value-type="float" office:value="220.919">
            <text:p>220.9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098">
            <text:p>11.8098</text:p>
          </table:table-cell>
          <table:table-cell office:value-type="float" office:value="23.9779">
            <text:p>23.9779</text:p>
          </table:table-cell>
          <table:table-cell office:value-type="float" office:value="221.022">
            <text:p>221.0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403">
            <text:p>11.8403</text:p>
          </table:table-cell>
          <table:table-cell office:value-type="float" office:value="23.8208">
            <text:p>23.8208</text:p>
          </table:table-cell>
          <table:table-cell office:value-type="float" office:value="221.179">
            <text:p>221.1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625">
            <text:p>11.8625</text:p>
          </table:table-cell>
          <table:table-cell office:value-type="float" office:value="23.7067">
            <text:p>23.7067</text:p>
          </table:table-cell>
          <table:table-cell office:value-type="float" office:value="221.293">
            <text:p>221.2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83">
            <text:p>11.883</text:p>
          </table:table-cell>
          <table:table-cell office:value-type="float" office:value="23.6012">
            <text:p>23.6012</text:p>
          </table:table-cell>
          <table:table-cell office:value-type="float" office:value="221.399">
            <text:p>221.3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05">
            <text:p>11.905</text:p>
          </table:table-cell>
          <table:table-cell office:value-type="float" office:value="23.4882">
            <text:p>23.4882</text:p>
          </table:table-cell>
          <table:table-cell office:value-type="float" office:value="221.512">
            <text:p>221.5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372">
            <text:p>11.9372</text:p>
          </table:table-cell>
          <table:table-cell office:value-type="float" office:value="23.3221">
            <text:p>23.3221</text:p>
          </table:table-cell>
          <table:table-cell office:value-type="float" office:value="221.678">
            <text:p>221.6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682">
            <text:p>11.9682</text:p>
          </table:table-cell>
          <table:table-cell office:value-type="float" office:value="23.1624">
            <text:p>23.1624</text:p>
          </table:table-cell>
          <table:table-cell office:value-type="float" office:value="221.838">
            <text:p>221.8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973">
            <text:p>11.9973</text:p>
          </table:table-cell>
          <table:table-cell office:value-type="float" office:value="23.0126">
            <text:p>23.0126</text:p>
          </table:table-cell>
          <table:table-cell office:value-type="float" office:value="221.987">
            <text:p>221.9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192">
            <text:p>12.0192</text:p>
          </table:table-cell>
          <table:table-cell office:value-type="float" office:value="22.8997">
            <text:p>22.8997</text:p>
          </table:table-cell>
          <table:table-cell office:value-type="float" office:value="222.1">
            <text:p>222.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414">
            <text:p>12.0414</text:p>
          </table:table-cell>
          <table:table-cell office:value-type="float" office:value="22.7853">
            <text:p>22.7853</text:p>
          </table:table-cell>
          <table:table-cell office:value-type="float" office:value="222.215">
            <text:p>222.2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699">
            <text:p>12.0699</text:p>
          </table:table-cell>
          <table:table-cell office:value-type="float" office:value="22.6384">
            <text:p>22.6384</text:p>
          </table:table-cell>
          <table:table-cell office:value-type="float" office:value="222.362">
            <text:p>222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944">
            <text:p>12.0944</text:p>
          </table:table-cell>
          <table:table-cell office:value-type="float" office:value="22.5124">
            <text:p>22.5124</text:p>
          </table:table-cell>
          <table:table-cell office:value-type="float" office:value="222.488">
            <text:p>222.4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15">
            <text:p>12.115</text:p>
          </table:table-cell>
          <table:table-cell office:value-type="float" office:value="22.4061">
            <text:p>22.4061</text:p>
          </table:table-cell>
          <table:table-cell office:value-type="float" office:value="222.594">
            <text:p>222.5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362">
            <text:p>12.1362</text:p>
          </table:table-cell>
          <table:table-cell office:value-type="float" office:value="22.2967">
            <text:p>22.2967</text:p>
          </table:table-cell>
          <table:table-cell office:value-type="float" office:value="222.703">
            <text:p>222.7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694">
            <text:p>12.1694</text:p>
          </table:table-cell>
          <table:table-cell office:value-type="float" office:value="22.1254">
            <text:p>22.1254</text:p>
          </table:table-cell>
          <table:table-cell office:value-type="float" office:value="222.875">
            <text:p>222.8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982">
            <text:p>12.1982</text:p>
          </table:table-cell>
          <table:table-cell office:value-type="float" office:value="21.9772">
            <text:p>21.9772</text:p>
          </table:table-cell>
          <table:table-cell office:value-type="float" office:value="223.023">
            <text:p>223.0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275">
            <text:p>12.2275</text:p>
          </table:table-cell>
          <table:table-cell office:value-type="float" office:value="21.8264">
            <text:p>21.8264</text:p>
          </table:table-cell>
          <table:table-cell office:value-type="float" office:value="223.174">
            <text:p>223.1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504">
            <text:p>12.2504</text:p>
          </table:table-cell>
          <table:table-cell office:value-type="float" office:value="21.708">
            <text:p>21.708</text:p>
          </table:table-cell>
          <table:table-cell office:value-type="float" office:value="223.292">
            <text:p>223.2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759">
            <text:p>12.2759</text:p>
          </table:table-cell>
          <table:table-cell office:value-type="float" office:value="21.5766">
            <text:p>21.5766</text:p>
          </table:table-cell>
          <table:table-cell office:value-type="float" office:value="223.423">
            <text:p>223.4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049">
            <text:p>12.3049</text:p>
          </table:table-cell>
          <table:table-cell office:value-type="float" office:value="21.4273">
            <text:p>21.4273</text:p>
          </table:table-cell>
          <table:table-cell office:value-type="float" office:value="223.573">
            <text:p>223.5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289">
            <text:p>12.3289</text:p>
          </table:table-cell>
          <table:table-cell office:value-type="float" office:value="21.3036">
            <text:p>21.3036</text:p>
          </table:table-cell>
          <table:table-cell office:value-type="float" office:value="223.696">
            <text:p>223.6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513">
            <text:p>12.3513</text:p>
          </table:table-cell>
          <table:table-cell office:value-type="float" office:value="21.1877">
            <text:p>21.1877</text:p>
          </table:table-cell>
          <table:table-cell office:value-type="float" office:value="223.812">
            <text:p>223.8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718">
            <text:p>12.3718</text:p>
          </table:table-cell>
          <table:table-cell office:value-type="float" office:value="21.0821">
            <text:p>21.0821</text:p>
          </table:table-cell>
          <table:table-cell office:value-type="float" office:value="223.918">
            <text:p>223.9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959">
            <text:p>12.3959</text:p>
          </table:table-cell>
          <table:table-cell office:value-type="float" office:value="20.9573">
            <text:p>20.9573</text:p>
          </table:table-cell>
          <table:table-cell office:value-type="float" office:value="224.043">
            <text:p>224.0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194">
            <text:p>12.4194</text:p>
          </table:table-cell>
          <table:table-cell office:value-type="float" office:value="20.8361">
            <text:p>20.8361</text:p>
          </table:table-cell>
          <table:table-cell office:value-type="float" office:value="224.164">
            <text:p>224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425">
            <text:p>12.4425</text:p>
          </table:table-cell>
          <table:table-cell office:value-type="float" office:value="20.7171">
            <text:p>20.7171</text:p>
          </table:table-cell>
          <table:table-cell office:value-type="float" office:value="224.283">
            <text:p>224.2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749">
            <text:p>12.4749</text:p>
          </table:table-cell>
          <table:table-cell office:value-type="float" office:value="20.5498">
            <text:p>20.5498</text:p>
          </table:table-cell>
          <table:table-cell office:value-type="float" office:value="224.45">
            <text:p>224.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038">
            <text:p>12.5038</text:p>
          </table:table-cell>
          <table:table-cell office:value-type="float" office:value="20.4005">
            <text:p>20.4005</text:p>
          </table:table-cell>
          <table:table-cell office:value-type="float" office:value="224.599">
            <text:p>224.5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324">
            <text:p>12.5324</text:p>
          </table:table-cell>
          <table:table-cell office:value-type="float" office:value="20.2531">
            <text:p>20.2531</text:p>
          </table:table-cell>
          <table:table-cell office:value-type="float" office:value="224.747">
            <text:p>224.7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547">
            <text:p>12.5547</text:p>
          </table:table-cell>
          <table:table-cell office:value-type="float" office:value="20.138">
            <text:p>20.138</text:p>
          </table:table-cell>
          <table:table-cell office:value-type="float" office:value="224.862">
            <text:p>224.8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757">
            <text:p>12.5757</text:p>
          </table:table-cell>
          <table:table-cell office:value-type="float" office:value="20.0298">
            <text:p>20.0298</text:p>
          </table:table-cell>
          <table:table-cell office:value-type="float" office:value="224.97">
            <text:p>224.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011">
            <text:p>12.6011</text:p>
          </table:table-cell>
          <table:table-cell office:value-type="float" office:value="19.898">
            <text:p>19.898</text:p>
          </table:table-cell>
          <table:table-cell office:value-type="float" office:value="225.102">
            <text:p>225.1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271">
            <text:p>12.6271</text:p>
          </table:table-cell>
          <table:table-cell office:value-type="float" office:value="19.7639">
            <text:p>19.7639</text:p>
          </table:table-cell>
          <table:table-cell office:value-type="float" office:value="225.236">
            <text:p>225.2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567">
            <text:p>12.6567</text:p>
          </table:table-cell>
          <table:table-cell office:value-type="float" office:value="19.6111">
            <text:p>19.6111</text:p>
          </table:table-cell>
          <table:table-cell office:value-type="float" office:value="225.389">
            <text:p>225.3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841">
            <text:p>12.6841</text:p>
          </table:table-cell>
          <table:table-cell office:value-type="float" office:value="19.4696">
            <text:p>19.4696</text:p>
          </table:table-cell>
          <table:table-cell office:value-type="float" office:value="225.53">
            <text:p>225.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07">
            <text:p>12.707</text:p>
          </table:table-cell>
          <table:table-cell office:value-type="float" office:value="19.3513">
            <text:p>19.3513</text:p>
          </table:table-cell>
          <table:table-cell office:value-type="float" office:value="225.649">
            <text:p>225.6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357">
            <text:p>12.7357</text:p>
          </table:table-cell>
          <table:table-cell office:value-type="float" office:value="19.2033">
            <text:p>19.2033</text:p>
          </table:table-cell>
          <table:table-cell office:value-type="float" office:value="225.797">
            <text:p>225.7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686">
            <text:p>12.7686</text:p>
          </table:table-cell>
          <table:table-cell office:value-type="float" office:value="19.0329">
            <text:p>19.0329</text:p>
          </table:table-cell>
          <table:table-cell office:value-type="float" office:value="225.967">
            <text:p>225.9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968">
            <text:p>12.7968</text:p>
          </table:table-cell>
          <table:table-cell office:value-type="float" office:value="18.8873">
            <text:p>18.8873</text:p>
          </table:table-cell>
          <table:table-cell office:value-type="float" office:value="226.113">
            <text:p>226.1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259">
            <text:p>12.8259</text:p>
          </table:table-cell>
          <table:table-cell office:value-type="float" office:value="18.7367">
            <text:p>18.7367</text:p>
          </table:table-cell>
          <table:table-cell office:value-type="float" office:value="226.263">
            <text:p>226.2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505">
            <text:p>12.8505</text:p>
          </table:table-cell>
          <table:table-cell office:value-type="float" office:value="18.6095">
            <text:p>18.6095</text:p>
          </table:table-cell>
          <table:table-cell office:value-type="float" office:value="226.391">
            <text:p>226.3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713">
            <text:p>12.8713</text:p>
          </table:table-cell>
          <table:table-cell office:value-type="float" office:value="18.5018">
            <text:p>18.5018</text:p>
          </table:table-cell>
          <table:table-cell office:value-type="float" office:value="226.498">
            <text:p>226.4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912">
            <text:p>12.8912</text:p>
          </table:table-cell>
          <table:table-cell office:value-type="float" office:value="18.3988">
            <text:p>18.3988</text:p>
          </table:table-cell>
          <table:table-cell office:value-type="float" office:value="226.601">
            <text:p>226.6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141">
            <text:p>12.9141</text:p>
          </table:table-cell>
          <table:table-cell office:value-type="float" office:value="18.2803">
            <text:p>18.2803</text:p>
          </table:table-cell>
          <table:table-cell office:value-type="float" office:value="226.72">
            <text:p>226.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446">
            <text:p>12.9446</text:p>
          </table:table-cell>
          <table:table-cell office:value-type="float" office:value="18.1227">
            <text:p>18.1227</text:p>
          </table:table-cell>
          <table:table-cell office:value-type="float" office:value="226.877">
            <text:p>226.8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654">
            <text:p>12.9654</text:p>
          </table:table-cell>
          <table:table-cell office:value-type="float" office:value="18.0152">
            <text:p>18.0152</text:p>
          </table:table-cell>
          <table:table-cell office:value-type="float" office:value="226.985">
            <text:p>226.9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976">
            <text:p>12.9976</text:p>
          </table:table-cell>
          <table:table-cell office:value-type="float" office:value="17.8482">
            <text:p>17.8482</text:p>
          </table:table-cell>
          <table:table-cell office:value-type="float" office:value="227.152">
            <text:p>227.1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191">
            <text:p>13.0191</text:p>
          </table:table-cell>
          <table:table-cell office:value-type="float" office:value="17.7371">
            <text:p>17.7371</text:p>
          </table:table-cell>
          <table:table-cell office:value-type="float" office:value="227.263">
            <text:p>227.2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393">
            <text:p>13.0393</text:p>
          </table:table-cell>
          <table:table-cell office:value-type="float" office:value="17.6326">
            <text:p>17.6326</text:p>
          </table:table-cell>
          <table:table-cell office:value-type="float" office:value="227.367">
            <text:p>227.3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688">
            <text:p>13.0688</text:p>
          </table:table-cell>
          <table:table-cell office:value-type="float" office:value="17.4796">
            <text:p>17.4796</text:p>
          </table:table-cell>
          <table:table-cell office:value-type="float" office:value="227.52">
            <text:p>227.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921">
            <text:p>13.0921</text:p>
          </table:table-cell>
          <table:table-cell office:value-type="float" office:value="17.3591">
            <text:p>17.3591</text:p>
          </table:table-cell>
          <table:table-cell office:value-type="float" office:value="227.641">
            <text:p>227.6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128">
            <text:p>13.1128</text:p>
          </table:table-cell>
          <table:table-cell office:value-type="float" office:value="17.2519">
            <text:p>17.2519</text:p>
          </table:table-cell>
          <table:table-cell office:value-type="float" office:value="227.748">
            <text:p>227.7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372">
            <text:p>13.1372</text:p>
          </table:table-cell>
          <table:table-cell office:value-type="float" office:value="17.1253">
            <text:p>17.1253</text:p>
          </table:table-cell>
          <table:table-cell office:value-type="float" office:value="227.875">
            <text:p>227.8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622">
            <text:p>13.1622</text:p>
          </table:table-cell>
          <table:table-cell office:value-type="float" office:value="16.9955">
            <text:p>16.9955</text:p>
          </table:table-cell>
          <table:table-cell office:value-type="float" office:value="228.005">
            <text:p>228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878">
            <text:p>13.1878</text:p>
          </table:table-cell>
          <table:table-cell office:value-type="float" office:value="16.8627">
            <text:p>16.8627</text:p>
          </table:table-cell>
          <table:table-cell office:value-type="float" office:value="228.137">
            <text:p>228.1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079">
            <text:p>13.2079</text:p>
          </table:table-cell>
          <table:table-cell office:value-type="float" office:value="16.7589">
            <text:p>16.7589</text:p>
          </table:table-cell>
          <table:table-cell office:value-type="float" office:value="228.241">
            <text:p>228.2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281">
            <text:p>13.2281</text:p>
          </table:table-cell>
          <table:table-cell office:value-type="float" office:value="16.6541">
            <text:p>16.6541</text:p>
          </table:table-cell>
          <table:table-cell office:value-type="float" office:value="228.346">
            <text:p>228.3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603">
            <text:p>13.2603</text:p>
          </table:table-cell>
          <table:table-cell office:value-type="float" office:value="16.4871">
            <text:p>16.4871</text:p>
          </table:table-cell>
          <table:table-cell office:value-type="float" office:value="228.513">
            <text:p>228.5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806">
            <text:p>13.2806</text:p>
          </table:table-cell>
          <table:table-cell office:value-type="float" office:value="16.3818">
            <text:p>16.3818</text:p>
          </table:table-cell>
          <table:table-cell office:value-type="float" office:value="228.618">
            <text:p>228.6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124">
            <text:p>13.3124</text:p>
          </table:table-cell>
          <table:table-cell office:value-type="float" office:value="16.217">
            <text:p>16.217</text:p>
          </table:table-cell>
          <table:table-cell office:value-type="float" office:value="228.783">
            <text:p>228.7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342">
            <text:p>13.3342</text:p>
          </table:table-cell>
          <table:table-cell office:value-type="float" office:value="16.1036">
            <text:p>16.1036</text:p>
          </table:table-cell>
          <table:table-cell office:value-type="float" office:value="228.896">
            <text:p>228.8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547">
            <text:p>13.3547</text:p>
          </table:table-cell>
          <table:table-cell office:value-type="float" office:value="15.9976">
            <text:p>15.9976</text:p>
          </table:table-cell>
          <table:table-cell office:value-type="float" office:value="229.002">
            <text:p>229.0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876">
            <text:p>13.3876</text:p>
          </table:table-cell>
          <table:table-cell office:value-type="float" office:value="15.8268">
            <text:p>15.8268</text:p>
          </table:table-cell>
          <table:table-cell office:value-type="float" office:value="229.173">
            <text:p>229.1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083">
            <text:p>13.4083</text:p>
          </table:table-cell>
          <table:table-cell office:value-type="float" office:value="15.7194">
            <text:p>15.7194</text:p>
          </table:table-cell>
          <table:table-cell office:value-type="float" office:value="229.281">
            <text:p>229.2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288">
            <text:p>13.4288</text:p>
          </table:table-cell>
          <table:table-cell office:value-type="float" office:value="15.6126">
            <text:p>15.6126</text:p>
          </table:table-cell>
          <table:table-cell office:value-type="float" office:value="229.387">
            <text:p>229.3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498">
            <text:p>13.4498</text:p>
          </table:table-cell>
          <table:table-cell office:value-type="float" office:value="15.5038">
            <text:p>15.5038</text:p>
          </table:table-cell>
          <table:table-cell office:value-type="float" office:value="229.496">
            <text:p>229.4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702">
            <text:p>13.4702</text:p>
          </table:table-cell>
          <table:table-cell office:value-type="float" office:value="15.3983">
            <text:p>15.3983</text:p>
          </table:table-cell>
          <table:table-cell office:value-type="float" office:value="229.602">
            <text:p>229.6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929">
            <text:p>13.4929</text:p>
          </table:table-cell>
          <table:table-cell office:value-type="float" office:value="15.2801">
            <text:p>15.2801</text:p>
          </table:table-cell>
          <table:table-cell office:value-type="float" office:value="229.72">
            <text:p>229.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139">
            <text:p>13.5139</text:p>
          </table:table-cell>
          <table:table-cell office:value-type="float" office:value="15.1709">
            <text:p>15.1709</text:p>
          </table:table-cell>
          <table:table-cell office:value-type="float" office:value="229.829">
            <text:p>229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433">
            <text:p>13.5433</text:p>
          </table:table-cell>
          <table:table-cell office:value-type="float" office:value="15.0182">
            <text:p>15.0182</text:p>
          </table:table-cell>
          <table:table-cell office:value-type="float" office:value="229.982">
            <text:p>229.9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681">
            <text:p>13.5681</text:p>
          </table:table-cell>
          <table:table-cell office:value-type="float" office:value="14.8895">
            <text:p>14.8895</text:p>
          </table:table-cell>
          <table:table-cell office:value-type="float" office:value="230.111">
            <text:p>230.1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883">
            <text:p>13.5883</text:p>
          </table:table-cell>
          <table:table-cell office:value-type="float" office:value="14.7841">
            <text:p>14.7841</text:p>
          </table:table-cell>
          <table:table-cell office:value-type="float" office:value="230.216">
            <text:p>230.2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086">
            <text:p>13.6086</text:p>
          </table:table-cell>
          <table:table-cell office:value-type="float" office:value="14.6786">
            <text:p>14.6786</text:p>
          </table:table-cell>
          <table:table-cell office:value-type="float" office:value="230.321">
            <text:p>230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324">
            <text:p>13.6324</text:p>
          </table:table-cell>
          <table:table-cell office:value-type="float" office:value="14.5549">
            <text:p>14.5549</text:p>
          </table:table-cell>
          <table:table-cell office:value-type="float" office:value="230.445">
            <text:p>230.4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53">
            <text:p>13.653</text:p>
          </table:table-cell>
          <table:table-cell office:value-type="float" office:value="14.4482">
            <text:p>14.4482</text:p>
          </table:table-cell>
          <table:table-cell office:value-type="float" office:value="230.552">
            <text:p>230.5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819">
            <text:p>13.6819</text:p>
          </table:table-cell>
          <table:table-cell office:value-type="float" office:value="14.2976">
            <text:p>14.2976</text:p>
          </table:table-cell>
          <table:table-cell office:value-type="float" office:value="230.702">
            <text:p>230.7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072">
            <text:p>13.7072</text:p>
          </table:table-cell>
          <table:table-cell office:value-type="float" office:value="14.1658">
            <text:p>14.1658</text:p>
          </table:table-cell>
          <table:table-cell office:value-type="float" office:value="230.834">
            <text:p>230.8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277">
            <text:p>13.7277</text:p>
          </table:table-cell>
          <table:table-cell office:value-type="float" office:value="14.0593">
            <text:p>14.0593</text:p>
          </table:table-cell>
          <table:table-cell office:value-type="float" office:value="230.941">
            <text:p>230.9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568">
            <text:p>13.7568</text:p>
          </table:table-cell>
          <table:table-cell office:value-type="float" office:value="13.9076">
            <text:p>13.9076</text:p>
          </table:table-cell>
          <table:table-cell office:value-type="float" office:value="231.092">
            <text:p>231.0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794">
            <text:p>13.7794</text:p>
          </table:table-cell>
          <table:table-cell office:value-type="float" office:value="13.79">
            <text:p>13.79</text:p>
          </table:table-cell>
          <table:table-cell office:value-type="float" office:value="231.21">
            <text:p>231.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141">
            <text:p>13.8141</text:p>
          </table:table-cell>
          <table:table-cell office:value-type="float" office:value="13.6085">
            <text:p>13.6085</text:p>
          </table:table-cell>
          <table:table-cell office:value-type="float" office:value="231.392">
            <text:p>231.3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433">
            <text:p>13.8433</text:p>
          </table:table-cell>
          <table:table-cell office:value-type="float" office:value="13.4563">
            <text:p>13.4563</text:p>
          </table:table-cell>
          <table:table-cell office:value-type="float" office:value="231.544">
            <text:p>231.5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668">
            <text:p>13.8668</text:p>
          </table:table-cell>
          <table:table-cell office:value-type="float" office:value="13.3342">
            <text:p>13.3342</text:p>
          </table:table-cell>
          <table:table-cell office:value-type="float" office:value="231.666">
            <text:p>231.6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876">
            <text:p>13.8876</text:p>
          </table:table-cell>
          <table:table-cell office:value-type="float" office:value="13.2258">
            <text:p>13.2258</text:p>
          </table:table-cell>
          <table:table-cell office:value-type="float" office:value="231.774">
            <text:p>231.7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079">
            <text:p>13.9079</text:p>
          </table:table-cell>
          <table:table-cell office:value-type="float" office:value="13.1202">
            <text:p>13.1202</text:p>
          </table:table-cell>
          <table:table-cell office:value-type="float" office:value="231.88">
            <text:p>231.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304">
            <text:p>13.9304</text:p>
          </table:table-cell>
          <table:table-cell office:value-type="float" office:value="13.0029">
            <text:p>13.0029</text:p>
          </table:table-cell>
          <table:table-cell office:value-type="float" office:value="231.997">
            <text:p>231.9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536">
            <text:p>13.9536</text:p>
          </table:table-cell>
          <table:table-cell office:value-type="float" office:value="12.882">
            <text:p>12.882</text:p>
          </table:table-cell>
          <table:table-cell office:value-type="float" office:value="232.118">
            <text:p>232.1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748">
            <text:p>13.9748</text:p>
          </table:table-cell>
          <table:table-cell office:value-type="float" office:value="12.7716">
            <text:p>12.7716</text:p>
          </table:table-cell>
          <table:table-cell office:value-type="float" office:value="232.228">
            <text:p>232.2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055">
            <text:p>14.0055</text:p>
          </table:table-cell>
          <table:table-cell office:value-type="float" office:value="12.6113">
            <text:p>12.6113</text:p>
          </table:table-cell>
          <table:table-cell office:value-type="float" office:value="232.389">
            <text:p>232.3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347">
            <text:p>14.0347</text:p>
          </table:table-cell>
          <table:table-cell office:value-type="float" office:value="12.4594">
            <text:p>12.4594</text:p>
          </table:table-cell>
          <table:table-cell office:value-type="float" office:value="232.541">
            <text:p>232.5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627">
            <text:p>14.0627</text:p>
          </table:table-cell>
          <table:table-cell office:value-type="float" office:value="12.313">
            <text:p>12.313</text:p>
          </table:table-cell>
          <table:table-cell office:value-type="float" office:value="232.687">
            <text:p>232.6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862">
            <text:p>14.0862</text:p>
          </table:table-cell>
          <table:table-cell office:value-type="float" office:value="12.1904">
            <text:p>12.1904</text:p>
          </table:table-cell>
          <table:table-cell office:value-type="float" office:value="232.81">
            <text:p>232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063">
            <text:p>14.1063</text:p>
          </table:table-cell>
          <table:table-cell office:value-type="float" office:value="12.0857">
            <text:p>12.0857</text:p>
          </table:table-cell>
          <table:table-cell office:value-type="float" office:value="232.914">
            <text:p>232.9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35">
            <text:p>14.135</text:p>
          </table:table-cell>
          <table:table-cell office:value-type="float" office:value="11.9357">
            <text:p>11.9357</text:p>
          </table:table-cell>
          <table:table-cell office:value-type="float" office:value="233.064">
            <text:p>233.0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573">
            <text:p>14.1573</text:p>
          </table:table-cell>
          <table:table-cell office:value-type="float" office:value="11.8194">
            <text:p>11.8194</text:p>
          </table:table-cell>
          <table:table-cell office:value-type="float" office:value="233.181">
            <text:p>233.1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873">
            <text:p>14.1873</text:p>
          </table:table-cell>
          <table:table-cell office:value-type="float" office:value="11.6629">
            <text:p>11.6629</text:p>
          </table:table-cell>
          <table:table-cell office:value-type="float" office:value="233.337">
            <text:p>233.3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158">
            <text:p>14.2158</text:p>
          </table:table-cell>
          <table:table-cell office:value-type="float" office:value="11.5143">
            <text:p>11.5143</text:p>
          </table:table-cell>
          <table:table-cell office:value-type="float" office:value="233.486">
            <text:p>233.4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369">
            <text:p>14.2369</text:p>
          </table:table-cell>
          <table:table-cell office:value-type="float" office:value="11.4041">
            <text:p>11.4041</text:p>
          </table:table-cell>
          <table:table-cell office:value-type="float" office:value="233.596">
            <text:p>233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659">
            <text:p>14.2659</text:p>
          </table:table-cell>
          <table:table-cell office:value-type="float" office:value="11.2523">
            <text:p>11.2523</text:p>
          </table:table-cell>
          <table:table-cell office:value-type="float" office:value="233.748">
            <text:p>233.7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973">
            <text:p>14.2973</text:p>
          </table:table-cell>
          <table:table-cell office:value-type="float" office:value="11.0884">
            <text:p>11.0884</text:p>
          </table:table-cell>
          <table:table-cell office:value-type="float" office:value="233.912">
            <text:p>233.9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174">
            <text:p>14.3174</text:p>
          </table:table-cell>
          <table:table-cell office:value-type="float" office:value="10.9832">
            <text:p>10.9832</text:p>
          </table:table-cell>
          <table:table-cell office:value-type="float" office:value="234.017">
            <text:p>234.0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451">
            <text:p>14.3451</text:p>
          </table:table-cell>
          <table:table-cell office:value-type="float" office:value="10.8386">
            <text:p>10.8386</text:p>
          </table:table-cell>
          <table:table-cell office:value-type="float" office:value="234.161">
            <text:p>234.1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682">
            <text:p>14.3682</text:p>
          </table:table-cell>
          <table:table-cell office:value-type="float" office:value="10.7178">
            <text:p>10.7178</text:p>
          </table:table-cell>
          <table:table-cell office:value-type="float" office:value="234.282">
            <text:p>234.2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892">
            <text:p>14.3892</text:p>
          </table:table-cell>
          <table:table-cell office:value-type="float" office:value="10.6081">
            <text:p>10.6081</text:p>
          </table:table-cell>
          <table:table-cell office:value-type="float" office:value="234.392">
            <text:p>234.3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174">
            <text:p>14.4174</text:p>
          </table:table-cell>
          <table:table-cell office:value-type="float" office:value="10.4604">
            <text:p>10.4604</text:p>
          </table:table-cell>
          <table:table-cell office:value-type="float" office:value="234.54">
            <text:p>234.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492">
            <text:p>14.4492</text:p>
          </table:table-cell>
          <table:table-cell office:value-type="float" office:value="10.294">
            <text:p>10.294</text:p>
          </table:table-cell>
          <table:table-cell office:value-type="float" office:value="234.706">
            <text:p>234.7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774">
            <text:p>14.4774</text:p>
          </table:table-cell>
          <table:table-cell office:value-type="float" office:value="10.1467">
            <text:p>10.1467</text:p>
          </table:table-cell>
          <table:table-cell office:value-type="float" office:value="234.853">
            <text:p>234.8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065">
            <text:p>14.5065</text:p>
          </table:table-cell>
          <table:table-cell office:value-type="float" office:value="9.99388">
            <text:p>9.99388</text:p>
          </table:table-cell>
          <table:table-cell office:value-type="float" office:value="235.006">
            <text:p>235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289">
            <text:p>14.5289</text:p>
          </table:table-cell>
          <table:table-cell office:value-type="float" office:value="9.87669">
            <text:p>9.87669</text:p>
          </table:table-cell>
          <table:table-cell office:value-type="float" office:value="235.123">
            <text:p>235.1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575">
            <text:p>14.5575</text:p>
          </table:table-cell>
          <table:table-cell office:value-type="float" office:value="9.72691">
            <text:p>9.72691</text:p>
          </table:table-cell>
          <table:table-cell office:value-type="float" office:value="235.273">
            <text:p>235.2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894">
            <text:p>14.5894</text:p>
          </table:table-cell>
          <table:table-cell office:value-type="float" office:value="9.56012">
            <text:p>9.56012</text:p>
          </table:table-cell>
          <table:table-cell office:value-type="float" office:value="235.44">
            <text:p>235.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13">
            <text:p>14.613</text:p>
          </table:table-cell>
          <table:table-cell office:value-type="float" office:value="9.43599">
            <text:p>9.43599</text:p>
          </table:table-cell>
          <table:table-cell office:value-type="float" office:value="235.564">
            <text:p>235.5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356">
            <text:p>14.6356</text:p>
          </table:table-cell>
          <table:table-cell office:value-type="float" office:value="9.31775">
            <text:p>9.31775</text:p>
          </table:table-cell>
          <table:table-cell office:value-type="float" office:value="235.682">
            <text:p>235.6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661">
            <text:p>14.6661</text:p>
          </table:table-cell>
          <table:table-cell office:value-type="float" office:value="9.15811">
            <text:p>9.15811</text:p>
          </table:table-cell>
          <table:table-cell office:value-type="float" office:value="235.842">
            <text:p>235.8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952">
            <text:p>14.6952</text:p>
          </table:table-cell>
          <table:table-cell office:value-type="float" office:value="9.00543">
            <text:p>9.00543</text:p>
          </table:table-cell>
          <table:table-cell office:value-type="float" office:value="235.995">
            <text:p>235.9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23">
            <text:p>14.723</text:p>
          </table:table-cell>
          <table:table-cell office:value-type="float" office:value="8.85948">
            <text:p>8.85948</text:p>
          </table:table-cell>
          <table:table-cell office:value-type="float" office:value="236.141">
            <text:p>236.1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462">
            <text:p>14.7462</text:p>
          </table:table-cell>
          <table:table-cell office:value-type="float" office:value="8.73781">
            <text:p>8.73781</text:p>
          </table:table-cell>
          <table:table-cell office:value-type="float" office:value="236.262">
            <text:p>236.2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756">
            <text:p>14.7756</text:p>
          </table:table-cell>
          <table:table-cell office:value-type="float" office:value="8.58328">
            <text:p>8.58328</text:p>
          </table:table-cell>
          <table:table-cell office:value-type="float" office:value="236.417">
            <text:p>236.4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075">
            <text:p>14.8075</text:p>
          </table:table-cell>
          <table:table-cell office:value-type="float" office:value="8.41615">
            <text:p>8.41615</text:p>
          </table:table-cell>
          <table:table-cell office:value-type="float" office:value="236.584">
            <text:p>236.5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362">
            <text:p>14.8362</text:p>
          </table:table-cell>
          <table:table-cell office:value-type="float" office:value="8.26567">
            <text:p>8.26567</text:p>
          </table:table-cell>
          <table:table-cell office:value-type="float" office:value="236.734">
            <text:p>236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643">
            <text:p>14.8643</text:p>
          </table:table-cell>
          <table:table-cell office:value-type="float" office:value="8.11823">
            <text:p>8.11823</text:p>
          </table:table-cell>
          <table:table-cell office:value-type="float" office:value="236.882">
            <text:p>236.8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865">
            <text:p>14.8865</text:p>
          </table:table-cell>
          <table:table-cell office:value-type="float" office:value="8.00153">
            <text:p>8.00153</text:p>
          </table:table-cell>
          <table:table-cell office:value-type="float" office:value="236.998">
            <text:p>236.9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151">
            <text:p>14.9151</text:p>
          </table:table-cell>
          <table:table-cell office:value-type="float" office:value="7.85117">
            <text:p>7.85117</text:p>
          </table:table-cell>
          <table:table-cell office:value-type="float" office:value="237.149">
            <text:p>237.1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429">
            <text:p>14.9429</text:p>
          </table:table-cell>
          <table:table-cell office:value-type="float" office:value="7.70491">
            <text:p>7.70491</text:p>
          </table:table-cell>
          <table:table-cell office:value-type="float" office:value="237.295">
            <text:p>237.2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664">
            <text:p>14.9664</text:p>
          </table:table-cell>
          <table:table-cell office:value-type="float" office:value="7.58159">
            <text:p>7.58159</text:p>
          </table:table-cell>
          <table:table-cell office:value-type="float" office:value="237.418">
            <text:p>237.4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88">
            <text:p>14.988</text:p>
          </table:table-cell>
          <table:table-cell office:value-type="float" office:value="7.46751">
            <text:p>7.46751</text:p>
          </table:table-cell>
          <table:table-cell office:value-type="float" office:value="237.532">
            <text:p>237.5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163">
            <text:p>15.0163</text:p>
          </table:table-cell>
          <table:table-cell office:value-type="float" office:value="7.31909">
            <text:p>7.31909</text:p>
          </table:table-cell>
          <table:table-cell office:value-type="float" office:value="237.681">
            <text:p>237.6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38">
            <text:p>15.038</text:p>
          </table:table-cell>
          <table:table-cell office:value-type="float" office:value="7.20457">
            <text:p>7.20457</text:p>
          </table:table-cell>
          <table:table-cell office:value-type="float" office:value="237.795">
            <text:p>237.7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667">
            <text:p>15.0667</text:p>
          </table:table-cell>
          <table:table-cell office:value-type="float" office:value="7.05409">
            <text:p>7.05409</text:p>
          </table:table-cell>
          <table:table-cell office:value-type="float" office:value="237.946">
            <text:p>237.9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964">
            <text:p>15.0964</text:p>
          </table:table-cell>
          <table:table-cell office:value-type="float" office:value="6.89735">
            <text:p>6.89735</text:p>
          </table:table-cell>
          <table:table-cell office:value-type="float" office:value="238.103">
            <text:p>238.1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187">
            <text:p>15.1187</text:p>
          </table:table-cell>
          <table:table-cell office:value-type="float" office:value="6.78061">
            <text:p>6.78061</text:p>
          </table:table-cell>
          <table:table-cell office:value-type="float" office:value="238.219">
            <text:p>238.2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471">
            <text:p>15.1471</text:p>
          </table:table-cell>
          <table:table-cell office:value-type="float" office:value="6.63092">
            <text:p>6.63092</text:p>
          </table:table-cell>
          <table:table-cell office:value-type="float" office:value="238.369">
            <text:p>238.3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686">
            <text:p>15.1686</text:p>
          </table:table-cell>
          <table:table-cell office:value-type="float" office:value="6.5174">
            <text:p>6.5174</text:p>
          </table:table-cell>
          <table:table-cell office:value-type="float" office:value="238.483">
            <text:p>238.4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888">
            <text:p>15.1888</text:p>
          </table:table-cell>
          <table:table-cell office:value-type="float" office:value="6.41145">
            <text:p>6.41145</text:p>
          </table:table-cell>
          <table:table-cell office:value-type="float" office:value="238.589">
            <text:p>238.5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164">
            <text:p>15.2164</text:p>
          </table:table-cell>
          <table:table-cell office:value-type="float" office:value="6.26617">
            <text:p>6.26617</text:p>
          </table:table-cell>
          <table:table-cell office:value-type="float" office:value="238.734">
            <text:p>238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483">
            <text:p>15.2483</text:p>
          </table:table-cell>
          <table:table-cell office:value-type="float" office:value="6.09778">
            <text:p>6.09778</text:p>
          </table:table-cell>
          <table:table-cell office:value-type="float" office:value="238.902">
            <text:p>238.9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768">
            <text:p>15.2768</text:p>
          </table:table-cell>
          <table:table-cell office:value-type="float" office:value="5.94757">
            <text:p>5.94757</text:p>
          </table:table-cell>
          <table:table-cell office:value-type="float" office:value="239.052">
            <text:p>239.0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048">
            <text:p>15.3048</text:p>
          </table:table-cell>
          <table:table-cell office:value-type="float" office:value="5.7999">
            <text:p>5.7999</text:p>
          </table:table-cell>
          <table:table-cell office:value-type="float" office:value="239.2">
            <text:p>239.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356">
            <text:p>15.3356</text:p>
          </table:table-cell>
          <table:table-cell office:value-type="float" office:value="5.63733">
            <text:p>5.63733</text:p>
          </table:table-cell>
          <table:table-cell office:value-type="float" office:value="239.363">
            <text:p>239.3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572">
            <text:p>15.3572</text:p>
          </table:table-cell>
          <table:table-cell office:value-type="float" office:value="5.52348">
            <text:p>5.52348</text:p>
          </table:table-cell>
          <table:table-cell office:value-type="float" office:value="239.477">
            <text:p>239.4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867">
            <text:p>15.3867</text:p>
          </table:table-cell>
          <table:table-cell office:value-type="float" office:value="5.36752">
            <text:p>5.36752</text:p>
          </table:table-cell>
          <table:table-cell office:value-type="float" office:value="239.632">
            <text:p>239.6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09">
            <text:p>15.409</text:p>
          </table:table-cell>
          <table:table-cell office:value-type="float" office:value="5.25009">
            <text:p>5.25009</text:p>
          </table:table-cell>
          <table:table-cell office:value-type="float" office:value="239.75">
            <text:p>239.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296">
            <text:p>15.4296</text:p>
          </table:table-cell>
          <table:table-cell office:value-type="float" office:value="5.14133">
            <text:p>5.14133</text:p>
          </table:table-cell>
          <table:table-cell office:value-type="float" office:value="239.859">
            <text:p>239.8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575">
            <text:p>15.4575</text:p>
          </table:table-cell>
          <table:table-cell office:value-type="float" office:value="4.99435">
            <text:p>4.99435</text:p>
          </table:table-cell>
          <table:table-cell office:value-type="float" office:value="240.006">
            <text:p>240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815">
            <text:p>15.4815</text:p>
          </table:table-cell>
          <table:table-cell office:value-type="float" office:value="4.8674">
            <text:p>4.8674</text:p>
          </table:table-cell>
          <table:table-cell office:value-type="float" office:value="240.133">
            <text:p>240.1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114">
            <text:p>15.5114</text:p>
          </table:table-cell>
          <table:table-cell office:value-type="float" office:value="4.70953">
            <text:p>4.70953</text:p>
          </table:table-cell>
          <table:table-cell office:value-type="float" office:value="240.29">
            <text:p>240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443">
            <text:p>15.5443</text:p>
          </table:table-cell>
          <table:table-cell office:value-type="float" office:value="4.53575">
            <text:p>4.53575</text:p>
          </table:table-cell>
          <table:table-cell office:value-type="float" office:value="240.464">
            <text:p>240.4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733">
            <text:p>15.5733</text:p>
          </table:table-cell>
          <table:table-cell office:value-type="float" office:value="4.38257">
            <text:p>4.38257</text:p>
          </table:table-cell>
          <table:table-cell office:value-type="float" office:value="240.617">
            <text:p>240.6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017">
            <text:p>15.6017</text:p>
          </table:table-cell>
          <table:table-cell office:value-type="float" office:value="4.23257">
            <text:p>4.23257</text:p>
          </table:table-cell>
          <table:table-cell office:value-type="float" office:value="240.767">
            <text:p>240.7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246">
            <text:p>15.6246</text:p>
          </table:table-cell>
          <table:table-cell office:value-type="float" office:value="4.11159">
            <text:p>4.11159</text:p>
          </table:table-cell>
          <table:table-cell office:value-type="float" office:value="240.888">
            <text:p>240.8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459">
            <text:p>15.6459</text:p>
          </table:table-cell>
          <table:table-cell office:value-type="float" office:value="3.99898">
            <text:p>3.99898</text:p>
          </table:table-cell>
          <table:table-cell office:value-type="float" office:value="241.001">
            <text:p>241.0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665">
            <text:p>15.6665</text:p>
          </table:table-cell>
          <table:table-cell office:value-type="float" office:value="3.88988">
            <text:p>3.88988</text:p>
          </table:table-cell>
          <table:table-cell office:value-type="float" office:value="241.11">
            <text:p>241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886">
            <text:p>15.6886</text:p>
          </table:table-cell>
          <table:table-cell office:value-type="float" office:value="3.77299">
            <text:p>3.77299</text:p>
          </table:table-cell>
          <table:table-cell office:value-type="float" office:value="241.227">
            <text:p>241.2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086">
            <text:p>15.7086</text:p>
          </table:table-cell>
          <table:table-cell office:value-type="float" office:value="3.66721">
            <text:p>3.66721</text:p>
          </table:table-cell>
          <table:table-cell office:value-type="float" office:value="241.333">
            <text:p>241.3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291">
            <text:p>15.7291</text:p>
          </table:table-cell>
          <table:table-cell office:value-type="float" office:value="3.55881">
            <text:p>3.55881</text:p>
          </table:table-cell>
          <table:table-cell office:value-type="float" office:value="241.441">
            <text:p>241.4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598">
            <text:p>15.7598</text:p>
          </table:table-cell>
          <table:table-cell office:value-type="float" office:value="3.39688">
            <text:p>3.39688</text:p>
          </table:table-cell>
          <table:table-cell office:value-type="float" office:value="241.603">
            <text:p>241.6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838">
            <text:p>15.7838</text:p>
          </table:table-cell>
          <table:table-cell office:value-type="float" office:value="3.26938">
            <text:p>3.26938</text:p>
          </table:table-cell>
          <table:table-cell office:value-type="float" office:value="241.731">
            <text:p>241.7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047">
            <text:p>15.8047</text:p>
          </table:table-cell>
          <table:table-cell office:value-type="float" office:value="3.15858">
            <text:p>3.15858</text:p>
          </table:table-cell>
          <table:table-cell office:value-type="float" office:value="241.841">
            <text:p>241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337">
            <text:p>15.8337</text:p>
          </table:table-cell>
          <table:table-cell office:value-type="float" office:value="3.00568">
            <text:p>3.00568</text:p>
          </table:table-cell>
          <table:table-cell office:value-type="float" office:value="241.994">
            <text:p>241.9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561">
            <text:p>15.8561</text:p>
          </table:table-cell>
          <table:table-cell office:value-type="float" office:value="2.8867">
            <text:p>2.8867</text:p>
          </table:table-cell>
          <table:table-cell office:value-type="float" office:value="242.113">
            <text:p>242.1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76">
            <text:p>15.876</text:p>
          </table:table-cell>
          <table:table-cell office:value-type="float" office:value="2.78133">
            <text:p>2.78133</text:p>
          </table:table-cell>
          <table:table-cell office:value-type="float" office:value="242.219">
            <text:p>242.2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961">
            <text:p>15.8961</text:p>
          </table:table-cell>
          <table:table-cell office:value-type="float" office:value="2.67479">
            <text:p>2.67479</text:p>
          </table:table-cell>
          <table:table-cell office:value-type="float" office:value="242.325">
            <text:p>242.3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209">
            <text:p>15.9209</text:p>
          </table:table-cell>
          <table:table-cell office:value-type="float" office:value="2.54353">
            <text:p>2.54353</text:p>
          </table:table-cell>
          <table:table-cell office:value-type="float" office:value="242.456">
            <text:p>242.4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415">
            <text:p>15.9415</text:p>
          </table:table-cell>
          <table:table-cell office:value-type="float" office:value="2.43469">
            <text:p>2.43469</text:p>
          </table:table-cell>
          <table:table-cell office:value-type="float" office:value="242.565">
            <text:p>242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623">
            <text:p>15.9623</text:p>
          </table:table-cell>
          <table:table-cell office:value-type="float" office:value="2.32436">
            <text:p>2.32436</text:p>
          </table:table-cell>
          <table:table-cell office:value-type="float" office:value="242.676">
            <text:p>242.6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838">
            <text:p>15.9838</text:p>
          </table:table-cell>
          <table:table-cell office:value-type="float" office:value="2.21005">
            <text:p>2.21005</text:p>
          </table:table-cell>
          <table:table-cell office:value-type="float" office:value="242.79">
            <text:p>242.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056">
            <text:p>16.0056</text:p>
          </table:table-cell>
          <table:table-cell office:value-type="float" office:value="2.0947">
            <text:p>2.0947</text:p>
          </table:table-cell>
          <table:table-cell office:value-type="float" office:value="242.905">
            <text:p>242.9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266">
            <text:p>16.0266</text:p>
          </table:table-cell>
          <table:table-cell office:value-type="float" office:value="1.98325">
            <text:p>1.98325</text:p>
          </table:table-cell>
          <table:table-cell office:value-type="float" office:value="243.017">
            <text:p>243.0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558">
            <text:p>16.0558</text:p>
          </table:table-cell>
          <table:table-cell office:value-type="float" office:value="1.82851">
            <text:p>1.82851</text:p>
          </table:table-cell>
          <table:table-cell office:value-type="float" office:value="243.171">
            <text:p>243.1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785">
            <text:p>16.0785</text:p>
          </table:table-cell>
          <table:table-cell office:value-type="float" office:value="1.70815">
            <text:p>1.70815</text:p>
          </table:table-cell>
          <table:table-cell office:value-type="float" office:value="243.292">
            <text:p>243.2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003">
            <text:p>16.1003</text:p>
          </table:table-cell>
          <table:table-cell office:value-type="float" office:value="1.59236">
            <text:p>1.59236</text:p>
          </table:table-cell>
          <table:table-cell office:value-type="float" office:value="243.408">
            <text:p>243.4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313">
            <text:p>16.1313</text:p>
          </table:table-cell>
          <table:table-cell office:value-type="float" office:value="1.42816">
            <text:p>1.42816</text:p>
          </table:table-cell>
          <table:table-cell office:value-type="float" office:value="243.572">
            <text:p>243.5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543">
            <text:p>16.1543</text:p>
          </table:table-cell>
          <table:table-cell office:value-type="float" office:value="1.30609">
            <text:p>1.30609</text:p>
          </table:table-cell>
          <table:table-cell office:value-type="float" office:value="243.694">
            <text:p>243.6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746">
            <text:p>16.1746</text:p>
          </table:table-cell>
          <table:table-cell office:value-type="float" office:value="1.19872">
            <text:p>1.19872</text:p>
          </table:table-cell>
          <table:table-cell office:value-type="float" office:value="243.801">
            <text:p>243.8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038">
            <text:p>16.2038</text:p>
          </table:table-cell>
          <table:table-cell office:value-type="float" office:value="1.04337">
            <text:p>1.04337</text:p>
          </table:table-cell>
          <table:table-cell office:value-type="float" office:value="243.957">
            <text:p>243.9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279">
            <text:p>16.2279</text:p>
          </table:table-cell>
          <table:table-cell office:value-type="float" office:value="0.915405">
            <text:p>0.915405</text:p>
          </table:table-cell>
          <table:table-cell office:value-type="float" office:value="244.085">
            <text:p>244.0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568">
            <text:p>16.2568</text:p>
          </table:table-cell>
          <table:table-cell office:value-type="float" office:value="0.761719">
            <text:p>0.761719</text:p>
          </table:table-cell>
          <table:table-cell office:value-type="float" office:value="244.238">
            <text:p>244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805">
            <text:p>16.2805</text:p>
          </table:table-cell>
          <table:table-cell office:value-type="float" office:value="0.635941">
            <text:p>0.635941</text:p>
          </table:table-cell>
          <table:table-cell office:value-type="float" office:value="244.364">
            <text:p>244.3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038">
            <text:p>16.3038</text:p>
          </table:table-cell>
          <table:table-cell office:value-type="float" office:value="0.512344">
            <text:p>0.512344</text:p>
          </table:table-cell>
          <table:table-cell office:value-type="float" office:value="244.488">
            <text:p>244.4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343">
            <text:p>16.3343</text:p>
          </table:table-cell>
          <table:table-cell office:value-type="float" office:value="0.350281">
            <text:p>0.350281</text:p>
          </table:table-cell>
          <table:table-cell office:value-type="float" office:value="244.65">
            <text:p>244.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67">
            <text:p>16.367</text:p>
          </table:table-cell>
          <table:table-cell office:value-type="float" office:value="0.176544">
            <text:p>0.176544</text:p>
          </table:table-cell>
          <table:table-cell office:value-type="float" office:value="244.823">
            <text:p>244.8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871">
            <text:p>16.3871</text:p>
          </table:table-cell>
          <table:table-cell office:value-type="float" office:value="0.0693817">
            <text:p>0.0693817</text:p>
          </table:table-cell>
          <table:table-cell office:value-type="float" office:value="244.931">
            <text:p>244.931</text:p>
          </table:table-cell>
          <table:table-cell office:value-type="float" office:value="0.693817">
            <text:p>0.6938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094">
            <text:p>16.4094</text:p>
          </table:table-cell>
          <table:table-cell office:value-type="float" office:value="-0.048645">
            <text:p>-0.048645</text:p>
          </table:table-cell>
          <table:table-cell office:value-type="float" office:value="245.049">
            <text:p>245.049</text:p>
          </table:table-cell>
          <table:table-cell office:value-type="float" office:value="-0.48645">
            <text:p>-0.486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424">
            <text:p>16.4424</text:p>
          </table:table-cell>
          <table:table-cell office:value-type="float" office:value="-0.224411">
            <text:p>-0.224411</text:p>
          </table:table-cell>
          <table:table-cell office:value-type="float" office:value="245.224">
            <text:p>245.2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636">
            <text:p>16.4636</text:p>
          </table:table-cell>
          <table:table-cell office:value-type="float" office:value="-0.33667">
            <text:p>-0.33667</text:p>
          </table:table-cell>
          <table:table-cell office:value-type="float" office:value="245.337">
            <text:p>245.3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844">
            <text:p>16.4844</text:p>
          </table:table-cell>
          <table:table-cell office:value-type="float" office:value="-0.447372">
            <text:p>-0.447372</text:p>
          </table:table-cell>
          <table:table-cell office:value-type="float" office:value="245.447">
            <text:p>245.4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175">
            <text:p>16.5175</text:p>
          </table:table-cell>
          <table:table-cell office:value-type="float" office:value="-0.623367">
            <text:p>-0.623367</text:p>
          </table:table-cell>
          <table:table-cell office:value-type="float" office:value="245.623">
            <text:p>245.6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38">
            <text:p>16.538</text:p>
          </table:table-cell>
          <table:table-cell office:value-type="float" office:value="-0.73262">
            <text:p>-0.73262</text:p>
          </table:table-cell>
          <table:table-cell office:value-type="float" office:value="245.733">
            <text:p>245.7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58">
            <text:p>16.558</text:p>
          </table:table-cell>
          <table:table-cell office:value-type="float" office:value="-0.83876">
            <text:p>-0.83876</text:p>
          </table:table-cell>
          <table:table-cell office:value-type="float" office:value="245.839">
            <text:p>245.8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789">
            <text:p>16.5789</text:p>
          </table:table-cell>
          <table:table-cell office:value-type="float" office:value="-0.950119">
            <text:p>-0.950119</text:p>
          </table:table-cell>
          <table:table-cell office:value-type="float" office:value="245.95">
            <text:p>245.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015">
            <text:p>16.6015</text:p>
          </table:table-cell>
          <table:table-cell office:value-type="float" office:value="-1.07043">
            <text:p>-1.07043</text:p>
          </table:table-cell>
          <table:table-cell office:value-type="float" office:value="246.07">
            <text:p>246.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279">
            <text:p>16.6279</text:p>
          </table:table-cell>
          <table:table-cell office:value-type="float" office:value="-1.21097">
            <text:p>-1.21097</text:p>
          </table:table-cell>
          <table:table-cell office:value-type="float" office:value="246.211">
            <text:p>246.2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494">
            <text:p>16.6494</text:p>
          </table:table-cell>
          <table:table-cell office:value-type="float" office:value="-1.3251">
            <text:p>-1.3251</text:p>
          </table:table-cell>
          <table:table-cell office:value-type="float" office:value="246.325">
            <text:p>246.3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707">
            <text:p>16.6707</text:p>
          </table:table-cell>
          <table:table-cell office:value-type="float" office:value="-1.43869">
            <text:p>-1.43869</text:p>
          </table:table-cell>
          <table:table-cell office:value-type="float" office:value="246.439">
            <text:p>246.4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003">
            <text:p>16.7003</text:p>
          </table:table-cell>
          <table:table-cell office:value-type="float" office:value="-1.59607">
            <text:p>-1.59607</text:p>
          </table:table-cell>
          <table:table-cell office:value-type="float" office:value="246.596">
            <text:p>246.5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311">
            <text:p>16.7311</text:p>
          </table:table-cell>
          <table:table-cell office:value-type="float" office:value="-1.7601">
            <text:p>-1.7601</text:p>
          </table:table-cell>
          <table:table-cell office:value-type="float" office:value="246.76">
            <text:p>246.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606">
            <text:p>16.7606</text:p>
          </table:table-cell>
          <table:table-cell office:value-type="float" office:value="-1.9166">
            <text:p>-1.9166</text:p>
          </table:table-cell>
          <table:table-cell office:value-type="float" office:value="246.917">
            <text:p>246.9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886">
            <text:p>16.7886</text:p>
          </table:table-cell>
          <table:table-cell office:value-type="float" office:value="-2.06512">
            <text:p>-2.06512</text:p>
          </table:table-cell>
          <table:table-cell office:value-type="float" office:value="247.065">
            <text:p>247.0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104">
            <text:p>16.8104</text:p>
          </table:table-cell>
          <table:table-cell office:value-type="float" office:value="-2.1806">
            <text:p>-2.1806</text:p>
          </table:table-cell>
          <table:table-cell office:value-type="float" office:value="247.181">
            <text:p>247.1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395">
            <text:p>16.8395</text:p>
          </table:table-cell>
          <table:table-cell office:value-type="float" office:value="-2.33527">
            <text:p>-2.33527</text:p>
          </table:table-cell>
          <table:table-cell office:value-type="float" office:value="247.335">
            <text:p>247.3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677">
            <text:p>16.8677</text:p>
          </table:table-cell>
          <table:table-cell office:value-type="float" office:value="-2.48428">
            <text:p>-2.48428</text:p>
          </table:table-cell>
          <table:table-cell office:value-type="float" office:value="247.484">
            <text:p>247.4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91">
            <text:p>16.891</text:p>
          </table:table-cell>
          <table:table-cell office:value-type="float" office:value="-2.60727">
            <text:p>-2.60727</text:p>
          </table:table-cell>
          <table:table-cell office:value-type="float" office:value="247.607">
            <text:p>247.6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196">
            <text:p>16.9196</text:p>
          </table:table-cell>
          <table:table-cell office:value-type="float" office:value="-2.75771">
            <text:p>-2.75771</text:p>
          </table:table-cell>
          <table:table-cell office:value-type="float" office:value="247.758">
            <text:p>247.7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484">
            <text:p>16.9484</text:p>
          </table:table-cell>
          <table:table-cell office:value-type="float" office:value="-2.90965">
            <text:p>-2.90965</text:p>
          </table:table-cell>
          <table:table-cell office:value-type="float" office:value="247.91">
            <text:p>247.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704">
            <text:p>16.9704</text:p>
          </table:table-cell>
          <table:table-cell office:value-type="float" office:value="-3.02499">
            <text:p>-3.02499</text:p>
          </table:table-cell>
          <table:table-cell office:value-type="float" office:value="248.025">
            <text:p>248.0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984">
            <text:p>16.9984</text:p>
          </table:table-cell>
          <table:table-cell office:value-type="float" office:value="-3.17133">
            <text:p>-3.17133</text:p>
          </table:table-cell>
          <table:table-cell office:value-type="float" office:value="248.171">
            <text:p>248.1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267">
            <text:p>17.0267</text:p>
          </table:table-cell>
          <table:table-cell office:value-type="float" office:value="-3.31908">
            <text:p>-3.31908</text:p>
          </table:table-cell>
          <table:table-cell office:value-type="float" office:value="248.319">
            <text:p>248.3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479">
            <text:p>17.0479</text:p>
          </table:table-cell>
          <table:table-cell office:value-type="float" office:value="-3.42947">
            <text:p>-3.42947</text:p>
          </table:table-cell>
          <table:table-cell office:value-type="float" office:value="248.429">
            <text:p>248.4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764">
            <text:p>17.0764</text:p>
          </table:table-cell>
          <table:table-cell office:value-type="float" office:value="-3.57733">
            <text:p>-3.57733</text:p>
          </table:table-cell>
          <table:table-cell office:value-type="float" office:value="248.577">
            <text:p>248.5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042">
            <text:p>17.1042</text:p>
          </table:table-cell>
          <table:table-cell office:value-type="float" office:value="-3.72084">
            <text:p>-3.72084</text:p>
          </table:table-cell>
          <table:table-cell office:value-type="float" office:value="248.721">
            <text:p>248.7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279">
            <text:p>17.1279</text:p>
          </table:table-cell>
          <table:table-cell office:value-type="float" office:value="-3.84235">
            <text:p>-3.84235</text:p>
          </table:table-cell>
          <table:table-cell office:value-type="float" office:value="248.842">
            <text:p>248.8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498">
            <text:p>17.1498</text:p>
          </table:table-cell>
          <table:table-cell office:value-type="float" office:value="-3.95436">
            <text:p>-3.95436</text:p>
          </table:table-cell>
          <table:table-cell office:value-type="float" office:value="248.954">
            <text:p>248.9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7">
            <text:p>17.17</text:p>
          </table:table-cell>
          <table:table-cell office:value-type="float" office:value="-4.05743">
            <text:p>-4.05743</text:p>
          </table:table-cell>
          <table:table-cell office:value-type="float" office:value="249.057">
            <text:p>249.0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93">
            <text:p>17.193</text:p>
          </table:table-cell>
          <table:table-cell office:value-type="float" office:value="-4.17393">
            <text:p>-4.17393</text:p>
          </table:table-cell>
          <table:table-cell office:value-type="float" office:value="249.174">
            <text:p>249.1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138">
            <text:p>17.2138</text:p>
          </table:table-cell>
          <table:table-cell office:value-type="float" office:value="-4.27898">
            <text:p>-4.27898</text:p>
          </table:table-cell>
          <table:table-cell office:value-type="float" office:value="249.279">
            <text:p>249.2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425">
            <text:p>17.2425</text:p>
          </table:table-cell>
          <table:table-cell office:value-type="float" office:value="-4.42278">
            <text:p>-4.42278</text:p>
          </table:table-cell>
          <table:table-cell office:value-type="float" office:value="249.423">
            <text:p>249.4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64">
            <text:p>17.264</text:p>
          </table:table-cell>
          <table:table-cell office:value-type="float" office:value="-4.52985">
            <text:p>-4.52985</text:p>
          </table:table-cell>
          <table:table-cell office:value-type="float" office:value="249.53">
            <text:p>249.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868">
            <text:p>17.2868</text:p>
          </table:table-cell>
          <table:table-cell office:value-type="float" office:value="-4.64262">
            <text:p>-4.64262</text:p>
          </table:table-cell>
          <table:table-cell office:value-type="float" office:value="249.643">
            <text:p>249.6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08">
            <text:p>17.308</text:p>
          </table:table-cell>
          <table:table-cell office:value-type="float" office:value="-4.74727">
            <text:p>-4.74727</text:p>
          </table:table-cell>
          <table:table-cell office:value-type="float" office:value="249.747">
            <text:p>249.7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29">
            <text:p>17.329</text:p>
          </table:table-cell>
          <table:table-cell office:value-type="float" office:value="-4.84938">
            <text:p>-4.84938</text:p>
          </table:table-cell>
          <table:table-cell office:value-type="float" office:value="249.849">
            <text:p>249.8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574">
            <text:p>17.3574</text:p>
          </table:table-cell>
          <table:table-cell office:value-type="float" office:value="-4.98718">
            <text:p>-4.98718</text:p>
          </table:table-cell>
          <table:table-cell office:value-type="float" office:value="249.987">
            <text:p>249.9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798">
            <text:p>17.3798</text:p>
          </table:table-cell>
          <table:table-cell office:value-type="float" office:value="-5.09506">
            <text:p>-5.09506</text:p>
          </table:table-cell>
          <table:table-cell office:value-type="float" office:value="250.095">
            <text:p>250.0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003">
            <text:p>17.4003</text:p>
          </table:table-cell>
          <table:table-cell office:value-type="float" office:value="-5.19313">
            <text:p>-5.19313</text:p>
          </table:table-cell>
          <table:table-cell office:value-type="float" office:value="250.193">
            <text:p>250.1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289">
            <text:p>17.4289</text:p>
          </table:table-cell>
          <table:table-cell office:value-type="float" office:value="-5.32809">
            <text:p>-5.32809</text:p>
          </table:table-cell>
          <table:table-cell office:value-type="float" office:value="250.328">
            <text:p>250.3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496">
            <text:p>17.4496</text:p>
          </table:table-cell>
          <table:table-cell office:value-type="float" office:value="-5.42499">
            <text:p>-5.42499</text:p>
          </table:table-cell>
          <table:table-cell office:value-type="float" office:value="250.425">
            <text:p>250.4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778">
            <text:p>17.4778</text:p>
          </table:table-cell>
          <table:table-cell office:value-type="float" office:value="-5.55603">
            <text:p>-5.55603</text:p>
          </table:table-cell>
          <table:table-cell office:value-type="float" office:value="250.556">
            <text:p>250.5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055">
            <text:p>17.5055</text:p>
          </table:table-cell>
          <table:table-cell office:value-type="float" office:value="-5.6828">
            <text:p>-5.6828</text:p>
          </table:table-cell>
          <table:table-cell office:value-type="float" office:value="250.683">
            <text:p>250.6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261">
            <text:p>17.5261</text:p>
          </table:table-cell>
          <table:table-cell office:value-type="float" office:value="-5.77647">
            <text:p>-5.77647</text:p>
          </table:table-cell>
          <table:table-cell office:value-type="float" office:value="250.776">
            <text:p>250.7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546">
            <text:p>17.5546</text:p>
          </table:table-cell>
          <table:table-cell office:value-type="float" office:value="-5.90411">
            <text:p>-5.90411</text:p>
          </table:table-cell>
          <table:table-cell office:value-type="float" office:value="250.904">
            <text:p>250.9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839">
            <text:p>17.5839</text:p>
          </table:table-cell>
          <table:table-cell office:value-type="float" office:value="-6.03398">
            <text:p>-6.03398</text:p>
          </table:table-cell>
          <table:table-cell office:value-type="float" office:value="251.034">
            <text:p>251.0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064">
            <text:p>17.6064</text:p>
          </table:table-cell>
          <table:table-cell office:value-type="float" office:value="-6.1326">
            <text:p>-6.1326</text:p>
          </table:table-cell>
          <table:table-cell office:value-type="float" office:value="251.133">
            <text:p>251.1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265">
            <text:p>17.6265</text:p>
          </table:table-cell>
          <table:table-cell office:value-type="float" office:value="-6.21962">
            <text:p>-6.21962</text:p>
          </table:table-cell>
          <table:table-cell office:value-type="float" office:value="251.22">
            <text:p>251.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481">
            <text:p>17.6481</text:p>
          </table:table-cell>
          <table:table-cell office:value-type="float" office:value="-6.31184">
            <text:p>-6.31184</text:p>
          </table:table-cell>
          <table:table-cell office:value-type="float" office:value="251.312">
            <text:p>251.3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685">
            <text:p>17.6685</text:p>
          </table:table-cell>
          <table:table-cell office:value-type="float" office:value="-6.39822">
            <text:p>-6.39822</text:p>
          </table:table-cell>
          <table:table-cell office:value-type="float" office:value="251.398">
            <text:p>251.3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925">
            <text:p>17.6925</text:p>
          </table:table-cell>
          <table:table-cell office:value-type="float" office:value="-6.49902">
            <text:p>-6.49902</text:p>
          </table:table-cell>
          <table:table-cell office:value-type="float" office:value="251.499">
            <text:p>251.4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127">
            <text:p>17.7127</text:p>
          </table:table-cell>
          <table:table-cell office:value-type="float" office:value="-6.58249">
            <text:p>-6.58249</text:p>
          </table:table-cell>
          <table:table-cell office:value-type="float" office:value="251.582">
            <text:p>251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351">
            <text:p>17.7351</text:p>
          </table:table-cell>
          <table:table-cell office:value-type="float" office:value="-6.67386">
            <text:p>-6.67386</text:p>
          </table:table-cell>
          <table:table-cell office:value-type="float" office:value="251.674">
            <text:p>251.6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643">
            <text:p>17.7643</text:p>
          </table:table-cell>
          <table:table-cell office:value-type="float" office:value="-6.79124">
            <text:p>-6.79124</text:p>
          </table:table-cell>
          <table:table-cell office:value-type="float" office:value="251.791">
            <text:p>251.7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854">
            <text:p>17.7854</text:p>
          </table:table-cell>
          <table:table-cell office:value-type="float" office:value="-6.87508">
            <text:p>-6.87508</text:p>
          </table:table-cell>
          <table:table-cell office:value-type="float" office:value="251.875">
            <text:p>251.8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157">
            <text:p>17.8157</text:p>
          </table:table-cell>
          <table:table-cell office:value-type="float" office:value="-6.99326">
            <text:p>-6.99326</text:p>
          </table:table-cell>
          <table:table-cell office:value-type="float" office:value="251.993">
            <text:p>251.9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429">
            <text:p>17.8429</text:p>
          </table:table-cell>
          <table:table-cell office:value-type="float" office:value="-7.097">
            <text:p>-7.097</text:p>
          </table:table-cell>
          <table:table-cell office:value-type="float" office:value="252.097">
            <text:p>252.0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638">
            <text:p>17.8638</text:p>
          </table:table-cell>
          <table:table-cell office:value-type="float" office:value="-7.1757">
            <text:p>-7.1757</text:p>
          </table:table-cell>
          <table:table-cell office:value-type="float" office:value="252.176">
            <text:p>252.1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837">
            <text:p>17.8837</text:p>
          </table:table-cell>
          <table:table-cell office:value-type="float" office:value="-7.24997">
            <text:p>-7.24997</text:p>
          </table:table-cell>
          <table:table-cell office:value-type="float" office:value="252.25">
            <text:p>252.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117">
            <text:p>17.9117</text:p>
          </table:table-cell>
          <table:table-cell office:value-type="float" office:value="-7.35228">
            <text:p>-7.35228</text:p>
          </table:table-cell>
          <table:table-cell office:value-type="float" office:value="252.352">
            <text:p>252.3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408">
            <text:p>17.9408</text:p>
          </table:table-cell>
          <table:table-cell office:value-type="float" office:value="-7.45642">
            <text:p>-7.45642</text:p>
          </table:table-cell>
          <table:table-cell office:value-type="float" office:value="252.456">
            <text:p>252.4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681">
            <text:p>17.9681</text:p>
          </table:table-cell>
          <table:table-cell office:value-type="float" office:value="-7.55217">
            <text:p>-7.55217</text:p>
          </table:table-cell>
          <table:table-cell office:value-type="float" office:value="252.552">
            <text:p>252.5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904">
            <text:p>17.9904</text:p>
          </table:table-cell>
          <table:table-cell office:value-type="float" office:value="-7.62912">
            <text:p>-7.62912</text:p>
          </table:table-cell>
          <table:table-cell office:value-type="float" office:value="252.629">
            <text:p>252.6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123">
            <text:p>18.0123</text:p>
          </table:table-cell>
          <table:table-cell office:value-type="float" office:value="-7.70355">
            <text:p>-7.70355</text:p>
          </table:table-cell>
          <table:table-cell office:value-type="float" office:value="252.704">
            <text:p>252.7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421">
            <text:p>18.0421</text:p>
          </table:table-cell>
          <table:table-cell office:value-type="float" office:value="-7.80243">
            <text:p>-7.80243</text:p>
          </table:table-cell>
          <table:table-cell office:value-type="float" office:value="252.802">
            <text:p>252.8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651">
            <text:p>18.0651</text:p>
          </table:table-cell>
          <table:table-cell office:value-type="float" office:value="-7.87737">
            <text:p>-7.87737</text:p>
          </table:table-cell>
          <table:table-cell office:value-type="float" office:value="252.877">
            <text:p>252.8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852">
            <text:p>18.0852</text:p>
          </table:table-cell>
          <table:table-cell office:value-type="float" office:value="-7.94151">
            <text:p>-7.94151</text:p>
          </table:table-cell>
          <table:table-cell office:value-type="float" office:value="252.942">
            <text:p>252.9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151">
            <text:p>18.1151</text:p>
          </table:table-cell>
          <table:table-cell office:value-type="float" office:value="-8.0351">
            <text:p>-8.0351</text:p>
          </table:table-cell>
          <table:table-cell office:value-type="float" office:value="253.035">
            <text:p>253.0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359">
            <text:p>18.1359</text:p>
          </table:table-cell>
          <table:table-cell office:value-type="float" office:value="-8.09889">
            <text:p>-8.09889</text:p>
          </table:table-cell>
          <table:table-cell office:value-type="float" office:value="253.099">
            <text:p>253.0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559">
            <text:p>18.1559</text:p>
          </table:table-cell>
          <table:table-cell office:value-type="float" office:value="-8.15938">
            <text:p>-8.15938</text:p>
          </table:table-cell>
          <table:table-cell office:value-type="float" office:value="253.159">
            <text:p>253.1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832">
            <text:p>18.1832</text:p>
          </table:table-cell>
          <table:table-cell office:value-type="float" office:value="-8.23979">
            <text:p>-8.23979</text:p>
          </table:table-cell>
          <table:table-cell office:value-type="float" office:value="253.24">
            <text:p>253.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127">
            <text:p>18.2127</text:p>
          </table:table-cell>
          <table:table-cell office:value-type="float" office:value="-8.32471">
            <text:p>-8.32471</text:p>
          </table:table-cell>
          <table:table-cell office:value-type="float" office:value="253.325">
            <text:p>253.3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408">
            <text:p>18.2408</text:p>
          </table:table-cell>
          <table:table-cell office:value-type="float" office:value="-8.40347">
            <text:p>-8.40347</text:p>
          </table:table-cell>
          <table:table-cell office:value-type="float" office:value="253.403">
            <text:p>253.4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7">
            <text:p>18.27</text:p>
          </table:table-cell>
          <table:table-cell office:value-type="float" office:value="-8.4828">
            <text:p>-8.4828</text:p>
          </table:table-cell>
          <table:table-cell office:value-type="float" office:value="253.483">
            <text:p>253.4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98">
            <text:p>18.298</text:p>
          </table:table-cell>
          <table:table-cell office:value-type="float" office:value="-8.55704">
            <text:p>-8.55704</text:p>
          </table:table-cell>
          <table:table-cell office:value-type="float" office:value="253.557">
            <text:p>253.5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271">
            <text:p>18.3271</text:p>
          </table:table-cell>
          <table:table-cell office:value-type="float" office:value="-8.63202">
            <text:p>-8.63202</text:p>
          </table:table-cell>
          <table:table-cell office:value-type="float" office:value="253.632">
            <text:p>253.6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48">
            <text:p>18.348</text:p>
          </table:table-cell>
          <table:table-cell office:value-type="float" office:value="-8.68469">
            <text:p>-8.68469</text:p>
          </table:table-cell>
          <table:table-cell office:value-type="float" office:value="253.685">
            <text:p>253.6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686">
            <text:p>18.3686</text:p>
          </table:table-cell>
          <table:table-cell office:value-type="float" office:value="-8.73523">
            <text:p>-8.73523</text:p>
          </table:table-cell>
          <table:table-cell office:value-type="float" office:value="253.735">
            <text:p>253.7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965">
            <text:p>18.3965</text:p>
          </table:table-cell>
          <table:table-cell office:value-type="float" office:value="-8.80232">
            <text:p>-8.80232</text:p>
          </table:table-cell>
          <table:table-cell office:value-type="float" office:value="253.802">
            <text:p>253.8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258">
            <text:p>18.4258</text:p>
          </table:table-cell>
          <table:table-cell office:value-type="float" office:value="-8.87035">
            <text:p>-8.87035</text:p>
          </table:table-cell>
          <table:table-cell office:value-type="float" office:value="253.87">
            <text:p>253.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556">
            <text:p>18.4556</text:p>
          </table:table-cell>
          <table:table-cell office:value-type="float" office:value="-8.93735">
            <text:p>-8.93735</text:p>
          </table:table-cell>
          <table:table-cell office:value-type="float" office:value="253.937">
            <text:p>253.9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84">
            <text:p>18.484</text:p>
          </table:table-cell>
          <table:table-cell office:value-type="float" office:value="-8.99925">
            <text:p>-8.99925</text:p>
          </table:table-cell>
          <table:table-cell office:value-type="float" office:value="253.999">
            <text:p>253.9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113">
            <text:p>18.5113</text:p>
          </table:table-cell>
          <table:table-cell office:value-type="float" office:value="-9.05681">
            <text:p>-9.05681</text:p>
          </table:table-cell>
          <table:table-cell office:value-type="float" office:value="254.057">
            <text:p>254.0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392">
            <text:p>18.5392</text:p>
          </table:table-cell>
          <table:table-cell office:value-type="float" office:value="-9.114">
            <text:p>-9.114</text:p>
          </table:table-cell>
          <table:table-cell office:value-type="float" office:value="254.114">
            <text:p>254.1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594">
            <text:p>18.5594</text:p>
          </table:table-cell>
          <table:table-cell office:value-type="float" office:value="-9.15401">
            <text:p>-9.15401</text:p>
          </table:table-cell>
          <table:table-cell office:value-type="float" office:value="254.154">
            <text:p>254.1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889">
            <text:p>18.5889</text:p>
          </table:table-cell>
          <table:table-cell office:value-type="float" office:value="-9.21062">
            <text:p>-9.21062</text:p>
          </table:table-cell>
          <table:table-cell office:value-type="float" office:value="254.211">
            <text:p>254.2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119">
            <text:p>18.6119</text:p>
          </table:table-cell>
          <table:table-cell office:value-type="float" office:value="-9.25325">
            <text:p>-9.25325</text:p>
          </table:table-cell>
          <table:table-cell office:value-type="float" office:value="254.253">
            <text:p>254.2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354">
            <text:p>18.6354</text:p>
          </table:table-cell>
          <table:table-cell office:value-type="float" office:value="-9.29565">
            <text:p>-9.29565</text:p>
          </table:table-cell>
          <table:table-cell office:value-type="float" office:value="254.296">
            <text:p>254.2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613">
            <text:p>18.6613</text:p>
          </table:table-cell>
          <table:table-cell office:value-type="float" office:value="-9.34084">
            <text:p>-9.34084</text:p>
          </table:table-cell>
          <table:table-cell office:value-type="float" office:value="254.341">
            <text:p>254.3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935">
            <text:p>18.6935</text:p>
          </table:table-cell>
          <table:table-cell office:value-type="float" office:value="-9.39488">
            <text:p>-9.39488</text:p>
          </table:table-cell>
          <table:table-cell office:value-type="float" office:value="254.395">
            <text:p>254.3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142">
            <text:p>18.7142</text:p>
          </table:table-cell>
          <table:table-cell office:value-type="float" office:value="-9.42838">
            <text:p>-9.42838</text:p>
          </table:table-cell>
          <table:table-cell office:value-type="float" office:value="254.428">
            <text:p>254.4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36">
            <text:p>18.736</text:p>
          </table:table-cell>
          <table:table-cell office:value-type="float" office:value="-9.46249">
            <text:p>-9.46249</text:p>
          </table:table-cell>
          <table:table-cell office:value-type="float" office:value="254.462">
            <text:p>254.4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651">
            <text:p>18.7651</text:p>
          </table:table-cell>
          <table:table-cell office:value-type="float" office:value="-9.50633">
            <text:p>-9.50633</text:p>
          </table:table-cell>
          <table:table-cell office:value-type="float" office:value="254.506">
            <text:p>254.5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885">
            <text:p>18.7885</text:p>
          </table:table-cell>
          <table:table-cell office:value-type="float" office:value="-9.54016">
            <text:p>-9.54016</text:p>
          </table:table-cell>
          <table:table-cell office:value-type="float" office:value="254.54">
            <text:p>254.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088">
            <text:p>18.8088</text:p>
          </table:table-cell>
          <table:table-cell office:value-type="float" office:value="-9.56848">
            <text:p>-9.56848</text:p>
          </table:table-cell>
          <table:table-cell office:value-type="float" office:value="254.568">
            <text:p>254.5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378">
            <text:p>18.8378</text:p>
          </table:table-cell>
          <table:table-cell office:value-type="float" office:value="-9.60762">
            <text:p>-9.60762</text:p>
          </table:table-cell>
          <table:table-cell office:value-type="float" office:value="254.608">
            <text:p>254.6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61">
            <text:p>18.861</text:p>
          </table:table-cell>
          <table:table-cell office:value-type="float" office:value="-9.63736">
            <text:p>-9.63736</text:p>
          </table:table-cell>
          <table:table-cell office:value-type="float" office:value="254.637">
            <text:p>254.6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813">
            <text:p>18.8813</text:p>
          </table:table-cell>
          <table:table-cell office:value-type="float" office:value="-9.66257">
            <text:p>-9.66257</text:p>
          </table:table-cell>
          <table:table-cell office:value-type="float" office:value="254.663">
            <text:p>254.6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107">
            <text:p>18.9107</text:p>
          </table:table-cell>
          <table:table-cell office:value-type="float" office:value="-9.69745">
            <text:p>-9.69745</text:p>
          </table:table-cell>
          <table:table-cell office:value-type="float" office:value="254.697">
            <text:p>254.6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438">
            <text:p>18.9438</text:p>
          </table:table-cell>
          <table:table-cell office:value-type="float" office:value="-9.73459">
            <text:p>-9.73459</text:p>
          </table:table-cell>
          <table:table-cell office:value-type="float" office:value="254.735">
            <text:p>254.7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655">
            <text:p>18.9655</text:p>
          </table:table-cell>
          <table:table-cell office:value-type="float" office:value="-9.75766">
            <text:p>-9.75766</text:p>
          </table:table-cell>
          <table:table-cell office:value-type="float" office:value="254.758">
            <text:p>254.7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872">
            <text:p>18.9872</text:p>
          </table:table-cell>
          <table:table-cell office:value-type="float" office:value="-9.77994">
            <text:p>-9.77994</text:p>
          </table:table-cell>
          <table:table-cell office:value-type="float" office:value="254.78">
            <text:p>254.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194">
            <text:p>19.0194</text:p>
          </table:table-cell>
          <table:table-cell office:value-type="float" office:value="-9.81099">
            <text:p>-9.81099</text:p>
          </table:table-cell>
          <table:table-cell office:value-type="float" office:value="254.811">
            <text:p>254.8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397">
            <text:p>19.0397</text:p>
          </table:table-cell>
          <table:table-cell office:value-type="float" office:value="-9.82953">
            <text:p>-9.82953</text:p>
          </table:table-cell>
          <table:table-cell office:value-type="float" office:value="254.83">
            <text:p>254.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693">
            <text:p>19.0693</text:p>
          </table:table-cell>
          <table:table-cell office:value-type="float" office:value="-9.85518">
            <text:p>-9.85518</text:p>
          </table:table-cell>
          <table:table-cell office:value-type="float" office:value="254.855">
            <text:p>254.8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905">
            <text:p>19.0905</text:p>
          </table:table-cell>
          <table:table-cell office:value-type="float" office:value="-9.87242">
            <text:p>-9.87242</text:p>
          </table:table-cell>
          <table:table-cell office:value-type="float" office:value="254.872">
            <text:p>254.8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129">
            <text:p>19.1129</text:p>
          </table:table-cell>
          <table:table-cell office:value-type="float" office:value="-9.88977">
            <text:p>-9.88977</text:p>
          </table:table-cell>
          <table:table-cell office:value-type="float" office:value="254.89">
            <text:p>254.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339">
            <text:p>19.1339</text:p>
          </table:table-cell>
          <table:table-cell office:value-type="float" office:value="-9.90515">
            <text:p>-9.90515</text:p>
          </table:table-cell>
          <table:table-cell office:value-type="float" office:value="254.905">
            <text:p>254.9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562">
            <text:p>19.1562</text:p>
          </table:table-cell>
          <table:table-cell office:value-type="float" office:value="-9.92056">
            <text:p>-9.92056</text:p>
          </table:table-cell>
          <table:table-cell office:value-type="float" office:value="254.921">
            <text:p>254.9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783">
            <text:p>19.1783</text:p>
          </table:table-cell>
          <table:table-cell office:value-type="float" office:value="-9.935">
            <text:p>-9.935</text:p>
          </table:table-cell>
          <table:table-cell office:value-type="float" office:value="254.935">
            <text:p>254.9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985">
            <text:p>19.1985</text:p>
          </table:table-cell>
          <table:table-cell office:value-type="float" office:value="-9.94736">
            <text:p>-9.94736</text:p>
          </table:table-cell>
          <table:table-cell office:value-type="float" office:value="254.947">
            <text:p>254.9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205">
            <text:p>19.2205</text:p>
          </table:table-cell>
          <table:table-cell office:value-type="float" office:value="-9.95995">
            <text:p>-9.95995</text:p>
          </table:table-cell>
          <table:table-cell office:value-type="float" office:value="254.96">
            <text:p>254.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497">
            <text:p>19.2497</text:p>
          </table:table-cell>
          <table:table-cell office:value-type="float" office:value="-9.97533">
            <text:p>-9.97533</text:p>
          </table:table-cell>
          <table:table-cell office:value-type="float" office:value="254.975">
            <text:p>254.9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746">
            <text:p>19.2746</text:p>
          </table:table-cell>
          <table:table-cell office:value-type="float" office:value="-9.9873">
            <text:p>-9.9873</text:p>
          </table:table-cell>
          <table:table-cell office:value-type="float" office:value="254.987">
            <text:p>254.9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949">
            <text:p>19.2949</text:p>
          </table:table-cell>
          <table:table-cell office:value-type="float" office:value="-9.99629">
            <text:p>-9.99629</text:p>
          </table:table-cell>
          <table:table-cell office:value-type="float" office:value="254.996">
            <text:p>254.9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153">
            <text:p>19.3153</text:p>
          </table:table-cell>
          <table:table-cell office:value-type="float" office:value="-10.0046">
            <text:p>-10.0046</text:p>
          </table:table-cell>
          <table:table-cell office:value-type="float" office:value="255.005">
            <text:p>255.0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408">
            <text:p>19.3408</text:p>
          </table:table-cell>
          <table:table-cell office:value-type="float" office:value="-10.014">
            <text:p>-10.014</text:p>
          </table:table-cell>
          <table:table-cell office:value-type="float" office:value="255.014">
            <text:p>255.0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614">
            <text:p>19.3614</text:p>
          </table:table-cell>
          <table:table-cell office:value-type="float" office:value="-10.0208">
            <text:p>-10.0208</text:p>
          </table:table-cell>
          <table:table-cell office:value-type="float" office:value="255.021">
            <text:p>255.0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815">
            <text:p>19.3815</text:p>
          </table:table-cell>
          <table:table-cell office:value-type="float" office:value="-10.0269">
            <text:p>-10.0269</text:p>
          </table:table-cell>
          <table:table-cell office:value-type="float" office:value="255.027">
            <text:p>255.0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151">
            <text:p>19.4151</text:p>
          </table:table-cell>
          <table:table-cell office:value-type="float" office:value="-10.0355">
            <text:p>-10.0355</text:p>
          </table:table-cell>
          <table:table-cell office:value-type="float" office:value="255.036">
            <text:p>255.0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45">
            <text:p>19.445</text:p>
          </table:table-cell>
          <table:table-cell office:value-type="float" office:value="-10.0416">
            <text:p>-10.0416</text:p>
          </table:table-cell>
          <table:table-cell office:value-type="float" office:value="255.042">
            <text:p>255.0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667">
            <text:p>19.4667</text:p>
          </table:table-cell>
          <table:table-cell office:value-type="float" office:value="-10.0452">
            <text:p>-10.0452</text:p>
          </table:table-cell>
          <table:table-cell office:value-type="float" office:value="255.045">
            <text:p>255.0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904">
            <text:p>19.4904</text:p>
          </table:table-cell>
          <table:table-cell office:value-type="float" office:value="-10.0483">
            <text:p>-10.0483</text:p>
          </table:table-cell>
          <table:table-cell office:value-type="float" office:value="255.048">
            <text:p>255.0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113">
            <text:p>19.5113</text:p>
          </table:table-cell>
          <table:table-cell office:value-type="float" office:value="-10.0504">
            <text:p>-10.0504</text:p>
          </table:table-cell>
          <table:table-cell office:value-type="float" office:value="255.05">
            <text:p>255.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337">
            <text:p>19.5337</text:p>
          </table:table-cell>
          <table:table-cell office:value-type="float" office:value="-10.0519">
            <text:p>-10.0519</text:p>
          </table:table-cell>
          <table:table-cell office:value-type="float" office:value="255.052">
            <text:p>255.0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652">
            <text:p>19.5652</text:p>
          </table:table-cell>
          <table:table-cell office:value-type="float" office:value="-10.0527">
            <text:p>-10.0527</text:p>
          </table:table-cell>
          <table:table-cell office:value-type="float" office:value="255.053">
            <text:p>255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875">
            <text:p>19.5875</text:p>
          </table:table-cell>
          <table:table-cell office:value-type="float" office:value="-10.0526">
            <text:p>-10.0526</text:p>
          </table:table-cell>
          <table:table-cell office:value-type="float" office:value="255.053">
            <text:p>255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082">
            <text:p>19.6082</text:p>
          </table:table-cell>
          <table:table-cell office:value-type="float" office:value="-10.0517">
            <text:p>-10.0517</text:p>
          </table:table-cell>
          <table:table-cell office:value-type="float" office:value="255.052">
            <text:p>255.0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42">
            <text:p>19.642</text:p>
          </table:table-cell>
          <table:table-cell office:value-type="float" office:value="-10.0491">
            <text:p>-10.0491</text:p>
          </table:table-cell>
          <table:table-cell office:value-type="float" office:value="255.049">
            <text:p>255.0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62">
            <text:p>19.662</text:p>
          </table:table-cell>
          <table:table-cell office:value-type="float" office:value="-10.0468">
            <text:p>-10.0468</text:p>
          </table:table-cell>
          <table:table-cell office:value-type="float" office:value="255.047">
            <text:p>255.0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914">
            <text:p>19.6914</text:p>
          </table:table-cell>
          <table:table-cell office:value-type="float" office:value="-10.0425">
            <text:p>-10.0425</text:p>
          </table:table-cell>
          <table:table-cell office:value-type="float" office:value="255.043">
            <text:p>255.0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143">
            <text:p>19.7143</text:p>
          </table:table-cell>
          <table:table-cell office:value-type="float" office:value="-10.0384">
            <text:p>-10.0384</text:p>
          </table:table-cell>
          <table:table-cell office:value-type="float" office:value="255.038">
            <text:p>255.0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346">
            <text:p>19.7346</text:p>
          </table:table-cell>
          <table:table-cell office:value-type="float" office:value="-10.0341">
            <text:p>-10.0341</text:p>
          </table:table-cell>
          <table:table-cell office:value-type="float" office:value="255.034">
            <text:p>255.0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549">
            <text:p>19.7549</text:p>
          </table:table-cell>
          <table:table-cell office:value-type="float" office:value="-10.0294">
            <text:p>-10.0294</text:p>
          </table:table-cell>
          <table:table-cell office:value-type="float" office:value="255.029">
            <text:p>255.0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871">
            <text:p>19.7871</text:p>
          </table:table-cell>
          <table:table-cell office:value-type="float" office:value="-10.0208">
            <text:p>-10.0208</text:p>
          </table:table-cell>
          <table:table-cell office:value-type="float" office:value="255.021">
            <text:p>255.0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079">
            <text:p>19.8079</text:p>
          </table:table-cell>
          <table:table-cell office:value-type="float" office:value="-10.0146">
            <text:p>-10.0146</text:p>
          </table:table-cell>
          <table:table-cell office:value-type="float" office:value="255.015">
            <text:p>255.0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287">
            <text:p>19.8287</text:p>
          </table:table-cell>
          <table:table-cell office:value-type="float" office:value="-10.0079">
            <text:p>-10.0079</text:p>
          </table:table-cell>
          <table:table-cell office:value-type="float" office:value="255.008">
            <text:p>255.0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6">
            <text:p>19.86</text:p>
          </table:table-cell>
          <table:table-cell office:value-type="float" office:value="-9.99686">
            <text:p>-9.99686</text:p>
          </table:table-cell>
          <table:table-cell office:value-type="float" office:value="254.997">
            <text:p>254.9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906">
            <text:p>19.8906</text:p>
          </table:table-cell>
          <table:table-cell office:value-type="float" office:value="-9.98505">
            <text:p>-9.98505</text:p>
          </table:table-cell>
          <table:table-cell office:value-type="float" office:value="254.985">
            <text:p>254.9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196">
            <text:p>19.9196</text:p>
          </table:table-cell>
          <table:table-cell office:value-type="float" office:value="-9.97284">
            <text:p>-9.97284</text:p>
          </table:table-cell>
          <table:table-cell office:value-type="float" office:value="254.973">
            <text:p>254.9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435">
            <text:p>19.9435</text:p>
          </table:table-cell>
          <table:table-cell office:value-type="float" office:value="-9.96205">
            <text:p>-9.96205</text:p>
          </table:table-cell>
          <table:table-cell office:value-type="float" office:value="254.962">
            <text:p>254.9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643">
            <text:p>19.9643</text:p>
          </table:table-cell>
          <table:table-cell office:value-type="float" office:value="-9.95229">
            <text:p>-9.95229</text:p>
          </table:table-cell>
          <table:table-cell office:value-type="float" office:value="254.952">
            <text:p>254.9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844">
            <text:p>19.9844</text:p>
          </table:table-cell>
          <table:table-cell office:value-type="float" office:value="-9.94235">
            <text:p>-9.94235</text:p>
          </table:table-cell>
          <table:table-cell office:value-type="float" office:value="254.942">
            <text:p>254.9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091">
            <text:p>20.0091</text:p>
          </table:table-cell>
          <table:table-cell office:value-type="float" office:value="-9.92961">
            <text:p>-9.92961</text:p>
          </table:table-cell>
          <table:table-cell office:value-type="float" office:value="254.93">
            <text:p>254.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388">
            <text:p>20.0388</text:p>
          </table:table-cell>
          <table:table-cell office:value-type="float" office:value="-9.91347">
            <text:p>-9.91347</text:p>
          </table:table-cell>
          <table:table-cell office:value-type="float" office:value="254.913">
            <text:p>254.9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594">
            <text:p>20.0594</text:p>
          </table:table-cell>
          <table:table-cell office:value-type="float" office:value="-9.90176">
            <text:p>-9.90176</text:p>
          </table:table-cell>
          <table:table-cell office:value-type="float" office:value="254.902">
            <text:p>254.9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831">
            <text:p>20.0831</text:p>
          </table:table-cell>
          <table:table-cell office:value-type="float" office:value="-9.88779">
            <text:p>-9.88779</text:p>
          </table:table-cell>
          <table:table-cell office:value-type="float" office:value="254.888">
            <text:p>254.8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039">
            <text:p>20.1039</text:p>
          </table:table-cell>
          <table:table-cell office:value-type="float" office:value="-9.87506">
            <text:p>-9.87506</text:p>
          </table:table-cell>
          <table:table-cell office:value-type="float" office:value="254.875">
            <text:p>254.8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34">
            <text:p>20.134</text:p>
          </table:table-cell>
          <table:table-cell office:value-type="float" office:value="-9.85605">
            <text:p>-9.85605</text:p>
          </table:table-cell>
          <table:table-cell office:value-type="float" office:value="254.856">
            <text:p>254.8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569">
            <text:p>20.1569</text:p>
          </table:table-cell>
          <table:table-cell office:value-type="float" office:value="-9.84091">
            <text:p>-9.84091</text:p>
          </table:table-cell>
          <table:table-cell office:value-type="float" office:value="254.841">
            <text:p>254.8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773">
            <text:p>20.1773</text:p>
          </table:table-cell>
          <table:table-cell office:value-type="float" office:value="-9.82707">
            <text:p>-9.82707</text:p>
          </table:table-cell>
          <table:table-cell office:value-type="float" office:value="254.827">
            <text:p>254.8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984">
            <text:p>20.1984</text:p>
          </table:table-cell>
          <table:table-cell office:value-type="float" office:value="-9.81239">
            <text:p>-9.81239</text:p>
          </table:table-cell>
          <table:table-cell office:value-type="float" office:value="254.812">
            <text:p>254.8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308">
            <text:p>20.2308</text:p>
          </table:table-cell>
          <table:table-cell office:value-type="float" office:value="-9.78923">
            <text:p>-9.78923</text:p>
          </table:table-cell>
          <table:table-cell office:value-type="float" office:value="254.789">
            <text:p>254.7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52">
            <text:p>20.252</text:p>
          </table:table-cell>
          <table:table-cell office:value-type="float" office:value="-9.77364">
            <text:p>-9.77364</text:p>
          </table:table-cell>
          <table:table-cell office:value-type="float" office:value="254.774">
            <text:p>254.7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796">
            <text:p>20.2796</text:p>
          </table:table-cell>
          <table:table-cell office:value-type="float" office:value="-9.75262">
            <text:p>-9.75262</text:p>
          </table:table-cell>
          <table:table-cell office:value-type="float" office:value="254.753">
            <text:p>254.7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026">
            <text:p>20.3026</text:p>
          </table:table-cell>
          <table:table-cell office:value-type="float" office:value="-9.73471">
            <text:p>-9.73471</text:p>
          </table:table-cell>
          <table:table-cell office:value-type="float" office:value="254.735">
            <text:p>254.7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25">
            <text:p>20.325</text:p>
          </table:table-cell>
          <table:table-cell office:value-type="float" office:value="-9.71696">
            <text:p>-9.71696</text:p>
          </table:table-cell>
          <table:table-cell office:value-type="float" office:value="254.717">
            <text:p>254.7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542">
            <text:p>20.3542</text:p>
          </table:table-cell>
          <table:table-cell office:value-type="float" office:value="-9.69315">
            <text:p>-9.69315</text:p>
          </table:table-cell>
          <table:table-cell office:value-type="float" office:value="254.693">
            <text:p>254.6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787">
            <text:p>20.3787</text:p>
          </table:table-cell>
          <table:table-cell office:value-type="float" office:value="-9.67267">
            <text:p>-9.67267</text:p>
          </table:table-cell>
          <table:table-cell office:value-type="float" office:value="254.673">
            <text:p>254.6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99">
            <text:p>20.399</text:p>
          </table:table-cell>
          <table:table-cell office:value-type="float" office:value="-9.65538">
            <text:p>-9.65538</text:p>
          </table:table-cell>
          <table:table-cell office:value-type="float" office:value="254.655">
            <text:p>254.6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196">
            <text:p>20.4196</text:p>
          </table:table-cell>
          <table:table-cell office:value-type="float" office:value="-9.63765">
            <text:p>-9.63765</text:p>
          </table:table-cell>
          <table:table-cell office:value-type="float" office:value="254.638">
            <text:p>254.6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529">
            <text:p>20.4529</text:p>
          </table:table-cell>
          <table:table-cell office:value-type="float" office:value="-9.60826">
            <text:p>-9.60826</text:p>
          </table:table-cell>
          <table:table-cell office:value-type="float" office:value="254.608">
            <text:p>254.6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737">
            <text:p>20.4737</text:p>
          </table:table-cell>
          <table:table-cell office:value-type="float" office:value="-9.58952">
            <text:p>-9.58952</text:p>
          </table:table-cell>
          <table:table-cell office:value-type="float" office:value="254.59">
            <text:p>254.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955">
            <text:p>20.4955</text:p>
          </table:table-cell>
          <table:table-cell office:value-type="float" office:value="-9.56963">
            <text:p>-9.56963</text:p>
          </table:table-cell>
          <table:table-cell office:value-type="float" office:value="254.57">
            <text:p>254.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268">
            <text:p>20.5268</text:p>
          </table:table-cell>
          <table:table-cell office:value-type="float" office:value="-9.54047">
            <text:p>-9.54047</text:p>
          </table:table-cell>
          <table:table-cell office:value-type="float" office:value="254.54">
            <text:p>254.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554">
            <text:p>20.5554</text:p>
          </table:table-cell>
          <table:table-cell office:value-type="float" office:value="-9.51334">
            <text:p>-9.51334</text:p>
          </table:table-cell>
          <table:table-cell office:value-type="float" office:value="254.513">
            <text:p>254.5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831">
            <text:p>20.5831</text:p>
          </table:table-cell>
          <table:table-cell office:value-type="float" office:value="-9.48663">
            <text:p>-9.48663</text:p>
          </table:table-cell>
          <table:table-cell office:value-type="float" office:value="254.487">
            <text:p>254.4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053">
            <text:p>20.6053</text:p>
          </table:table-cell>
          <table:table-cell office:value-type="float" office:value="-9.46483">
            <text:p>-9.46483</text:p>
          </table:table-cell>
          <table:table-cell office:value-type="float" office:value="254.465">
            <text:p>254.4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339">
            <text:p>20.6339</text:p>
          </table:table-cell>
          <table:table-cell office:value-type="float" office:value="-9.43649">
            <text:p>-9.43649</text:p>
          </table:table-cell>
          <table:table-cell office:value-type="float" office:value="254.436">
            <text:p>254.4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573">
            <text:p>20.6573</text:p>
          </table:table-cell>
          <table:table-cell office:value-type="float" office:value="-9.41286">
            <text:p>-9.41286</text:p>
          </table:table-cell>
          <table:table-cell office:value-type="float" office:value="254.413">
            <text:p>254.4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831">
            <text:p>20.6831</text:p>
          </table:table-cell>
          <table:table-cell office:value-type="float" office:value="-9.38654">
            <text:p>-9.38654</text:p>
          </table:table-cell>
          <table:table-cell office:value-type="float" office:value="254.387">
            <text:p>254.3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117">
            <text:p>20.7117</text:p>
          </table:table-cell>
          <table:table-cell office:value-type="float" office:value="-9.35698">
            <text:p>-9.35698</text:p>
          </table:table-cell>
          <table:table-cell office:value-type="float" office:value="254.357">
            <text:p>254.3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431">
            <text:p>20.7431</text:p>
          </table:table-cell>
          <table:table-cell office:value-type="float" office:value="-9.32408">
            <text:p>-9.32408</text:p>
          </table:table-cell>
          <table:table-cell office:value-type="float" office:value="254.324">
            <text:p>254.3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713">
            <text:p>20.7713</text:p>
          </table:table-cell>
          <table:table-cell office:value-type="float" office:value="-9.29411">
            <text:p>-9.29411</text:p>
          </table:table-cell>
          <table:table-cell office:value-type="float" office:value="254.294">
            <text:p>254.2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997">
            <text:p>20.7997</text:p>
          </table:table-cell>
          <table:table-cell office:value-type="float" office:value="-9.26357">
            <text:p>-9.26357</text:p>
          </table:table-cell>
          <table:table-cell office:value-type="float" office:value="254.264">
            <text:p>254.2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224">
            <text:p>20.8224</text:p>
          </table:table-cell>
          <table:table-cell office:value-type="float" office:value="-9.23889">
            <text:p>-9.23889</text:p>
          </table:table-cell>
          <table:table-cell office:value-type="float" office:value="254.239">
            <text:p>254.2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526">
            <text:p>20.8526</text:p>
          </table:table-cell>
          <table:table-cell office:value-type="float" office:value="-9.20567">
            <text:p>-9.20567</text:p>
          </table:table-cell>
          <table:table-cell office:value-type="float" office:value="254.206">
            <text:p>254.2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741">
            <text:p>20.8741</text:p>
          </table:table-cell>
          <table:table-cell office:value-type="float" office:value="-9.18184">
            <text:p>-9.18184</text:p>
          </table:table-cell>
          <table:table-cell office:value-type="float" office:value="254.182">
            <text:p>254.1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99">
            <text:p>20.899</text:p>
          </table:table-cell>
          <table:table-cell office:value-type="float" office:value="-9.15388">
            <text:p>-9.15388</text:p>
          </table:table-cell>
          <table:table-cell office:value-type="float" office:value="254.154">
            <text:p>254.1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288">
            <text:p>20.9288</text:p>
          </table:table-cell>
          <table:table-cell office:value-type="float" office:value="-9.1201">
            <text:p>-9.1201</text:p>
          </table:table-cell>
          <table:table-cell office:value-type="float" office:value="254.12">
            <text:p>254.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593">
            <text:p>20.9593</text:p>
          </table:table-cell>
          <table:table-cell office:value-type="float" office:value="-9.08531">
            <text:p>-9.08531</text:p>
          </table:table-cell>
          <table:table-cell office:value-type="float" office:value="254.085">
            <text:p>254.0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896">
            <text:p>20.9896</text:p>
          </table:table-cell>
          <table:table-cell office:value-type="float" office:value="-9.05046">
            <text:p>-9.05046</text:p>
          </table:table-cell>
          <table:table-cell office:value-type="float" office:value="254.05">
            <text:p>254.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177">
            <text:p>21.0177</text:p>
          </table:table-cell>
          <table:table-cell office:value-type="float" office:value="-9.0177">
            <text:p>-9.0177</text:p>
          </table:table-cell>
          <table:table-cell office:value-type="float" office:value="254.018">
            <text:p>254.0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406">
            <text:p>21.0406</text:p>
          </table:table-cell>
          <table:table-cell office:value-type="float" office:value="-8.99086">
            <text:p>-8.99086</text:p>
          </table:table-cell>
          <table:table-cell office:value-type="float" office:value="253.991">
            <text:p>253.9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632">
            <text:p>21.0632</text:p>
          </table:table-cell>
          <table:table-cell office:value-type="float" office:value="-8.9642">
            <text:p>-8.9642</text:p>
          </table:table-cell>
          <table:table-cell office:value-type="float" office:value="253.964">
            <text:p>253.9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919">
            <text:p>21.0919</text:p>
          </table:table-cell>
          <table:table-cell office:value-type="float" office:value="-8.93024">
            <text:p>-8.93024</text:p>
          </table:table-cell>
          <table:table-cell office:value-type="float" office:value="253.93">
            <text:p>253.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149">
            <text:p>21.1149</text:p>
          </table:table-cell>
          <table:table-cell office:value-type="float" office:value="-8.90271">
            <text:p>-8.90271</text:p>
          </table:table-cell>
          <table:table-cell office:value-type="float" office:value="253.903">
            <text:p>253.9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433">
            <text:p>21.1433</text:p>
          </table:table-cell>
          <table:table-cell office:value-type="float" office:value="-8.86862">
            <text:p>-8.86862</text:p>
          </table:table-cell>
          <table:table-cell office:value-type="float" office:value="253.869">
            <text:p>253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739">
            <text:p>21.1739</text:p>
          </table:table-cell>
          <table:table-cell office:value-type="float" office:value="-8.83163">
            <text:p>-8.83163</text:p>
          </table:table-cell>
          <table:table-cell office:value-type="float" office:value="253.832">
            <text:p>253.8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96">
            <text:p>21.196</text:p>
          </table:table-cell>
          <table:table-cell office:value-type="float" office:value="-8.80478">
            <text:p>-8.80478</text:p>
          </table:table-cell>
          <table:table-cell office:value-type="float" office:value="253.805">
            <text:p>253.8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253">
            <text:p>21.2253</text:p>
          </table:table-cell>
          <table:table-cell office:value-type="float" office:value="-8.76884">
            <text:p>-8.76884</text:p>
          </table:table-cell>
          <table:table-cell office:value-type="float" office:value="253.769">
            <text:p>253.7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595">
            <text:p>21.2595</text:p>
          </table:table-cell>
          <table:table-cell office:value-type="float" office:value="-8.7267">
            <text:p>-8.7267</text:p>
          </table:table-cell>
          <table:table-cell office:value-type="float" office:value="253.727">
            <text:p>253.7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89">
            <text:p>21.289</text:p>
          </table:table-cell>
          <table:table-cell office:value-type="float" office:value="-8.69019">
            <text:p>-8.69019</text:p>
          </table:table-cell>
          <table:table-cell office:value-type="float" office:value="253.69">
            <text:p>253.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167">
            <text:p>21.3167</text:p>
          </table:table-cell>
          <table:table-cell office:value-type="float" office:value="-8.65564">
            <text:p>-8.65564</text:p>
          </table:table-cell>
          <table:table-cell office:value-type="float" office:value="253.656">
            <text:p>253.6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389">
            <text:p>21.3389</text:p>
          </table:table-cell>
          <table:table-cell office:value-type="float" office:value="-8.62787">
            <text:p>-8.62787</text:p>
          </table:table-cell>
          <table:table-cell office:value-type="float" office:value="253.628">
            <text:p>253.6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678">
            <text:p>21.3678</text:p>
          </table:table-cell>
          <table:table-cell office:value-type="float" office:value="-8.59166">
            <text:p>-8.59166</text:p>
          </table:table-cell>
          <table:table-cell office:value-type="float" office:value="253.592">
            <text:p>253.5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966">
            <text:p>21.3966</text:p>
          </table:table-cell>
          <table:table-cell office:value-type="float" office:value="-8.55536">
            <text:p>-8.55536</text:p>
          </table:table-cell>
          <table:table-cell office:value-type="float" office:value="253.555">
            <text:p>253.5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205">
            <text:p>21.4205</text:p>
          </table:table-cell>
          <table:table-cell office:value-type="float" office:value="-8.52515">
            <text:p>-8.52515</text:p>
          </table:table-cell>
          <table:table-cell office:value-type="float" office:value="253.525">
            <text:p>253.5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489">
            <text:p>21.4489</text:p>
          </table:table-cell>
          <table:table-cell office:value-type="float" office:value="-8.48909">
            <text:p>-8.48909</text:p>
          </table:table-cell>
          <table:table-cell office:value-type="float" office:value="253.489">
            <text:p>253.4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773">
            <text:p>21.4773</text:p>
          </table:table-cell>
          <table:table-cell office:value-type="float" office:value="-8.45294">
            <text:p>-8.45294</text:p>
          </table:table-cell>
          <table:table-cell office:value-type="float" office:value="253.453">
            <text:p>253.4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005">
            <text:p>21.5005</text:p>
          </table:table-cell>
          <table:table-cell office:value-type="float" office:value="-8.42328">
            <text:p>-8.42328</text:p>
          </table:table-cell>
          <table:table-cell office:value-type="float" office:value="253.423">
            <text:p>253.4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207">
            <text:p>21.5207</text:p>
          </table:table-cell>
          <table:table-cell office:value-type="float" office:value="-8.39751">
            <text:p>-8.39751</text:p>
          </table:table-cell>
          <table:table-cell office:value-type="float" office:value="253.398">
            <text:p>253.3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488">
            <text:p>21.5488</text:p>
          </table:table-cell>
          <table:table-cell office:value-type="float" office:value="-8.36137">
            <text:p>-8.36137</text:p>
          </table:table-cell>
          <table:table-cell office:value-type="float" office:value="253.361">
            <text:p>253.3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717">
            <text:p>21.5717</text:p>
          </table:table-cell>
          <table:table-cell office:value-type="float" office:value="-8.33189">
            <text:p>-8.33189</text:p>
          </table:table-cell>
          <table:table-cell office:value-type="float" office:value="253.332">
            <text:p>253.3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924">
            <text:p>21.5924</text:p>
          </table:table-cell>
          <table:table-cell office:value-type="float" office:value="-8.30511">
            <text:p>-8.30511</text:p>
          </table:table-cell>
          <table:table-cell office:value-type="float" office:value="253.305">
            <text:p>253.3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135">
            <text:p>21.6135</text:p>
          </table:table-cell>
          <table:table-cell office:value-type="float" office:value="-8.27792">
            <text:p>-8.27792</text:p>
          </table:table-cell>
          <table:table-cell office:value-type="float" office:value="253.278">
            <text:p>253.2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448">
            <text:p>21.6448</text:p>
          </table:table-cell>
          <table:table-cell office:value-type="float" office:value="-8.23721">
            <text:p>-8.23721</text:p>
          </table:table-cell>
          <table:table-cell office:value-type="float" office:value="253.237">
            <text:p>253.2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66">
            <text:p>21.666</text:p>
          </table:table-cell>
          <table:table-cell office:value-type="float" office:value="-8.20973">
            <text:p>-8.20973</text:p>
          </table:table-cell>
          <table:table-cell office:value-type="float" office:value="253.21">
            <text:p>253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871">
            <text:p>21.6871</text:p>
          </table:table-cell>
          <table:table-cell office:value-type="float" office:value="-8.18231">
            <text:p>-8.18231</text:p>
          </table:table-cell>
          <table:table-cell office:value-type="float" office:value="253.182">
            <text:p>253.1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209">
            <text:p>21.7209</text:p>
          </table:table-cell>
          <table:table-cell office:value-type="float" office:value="-8.13814">
            <text:p>-8.13814</text:p>
          </table:table-cell>
          <table:table-cell office:value-type="float" office:value="253.138">
            <text:p>253.1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414">
            <text:p>21.7414</text:p>
          </table:table-cell>
          <table:table-cell office:value-type="float" office:value="-8.11145">
            <text:p>-8.11145</text:p>
          </table:table-cell>
          <table:table-cell office:value-type="float" office:value="253.111">
            <text:p>253.1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616">
            <text:p>21.7616</text:p>
          </table:table-cell>
          <table:table-cell office:value-type="float" office:value="-8.08505">
            <text:p>-8.08505</text:p>
          </table:table-cell>
          <table:table-cell office:value-type="float" office:value="253.085">
            <text:p>253.0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941">
            <text:p>21.7941</text:p>
          </table:table-cell>
          <table:table-cell office:value-type="float" office:value="-8.04243">
            <text:p>-8.04243</text:p>
          </table:table-cell>
          <table:table-cell office:value-type="float" office:value="253.042">
            <text:p>253.0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228">
            <text:p>21.8228</text:p>
          </table:table-cell>
          <table:table-cell office:value-type="float" office:value="-8.0047">
            <text:p>-8.0047</text:p>
          </table:table-cell>
          <table:table-cell office:value-type="float" office:value="253.005">
            <text:p>253.0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508">
            <text:p>21.8508</text:p>
          </table:table-cell>
          <table:table-cell office:value-type="float" office:value="-7.96793">
            <text:p>-7.96793</text:p>
          </table:table-cell>
          <table:table-cell office:value-type="float" office:value="252.968">
            <text:p>252.9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735">
            <text:p>21.8735</text:p>
          </table:table-cell>
          <table:table-cell office:value-type="float" office:value="-7.938">
            <text:p>-7.938</text:p>
          </table:table-cell>
          <table:table-cell office:value-type="float" office:value="252.938">
            <text:p>252.9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032">
            <text:p>21.9032</text:p>
          </table:table-cell>
          <table:table-cell office:value-type="float" office:value="-7.89894">
            <text:p>-7.89894</text:p>
          </table:table-cell>
          <table:table-cell office:value-type="float" office:value="252.899">
            <text:p>252.8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329">
            <text:p>21.9329</text:p>
          </table:table-cell>
          <table:table-cell office:value-type="float" office:value="-7.85971">
            <text:p>-7.85971</text:p>
          </table:table-cell>
          <table:table-cell office:value-type="float" office:value="252.86">
            <text:p>252.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607">
            <text:p>21.9607</text:p>
          </table:table-cell>
          <table:table-cell office:value-type="float" office:value="-7.8231">
            <text:p>-7.8231</text:p>
          </table:table-cell>
          <table:table-cell office:value-type="float" office:value="252.823">
            <text:p>252.8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807">
            <text:p>21.9807</text:p>
          </table:table-cell>
          <table:table-cell office:value-type="float" office:value="-7.79671">
            <text:p>-7.79671</text:p>
          </table:table-cell>
          <table:table-cell office:value-type="float" office:value="252.797">
            <text:p>252.7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114">
            <text:p>22.0114</text:p>
          </table:table-cell>
          <table:table-cell office:value-type="float" office:value="-7.75627">
            <text:p>-7.75627</text:p>
          </table:table-cell>
          <table:table-cell office:value-type="float" office:value="252.756">
            <text:p>252.7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405">
            <text:p>22.0405</text:p>
          </table:table-cell>
          <table:table-cell office:value-type="float" office:value="-7.71782">
            <text:p>-7.71782</text:p>
          </table:table-cell>
          <table:table-cell office:value-type="float" office:value="252.718">
            <text:p>252.7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683">
            <text:p>22.0683</text:p>
          </table:table-cell>
          <table:table-cell office:value-type="float" office:value="-7.68102">
            <text:p>-7.68102</text:p>
          </table:table-cell>
          <table:table-cell office:value-type="float" office:value="252.681">
            <text:p>252.6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911">
            <text:p>22.0911</text:p>
          </table:table-cell>
          <table:table-cell office:value-type="float" office:value="-7.65068">
            <text:p>-7.65068</text:p>
          </table:table-cell>
          <table:table-cell office:value-type="float" office:value="252.651">
            <text:p>252.6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188">
            <text:p>22.1188</text:p>
          </table:table-cell>
          <table:table-cell office:value-type="float" office:value="-7.61409">
            <text:p>-7.61409</text:p>
          </table:table-cell>
          <table:table-cell office:value-type="float" office:value="252.614">
            <text:p>252.6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519">
            <text:p>22.1519</text:p>
          </table:table-cell>
          <table:table-cell office:value-type="float" office:value="-7.5703">
            <text:p>-7.5703</text:p>
          </table:table-cell>
          <table:table-cell office:value-type="float" office:value="252.57">
            <text:p>252.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808">
            <text:p>22.1808</text:p>
          </table:table-cell>
          <table:table-cell office:value-type="float" office:value="-7.53206">
            <text:p>-7.53206</text:p>
          </table:table-cell>
          <table:table-cell office:value-type="float" office:value="252.532">
            <text:p>252.5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099">
            <text:p>22.2099</text:p>
          </table:table-cell>
          <table:table-cell office:value-type="float" office:value="-7.4935">
            <text:p>-7.4935</text:p>
          </table:table-cell>
          <table:table-cell office:value-type="float" office:value="252.493">
            <text:p>252.4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336">
            <text:p>22.2336</text:p>
          </table:table-cell>
          <table:table-cell office:value-type="float" office:value="-7.46217">
            <text:p>-7.46217</text:p>
          </table:table-cell>
          <table:table-cell office:value-type="float" office:value="252.462">
            <text:p>252.4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538">
            <text:p>22.2538</text:p>
          </table:table-cell>
          <table:table-cell office:value-type="float" office:value="-7.4355">
            <text:p>-7.4355</text:p>
          </table:table-cell>
          <table:table-cell office:value-type="float" office:value="252.436">
            <text:p>252.4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755">
            <text:p>22.2755</text:p>
          </table:table-cell>
          <table:table-cell office:value-type="float" office:value="-7.4068">
            <text:p>-7.4068</text:p>
          </table:table-cell>
          <table:table-cell office:value-type="float" office:value="252.407">
            <text:p>252.4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06">
            <text:p>22.306</text:p>
          </table:table-cell>
          <table:table-cell office:value-type="float" office:value="-7.36652">
            <text:p>-7.36652</text:p>
          </table:table-cell>
          <table:table-cell office:value-type="float" office:value="252.367">
            <text:p>252.3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264">
            <text:p>22.3264</text:p>
          </table:table-cell>
          <table:table-cell office:value-type="float" office:value="-7.33966">
            <text:p>-7.33966</text:p>
          </table:table-cell>
          <table:table-cell office:value-type="float" office:value="252.34">
            <text:p>252.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482">
            <text:p>22.3482</text:p>
          </table:table-cell>
          <table:table-cell office:value-type="float" office:value="-7.31088">
            <text:p>-7.31088</text:p>
          </table:table-cell>
          <table:table-cell office:value-type="float" office:value="252.311">
            <text:p>252.3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805">
            <text:p>22.3805</text:p>
          </table:table-cell>
          <table:table-cell office:value-type="float" office:value="-7.26828">
            <text:p>-7.26828</text:p>
          </table:table-cell>
          <table:table-cell office:value-type="float" office:value="252.268">
            <text:p>252.2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017">
            <text:p>22.4017</text:p>
          </table:table-cell>
          <table:table-cell office:value-type="float" office:value="-7.24033">
            <text:p>-7.24033</text:p>
          </table:table-cell>
          <table:table-cell office:value-type="float" office:value="252.24">
            <text:p>252.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301">
            <text:p>22.4301</text:p>
          </table:table-cell>
          <table:table-cell office:value-type="float" office:value="-7.20291">
            <text:p>-7.20291</text:p>
          </table:table-cell>
          <table:table-cell office:value-type="float" office:value="252.203">
            <text:p>252.2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517">
            <text:p>22.4517</text:p>
          </table:table-cell>
          <table:table-cell office:value-type="float" office:value="-7.17453">
            <text:p>-7.17453</text:p>
          </table:table-cell>
          <table:table-cell office:value-type="float" office:value="252.175">
            <text:p>252.1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73">
            <text:p>22.473</text:p>
          </table:table-cell>
          <table:table-cell office:value-type="float" office:value="-7.14647">
            <text:p>-7.14647</text:p>
          </table:table-cell>
          <table:table-cell office:value-type="float" office:value="252.146">
            <text:p>252.1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936">
            <text:p>22.4936</text:p>
          </table:table-cell>
          <table:table-cell office:value-type="float" office:value="-7.11932">
            <text:p>-7.11932</text:p>
          </table:table-cell>
          <table:table-cell office:value-type="float" office:value="252.119">
            <text:p>252.1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14">
            <text:p>22.514</text:p>
          </table:table-cell>
          <table:table-cell office:value-type="float" office:value="-7.09256">
            <text:p>-7.09256</text:p>
          </table:table-cell>
          <table:table-cell office:value-type="float" office:value="252.093">
            <text:p>252.0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381">
            <text:p>22.5381</text:p>
          </table:table-cell>
          <table:table-cell office:value-type="float" office:value="-7.06088">
            <text:p>-7.06088</text:p>
          </table:table-cell>
          <table:table-cell office:value-type="float" office:value="252.061">
            <text:p>252.0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681">
            <text:p>22.5681</text:p>
          </table:table-cell>
          <table:table-cell office:value-type="float" office:value="-7.02162">
            <text:p>-7.02162</text:p>
          </table:table-cell>
          <table:table-cell office:value-type="float" office:value="252.022">
            <text:p>252.0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883">
            <text:p>22.5883</text:p>
          </table:table-cell>
          <table:table-cell office:value-type="float" office:value="-6.99507">
            <text:p>-6.99507</text:p>
          </table:table-cell>
          <table:table-cell office:value-type="float" office:value="251.995">
            <text:p>251.9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111">
            <text:p>22.6111</text:p>
          </table:table-cell>
          <table:table-cell office:value-type="float" office:value="-6.96523">
            <text:p>-6.96523</text:p>
          </table:table-cell>
          <table:table-cell office:value-type="float" office:value="251.965">
            <text:p>251.9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312">
            <text:p>22.6312</text:p>
          </table:table-cell>
          <table:table-cell office:value-type="float" office:value="-6.93896">
            <text:p>-6.93896</text:p>
          </table:table-cell>
          <table:table-cell office:value-type="float" office:value="251.939">
            <text:p>251.9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64">
            <text:p>22.664</text:p>
          </table:table-cell>
          <table:table-cell office:value-type="float" office:value="-6.89606">
            <text:p>-6.89606</text:p>
          </table:table-cell>
          <table:table-cell office:value-type="float" office:value="251.896">
            <text:p>251.8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9">
            <text:p>22.69</text:p>
          </table:table-cell>
          <table:table-cell office:value-type="float" office:value="-6.86209">
            <text:p>-6.86209</text:p>
          </table:table-cell>
          <table:table-cell office:value-type="float" office:value="251.862">
            <text:p>251.8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118">
            <text:p>22.7118</text:p>
          </table:table-cell>
          <table:table-cell office:value-type="float" office:value="-6.83368">
            <text:p>-6.83368</text:p>
          </table:table-cell>
          <table:table-cell office:value-type="float" office:value="251.834">
            <text:p>251.8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412">
            <text:p>22.7412</text:p>
          </table:table-cell>
          <table:table-cell office:value-type="float" office:value="-6.79541">
            <text:p>-6.79541</text:p>
          </table:table-cell>
          <table:table-cell office:value-type="float" office:value="251.795">
            <text:p>251.7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645">
            <text:p>22.7645</text:p>
          </table:table-cell>
          <table:table-cell office:value-type="float" office:value="-6.76524">
            <text:p>-6.76524</text:p>
          </table:table-cell>
          <table:table-cell office:value-type="float" office:value="251.765">
            <text:p>251.7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848">
            <text:p>22.7848</text:p>
          </table:table-cell>
          <table:table-cell office:value-type="float" office:value="-6.73883">
            <text:p>-6.73883</text:p>
          </table:table-cell>
          <table:table-cell office:value-type="float" office:value="251.739">
            <text:p>251.7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06">
            <text:p>22.806</text:p>
          </table:table-cell>
          <table:table-cell office:value-type="float" office:value="-6.7114">
            <text:p>-6.7114</text:p>
          </table:table-cell>
          <table:table-cell office:value-type="float" office:value="251.711">
            <text:p>251.7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297">
            <text:p>22.8297</text:p>
          </table:table-cell>
          <table:table-cell office:value-type="float" office:value="-6.68074">
            <text:p>-6.68074</text:p>
          </table:table-cell>
          <table:table-cell office:value-type="float" office:value="251.681">
            <text:p>251.6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498">
            <text:p>22.8498</text:p>
          </table:table-cell>
          <table:table-cell office:value-type="float" office:value="-6.65468">
            <text:p>-6.65468</text:p>
          </table:table-cell>
          <table:table-cell office:value-type="float" office:value="251.655">
            <text:p>251.6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701">
            <text:p>22.8701</text:p>
          </table:table-cell>
          <table:table-cell office:value-type="float" office:value="-6.62848">
            <text:p>-6.62848</text:p>
          </table:table-cell>
          <table:table-cell office:value-type="float" office:value="251.628">
            <text:p>251.6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909">
            <text:p>22.8909</text:p>
          </table:table-cell>
          <table:table-cell office:value-type="float" office:value="-6.60173">
            <text:p>-6.60173</text:p>
          </table:table-cell>
          <table:table-cell office:value-type="float" office:value="251.602">
            <text:p>251.6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146">
            <text:p>22.9146</text:p>
          </table:table-cell>
          <table:table-cell office:value-type="float" office:value="-6.57127">
            <text:p>-6.57127</text:p>
          </table:table-cell>
          <table:table-cell office:value-type="float" office:value="251.571">
            <text:p>251.5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356">
            <text:p>22.9356</text:p>
          </table:table-cell>
          <table:table-cell office:value-type="float" office:value="-6.54424">
            <text:p>-6.54424</text:p>
          </table:table-cell>
          <table:table-cell office:value-type="float" office:value="251.544">
            <text:p>251.5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642">
            <text:p>22.9642</text:p>
          </table:table-cell>
          <table:table-cell office:value-type="float" office:value="-6.5076">
            <text:p>-6.5076</text:p>
          </table:table-cell>
          <table:table-cell office:value-type="float" office:value="251.508">
            <text:p>251.5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88">
            <text:p>22.988</text:p>
          </table:table-cell>
          <table:table-cell office:value-type="float" office:value="-6.47708">
            <text:p>-6.47708</text:p>
          </table:table-cell>
          <table:table-cell office:value-type="float" office:value="251.477">
            <text:p>251.4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079">
            <text:p>23.0079</text:p>
          </table:table-cell>
          <table:table-cell office:value-type="float" office:value="-6.45161">
            <text:p>-6.45161</text:p>
          </table:table-cell>
          <table:table-cell office:value-type="float" office:value="251.452">
            <text:p>251.4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285">
            <text:p>23.0285</text:p>
          </table:table-cell>
          <table:table-cell office:value-type="float" office:value="-6.42531">
            <text:p>-6.42531</text:p>
          </table:table-cell>
          <table:table-cell office:value-type="float" office:value="251.425">
            <text:p>251.4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508">
            <text:p>23.0508</text:p>
          </table:table-cell>
          <table:table-cell office:value-type="float" office:value="-6.39685">
            <text:p>-6.39685</text:p>
          </table:table-cell>
          <table:table-cell office:value-type="float" office:value="251.397">
            <text:p>251.3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808">
            <text:p>23.0808</text:p>
          </table:table-cell>
          <table:table-cell office:value-type="float" office:value="-6.35858">
            <text:p>-6.35858</text:p>
          </table:table-cell>
          <table:table-cell office:value-type="float" office:value="251.359">
            <text:p>251.3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094">
            <text:p>23.1094</text:p>
          </table:table-cell>
          <table:table-cell office:value-type="float" office:value="-6.32233">
            <text:p>-6.32233</text:p>
          </table:table-cell>
          <table:table-cell office:value-type="float" office:value="251.322">
            <text:p>251.3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34">
            <text:p>23.134</text:p>
          </table:table-cell>
          <table:table-cell office:value-type="float" office:value="-6.29095">
            <text:p>-6.29095</text:p>
          </table:table-cell>
          <table:table-cell office:value-type="float" office:value="251.291">
            <text:p>251.2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54">
            <text:p>23.154</text:p>
          </table:table-cell>
          <table:table-cell office:value-type="float" office:value="-6.26569">
            <text:p>-6.26569</text:p>
          </table:table-cell>
          <table:table-cell office:value-type="float" office:value="251.266">
            <text:p>251.2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832">
            <text:p>23.1832</text:p>
          </table:table-cell>
          <table:table-cell office:value-type="float" office:value="-6.22867">
            <text:p>-6.22867</text:p>
          </table:table-cell>
          <table:table-cell office:value-type="float" office:value="251.229">
            <text:p>251.2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075">
            <text:p>23.2075</text:p>
          </table:table-cell>
          <table:table-cell office:value-type="float" office:value="-6.19797">
            <text:p>-6.19797</text:p>
          </table:table-cell>
          <table:table-cell office:value-type="float" office:value="251.198">
            <text:p>251.1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358">
            <text:p>23.2358</text:p>
          </table:table-cell>
          <table:table-cell office:value-type="float" office:value="-6.16234">
            <text:p>-6.16234</text:p>
          </table:table-cell>
          <table:table-cell office:value-type="float" office:value="251.162">
            <text:p>251.1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689">
            <text:p>23.2689</text:p>
          </table:table-cell>
          <table:table-cell office:value-type="float" office:value="-6.12073">
            <text:p>-6.12073</text:p>
          </table:table-cell>
          <table:table-cell office:value-type="float" office:value="251.121">
            <text:p>251.1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891">
            <text:p>23.2891</text:p>
          </table:table-cell>
          <table:table-cell office:value-type="float" office:value="-6.09541">
            <text:p>-6.09541</text:p>
          </table:table-cell>
          <table:table-cell office:value-type="float" office:value="251.095">
            <text:p>251.0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094">
            <text:p>23.3094</text:p>
          </table:table-cell>
          <table:table-cell office:value-type="float" office:value="-6.07014">
            <text:p>-6.07014</text:p>
          </table:table-cell>
          <table:table-cell office:value-type="float" office:value="251.07">
            <text:p>251.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4">
            <text:p>23.34</text:p>
          </table:table-cell>
          <table:table-cell office:value-type="float" office:value="-6.03194">
            <text:p>-6.03194</text:p>
          </table:table-cell>
          <table:table-cell office:value-type="float" office:value="251.032">
            <text:p>251.0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625">
            <text:p>23.3625</text:p>
          </table:table-cell>
          <table:table-cell office:value-type="float" office:value="-6.00398">
            <text:p>-6.00398</text:p>
          </table:table-cell>
          <table:table-cell office:value-type="float" office:value="251.004">
            <text:p>251.0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834">
            <text:p>23.3834</text:p>
          </table:table-cell>
          <table:table-cell office:value-type="float" office:value="-5.97794">
            <text:p>-5.97794</text:p>
          </table:table-cell>
          <table:table-cell office:value-type="float" office:value="250.978">
            <text:p>250.9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12">
            <text:p>23.412</text:p>
          </table:table-cell>
          <table:table-cell office:value-type="float" office:value="-5.9424">
            <text:p>-5.9424</text:p>
          </table:table-cell>
          <table:table-cell office:value-type="float" office:value="250.942">
            <text:p>250.9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335">
            <text:p>23.4335</text:p>
          </table:table-cell>
          <table:table-cell office:value-type="float" office:value="-5.91573">
            <text:p>-5.91573</text:p>
          </table:table-cell>
          <table:table-cell office:value-type="float" office:value="250.916">
            <text:p>250.9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536">
            <text:p>23.4536</text:p>
          </table:table-cell>
          <table:table-cell office:value-type="float" office:value="-5.89085">
            <text:p>-5.89085</text:p>
          </table:table-cell>
          <table:table-cell office:value-type="float" office:value="250.891">
            <text:p>250.8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825">
            <text:p>23.4825</text:p>
          </table:table-cell>
          <table:table-cell office:value-type="float" office:value="-5.85507">
            <text:p>-5.85507</text:p>
          </table:table-cell>
          <table:table-cell office:value-type="float" office:value="250.855">
            <text:p>250.8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07">
            <text:p>23.507</text:p>
          </table:table-cell>
          <table:table-cell office:value-type="float" office:value="-5.82491">
            <text:p>-5.82491</text:p>
          </table:table-cell>
          <table:table-cell office:value-type="float" office:value="250.825">
            <text:p>250.8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367">
            <text:p>23.5367</text:p>
          </table:table-cell>
          <table:table-cell office:value-type="float" office:value="-5.78844">
            <text:p>-5.78844</text:p>
          </table:table-cell>
          <table:table-cell office:value-type="float" office:value="250.788">
            <text:p>250.7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71">
            <text:p>23.571</text:p>
          </table:table-cell>
          <table:table-cell office:value-type="float" office:value="-5.7464">
            <text:p>-5.7464</text:p>
          </table:table-cell>
          <table:table-cell office:value-type="float" office:value="250.746">
            <text:p>250.7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912">
            <text:p>23.5912</text:p>
          </table:table-cell>
          <table:table-cell office:value-type="float" office:value="-5.72162">
            <text:p>-5.72162</text:p>
          </table:table-cell>
          <table:table-cell office:value-type="float" office:value="250.722">
            <text:p>250.7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205">
            <text:p>23.6205</text:p>
          </table:table-cell>
          <table:table-cell office:value-type="float" office:value="-5.68593">
            <text:p>-5.68593</text:p>
          </table:table-cell>
          <table:table-cell office:value-type="float" office:value="250.686">
            <text:p>250.6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44">
            <text:p>23.644</text:p>
          </table:table-cell>
          <table:table-cell office:value-type="float" office:value="-5.65723">
            <text:p>-5.65723</text:p>
          </table:table-cell>
          <table:table-cell office:value-type="float" office:value="250.657">
            <text:p>250.6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65">
            <text:p>23.665</text:p>
          </table:table-cell>
          <table:table-cell office:value-type="float" office:value="-5.63181">
            <text:p>-5.63181</text:p>
          </table:table-cell>
          <table:table-cell office:value-type="float" office:value="250.632">
            <text:p>250.6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859">
            <text:p>23.6859</text:p>
          </table:table-cell>
          <table:table-cell office:value-type="float" office:value="-5.60641">
            <text:p>-5.60641</text:p>
          </table:table-cell>
          <table:table-cell office:value-type="float" office:value="250.606">
            <text:p>250.6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063">
            <text:p>23.7063</text:p>
          </table:table-cell>
          <table:table-cell office:value-type="float" office:value="-5.5817">
            <text:p>-5.5817</text:p>
          </table:table-cell>
          <table:table-cell office:value-type="float" office:value="250.582">
            <text:p>250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294">
            <text:p>23.7294</text:p>
          </table:table-cell>
          <table:table-cell office:value-type="float" office:value="-5.55379">
            <text:p>-5.55379</text:p>
          </table:table-cell>
          <table:table-cell office:value-type="float" office:value="250.554">
            <text:p>250.5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513">
            <text:p>23.7513</text:p>
          </table:table-cell>
          <table:table-cell office:value-type="float" office:value="-5.52739">
            <text:p>-5.52739</text:p>
          </table:table-cell>
          <table:table-cell office:value-type="float" office:value="250.527">
            <text:p>250.5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798">
            <text:p>23.7798</text:p>
          </table:table-cell>
          <table:table-cell office:value-type="float" office:value="-5.49316">
            <text:p>-5.49316</text:p>
          </table:table-cell>
          <table:table-cell office:value-type="float" office:value="250.493">
            <text:p>250.4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017">
            <text:p>23.8017</text:p>
          </table:table-cell>
          <table:table-cell office:value-type="float" office:value="-5.46692">
            <text:p>-5.46692</text:p>
          </table:table-cell>
          <table:table-cell office:value-type="float" office:value="250.467">
            <text:p>250.4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221">
            <text:p>23.8221</text:p>
          </table:table-cell>
          <table:table-cell office:value-type="float" office:value="-5.44235">
            <text:p>-5.44235</text:p>
          </table:table-cell>
          <table:table-cell office:value-type="float" office:value="250.442">
            <text:p>250.4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499">
            <text:p>23.8499</text:p>
          </table:table-cell>
          <table:table-cell office:value-type="float" office:value="-5.4091">
            <text:p>-5.4091</text:p>
          </table:table-cell>
          <table:table-cell office:value-type="float" office:value="250.409">
            <text:p>250.4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726">
            <text:p>23.8726</text:p>
          </table:table-cell>
          <table:table-cell office:value-type="float" office:value="-5.38202">
            <text:p>-5.38202</text:p>
          </table:table-cell>
          <table:table-cell office:value-type="float" office:value="250.382">
            <text:p>250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009">
            <text:p>23.9009</text:p>
          </table:table-cell>
          <table:table-cell office:value-type="float" office:value="-5.3483">
            <text:p>-5.3483</text:p>
          </table:table-cell>
          <table:table-cell office:value-type="float" office:value="250.348">
            <text:p>250.3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361">
            <text:p>23.9361</text:p>
          </table:table-cell>
          <table:table-cell office:value-type="float" office:value="-5.30647">
            <text:p>-5.30647</text:p>
          </table:table-cell>
          <table:table-cell office:value-type="float" office:value="250.306">
            <text:p>250.3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645">
            <text:p>23.9645</text:p>
          </table:table-cell>
          <table:table-cell office:value-type="float" office:value="-5.27284">
            <text:p>-5.27284</text:p>
          </table:table-cell>
          <table:table-cell office:value-type="float" office:value="250.273">
            <text:p>250.2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942">
            <text:p>23.9942</text:p>
          </table:table-cell>
          <table:table-cell office:value-type="float" office:value="-5.23782">
            <text:p>-5.23782</text:p>
          </table:table-cell>
          <table:table-cell office:value-type="float" office:value="250.238">
            <text:p>250.2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176">
            <text:p>24.0176</text:p>
          </table:table-cell>
          <table:table-cell office:value-type="float" office:value="-5.21017">
            <text:p>-5.21017</text:p>
          </table:table-cell>
          <table:table-cell office:value-type="float" office:value="250.21">
            <text:p>250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454">
            <text:p>24.0454</text:p>
          </table:table-cell>
          <table:table-cell office:value-type="float" office:value="-5.17747">
            <text:p>-5.17747</text:p>
          </table:table-cell>
          <table:table-cell office:value-type="float" office:value="250.177">
            <text:p>250.1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741">
            <text:p>24.0741</text:p>
          </table:table-cell>
          <table:table-cell office:value-type="float" office:value="-5.14383">
            <text:p>-5.14383</text:p>
          </table:table-cell>
          <table:table-cell office:value-type="float" office:value="250.144">
            <text:p>250.1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967">
            <text:p>24.0967</text:p>
          </table:table-cell>
          <table:table-cell office:value-type="float" office:value="-5.11729">
            <text:p>-5.11729</text:p>
          </table:table-cell>
          <table:table-cell office:value-type="float" office:value="250.117">
            <text:p>250.1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263">
            <text:p>24.1263</text:p>
          </table:table-cell>
          <table:table-cell office:value-type="float" office:value="-5.08287">
            <text:p>-5.08287</text:p>
          </table:table-cell>
          <table:table-cell office:value-type="float" office:value="250.083">
            <text:p>250.0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572">
            <text:p>24.1572</text:p>
          </table:table-cell>
          <table:table-cell office:value-type="float" office:value="-5.04684">
            <text:p>-5.04684</text:p>
          </table:table-cell>
          <table:table-cell office:value-type="float" office:value="250.047">
            <text:p>250.0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79">
            <text:p>24.179</text:p>
          </table:table-cell>
          <table:table-cell office:value-type="float" office:value="-5.02153">
            <text:p>-5.02153</text:p>
          </table:table-cell>
          <table:table-cell office:value-type="float" office:value="250.022">
            <text:p>250.0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993">
            <text:p>24.1993</text:p>
          </table:table-cell>
          <table:table-cell office:value-type="float" office:value="-4.99791">
            <text:p>-4.99791</text:p>
          </table:table-cell>
          <table:table-cell office:value-type="float" office:value="249.998">
            <text:p>249.9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295">
            <text:p>24.2295</text:p>
          </table:table-cell>
          <table:table-cell office:value-type="float" office:value="-4.96295">
            <text:p>-4.96295</text:p>
          </table:table-cell>
          <table:table-cell office:value-type="float" office:value="249.963">
            <text:p>249.9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546">
            <text:p>24.2546</text:p>
          </table:table-cell>
          <table:table-cell office:value-type="float" office:value="-4.9339">
            <text:p>-4.9339</text:p>
          </table:table-cell>
          <table:table-cell office:value-type="float" office:value="249.934">
            <text:p>249.9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794">
            <text:p>24.2794</text:p>
          </table:table-cell>
          <table:table-cell office:value-type="float" office:value="-4.9054">
            <text:p>-4.9054</text:p>
          </table:table-cell>
          <table:table-cell office:value-type="float" office:value="249.905">
            <text:p>249.9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993">
            <text:p>24.2993</text:p>
          </table:table-cell>
          <table:table-cell office:value-type="float" office:value="-4.8824">
            <text:p>-4.8824</text:p>
          </table:table-cell>
          <table:table-cell office:value-type="float" office:value="249.882">
            <text:p>249.8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214">
            <text:p>24.3214</text:p>
          </table:table-cell>
          <table:table-cell office:value-type="float" office:value="-4.85707">
            <text:p>-4.85707</text:p>
          </table:table-cell>
          <table:table-cell office:value-type="float" office:value="249.857">
            <text:p>249.8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488">
            <text:p>24.3488</text:p>
          </table:table-cell>
          <table:table-cell office:value-type="float" office:value="-4.82562">
            <text:p>-4.82562</text:p>
          </table:table-cell>
          <table:table-cell office:value-type="float" office:value="249.826">
            <text:p>249.8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688">
            <text:p>24.3688</text:p>
          </table:table-cell>
          <table:table-cell office:value-type="float" office:value="-4.8027">
            <text:p>-4.8027</text:p>
          </table:table-cell>
          <table:table-cell office:value-type="float" office:value="249.803">
            <text:p>249.8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907">
            <text:p>24.3907</text:p>
          </table:table-cell>
          <table:table-cell office:value-type="float" office:value="-4.77774">
            <text:p>-4.77774</text:p>
          </table:table-cell>
          <table:table-cell office:value-type="float" office:value="249.778">
            <text:p>249.7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202">
            <text:p>24.4202</text:p>
          </table:table-cell>
          <table:table-cell office:value-type="float" office:value="-4.74403">
            <text:p>-4.74403</text:p>
          </table:table-cell>
          <table:table-cell office:value-type="float" office:value="249.744">
            <text:p>249.7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482">
            <text:p>24.4482</text:p>
          </table:table-cell>
          <table:table-cell office:value-type="float" office:value="-4.71219">
            <text:p>-4.71219</text:p>
          </table:table-cell>
          <table:table-cell office:value-type="float" office:value="249.712">
            <text:p>249.7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7">
            <text:p>24.47</text:p>
          </table:table-cell>
          <table:table-cell office:value-type="float" office:value="-4.68759">
            <text:p>-4.68759</text:p>
          </table:table-cell>
          <table:table-cell office:value-type="float" office:value="249.688">
            <text:p>249.6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984">
            <text:p>24.4984</text:p>
          </table:table-cell>
          <table:table-cell office:value-type="float" office:value="-4.6554">
            <text:p>-4.6554</text:p>
          </table:table-cell>
          <table:table-cell office:value-type="float" office:value="249.655">
            <text:p>249.6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261">
            <text:p>24.5261</text:p>
          </table:table-cell>
          <table:table-cell office:value-type="float" office:value="-4.62411">
            <text:p>-4.62411</text:p>
          </table:table-cell>
          <table:table-cell office:value-type="float" office:value="249.624">
            <text:p>249.6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488">
            <text:p>24.5488</text:p>
          </table:table-cell>
          <table:table-cell office:value-type="float" office:value="-4.59846">
            <text:p>-4.59846</text:p>
          </table:table-cell>
          <table:table-cell office:value-type="float" office:value="249.598">
            <text:p>249.5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764">
            <text:p>24.5764</text:p>
          </table:table-cell>
          <table:table-cell office:value-type="float" office:value="-4.56754">
            <text:p>-4.56754</text:p>
          </table:table-cell>
          <table:table-cell office:value-type="float" office:value="249.568">
            <text:p>249.5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057">
            <text:p>24.6057</text:p>
          </table:table-cell>
          <table:table-cell office:value-type="float" office:value="-4.53471">
            <text:p>-4.53471</text:p>
          </table:table-cell>
          <table:table-cell office:value-type="float" office:value="249.535">
            <text:p>249.5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266">
            <text:p>24.6266</text:p>
          </table:table-cell>
          <table:table-cell office:value-type="float" office:value="-4.5112">
            <text:p>-4.5112</text:p>
          </table:table-cell>
          <table:table-cell office:value-type="float" office:value="249.511">
            <text:p>249.5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545">
            <text:p>24.6545</text:p>
          </table:table-cell>
          <table:table-cell office:value-type="float" office:value="-4.48009">
            <text:p>-4.48009</text:p>
          </table:table-cell>
          <table:table-cell office:value-type="float" office:value="249.48">
            <text:p>249.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752">
            <text:p>24.6752</text:p>
          </table:table-cell>
          <table:table-cell office:value-type="float" office:value="-4.45702">
            <text:p>-4.45702</text:p>
          </table:table-cell>
          <table:table-cell office:value-type="float" office:value="249.457">
            <text:p>249.4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998">
            <text:p>24.6998</text:p>
          </table:table-cell>
          <table:table-cell office:value-type="float" office:value="-4.42957">
            <text:p>-4.42957</text:p>
          </table:table-cell>
          <table:table-cell office:value-type="float" office:value="249.43">
            <text:p>249.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206">
            <text:p>24.7206</text:p>
          </table:table-cell>
          <table:table-cell office:value-type="float" office:value="-4.40651">
            <text:p>-4.40651</text:p>
          </table:table-cell>
          <table:table-cell office:value-type="float" office:value="249.407">
            <text:p>249.4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407">
            <text:p>24.7407</text:p>
          </table:table-cell>
          <table:table-cell office:value-type="float" office:value="-4.38423">
            <text:p>-4.38423</text:p>
          </table:table-cell>
          <table:table-cell office:value-type="float" office:value="249.384">
            <text:p>249.3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689">
            <text:p>24.7689</text:p>
          </table:table-cell>
          <table:table-cell office:value-type="float" office:value="-4.35297">
            <text:p>-4.35297</text:p>
          </table:table-cell>
          <table:table-cell office:value-type="float" office:value="249.353">
            <text:p>249.3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914">
            <text:p>24.7914</text:p>
          </table:table-cell>
          <table:table-cell office:value-type="float" office:value="-4.328">
            <text:p>-4.328</text:p>
          </table:table-cell>
          <table:table-cell office:value-type="float" office:value="249.328">
            <text:p>249.3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206">
            <text:p>24.8206</text:p>
          </table:table-cell>
          <table:table-cell office:value-type="float" office:value="-4.29585">
            <text:p>-4.29585</text:p>
          </table:table-cell>
          <table:table-cell office:value-type="float" office:value="249.296">
            <text:p>249.2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494">
            <text:p>24.8494</text:p>
          </table:table-cell>
          <table:table-cell office:value-type="float" office:value="-4.2641">
            <text:p>-4.2641</text:p>
          </table:table-cell>
          <table:table-cell office:value-type="float" office:value="249.264">
            <text:p>249.2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773">
            <text:p>24.8773</text:p>
          </table:table-cell>
          <table:table-cell office:value-type="float" office:value="-4.2334">
            <text:p>-4.2334</text:p>
          </table:table-cell>
          <table:table-cell office:value-type="float" office:value="249.233">
            <text:p>249.2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989">
            <text:p>24.8989</text:p>
          </table:table-cell>
          <table:table-cell office:value-type="float" office:value="-4.20972">
            <text:p>-4.20972</text:p>
          </table:table-cell>
          <table:table-cell office:value-type="float" office:value="249.21">
            <text:p>249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196">
            <text:p>24.9196</text:p>
          </table:table-cell>
          <table:table-cell office:value-type="float" office:value="-4.18709">
            <text:p>-4.18709</text:p>
          </table:table-cell>
          <table:table-cell office:value-type="float" office:value="249.187">
            <text:p>249.1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485">
            <text:p>24.9485</text:p>
          </table:table-cell>
          <table:table-cell office:value-type="float" office:value="-4.15538">
            <text:p>-4.15538</text:p>
          </table:table-cell>
          <table:table-cell office:value-type="float" office:value="249.155">
            <text:p>249.1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726">
            <text:p>24.9726</text:p>
          </table:table-cell>
          <table:table-cell office:value-type="float" office:value="-4.12917">
            <text:p>-4.12917</text:p>
          </table:table-cell>
          <table:table-cell office:value-type="float" office:value="249.129">
            <text:p>249.1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009">
            <text:p>25.0009</text:p>
          </table:table-cell>
          <table:table-cell office:value-type="float" office:value="-4.09836">
            <text:p>-4.09836</text:p>
          </table:table-cell>
          <table:table-cell office:value-type="float" office:value="249.098">
            <text:p>249.0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216">
            <text:p>25.0216</text:p>
          </table:table-cell>
          <table:table-cell office:value-type="float" office:value="-4.0759">
            <text:p>-4.0759</text:p>
          </table:table-cell>
          <table:table-cell office:value-type="float" office:value="249.076">
            <text:p>249.0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422">
            <text:p>25.0422</text:p>
          </table:table-cell>
          <table:table-cell office:value-type="float" office:value="-4.05351">
            <text:p>-4.05351</text:p>
          </table:table-cell>
          <table:table-cell office:value-type="float" office:value="249.054">
            <text:p>249.0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64">
            <text:p>25.064</text:p>
          </table:table-cell>
          <table:table-cell office:value-type="float" office:value="-4.02988">
            <text:p>-4.02988</text:p>
          </table:table-cell>
          <table:table-cell office:value-type="float" office:value="249.03">
            <text:p>249.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938">
            <text:p>25.0938</text:p>
          </table:table-cell>
          <table:table-cell office:value-type="float" office:value="-3.99762">
            <text:p>-3.99762</text:p>
          </table:table-cell>
          <table:table-cell office:value-type="float" office:value="248.998">
            <text:p>248.9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249">
            <text:p>25.1249</text:p>
          </table:table-cell>
          <table:table-cell office:value-type="float" office:value="-3.96407">
            <text:p>-3.96407</text:p>
          </table:table-cell>
          <table:table-cell office:value-type="float" office:value="248.964">
            <text:p>248.9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459">
            <text:p>25.1459</text:p>
          </table:table-cell>
          <table:table-cell office:value-type="float" office:value="-3.94141">
            <text:p>-3.94141</text:p>
          </table:table-cell>
          <table:table-cell office:value-type="float" office:value="248.941">
            <text:p>248.9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683">
            <text:p>25.1683</text:p>
          </table:table-cell>
          <table:table-cell office:value-type="float" office:value="-3.91727">
            <text:p>-3.91727</text:p>
          </table:table-cell>
          <table:table-cell office:value-type="float" office:value="248.917">
            <text:p>248.9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978">
            <text:p>25.1978</text:p>
          </table:table-cell>
          <table:table-cell office:value-type="float" office:value="-3.88565">
            <text:p>-3.88565</text:p>
          </table:table-cell>
          <table:table-cell office:value-type="float" office:value="248.886">
            <text:p>248.8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186">
            <text:p>25.2186</text:p>
          </table:table-cell>
          <table:table-cell office:value-type="float" office:value="-3.86325">
            <text:p>-3.86325</text:p>
          </table:table-cell>
          <table:table-cell office:value-type="float" office:value="248.863">
            <text:p>248.8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468">
            <text:p>25.2468</text:p>
          </table:table-cell>
          <table:table-cell office:value-type="float" office:value="-3.83316">
            <text:p>-3.83316</text:p>
          </table:table-cell>
          <table:table-cell office:value-type="float" office:value="248.833">
            <text:p>248.8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697">
            <text:p>25.2697</text:p>
          </table:table-cell>
          <table:table-cell office:value-type="float" office:value="-3.80865">
            <text:p>-3.80865</text:p>
          </table:table-cell>
          <table:table-cell office:value-type="float" office:value="248.809">
            <text:p>248.8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908">
            <text:p>25.2908</text:p>
          </table:table-cell>
          <table:table-cell office:value-type="float" office:value="-3.78606">
            <text:p>-3.78606</text:p>
          </table:table-cell>
          <table:table-cell office:value-type="float" office:value="248.786">
            <text:p>248.7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191">
            <text:p>25.3191</text:p>
          </table:table-cell>
          <table:table-cell office:value-type="float" office:value="-3.75589">
            <text:p>-3.75589</text:p>
          </table:table-cell>
          <table:table-cell office:value-type="float" office:value="248.756">
            <text:p>248.7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403">
            <text:p>25.3403</text:p>
          </table:table-cell>
          <table:table-cell office:value-type="float" office:value="-3.73331">
            <text:p>-3.73331</text:p>
          </table:table-cell>
          <table:table-cell office:value-type="float" office:value="248.733">
            <text:p>248.7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634">
            <text:p>25.3634</text:p>
          </table:table-cell>
          <table:table-cell office:value-type="float" office:value="-3.70877">
            <text:p>-3.70877</text:p>
          </table:table-cell>
          <table:table-cell office:value-type="float" office:value="248.709">
            <text:p>248.7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835">
            <text:p>25.3835</text:p>
          </table:table-cell>
          <table:table-cell office:value-type="float" office:value="-3.68738">
            <text:p>-3.68738</text:p>
          </table:table-cell>
          <table:table-cell office:value-type="float" office:value="248.687">
            <text:p>248.6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042">
            <text:p>25.4042</text:p>
          </table:table-cell>
          <table:table-cell office:value-type="float" office:value="-3.66553">
            <text:p>-3.66553</text:p>
          </table:table-cell>
          <table:table-cell office:value-type="float" office:value="248.666">
            <text:p>248.6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248">
            <text:p>25.4248</text:p>
          </table:table-cell>
          <table:table-cell office:value-type="float" office:value="-3.64369">
            <text:p>-3.64369</text:p>
          </table:table-cell>
          <table:table-cell office:value-type="float" office:value="248.644">
            <text:p>248.6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551">
            <text:p>25.4551</text:p>
          </table:table-cell>
          <table:table-cell office:value-type="float" office:value="-3.61169">
            <text:p>-3.61169</text:p>
          </table:table-cell>
          <table:table-cell office:value-type="float" office:value="248.612">
            <text:p>248.6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764">
            <text:p>25.4764</text:p>
          </table:table-cell>
          <table:table-cell office:value-type="float" office:value="-3.58913">
            <text:p>-3.58913</text:p>
          </table:table-cell>
          <table:table-cell office:value-type="float" office:value="248.589">
            <text:p>248.5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043">
            <text:p>25.5043</text:p>
          </table:table-cell>
          <table:table-cell office:value-type="float" office:value="-3.55974">
            <text:p>-3.55974</text:p>
          </table:table-cell>
          <table:table-cell office:value-type="float" office:value="248.56">
            <text:p>248.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333">
            <text:p>25.5333</text:p>
          </table:table-cell>
          <table:table-cell office:value-type="float" office:value="-3.52922">
            <text:p>-3.52922</text:p>
          </table:table-cell>
          <table:table-cell office:value-type="float" office:value="248.529">
            <text:p>248.5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546">
            <text:p>25.5546</text:p>
          </table:table-cell>
          <table:table-cell office:value-type="float" office:value="-3.50684">
            <text:p>-3.50684</text:p>
          </table:table-cell>
          <table:table-cell office:value-type="float" office:value="248.507">
            <text:p>248.5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754">
            <text:p>25.5754</text:p>
          </table:table-cell>
          <table:table-cell office:value-type="float" office:value="-3.48491">
            <text:p>-3.48491</text:p>
          </table:table-cell>
          <table:table-cell office:value-type="float" office:value="248.485">
            <text:p>248.4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038">
            <text:p>25.6038</text:p>
          </table:table-cell>
          <table:table-cell office:value-type="float" office:value="-3.45518">
            <text:p>-3.45518</text:p>
          </table:table-cell>
          <table:table-cell office:value-type="float" office:value="248.455">
            <text:p>248.4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24">
            <text:p>25.624</text:p>
          </table:table-cell>
          <table:table-cell office:value-type="float" office:value="-3.43396">
            <text:p>-3.43396</text:p>
          </table:table-cell>
          <table:table-cell office:value-type="float" office:value="248.434">
            <text:p>248.4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444">
            <text:p>25.6444</text:p>
          </table:table-cell>
          <table:table-cell office:value-type="float" office:value="-3.41261">
            <text:p>-3.41261</text:p>
          </table:table-cell>
          <table:table-cell office:value-type="float" office:value="248.413">
            <text:p>248.4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732">
            <text:p>25.6732</text:p>
          </table:table-cell>
          <table:table-cell office:value-type="float" office:value="-3.38258">
            <text:p>-3.38258</text:p>
          </table:table-cell>
          <table:table-cell office:value-type="float" office:value="248.383">
            <text:p>248.3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024">
            <text:p>25.7024</text:p>
          </table:table-cell>
          <table:table-cell office:value-type="float" office:value="-3.3521">
            <text:p>-3.3521</text:p>
          </table:table-cell>
          <table:table-cell office:value-type="float" office:value="248.352">
            <text:p>248.3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249">
            <text:p>25.7249</text:p>
          </table:table-cell>
          <table:table-cell office:value-type="float" office:value="-3.32855">
            <text:p>-3.32855</text:p>
          </table:table-cell>
          <table:table-cell office:value-type="float" office:value="248.329">
            <text:p>248.3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537">
            <text:p>25.7537</text:p>
          </table:table-cell>
          <table:table-cell office:value-type="float" office:value="-3.29861">
            <text:p>-3.29861</text:p>
          </table:table-cell>
          <table:table-cell office:value-type="float" office:value="248.299">
            <text:p>248.2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736">
            <text:p>25.7736</text:p>
          </table:table-cell>
          <table:table-cell office:value-type="float" office:value="-3.27783">
            <text:p>-3.27783</text:p>
          </table:table-cell>
          <table:table-cell office:value-type="float" office:value="248.278">
            <text:p>248.2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95">
            <text:p>25.795</text:p>
          </table:table-cell>
          <table:table-cell office:value-type="float" office:value="-3.25563">
            <text:p>-3.25563</text:p>
          </table:table-cell>
          <table:table-cell office:value-type="float" office:value="248.256">
            <text:p>248.2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159">
            <text:p>25.8159</text:p>
          </table:table-cell>
          <table:table-cell office:value-type="float" office:value="-3.23398">
            <text:p>-3.23398</text:p>
          </table:table-cell>
          <table:table-cell office:value-type="float" office:value="248.234">
            <text:p>248.2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359">
            <text:p>25.8359</text:p>
          </table:table-cell>
          <table:table-cell office:value-type="float" office:value="-3.21324">
            <text:p>-3.21324</text:p>
          </table:table-cell>
          <table:table-cell office:value-type="float" office:value="248.213">
            <text:p>248.2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653">
            <text:p>25.8653</text:p>
          </table:table-cell>
          <table:table-cell office:value-type="float" office:value="-3.18271">
            <text:p>-3.18271</text:p>
          </table:table-cell>
          <table:table-cell office:value-type="float" office:value="248.183">
            <text:p>248.1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862">
            <text:p>25.8862</text:p>
          </table:table-cell>
          <table:table-cell office:value-type="float" office:value="-3.1611">
            <text:p>-3.1611</text:p>
          </table:table-cell>
          <table:table-cell office:value-type="float" office:value="248.161">
            <text:p>248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144">
            <text:p>25.9144</text:p>
          </table:table-cell>
          <table:table-cell office:value-type="float" office:value="-3.13193">
            <text:p>-3.13193</text:p>
          </table:table-cell>
          <table:table-cell office:value-type="float" office:value="248.132">
            <text:p>248.1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433">
            <text:p>25.9433</text:p>
          </table:table-cell>
          <table:table-cell office:value-type="float" office:value="-3.10202">
            <text:p>-3.10202</text:p>
          </table:table-cell>
          <table:table-cell office:value-type="float" office:value="248.102">
            <text:p>248.1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719">
            <text:p>25.9719</text:p>
          </table:table-cell>
          <table:table-cell office:value-type="float" office:value="-3.07248">
            <text:p>-3.07248</text:p>
          </table:table-cell>
          <table:table-cell office:value-type="float" office:value="248.072">
            <text:p>248.0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041">
            <text:p>26.0041</text:p>
          </table:table-cell>
          <table:table-cell office:value-type="float" office:value="-3.03928">
            <text:p>-3.03928</text:p>
          </table:table-cell>
          <table:table-cell office:value-type="float" office:value="248.039">
            <text:p>248.0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33">
            <text:p>26.033</text:p>
          </table:table-cell>
          <table:table-cell office:value-type="float" office:value="-3.00954">
            <text:p>-3.00954</text:p>
          </table:table-cell>
          <table:table-cell office:value-type="float" office:value="248.01">
            <text:p>248.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63">
            <text:p>26.063</text:p>
          </table:table-cell>
          <table:table-cell office:value-type="float" office:value="-2.97873">
            <text:p>-2.97873</text:p>
          </table:table-cell>
          <table:table-cell office:value-type="float" office:value="247.979">
            <text:p>247.9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851">
            <text:p>26.0851</text:p>
          </table:table-cell>
          <table:table-cell office:value-type="float" office:value="-2.95595">
            <text:p>-2.95595</text:p>
          </table:table-cell>
          <table:table-cell office:value-type="float" office:value="247.956">
            <text:p>247.9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147">
            <text:p>26.1147</text:p>
          </table:table-cell>
          <table:table-cell office:value-type="float" office:value="-2.9256">
            <text:p>-2.9256</text:p>
          </table:table-cell>
          <table:table-cell office:value-type="float" office:value="247.926">
            <text:p>247.9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356">
            <text:p>26.1356</text:p>
          </table:table-cell>
          <table:table-cell office:value-type="float" office:value="-2.9041">
            <text:p>-2.9041</text:p>
          </table:table-cell>
          <table:table-cell office:value-type="float" office:value="247.904">
            <text:p>247.9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584">
            <text:p>26.1584</text:p>
          </table:table-cell>
          <table:table-cell office:value-type="float" office:value="-2.88066">
            <text:p>-2.88066</text:p>
          </table:table-cell>
          <table:table-cell office:value-type="float" office:value="247.881">
            <text:p>247.8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783">
            <text:p>26.1783</text:p>
          </table:table-cell>
          <table:table-cell office:value-type="float" office:value="-2.86037">
            <text:p>-2.86037</text:p>
          </table:table-cell>
          <table:table-cell office:value-type="float" office:value="247.86">
            <text:p>247.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012">
            <text:p>26.2012</text:p>
          </table:table-cell>
          <table:table-cell office:value-type="float" office:value="-2.83694">
            <text:p>-2.83694</text:p>
          </table:table-cell>
          <table:table-cell office:value-type="float" office:value="247.837">
            <text:p>247.8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298">
            <text:p>26.2298</text:p>
          </table:table-cell>
          <table:table-cell office:value-type="float" office:value="-2.80772">
            <text:p>-2.80772</text:p>
          </table:table-cell>
          <table:table-cell office:value-type="float" office:value="247.808">
            <text:p>247.8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524">
            <text:p>26.2524</text:p>
          </table:table-cell>
          <table:table-cell office:value-type="float" office:value="-2.78456">
            <text:p>-2.78456</text:p>
          </table:table-cell>
          <table:table-cell office:value-type="float" office:value="247.785">
            <text:p>247.7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812">
            <text:p>26.2812</text:p>
          </table:table-cell>
          <table:table-cell office:value-type="float" office:value="-2.75504">
            <text:p>-2.75504</text:p>
          </table:table-cell>
          <table:table-cell office:value-type="float" office:value="247.755">
            <text:p>247.7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019">
            <text:p>26.3019</text:p>
          </table:table-cell>
          <table:table-cell office:value-type="float" office:value="-2.73389">
            <text:p>-2.73389</text:p>
          </table:table-cell>
          <table:table-cell office:value-type="float" office:value="247.734">
            <text:p>247.7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224">
            <text:p>26.3224</text:p>
          </table:table-cell>
          <table:table-cell office:value-type="float" office:value="-2.71309">
            <text:p>-2.71309</text:p>
          </table:table-cell>
          <table:table-cell office:value-type="float" office:value="247.713">
            <text:p>247.7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459">
            <text:p>26.3459</text:p>
          </table:table-cell>
          <table:table-cell office:value-type="float" office:value="-2.689">
            <text:p>-2.689</text:p>
          </table:table-cell>
          <table:table-cell office:value-type="float" office:value="247.689">
            <text:p>247.6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671">
            <text:p>26.3671</text:p>
          </table:table-cell>
          <table:table-cell office:value-type="float" office:value="-2.6675">
            <text:p>-2.6675</text:p>
          </table:table-cell>
          <table:table-cell office:value-type="float" office:value="247.667">
            <text:p>247.6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959">
            <text:p>26.3959</text:p>
          </table:table-cell>
          <table:table-cell office:value-type="float" office:value="-2.63809">
            <text:p>-2.63809</text:p>
          </table:table-cell>
          <table:table-cell office:value-type="float" office:value="247.638">
            <text:p>247.6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186">
            <text:p>26.4186</text:p>
          </table:table-cell>
          <table:table-cell office:value-type="float" office:value="-2.61493">
            <text:p>-2.61493</text:p>
          </table:table-cell>
          <table:table-cell office:value-type="float" office:value="247.615">
            <text:p>247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387">
            <text:p>26.4387</text:p>
          </table:table-cell>
          <table:table-cell office:value-type="float" office:value="-2.59464">
            <text:p>-2.59464</text:p>
          </table:table-cell>
          <table:table-cell office:value-type="float" office:value="247.595">
            <text:p>247.5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665">
            <text:p>26.4665</text:p>
          </table:table-cell>
          <table:table-cell office:value-type="float" office:value="-2.56633">
            <text:p>-2.56633</text:p>
          </table:table-cell>
          <table:table-cell office:value-type="float" office:value="247.566">
            <text:p>247.5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01">
            <text:p>26.501</text:p>
          </table:table-cell>
          <table:table-cell office:value-type="float" office:value="-2.53114">
            <text:p>-2.53114</text:p>
          </table:table-cell>
          <table:table-cell office:value-type="float" office:value="247.531">
            <text:p>247.5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223">
            <text:p>26.5223</text:p>
          </table:table-cell>
          <table:table-cell office:value-type="float" office:value="-2.50952">
            <text:p>-2.50952</text:p>
          </table:table-cell>
          <table:table-cell office:value-type="float" office:value="247.51">
            <text:p>247.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426">
            <text:p>26.5426</text:p>
          </table:table-cell>
          <table:table-cell office:value-type="float" office:value="-2.48886">
            <text:p>-2.48886</text:p>
          </table:table-cell>
          <table:table-cell office:value-type="float" office:value="247.489">
            <text:p>247.4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757">
            <text:p>26.5757</text:p>
          </table:table-cell>
          <table:table-cell office:value-type="float" office:value="-2.45526">
            <text:p>-2.45526</text:p>
          </table:table-cell>
          <table:table-cell office:value-type="float" office:value="247.455">
            <text:p>247.4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956">
            <text:p>26.5956</text:p>
          </table:table-cell>
          <table:table-cell office:value-type="float" office:value="-2.43503">
            <text:p>-2.43503</text:p>
          </table:table-cell>
          <table:table-cell office:value-type="float" office:value="247.435">
            <text:p>247.4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257">
            <text:p>26.6257</text:p>
          </table:table-cell>
          <table:table-cell office:value-type="float" office:value="-2.4045">
            <text:p>-2.4045</text:p>
          </table:table-cell>
          <table:table-cell office:value-type="float" office:value="247.404">
            <text:p>247.4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476">
            <text:p>26.6476</text:p>
          </table:table-cell>
          <table:table-cell office:value-type="float" office:value="-2.38231">
            <text:p>-2.38231</text:p>
          </table:table-cell>
          <table:table-cell office:value-type="float" office:value="247.382">
            <text:p>247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68">
            <text:p>26.668</text:p>
          </table:table-cell>
          <table:table-cell office:value-type="float" office:value="-2.36162">
            <text:p>-2.36162</text:p>
          </table:table-cell>
          <table:table-cell office:value-type="float" office:value="247.362">
            <text:p>247.3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906">
            <text:p>26.6906</text:p>
          </table:table-cell>
          <table:table-cell office:value-type="float" office:value="-2.33871">
            <text:p>-2.33871</text:p>
          </table:table-cell>
          <table:table-cell office:value-type="float" office:value="247.339">
            <text:p>247.3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15">
            <text:p>26.715</text:p>
          </table:table-cell>
          <table:table-cell office:value-type="float" office:value="-2.3139">
            <text:p>-2.3139</text:p>
          </table:table-cell>
          <table:table-cell office:value-type="float" office:value="247.314">
            <text:p>247.3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378">
            <text:p>26.7378</text:p>
          </table:table-cell>
          <table:table-cell office:value-type="float" office:value="-2.29077">
            <text:p>-2.29077</text:p>
          </table:table-cell>
          <table:table-cell office:value-type="float" office:value="247.291">
            <text:p>247.2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59">
            <text:p>26.759</text:p>
          </table:table-cell>
          <table:table-cell office:value-type="float" office:value="-2.26923">
            <text:p>-2.26923</text:p>
          </table:table-cell>
          <table:table-cell office:value-type="float" office:value="247.269">
            <text:p>247.2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791">
            <text:p>26.7791</text:p>
          </table:table-cell>
          <table:table-cell office:value-type="float" office:value="-2.24893">
            <text:p>-2.24893</text:p>
          </table:table-cell>
          <table:table-cell office:value-type="float" office:value="247.249">
            <text:p>247.2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028">
            <text:p>26.8028</text:p>
          </table:table-cell>
          <table:table-cell office:value-type="float" office:value="-2.22484">
            <text:p>-2.22484</text:p>
          </table:table-cell>
          <table:table-cell office:value-type="float" office:value="247.225">
            <text:p>247.2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234">
            <text:p>26.8234</text:p>
          </table:table-cell>
          <table:table-cell office:value-type="float" office:value="-2.20389">
            <text:p>-2.20389</text:p>
          </table:table-cell>
          <table:table-cell office:value-type="float" office:value="247.204">
            <text:p>247.2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451">
            <text:p>26.8451</text:p>
          </table:table-cell>
          <table:table-cell office:value-type="float" office:value="-2.18196">
            <text:p>-2.18196</text:p>
          </table:table-cell>
          <table:table-cell office:value-type="float" office:value="247.182">
            <text:p>247.1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657">
            <text:p>26.8657</text:p>
          </table:table-cell>
          <table:table-cell office:value-type="float" office:value="-2.16104">
            <text:p>-2.16104</text:p>
          </table:table-cell>
          <table:table-cell office:value-type="float" office:value="247.161">
            <text:p>247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879">
            <text:p>26.8879</text:p>
          </table:table-cell>
          <table:table-cell office:value-type="float" office:value="-2.13849">
            <text:p>-2.13849</text:p>
          </table:table-cell>
          <table:table-cell office:value-type="float" office:value="247.138">
            <text:p>247.1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171">
            <text:p>26.9171</text:p>
          </table:table-cell>
          <table:table-cell office:value-type="float" office:value="-2.10896">
            <text:p>-2.10896</text:p>
          </table:table-cell>
          <table:table-cell office:value-type="float" office:value="247.109">
            <text:p>247.1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5">
            <text:p>26.95</text:p>
          </table:table-cell>
          <table:table-cell office:value-type="float" office:value="-2.07553">
            <text:p>-2.07553</text:p>
          </table:table-cell>
          <table:table-cell office:value-type="float" office:value="247.076">
            <text:p>247.0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711">
            <text:p>26.9711</text:p>
          </table:table-cell>
          <table:table-cell office:value-type="float" office:value="-2.0542">
            <text:p>-2.0542</text:p>
          </table:table-cell>
          <table:table-cell office:value-type="float" office:value="247.054">
            <text:p>247.0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924">
            <text:p>26.9924</text:p>
          </table:table-cell>
          <table:table-cell office:value-type="float" office:value="-2.03258">
            <text:p>-2.03258</text:p>
          </table:table-cell>
          <table:table-cell office:value-type="float" office:value="247.033">
            <text:p>247.0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136">
            <text:p>27.0136</text:p>
          </table:table-cell>
          <table:table-cell office:value-type="float" office:value="-2.01111">
            <text:p>-2.01111</text:p>
          </table:table-cell>
          <table:table-cell office:value-type="float" office:value="247.011">
            <text:p>247.0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335">
            <text:p>27.0335</text:p>
          </table:table-cell>
          <table:table-cell office:value-type="float" office:value="-1.99101">
            <text:p>-1.99101</text:p>
          </table:table-cell>
          <table:table-cell office:value-type="float" office:value="246.991">
            <text:p>246.9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558">
            <text:p>27.0558</text:p>
          </table:table-cell>
          <table:table-cell office:value-type="float" office:value="-1.96838">
            <text:p>-1.96838</text:p>
          </table:table-cell>
          <table:table-cell office:value-type="float" office:value="246.968">
            <text:p>246.9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853">
            <text:p>27.0853</text:p>
          </table:table-cell>
          <table:table-cell office:value-type="float" office:value="-1.93849">
            <text:p>-1.93849</text:p>
          </table:table-cell>
          <table:table-cell office:value-type="float" office:value="246.938">
            <text:p>246.9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086">
            <text:p>27.1086</text:p>
          </table:table-cell>
          <table:table-cell office:value-type="float" office:value="-1.91487">
            <text:p>-1.91487</text:p>
          </table:table-cell>
          <table:table-cell office:value-type="float" office:value="246.915">
            <text:p>246.9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379">
            <text:p>27.1379</text:p>
          </table:table-cell>
          <table:table-cell office:value-type="float" office:value="-1.88522">
            <text:p>-1.88522</text:p>
          </table:table-cell>
          <table:table-cell office:value-type="float" office:value="246.885">
            <text:p>246.8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729">
            <text:p>27.1729</text:p>
          </table:table-cell>
          <table:table-cell office:value-type="float" office:value="-1.84975">
            <text:p>-1.84975</text:p>
          </table:table-cell>
          <table:table-cell office:value-type="float" office:value="246.85">
            <text:p>246.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948">
            <text:p>27.1948</text:p>
          </table:table-cell>
          <table:table-cell office:value-type="float" office:value="-1.82748">
            <text:p>-1.82748</text:p>
          </table:table-cell>
          <table:table-cell office:value-type="float" office:value="246.827">
            <text:p>246.8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148">
            <text:p>27.2148</text:p>
          </table:table-cell>
          <table:table-cell office:value-type="float" office:value="-1.80717">
            <text:p>-1.80717</text:p>
          </table:table-cell>
          <table:table-cell office:value-type="float" office:value="246.807">
            <text:p>246.8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347">
            <text:p>27.2347</text:p>
          </table:table-cell>
          <table:table-cell office:value-type="float" office:value="-1.78691">
            <text:p>-1.78691</text:p>
          </table:table-cell>
          <table:table-cell office:value-type="float" office:value="246.787">
            <text:p>246.7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579">
            <text:p>27.2579</text:p>
          </table:table-cell>
          <table:table-cell office:value-type="float" office:value="-1.76332">
            <text:p>-1.76332</text:p>
          </table:table-cell>
          <table:table-cell office:value-type="float" office:value="246.763">
            <text:p>246.7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789">
            <text:p>27.2789</text:p>
          </table:table-cell>
          <table:table-cell office:value-type="float" office:value="-1.74214">
            <text:p>-1.74214</text:p>
          </table:table-cell>
          <table:table-cell office:value-type="float" office:value="246.742">
            <text:p>246.7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999">
            <text:p>27.2999</text:p>
          </table:table-cell>
          <table:table-cell office:value-type="float" office:value="-1.72087">
            <text:p>-1.72087</text:p>
          </table:table-cell>
          <table:table-cell office:value-type="float" office:value="246.721">
            <text:p>246.7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217">
            <text:p>27.3217</text:p>
          </table:table-cell>
          <table:table-cell office:value-type="float" office:value="-1.69878">
            <text:p>-1.69878</text:p>
          </table:table-cell>
          <table:table-cell office:value-type="float" office:value="246.699">
            <text:p>246.6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517">
            <text:p>27.3517</text:p>
          </table:table-cell>
          <table:table-cell office:value-type="float" office:value="-1.66827">
            <text:p>-1.66827</text:p>
          </table:table-cell>
          <table:table-cell office:value-type="float" office:value="246.668">
            <text:p>246.6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804">
            <text:p>27.3804</text:p>
          </table:table-cell>
          <table:table-cell office:value-type="float" office:value="-1.63924">
            <text:p>-1.63924</text:p>
          </table:table-cell>
          <table:table-cell office:value-type="float" office:value="246.639">
            <text:p>246.6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034">
            <text:p>27.4034</text:p>
          </table:table-cell>
          <table:table-cell office:value-type="float" office:value="-1.61583">
            <text:p>-1.61583</text:p>
          </table:table-cell>
          <table:table-cell office:value-type="float" office:value="246.616">
            <text:p>246.6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261">
            <text:p>27.4261</text:p>
          </table:table-cell>
          <table:table-cell office:value-type="float" office:value="-1.59279">
            <text:p>-1.59279</text:p>
          </table:table-cell>
          <table:table-cell office:value-type="float" office:value="246.593">
            <text:p>246.5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55">
            <text:p>27.455</text:p>
          </table:table-cell>
          <table:table-cell office:value-type="float" office:value="-1.5634">
            <text:p>-1.5634</text:p>
          </table:table-cell>
          <table:table-cell office:value-type="float" office:value="246.563">
            <text:p>246.5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785">
            <text:p>27.4785</text:p>
          </table:table-cell>
          <table:table-cell office:value-type="float" office:value="-1.53938">
            <text:p>-1.53938</text:p>
          </table:table-cell>
          <table:table-cell office:value-type="float" office:value="246.539">
            <text:p>246.5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987">
            <text:p>27.4987</text:p>
          </table:table-cell>
          <table:table-cell office:value-type="float" office:value="-1.51881">
            <text:p>-1.51881</text:p>
          </table:table-cell>
          <table:table-cell office:value-type="float" office:value="246.519">
            <text:p>246.5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2">
            <text:p>27.52</text:p>
          </table:table-cell>
          <table:table-cell office:value-type="float" office:value="-1.49724">
            <text:p>-1.49724</text:p>
          </table:table-cell>
          <table:table-cell office:value-type="float" office:value="246.497">
            <text:p>246.4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452">
            <text:p>27.5452</text:p>
          </table:table-cell>
          <table:table-cell office:value-type="float" office:value="-1.47148">
            <text:p>-1.47148</text:p>
          </table:table-cell>
          <table:table-cell office:value-type="float" office:value="246.471">
            <text:p>246.4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657">
            <text:p>27.5657</text:p>
          </table:table-cell>
          <table:table-cell office:value-type="float" office:value="-1.45061">
            <text:p>-1.45061</text:p>
          </table:table-cell>
          <table:table-cell office:value-type="float" office:value="246.451">
            <text:p>246.4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952">
            <text:p>27.5952</text:p>
          </table:table-cell>
          <table:table-cell office:value-type="float" office:value="-1.42052">
            <text:p>-1.42052</text:p>
          </table:table-cell>
          <table:table-cell office:value-type="float" office:value="246.421">
            <text:p>246.4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171">
            <text:p>27.6171</text:p>
          </table:table-cell>
          <table:table-cell office:value-type="float" office:value="-1.39818">
            <text:p>-1.39818</text:p>
          </table:table-cell>
          <table:table-cell office:value-type="float" office:value="246.398">
            <text:p>246.3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463">
            <text:p>27.6463</text:p>
          </table:table-cell>
          <table:table-cell office:value-type="float" office:value="-1.36847">
            <text:p>-1.36847</text:p>
          </table:table-cell>
          <table:table-cell office:value-type="float" office:value="246.368">
            <text:p>246.3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75">
            <text:p>27.675</text:p>
          </table:table-cell>
          <table:table-cell office:value-type="float" office:value="-1.33911">
            <text:p>-1.33911</text:p>
          </table:table-cell>
          <table:table-cell office:value-type="float" office:value="246.339">
            <text:p>246.3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97">
            <text:p>27.697</text:p>
          </table:table-cell>
          <table:table-cell office:value-type="float" office:value="-1.31671">
            <text:p>-1.31671</text:p>
          </table:table-cell>
          <table:table-cell office:value-type="float" office:value="246.317">
            <text:p>246.3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169">
            <text:p>27.7169</text:p>
          </table:table-cell>
          <table:table-cell office:value-type="float" office:value="-1.2964">
            <text:p>-1.2964</text:p>
          </table:table-cell>
          <table:table-cell office:value-type="float" office:value="246.296">
            <text:p>246.2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451">
            <text:p>27.7451</text:p>
          </table:table-cell>
          <table:table-cell office:value-type="float" office:value="-1.26756">
            <text:p>-1.26756</text:p>
          </table:table-cell>
          <table:table-cell office:value-type="float" office:value="246.268">
            <text:p>246.2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664">
            <text:p>27.7664</text:p>
          </table:table-cell>
          <table:table-cell office:value-type="float" office:value="-1.24577">
            <text:p>-1.24577</text:p>
          </table:table-cell>
          <table:table-cell office:value-type="float" office:value="246.246">
            <text:p>246.2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879">
            <text:p>27.7879</text:p>
          </table:table-cell>
          <table:table-cell office:value-type="float" office:value="-1.22372">
            <text:p>-1.22372</text:p>
          </table:table-cell>
          <table:table-cell office:value-type="float" office:value="246.224">
            <text:p>246.2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165">
            <text:p>27.8165</text:p>
          </table:table-cell>
          <table:table-cell office:value-type="float" office:value="-1.19443">
            <text:p>-1.19443</text:p>
          </table:table-cell>
          <table:table-cell office:value-type="float" office:value="246.194">
            <text:p>246.1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408">
            <text:p>27.8408</text:p>
          </table:table-cell>
          <table:table-cell office:value-type="float" office:value="-1.16949">
            <text:p>-1.16949</text:p>
          </table:table-cell>
          <table:table-cell office:value-type="float" office:value="246.169">
            <text:p>246.1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609">
            <text:p>27.8609</text:p>
          </table:table-cell>
          <table:table-cell office:value-type="float" office:value="-1.14886">
            <text:p>-1.14886</text:p>
          </table:table-cell>
          <table:table-cell office:value-type="float" office:value="246.149">
            <text:p>246.1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887">
            <text:p>27.8887</text:p>
          </table:table-cell>
          <table:table-cell office:value-type="float" office:value="-1.12033">
            <text:p>-1.12033</text:p>
          </table:table-cell>
          <table:table-cell office:value-type="float" office:value="246.12">
            <text:p>246.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109">
            <text:p>27.9109</text:p>
          </table:table-cell>
          <table:table-cell office:value-type="float" office:value="-1.09746">
            <text:p>-1.09746</text:p>
          </table:table-cell>
          <table:table-cell office:value-type="float" office:value="246.097">
            <text:p>246.0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403">
            <text:p>27.9403</text:p>
          </table:table-cell>
          <table:table-cell office:value-type="float" office:value="-1.06725">
            <text:p>-1.06725</text:p>
          </table:table-cell>
          <table:table-cell office:value-type="float" office:value="246.067">
            <text:p>246.0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696">
            <text:p>27.9696</text:p>
          </table:table-cell>
          <table:table-cell office:value-type="float" office:value="-1.03705">
            <text:p>-1.03705</text:p>
          </table:table-cell>
          <table:table-cell office:value-type="float" office:value="246.037">
            <text:p>246.0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913">
            <text:p>27.9913</text:p>
          </table:table-cell>
          <table:table-cell office:value-type="float" office:value="-1.01472">
            <text:p>-1.01472</text:p>
          </table:table-cell>
          <table:table-cell office:value-type="float" office:value="246.015">
            <text:p>246.0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198">
            <text:p>28.0198</text:p>
          </table:table-cell>
          <table:table-cell office:value-type="float" office:value="-0.985245">
            <text:p>-0.985245</text:p>
          </table:table-cell>
          <table:table-cell office:value-type="float" office:value="245.985">
            <text:p>245.9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475">
            <text:p>28.0475</text:p>
          </table:table-cell>
          <table:table-cell office:value-type="float" office:value="-0.956665">
            <text:p>-0.956665</text:p>
          </table:table-cell>
          <table:table-cell office:value-type="float" office:value="245.957">
            <text:p>245.9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714">
            <text:p>28.0714</text:p>
          </table:table-cell>
          <table:table-cell office:value-type="float" office:value="-0.932037">
            <text:p>-0.932037</text:p>
          </table:table-cell>
          <table:table-cell office:value-type="float" office:value="245.932">
            <text:p>245.9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939">
            <text:p>28.0939</text:p>
          </table:table-cell>
          <table:table-cell office:value-type="float" office:value="-0.908691">
            <text:p>-0.908691</text:p>
          </table:table-cell>
          <table:table-cell office:value-type="float" office:value="245.909">
            <text:p>245.9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161">
            <text:p>28.1161</text:p>
          </table:table-cell>
          <table:table-cell office:value-type="float" office:value="-0.885742">
            <text:p>-0.885742</text:p>
          </table:table-cell>
          <table:table-cell office:value-type="float" office:value="245.886">
            <text:p>245.8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382">
            <text:p>28.1382</text:p>
          </table:table-cell>
          <table:table-cell office:value-type="float" office:value="-0.862854">
            <text:p>-0.862854</text:p>
          </table:table-cell>
          <table:table-cell office:value-type="float" office:value="245.863">
            <text:p>245.8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592">
            <text:p>28.1592</text:p>
          </table:table-cell>
          <table:table-cell office:value-type="float" office:value="-0.841019">
            <text:p>-0.841019</text:p>
          </table:table-cell>
          <table:table-cell office:value-type="float" office:value="245.841">
            <text:p>245.8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832">
            <text:p>28.1832</text:p>
          </table:table-cell>
          <table:table-cell office:value-type="float" office:value="-0.816116">
            <text:p>-0.816116</text:p>
          </table:table-cell>
          <table:table-cell office:value-type="float" office:value="245.816">
            <text:p>245.8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051">
            <text:p>28.2051</text:p>
          </table:table-cell>
          <table:table-cell office:value-type="float" office:value="-0.793396">
            <text:p>-0.793396</text:p>
          </table:table-cell>
          <table:table-cell office:value-type="float" office:value="245.793">
            <text:p>245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291">
            <text:p>28.2291</text:p>
          </table:table-cell>
          <table:table-cell office:value-type="float" office:value="-0.768463">
            <text:p>-0.768463</text:p>
          </table:table-cell>
          <table:table-cell office:value-type="float" office:value="245.768">
            <text:p>245.7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574">
            <text:p>28.2574</text:p>
          </table:table-cell>
          <table:table-cell office:value-type="float" office:value="-0.73912">
            <text:p>-0.73912</text:p>
          </table:table-cell>
          <table:table-cell office:value-type="float" office:value="245.739">
            <text:p>245.7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816">
            <text:p>28.2816</text:p>
          </table:table-cell>
          <table:table-cell office:value-type="float" office:value="-0.713867">
            <text:p>-0.713867</text:p>
          </table:table-cell>
          <table:table-cell office:value-type="float" office:value="245.714">
            <text:p>245.7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018">
            <text:p>28.3018</text:p>
          </table:table-cell>
          <table:table-cell office:value-type="float" office:value="-0.692917">
            <text:p>-0.692917</text:p>
          </table:table-cell>
          <table:table-cell office:value-type="float" office:value="245.693">
            <text:p>245.6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317">
            <text:p>28.3317</text:p>
          </table:table-cell>
          <table:table-cell office:value-type="float" office:value="-0.661667">
            <text:p>-0.661667</text:p>
          </table:table-cell>
          <table:table-cell office:value-type="float" office:value="245.662">
            <text:p>245.6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629">
            <text:p>28.3629</text:p>
          </table:table-cell>
          <table:table-cell office:value-type="float" office:value="-0.629135">
            <text:p>-0.629135</text:p>
          </table:table-cell>
          <table:table-cell office:value-type="float" office:value="245.629">
            <text:p>245.6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937">
            <text:p>28.3937</text:p>
          </table:table-cell>
          <table:table-cell office:value-type="float" office:value="-0.596909">
            <text:p>-0.596909</text:p>
          </table:table-cell>
          <table:table-cell office:value-type="float" office:value="245.597">
            <text:p>245.5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223">
            <text:p>28.4223</text:p>
          </table:table-cell>
          <table:table-cell office:value-type="float" office:value="-0.567032">
            <text:p>-0.567032</text:p>
          </table:table-cell>
          <table:table-cell office:value-type="float" office:value="245.567">
            <text:p>245.5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46">
            <text:p>28.446</text:p>
          </table:table-cell>
          <table:table-cell office:value-type="float" office:value="-0.542236">
            <text:p>-0.542236</text:p>
          </table:table-cell>
          <table:table-cell office:value-type="float" office:value="245.542">
            <text:p>245.5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681">
            <text:p>28.4681</text:p>
          </table:table-cell>
          <table:table-cell office:value-type="float" office:value="-0.519058">
            <text:p>-0.519058</text:p>
          </table:table-cell>
          <table:table-cell office:value-type="float" office:value="245.519">
            <text:p>245.5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977">
            <text:p>28.4977</text:p>
          </table:table-cell>
          <table:table-cell office:value-type="float" office:value="-0.488052">
            <text:p>-0.488052</text:p>
          </table:table-cell>
          <table:table-cell office:value-type="float" office:value="245.488">
            <text:p>245.4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218">
            <text:p>28.5218</text:p>
          </table:table-cell>
          <table:table-cell office:value-type="float" office:value="-0.462708">
            <text:p>-0.462708</text:p>
          </table:table-cell>
          <table:table-cell office:value-type="float" office:value="245.463">
            <text:p>245.4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419">
            <text:p>28.5419</text:p>
          </table:table-cell>
          <table:table-cell office:value-type="float" office:value="-0.441528">
            <text:p>-0.441528</text:p>
          </table:table-cell>
          <table:table-cell office:value-type="float" office:value="245.442">
            <text:p>245.4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724">
            <text:p>28.5724</text:p>
          </table:table-cell>
          <table:table-cell office:value-type="float" office:value="-0.4095">
            <text:p>-0.4095</text:p>
          </table:table-cell>
          <table:table-cell office:value-type="float" office:value="245.41">
            <text:p>245.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95">
            <text:p>28.595</text:p>
          </table:table-cell>
          <table:table-cell office:value-type="float" office:value="-0.385666">
            <text:p>-0.385666</text:p>
          </table:table-cell>
          <table:table-cell office:value-type="float" office:value="245.386">
            <text:p>245.3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246">
            <text:p>28.6246</text:p>
          </table:table-cell>
          <table:table-cell office:value-type="float" office:value="-0.354355">
            <text:p>-0.354355</text:p>
          </table:table-cell>
          <table:table-cell office:value-type="float" office:value="245.354">
            <text:p>245.3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448">
            <text:p>28.6448</text:p>
          </table:table-cell>
          <table:table-cell office:value-type="float" office:value="-0.332993">
            <text:p>-0.332993</text:p>
          </table:table-cell>
          <table:table-cell office:value-type="float" office:value="245.333">
            <text:p>245.3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673">
            <text:p>28.6673</text:p>
          </table:table-cell>
          <table:table-cell office:value-type="float" office:value="-0.30925">
            <text:p>-0.30925</text:p>
          </table:table-cell>
          <table:table-cell office:value-type="float" office:value="245.309">
            <text:p>245.3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981">
            <text:p>28.6981</text:p>
          </table:table-cell>
          <table:table-cell office:value-type="float" office:value="-0.276642">
            <text:p>-0.276642</text:p>
          </table:table-cell>
          <table:table-cell office:value-type="float" office:value="245.277">
            <text:p>245.2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237">
            <text:p>28.7237</text:p>
          </table:table-cell>
          <table:table-cell office:value-type="float" office:value="-0.249527">
            <text:p>-0.249527</text:p>
          </table:table-cell>
          <table:table-cell office:value-type="float" office:value="245.25">
            <text:p>245.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488">
            <text:p>28.7488</text:p>
          </table:table-cell>
          <table:table-cell office:value-type="float" office:value="-0.22287">
            <text:p>-0.22287</text:p>
          </table:table-cell>
          <table:table-cell office:value-type="float" office:value="245.223">
            <text:p>245.2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707">
            <text:p>28.7707</text:p>
          </table:table-cell>
          <table:table-cell office:value-type="float" office:value="-0.199677">
            <text:p>-0.199677</text:p>
          </table:table-cell>
          <table:table-cell office:value-type="float" office:value="245.2">
            <text:p>245.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91">
            <text:p>28.791</text:p>
          </table:table-cell>
          <table:table-cell office:value-type="float" office:value="-0.178131">
            <text:p>-0.178131</text:p>
          </table:table-cell>
          <table:table-cell office:value-type="float" office:value="245.178">
            <text:p>245.1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15">
            <text:p>28.815</text:p>
          </table:table-cell>
          <table:table-cell office:value-type="float" office:value="-0.152557">
            <text:p>-0.152557</text:p>
          </table:table-cell>
          <table:table-cell office:value-type="float" office:value="245.153">
            <text:p>245.1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359">
            <text:p>28.8359</text:p>
          </table:table-cell>
          <table:table-cell office:value-type="float" office:value="-0.130234">
            <text:p>-0.130234</text:p>
          </table:table-cell>
          <table:table-cell office:value-type="float" office:value="245.13">
            <text:p>245.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648">
            <text:p>28.8648</text:p>
          </table:table-cell>
          <table:table-cell office:value-type="float" office:value="-0.0995178">
            <text:p>-0.0995178</text:p>
          </table:table-cell>
          <table:table-cell office:value-type="float" office:value="245.1">
            <text:p>245.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896">
            <text:p>28.8896</text:p>
          </table:table-cell>
          <table:table-cell office:value-type="float" office:value="-0.072998">
            <text:p>-0.072998</text:p>
          </table:table-cell>
          <table:table-cell office:value-type="float" office:value="245.073">
            <text:p>245.073</text:p>
          </table:table-cell>
          <table:table-cell office:value-type="float" office:value="-0.72998">
            <text:p>-0.729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098">
            <text:p>28.9098</text:p>
          </table:table-cell>
          <table:table-cell office:value-type="float" office:value="-0.0514832">
            <text:p>-0.0514832</text:p>
          </table:table-cell>
          <table:table-cell office:value-type="float" office:value="245.051">
            <text:p>245.051</text:p>
          </table:table-cell>
          <table:table-cell office:value-type="float" office:value="-0.514832">
            <text:p>-0.5148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391">
            <text:p>28.9391</text:p>
          </table:table-cell>
          <table:table-cell office:value-type="float" office:value="-0.0202332">
            <text:p>-0.0202332</text:p>
          </table:table-cell>
          <table:table-cell office:value-type="float" office:value="245.02">
            <text:p>245.02</text:p>
          </table:table-cell>
          <table:table-cell office:value-type="float" office:value="-0.202332">
            <text:p>-0.2023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633">
            <text:p>28.9633</text:p>
          </table:table-cell>
          <table:table-cell office:value-type="float" office:value="0.00569153">
            <text:p>0.00569153</text:p>
          </table:table-cell>
          <table:table-cell office:value-type="float" office:value="244.994">
            <text:p>244.994</text:p>
          </table:table-cell>
          <table:table-cell office:value-type="float" office:value="0.0569153">
            <text:p>0.05691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926">
            <text:p>28.9926</text:p>
          </table:table-cell>
          <table:table-cell office:value-type="float" office:value="0.0371399">
            <text:p>0.0371399</text:p>
          </table:table-cell>
          <table:table-cell office:value-type="float" office:value="244.963">
            <text:p>244.963</text:p>
          </table:table-cell>
          <table:table-cell office:value-type="float" office:value="0.371399">
            <text:p>0.3713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131">
            <text:p>29.0131</text:p>
          </table:table-cell>
          <table:table-cell office:value-type="float" office:value="0.0591125">
            <text:p>0.0591125</text:p>
          </table:table-cell>
          <table:table-cell office:value-type="float" office:value="244.941">
            <text:p>244.941</text:p>
          </table:table-cell>
          <table:table-cell office:value-type="float" office:value="0.591125">
            <text:p>0.5911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359">
            <text:p>29.0359</text:p>
          </table:table-cell>
          <table:table-cell office:value-type="float" office:value="0.0836487">
            <text:p>0.0836487</text:p>
          </table:table-cell>
          <table:table-cell office:value-type="float" office:value="244.916">
            <text:p>244.916</text:p>
          </table:table-cell>
          <table:table-cell office:value-type="float" office:value="0.836487">
            <text:p>0.8364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562">
            <text:p>29.0562</text:p>
          </table:table-cell>
          <table:table-cell office:value-type="float" office:value="0.105438">
            <text:p>0.105438</text:p>
          </table:table-cell>
          <table:table-cell office:value-type="float" office:value="244.895">
            <text:p>244.8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779">
            <text:p>29.0779</text:p>
          </table:table-cell>
          <table:table-cell office:value-type="float" office:value="0.128784">
            <text:p>0.128784</text:p>
          </table:table-cell>
          <table:table-cell office:value-type="float" office:value="244.871">
            <text:p>244.8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104">
            <text:p>29.1104</text:p>
          </table:table-cell>
          <table:table-cell office:value-type="float" office:value="0.163864">
            <text:p>0.163864</text:p>
          </table:table-cell>
          <table:table-cell office:value-type="float" office:value="244.836">
            <text:p>244.8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309">
            <text:p>29.1309</text:p>
          </table:table-cell>
          <table:table-cell office:value-type="float" office:value="0.18602">
            <text:p>0.18602</text:p>
          </table:table-cell>
          <table:table-cell office:value-type="float" office:value="244.814">
            <text:p>244.8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516">
            <text:p>29.1516</text:p>
          </table:table-cell>
          <table:table-cell office:value-type="float" office:value="0.208298">
            <text:p>0.208298</text:p>
          </table:table-cell>
          <table:table-cell office:value-type="float" office:value="244.792">
            <text:p>244.7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86">
            <text:p>29.186</text:p>
          </table:table-cell>
          <table:table-cell office:value-type="float" office:value="0.245575">
            <text:p>0.245575</text:p>
          </table:table-cell>
          <table:table-cell office:value-type="float" office:value="244.754">
            <text:p>244.7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061">
            <text:p>29.2061</text:p>
          </table:table-cell>
          <table:table-cell office:value-type="float" office:value="0.267334">
            <text:p>0.267334</text:p>
          </table:table-cell>
          <table:table-cell office:value-type="float" office:value="244.733">
            <text:p>244.7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267">
            <text:p>29.2267</text:p>
          </table:table-cell>
          <table:table-cell office:value-type="float" office:value="0.28978">
            <text:p>0.28978</text:p>
          </table:table-cell>
          <table:table-cell office:value-type="float" office:value="244.71">
            <text:p>244.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484">
            <text:p>29.2484</text:p>
          </table:table-cell>
          <table:table-cell office:value-type="float" office:value="0.313278">
            <text:p>0.313278</text:p>
          </table:table-cell>
          <table:table-cell office:value-type="float" office:value="244.687">
            <text:p>244.6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701">
            <text:p>29.2701</text:p>
          </table:table-cell>
          <table:table-cell office:value-type="float" office:value="0.336899">
            <text:p>0.336899</text:p>
          </table:table-cell>
          <table:table-cell office:value-type="float" office:value="244.663">
            <text:p>244.6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903">
            <text:p>29.2903</text:p>
          </table:table-cell>
          <table:table-cell office:value-type="float" office:value="0.358887">
            <text:p>0.358887</text:p>
          </table:table-cell>
          <table:table-cell office:value-type="float" office:value="244.641">
            <text:p>244.6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106">
            <text:p>29.3106</text:p>
          </table:table-cell>
          <table:table-cell office:value-type="float" office:value="0.381012">
            <text:p>0.381012</text:p>
          </table:table-cell>
          <table:table-cell office:value-type="float" office:value="244.619">
            <text:p>244.6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335">
            <text:p>29.3335</text:p>
          </table:table-cell>
          <table:table-cell office:value-type="float" office:value="0.405945">
            <text:p>0.405945</text:p>
          </table:table-cell>
          <table:table-cell office:value-type="float" office:value="244.594">
            <text:p>244.5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616">
            <text:p>29.3616</text:p>
          </table:table-cell>
          <table:table-cell office:value-type="float" office:value="0.436539">
            <text:p>0.436539</text:p>
          </table:table-cell>
          <table:table-cell office:value-type="float" office:value="244.563">
            <text:p>244.5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815">
            <text:p>29.3815</text:p>
          </table:table-cell>
          <table:table-cell office:value-type="float" office:value="0.458298">
            <text:p>0.458298</text:p>
          </table:table-cell>
          <table:table-cell office:value-type="float" office:value="244.542">
            <text:p>244.5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034">
            <text:p>29.4034</text:p>
          </table:table-cell>
          <table:table-cell office:value-type="float" office:value="0.482239">
            <text:p>0.482239</text:p>
          </table:table-cell>
          <table:table-cell office:value-type="float" office:value="244.518">
            <text:p>244.5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238">
            <text:p>29.4238</text:p>
          </table:table-cell>
          <table:table-cell office:value-type="float" office:value="0.504639">
            <text:p>0.504639</text:p>
          </table:table-cell>
          <table:table-cell office:value-type="float" office:value="244.495">
            <text:p>244.4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46">
            <text:p>29.446</text:p>
          </table:table-cell>
          <table:table-cell office:value-type="float" office:value="0.529083">
            <text:p>0.529083</text:p>
          </table:table-cell>
          <table:table-cell office:value-type="float" office:value="244.471">
            <text:p>244.4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785">
            <text:p>29.4785</text:p>
          </table:table-cell>
          <table:table-cell office:value-type="float" office:value="0.564758">
            <text:p>0.564758</text:p>
          </table:table-cell>
          <table:table-cell office:value-type="float" office:value="244.435">
            <text:p>244.4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001">
            <text:p>29.5001</text:p>
          </table:table-cell>
          <table:table-cell office:value-type="float" office:value="0.588516">
            <text:p>0.588516</text:p>
          </table:table-cell>
          <table:table-cell office:value-type="float" office:value="244.411">
            <text:p>244.4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286">
            <text:p>29.5286</text:p>
          </table:table-cell>
          <table:table-cell office:value-type="float" office:value="0.619766">
            <text:p>0.619766</text:p>
          </table:table-cell>
          <table:table-cell office:value-type="float" office:value="244.38">
            <text:p>244.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516">
            <text:p>29.5516</text:p>
          </table:table-cell>
          <table:table-cell office:value-type="float" office:value="0.645111">
            <text:p>0.645111</text:p>
          </table:table-cell>
          <table:table-cell office:value-type="float" office:value="244.355">
            <text:p>244.3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816">
            <text:p>29.5816</text:p>
          </table:table-cell>
          <table:table-cell office:value-type="float" office:value="0.678284">
            <text:p>0.678284</text:p>
          </table:table-cell>
          <table:table-cell office:value-type="float" office:value="244.322">
            <text:p>244.3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105">
            <text:p>29.6105</text:p>
          </table:table-cell>
          <table:table-cell office:value-type="float" office:value="0.710129">
            <text:p>0.710129</text:p>
          </table:table-cell>
          <table:table-cell office:value-type="float" office:value="244.29">
            <text:p>244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326">
            <text:p>29.6326</text:p>
          </table:table-cell>
          <table:table-cell office:value-type="float" office:value="0.734634">
            <text:p>0.734634</text:p>
          </table:table-cell>
          <table:table-cell office:value-type="float" office:value="244.265">
            <text:p>244.2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534">
            <text:p>29.6534</text:p>
          </table:table-cell>
          <table:table-cell office:value-type="float" office:value="0.757584">
            <text:p>0.757584</text:p>
          </table:table-cell>
          <table:table-cell office:value-type="float" office:value="244.242">
            <text:p>244.2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815">
            <text:p>29.6815</text:p>
          </table:table-cell>
          <table:table-cell office:value-type="float" office:value="0.788666">
            <text:p>0.788666</text:p>
          </table:table-cell>
          <table:table-cell office:value-type="float" office:value="244.211">
            <text:p>244.2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047">
            <text:p>29.7047</text:p>
          </table:table-cell>
          <table:table-cell office:value-type="float" office:value="0.814407">
            <text:p>0.814407</text:p>
          </table:table-cell>
          <table:table-cell office:value-type="float" office:value="244.186">
            <text:p>244.1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26">
            <text:p>29.726</text:p>
          </table:table-cell>
          <table:table-cell office:value-type="float" office:value="0.838104">
            <text:p>0.838104</text:p>
          </table:table-cell>
          <table:table-cell office:value-type="float" office:value="244.162">
            <text:p>244.1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48">
            <text:p>29.748</text:p>
          </table:table-cell>
          <table:table-cell office:value-type="float" office:value="0.86261">
            <text:p>0.86261</text:p>
          </table:table-cell>
          <table:table-cell office:value-type="float" office:value="244.137">
            <text:p>244.1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789">
            <text:p>29.7789</text:p>
          </table:table-cell>
          <table:table-cell office:value-type="float" office:value="0.897003">
            <text:p>0.897003</text:p>
          </table:table-cell>
          <table:table-cell office:value-type="float" office:value="244.103">
            <text:p>244.1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082">
            <text:p>29.8082</text:p>
          </table:table-cell>
          <table:table-cell office:value-type="float" office:value="0.929657">
            <text:p>0.929657</text:p>
          </table:table-cell>
          <table:table-cell office:value-type="float" office:value="244.07">
            <text:p>244.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357">
            <text:p>29.8357</text:p>
          </table:table-cell>
          <table:table-cell office:value-type="float" office:value="0.960266">
            <text:p>0.960266</text:p>
          </table:table-cell>
          <table:table-cell office:value-type="float" office:value="244.04">
            <text:p>244.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589">
            <text:p>29.8589</text:p>
          </table:table-cell>
          <table:table-cell office:value-type="float" office:value="0.986206">
            <text:p>0.986206</text:p>
          </table:table-cell>
          <table:table-cell office:value-type="float" office:value="244.014">
            <text:p>244.0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873">
            <text:p>29.8873</text:p>
          </table:table-cell>
          <table:table-cell office:value-type="float" office:value="1.01801">
            <text:p>1.01801</text:p>
          </table:table-cell>
          <table:table-cell office:value-type="float" office:value="243.982">
            <text:p>243.9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205">
            <text:p>29.9205</text:p>
          </table:table-cell>
          <table:table-cell office:value-type="float" office:value="1.05518">
            <text:p>1.05518</text:p>
          </table:table-cell>
          <table:table-cell office:value-type="float" office:value="243.945">
            <text:p>243.9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491">
            <text:p>29.9491</text:p>
          </table:table-cell>
          <table:table-cell office:value-type="float" office:value="1.08725">
            <text:p>1.08725</text:p>
          </table:table-cell>
          <table:table-cell office:value-type="float" office:value="243.913">
            <text:p>243.9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777">
            <text:p>29.9777</text:p>
          </table:table-cell>
          <table:table-cell office:value-type="float" office:value="1.11929">
            <text:p>1.11929</text:p>
          </table:table-cell>
          <table:table-cell office:value-type="float" office:value="243.881">
            <text:p>243.8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992">
            <text:p>29.9992</text:p>
          </table:table-cell>
          <table:table-cell office:value-type="float" office:value="1.1434">
            <text:p>1.1434</text:p>
          </table:table-cell>
          <table:table-cell office:value-type="float" office:value="243.857">
            <text:p>243.8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284">
            <text:p>30.0284</text:p>
          </table:table-cell>
          <table:table-cell office:value-type="float" office:value="1.17619">
            <text:p>1.17619</text:p>
          </table:table-cell>
          <table:table-cell office:value-type="float" office:value="243.824">
            <text:p>243.8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581">
            <text:p>30.0581</text:p>
          </table:table-cell>
          <table:table-cell office:value-type="float" office:value="1.20959">
            <text:p>1.20959</text:p>
          </table:table-cell>
          <table:table-cell office:value-type="float" office:value="243.79">
            <text:p>243.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794">
            <text:p>30.0794</text:p>
          </table:table-cell>
          <table:table-cell office:value-type="float" office:value="1.23358">
            <text:p>1.23358</text:p>
          </table:table-cell>
          <table:table-cell office:value-type="float" office:value="243.766">
            <text:p>243.7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082">
            <text:p>30.1082</text:p>
          </table:table-cell>
          <table:table-cell office:value-type="float" office:value="1.2659">
            <text:p>1.2659</text:p>
          </table:table-cell>
          <table:table-cell office:value-type="float" office:value="243.734">
            <text:p>243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365">
            <text:p>30.1365</text:p>
          </table:table-cell>
          <table:table-cell office:value-type="float" office:value="1.29791">
            <text:p>1.29791</text:p>
          </table:table-cell>
          <table:table-cell office:value-type="float" office:value="243.702">
            <text:p>243.7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583">
            <text:p>30.1583</text:p>
          </table:table-cell>
          <table:table-cell office:value-type="float" office:value="1.3224">
            <text:p>1.3224</text:p>
          </table:table-cell>
          <table:table-cell office:value-type="float" office:value="243.678">
            <text:p>243.6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783">
            <text:p>30.1783</text:p>
          </table:table-cell>
          <table:table-cell office:value-type="float" office:value="1.34496">
            <text:p>1.34496</text:p>
          </table:table-cell>
          <table:table-cell office:value-type="float" office:value="243.655">
            <text:p>243.6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074">
            <text:p>30.2074</text:p>
          </table:table-cell>
          <table:table-cell office:value-type="float" office:value="1.37759">
            <text:p>1.37759</text:p>
          </table:table-cell>
          <table:table-cell office:value-type="float" office:value="243.622">
            <text:p>243.6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298">
            <text:p>30.2298</text:p>
          </table:table-cell>
          <table:table-cell office:value-type="float" office:value="1.40288">
            <text:p>1.40288</text:p>
          </table:table-cell>
          <table:table-cell office:value-type="float" office:value="243.597">
            <text:p>243.5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597">
            <text:p>30.2597</text:p>
          </table:table-cell>
          <table:table-cell office:value-type="float" office:value="1.43651">
            <text:p>1.43651</text:p>
          </table:table-cell>
          <table:table-cell office:value-type="float" office:value="243.563">
            <text:p>243.5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798">
            <text:p>30.2798</text:p>
          </table:table-cell>
          <table:table-cell office:value-type="float" office:value="1.45914">
            <text:p>1.45914</text:p>
          </table:table-cell>
          <table:table-cell office:value-type="float" office:value="243.541">
            <text:p>243.5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031">
            <text:p>30.3031</text:p>
          </table:table-cell>
          <table:table-cell office:value-type="float" office:value="1.48532">
            <text:p>1.48532</text:p>
          </table:table-cell>
          <table:table-cell office:value-type="float" office:value="243.515">
            <text:p>243.5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309">
            <text:p>30.3309</text:p>
          </table:table-cell>
          <table:table-cell office:value-type="float" office:value="1.51654">
            <text:p>1.51654</text:p>
          </table:table-cell>
          <table:table-cell office:value-type="float" office:value="243.483">
            <text:p>243.4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625">
            <text:p>30.3625</text:p>
          </table:table-cell>
          <table:table-cell office:value-type="float" office:value="1.55199">
            <text:p>1.55199</text:p>
          </table:table-cell>
          <table:table-cell office:value-type="float" office:value="243.448">
            <text:p>243.4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824">
            <text:p>30.3824</text:p>
          </table:table-cell>
          <table:table-cell office:value-type="float" office:value="1.57437">
            <text:p>1.57437</text:p>
          </table:table-cell>
          <table:table-cell office:value-type="float" office:value="243.426">
            <text:p>243.4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128">
            <text:p>30.4128</text:p>
          </table:table-cell>
          <table:table-cell office:value-type="float" office:value="1.60838">
            <text:p>1.60838</text:p>
          </table:table-cell>
          <table:table-cell office:value-type="float" office:value="243.392">
            <text:p>243.3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333">
            <text:p>30.4333</text:p>
          </table:table-cell>
          <table:table-cell office:value-type="float" office:value="1.63132">
            <text:p>1.63132</text:p>
          </table:table-cell>
          <table:table-cell office:value-type="float" office:value="243.369">
            <text:p>243.3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615">
            <text:p>30.4615</text:p>
          </table:table-cell>
          <table:table-cell office:value-type="float" office:value="1.66264">
            <text:p>1.66264</text:p>
          </table:table-cell>
          <table:table-cell office:value-type="float" office:value="243.337">
            <text:p>243.3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897">
            <text:p>30.4897</text:p>
          </table:table-cell>
          <table:table-cell office:value-type="float" office:value="1.69408">
            <text:p>1.69408</text:p>
          </table:table-cell>
          <table:table-cell office:value-type="float" office:value="243.306">
            <text:p>243.3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211">
            <text:p>30.5211</text:p>
          </table:table-cell>
          <table:table-cell office:value-type="float" office:value="1.72879">
            <text:p>1.72879</text:p>
          </table:table-cell>
          <table:table-cell office:value-type="float" office:value="243.271">
            <text:p>243.2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496">
            <text:p>30.5496</text:p>
          </table:table-cell>
          <table:table-cell office:value-type="float" office:value="1.76019">
            <text:p>1.76019</text:p>
          </table:table-cell>
          <table:table-cell office:value-type="float" office:value="243.24">
            <text:p>243.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791">
            <text:p>30.5791</text:p>
          </table:table-cell>
          <table:table-cell office:value-type="float" office:value="1.79274">
            <text:p>1.79274</text:p>
          </table:table-cell>
          <table:table-cell office:value-type="float" office:value="243.207">
            <text:p>243.2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04">
            <text:p>30.604</text:p>
          </table:table-cell>
          <table:table-cell office:value-type="float" office:value="1.82018">
            <text:p>1.82018</text:p>
          </table:table-cell>
          <table:table-cell office:value-type="float" office:value="243.18">
            <text:p>243.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32">
            <text:p>30.632</text:p>
          </table:table-cell>
          <table:table-cell office:value-type="float" office:value="1.85086">
            <text:p>1.85086</text:p>
          </table:table-cell>
          <table:table-cell office:value-type="float" office:value="243.149">
            <text:p>243.1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614">
            <text:p>30.6614</text:p>
          </table:table-cell>
          <table:table-cell office:value-type="float" office:value="1.8829">
            <text:p>1.8829</text:p>
          </table:table-cell>
          <table:table-cell office:value-type="float" office:value="243.117">
            <text:p>243.1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833">
            <text:p>30.6833</text:p>
          </table:table-cell>
          <table:table-cell office:value-type="float" office:value="1.90668">
            <text:p>1.90668</text:p>
          </table:table-cell>
          <table:table-cell office:value-type="float" office:value="243.093">
            <text:p>243.0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033">
            <text:p>30.7033</text:p>
          </table:table-cell>
          <table:table-cell office:value-type="float" office:value="1.92838">
            <text:p>1.92838</text:p>
          </table:table-cell>
          <table:table-cell office:value-type="float" office:value="243.072">
            <text:p>243.0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268">
            <text:p>30.7268</text:p>
          </table:table-cell>
          <table:table-cell office:value-type="float" office:value="1.95383">
            <text:p>1.95383</text:p>
          </table:table-cell>
          <table:table-cell office:value-type="float" office:value="243.046">
            <text:p>243.0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527">
            <text:p>30.7527</text:p>
          </table:table-cell>
          <table:table-cell office:value-type="float" office:value="1.98177">
            <text:p>1.98177</text:p>
          </table:table-cell>
          <table:table-cell office:value-type="float" office:value="243.018">
            <text:p>243.0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751">
            <text:p>30.7751</text:p>
          </table:table-cell>
          <table:table-cell office:value-type="float" office:value="2.00575">
            <text:p>2.00575</text:p>
          </table:table-cell>
          <table:table-cell office:value-type="float" office:value="242.994">
            <text:p>242.9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954">
            <text:p>30.7954</text:p>
          </table:table-cell>
          <table:table-cell office:value-type="float" office:value="2.0275">
            <text:p>2.0275</text:p>
          </table:table-cell>
          <table:table-cell office:value-type="float" office:value="242.973">
            <text:p>242.9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184">
            <text:p>30.8184</text:p>
          </table:table-cell>
          <table:table-cell office:value-type="float" office:value="2.05194">
            <text:p>2.05194</text:p>
          </table:table-cell>
          <table:table-cell office:value-type="float" office:value="242.948">
            <text:p>242.9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409">
            <text:p>30.8409</text:p>
          </table:table-cell>
          <table:table-cell office:value-type="float" office:value="2.07573">
            <text:p>2.07573</text:p>
          </table:table-cell>
          <table:table-cell office:value-type="float" office:value="242.924">
            <text:p>242.9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639">
            <text:p>30.8639</text:p>
          </table:table-cell>
          <table:table-cell office:value-type="float" office:value="2.09993">
            <text:p>2.09993</text:p>
          </table:table-cell>
          <table:table-cell office:value-type="float" office:value="242.9">
            <text:p>242.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954">
            <text:p>30.8954</text:p>
          </table:table-cell>
          <table:table-cell office:value-type="float" office:value="2.13297">
            <text:p>2.13297</text:p>
          </table:table-cell>
          <table:table-cell office:value-type="float" office:value="242.867">
            <text:p>242.8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243">
            <text:p>30.9243</text:p>
          </table:table-cell>
          <table:table-cell office:value-type="float" office:value="2.16301">
            <text:p>2.16301</text:p>
          </table:table-cell>
          <table:table-cell office:value-type="float" office:value="242.837">
            <text:p>242.8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532">
            <text:p>30.9532</text:p>
          </table:table-cell>
          <table:table-cell office:value-type="float" office:value="2.19289">
            <text:p>2.19289</text:p>
          </table:table-cell>
          <table:table-cell office:value-type="float" office:value="242.807">
            <text:p>242.8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753">
            <text:p>30.9753</text:p>
          </table:table-cell>
          <table:table-cell office:value-type="float" office:value="2.21552">
            <text:p>2.21552</text:p>
          </table:table-cell>
          <table:table-cell office:value-type="float" office:value="242.784">
            <text:p>242.7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042">
            <text:p>31.0042</text:p>
          </table:table-cell>
          <table:table-cell office:value-type="float" office:value="2.24509">
            <text:p>2.24509</text:p>
          </table:table-cell>
          <table:table-cell office:value-type="float" office:value="242.755">
            <text:p>242.7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247">
            <text:p>31.0247</text:p>
          </table:table-cell>
          <table:table-cell office:value-type="float" office:value="2.26582">
            <text:p>2.26582</text:p>
          </table:table-cell>
          <table:table-cell office:value-type="float" office:value="242.734">
            <text:p>242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482">
            <text:p>31.0482</text:p>
          </table:table-cell>
          <table:table-cell office:value-type="float" office:value="2.28952">
            <text:p>2.28952</text:p>
          </table:table-cell>
          <table:table-cell office:value-type="float" office:value="242.71">
            <text:p>242.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779">
            <text:p>31.0779</text:p>
          </table:table-cell>
          <table:table-cell office:value-type="float" office:value="2.31917">
            <text:p>2.31917</text:p>
          </table:table-cell>
          <table:table-cell office:value-type="float" office:value="242.681">
            <text:p>242.6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083">
            <text:p>31.1083</text:p>
          </table:table-cell>
          <table:table-cell office:value-type="float" office:value="2.34921">
            <text:p>2.34921</text:p>
          </table:table-cell>
          <table:table-cell office:value-type="float" office:value="242.651">
            <text:p>242.6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314">
            <text:p>31.1314</text:p>
          </table:table-cell>
          <table:table-cell office:value-type="float" office:value="2.37198">
            <text:p>2.37198</text:p>
          </table:table-cell>
          <table:table-cell office:value-type="float" office:value="242.628">
            <text:p>242.6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604">
            <text:p>31.1604</text:p>
          </table:table-cell>
          <table:table-cell office:value-type="float" office:value="2.40016">
            <text:p>2.40016</text:p>
          </table:table-cell>
          <table:table-cell office:value-type="float" office:value="242.6">
            <text:p>242.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884">
            <text:p>31.1884</text:p>
          </table:table-cell>
          <table:table-cell office:value-type="float" office:value="2.42722">
            <text:p>2.42722</text:p>
          </table:table-cell>
          <table:table-cell office:value-type="float" office:value="242.573">
            <text:p>242.5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112">
            <text:p>31.2112</text:p>
          </table:table-cell>
          <table:table-cell office:value-type="float" office:value="2.44894">
            <text:p>2.44894</text:p>
          </table:table-cell>
          <table:table-cell office:value-type="float" office:value="242.551">
            <text:p>242.5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4">
            <text:p>31.24</text:p>
          </table:table-cell>
          <table:table-cell office:value-type="float" office:value="2.47618">
            <text:p>2.47618</text:p>
          </table:table-cell>
          <table:table-cell office:value-type="float" office:value="242.524">
            <text:p>242.5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697">
            <text:p>31.2697</text:p>
          </table:table-cell>
          <table:table-cell office:value-type="float" office:value="2.504">
            <text:p>2.504</text:p>
          </table:table-cell>
          <table:table-cell office:value-type="float" office:value="242.496">
            <text:p>242.4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008">
            <text:p>31.3008</text:p>
          </table:table-cell>
          <table:table-cell office:value-type="float" office:value="2.53282">
            <text:p>2.53282</text:p>
          </table:table-cell>
          <table:table-cell office:value-type="float" office:value="242.467">
            <text:p>242.4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312">
            <text:p>31.3312</text:p>
          </table:table-cell>
          <table:table-cell office:value-type="float" office:value="2.56055">
            <text:p>2.56055</text:p>
          </table:table-cell>
          <table:table-cell office:value-type="float" office:value="242.439">
            <text:p>242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588">
            <text:p>31.3588</text:p>
          </table:table-cell>
          <table:table-cell office:value-type="float" office:value="2.58542">
            <text:p>2.58542</text:p>
          </table:table-cell>
          <table:table-cell office:value-type="float" office:value="242.415">
            <text:p>242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814">
            <text:p>31.3814</text:p>
          </table:table-cell>
          <table:table-cell office:value-type="float" office:value="2.60558">
            <text:p>2.60558</text:p>
          </table:table-cell>
          <table:table-cell office:value-type="float" office:value="242.394">
            <text:p>242.3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021">
            <text:p>31.4021</text:p>
          </table:table-cell>
          <table:table-cell office:value-type="float" office:value="2.62384">
            <text:p>2.62384</text:p>
          </table:table-cell>
          <table:table-cell office:value-type="float" office:value="242.376">
            <text:p>242.3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298">
            <text:p>31.4298</text:p>
          </table:table-cell>
          <table:table-cell office:value-type="float" office:value="2.64807">
            <text:p>2.64807</text:p>
          </table:table-cell>
          <table:table-cell office:value-type="float" office:value="242.352">
            <text:p>242.3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531">
            <text:p>31.4531</text:p>
          </table:table-cell>
          <table:table-cell office:value-type="float" office:value="2.66821">
            <text:p>2.66821</text:p>
          </table:table-cell>
          <table:table-cell office:value-type="float" office:value="242.332">
            <text:p>242.3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809">
            <text:p>31.4809</text:p>
          </table:table-cell>
          <table:table-cell office:value-type="float" office:value="2.69177">
            <text:p>2.69177</text:p>
          </table:table-cell>
          <table:table-cell office:value-type="float" office:value="242.308">
            <text:p>242.3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099">
            <text:p>31.5099</text:p>
          </table:table-cell>
          <table:table-cell office:value-type="float" office:value="2.71611">
            <text:p>2.71611</text:p>
          </table:table-cell>
          <table:table-cell office:value-type="float" office:value="242.284">
            <text:p>242.2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324">
            <text:p>31.5324</text:p>
          </table:table-cell>
          <table:table-cell office:value-type="float" office:value="2.73473">
            <text:p>2.73473</text:p>
          </table:table-cell>
          <table:table-cell office:value-type="float" office:value="242.265">
            <text:p>242.2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601">
            <text:p>31.5601</text:p>
          </table:table-cell>
          <table:table-cell office:value-type="float" office:value="2.75732">
            <text:p>2.75732</text:p>
          </table:table-cell>
          <table:table-cell office:value-type="float" office:value="242.243">
            <text:p>242.2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891">
            <text:p>31.5891</text:p>
          </table:table-cell>
          <table:table-cell office:value-type="float" office:value="2.78055">
            <text:p>2.78055</text:p>
          </table:table-cell>
          <table:table-cell office:value-type="float" office:value="242.219">
            <text:p>242.2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098">
            <text:p>31.6098</text:p>
          </table:table-cell>
          <table:table-cell office:value-type="float" office:value="2.79691">
            <text:p>2.79691</text:p>
          </table:table-cell>
          <table:table-cell office:value-type="float" office:value="242.203">
            <text:p>242.2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392">
            <text:p>31.6392</text:p>
          </table:table-cell>
          <table:table-cell office:value-type="float" office:value="2.81978">
            <text:p>2.81978</text:p>
          </table:table-cell>
          <table:table-cell office:value-type="float" office:value="242.18">
            <text:p>242.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678">
            <text:p>31.6678</text:p>
          </table:table-cell>
          <table:table-cell office:value-type="float" office:value="2.84161">
            <text:p>2.84161</text:p>
          </table:table-cell>
          <table:table-cell office:value-type="float" office:value="242.158">
            <text:p>242.1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898">
            <text:p>31.6898</text:p>
          </table:table-cell>
          <table:table-cell office:value-type="float" office:value="2.85812">
            <text:p>2.85812</text:p>
          </table:table-cell>
          <table:table-cell office:value-type="float" office:value="242.142">
            <text:p>242.1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177">
            <text:p>31.7177</text:p>
          </table:table-cell>
          <table:table-cell office:value-type="float" office:value="2.87863">
            <text:p>2.87863</text:p>
          </table:table-cell>
          <table:table-cell office:value-type="float" office:value="242.121">
            <text:p>242.1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478">
            <text:p>31.7478</text:p>
          </table:table-cell>
          <table:table-cell office:value-type="float" office:value="2.90031">
            <text:p>2.90031</text:p>
          </table:table-cell>
          <table:table-cell office:value-type="float" office:value="242.1">
            <text:p>242.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682">
            <text:p>31.7682</text:p>
          </table:table-cell>
          <table:table-cell office:value-type="float" office:value="2.91476">
            <text:p>2.91476</text:p>
          </table:table-cell>
          <table:table-cell office:value-type="float" office:value="242.085">
            <text:p>242.0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96">
            <text:p>31.796</text:p>
          </table:table-cell>
          <table:table-cell office:value-type="float" office:value="2.93402">
            <text:p>2.93402</text:p>
          </table:table-cell>
          <table:table-cell office:value-type="float" office:value="242.066">
            <text:p>242.0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273">
            <text:p>31.8273</text:p>
          </table:table-cell>
          <table:table-cell office:value-type="float" office:value="2.95509">
            <text:p>2.95509</text:p>
          </table:table-cell>
          <table:table-cell office:value-type="float" office:value="242.045">
            <text:p>242.0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553">
            <text:p>31.8553</text:p>
          </table:table-cell>
          <table:table-cell office:value-type="float" office:value="2.97357">
            <text:p>2.97357</text:p>
          </table:table-cell>
          <table:table-cell office:value-type="float" office:value="242.026">
            <text:p>242.0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835">
            <text:p>31.8835</text:p>
          </table:table-cell>
          <table:table-cell office:value-type="float" office:value="2.99165">
            <text:p>2.99165</text:p>
          </table:table-cell>
          <table:table-cell office:value-type="float" office:value="242.008">
            <text:p>242.0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067">
            <text:p>31.9067</text:p>
          </table:table-cell>
          <table:table-cell office:value-type="float" office:value="3.00624">
            <text:p>3.00624</text:p>
          </table:table-cell>
          <table:table-cell office:value-type="float" office:value="241.994">
            <text:p>241.9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271">
            <text:p>31.9271</text:p>
          </table:table-cell>
          <table:table-cell office:value-type="float" office:value="3.01881">
            <text:p>3.01881</text:p>
          </table:table-cell>
          <table:table-cell office:value-type="float" office:value="241.981">
            <text:p>241.9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484">
            <text:p>31.9484</text:p>
          </table:table-cell>
          <table:table-cell office:value-type="float" office:value="3.03159">
            <text:p>3.03159</text:p>
          </table:table-cell>
          <table:table-cell office:value-type="float" office:value="241.968">
            <text:p>241.9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692">
            <text:p>31.9692</text:p>
          </table:table-cell>
          <table:table-cell office:value-type="float" office:value="3.04378">
            <text:p>3.04378</text:p>
          </table:table-cell>
          <table:table-cell office:value-type="float" office:value="241.956">
            <text:p>241.9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016">
            <text:p>32.0016</text:p>
          </table:table-cell>
          <table:table-cell office:value-type="float" office:value="3.06229">
            <text:p>3.06229</text:p>
          </table:table-cell>
          <table:table-cell office:value-type="float" office:value="241.938">
            <text:p>241.9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221">
            <text:p>32.0221</text:p>
          </table:table-cell>
          <table:table-cell office:value-type="float" office:value="3.07361">
            <text:p>3.07361</text:p>
          </table:table-cell>
          <table:table-cell office:value-type="float" office:value="241.926">
            <text:p>241.9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425">
            <text:p>32.0425</text:p>
          </table:table-cell>
          <table:table-cell office:value-type="float" office:value="3.08467">
            <text:p>3.08467</text:p>
          </table:table-cell>
          <table:table-cell office:value-type="float" office:value="241.915">
            <text:p>241.9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629">
            <text:p>32.0629</text:p>
          </table:table-cell>
          <table:table-cell office:value-type="float" office:value="3.09532">
            <text:p>3.09532</text:p>
          </table:table-cell>
          <table:table-cell office:value-type="float" office:value="241.905">
            <text:p>241.9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855">
            <text:p>32.0855</text:p>
          </table:table-cell>
          <table:table-cell office:value-type="float" office:value="3.10684">
            <text:p>3.10684</text:p>
          </table:table-cell>
          <table:table-cell office:value-type="float" office:value="241.893">
            <text:p>241.8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064">
            <text:p>32.1064</text:p>
          </table:table-cell>
          <table:table-cell office:value-type="float" office:value="3.1172">
            <text:p>3.1172</text:p>
          </table:table-cell>
          <table:table-cell office:value-type="float" office:value="241.883">
            <text:p>241.8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266">
            <text:p>32.1266</text:p>
          </table:table-cell>
          <table:table-cell office:value-type="float" office:value="3.127">
            <text:p>3.127</text:p>
          </table:table-cell>
          <table:table-cell office:value-type="float" office:value="241.873">
            <text:p>241.8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471">
            <text:p>32.1471</text:p>
          </table:table-cell>
          <table:table-cell office:value-type="float" office:value="3.13657">
            <text:p>3.13657</text:p>
          </table:table-cell>
          <table:table-cell office:value-type="float" office:value="241.863">
            <text:p>241.8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687">
            <text:p>32.1687</text:p>
          </table:table-cell>
          <table:table-cell office:value-type="float" office:value="3.14633">
            <text:p>3.14633</text:p>
          </table:table-cell>
          <table:table-cell office:value-type="float" office:value="241.854">
            <text:p>241.8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891">
            <text:p>32.1891</text:p>
          </table:table-cell>
          <table:table-cell office:value-type="float" office:value="3.15527">
            <text:p>3.15527</text:p>
          </table:table-cell>
          <table:table-cell office:value-type="float" office:value="241.845">
            <text:p>241.8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096">
            <text:p>32.2096</text:p>
          </table:table-cell>
          <table:table-cell office:value-type="float" office:value="3.16394">
            <text:p>3.16394</text:p>
          </table:table-cell>
          <table:table-cell office:value-type="float" office:value="241.836">
            <text:p>241.8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302">
            <text:p>32.2302</text:p>
          </table:table-cell>
          <table:table-cell office:value-type="float" office:value="3.17239">
            <text:p>3.17239</text:p>
          </table:table-cell>
          <table:table-cell office:value-type="float" office:value="241.828">
            <text:p>241.8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508">
            <text:p>32.2508</text:p>
          </table:table-cell>
          <table:table-cell office:value-type="float" office:value="3.18044">
            <text:p>3.18044</text:p>
          </table:table-cell>
          <table:table-cell office:value-type="float" office:value="241.82">
            <text:p>241.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844">
            <text:p>32.2844</text:p>
          </table:table-cell>
          <table:table-cell office:value-type="float" office:value="3.19289">
            <text:p>3.19289</text:p>
          </table:table-cell>
          <table:table-cell office:value-type="float" office:value="241.807">
            <text:p>241.8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059">
            <text:p>32.3059</text:p>
          </table:table-cell>
          <table:table-cell office:value-type="float" office:value="3.20036">
            <text:p>3.20036</text:p>
          </table:table-cell>
          <table:table-cell office:value-type="float" office:value="241.8">
            <text:p>241.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264">
            <text:p>32.3264</text:p>
          </table:table-cell>
          <table:table-cell office:value-type="float" office:value="3.20712">
            <text:p>3.20712</text:p>
          </table:table-cell>
          <table:table-cell office:value-type="float" office:value="241.793">
            <text:p>241.7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48">
            <text:p>32.348</text:p>
          </table:table-cell>
          <table:table-cell office:value-type="float" office:value="3.21388">
            <text:p>3.21388</text:p>
          </table:table-cell>
          <table:table-cell office:value-type="float" office:value="241.786">
            <text:p>241.7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691">
            <text:p>32.3691</text:p>
          </table:table-cell>
          <table:table-cell office:value-type="float" office:value="3.22025">
            <text:p>3.22025</text:p>
          </table:table-cell>
          <table:table-cell office:value-type="float" office:value="241.78">
            <text:p>241.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893">
            <text:p>32.3893</text:p>
          </table:table-cell>
          <table:table-cell office:value-type="float" office:value="3.22589">
            <text:p>3.22589</text:p>
          </table:table-cell>
          <table:table-cell office:value-type="float" office:value="241.774">
            <text:p>241.7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1">
            <text:p>32.41</text:p>
          </table:table-cell>
          <table:table-cell office:value-type="float" office:value="3.23134">
            <text:p>3.23134</text:p>
          </table:table-cell>
          <table:table-cell office:value-type="float" office:value="241.769">
            <text:p>241.7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321">
            <text:p>32.4321</text:p>
          </table:table-cell>
          <table:table-cell office:value-type="float" office:value="3.2368">
            <text:p>3.2368</text:p>
          </table:table-cell>
          <table:table-cell office:value-type="float" office:value="241.763">
            <text:p>241.7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526">
            <text:p>32.4526</text:p>
          </table:table-cell>
          <table:table-cell office:value-type="float" office:value="3.2415">
            <text:p>3.2415</text:p>
          </table:table-cell>
          <table:table-cell office:value-type="float" office:value="241.758">
            <text:p>241.7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727">
            <text:p>32.4727</text:p>
          </table:table-cell>
          <table:table-cell office:value-type="float" office:value="3.24571">
            <text:p>3.24571</text:p>
          </table:table-cell>
          <table:table-cell office:value-type="float" office:value="241.754">
            <text:p>241.7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933">
            <text:p>32.4933</text:p>
          </table:table-cell>
          <table:table-cell office:value-type="float" office:value="3.24969">
            <text:p>3.24969</text:p>
          </table:table-cell>
          <table:table-cell office:value-type="float" office:value="241.75">
            <text:p>241.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15">
            <text:p>32.515</text:p>
          </table:table-cell>
          <table:table-cell office:value-type="float" office:value="3.25349">
            <text:p>3.25349</text:p>
          </table:table-cell>
          <table:table-cell office:value-type="float" office:value="241.747">
            <text:p>241.7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349">
            <text:p>32.5349</text:p>
          </table:table-cell>
          <table:table-cell office:value-type="float" office:value="3.25659">
            <text:p>3.25659</text:p>
          </table:table-cell>
          <table:table-cell office:value-type="float" office:value="241.743">
            <text:p>241.7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554">
            <text:p>32.5554</text:p>
          </table:table-cell>
          <table:table-cell office:value-type="float" office:value="3.25943">
            <text:p>3.25943</text:p>
          </table:table-cell>
          <table:table-cell office:value-type="float" office:value="241.741">
            <text:p>241.7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845">
            <text:p>32.5845</text:p>
          </table:table-cell>
          <table:table-cell office:value-type="float" office:value="3.2628">
            <text:p>3.2628</text:p>
          </table:table-cell>
          <table:table-cell office:value-type="float" office:value="241.737">
            <text:p>241.7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06">
            <text:p>32.606</text:p>
          </table:table-cell>
          <table:table-cell office:value-type="float" office:value="3.2648">
            <text:p>3.2648</text:p>
          </table:table-cell>
          <table:table-cell office:value-type="float" office:value="241.735">
            <text:p>241.7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268">
            <text:p>32.6268</text:p>
          </table:table-cell>
          <table:table-cell office:value-type="float" office:value="3.2663">
            <text:p>3.2663</text:p>
          </table:table-cell>
          <table:table-cell office:value-type="float" office:value="241.734">
            <text:p>241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564">
            <text:p>32.6564</text:p>
          </table:table-cell>
          <table:table-cell office:value-type="float" office:value="3.26775">
            <text:p>3.26775</text:p>
          </table:table-cell>
          <table:table-cell office:value-type="float" office:value="241.732">
            <text:p>241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761">
            <text:p>32.6761</text:p>
          </table:table-cell>
          <table:table-cell office:value-type="float" office:value="3.2683">
            <text:p>3.2683</text:p>
          </table:table-cell>
          <table:table-cell office:value-type="float" office:value="241.732">
            <text:p>241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965">
            <text:p>32.6965</text:p>
          </table:table-cell>
          <table:table-cell office:value-type="float" office:value="3.26839">
            <text:p>3.26839</text:p>
          </table:table-cell>
          <table:table-cell office:value-type="float" office:value="241.732">
            <text:p>241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171">
            <text:p>32.7171</text:p>
          </table:table-cell>
          <table:table-cell office:value-type="float" office:value="3.26807">
            <text:p>3.26807</text:p>
          </table:table-cell>
          <table:table-cell office:value-type="float" office:value="241.732">
            <text:p>241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391">
            <text:p>32.7391</text:p>
          </table:table-cell>
          <table:table-cell office:value-type="float" office:value="3.26735">
            <text:p>3.26735</text:p>
          </table:table-cell>
          <table:table-cell office:value-type="float" office:value="241.733">
            <text:p>241.7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654">
            <text:p>32.7654</text:p>
          </table:table-cell>
          <table:table-cell office:value-type="float" office:value="3.26587">
            <text:p>3.26587</text:p>
          </table:table-cell>
          <table:table-cell office:value-type="float" office:value="241.734">
            <text:p>241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867">
            <text:p>32.7867</text:p>
          </table:table-cell>
          <table:table-cell office:value-type="float" office:value="3.26413">
            <text:p>3.26413</text:p>
          </table:table-cell>
          <table:table-cell office:value-type="float" office:value="241.736">
            <text:p>241.7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083">
            <text:p>32.8083</text:p>
          </table:table-cell>
          <table:table-cell office:value-type="float" office:value="3.26186">
            <text:p>3.26186</text:p>
          </table:table-cell>
          <table:table-cell office:value-type="float" office:value="241.738">
            <text:p>241.7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375">
            <text:p>32.8375</text:p>
          </table:table-cell>
          <table:table-cell office:value-type="float" office:value="3.2581">
            <text:p>3.2581</text:p>
          </table:table-cell>
          <table:table-cell office:value-type="float" office:value="241.742">
            <text:p>241.7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594">
            <text:p>32.8594</text:p>
          </table:table-cell>
          <table:table-cell office:value-type="float" office:value="3.25471">
            <text:p>3.25471</text:p>
          </table:table-cell>
          <table:table-cell office:value-type="float" office:value="241.745">
            <text:p>241.7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809">
            <text:p>32.8809</text:p>
          </table:table-cell>
          <table:table-cell office:value-type="float" office:value="3.25089">
            <text:p>3.25089</text:p>
          </table:table-cell>
          <table:table-cell office:value-type="float" office:value="241.749">
            <text:p>241.7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085">
            <text:p>32.9085</text:p>
          </table:table-cell>
          <table:table-cell office:value-type="float" office:value="3.24518">
            <text:p>3.24518</text:p>
          </table:table-cell>
          <table:table-cell office:value-type="float" office:value="241.755">
            <text:p>241.7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382">
            <text:p>32.9382</text:p>
          </table:table-cell>
          <table:table-cell office:value-type="float" office:value="3.23822">
            <text:p>3.23822</text:p>
          </table:table-cell>
          <table:table-cell office:value-type="float" office:value="241.762">
            <text:p>241.7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661">
            <text:p>32.9661</text:p>
          </table:table-cell>
          <table:table-cell office:value-type="float" office:value="3.23082">
            <text:p>3.23082</text:p>
          </table:table-cell>
          <table:table-cell office:value-type="float" office:value="241.769">
            <text:p>241.7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95">
            <text:p>32.995</text:p>
          </table:table-cell>
          <table:table-cell office:value-type="float" office:value="3.2222">
            <text:p>3.2222</text:p>
          </table:table-cell>
          <table:table-cell office:value-type="float" office:value="241.778">
            <text:p>241.7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235">
            <text:p>33.0235</text:p>
          </table:table-cell>
          <table:table-cell office:value-type="float" office:value="3.21288">
            <text:p>3.21288</text:p>
          </table:table-cell>
          <table:table-cell office:value-type="float" office:value="241.787">
            <text:p>241.7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563">
            <text:p>33.0563</text:p>
          </table:table-cell>
          <table:table-cell office:value-type="float" office:value="3.20088">
            <text:p>3.20088</text:p>
          </table:table-cell>
          <table:table-cell office:value-type="float" office:value="241.799">
            <text:p>241.7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848">
            <text:p>33.0848</text:p>
          </table:table-cell>
          <table:table-cell office:value-type="float" office:value="3.18954">
            <text:p>3.18954</text:p>
          </table:table-cell>
          <table:table-cell office:value-type="float" office:value="241.81">
            <text:p>241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13">
            <text:p>33.113</text:p>
          </table:table-cell>
          <table:table-cell office:value-type="float" office:value="3.17737">
            <text:p>3.17737</text:p>
          </table:table-cell>
          <table:table-cell office:value-type="float" office:value="241.823">
            <text:p>241.8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345">
            <text:p>33.1345</text:p>
          </table:table-cell>
          <table:table-cell office:value-type="float" office:value="3.1675">
            <text:p>3.1675</text:p>
          </table:table-cell>
          <table:table-cell office:value-type="float" office:value="241.833">
            <text:p>241.8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627">
            <text:p>33.1627</text:p>
          </table:table-cell>
          <table:table-cell office:value-type="float" office:value="3.15367">
            <text:p>3.15367</text:p>
          </table:table-cell>
          <table:table-cell office:value-type="float" office:value="241.846">
            <text:p>241.8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874">
            <text:p>33.1874</text:p>
          </table:table-cell>
          <table:table-cell office:value-type="float" office:value="3.14082">
            <text:p>3.14082</text:p>
          </table:table-cell>
          <table:table-cell office:value-type="float" office:value="241.859">
            <text:p>241.8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16">
            <text:p>33.216</text:p>
          </table:table-cell>
          <table:table-cell office:value-type="float" office:value="3.12511">
            <text:p>3.12511</text:p>
          </table:table-cell>
          <table:table-cell office:value-type="float" office:value="241.875">
            <text:p>241.8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364">
            <text:p>33.2364</text:p>
          </table:table-cell>
          <table:table-cell office:value-type="float" office:value="3.11327">
            <text:p>3.11327</text:p>
          </table:table-cell>
          <table:table-cell office:value-type="float" office:value="241.887">
            <text:p>241.8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593">
            <text:p>33.2593</text:p>
          </table:table-cell>
          <table:table-cell office:value-type="float" office:value="3.09933">
            <text:p>3.09933</text:p>
          </table:table-cell>
          <table:table-cell office:value-type="float" office:value="241.901">
            <text:p>241.9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809">
            <text:p>33.2809</text:p>
          </table:table-cell>
          <table:table-cell office:value-type="float" office:value="3.08554">
            <text:p>3.08554</text:p>
          </table:table-cell>
          <table:table-cell office:value-type="float" office:value="241.914">
            <text:p>241.9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013">
            <text:p>33.3013</text:p>
          </table:table-cell>
          <table:table-cell office:value-type="float" office:value="3.07202">
            <text:p>3.07202</text:p>
          </table:table-cell>
          <table:table-cell office:value-type="float" office:value="241.928">
            <text:p>241.9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301">
            <text:p>33.3301</text:p>
          </table:table-cell>
          <table:table-cell office:value-type="float" office:value="3.05212">
            <text:p>3.05212</text:p>
          </table:table-cell>
          <table:table-cell office:value-type="float" office:value="241.948">
            <text:p>241.9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586">
            <text:p>33.3586</text:p>
          </table:table-cell>
          <table:table-cell office:value-type="float" office:value="3.03151">
            <text:p>3.03151</text:p>
          </table:table-cell>
          <table:table-cell office:value-type="float" office:value="241.968">
            <text:p>241.9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868">
            <text:p>33.3868</text:p>
          </table:table-cell>
          <table:table-cell office:value-type="float" office:value="3.00992">
            <text:p>3.00992</text:p>
          </table:table-cell>
          <table:table-cell office:value-type="float" office:value="241.99">
            <text:p>241.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152">
            <text:p>33.4152</text:p>
          </table:table-cell>
          <table:table-cell office:value-type="float" office:value="2.98726">
            <text:p>2.98726</text:p>
          </table:table-cell>
          <table:table-cell office:value-type="float" office:value="242.013">
            <text:p>242.0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438">
            <text:p>33.4438</text:p>
          </table:table-cell>
          <table:table-cell office:value-type="float" office:value="2.96335">
            <text:p>2.96335</text:p>
          </table:table-cell>
          <table:table-cell office:value-type="float" office:value="242.037">
            <text:p>242.0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719">
            <text:p>33.4719</text:p>
          </table:table-cell>
          <table:table-cell office:value-type="float" office:value="2.93878">
            <text:p>2.93878</text:p>
          </table:table-cell>
          <table:table-cell office:value-type="float" office:value="242.061">
            <text:p>242.0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972">
            <text:p>33.4972</text:p>
          </table:table-cell>
          <table:table-cell office:value-type="float" office:value="2.91585">
            <text:p>2.91585</text:p>
          </table:table-cell>
          <table:table-cell office:value-type="float" office:value="242.084">
            <text:p>242.0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196">
            <text:p>33.5196</text:p>
          </table:table-cell>
          <table:table-cell office:value-type="float" office:value="2.89491">
            <text:p>2.89491</text:p>
          </table:table-cell>
          <table:table-cell office:value-type="float" office:value="242.105">
            <text:p>242.1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483">
            <text:p>33.5483</text:p>
          </table:table-cell>
          <table:table-cell office:value-type="float" office:value="2.86703">
            <text:p>2.86703</text:p>
          </table:table-cell>
          <table:table-cell office:value-type="float" office:value="242.133">
            <text:p>242.1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767">
            <text:p>33.5767</text:p>
          </table:table-cell>
          <table:table-cell office:value-type="float" office:value="2.83839">
            <text:p>2.83839</text:p>
          </table:table-cell>
          <table:table-cell office:value-type="float" office:value="242.162">
            <text:p>242.1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051">
            <text:p>33.6051</text:p>
          </table:table-cell>
          <table:table-cell office:value-type="float" office:value="2.80864">
            <text:p>2.80864</text:p>
          </table:table-cell>
          <table:table-cell office:value-type="float" office:value="242.191">
            <text:p>242.1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326">
            <text:p>33.6326</text:p>
          </table:table-cell>
          <table:table-cell office:value-type="float" office:value="2.77888">
            <text:p>2.77888</text:p>
          </table:table-cell>
          <table:table-cell office:value-type="float" office:value="242.221">
            <text:p>242.2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614">
            <text:p>33.6614</text:p>
          </table:table-cell>
          <table:table-cell office:value-type="float" office:value="2.74643">
            <text:p>2.74643</text:p>
          </table:table-cell>
          <table:table-cell office:value-type="float" office:value="242.254">
            <text:p>242.2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893">
            <text:p>33.6893</text:p>
          </table:table-cell>
          <table:table-cell office:value-type="float" office:value="2.714">
            <text:p>2.714</text:p>
          </table:table-cell>
          <table:table-cell office:value-type="float" office:value="242.286">
            <text:p>242.2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169">
            <text:p>33.7169</text:p>
          </table:table-cell>
          <table:table-cell office:value-type="float" office:value="2.68102">
            <text:p>2.68102</text:p>
          </table:table-cell>
          <table:table-cell office:value-type="float" office:value="242.319">
            <text:p>242.3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423">
            <text:p>33.7423</text:p>
          </table:table-cell>
          <table:table-cell office:value-type="float" office:value="2.64943">
            <text:p>2.64943</text:p>
          </table:table-cell>
          <table:table-cell office:value-type="float" office:value="242.351">
            <text:p>242.3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628">
            <text:p>33.7628</text:p>
          </table:table-cell>
          <table:table-cell office:value-type="float" office:value="2.62341">
            <text:p>2.62341</text:p>
          </table:table-cell>
          <table:table-cell office:value-type="float" office:value="242.377">
            <text:p>242.3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91">
            <text:p>33.791</text:p>
          </table:table-cell>
          <table:table-cell office:value-type="float" office:value="2.58673">
            <text:p>2.58673</text:p>
          </table:table-cell>
          <table:table-cell office:value-type="float" office:value="242.413">
            <text:p>242.4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191">
            <text:p>33.8191</text:p>
          </table:table-cell>
          <table:table-cell office:value-type="float" office:value="2.5489">
            <text:p>2.5489</text:p>
          </table:table-cell>
          <table:table-cell office:value-type="float" office:value="242.451">
            <text:p>242.4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486">
            <text:p>33.8486</text:p>
          </table:table-cell>
          <table:table-cell office:value-type="float" office:value="2.50812">
            <text:p>2.50812</text:p>
          </table:table-cell>
          <table:table-cell office:value-type="float" office:value="242.492">
            <text:p>242.4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765">
            <text:p>33.8765</text:p>
          </table:table-cell>
          <table:table-cell office:value-type="float" office:value="2.46826">
            <text:p>2.46826</text:p>
          </table:table-cell>
          <table:table-cell office:value-type="float" office:value="242.532">
            <text:p>242.5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059">
            <text:p>33.9059</text:p>
          </table:table-cell>
          <table:table-cell office:value-type="float" office:value="2.42516">
            <text:p>2.42516</text:p>
          </table:table-cell>
          <table:table-cell office:value-type="float" office:value="242.575">
            <text:p>242.5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346">
            <text:p>33.9346</text:p>
          </table:table-cell>
          <table:table-cell office:value-type="float" office:value="2.38177">
            <text:p>2.38177</text:p>
          </table:table-cell>
          <table:table-cell office:value-type="float" office:value="242.618">
            <text:p>242.6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564">
            <text:p>33.9564</text:p>
          </table:table-cell>
          <table:table-cell office:value-type="float" office:value="2.34811">
            <text:p>2.34811</text:p>
          </table:table-cell>
          <table:table-cell office:value-type="float" office:value="242.652">
            <text:p>242.6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784">
            <text:p>33.9784</text:p>
          </table:table-cell>
          <table:table-cell office:value-type="float" office:value="2.31346">
            <text:p>2.31346</text:p>
          </table:table-cell>
          <table:table-cell office:value-type="float" office:value="242.687">
            <text:p>242.6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984">
            <text:p>33.9984</text:p>
          </table:table-cell>
          <table:table-cell office:value-type="float" office:value="2.28143">
            <text:p>2.28143</text:p>
          </table:table-cell>
          <table:table-cell office:value-type="float" office:value="242.719">
            <text:p>242.7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288">
            <text:p>34.0288</text:p>
          </table:table-cell>
          <table:table-cell office:value-type="float" office:value="2.23137">
            <text:p>2.23137</text:p>
          </table:table-cell>
          <table:table-cell office:value-type="float" office:value="242.769">
            <text:p>242.7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58">
            <text:p>34.058</text:p>
          </table:table-cell>
          <table:table-cell office:value-type="float" office:value="2.18201">
            <text:p>2.18201</text:p>
          </table:table-cell>
          <table:table-cell office:value-type="float" office:value="242.818">
            <text:p>242.8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783">
            <text:p>34.0783</text:p>
          </table:table-cell>
          <table:table-cell office:value-type="float" office:value="2.14703">
            <text:p>2.14703</text:p>
          </table:table-cell>
          <table:table-cell office:value-type="float" office:value="242.853">
            <text:p>242.8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075">
            <text:p>34.1075</text:p>
          </table:table-cell>
          <table:table-cell office:value-type="float" office:value="2.0956">
            <text:p>2.0956</text:p>
          </table:table-cell>
          <table:table-cell office:value-type="float" office:value="242.904">
            <text:p>242.9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299">
            <text:p>34.1299</text:p>
          </table:table-cell>
          <table:table-cell office:value-type="float" office:value="2.05521">
            <text:p>2.05521</text:p>
          </table:table-cell>
          <table:table-cell office:value-type="float" office:value="242.945">
            <text:p>242.9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512">
            <text:p>34.1512</text:p>
          </table:table-cell>
          <table:table-cell office:value-type="float" office:value="2.01616">
            <text:p>2.01616</text:p>
          </table:table-cell>
          <table:table-cell office:value-type="float" office:value="242.984">
            <text:p>242.9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807">
            <text:p>34.1807</text:p>
          </table:table-cell>
          <table:table-cell office:value-type="float" office:value="1.96127">
            <text:p>1.96127</text:p>
          </table:table-cell>
          <table:table-cell office:value-type="float" office:value="243.039">
            <text:p>243.0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026">
            <text:p>34.2026</text:p>
          </table:table-cell>
          <table:table-cell office:value-type="float" office:value="1.91946">
            <text:p>1.91946</text:p>
          </table:table-cell>
          <table:table-cell office:value-type="float" office:value="243.081">
            <text:p>243.0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241">
            <text:p>34.2241</text:p>
          </table:table-cell>
          <table:table-cell office:value-type="float" office:value="1.8777">
            <text:p>1.8777</text:p>
          </table:table-cell>
          <table:table-cell office:value-type="float" office:value="243.122">
            <text:p>243.1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531">
            <text:p>34.2531</text:p>
          </table:table-cell>
          <table:table-cell office:value-type="float" office:value="1.82034">
            <text:p>1.82034</text:p>
          </table:table-cell>
          <table:table-cell office:value-type="float" office:value="243.18">
            <text:p>243.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81">
            <text:p>34.281</text:p>
          </table:table-cell>
          <table:table-cell office:value-type="float" office:value="1.76385">
            <text:p>1.76385</text:p>
          </table:table-cell>
          <table:table-cell office:value-type="float" office:value="243.236">
            <text:p>243.2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09">
            <text:p>34.309</text:p>
          </table:table-cell>
          <table:table-cell office:value-type="float" office:value="1.70609">
            <text:p>1.70609</text:p>
          </table:table-cell>
          <table:table-cell office:value-type="float" office:value="243.294">
            <text:p>243.2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378">
            <text:p>34.3378</text:p>
          </table:table-cell>
          <table:table-cell office:value-type="float" office:value="1.64537">
            <text:p>1.64537</text:p>
          </table:table-cell>
          <table:table-cell office:value-type="float" office:value="243.355">
            <text:p>243.3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663">
            <text:p>34.3663</text:p>
          </table:table-cell>
          <table:table-cell office:value-type="float" office:value="1.58429">
            <text:p>1.58429</text:p>
          </table:table-cell>
          <table:table-cell office:value-type="float" office:value="243.416">
            <text:p>243.4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939">
            <text:p>34.3939</text:p>
          </table:table-cell>
          <table:table-cell office:value-type="float" office:value="1.52379">
            <text:p>1.52379</text:p>
          </table:table-cell>
          <table:table-cell office:value-type="float" office:value="243.476">
            <text:p>243.4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144">
            <text:p>34.4144</text:p>
          </table:table-cell>
          <table:table-cell office:value-type="float" office:value="1.47812">
            <text:p>1.47812</text:p>
          </table:table-cell>
          <table:table-cell office:value-type="float" office:value="243.522">
            <text:p>243.5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372">
            <text:p>34.4372</text:p>
          </table:table-cell>
          <table:table-cell office:value-type="float" office:value="1.42661">
            <text:p>1.42661</text:p>
          </table:table-cell>
          <table:table-cell office:value-type="float" office:value="243.573">
            <text:p>243.5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59">
            <text:p>34.459</text:p>
          </table:table-cell>
          <table:table-cell office:value-type="float" office:value="1.37639">
            <text:p>1.37639</text:p>
          </table:table-cell>
          <table:table-cell office:value-type="float" office:value="243.624">
            <text:p>243.6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872">
            <text:p>34.4872</text:p>
          </table:table-cell>
          <table:table-cell office:value-type="float" office:value="1.3107">
            <text:p>1.3107</text:p>
          </table:table-cell>
          <table:table-cell office:value-type="float" office:value="243.689">
            <text:p>243.6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09">
            <text:p>34.509</text:p>
          </table:table-cell>
          <table:table-cell office:value-type="float" office:value="1.25911">
            <text:p>1.25911</text:p>
          </table:table-cell>
          <table:table-cell office:value-type="float" office:value="243.741">
            <text:p>243.7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302">
            <text:p>34.5302</text:p>
          </table:table-cell>
          <table:table-cell office:value-type="float" office:value="1.20798">
            <text:p>1.20798</text:p>
          </table:table-cell>
          <table:table-cell office:value-type="float" office:value="243.792">
            <text:p>243.7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601">
            <text:p>34.5601</text:p>
          </table:table-cell>
          <table:table-cell office:value-type="float" office:value="1.13515">
            <text:p>1.13515</text:p>
          </table:table-cell>
          <table:table-cell office:value-type="float" office:value="243.865">
            <text:p>243.8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806">
            <text:p>34.5806</text:p>
          </table:table-cell>
          <table:table-cell office:value-type="float" office:value="1.08424">
            <text:p>1.08424</text:p>
          </table:table-cell>
          <table:table-cell office:value-type="float" office:value="243.916">
            <text:p>243.9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102">
            <text:p>34.6102</text:p>
          </table:table-cell>
          <table:table-cell office:value-type="float" office:value="1.00946">
            <text:p>1.00946</text:p>
          </table:table-cell>
          <table:table-cell office:value-type="float" office:value="243.991">
            <text:p>243.9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388">
            <text:p>34.6388</text:p>
          </table:table-cell>
          <table:table-cell office:value-type="float" office:value="0.936249">
            <text:p>0.936249</text:p>
          </table:table-cell>
          <table:table-cell office:value-type="float" office:value="244.064">
            <text:p>244.0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62">
            <text:p>34.662</text:p>
          </table:table-cell>
          <table:table-cell office:value-type="float" office:value="0.87587">
            <text:p>0.87587</text:p>
          </table:table-cell>
          <table:table-cell office:value-type="float" office:value="244.124">
            <text:p>244.1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907">
            <text:p>34.6907</text:p>
          </table:table-cell>
          <table:table-cell office:value-type="float" office:value="0.800278">
            <text:p>0.800278</text:p>
          </table:table-cell>
          <table:table-cell office:value-type="float" office:value="244.2">
            <text:p>244.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106">
            <text:p>34.7106</text:p>
          </table:table-cell>
          <table:table-cell office:value-type="float" office:value="0.746735">
            <text:p>0.746735</text:p>
          </table:table-cell>
          <table:table-cell office:value-type="float" office:value="244.253">
            <text:p>244.2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334">
            <text:p>34.7334</text:p>
          </table:table-cell>
          <table:table-cell office:value-type="float" office:value="0.685043">
            <text:p>0.685043</text:p>
          </table:table-cell>
          <table:table-cell office:value-type="float" office:value="244.315">
            <text:p>244.3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587">
            <text:p>34.7587</text:p>
          </table:table-cell>
          <table:table-cell office:value-type="float" office:value="0.615479">
            <text:p>0.615479</text:p>
          </table:table-cell>
          <table:table-cell office:value-type="float" office:value="244.385">
            <text:p>244.3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801">
            <text:p>34.7801</text:p>
          </table:table-cell>
          <table:table-cell office:value-type="float" office:value="0.555817">
            <text:p>0.555817</text:p>
          </table:table-cell>
          <table:table-cell office:value-type="float" office:value="244.444">
            <text:p>244.4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025">
            <text:p>34.8025</text:p>
          </table:table-cell>
          <table:table-cell office:value-type="float" office:value="0.49263">
            <text:p>0.49263</text:p>
          </table:table-cell>
          <table:table-cell office:value-type="float" office:value="244.507">
            <text:p>244.5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228">
            <text:p>34.8228</text:p>
          </table:table-cell>
          <table:table-cell office:value-type="float" office:value="0.434952">
            <text:p>0.434952</text:p>
          </table:table-cell>
          <table:table-cell office:value-type="float" office:value="244.565">
            <text:p>244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515">
            <text:p>34.8515</text:p>
          </table:table-cell>
          <table:table-cell office:value-type="float" office:value="0.352036">
            <text:p>0.352036</text:p>
          </table:table-cell>
          <table:table-cell office:value-type="float" office:value="244.648">
            <text:p>244.6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718">
            <text:p>34.8718</text:p>
          </table:table-cell>
          <table:table-cell office:value-type="float" office:value="0.292801">
            <text:p>0.292801</text:p>
          </table:table-cell>
          <table:table-cell office:value-type="float" office:value="244.707">
            <text:p>244.7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006">
            <text:p>34.9006</text:p>
          </table:table-cell>
          <table:table-cell office:value-type="float" office:value="0.207748">
            <text:p>0.207748</text:p>
          </table:table-cell>
          <table:table-cell office:value-type="float" office:value="244.792">
            <text:p>244.7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213">
            <text:p>34.9213</text:p>
          </table:table-cell>
          <table:table-cell office:value-type="float" office:value="0.145386">
            <text:p>0.145386</text:p>
          </table:table-cell>
          <table:table-cell office:value-type="float" office:value="244.855">
            <text:p>244.8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5">
            <text:p>34.95</text:p>
          </table:table-cell>
          <table:table-cell office:value-type="float" office:value="0.0587921">
            <text:p>0.0587921</text:p>
          </table:table-cell>
          <table:table-cell office:value-type="float" office:value="244.941">
            <text:p>244.941</text:p>
          </table:table-cell>
          <table:table-cell office:value-type="float" office:value="0.587921">
            <text:p>0.5879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781">
            <text:p>34.9781</text:p>
          </table:table-cell>
          <table:table-cell office:value-type="float" office:value="-0.0278015">
            <text:p>-0.0278015</text:p>
          </table:table-cell>
          <table:table-cell office:value-type="float" office:value="245.028">
            <text:p>245.028</text:p>
          </table:table-cell>
          <table:table-cell office:value-type="float" office:value="-0.278015">
            <text:p>-0.2780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071">
            <text:p>35.0071</text:p>
          </table:table-cell>
          <table:table-cell office:value-type="float" office:value="-0.118347">
            <text:p>-0.118347</text:p>
          </table:table-cell>
          <table:table-cell office:value-type="float" office:value="245.118">
            <text:p>245.1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363">
            <text:p>35.0363</text:p>
          </table:table-cell>
          <table:table-cell office:value-type="float" office:value="-0.210251">
            <text:p>-0.210251</text:p>
          </table:table-cell>
          <table:table-cell office:value-type="float" office:value="245.21">
            <text:p>245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67">
            <text:p>35.067</text:p>
          </table:table-cell>
          <table:table-cell office:value-type="float" office:value="-0.308563">
            <text:p>-0.308563</text:p>
          </table:table-cell>
          <table:table-cell office:value-type="float" office:value="245.309">
            <text:p>245.3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873">
            <text:p>35.0873</text:p>
          </table:table-cell>
          <table:table-cell office:value-type="float" office:value="-0.374542">
            <text:p>-0.374542</text:p>
          </table:table-cell>
          <table:table-cell office:value-type="float" office:value="245.375">
            <text:p>245.3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167">
            <text:p>35.1167</text:p>
          </table:table-cell>
          <table:table-cell office:value-type="float" office:value="-0.471069">
            <text:p>-0.471069</text:p>
          </table:table-cell>
          <table:table-cell office:value-type="float" office:value="245.471">
            <text:p>245.4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403">
            <text:p>35.1403</text:p>
          </table:table-cell>
          <table:table-cell office:value-type="float" office:value="-0.549179">
            <text:p>-0.549179</text:p>
          </table:table-cell>
          <table:table-cell office:value-type="float" office:value="245.549">
            <text:p>245.5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602">
            <text:p>35.1602</text:p>
          </table:table-cell>
          <table:table-cell office:value-type="float" office:value="-0.615784">
            <text:p>-0.615784</text:p>
          </table:table-cell>
          <table:table-cell office:value-type="float" office:value="245.616">
            <text:p>245.6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888">
            <text:p>35.1888</text:p>
          </table:table-cell>
          <table:table-cell office:value-type="float" office:value="-0.712585">
            <text:p>-0.712585</text:p>
          </table:table-cell>
          <table:table-cell office:value-type="float" office:value="245.713">
            <text:p>245.7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203">
            <text:p>35.2203</text:p>
          </table:table-cell>
          <table:table-cell office:value-type="float" office:value="-0.820923">
            <text:p>-0.820923</text:p>
          </table:table-cell>
          <table:table-cell office:value-type="float" office:value="245.821">
            <text:p>245.8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516">
            <text:p>35.2516</text:p>
          </table:table-cell>
          <table:table-cell office:value-type="float" office:value="-0.929382">
            <text:p>-0.929382</text:p>
          </table:table-cell>
          <table:table-cell office:value-type="float" office:value="245.929">
            <text:p>245.9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729">
            <text:p>35.2729</text:p>
          </table:table-cell>
          <table:table-cell office:value-type="float" office:value="-1.00412">
            <text:p>-1.00412</text:p>
          </table:table-cell>
          <table:table-cell office:value-type="float" office:value="246.004">
            <text:p>246.0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932">
            <text:p>35.2932</text:p>
          </table:table-cell>
          <table:table-cell office:value-type="float" office:value="-1.07591">
            <text:p>-1.07591</text:p>
          </table:table-cell>
          <table:table-cell office:value-type="float" office:value="246.076">
            <text:p>246.0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154">
            <text:p>35.3154</text:p>
          </table:table-cell>
          <table:table-cell office:value-type="float" office:value="-1.15517">
            <text:p>-1.15517</text:p>
          </table:table-cell>
          <table:table-cell office:value-type="float" office:value="246.155">
            <text:p>246.1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362">
            <text:p>35.3362</text:p>
          </table:table-cell>
          <table:table-cell office:value-type="float" office:value="-1.23009">
            <text:p>-1.23009</text:p>
          </table:table-cell>
          <table:table-cell office:value-type="float" office:value="246.23">
            <text:p>246.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571">
            <text:p>35.3571</text:p>
          </table:table-cell>
          <table:table-cell office:value-type="float" office:value="-1.30597">
            <text:p>-1.30597</text:p>
          </table:table-cell>
          <table:table-cell office:value-type="float" office:value="246.306">
            <text:p>246.3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779">
            <text:p>35.3779</text:p>
          </table:table-cell>
          <table:table-cell office:value-type="float" office:value="-1.38216">
            <text:p>-1.38216</text:p>
          </table:table-cell>
          <table:table-cell office:value-type="float" office:value="246.382">
            <text:p>246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012">
            <text:p>35.4012</text:p>
          </table:table-cell>
          <table:table-cell office:value-type="float" office:value="-1.46793">
            <text:p>-1.46793</text:p>
          </table:table-cell>
          <table:table-cell office:value-type="float" office:value="246.468">
            <text:p>246.4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214">
            <text:p>35.4214</text:p>
          </table:table-cell>
          <table:table-cell office:value-type="float" office:value="-1.54276">
            <text:p>-1.54276</text:p>
          </table:table-cell>
          <table:table-cell office:value-type="float" office:value="246.543">
            <text:p>246.5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421">
            <text:p>35.4421</text:p>
          </table:table-cell>
          <table:table-cell office:value-type="float" office:value="-1.62007">
            <text:p>-1.62007</text:p>
          </table:table-cell>
          <table:table-cell office:value-type="float" office:value="246.62">
            <text:p>246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738">
            <text:p>35.4738</text:p>
          </table:table-cell>
          <table:table-cell office:value-type="float" office:value="-1.73979">
            <text:p>-1.73979</text:p>
          </table:table-cell>
          <table:table-cell office:value-type="float" office:value="246.74">
            <text:p>246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039">
            <text:p>35.5039</text:p>
          </table:table-cell>
          <table:table-cell office:value-type="float" office:value="-1.85411">
            <text:p>-1.85411</text:p>
          </table:table-cell>
          <table:table-cell office:value-type="float" office:value="246.854">
            <text:p>246.8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335">
            <text:p>35.5335</text:p>
          </table:table-cell>
          <table:table-cell office:value-type="float" office:value="-1.96796">
            <text:p>-1.96796</text:p>
          </table:table-cell>
          <table:table-cell office:value-type="float" office:value="246.968">
            <text:p>246.9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571">
            <text:p>35.5571</text:p>
          </table:table-cell>
          <table:table-cell office:value-type="float" office:value="-2.05911">
            <text:p>-2.05911</text:p>
          </table:table-cell>
          <table:table-cell office:value-type="float" office:value="247.059">
            <text:p>247.0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788">
            <text:p>35.5788</text:p>
          </table:table-cell>
          <table:table-cell office:value-type="float" office:value="-2.14355">
            <text:p>-2.14355</text:p>
          </table:table-cell>
          <table:table-cell office:value-type="float" office:value="247.144">
            <text:p>247.1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991">
            <text:p>35.5991</text:p>
          </table:table-cell>
          <table:table-cell office:value-type="float" office:value="-2.22281">
            <text:p>-2.22281</text:p>
          </table:table-cell>
          <table:table-cell office:value-type="float" office:value="247.223">
            <text:p>247.2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199">
            <text:p>35.6199</text:p>
          </table:table-cell>
          <table:table-cell office:value-type="float" office:value="-2.30464">
            <text:p>-2.30464</text:p>
          </table:table-cell>
          <table:table-cell office:value-type="float" office:value="247.305">
            <text:p>247.3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411">
            <text:p>35.6411</text:p>
          </table:table-cell>
          <table:table-cell office:value-type="float" office:value="-2.38823">
            <text:p>-2.38823</text:p>
          </table:table-cell>
          <table:table-cell office:value-type="float" office:value="247.388">
            <text:p>247.3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628">
            <text:p>35.6628</text:p>
          </table:table-cell>
          <table:table-cell office:value-type="float" office:value="-2.4747">
            <text:p>-2.4747</text:p>
          </table:table-cell>
          <table:table-cell office:value-type="float" office:value="247.475">
            <text:p>247.4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838">
            <text:p>35.6838</text:p>
          </table:table-cell>
          <table:table-cell office:value-type="float" office:value="-2.55847">
            <text:p>-2.55847</text:p>
          </table:table-cell>
          <table:table-cell office:value-type="float" office:value="247.558">
            <text:p>247.5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148">
            <text:p>35.7148</text:p>
          </table:table-cell>
          <table:table-cell office:value-type="float" office:value="-2.68271">
            <text:p>-2.68271</text:p>
          </table:table-cell>
          <table:table-cell office:value-type="float" office:value="247.683">
            <text:p>247.6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365">
            <text:p>35.7365</text:p>
          </table:table-cell>
          <table:table-cell office:value-type="float" office:value="-2.76945">
            <text:p>-2.76945</text:p>
          </table:table-cell>
          <table:table-cell office:value-type="float" office:value="247.769">
            <text:p>247.7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653">
            <text:p>35.7653</text:p>
          </table:table-cell>
          <table:table-cell office:value-type="float" office:value="-2.88583">
            <text:p>-2.88583</text:p>
          </table:table-cell>
          <table:table-cell office:value-type="float" office:value="247.886">
            <text:p>247.8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983">
            <text:p>35.7983</text:p>
          </table:table-cell>
          <table:table-cell office:value-type="float" office:value="-3.01941">
            <text:p>-3.01941</text:p>
          </table:table-cell>
          <table:table-cell office:value-type="float" office:value="248.019">
            <text:p>248.0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185">
            <text:p>35.8185</text:p>
          </table:table-cell>
          <table:table-cell office:value-type="float" office:value="-3.10135">
            <text:p>-3.10135</text:p>
          </table:table-cell>
          <table:table-cell office:value-type="float" office:value="248.101">
            <text:p>248.1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386">
            <text:p>35.8386</text:p>
          </table:table-cell>
          <table:table-cell office:value-type="float" office:value="-3.18274">
            <text:p>-3.18274</text:p>
          </table:table-cell>
          <table:table-cell office:value-type="float" office:value="248.183">
            <text:p>248.1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592">
            <text:p>35.8592</text:p>
          </table:table-cell>
          <table:table-cell office:value-type="float" office:value="-3.2666">
            <text:p>-3.2666</text:p>
          </table:table-cell>
          <table:table-cell office:value-type="float" office:value="248.267">
            <text:p>248.2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812">
            <text:p>35.8812</text:p>
          </table:table-cell>
          <table:table-cell office:value-type="float" office:value="-3.35638">
            <text:p>-3.35638</text:p>
          </table:table-cell>
          <table:table-cell office:value-type="float" office:value="248.356">
            <text:p>248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012">
            <text:p>35.9012</text:p>
          </table:table-cell>
          <table:table-cell office:value-type="float" office:value="-3.43764">
            <text:p>-3.43764</text:p>
          </table:table-cell>
          <table:table-cell office:value-type="float" office:value="248.438">
            <text:p>248.4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229">
            <text:p>35.9229</text:p>
          </table:table-cell>
          <table:table-cell office:value-type="float" office:value="-3.52602">
            <text:p>-3.52602</text:p>
          </table:table-cell>
          <table:table-cell office:value-type="float" office:value="248.526">
            <text:p>248.5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46">
            <text:p>35.946</text:p>
          </table:table-cell>
          <table:table-cell office:value-type="float" office:value="-3.62">
            <text:p>-3.62</text:p>
          </table:table-cell>
          <table:table-cell office:value-type="float" office:value="248.62">
            <text:p>248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66">
            <text:p>35.966</text:p>
          </table:table-cell>
          <table:table-cell office:value-type="float" office:value="-3.70122">
            <text:p>-3.70122</text:p>
          </table:table-cell>
          <table:table-cell office:value-type="float" office:value="248.701">
            <text:p>248.7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88">
            <text:p>35.988</text:p>
          </table:table-cell>
          <table:table-cell office:value-type="float" office:value="-3.79044">
            <text:p>-3.79044</text:p>
          </table:table-cell>
          <table:table-cell office:value-type="float" office:value="248.79">
            <text:p>248.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099">
            <text:p>36.0099</text:p>
          </table:table-cell>
          <table:table-cell office:value-type="float" office:value="-3.8795">
            <text:p>-3.8795</text:p>
          </table:table-cell>
          <table:table-cell office:value-type="float" office:value="248.88">
            <text:p>248.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411">
            <text:p>36.0411</text:p>
          </table:table-cell>
          <table:table-cell office:value-type="float" office:value="-4.00563">
            <text:p>-4.00563</text:p>
          </table:table-cell>
          <table:table-cell office:value-type="float" office:value="249.006">
            <text:p>249.0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609">
            <text:p>36.0609</text:p>
          </table:table-cell>
          <table:table-cell office:value-type="float" office:value="-4.08551">
            <text:p>-4.08551</text:p>
          </table:table-cell>
          <table:table-cell office:value-type="float" office:value="249.086">
            <text:p>249.0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823">
            <text:p>36.0823</text:p>
          </table:table-cell>
          <table:table-cell office:value-type="float" office:value="-4.17128">
            <text:p>-4.17128</text:p>
          </table:table-cell>
          <table:table-cell office:value-type="float" office:value="249.171">
            <text:p>249.1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04">
            <text:p>36.104</text:p>
          </table:table-cell>
          <table:table-cell office:value-type="float" office:value="-4.25853">
            <text:p>-4.25853</text:p>
          </table:table-cell>
          <table:table-cell office:value-type="float" office:value="249.259">
            <text:p>249.2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241">
            <text:p>36.1241</text:p>
          </table:table-cell>
          <table:table-cell office:value-type="float" office:value="-4.33871">
            <text:p>-4.33871</text:p>
          </table:table-cell>
          <table:table-cell office:value-type="float" office:value="249.339">
            <text:p>249.3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544">
            <text:p>36.1544</text:p>
          </table:table-cell>
          <table:table-cell office:value-type="float" office:value="-4.45866">
            <text:p>-4.45866</text:p>
          </table:table-cell>
          <table:table-cell office:value-type="float" office:value="249.459">
            <text:p>249.4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796">
            <text:p>36.1796</text:p>
          </table:table-cell>
          <table:table-cell office:value-type="float" office:value="-4.5584">
            <text:p>-4.5584</text:p>
          </table:table-cell>
          <table:table-cell office:value-type="float" office:value="249.558">
            <text:p>249.5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09">
            <text:p>36.209</text:p>
          </table:table-cell>
          <table:table-cell office:value-type="float" office:value="-4.674">
            <text:p>-4.674</text:p>
          </table:table-cell>
          <table:table-cell office:value-type="float" office:value="249.674">
            <text:p>249.6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297">
            <text:p>36.2297</text:p>
          </table:table-cell>
          <table:table-cell office:value-type="float" office:value="-4.7545">
            <text:p>-4.7545</text:p>
          </table:table-cell>
          <table:table-cell office:value-type="float" office:value="249.755">
            <text:p>249.7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537">
            <text:p>36.2537</text:p>
          </table:table-cell>
          <table:table-cell office:value-type="float" office:value="-4.84726">
            <text:p>-4.84726</text:p>
          </table:table-cell>
          <table:table-cell office:value-type="float" office:value="249.847">
            <text:p>249.8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737">
            <text:p>36.2737</text:p>
          </table:table-cell>
          <table:table-cell office:value-type="float" office:value="-4.92453">
            <text:p>-4.92453</text:p>
          </table:table-cell>
          <table:table-cell office:value-type="float" office:value="249.925">
            <text:p>249.9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939">
            <text:p>36.2939</text:p>
          </table:table-cell>
          <table:table-cell office:value-type="float" office:value="-5.00145">
            <text:p>-5.00145</text:p>
          </table:table-cell>
          <table:table-cell office:value-type="float" office:value="250.001">
            <text:p>250.0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167">
            <text:p>36.3167</text:p>
          </table:table-cell>
          <table:table-cell office:value-type="float" office:value="-5.08801">
            <text:p>-5.08801</text:p>
          </table:table-cell>
          <table:table-cell office:value-type="float" office:value="250.088">
            <text:p>250.0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464">
            <text:p>36.3464</text:p>
          </table:table-cell>
          <table:table-cell office:value-type="float" office:value="-5.19975">
            <text:p>-5.19975</text:p>
          </table:table-cell>
          <table:table-cell office:value-type="float" office:value="250.2">
            <text:p>250.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667">
            <text:p>36.3667</text:p>
          </table:table-cell>
          <table:table-cell office:value-type="float" office:value="-5.27524">
            <text:p>-5.27524</text:p>
          </table:table-cell>
          <table:table-cell office:value-type="float" office:value="250.275">
            <text:p>250.2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9">
            <text:p>36.39</text:p>
          </table:table-cell>
          <table:table-cell office:value-type="float" office:value="-5.36124">
            <text:p>-5.36124</text:p>
          </table:table-cell>
          <table:table-cell office:value-type="float" office:value="250.361">
            <text:p>250.3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123">
            <text:p>36.4123</text:p>
          </table:table-cell>
          <table:table-cell office:value-type="float" office:value="-5.44283">
            <text:p>-5.44283</text:p>
          </table:table-cell>
          <table:table-cell office:value-type="float" office:value="250.443">
            <text:p>250.4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408">
            <text:p>36.4408</text:p>
          </table:table-cell>
          <table:table-cell office:value-type="float" office:value="-5.54578">
            <text:p>-5.54578</text:p>
          </table:table-cell>
          <table:table-cell office:value-type="float" office:value="250.546">
            <text:p>250.5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631">
            <text:p>36.4631</text:p>
          </table:table-cell>
          <table:table-cell office:value-type="float" office:value="-5.62567">
            <text:p>-5.62567</text:p>
          </table:table-cell>
          <table:table-cell office:value-type="float" office:value="250.626">
            <text:p>250.6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848">
            <text:p>36.4848</text:p>
          </table:table-cell>
          <table:table-cell office:value-type="float" office:value="-5.70235">
            <text:p>-5.70235</text:p>
          </table:table-cell>
          <table:table-cell office:value-type="float" office:value="250.702">
            <text:p>250.7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139">
            <text:p>36.5139</text:p>
          </table:table-cell>
          <table:table-cell office:value-type="float" office:value="-5.8037">
            <text:p>-5.8037</text:p>
          </table:table-cell>
          <table:table-cell office:value-type="float" office:value="250.804">
            <text:p>250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387">
            <text:p>36.5387</text:p>
          </table:table-cell>
          <table:table-cell office:value-type="float" office:value="-5.88933">
            <text:p>-5.88933</text:p>
          </table:table-cell>
          <table:table-cell office:value-type="float" office:value="250.889">
            <text:p>250.8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59">
            <text:p>36.559</text:p>
          </table:table-cell>
          <table:table-cell office:value-type="float" office:value="-5.95828">
            <text:p>-5.95828</text:p>
          </table:table-cell>
          <table:table-cell office:value-type="float" office:value="250.958">
            <text:p>250.9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893">
            <text:p>36.5893</text:p>
          </table:table-cell>
          <table:table-cell office:value-type="float" office:value="-6.06021">
            <text:p>-6.06021</text:p>
          </table:table-cell>
          <table:table-cell office:value-type="float" office:value="251.06">
            <text:p>251.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136">
            <text:p>36.6136</text:p>
          </table:table-cell>
          <table:table-cell office:value-type="float" office:value="-6.14047">
            <text:p>-6.14047</text:p>
          </table:table-cell>
          <table:table-cell office:value-type="float" office:value="251.14">
            <text:p>251.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43">
            <text:p>36.643</text:p>
          </table:table-cell>
          <table:table-cell office:value-type="float" office:value="-6.23615">
            <text:p>-6.23615</text:p>
          </table:table-cell>
          <table:table-cell office:value-type="float" office:value="251.236">
            <text:p>251.2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636">
            <text:p>36.6636</text:p>
          </table:table-cell>
          <table:table-cell office:value-type="float" office:value="-6.30188">
            <text:p>-6.30188</text:p>
          </table:table-cell>
          <table:table-cell office:value-type="float" office:value="251.302">
            <text:p>251.3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857">
            <text:p>36.6857</text:p>
          </table:table-cell>
          <table:table-cell office:value-type="float" office:value="-6.37196">
            <text:p>-6.37196</text:p>
          </table:table-cell>
          <table:table-cell office:value-type="float" office:value="251.372">
            <text:p>251.3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17">
            <text:p>36.717</text:p>
          </table:table-cell>
          <table:table-cell office:value-type="float" office:value="-6.46915">
            <text:p>-6.46915</text:p>
          </table:table-cell>
          <table:table-cell office:value-type="float" office:value="251.469">
            <text:p>251.4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382">
            <text:p>36.7382</text:p>
          </table:table-cell>
          <table:table-cell office:value-type="float" office:value="-6.53381">
            <text:p>-6.53381</text:p>
          </table:table-cell>
          <table:table-cell office:value-type="float" office:value="251.534">
            <text:p>251.5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598">
            <text:p>36.7598</text:p>
          </table:table-cell>
          <table:table-cell office:value-type="float" office:value="-6.59862">
            <text:p>-6.59862</text:p>
          </table:table-cell>
          <table:table-cell office:value-type="float" office:value="251.599">
            <text:p>251.5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855">
            <text:p>36.7855</text:p>
          </table:table-cell>
          <table:table-cell office:value-type="float" office:value="-6.67456">
            <text:p>-6.67456</text:p>
          </table:table-cell>
          <table:table-cell office:value-type="float" office:value="251.675">
            <text:p>251.6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089">
            <text:p>36.8089</text:p>
          </table:table-cell>
          <table:table-cell office:value-type="float" office:value="-6.74252">
            <text:p>-6.74252</text:p>
          </table:table-cell>
          <table:table-cell office:value-type="float" office:value="251.743">
            <text:p>251.7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416">
            <text:p>36.8416</text:p>
          </table:table-cell>
          <table:table-cell office:value-type="float" office:value="-6.83531">
            <text:p>-6.83531</text:p>
          </table:table-cell>
          <table:table-cell office:value-type="float" office:value="251.835">
            <text:p>251.8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702">
            <text:p>36.8702</text:p>
          </table:table-cell>
          <table:table-cell office:value-type="float" office:value="-6.91475">
            <text:p>-6.91475</text:p>
          </table:table-cell>
          <table:table-cell office:value-type="float" office:value="251.915">
            <text:p>251.9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98">
            <text:p>36.898</text:p>
          </table:table-cell>
          <table:table-cell office:value-type="float" office:value="-6.98991">
            <text:p>-6.98991</text:p>
          </table:table-cell>
          <table:table-cell office:value-type="float" office:value="251.99">
            <text:p>251.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222">
            <text:p>36.9222</text:p>
          </table:table-cell>
          <table:table-cell office:value-type="float" office:value="-7.05423">
            <text:p>-7.05423</text:p>
          </table:table-cell>
          <table:table-cell office:value-type="float" office:value="252.054">
            <text:p>252.0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507">
            <text:p>36.9507</text:p>
          </table:table-cell>
          <table:table-cell office:value-type="float" office:value="-7.12819">
            <text:p>-7.12819</text:p>
          </table:table-cell>
          <table:table-cell office:value-type="float" office:value="252.128">
            <text:p>252.1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8">
            <text:p>36.98</text:p>
          </table:table-cell>
          <table:table-cell office:value-type="float" office:value="-7.20213">
            <text:p>-7.20213</text:p>
          </table:table-cell>
          <table:table-cell office:value-type="float" office:value="252.202">
            <text:p>252.2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02">
            <text:p>37.002</text:p>
          </table:table-cell>
          <table:table-cell office:value-type="float" office:value="-7.25642">
            <text:p>-7.25642</text:p>
          </table:table-cell>
          <table:table-cell office:value-type="float" office:value="252.256">
            <text:p>252.2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306">
            <text:p>37.0306</text:p>
          </table:table-cell>
          <table:table-cell office:value-type="float" office:value="-7.32535">
            <text:p>-7.32535</text:p>
          </table:table-cell>
          <table:table-cell office:value-type="float" office:value="252.325">
            <text:p>252.3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624">
            <text:p>37.0624</text:p>
          </table:table-cell>
          <table:table-cell office:value-type="float" office:value="-7.39983">
            <text:p>-7.39983</text:p>
          </table:table-cell>
          <table:table-cell office:value-type="float" office:value="252.4">
            <text:p>252.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822">
            <text:p>37.0822</text:p>
          </table:table-cell>
          <table:table-cell office:value-type="float" office:value="-7.44524">
            <text:p>-7.44524</text:p>
          </table:table-cell>
          <table:table-cell office:value-type="float" office:value="252.445">
            <text:p>252.4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097">
            <text:p>37.1097</text:p>
          </table:table-cell>
          <table:table-cell office:value-type="float" office:value="-7.50647">
            <text:p>-7.50647</text:p>
          </table:table-cell>
          <table:table-cell office:value-type="float" office:value="252.506">
            <text:p>252.5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416">
            <text:p>37.1416</text:p>
          </table:table-cell>
          <table:table-cell office:value-type="float" office:value="-7.57555">
            <text:p>-7.57555</text:p>
          </table:table-cell>
          <table:table-cell office:value-type="float" office:value="252.576">
            <text:p>252.5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677">
            <text:p>37.1677</text:p>
          </table:table-cell>
          <table:table-cell office:value-type="float" office:value="-7.63019">
            <text:p>-7.63019</text:p>
          </table:table-cell>
          <table:table-cell office:value-type="float" office:value="252.63">
            <text:p>252.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961">
            <text:p>37.1961</text:p>
          </table:table-cell>
          <table:table-cell office:value-type="float" office:value="-7.68813">
            <text:p>-7.68813</text:p>
          </table:table-cell>
          <table:table-cell office:value-type="float" office:value="252.688">
            <text:p>252.6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19">
            <text:p>37.219</text:p>
          </table:table-cell>
          <table:table-cell office:value-type="float" office:value="-7.73334">
            <text:p>-7.73334</text:p>
          </table:table-cell>
          <table:table-cell office:value-type="float" office:value="252.733">
            <text:p>252.7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478">
            <text:p>37.2478</text:p>
          </table:table-cell>
          <table:table-cell office:value-type="float" office:value="-7.78868">
            <text:p>-7.78868</text:p>
          </table:table-cell>
          <table:table-cell office:value-type="float" office:value="252.789">
            <text:p>252.7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762">
            <text:p>37.2762</text:p>
          </table:table-cell>
          <table:table-cell office:value-type="float" office:value="-7.84145">
            <text:p>-7.84145</text:p>
          </table:table-cell>
          <table:table-cell office:value-type="float" office:value="252.841">
            <text:p>252.8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996">
            <text:p>37.2996</text:p>
          </table:table-cell>
          <table:table-cell office:value-type="float" office:value="-7.88342">
            <text:p>-7.88342</text:p>
          </table:table-cell>
          <table:table-cell office:value-type="float" office:value="252.883">
            <text:p>252.8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2">
            <text:p>37.32</text:p>
          </table:table-cell>
          <table:table-cell office:value-type="float" office:value="-7.91902">
            <text:p>-7.91902</text:p>
          </table:table-cell>
          <table:table-cell office:value-type="float" office:value="252.919">
            <text:p>252.9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411">
            <text:p>37.3411</text:p>
          </table:table-cell>
          <table:table-cell office:value-type="float" office:value="-7.95483">
            <text:p>-7.95483</text:p>
          </table:table-cell>
          <table:table-cell office:value-type="float" office:value="252.955">
            <text:p>252.9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632">
            <text:p>37.3632</text:p>
          </table:table-cell>
          <table:table-cell office:value-type="float" office:value="-7.99138">
            <text:p>-7.99138</text:p>
          </table:table-cell>
          <table:table-cell office:value-type="float" office:value="252.991">
            <text:p>252.9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929">
            <text:p>37.3929</text:p>
          </table:table-cell>
          <table:table-cell office:value-type="float" office:value="-8.03873">
            <text:p>-8.03873</text:p>
          </table:table-cell>
          <table:table-cell office:value-type="float" office:value="253.039">
            <text:p>253.0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132">
            <text:p>37.4132</text:p>
          </table:table-cell>
          <table:table-cell office:value-type="float" office:value="-8.0701">
            <text:p>-8.0701</text:p>
          </table:table-cell>
          <table:table-cell office:value-type="float" office:value="253.07">
            <text:p>253.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359">
            <text:p>37.4359</text:p>
          </table:table-cell>
          <table:table-cell office:value-type="float" office:value="-8.10399">
            <text:p>-8.10399</text:p>
          </table:table-cell>
          <table:table-cell office:value-type="float" office:value="253.104">
            <text:p>253.1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579">
            <text:p>37.4579</text:p>
          </table:table-cell>
          <table:table-cell office:value-type="float" office:value="-8.13586">
            <text:p>-8.13586</text:p>
          </table:table-cell>
          <table:table-cell office:value-type="float" office:value="253.136">
            <text:p>253.1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786">
            <text:p>37.4786</text:p>
          </table:table-cell>
          <table:table-cell office:value-type="float" office:value="-8.16476">
            <text:p>-8.16476</text:p>
          </table:table-cell>
          <table:table-cell office:value-type="float" office:value="253.165">
            <text:p>253.1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121">
            <text:p>37.5121</text:p>
          </table:table-cell>
          <table:table-cell office:value-type="float" office:value="-8.20963">
            <text:p>-8.20963</text:p>
          </table:table-cell>
          <table:table-cell office:value-type="float" office:value="253.21">
            <text:p>253.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328">
            <text:p>37.5328</text:p>
          </table:table-cell>
          <table:table-cell office:value-type="float" office:value="-8.23616">
            <text:p>-8.23616</text:p>
          </table:table-cell>
          <table:table-cell office:value-type="float" office:value="253.236">
            <text:p>253.2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616">
            <text:p>37.5616</text:p>
          </table:table-cell>
          <table:table-cell office:value-type="float" office:value="-8.27161">
            <text:p>-8.27161</text:p>
          </table:table-cell>
          <table:table-cell office:value-type="float" office:value="253.272">
            <text:p>253.2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866">
            <text:p>37.5866</text:p>
          </table:table-cell>
          <table:table-cell office:value-type="float" office:value="-8.30089">
            <text:p>-8.30089</text:p>
          </table:table-cell>
          <table:table-cell office:value-type="float" office:value="253.301">
            <text:p>253.3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067">
            <text:p>37.6067</text:p>
          </table:table-cell>
          <table:table-cell office:value-type="float" office:value="-8.32356">
            <text:p>-8.32356</text:p>
          </table:table-cell>
          <table:table-cell office:value-type="float" office:value="253.324">
            <text:p>253.3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365">
            <text:p>37.6365</text:p>
          </table:table-cell>
          <table:table-cell office:value-type="float" office:value="-8.35553">
            <text:p>-8.35553</text:p>
          </table:table-cell>
          <table:table-cell office:value-type="float" office:value="253.356">
            <text:p>253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591">
            <text:p>37.6591</text:p>
          </table:table-cell>
          <table:table-cell office:value-type="float" office:value="-8.37862">
            <text:p>-8.37862</text:p>
          </table:table-cell>
          <table:table-cell office:value-type="float" office:value="253.379">
            <text:p>253.3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794">
            <text:p>37.6794</text:p>
          </table:table-cell>
          <table:table-cell office:value-type="float" office:value="-8.39836">
            <text:p>-8.39836</text:p>
          </table:table-cell>
          <table:table-cell office:value-type="float" office:value="253.398">
            <text:p>253.3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01">
            <text:p>37.701</text:p>
          </table:table-cell>
          <table:table-cell office:value-type="float" office:value="-8.41858">
            <text:p>-8.41858</text:p>
          </table:table-cell>
          <table:table-cell office:value-type="float" office:value="253.419">
            <text:p>253.4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36">
            <text:p>37.736</text:p>
          </table:table-cell>
          <table:table-cell office:value-type="float" office:value="-8.4493">
            <text:p>-8.4493</text:p>
          </table:table-cell>
          <table:table-cell office:value-type="float" office:value="253.449">
            <text:p>253.4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581">
            <text:p>37.7581</text:p>
          </table:table-cell>
          <table:table-cell office:value-type="float" office:value="-8.46741">
            <text:p>-8.46741</text:p>
          </table:table-cell>
          <table:table-cell office:value-type="float" office:value="253.467">
            <text:p>253.4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858">
            <text:p>37.7858</text:p>
          </table:table-cell>
          <table:table-cell office:value-type="float" office:value="-8.48885">
            <text:p>-8.48885</text:p>
          </table:table-cell>
          <table:table-cell office:value-type="float" office:value="253.489">
            <text:p>253.4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081">
            <text:p>37.8081</text:p>
          </table:table-cell>
          <table:table-cell office:value-type="float" office:value="-8.50496">
            <text:p>-8.50496</text:p>
          </table:table-cell>
          <table:table-cell office:value-type="float" office:value="253.505">
            <text:p>253.5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289">
            <text:p>37.8289</text:p>
          </table:table-cell>
          <table:table-cell office:value-type="float" office:value="-8.51915">
            <text:p>-8.51915</text:p>
          </table:table-cell>
          <table:table-cell office:value-type="float" office:value="253.519">
            <text:p>253.5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572">
            <text:p>37.8572</text:p>
          </table:table-cell>
          <table:table-cell office:value-type="float" office:value="-8.53717">
            <text:p>-8.53717</text:p>
          </table:table-cell>
          <table:table-cell office:value-type="float" office:value="253.537">
            <text:p>253.5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786">
            <text:p>37.8786</text:p>
          </table:table-cell>
          <table:table-cell office:value-type="float" office:value="-8.54979">
            <text:p>-8.54979</text:p>
          </table:table-cell>
          <table:table-cell office:value-type="float" office:value="253.55">
            <text:p>253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986">
            <text:p>37.8986</text:p>
          </table:table-cell>
          <table:table-cell office:value-type="float" office:value="-8.56082">
            <text:p>-8.56082</text:p>
          </table:table-cell>
          <table:table-cell office:value-type="float" office:value="253.561">
            <text:p>253.5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276">
            <text:p>37.9276</text:p>
          </table:table-cell>
          <table:table-cell office:value-type="float" office:value="-8.57553">
            <text:p>-8.57553</text:p>
          </table:table-cell>
          <table:table-cell office:value-type="float" office:value="253.576">
            <text:p>253.5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572">
            <text:p>37.9572</text:p>
          </table:table-cell>
          <table:table-cell office:value-type="float" office:value="-8.58891">
            <text:p>-8.58891</text:p>
          </table:table-cell>
          <table:table-cell office:value-type="float" office:value="253.589">
            <text:p>253.5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776">
            <text:p>37.9776</text:p>
          </table:table-cell>
          <table:table-cell office:value-type="float" office:value="-8.59726">
            <text:p>-8.59726</text:p>
          </table:table-cell>
          <table:table-cell office:value-type="float" office:value="253.597">
            <text:p>253.5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06">
            <text:p>38.006</text:p>
          </table:table-cell>
          <table:table-cell office:value-type="float" office:value="-8.60759">
            <text:p>-8.60759</text:p>
          </table:table-cell>
          <table:table-cell office:value-type="float" office:value="253.608">
            <text:p>253.6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369">
            <text:p>38.0369</text:p>
          </table:table-cell>
          <table:table-cell office:value-type="float" office:value="-8.61728">
            <text:p>-8.61728</text:p>
          </table:table-cell>
          <table:table-cell office:value-type="float" office:value="253.617">
            <text:p>253.6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654">
            <text:p>38.0654</text:p>
          </table:table-cell>
          <table:table-cell office:value-type="float" office:value="-8.62476">
            <text:p>-8.62476</text:p>
          </table:table-cell>
          <table:table-cell office:value-type="float" office:value="253.625">
            <text:p>253.6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931">
            <text:p>38.0931</text:p>
          </table:table-cell>
          <table:table-cell office:value-type="float" office:value="-8.63078">
            <text:p>-8.63078</text:p>
          </table:table-cell>
          <table:table-cell office:value-type="float" office:value="253.631">
            <text:p>253.6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139">
            <text:p>38.1139</text:p>
          </table:table-cell>
          <table:table-cell office:value-type="float" office:value="-8.63438">
            <text:p>-8.63438</text:p>
          </table:table-cell>
          <table:table-cell office:value-type="float" office:value="253.634">
            <text:p>253.6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425">
            <text:p>38.1425</text:p>
          </table:table-cell>
          <table:table-cell office:value-type="float" office:value="-8.63823">
            <text:p>-8.63823</text:p>
          </table:table-cell>
          <table:table-cell office:value-type="float" office:value="253.638">
            <text:p>253.6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705">
            <text:p>38.1705</text:p>
          </table:table-cell>
          <table:table-cell office:value-type="float" office:value="-8.64073">
            <text:p>-8.64073</text:p>
          </table:table-cell>
          <table:table-cell office:value-type="float" office:value="253.641">
            <text:p>253.6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985">
            <text:p>38.1985</text:p>
          </table:table-cell>
          <table:table-cell office:value-type="float" office:value="-8.64197">
            <text:p>-8.64197</text:p>
          </table:table-cell>
          <table:table-cell office:value-type="float" office:value="253.642">
            <text:p>253.6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266">
            <text:p>38.2266</text:p>
          </table:table-cell>
          <table:table-cell office:value-type="float" office:value="-8.64201">
            <text:p>-8.64201</text:p>
          </table:table-cell>
          <table:table-cell office:value-type="float" office:value="253.642">
            <text:p>253.6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474">
            <text:p>38.2474</text:p>
          </table:table-cell>
          <table:table-cell office:value-type="float" office:value="-8.64119">
            <text:p>-8.64119</text:p>
          </table:table-cell>
          <table:table-cell office:value-type="float" office:value="253.641">
            <text:p>253.6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773">
            <text:p>38.2773</text:p>
          </table:table-cell>
          <table:table-cell office:value-type="float" office:value="-8.63895">
            <text:p>-8.63895</text:p>
          </table:table-cell>
          <table:table-cell office:value-type="float" office:value="253.639">
            <text:p>253.6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049">
            <text:p>38.3049</text:p>
          </table:table-cell>
          <table:table-cell office:value-type="float" office:value="-8.63557">
            <text:p>-8.63557</text:p>
          </table:table-cell>
          <table:table-cell office:value-type="float" office:value="253.636">
            <text:p>253.6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328">
            <text:p>38.3328</text:p>
          </table:table-cell>
          <table:table-cell office:value-type="float" office:value="-8.63109">
            <text:p>-8.63109</text:p>
          </table:table-cell>
          <table:table-cell office:value-type="float" office:value="253.631">
            <text:p>253.6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56">
            <text:p>38.356</text:p>
          </table:table-cell>
          <table:table-cell office:value-type="float" office:value="-8.62648">
            <text:p>-8.62648</text:p>
          </table:table-cell>
          <table:table-cell office:value-type="float" office:value="253.626">
            <text:p>253.6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851">
            <text:p>38.3851</text:p>
          </table:table-cell>
          <table:table-cell office:value-type="float" office:value="-8.61969">
            <text:p>-8.61969</text:p>
          </table:table-cell>
          <table:table-cell office:value-type="float" office:value="253.62">
            <text:p>253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132">
            <text:p>38.4132</text:p>
          </table:table-cell>
          <table:table-cell office:value-type="float" office:value="-8.61195">
            <text:p>-8.61195</text:p>
          </table:table-cell>
          <table:table-cell office:value-type="float" office:value="253.612">
            <text:p>253.6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423">
            <text:p>38.4423</text:p>
          </table:table-cell>
          <table:table-cell office:value-type="float" office:value="-8.60286">
            <text:p>-8.60286</text:p>
          </table:table-cell>
          <table:table-cell office:value-type="float" office:value="253.603">
            <text:p>253.6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7">
            <text:p>38.47</text:p>
          </table:table-cell>
          <table:table-cell office:value-type="float" office:value="-8.59306">
            <text:p>-8.59306</text:p>
          </table:table-cell>
          <table:table-cell office:value-type="float" office:value="253.593">
            <text:p>253.5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919">
            <text:p>38.4919</text:p>
          </table:table-cell>
          <table:table-cell office:value-type="float" office:value="-8.58456">
            <text:p>-8.58456</text:p>
          </table:table-cell>
          <table:table-cell office:value-type="float" office:value="253.585">
            <text:p>253.5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201">
            <text:p>38.5201</text:p>
          </table:table-cell>
          <table:table-cell office:value-type="float" office:value="-8.57277">
            <text:p>-8.57277</text:p>
          </table:table-cell>
          <table:table-cell office:value-type="float" office:value="253.573">
            <text:p>253.5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482">
            <text:p>38.5482</text:p>
          </table:table-cell>
          <table:table-cell office:value-type="float" office:value="-8.56009">
            <text:p>-8.56009</text:p>
          </table:table-cell>
          <table:table-cell office:value-type="float" office:value="253.56">
            <text:p>253.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718">
            <text:p>38.5718</text:p>
          </table:table-cell>
          <table:table-cell office:value-type="float" office:value="-8.54855">
            <text:p>-8.54855</text:p>
          </table:table-cell>
          <table:table-cell office:value-type="float" office:value="253.549">
            <text:p>253.5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922">
            <text:p>38.5922</text:p>
          </table:table-cell>
          <table:table-cell office:value-type="float" office:value="-8.53809">
            <text:p>-8.53809</text:p>
          </table:table-cell>
          <table:table-cell office:value-type="float" office:value="253.538">
            <text:p>253.5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219">
            <text:p>38.6219</text:p>
          </table:table-cell>
          <table:table-cell office:value-type="float" office:value="-8.52194">
            <text:p>-8.52194</text:p>
          </table:table-cell>
          <table:table-cell office:value-type="float" office:value="253.522">
            <text:p>253.5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427">
            <text:p>38.6427</text:p>
          </table:table-cell>
          <table:table-cell office:value-type="float" office:value="-8.50995">
            <text:p>-8.50995</text:p>
          </table:table-cell>
          <table:table-cell office:value-type="float" office:value="253.51">
            <text:p>253.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702">
            <text:p>38.6702</text:p>
          </table:table-cell>
          <table:table-cell office:value-type="float" office:value="-8.49339">
            <text:p>-8.49339</text:p>
          </table:table-cell>
          <table:table-cell office:value-type="float" office:value="253.493">
            <text:p>253.4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985">
            <text:p>38.6985</text:p>
          </table:table-cell>
          <table:table-cell office:value-type="float" office:value="-8.47543">
            <text:p>-8.47543</text:p>
          </table:table-cell>
          <table:table-cell office:value-type="float" office:value="253.475">
            <text:p>253.4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205">
            <text:p>38.7205</text:p>
          </table:table-cell>
          <table:table-cell office:value-type="float" office:value="-8.46085">
            <text:p>-8.46085</text:p>
          </table:table-cell>
          <table:table-cell office:value-type="float" office:value="253.461">
            <text:p>253.4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408">
            <text:p>38.7408</text:p>
          </table:table-cell>
          <table:table-cell office:value-type="float" office:value="-8.44688">
            <text:p>-8.44688</text:p>
          </table:table-cell>
          <table:table-cell office:value-type="float" office:value="253.447">
            <text:p>253.4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626">
            <text:p>38.7626</text:p>
          </table:table-cell>
          <table:table-cell office:value-type="float" office:value="-8.43135">
            <text:p>-8.43135</text:p>
          </table:table-cell>
          <table:table-cell office:value-type="float" office:value="253.431">
            <text:p>253.4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843">
            <text:p>38.7843</text:p>
          </table:table-cell>
          <table:table-cell office:value-type="float" office:value="-8.41536">
            <text:p>-8.41536</text:p>
          </table:table-cell>
          <table:table-cell office:value-type="float" office:value="253.415">
            <text:p>253.4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095">
            <text:p>38.8095</text:p>
          </table:table-cell>
          <table:table-cell office:value-type="float" office:value="-8.39607">
            <text:p>-8.39607</text:p>
          </table:table-cell>
          <table:table-cell office:value-type="float" office:value="253.396">
            <text:p>253.3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305">
            <text:p>38.8305</text:p>
          </table:table-cell>
          <table:table-cell office:value-type="float" office:value="-8.37961">
            <text:p>-8.37961</text:p>
          </table:table-cell>
          <table:table-cell office:value-type="float" office:value="253.38">
            <text:p>253.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583">
            <text:p>38.8583</text:p>
          </table:table-cell>
          <table:table-cell office:value-type="float" office:value="-8.35716">
            <text:p>-8.35716</text:p>
          </table:table-cell>
          <table:table-cell office:value-type="float" office:value="253.357">
            <text:p>253.3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784">
            <text:p>38.8784</text:p>
          </table:table-cell>
          <table:table-cell office:value-type="float" office:value="-8.34042">
            <text:p>-8.34042</text:p>
          </table:table-cell>
          <table:table-cell office:value-type="float" office:value="253.34">
            <text:p>253.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065">
            <text:p>38.9065</text:p>
          </table:table-cell>
          <table:table-cell office:value-type="float" office:value="-8.31631">
            <text:p>-8.31631</text:p>
          </table:table-cell>
          <table:table-cell office:value-type="float" office:value="253.316">
            <text:p>253.3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351">
            <text:p>38.9351</text:p>
          </table:table-cell>
          <table:table-cell office:value-type="float" office:value="-8.29092">
            <text:p>-8.29092</text:p>
          </table:table-cell>
          <table:table-cell office:value-type="float" office:value="253.291">
            <text:p>253.2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635">
            <text:p>38.9635</text:p>
          </table:table-cell>
          <table:table-cell office:value-type="float" office:value="-8.26501">
            <text:p>-8.26501</text:p>
          </table:table-cell>
          <table:table-cell office:value-type="float" office:value="253.265">
            <text:p>253.2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924">
            <text:p>38.9924</text:p>
          </table:table-cell>
          <table:table-cell office:value-type="float" office:value="-8.23793">
            <text:p>-8.23793</text:p>
          </table:table-cell>
          <table:table-cell office:value-type="float" office:value="253.238">
            <text:p>253.2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203">
            <text:p>39.0203</text:p>
          </table:table-cell>
          <table:table-cell office:value-type="float" office:value="-8.21109">
            <text:p>-8.21109</text:p>
          </table:table-cell>
          <table:table-cell office:value-type="float" office:value="253.211">
            <text:p>253.2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466">
            <text:p>39.0466</text:p>
          </table:table-cell>
          <table:table-cell office:value-type="float" office:value="-8.18497">
            <text:p>-8.18497</text:p>
          </table:table-cell>
          <table:table-cell office:value-type="float" office:value="253.185">
            <text:p>253.1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685">
            <text:p>39.0685</text:p>
          </table:table-cell>
          <table:table-cell office:value-type="float" office:value="-8.16283">
            <text:p>-8.16283</text:p>
          </table:table-cell>
          <table:table-cell office:value-type="float" office:value="253.163">
            <text:p>253.1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98">
            <text:p>39.098</text:p>
          </table:table-cell>
          <table:table-cell office:value-type="float" office:value="-8.13239">
            <text:p>-8.13239</text:p>
          </table:table-cell>
          <table:table-cell office:value-type="float" office:value="253.132">
            <text:p>253.1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208">
            <text:p>39.1208</text:p>
          </table:table-cell>
          <table:table-cell office:value-type="float" office:value="-8.10834">
            <text:p>-8.10834</text:p>
          </table:table-cell>
          <table:table-cell office:value-type="float" office:value="253.108">
            <text:p>253.1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422">
            <text:p>39.1422</text:p>
          </table:table-cell>
          <table:table-cell office:value-type="float" office:value="-8.08548">
            <text:p>-8.08548</text:p>
          </table:table-cell>
          <table:table-cell office:value-type="float" office:value="253.085">
            <text:p>253.0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622">
            <text:p>39.1622</text:p>
          </table:table-cell>
          <table:table-cell office:value-type="float" office:value="-8.06372">
            <text:p>-8.06372</text:p>
          </table:table-cell>
          <table:table-cell office:value-type="float" office:value="253.064">
            <text:p>253.0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835">
            <text:p>39.1835</text:p>
          </table:table-cell>
          <table:table-cell office:value-type="float" office:value="-8.04016">
            <text:p>-8.04016</text:p>
          </table:table-cell>
          <table:table-cell office:value-type="float" office:value="253.04">
            <text:p>253.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036">
            <text:p>39.2036</text:p>
          </table:table-cell>
          <table:table-cell office:value-type="float" office:value="-8.01767">
            <text:p>-8.01767</text:p>
          </table:table-cell>
          <table:table-cell office:value-type="float" office:value="253.018">
            <text:p>253.0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379">
            <text:p>39.2379</text:p>
          </table:table-cell>
          <table:table-cell office:value-type="float" office:value="-7.97853">
            <text:p>-7.97853</text:p>
          </table:table-cell>
          <table:table-cell office:value-type="float" office:value="252.979">
            <text:p>252.9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585">
            <text:p>39.2585</text:p>
          </table:table-cell>
          <table:table-cell office:value-type="float" office:value="-7.95459">
            <text:p>-7.95459</text:p>
          </table:table-cell>
          <table:table-cell office:value-type="float" office:value="252.955">
            <text:p>252.9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877">
            <text:p>39.2877</text:p>
          </table:table-cell>
          <table:table-cell office:value-type="float" office:value="-7.92021">
            <text:p>-7.92021</text:p>
          </table:table-cell>
          <table:table-cell office:value-type="float" office:value="252.92">
            <text:p>252.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112">
            <text:p>39.3112</text:p>
          </table:table-cell>
          <table:table-cell office:value-type="float" office:value="-7.89207">
            <text:p>-7.89207</text:p>
          </table:table-cell>
          <table:table-cell office:value-type="float" office:value="252.892">
            <text:p>252.8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411">
            <text:p>39.3411</text:p>
          </table:table-cell>
          <table:table-cell office:value-type="float" office:value="-7.85574">
            <text:p>-7.85574</text:p>
          </table:table-cell>
          <table:table-cell office:value-type="float" office:value="252.856">
            <text:p>252.8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612">
            <text:p>39.3612</text:p>
          </table:table-cell>
          <table:table-cell office:value-type="float" office:value="-7.83096">
            <text:p>-7.83096</text:p>
          </table:table-cell>
          <table:table-cell office:value-type="float" office:value="252.831">
            <text:p>252.8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837">
            <text:p>39.3837</text:p>
          </table:table-cell>
          <table:table-cell office:value-type="float" office:value="-7.80292">
            <text:p>-7.80292</text:p>
          </table:table-cell>
          <table:table-cell office:value-type="float" office:value="252.803">
            <text:p>252.8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124">
            <text:p>39.4124</text:p>
          </table:table-cell>
          <table:table-cell office:value-type="float" office:value="-7.76668">
            <text:p>-7.76668</text:p>
          </table:table-cell>
          <table:table-cell office:value-type="float" office:value="252.767">
            <text:p>252.7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332">
            <text:p>39.4332</text:p>
          </table:table-cell>
          <table:table-cell office:value-type="float" office:value="-7.74008">
            <text:p>-7.74008</text:p>
          </table:table-cell>
          <table:table-cell office:value-type="float" office:value="252.74">
            <text:p>252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622">
            <text:p>39.4622</text:p>
          </table:table-cell>
          <table:table-cell office:value-type="float" office:value="-7.70258">
            <text:p>-7.70258</text:p>
          </table:table-cell>
          <table:table-cell office:value-type="float" office:value="252.703">
            <text:p>252.7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855">
            <text:p>39.4855</text:p>
          </table:table-cell>
          <table:table-cell office:value-type="float" office:value="-7.672">
            <text:p>-7.672</text:p>
          </table:table-cell>
          <table:table-cell office:value-type="float" office:value="252.672">
            <text:p>252.6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137">
            <text:p>39.5137</text:p>
          </table:table-cell>
          <table:table-cell office:value-type="float" office:value="-7.63446">
            <text:p>-7.63446</text:p>
          </table:table-cell>
          <table:table-cell office:value-type="float" office:value="252.634">
            <text:p>252.6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432">
            <text:p>39.5432</text:p>
          </table:table-cell>
          <table:table-cell office:value-type="float" office:value="-7.59488">
            <text:p>-7.59488</text:p>
          </table:table-cell>
          <table:table-cell office:value-type="float" office:value="252.595">
            <text:p>252.5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65">
            <text:p>39.565</text:p>
          </table:table-cell>
          <table:table-cell office:value-type="float" office:value="-7.56537">
            <text:p>-7.56537</text:p>
          </table:table-cell>
          <table:table-cell office:value-type="float" office:value="252.565">
            <text:p>252.5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936">
            <text:p>39.5936</text:p>
          </table:table-cell>
          <table:table-cell office:value-type="float" office:value="-7.52612">
            <text:p>-7.52612</text:p>
          </table:table-cell>
          <table:table-cell office:value-type="float" office:value="252.526">
            <text:p>252.5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253">
            <text:p>39.6253</text:p>
          </table:table-cell>
          <table:table-cell office:value-type="float" office:value="-7.48227">
            <text:p>-7.48227</text:p>
          </table:table-cell>
          <table:table-cell office:value-type="float" office:value="252.482">
            <text:p>252.4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545">
            <text:p>39.6545</text:p>
          </table:table-cell>
          <table:table-cell office:value-type="float" office:value="-7.44142">
            <text:p>-7.44142</text:p>
          </table:table-cell>
          <table:table-cell office:value-type="float" office:value="252.441">
            <text:p>252.4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832">
            <text:p>39.6832</text:p>
          </table:table-cell>
          <table:table-cell office:value-type="float" office:value="-7.40092">
            <text:p>-7.40092</text:p>
          </table:table-cell>
          <table:table-cell office:value-type="float" office:value="252.401">
            <text:p>252.4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042">
            <text:p>39.7042</text:p>
          </table:table-cell>
          <table:table-cell office:value-type="float" office:value="-7.37091">
            <text:p>-7.37091</text:p>
          </table:table-cell>
          <table:table-cell office:value-type="float" office:value="252.371">
            <text:p>252.3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249">
            <text:p>39.7249</text:p>
          </table:table-cell>
          <table:table-cell office:value-type="float" office:value="-7.34122">
            <text:p>-7.34122</text:p>
          </table:table-cell>
          <table:table-cell office:value-type="float" office:value="252.341">
            <text:p>252.3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534">
            <text:p>39.7534</text:p>
          </table:table-cell>
          <table:table-cell office:value-type="float" office:value="-7.29999">
            <text:p>-7.29999</text:p>
          </table:table-cell>
          <table:table-cell office:value-type="float" office:value="252.3">
            <text:p>252.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754">
            <text:p>39.7754</text:p>
          </table:table-cell>
          <table:table-cell office:value-type="float" office:value="-7.26788">
            <text:p>-7.26788</text:p>
          </table:table-cell>
          <table:table-cell office:value-type="float" office:value="252.268">
            <text:p>252.2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043">
            <text:p>39.8043</text:p>
          </table:table-cell>
          <table:table-cell office:value-type="float" office:value="-7.22543">
            <text:p>-7.22543</text:p>
          </table:table-cell>
          <table:table-cell office:value-type="float" office:value="252.225">
            <text:p>252.2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328">
            <text:p>39.8328</text:p>
          </table:table-cell>
          <table:table-cell office:value-type="float" office:value="-7.18314">
            <text:p>-7.18314</text:p>
          </table:table-cell>
          <table:table-cell office:value-type="float" office:value="252.183">
            <text:p>252.1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545">
            <text:p>39.8545</text:p>
          </table:table-cell>
          <table:table-cell office:value-type="float" office:value="-7.15079">
            <text:p>-7.15079</text:p>
          </table:table-cell>
          <table:table-cell office:value-type="float" office:value="252.151">
            <text:p>252.1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831">
            <text:p>39.8831</text:p>
          </table:table-cell>
          <table:table-cell office:value-type="float" office:value="-7.1078">
            <text:p>-7.1078</text:p>
          </table:table-cell>
          <table:table-cell office:value-type="float" office:value="252.108">
            <text:p>252.1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12">
            <text:p>39.912</text:p>
          </table:table-cell>
          <table:table-cell office:value-type="float" office:value="-7.0641">
            <text:p>-7.0641</text:p>
          </table:table-cell>
          <table:table-cell office:value-type="float" office:value="252.064">
            <text:p>252.0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336">
            <text:p>39.9336</text:p>
          </table:table-cell>
          <table:table-cell office:value-type="float" office:value="-7.03116">
            <text:p>-7.03116</text:p>
          </table:table-cell>
          <table:table-cell office:value-type="float" office:value="252.031">
            <text:p>252.0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62">
            <text:p>39.962</text:p>
          </table:table-cell>
          <table:table-cell office:value-type="float" office:value="-6.98778">
            <text:p>-6.98778</text:p>
          </table:table-cell>
          <table:table-cell office:value-type="float" office:value="251.988">
            <text:p>251.9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823">
            <text:p>39.9823</text:p>
          </table:table-cell>
          <table:table-cell office:value-type="float" office:value="-6.95644">
            <text:p>-6.95644</text:p>
          </table:table-cell>
          <table:table-cell office:value-type="float" office:value="251.956">
            <text:p>251.9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044">
            <text:p>40.0044</text:p>
          </table:table-cell>
          <table:table-cell office:value-type="float" office:value="-6.92227">
            <text:p>-6.92227</text:p>
          </table:table-cell>
          <table:table-cell office:value-type="float" office:value="251.922">
            <text:p>251.9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336">
            <text:p>40.0336</text:p>
          </table:table-cell>
          <table:table-cell office:value-type="float" office:value="-6.87683">
            <text:p>-6.87683</text:p>
          </table:table-cell>
          <table:table-cell office:value-type="float" office:value="251.877">
            <text:p>251.8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615">
            <text:p>40.0615</text:p>
          </table:table-cell>
          <table:table-cell office:value-type="float" office:value="-6.83313">
            <text:p>-6.83313</text:p>
          </table:table-cell>
          <table:table-cell office:value-type="float" office:value="251.833">
            <text:p>251.8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843">
            <text:p>40.0843</text:p>
          </table:table-cell>
          <table:table-cell office:value-type="float" office:value="-6.79723">
            <text:p>-6.79723</text:p>
          </table:table-cell>
          <table:table-cell office:value-type="float" office:value="251.797">
            <text:p>251.7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05">
            <text:p>40.105</text:p>
          </table:table-cell>
          <table:table-cell office:value-type="float" office:value="-6.76451">
            <text:p>-6.76451</text:p>
          </table:table-cell>
          <table:table-cell office:value-type="float" office:value="251.765">
            <text:p>251.7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252">
            <text:p>40.1252</text:p>
          </table:table-cell>
          <table:table-cell office:value-type="float" office:value="-6.73251">
            <text:p>-6.73251</text:p>
          </table:table-cell>
          <table:table-cell office:value-type="float" office:value="251.733">
            <text:p>251.7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572">
            <text:p>40.1572</text:p>
          </table:table-cell>
          <table:table-cell office:value-type="float" office:value="-6.68169">
            <text:p>-6.68169</text:p>
          </table:table-cell>
          <table:table-cell office:value-type="float" office:value="251.682">
            <text:p>251.6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777">
            <text:p>40.1777</text:p>
          </table:table-cell>
          <table:table-cell office:value-type="float" office:value="-6.64883">
            <text:p>-6.64883</text:p>
          </table:table-cell>
          <table:table-cell office:value-type="float" office:value="251.649">
            <text:p>251.6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984">
            <text:p>40.1984</text:p>
          </table:table-cell>
          <table:table-cell office:value-type="float" office:value="-6.61551">
            <text:p>-6.61551</text:p>
          </table:table-cell>
          <table:table-cell office:value-type="float" office:value="251.616">
            <text:p>251.6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311">
            <text:p>40.2311</text:p>
          </table:table-cell>
          <table:table-cell office:value-type="float" office:value="-6.56273">
            <text:p>-6.56273</text:p>
          </table:table-cell>
          <table:table-cell office:value-type="float" office:value="251.563">
            <text:p>251.5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52">
            <text:p>40.252</text:p>
          </table:table-cell>
          <table:table-cell office:value-type="float" office:value="-6.52904">
            <text:p>-6.52904</text:p>
          </table:table-cell>
          <table:table-cell office:value-type="float" office:value="251.529">
            <text:p>251.5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737">
            <text:p>40.2737</text:p>
          </table:table-cell>
          <table:table-cell office:value-type="float" office:value="-6.49359">
            <text:p>-6.49359</text:p>
          </table:table-cell>
          <table:table-cell office:value-type="float" office:value="251.494">
            <text:p>251.4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941">
            <text:p>40.2941</text:p>
          </table:table-cell>
          <table:table-cell office:value-type="float" office:value="-6.46046">
            <text:p>-6.46046</text:p>
          </table:table-cell>
          <table:table-cell office:value-type="float" office:value="251.46">
            <text:p>251.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156">
            <text:p>40.3156</text:p>
          </table:table-cell>
          <table:table-cell office:value-type="float" office:value="-6.42534">
            <text:p>-6.42534</text:p>
          </table:table-cell>
          <table:table-cell office:value-type="float" office:value="251.425">
            <text:p>251.4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45">
            <text:p>40.345</text:p>
          </table:table-cell>
          <table:table-cell office:value-type="float" office:value="-6.37697">
            <text:p>-6.37697</text:p>
          </table:table-cell>
          <table:table-cell office:value-type="float" office:value="251.377">
            <text:p>251.3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738">
            <text:p>40.3738</text:p>
          </table:table-cell>
          <table:table-cell office:value-type="float" office:value="-6.3297">
            <text:p>-6.3297</text:p>
          </table:table-cell>
          <table:table-cell office:value-type="float" office:value="251.33">
            <text:p>251.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95">
            <text:p>40.395</text:p>
          </table:table-cell>
          <table:table-cell office:value-type="float" office:value="-6.29474">
            <text:p>-6.29474</text:p>
          </table:table-cell>
          <table:table-cell office:value-type="float" office:value="251.295">
            <text:p>251.2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174">
            <text:p>40.4174</text:p>
          </table:table-cell>
          <table:table-cell office:value-type="float" office:value="-6.2576">
            <text:p>-6.2576</text:p>
          </table:table-cell>
          <table:table-cell office:value-type="float" office:value="251.258">
            <text:p>251.2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379">
            <text:p>40.4379</text:p>
          </table:table-cell>
          <table:table-cell office:value-type="float" office:value="-6.22366">
            <text:p>-6.22366</text:p>
          </table:table-cell>
          <table:table-cell office:value-type="float" office:value="251.224">
            <text:p>251.2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612">
            <text:p>40.4612</text:p>
          </table:table-cell>
          <table:table-cell office:value-type="float" office:value="-6.18484">
            <text:p>-6.18484</text:p>
          </table:table-cell>
          <table:table-cell office:value-type="float" office:value="251.185">
            <text:p>251.1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825">
            <text:p>40.4825</text:p>
          </table:table-cell>
          <table:table-cell office:value-type="float" office:value="-6.14941">
            <text:p>-6.14941</text:p>
          </table:table-cell>
          <table:table-cell office:value-type="float" office:value="251.149">
            <text:p>251.1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104">
            <text:p>40.5104</text:p>
          </table:table-cell>
          <table:table-cell office:value-type="float" office:value="-6.10278">
            <text:p>-6.10278</text:p>
          </table:table-cell>
          <table:table-cell office:value-type="float" office:value="251.103">
            <text:p>251.1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417">
            <text:p>40.5417</text:p>
          </table:table-cell>
          <table:table-cell office:value-type="float" office:value="-6.05019">
            <text:p>-6.05019</text:p>
          </table:table-cell>
          <table:table-cell office:value-type="float" office:value="251.05">
            <text:p>251.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712">
            <text:p>40.5712</text:p>
          </table:table-cell>
          <table:table-cell office:value-type="float" office:value="-6.00084">
            <text:p>-6.00084</text:p>
          </table:table-cell>
          <table:table-cell office:value-type="float" office:value="251.001">
            <text:p>251.0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012">
            <text:p>40.6012</text:p>
          </table:table-cell>
          <table:table-cell office:value-type="float" office:value="-5.95029">
            <text:p>-5.95029</text:p>
          </table:table-cell>
          <table:table-cell office:value-type="float" office:value="250.95">
            <text:p>250.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244">
            <text:p>40.6244</text:p>
          </table:table-cell>
          <table:table-cell office:value-type="float" office:value="-5.91106">
            <text:p>-5.91106</text:p>
          </table:table-cell>
          <table:table-cell office:value-type="float" office:value="250.911">
            <text:p>250.9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447">
            <text:p>40.6447</text:p>
          </table:table-cell>
          <table:table-cell office:value-type="float" office:value="-5.87675">
            <text:p>-5.87675</text:p>
          </table:table-cell>
          <table:table-cell office:value-type="float" office:value="250.877">
            <text:p>250.8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73">
            <text:p>40.673</text:p>
          </table:table-cell>
          <table:table-cell office:value-type="float" office:value="-5.8287">
            <text:p>-5.8287</text:p>
          </table:table-cell>
          <table:table-cell office:value-type="float" office:value="250.829">
            <text:p>250.8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955">
            <text:p>40.6955</text:p>
          </table:table-cell>
          <table:table-cell office:value-type="float" office:value="-5.7906">
            <text:p>-5.7906</text:p>
          </table:table-cell>
          <table:table-cell office:value-type="float" office:value="250.791">
            <text:p>250.7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166">
            <text:p>40.7166</text:p>
          </table:table-cell>
          <table:table-cell office:value-type="float" office:value="-5.75484">
            <text:p>-5.75484</text:p>
          </table:table-cell>
          <table:table-cell office:value-type="float" office:value="250.755">
            <text:p>250.7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37">
            <text:p>40.737</text:p>
          </table:table-cell>
          <table:table-cell office:value-type="float" office:value="-5.72">
            <text:p>-5.72</text:p>
          </table:table-cell>
          <table:table-cell office:value-type="float" office:value="250.72">
            <text:p>250.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602">
            <text:p>40.7602</text:p>
          </table:table-cell>
          <table:table-cell office:value-type="float" office:value="-5.68045">
            <text:p>-5.68045</text:p>
          </table:table-cell>
          <table:table-cell office:value-type="float" office:value="250.68">
            <text:p>250.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825">
            <text:p>40.7825</text:p>
          </table:table-cell>
          <table:table-cell office:value-type="float" office:value="-5.64233">
            <text:p>-5.64233</text:p>
          </table:table-cell>
          <table:table-cell office:value-type="float" office:value="250.642">
            <text:p>250.6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431">
            <text:p>40.8431</text:p>
          </table:table-cell>
          <table:table-cell office:value-type="float" office:value="-5.53708">
            <text:p>-5.53708</text:p>
          </table:table-cell>
          <table:table-cell office:value-type="float" office:value="250.537">
            <text:p>250.5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941">
            <text:p>40.8941</text:p>
          </table:table-cell>
          <table:table-cell office:value-type="float" office:value="-5.44879">
            <text:p>-5.44879</text:p>
          </table:table-cell>
          <table:table-cell office:value-type="float" office:value="250.449">
            <text:p>250.4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194">
            <text:p>40.9194</text:p>
          </table:table-cell>
          <table:table-cell office:value-type="float" office:value="-5.40544">
            <text:p>-5.40544</text:p>
          </table:table-cell>
          <table:table-cell office:value-type="float" office:value="250.405">
            <text:p>250.4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544">
            <text:p>40.9544</text:p>
          </table:table-cell>
          <table:table-cell office:value-type="float" office:value="-5.3452">
            <text:p>-5.3452</text:p>
          </table:table-cell>
          <table:table-cell office:value-type="float" office:value="250.345">
            <text:p>250.3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744">
            <text:p>40.9744</text:p>
          </table:table-cell>
          <table:table-cell office:value-type="float" office:value="-5.31099">
            <text:p>-5.31099</text:p>
          </table:table-cell>
          <table:table-cell office:value-type="float" office:value="250.311">
            <text:p>250.3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037">
            <text:p>41.0037</text:p>
          </table:table-cell>
          <table:table-cell office:value-type="float" office:value="-5.26059">
            <text:p>-5.26059</text:p>
          </table:table-cell>
          <table:table-cell office:value-type="float" office:value="250.261">
            <text:p>250.2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359">
            <text:p>41.0359</text:p>
          </table:table-cell>
          <table:table-cell office:value-type="float" office:value="-5.20515">
            <text:p>-5.20515</text:p>
          </table:table-cell>
          <table:table-cell office:value-type="float" office:value="250.205">
            <text:p>250.2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649">
            <text:p>41.0649</text:p>
          </table:table-cell>
          <table:table-cell office:value-type="float" office:value="-5.15533">
            <text:p>-5.15533</text:p>
          </table:table-cell>
          <table:table-cell office:value-type="float" office:value="250.155">
            <text:p>250.1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848">
            <text:p>41.0848</text:p>
          </table:table-cell>
          <table:table-cell office:value-type="float" office:value="-5.12093">
            <text:p>-5.12093</text:p>
          </table:table-cell>
          <table:table-cell office:value-type="float" office:value="250.121">
            <text:p>250.1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081">
            <text:p>41.1081</text:p>
          </table:table-cell>
          <table:table-cell office:value-type="float" office:value="-5.0809">
            <text:p>-5.0809</text:p>
          </table:table-cell>
          <table:table-cell office:value-type="float" office:value="250.081">
            <text:p>250.0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322">
            <text:p>41.1322</text:p>
          </table:table-cell>
          <table:table-cell office:value-type="float" office:value="-5.03931">
            <text:p>-5.03931</text:p>
          </table:table-cell>
          <table:table-cell office:value-type="float" office:value="250.039">
            <text:p>250.0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597">
            <text:p>41.1597</text:p>
          </table:table-cell>
          <table:table-cell office:value-type="float" office:value="-4.99199">
            <text:p>-4.99199</text:p>
          </table:table-cell>
          <table:table-cell office:value-type="float" office:value="249.992">
            <text:p>249.9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814">
            <text:p>41.1814</text:p>
          </table:table-cell>
          <table:table-cell office:value-type="float" office:value="-4.95456">
            <text:p>-4.95456</text:p>
          </table:table-cell>
          <table:table-cell office:value-type="float" office:value="249.955">
            <text:p>249.9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095">
            <text:p>41.2095</text:p>
          </table:table-cell>
          <table:table-cell office:value-type="float" office:value="-4.90602">
            <text:p>-4.90602</text:p>
          </table:table-cell>
          <table:table-cell office:value-type="float" office:value="249.906">
            <text:p>249.9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371">
            <text:p>41.2371</text:p>
          </table:table-cell>
          <table:table-cell office:value-type="float" office:value="-4.85854">
            <text:p>-4.85854</text:p>
          </table:table-cell>
          <table:table-cell office:value-type="float" office:value="249.859">
            <text:p>249.8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609">
            <text:p>41.2609</text:p>
          </table:table-cell>
          <table:table-cell office:value-type="float" office:value="-4.81741">
            <text:p>-4.81741</text:p>
          </table:table-cell>
          <table:table-cell office:value-type="float" office:value="249.817">
            <text:p>249.8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897">
            <text:p>41.2897</text:p>
          </table:table-cell>
          <table:table-cell office:value-type="float" office:value="-4.76779">
            <text:p>-4.76779</text:p>
          </table:table-cell>
          <table:table-cell office:value-type="float" office:value="249.768">
            <text:p>249.7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212">
            <text:p>41.3212</text:p>
          </table:table-cell>
          <table:table-cell office:value-type="float" office:value="-4.71329">
            <text:p>-4.71329</text:p>
          </table:table-cell>
          <table:table-cell office:value-type="float" office:value="249.713">
            <text:p>249.7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495">
            <text:p>41.3495</text:p>
          </table:table-cell>
          <table:table-cell office:value-type="float" office:value="-4.66464">
            <text:p>-4.66464</text:p>
          </table:table-cell>
          <table:table-cell office:value-type="float" office:value="249.665">
            <text:p>249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784">
            <text:p>41.3784</text:p>
          </table:table-cell>
          <table:table-cell office:value-type="float" office:value="-4.61482">
            <text:p>-4.61482</text:p>
          </table:table-cell>
          <table:table-cell office:value-type="float" office:value="249.615">
            <text:p>249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999">
            <text:p>41.3999</text:p>
          </table:table-cell>
          <table:table-cell office:value-type="float" office:value="-4.57764">
            <text:p>-4.57764</text:p>
          </table:table-cell>
          <table:table-cell office:value-type="float" office:value="249.578">
            <text:p>249.5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285">
            <text:p>41.4285</text:p>
          </table:table-cell>
          <table:table-cell office:value-type="float" office:value="-4.52834">
            <text:p>-4.52834</text:p>
          </table:table-cell>
          <table:table-cell office:value-type="float" office:value="249.528">
            <text:p>249.5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56">
            <text:p>41.456</text:p>
          </table:table-cell>
          <table:table-cell office:value-type="float" office:value="-4.48093">
            <text:p>-4.48093</text:p>
          </table:table-cell>
          <table:table-cell office:value-type="float" office:value="249.481">
            <text:p>249.4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781">
            <text:p>41.4781</text:p>
          </table:table-cell>
          <table:table-cell office:value-type="float" office:value="-4.44276">
            <text:p>-4.44276</text:p>
          </table:table-cell>
          <table:table-cell office:value-type="float" office:value="249.443">
            <text:p>249.4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068">
            <text:p>41.5068</text:p>
          </table:table-cell>
          <table:table-cell office:value-type="float" office:value="-4.39322">
            <text:p>-4.39322</text:p>
          </table:table-cell>
          <table:table-cell office:value-type="float" office:value="249.393">
            <text:p>249.3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358">
            <text:p>41.5358</text:p>
          </table:table-cell>
          <table:table-cell office:value-type="float" office:value="-4.34337">
            <text:p>-4.34337</text:p>
          </table:table-cell>
          <table:table-cell office:value-type="float" office:value="249.343">
            <text:p>249.3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568">
            <text:p>41.5568</text:p>
          </table:table-cell>
          <table:table-cell office:value-type="float" office:value="-4.30717">
            <text:p>-4.30717</text:p>
          </table:table-cell>
          <table:table-cell office:value-type="float" office:value="249.307">
            <text:p>249.3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846">
            <text:p>41.5846</text:p>
          </table:table-cell>
          <table:table-cell office:value-type="float" office:value="-4.25937">
            <text:p>-4.25937</text:p>
          </table:table-cell>
          <table:table-cell office:value-type="float" office:value="249.259">
            <text:p>249.2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157">
            <text:p>41.6157</text:p>
          </table:table-cell>
          <table:table-cell office:value-type="float" office:value="-4.20587">
            <text:p>-4.20587</text:p>
          </table:table-cell>
          <table:table-cell office:value-type="float" office:value="249.206">
            <text:p>249.2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445">
            <text:p>41.6445</text:p>
          </table:table-cell>
          <table:table-cell office:value-type="float" office:value="-4.15646">
            <text:p>-4.15646</text:p>
          </table:table-cell>
          <table:table-cell office:value-type="float" office:value="249.156">
            <text:p>249.1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718">
            <text:p>41.6718</text:p>
          </table:table-cell>
          <table:table-cell office:value-type="float" office:value="-4.1097">
            <text:p>-4.1097</text:p>
          </table:table-cell>
          <table:table-cell office:value-type="float" office:value="249.11">
            <text:p>249.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95">
            <text:p>41.695</text:p>
          </table:table-cell>
          <table:table-cell office:value-type="float" office:value="-4.06972">
            <text:p>-4.06972</text:p>
          </table:table-cell>
          <table:table-cell office:value-type="float" office:value="249.07">
            <text:p>249.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151">
            <text:p>41.7151</text:p>
          </table:table-cell>
          <table:table-cell office:value-type="float" office:value="-4.03517">
            <text:p>-4.03517</text:p>
          </table:table-cell>
          <table:table-cell office:value-type="float" office:value="249.035">
            <text:p>249.0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357">
            <text:p>41.7357</text:p>
          </table:table-cell>
          <table:table-cell office:value-type="float" office:value="-3.99991">
            <text:p>-3.99991</text:p>
          </table:table-cell>
          <table:table-cell office:value-type="float" office:value="249">
            <text:p>2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568">
            <text:p>41.7568</text:p>
          </table:table-cell>
          <table:table-cell office:value-type="float" office:value="-3.96382">
            <text:p>-3.96382</text:p>
          </table:table-cell>
          <table:table-cell office:value-type="float" office:value="248.964">
            <text:p>248.9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779">
            <text:p>41.7779</text:p>
          </table:table-cell>
          <table:table-cell office:value-type="float" office:value="-3.92769">
            <text:p>-3.92769</text:p>
          </table:table-cell>
          <table:table-cell office:value-type="float" office:value="248.928">
            <text:p>248.9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063">
            <text:p>41.8063</text:p>
          </table:table-cell>
          <table:table-cell office:value-type="float" office:value="-3.87906">
            <text:p>-3.87906</text:p>
          </table:table-cell>
          <table:table-cell office:value-type="float" office:value="248.879">
            <text:p>248.8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361">
            <text:p>41.8361</text:p>
          </table:table-cell>
          <table:table-cell office:value-type="float" office:value="-3.82809">
            <text:p>-3.82809</text:p>
          </table:table-cell>
          <table:table-cell office:value-type="float" office:value="248.828">
            <text:p>248.8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565">
            <text:p>41.8565</text:p>
          </table:table-cell>
          <table:table-cell office:value-type="float" office:value="-3.79344">
            <text:p>-3.79344</text:p>
          </table:table-cell>
          <table:table-cell office:value-type="float" office:value="248.793">
            <text:p>248.7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851">
            <text:p>41.8851</text:p>
          </table:table-cell>
          <table:table-cell office:value-type="float" office:value="-3.74472">
            <text:p>-3.74472</text:p>
          </table:table-cell>
          <table:table-cell office:value-type="float" office:value="248.745">
            <text:p>248.7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08">
            <text:p>41.908</text:p>
          </table:table-cell>
          <table:table-cell office:value-type="float" office:value="-3.70564">
            <text:p>-3.70564</text:p>
          </table:table-cell>
          <table:table-cell office:value-type="float" office:value="248.706">
            <text:p>248.7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288">
            <text:p>41.9288</text:p>
          </table:table-cell>
          <table:table-cell office:value-type="float" office:value="-3.67024">
            <text:p>-3.67024</text:p>
          </table:table-cell>
          <table:table-cell office:value-type="float" office:value="248.67">
            <text:p>248.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569">
            <text:p>41.9569</text:p>
          </table:table-cell>
          <table:table-cell office:value-type="float" office:value="-3.62256">
            <text:p>-3.62256</text:p>
          </table:table-cell>
          <table:table-cell office:value-type="float" office:value="248.623">
            <text:p>248.6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811">
            <text:p>41.9811</text:p>
          </table:table-cell>
          <table:table-cell office:value-type="float" office:value="-3.58153">
            <text:p>-3.58153</text:p>
          </table:table-cell>
          <table:table-cell office:value-type="float" office:value="248.582">
            <text:p>248.5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023">
            <text:p>42.0023</text:p>
          </table:table-cell>
          <table:table-cell office:value-type="float" office:value="-3.5455">
            <text:p>-3.5455</text:p>
          </table:table-cell>
          <table:table-cell office:value-type="float" office:value="248.546">
            <text:p>248.5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229">
            <text:p>42.0229</text:p>
          </table:table-cell>
          <table:table-cell office:value-type="float" office:value="-3.51057">
            <text:p>-3.51057</text:p>
          </table:table-cell>
          <table:table-cell office:value-type="float" office:value="248.511">
            <text:p>248.5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551">
            <text:p>42.0551</text:p>
          </table:table-cell>
          <table:table-cell office:value-type="float" office:value="-3.45619">
            <text:p>-3.45619</text:p>
          </table:table-cell>
          <table:table-cell office:value-type="float" office:value="248.456">
            <text:p>248.4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753">
            <text:p>42.0753</text:p>
          </table:table-cell>
          <table:table-cell office:value-type="float" office:value="-3.42209">
            <text:p>-3.42209</text:p>
          </table:table-cell>
          <table:table-cell office:value-type="float" office:value="248.422">
            <text:p>248.4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967">
            <text:p>42.0967</text:p>
          </table:table-cell>
          <table:table-cell office:value-type="float" office:value="-3.38588">
            <text:p>-3.38588</text:p>
          </table:table-cell>
          <table:table-cell office:value-type="float" office:value="248.386">
            <text:p>248.3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285">
            <text:p>42.1285</text:p>
          </table:table-cell>
          <table:table-cell office:value-type="float" office:value="-3.33232">
            <text:p>-3.33232</text:p>
          </table:table-cell>
          <table:table-cell office:value-type="float" office:value="248.332">
            <text:p>248.3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577">
            <text:p>42.1577</text:p>
          </table:table-cell>
          <table:table-cell office:value-type="float" office:value="-3.28329">
            <text:p>-3.28329</text:p>
          </table:table-cell>
          <table:table-cell office:value-type="float" office:value="248.283">
            <text:p>248.2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862">
            <text:p>42.1862</text:p>
          </table:table-cell>
          <table:table-cell office:value-type="float" office:value="-3.23538">
            <text:p>-3.23538</text:p>
          </table:table-cell>
          <table:table-cell office:value-type="float" office:value="248.235">
            <text:p>248.2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181">
            <text:p>42.2181</text:p>
          </table:table-cell>
          <table:table-cell office:value-type="float" office:value="-3.18187">
            <text:p>-3.18187</text:p>
          </table:table-cell>
          <table:table-cell office:value-type="float" office:value="248.182">
            <text:p>248.1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48">
            <text:p>42.248</text:p>
          </table:table-cell>
          <table:table-cell office:value-type="float" office:value="-3.13187">
            <text:p>-3.13187</text:p>
          </table:table-cell>
          <table:table-cell office:value-type="float" office:value="248.132">
            <text:p>248.1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778">
            <text:p>42.2778</text:p>
          </table:table-cell>
          <table:table-cell office:value-type="float" office:value="-3.08221">
            <text:p>-3.08221</text:p>
          </table:table-cell>
          <table:table-cell office:value-type="float" office:value="248.082">
            <text:p>248.0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005">
            <text:p>42.3005</text:p>
          </table:table-cell>
          <table:table-cell office:value-type="float" office:value="-3.04416">
            <text:p>-3.04416</text:p>
          </table:table-cell>
          <table:table-cell office:value-type="float" office:value="248.044">
            <text:p>248.0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304">
            <text:p>42.3304</text:p>
          </table:table-cell>
          <table:table-cell office:value-type="float" office:value="-2.99446">
            <text:p>-2.99446</text:p>
          </table:table-cell>
          <table:table-cell office:value-type="float" office:value="247.994">
            <text:p>247.9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506">
            <text:p>42.3506</text:p>
          </table:table-cell>
          <table:table-cell office:value-type="float" office:value="-2.96075">
            <text:p>-2.96075</text:p>
          </table:table-cell>
          <table:table-cell office:value-type="float" office:value="247.961">
            <text:p>247.9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731">
            <text:p>42.3731</text:p>
          </table:table-cell>
          <table:table-cell office:value-type="float" office:value="-2.92342">
            <text:p>-2.92342</text:p>
          </table:table-cell>
          <table:table-cell office:value-type="float" office:value="247.923">
            <text:p>247.9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026">
            <text:p>42.4026</text:p>
          </table:table-cell>
          <table:table-cell office:value-type="float" office:value="-2.87448">
            <text:p>-2.87448</text:p>
          </table:table-cell>
          <table:table-cell office:value-type="float" office:value="247.874">
            <text:p>247.8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359">
            <text:p>42.4359</text:p>
          </table:table-cell>
          <table:table-cell office:value-type="float" office:value="-2.81937">
            <text:p>-2.81937</text:p>
          </table:table-cell>
          <table:table-cell office:value-type="float" office:value="247.819">
            <text:p>247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658">
            <text:p>42.4658</text:p>
          </table:table-cell>
          <table:table-cell office:value-type="float" office:value="-2.77005">
            <text:p>-2.77005</text:p>
          </table:table-cell>
          <table:table-cell office:value-type="float" office:value="247.77">
            <text:p>247.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858">
            <text:p>42.4858</text:p>
          </table:table-cell>
          <table:table-cell office:value-type="float" office:value="-2.737">
            <text:p>-2.737</text:p>
          </table:table-cell>
          <table:table-cell office:value-type="float" office:value="247.737">
            <text:p>247.7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077">
            <text:p>42.5077</text:p>
          </table:table-cell>
          <table:table-cell office:value-type="float" office:value="-2.70091">
            <text:p>-2.70091</text:p>
          </table:table-cell>
          <table:table-cell office:value-type="float" office:value="247.701">
            <text:p>247.7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295">
            <text:p>42.5295</text:p>
          </table:table-cell>
          <table:table-cell office:value-type="float" office:value="-2.66504">
            <text:p>-2.66504</text:p>
          </table:table-cell>
          <table:table-cell office:value-type="float" office:value="247.665">
            <text:p>247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571">
            <text:p>42.5571</text:p>
          </table:table-cell>
          <table:table-cell office:value-type="float" office:value="-2.61969">
            <text:p>-2.61969</text:p>
          </table:table-cell>
          <table:table-cell office:value-type="float" office:value="247.62">
            <text:p>247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894">
            <text:p>42.5894</text:p>
          </table:table-cell>
          <table:table-cell office:value-type="float" office:value="-2.56683">
            <text:p>-2.56683</text:p>
          </table:table-cell>
          <table:table-cell office:value-type="float" office:value="247.567">
            <text:p>247.5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167">
            <text:p>42.6167</text:p>
          </table:table-cell>
          <table:table-cell office:value-type="float" office:value="-2.52214">
            <text:p>-2.52214</text:p>
          </table:table-cell>
          <table:table-cell office:value-type="float" office:value="247.522">
            <text:p>247.5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449">
            <text:p>42.6449</text:p>
          </table:table-cell>
          <table:table-cell office:value-type="float" office:value="-2.47614">
            <text:p>-2.47614</text:p>
          </table:table-cell>
          <table:table-cell office:value-type="float" office:value="247.476">
            <text:p>247.4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678">
            <text:p>42.6678</text:p>
          </table:table-cell>
          <table:table-cell office:value-type="float" office:value="-2.43889">
            <text:p>-2.43889</text:p>
          </table:table-cell>
          <table:table-cell office:value-type="float" office:value="247.439">
            <text:p>247.4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956">
            <text:p>42.6956</text:p>
          </table:table-cell>
          <table:table-cell office:value-type="float" office:value="-2.39363">
            <text:p>-2.39363</text:p>
          </table:table-cell>
          <table:table-cell office:value-type="float" office:value="247.394">
            <text:p>247.3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232">
            <text:p>42.7232</text:p>
          </table:table-cell>
          <table:table-cell office:value-type="float" office:value="-2.34886">
            <text:p>-2.34886</text:p>
          </table:table-cell>
          <table:table-cell office:value-type="float" office:value="247.349">
            <text:p>247.3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448">
            <text:p>42.7448</text:p>
          </table:table-cell>
          <table:table-cell office:value-type="float" office:value="-2.31383">
            <text:p>-2.31383</text:p>
          </table:table-cell>
          <table:table-cell office:value-type="float" office:value="247.314">
            <text:p>247.3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737">
            <text:p>42.7737</text:p>
          </table:table-cell>
          <table:table-cell office:value-type="float" office:value="-2.26711">
            <text:p>-2.26711</text:p>
          </table:table-cell>
          <table:table-cell office:value-type="float" office:value="247.267">
            <text:p>247.2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054">
            <text:p>42.8054</text:p>
          </table:table-cell>
          <table:table-cell office:value-type="float" office:value="-2.21608">
            <text:p>-2.21608</text:p>
          </table:table-cell>
          <table:table-cell office:value-type="float" office:value="247.216">
            <text:p>247.2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294">
            <text:p>42.8294</text:p>
          </table:table-cell>
          <table:table-cell office:value-type="float" office:value="-2.17731">
            <text:p>-2.17731</text:p>
          </table:table-cell>
          <table:table-cell office:value-type="float" office:value="247.177">
            <text:p>247.1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502">
            <text:p>42.8502</text:p>
          </table:table-cell>
          <table:table-cell office:value-type="float" office:value="-2.14386">
            <text:p>-2.14386</text:p>
          </table:table-cell>
          <table:table-cell office:value-type="float" office:value="247.144">
            <text:p>247.1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815">
            <text:p>42.8815</text:p>
          </table:table-cell>
          <table:table-cell office:value-type="float" office:value="-2.09369">
            <text:p>-2.09369</text:p>
          </table:table-cell>
          <table:table-cell office:value-type="float" office:value="247.094">
            <text:p>247.0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106">
            <text:p>42.9106</text:p>
          </table:table-cell>
          <table:table-cell office:value-type="float" office:value="-2.04716">
            <text:p>-2.04716</text:p>
          </table:table-cell>
          <table:table-cell office:value-type="float" office:value="247.047">
            <text:p>247.0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376">
            <text:p>42.9376</text:p>
          </table:table-cell>
          <table:table-cell office:value-type="float" office:value="-2.0041">
            <text:p>-2.0041</text:p>
          </table:table-cell>
          <table:table-cell office:value-type="float" office:value="247.004">
            <text:p>247.0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622">
            <text:p>42.9622</text:p>
          </table:table-cell>
          <table:table-cell office:value-type="float" office:value="-1.96489">
            <text:p>-1.96489</text:p>
          </table:table-cell>
          <table:table-cell office:value-type="float" office:value="246.965">
            <text:p>246.9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93">
            <text:p>42.993</text:p>
          </table:table-cell>
          <table:table-cell office:value-type="float" office:value="-1.91586">
            <text:p>-1.91586</text:p>
          </table:table-cell>
          <table:table-cell office:value-type="float" office:value="246.916">
            <text:p>246.9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2">
            <text:p>43.02</text:p>
          </table:table-cell>
          <table:table-cell office:value-type="float" office:value="-1.87299">
            <text:p>-1.87299</text:p>
          </table:table-cell>
          <table:table-cell office:value-type="float" office:value="246.873">
            <text:p>246.8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405">
            <text:p>43.0405</text:p>
          </table:table-cell>
          <table:table-cell office:value-type="float" office:value="-1.84041">
            <text:p>-1.84041</text:p>
          </table:table-cell>
          <table:table-cell office:value-type="float" office:value="246.84">
            <text:p>246.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694">
            <text:p>43.0694</text:p>
          </table:table-cell>
          <table:table-cell office:value-type="float" office:value="-1.7948">
            <text:p>-1.7948</text:p>
          </table:table-cell>
          <table:table-cell office:value-type="float" office:value="246.795">
            <text:p>246.7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921">
            <text:p>43.0921</text:p>
          </table:table-cell>
          <table:table-cell office:value-type="float" office:value="-1.75888">
            <text:p>-1.75888</text:p>
          </table:table-cell>
          <table:table-cell office:value-type="float" office:value="246.759">
            <text:p>246.7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218">
            <text:p>43.1218</text:p>
          </table:table-cell>
          <table:table-cell office:value-type="float" office:value="-1.7123">
            <text:p>-1.7123</text:p>
          </table:table-cell>
          <table:table-cell office:value-type="float" office:value="246.712">
            <text:p>246.7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5">
            <text:p>43.15</text:p>
          </table:table-cell>
          <table:table-cell office:value-type="float" office:value="-1.66806">
            <text:p>-1.66806</text:p>
          </table:table-cell>
          <table:table-cell office:value-type="float" office:value="246.668">
            <text:p>246.6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717">
            <text:p>43.1717</text:p>
          </table:table-cell>
          <table:table-cell office:value-type="float" office:value="-1.63388">
            <text:p>-1.63388</text:p>
          </table:table-cell>
          <table:table-cell office:value-type="float" office:value="246.634">
            <text:p>246.6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011">
            <text:p>43.2011</text:p>
          </table:table-cell>
          <table:table-cell office:value-type="float" office:value="-1.58789">
            <text:p>-1.58789</text:p>
          </table:table-cell>
          <table:table-cell office:value-type="float" office:value="246.588">
            <text:p>246.5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255">
            <text:p>43.2255</text:p>
          </table:table-cell>
          <table:table-cell office:value-type="float" office:value="-1.5497">
            <text:p>-1.5497</text:p>
          </table:table-cell>
          <table:table-cell office:value-type="float" office:value="246.55">
            <text:p>246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49">
            <text:p>43.249</text:p>
          </table:table-cell>
          <table:table-cell office:value-type="float" office:value="-1.51323">
            <text:p>-1.51323</text:p>
          </table:table-cell>
          <table:table-cell office:value-type="float" office:value="246.513">
            <text:p>246.5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706">
            <text:p>43.2706</text:p>
          </table:table-cell>
          <table:table-cell office:value-type="float" office:value="-1.47958">
            <text:p>-1.47958</text:p>
          </table:table-cell>
          <table:table-cell office:value-type="float" office:value="246.48">
            <text:p>246.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919">
            <text:p>43.2919</text:p>
          </table:table-cell>
          <table:table-cell office:value-type="float" office:value="-1.44635">
            <text:p>-1.44635</text:p>
          </table:table-cell>
          <table:table-cell office:value-type="float" office:value="246.446">
            <text:p>246.4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133">
            <text:p>43.3133</text:p>
          </table:table-cell>
          <table:table-cell office:value-type="float" office:value="-1.41316">
            <text:p>-1.41316</text:p>
          </table:table-cell>
          <table:table-cell office:value-type="float" office:value="246.413">
            <text:p>246.4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353">
            <text:p>43.3353</text:p>
          </table:table-cell>
          <table:table-cell office:value-type="float" office:value="-1.3791">
            <text:p>-1.3791</text:p>
          </table:table-cell>
          <table:table-cell office:value-type="float" office:value="246.379">
            <text:p>246.3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649">
            <text:p>43.3649</text:p>
          </table:table-cell>
          <table:table-cell office:value-type="float" office:value="-1.33328">
            <text:p>-1.33328</text:p>
          </table:table-cell>
          <table:table-cell office:value-type="float" office:value="246.333">
            <text:p>246.3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996">
            <text:p>43.3996</text:p>
          </table:table-cell>
          <table:table-cell office:value-type="float" office:value="-1.27975">
            <text:p>-1.27975</text:p>
          </table:table-cell>
          <table:table-cell office:value-type="float" office:value="246.28">
            <text:p>246.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291">
            <text:p>43.4291</text:p>
          </table:table-cell>
          <table:table-cell office:value-type="float" office:value="-1.23454">
            <text:p>-1.23454</text:p>
          </table:table-cell>
          <table:table-cell office:value-type="float" office:value="246.235">
            <text:p>246.2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592">
            <text:p>43.4592</text:p>
          </table:table-cell>
          <table:table-cell office:value-type="float" office:value="-1.18848">
            <text:p>-1.18848</text:p>
          </table:table-cell>
          <table:table-cell office:value-type="float" office:value="246.188">
            <text:p>246.1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815">
            <text:p>43.4815</text:p>
          </table:table-cell>
          <table:table-cell office:value-type="float" office:value="-1.15427">
            <text:p>-1.15427</text:p>
          </table:table-cell>
          <table:table-cell office:value-type="float" office:value="246.154">
            <text:p>246.1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018">
            <text:p>43.5018</text:p>
          </table:table-cell>
          <table:table-cell office:value-type="float" office:value="-1.12335">
            <text:p>-1.12335</text:p>
          </table:table-cell>
          <table:table-cell office:value-type="float" office:value="246.123">
            <text:p>246.1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225">
            <text:p>43.5225</text:p>
          </table:table-cell>
          <table:table-cell office:value-type="float" office:value="-1.09167">
            <text:p>-1.09167</text:p>
          </table:table-cell>
          <table:table-cell office:value-type="float" office:value="246.092">
            <text:p>246.0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455">
            <text:p>43.5455</text:p>
          </table:table-cell>
          <table:table-cell office:value-type="float" office:value="-1.05669">
            <text:p>-1.05669</text:p>
          </table:table-cell>
          <table:table-cell office:value-type="float" office:value="246.057">
            <text:p>246.0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739">
            <text:p>43.5739</text:p>
          </table:table-cell>
          <table:table-cell office:value-type="float" office:value="-1.01353">
            <text:p>-1.01353</text:p>
          </table:table-cell>
          <table:table-cell office:value-type="float" office:value="246.014">
            <text:p>246.0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02">
            <text:p>43.602</text:p>
          </table:table-cell>
          <table:table-cell office:value-type="float" office:value="-0.970963">
            <text:p>-0.970963</text:p>
          </table:table-cell>
          <table:table-cell office:value-type="float" office:value="245.971">
            <text:p>245.9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243">
            <text:p>43.6243</text:p>
          </table:table-cell>
          <table:table-cell office:value-type="float" office:value="-0.937241">
            <text:p>-0.937241</text:p>
          </table:table-cell>
          <table:table-cell office:value-type="float" office:value="245.937">
            <text:p>245.9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442">
            <text:p>43.6442</text:p>
          </table:table-cell>
          <table:table-cell office:value-type="float" office:value="-0.90712">
            <text:p>-0.90712</text:p>
          </table:table-cell>
          <table:table-cell office:value-type="float" office:value="245.907">
            <text:p>245.9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729">
            <text:p>43.6729</text:p>
          </table:table-cell>
          <table:table-cell office:value-type="float" office:value="-0.864029">
            <text:p>-0.864029</text:p>
          </table:table-cell>
          <table:table-cell office:value-type="float" office:value="245.864">
            <text:p>245.8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945">
            <text:p>43.6945</text:p>
          </table:table-cell>
          <table:table-cell office:value-type="float" office:value="-0.831436">
            <text:p>-0.831436</text:p>
          </table:table-cell>
          <table:table-cell office:value-type="float" office:value="245.831">
            <text:p>245.8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16">
            <text:p>43.716</text:p>
          </table:table-cell>
          <table:table-cell office:value-type="float" office:value="-0.799149">
            <text:p>-0.799149</text:p>
          </table:table-cell>
          <table:table-cell office:value-type="float" office:value="245.799">
            <text:p>245.7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447">
            <text:p>43.7447</text:p>
          </table:table-cell>
          <table:table-cell office:value-type="float" office:value="-0.756256">
            <text:p>-0.756256</text:p>
          </table:table-cell>
          <table:table-cell office:value-type="float" office:value="245.756">
            <text:p>245.7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652">
            <text:p>43.7652</text:p>
          </table:table-cell>
          <table:table-cell office:value-type="float" office:value="-0.725662">
            <text:p>-0.725662</text:p>
          </table:table-cell>
          <table:table-cell office:value-type="float" office:value="245.726">
            <text:p>245.7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891">
            <text:p>43.7891</text:p>
          </table:table-cell>
          <table:table-cell office:value-type="float" office:value="-0.689957">
            <text:p>-0.689957</text:p>
          </table:table-cell>
          <table:table-cell office:value-type="float" office:value="245.69">
            <text:p>245.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192">
            <text:p>43.8192</text:p>
          </table:table-cell>
          <table:table-cell office:value-type="float" office:value="-0.645126">
            <text:p>-0.645126</text:p>
          </table:table-cell>
          <table:table-cell office:value-type="float" office:value="245.645">
            <text:p>245.6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392">
            <text:p>43.8392</text:p>
          </table:table-cell>
          <table:table-cell office:value-type="float" office:value="-0.615448">
            <text:p>-0.615448</text:p>
          </table:table-cell>
          <table:table-cell office:value-type="float" office:value="245.615">
            <text:p>245.6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636">
            <text:p>43.8636</text:p>
          </table:table-cell>
          <table:table-cell office:value-type="float" office:value="-0.579147">
            <text:p>-0.579147</text:p>
          </table:table-cell>
          <table:table-cell office:value-type="float" office:value="245.579">
            <text:p>245.5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845">
            <text:p>43.8845</text:p>
          </table:table-cell>
          <table:table-cell office:value-type="float" office:value="-0.548264">
            <text:p>-0.548264</text:p>
          </table:table-cell>
          <table:table-cell office:value-type="float" office:value="245.548">
            <text:p>245.5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157">
            <text:p>43.9157</text:p>
          </table:table-cell>
          <table:table-cell office:value-type="float" office:value="-0.502075">
            <text:p>-0.502075</text:p>
          </table:table-cell>
          <table:table-cell office:value-type="float" office:value="245.502">
            <text:p>245.5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387">
            <text:p>43.9387</text:p>
          </table:table-cell>
          <table:table-cell office:value-type="float" office:value="-0.468201">
            <text:p>-0.468201</text:p>
          </table:table-cell>
          <table:table-cell office:value-type="float" office:value="245.468">
            <text:p>245.4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598">
            <text:p>43.9598</text:p>
          </table:table-cell>
          <table:table-cell office:value-type="float" office:value="-0.437027">
            <text:p>-0.437027</text:p>
          </table:table-cell>
          <table:table-cell office:value-type="float" office:value="245.437">
            <text:p>245.4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885">
            <text:p>43.9885</text:p>
          </table:table-cell>
          <table:table-cell office:value-type="float" office:value="-0.394958">
            <text:p>-0.394958</text:p>
          </table:table-cell>
          <table:table-cell office:value-type="float" office:value="245.395">
            <text:p>245.3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124">
            <text:p>44.0124</text:p>
          </table:table-cell>
          <table:table-cell office:value-type="float" office:value="-0.360016">
            <text:p>-0.360016</text:p>
          </table:table-cell>
          <table:table-cell office:value-type="float" office:value="245.36">
            <text:p>245.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406">
            <text:p>44.0406</text:p>
          </table:table-cell>
          <table:table-cell office:value-type="float" office:value="-0.318634">
            <text:p>-0.318634</text:p>
          </table:table-cell>
          <table:table-cell office:value-type="float" office:value="245.319">
            <text:p>245.3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722">
            <text:p>44.0722</text:p>
          </table:table-cell>
          <table:table-cell office:value-type="float" office:value="-0.272339">
            <text:p>-0.272339</text:p>
          </table:table-cell>
          <table:table-cell office:value-type="float" office:value="245.272">
            <text:p>245.2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003">
            <text:p>44.1003</text:p>
          </table:table-cell>
          <table:table-cell office:value-type="float" office:value="-0.231522">
            <text:p>-0.231522</text:p>
          </table:table-cell>
          <table:table-cell office:value-type="float" office:value="245.232">
            <text:p>245.2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203">
            <text:p>44.1203</text:p>
          </table:table-cell>
          <table:table-cell office:value-type="float" office:value="-0.202408">
            <text:p>-0.202408</text:p>
          </table:table-cell>
          <table:table-cell office:value-type="float" office:value="245.202">
            <text:p>245.2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492">
            <text:p>44.1492</text:p>
          </table:table-cell>
          <table:table-cell office:value-type="float" office:value="-0.160614">
            <text:p>-0.160614</text:p>
          </table:table-cell>
          <table:table-cell office:value-type="float" office:value="245.161">
            <text:p>245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773">
            <text:p>44.1773</text:p>
          </table:table-cell>
          <table:table-cell office:value-type="float" office:value="-0.119919">
            <text:p>-0.119919</text:p>
          </table:table-cell>
          <table:table-cell office:value-type="float" office:value="245.12">
            <text:p>245.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005">
            <text:p>44.2005</text:p>
          </table:table-cell>
          <table:table-cell office:value-type="float" office:value="-0.0864563">
            <text:p>-0.0864563</text:p>
          </table:table-cell>
          <table:table-cell office:value-type="float" office:value="245.086">
            <text:p>245.086</text:p>
          </table:table-cell>
          <table:table-cell office:value-type="float" office:value="-0.864563">
            <text:p>-0.8645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205">
            <text:p>44.2205</text:p>
          </table:table-cell>
          <table:table-cell office:value-type="float" office:value="-0.0576172">
            <text:p>-0.0576172</text:p>
          </table:table-cell>
          <table:table-cell office:value-type="float" office:value="245.058">
            <text:p>245.058</text:p>
          </table:table-cell>
          <table:table-cell office:value-type="float" office:value="-0.576172">
            <text:p>-0.5761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404">
            <text:p>44.2404</text:p>
          </table:table-cell>
          <table:table-cell office:value-type="float" office:value="-0.0290222">
            <text:p>-0.0290222</text:p>
          </table:table-cell>
          <table:table-cell office:value-type="float" office:value="245.029">
            <text:p>245.029</text:p>
          </table:table-cell>
          <table:table-cell office:value-type="float" office:value="-0.290222">
            <text:p>-0.29022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639">
            <text:p>44.2639</text:p>
          </table:table-cell>
          <table:table-cell office:value-type="float" office:value="0.00468445">
            <text:p>0.00468445</text:p>
          </table:table-cell>
          <table:table-cell office:value-type="float" office:value="244.995">
            <text:p>244.995</text:p>
          </table:table-cell>
          <table:table-cell office:value-type="float" office:value="0.0468445">
            <text:p>0.04684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85">
            <text:p>44.285</text:p>
          </table:table-cell>
          <table:table-cell office:value-type="float" office:value="0.0351105">
            <text:p>0.0351105</text:p>
          </table:table-cell>
          <table:table-cell office:value-type="float" office:value="244.965">
            <text:p>244.965</text:p>
          </table:table-cell>
          <table:table-cell office:value-type="float" office:value="0.351105">
            <text:p>0.3511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121">
            <text:p>44.3121</text:p>
          </table:table-cell>
          <table:table-cell office:value-type="float" office:value="0.0738831">
            <text:p>0.0738831</text:p>
          </table:table-cell>
          <table:table-cell office:value-type="float" office:value="244.926">
            <text:p>244.926</text:p>
          </table:table-cell>
          <table:table-cell office:value-type="float" office:value="0.738831">
            <text:p>0.7388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32">
            <text:p>44.332</text:p>
          </table:table-cell>
          <table:table-cell office:value-type="float" office:value="0.102448">
            <text:p>0.102448</text:p>
          </table:table-cell>
          <table:table-cell office:value-type="float" office:value="244.898">
            <text:p>244.8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544">
            <text:p>44.3544</text:p>
          </table:table-cell>
          <table:table-cell office:value-type="float" office:value="0.134323">
            <text:p>0.134323</text:p>
          </table:table-cell>
          <table:table-cell office:value-type="float" office:value="244.866">
            <text:p>244.8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846">
            <text:p>44.3846</text:p>
          </table:table-cell>
          <table:table-cell office:value-type="float" office:value="0.177399">
            <text:p>0.177399</text:p>
          </table:table-cell>
          <table:table-cell office:value-type="float" office:value="244.823">
            <text:p>244.8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151">
            <text:p>44.4151</text:p>
          </table:table-cell>
          <table:table-cell office:value-type="float" office:value="0.220734">
            <text:p>0.220734</text:p>
          </table:table-cell>
          <table:table-cell office:value-type="float" office:value="244.779">
            <text:p>244.7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455">
            <text:p>44.4455</text:p>
          </table:table-cell>
          <table:table-cell office:value-type="float" office:value="0.263672">
            <text:p>0.263672</text:p>
          </table:table-cell>
          <table:table-cell office:value-type="float" office:value="244.736">
            <text:p>244.7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661">
            <text:p>44.4661</text:p>
          </table:table-cell>
          <table:table-cell office:value-type="float" office:value="0.292892">
            <text:p>0.292892</text:p>
          </table:table-cell>
          <table:table-cell office:value-type="float" office:value="244.707">
            <text:p>244.7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881">
            <text:p>44.4881</text:p>
          </table:table-cell>
          <table:table-cell office:value-type="float" office:value="0.323898">
            <text:p>0.323898</text:p>
          </table:table-cell>
          <table:table-cell office:value-type="float" office:value="244.676">
            <text:p>244.6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098">
            <text:p>44.5098</text:p>
          </table:table-cell>
          <table:table-cell office:value-type="float" office:value="0.354553">
            <text:p>0.354553</text:p>
          </table:table-cell>
          <table:table-cell office:value-type="float" office:value="244.645">
            <text:p>244.6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3">
            <text:p>44.53</text:p>
          </table:table-cell>
          <table:table-cell office:value-type="float" office:value="0.382904">
            <text:p>0.382904</text:p>
          </table:table-cell>
          <table:table-cell office:value-type="float" office:value="244.617">
            <text:p>244.6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602">
            <text:p>44.5602</text:p>
          </table:table-cell>
          <table:table-cell office:value-type="float" office:value="0.42543">
            <text:p>0.42543</text:p>
          </table:table-cell>
          <table:table-cell office:value-type="float" office:value="244.575">
            <text:p>244.5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915">
            <text:p>44.5915</text:p>
          </table:table-cell>
          <table:table-cell office:value-type="float" office:value="0.469162">
            <text:p>0.469162</text:p>
          </table:table-cell>
          <table:table-cell office:value-type="float" office:value="244.531">
            <text:p>244.5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121">
            <text:p>44.6121</text:p>
          </table:table-cell>
          <table:table-cell office:value-type="float" office:value="0.498077">
            <text:p>0.498077</text:p>
          </table:table-cell>
          <table:table-cell office:value-type="float" office:value="244.502">
            <text:p>244.5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328">
            <text:p>44.6328</text:p>
          </table:table-cell>
          <table:table-cell office:value-type="float" office:value="0.52684">
            <text:p>0.52684</text:p>
          </table:table-cell>
          <table:table-cell office:value-type="float" office:value="244.473">
            <text:p>244.4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639">
            <text:p>44.6639</text:p>
          </table:table-cell>
          <table:table-cell office:value-type="float" office:value="0.570282">
            <text:p>0.570282</text:p>
          </table:table-cell>
          <table:table-cell office:value-type="float" office:value="244.43">
            <text:p>244.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841">
            <text:p>44.6841</text:p>
          </table:table-cell>
          <table:table-cell office:value-type="float" office:value="0.598526">
            <text:p>0.598526</text:p>
          </table:table-cell>
          <table:table-cell office:value-type="float" office:value="244.401">
            <text:p>244.4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047">
            <text:p>44.7047</text:p>
          </table:table-cell>
          <table:table-cell office:value-type="float" office:value="0.627075">
            <text:p>0.627075</text:p>
          </table:table-cell>
          <table:table-cell office:value-type="float" office:value="244.373">
            <text:p>244.3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248">
            <text:p>44.7248</text:p>
          </table:table-cell>
          <table:table-cell office:value-type="float" office:value="0.655029">
            <text:p>0.655029</text:p>
          </table:table-cell>
          <table:table-cell office:value-type="float" office:value="244.345">
            <text:p>244.3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48">
            <text:p>44.748</text:p>
          </table:table-cell>
          <table:table-cell office:value-type="float" office:value="0.687134">
            <text:p>0.687134</text:p>
          </table:table-cell>
          <table:table-cell office:value-type="float" office:value="244.313">
            <text:p>244.3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681">
            <text:p>44.7681</text:p>
          </table:table-cell>
          <table:table-cell office:value-type="float" office:value="0.715042">
            <text:p>0.715042</text:p>
          </table:table-cell>
          <table:table-cell office:value-type="float" office:value="244.285">
            <text:p>244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881">
            <text:p>44.7881</text:p>
          </table:table-cell>
          <table:table-cell office:value-type="float" office:value="0.742676">
            <text:p>0.742676</text:p>
          </table:table-cell>
          <table:table-cell office:value-type="float" office:value="244.257">
            <text:p>244.2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082">
            <text:p>44.8082</text:p>
          </table:table-cell>
          <table:table-cell office:value-type="float" office:value="0.770325">
            <text:p>0.770325</text:p>
          </table:table-cell>
          <table:table-cell office:value-type="float" office:value="244.23">
            <text:p>244.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386">
            <text:p>44.8386</text:p>
          </table:table-cell>
          <table:table-cell office:value-type="float" office:value="0.812134">
            <text:p>0.812134</text:p>
          </table:table-cell>
          <table:table-cell office:value-type="float" office:value="244.188">
            <text:p>244.1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668">
            <text:p>44.8668</text:p>
          </table:table-cell>
          <table:table-cell office:value-type="float" office:value="0.850922">
            <text:p>0.850922</text:p>
          </table:table-cell>
          <table:table-cell office:value-type="float" office:value="244.149">
            <text:p>244.1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882">
            <text:p>44.8882</text:p>
          </table:table-cell>
          <table:table-cell office:value-type="float" office:value="0.880356">
            <text:p>0.880356</text:p>
          </table:table-cell>
          <table:table-cell office:value-type="float" office:value="244.12">
            <text:p>244.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089">
            <text:p>44.9089</text:p>
          </table:table-cell>
          <table:table-cell office:value-type="float" office:value="0.908768">
            <text:p>0.908768</text:p>
          </table:table-cell>
          <table:table-cell office:value-type="float" office:value="244.091">
            <text:p>244.0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324">
            <text:p>44.9324</text:p>
          </table:table-cell>
          <table:table-cell office:value-type="float" office:value="0.940948">
            <text:p>0.940948</text:p>
          </table:table-cell>
          <table:table-cell office:value-type="float" office:value="244.059">
            <text:p>244.0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614">
            <text:p>44.9614</text:p>
          </table:table-cell>
          <table:table-cell office:value-type="float" office:value="0.980377">
            <text:p>0.980377</text:p>
          </table:table-cell>
          <table:table-cell office:value-type="float" office:value="244.02">
            <text:p>244.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911">
            <text:p>44.9911</text:p>
          </table:table-cell>
          <table:table-cell office:value-type="float" office:value="1.0209">
            <text:p>1.0209</text:p>
          </table:table-cell>
          <table:table-cell office:value-type="float" office:value="243.979">
            <text:p>243.9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132">
            <text:p>45.0132</text:p>
          </table:table-cell>
          <table:table-cell office:value-type="float" office:value="1.05095">
            <text:p>1.05095</text:p>
          </table:table-cell>
          <table:table-cell office:value-type="float" office:value="243.949">
            <text:p>243.9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335">
            <text:p>45.0335</text:p>
          </table:table-cell>
          <table:table-cell office:value-type="float" office:value="1.07843">
            <text:p>1.07843</text:p>
          </table:table-cell>
          <table:table-cell office:value-type="float" office:value="243.922">
            <text:p>243.9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544">
            <text:p>45.0544</text:p>
          </table:table-cell>
          <table:table-cell office:value-type="float" office:value="1.10663">
            <text:p>1.10663</text:p>
          </table:table-cell>
          <table:table-cell office:value-type="float" office:value="243.893">
            <text:p>243.8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829">
            <text:p>45.0829</text:p>
          </table:table-cell>
          <table:table-cell office:value-type="float" office:value="1.14523">
            <text:p>1.14523</text:p>
          </table:table-cell>
          <table:table-cell office:value-type="float" office:value="243.855">
            <text:p>243.8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06">
            <text:p>45.106</text:p>
          </table:table-cell>
          <table:table-cell office:value-type="float" office:value="1.17642">
            <text:p>1.17642</text:p>
          </table:table-cell>
          <table:table-cell office:value-type="float" office:value="243.824">
            <text:p>243.8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26">
            <text:p>45.126</text:p>
          </table:table-cell>
          <table:table-cell office:value-type="float" office:value="1.20329">
            <text:p>1.20329</text:p>
          </table:table-cell>
          <table:table-cell office:value-type="float" office:value="243.797">
            <text:p>243.7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461">
            <text:p>45.1461</text:p>
          </table:table-cell>
          <table:table-cell office:value-type="float" office:value="1.23027">
            <text:p>1.23027</text:p>
          </table:table-cell>
          <table:table-cell office:value-type="float" office:value="243.77">
            <text:p>243.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674">
            <text:p>45.1674</text:p>
          </table:table-cell>
          <table:table-cell office:value-type="float" office:value="1.25888">
            <text:p>1.25888</text:p>
          </table:table-cell>
          <table:table-cell office:value-type="float" office:value="243.741">
            <text:p>243.7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973">
            <text:p>45.1973</text:p>
          </table:table-cell>
          <table:table-cell office:value-type="float" office:value="1.29895">
            <text:p>1.29895</text:p>
          </table:table-cell>
          <table:table-cell office:value-type="float" office:value="243.701">
            <text:p>243.7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27">
            <text:p>45.227</text:p>
          </table:table-cell>
          <table:table-cell office:value-type="float" office:value="1.33861">
            <text:p>1.33861</text:p>
          </table:table-cell>
          <table:table-cell office:value-type="float" office:value="243.661">
            <text:p>243.6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565">
            <text:p>45.2565</text:p>
          </table:table-cell>
          <table:table-cell office:value-type="float" office:value="1.37801">
            <text:p>1.37801</text:p>
          </table:table-cell>
          <table:table-cell office:value-type="float" office:value="243.622">
            <text:p>243.6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888">
            <text:p>45.2888</text:p>
          </table:table-cell>
          <table:table-cell office:value-type="float" office:value="1.42091">
            <text:p>1.42091</text:p>
          </table:table-cell>
          <table:table-cell office:value-type="float" office:value="243.579">
            <text:p>243.5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088">
            <text:p>45.3088</text:p>
          </table:table-cell>
          <table:table-cell office:value-type="float" office:value="1.44757">
            <text:p>1.44757</text:p>
          </table:table-cell>
          <table:table-cell office:value-type="float" office:value="243.552">
            <text:p>243.5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367">
            <text:p>45.3367</text:p>
          </table:table-cell>
          <table:table-cell office:value-type="float" office:value="1.48468">
            <text:p>1.48468</text:p>
          </table:table-cell>
          <table:table-cell office:value-type="float" office:value="243.515">
            <text:p>243.5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578">
            <text:p>45.3578</text:p>
          </table:table-cell>
          <table:table-cell office:value-type="float" office:value="1.51247">
            <text:p>1.51247</text:p>
          </table:table-cell>
          <table:table-cell office:value-type="float" office:value="243.488">
            <text:p>243.4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786">
            <text:p>45.3786</text:p>
          </table:table-cell>
          <table:table-cell office:value-type="float" office:value="1.53983">
            <text:p>1.53983</text:p>
          </table:table-cell>
          <table:table-cell office:value-type="float" office:value="243.46">
            <text:p>243.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99">
            <text:p>45.399</text:p>
          </table:table-cell>
          <table:table-cell office:value-type="float" office:value="1.56679">
            <text:p>1.56679</text:p>
          </table:table-cell>
          <table:table-cell office:value-type="float" office:value="243.433">
            <text:p>243.4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195">
            <text:p>45.4195</text:p>
          </table:table-cell>
          <table:table-cell office:value-type="float" office:value="1.59369">
            <text:p>1.59369</text:p>
          </table:table-cell>
          <table:table-cell office:value-type="float" office:value="243.406">
            <text:p>243.4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483">
            <text:p>45.4483</text:p>
          </table:table-cell>
          <table:table-cell office:value-type="float" office:value="1.6315">
            <text:p>1.6315</text:p>
          </table:table-cell>
          <table:table-cell office:value-type="float" office:value="243.368">
            <text:p>243.3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695">
            <text:p>45.4695</text:p>
          </table:table-cell>
          <table:table-cell office:value-type="float" office:value="1.65944">
            <text:p>1.65944</text:p>
          </table:table-cell>
          <table:table-cell office:value-type="float" office:value="243.341">
            <text:p>243.3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968">
            <text:p>45.4968</text:p>
          </table:table-cell>
          <table:table-cell office:value-type="float" office:value="1.69507">
            <text:p>1.69507</text:p>
          </table:table-cell>
          <table:table-cell office:value-type="float" office:value="243.305">
            <text:p>243.3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195">
            <text:p>45.5195</text:p>
          </table:table-cell>
          <table:table-cell office:value-type="float" office:value="1.72458">
            <text:p>1.72458</text:p>
          </table:table-cell>
          <table:table-cell office:value-type="float" office:value="243.275">
            <text:p>243.2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402">
            <text:p>45.5402</text:p>
          </table:table-cell>
          <table:table-cell office:value-type="float" office:value="1.75156">
            <text:p>1.75156</text:p>
          </table:table-cell>
          <table:table-cell office:value-type="float" office:value="243.248">
            <text:p>243.2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685">
            <text:p>45.5685</text:p>
          </table:table-cell>
          <table:table-cell office:value-type="float" office:value="1.78822">
            <text:p>1.78822</text:p>
          </table:table-cell>
          <table:table-cell office:value-type="float" office:value="243.212">
            <text:p>243.2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978">
            <text:p>45.5978</text:p>
          </table:table-cell>
          <table:table-cell office:value-type="float" office:value="1.82594">
            <text:p>1.82594</text:p>
          </table:table-cell>
          <table:table-cell office:value-type="float" office:value="243.174">
            <text:p>243.1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252">
            <text:p>45.6252</text:p>
          </table:table-cell>
          <table:table-cell office:value-type="float" office:value="1.8611">
            <text:p>1.8611</text:p>
          </table:table-cell>
          <table:table-cell office:value-type="float" office:value="243.139">
            <text:p>243.1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462">
            <text:p>45.6462</text:p>
          </table:table-cell>
          <table:table-cell office:value-type="float" office:value="1.88789">
            <text:p>1.88789</text:p>
          </table:table-cell>
          <table:table-cell office:value-type="float" office:value="243.112">
            <text:p>243.1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744">
            <text:p>45.6744</text:p>
          </table:table-cell>
          <table:table-cell office:value-type="float" office:value="1.92401">
            <text:p>1.92401</text:p>
          </table:table-cell>
          <table:table-cell office:value-type="float" office:value="243.076">
            <text:p>243.0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015">
            <text:p>45.7015</text:p>
          </table:table-cell>
          <table:table-cell office:value-type="float" office:value="1.95839">
            <text:p>1.95839</text:p>
          </table:table-cell>
          <table:table-cell office:value-type="float" office:value="243.042">
            <text:p>243.0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303">
            <text:p>45.7303</text:p>
          </table:table-cell>
          <table:table-cell office:value-type="float" office:value="1.99483">
            <text:p>1.99483</text:p>
          </table:table-cell>
          <table:table-cell office:value-type="float" office:value="243.005">
            <text:p>243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578">
            <text:p>45.7578</text:p>
          </table:table-cell>
          <table:table-cell office:value-type="float" office:value="2.02954">
            <text:p>2.02954</text:p>
          </table:table-cell>
          <table:table-cell office:value-type="float" office:value="242.97">
            <text:p>242.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781">
            <text:p>45.7781</text:p>
          </table:table-cell>
          <table:table-cell office:value-type="float" office:value="2.05511">
            <text:p>2.05511</text:p>
          </table:table-cell>
          <table:table-cell office:value-type="float" office:value="242.945">
            <text:p>242.9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034">
            <text:p>45.8034</text:p>
          </table:table-cell>
          <table:table-cell office:value-type="float" office:value="2.08664">
            <text:p>2.08664</text:p>
          </table:table-cell>
          <table:table-cell office:value-type="float" office:value="242.913">
            <text:p>242.9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235">
            <text:p>45.8235</text:p>
          </table:table-cell>
          <table:table-cell office:value-type="float" office:value="2.11177">
            <text:p>2.11177</text:p>
          </table:table-cell>
          <table:table-cell office:value-type="float" office:value="242.888">
            <text:p>242.8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434">
            <text:p>45.8434</text:p>
          </table:table-cell>
          <table:table-cell office:value-type="float" office:value="2.13649">
            <text:p>2.13649</text:p>
          </table:table-cell>
          <table:table-cell office:value-type="float" office:value="242.864">
            <text:p>242.8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74">
            <text:p>45.874</text:p>
          </table:table-cell>
          <table:table-cell office:value-type="float" office:value="2.17416">
            <text:p>2.17416</text:p>
          </table:table-cell>
          <table:table-cell office:value-type="float" office:value="242.826">
            <text:p>242.8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956">
            <text:p>45.8956</text:p>
          </table:table-cell>
          <table:table-cell office:value-type="float" office:value="2.20059">
            <text:p>2.20059</text:p>
          </table:table-cell>
          <table:table-cell office:value-type="float" office:value="242.799">
            <text:p>242.7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232">
            <text:p>45.9232</text:p>
          </table:table-cell>
          <table:table-cell office:value-type="float" office:value="2.23438">
            <text:p>2.23438</text:p>
          </table:table-cell>
          <table:table-cell office:value-type="float" office:value="242.766">
            <text:p>242.7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516">
            <text:p>45.9516</text:p>
          </table:table-cell>
          <table:table-cell office:value-type="float" office:value="2.26894">
            <text:p>2.26894</text:p>
          </table:table-cell>
          <table:table-cell office:value-type="float" office:value="242.731">
            <text:p>242.7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794">
            <text:p>45.9794</text:p>
          </table:table-cell>
          <table:table-cell office:value-type="float" office:value="2.30249">
            <text:p>2.30249</text:p>
          </table:table-cell>
          <table:table-cell office:value-type="float" office:value="242.698">
            <text:p>242.6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09">
            <text:p>46.009</text:p>
          </table:table-cell>
          <table:table-cell office:value-type="float" office:value="2.33789">
            <text:p>2.33789</text:p>
          </table:table-cell>
          <table:table-cell office:value-type="float" office:value="242.662">
            <text:p>242.6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364">
            <text:p>46.0364</text:p>
          </table:table-cell>
          <table:table-cell office:value-type="float" office:value="2.37065">
            <text:p>2.37065</text:p>
          </table:table-cell>
          <table:table-cell office:value-type="float" office:value="242.629">
            <text:p>242.6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635">
            <text:p>46.0635</text:p>
          </table:table-cell>
          <table:table-cell office:value-type="float" office:value="2.40257">
            <text:p>2.40257</text:p>
          </table:table-cell>
          <table:table-cell office:value-type="float" office:value="242.597">
            <text:p>242.5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867">
            <text:p>46.0867</text:p>
          </table:table-cell>
          <table:table-cell office:value-type="float" office:value="2.42987">
            <text:p>2.42987</text:p>
          </table:table-cell>
          <table:table-cell office:value-type="float" office:value="242.57">
            <text:p>242.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072">
            <text:p>46.1072</text:p>
          </table:table-cell>
          <table:table-cell office:value-type="float" office:value="2.45377">
            <text:p>2.45377</text:p>
          </table:table-cell>
          <table:table-cell office:value-type="float" office:value="242.546">
            <text:p>242.5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349">
            <text:p>46.1349</text:p>
          </table:table-cell>
          <table:table-cell office:value-type="float" office:value="2.48592">
            <text:p>2.48592</text:p>
          </table:table-cell>
          <table:table-cell office:value-type="float" office:value="242.514">
            <text:p>242.5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639">
            <text:p>46.1639</text:p>
          </table:table-cell>
          <table:table-cell office:value-type="float" office:value="2.51924">
            <text:p>2.51924</text:p>
          </table:table-cell>
          <table:table-cell office:value-type="float" office:value="242.481">
            <text:p>242.4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923">
            <text:p>46.1923</text:p>
          </table:table-cell>
          <table:table-cell office:value-type="float" office:value="2.55168">
            <text:p>2.55168</text:p>
          </table:table-cell>
          <table:table-cell office:value-type="float" office:value="242.448">
            <text:p>242.4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2">
            <text:p>46.22</text:p>
          </table:table-cell>
          <table:table-cell office:value-type="float" office:value="2.58311">
            <text:p>2.58311</text:p>
          </table:table-cell>
          <table:table-cell office:value-type="float" office:value="242.417">
            <text:p>242.4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49">
            <text:p>46.249</text:p>
          </table:table-cell>
          <table:table-cell office:value-type="float" office:value="2.61549">
            <text:p>2.61549</text:p>
          </table:table-cell>
          <table:table-cell office:value-type="float" office:value="242.385">
            <text:p>242.3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713">
            <text:p>46.2713</text:p>
          </table:table-cell>
          <table:table-cell office:value-type="float" office:value="2.64032">
            <text:p>2.64032</text:p>
          </table:table-cell>
          <table:table-cell office:value-type="float" office:value="242.36">
            <text:p>242.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001">
            <text:p>46.3001</text:p>
          </table:table-cell>
          <table:table-cell office:value-type="float" office:value="2.6722">
            <text:p>2.6722</text:p>
          </table:table-cell>
          <table:table-cell office:value-type="float" office:value="242.328">
            <text:p>242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303">
            <text:p>46.3303</text:p>
          </table:table-cell>
          <table:table-cell office:value-type="float" office:value="2.70522">
            <text:p>2.70522</text:p>
          </table:table-cell>
          <table:table-cell office:value-type="float" office:value="242.295">
            <text:p>242.2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586">
            <text:p>46.3586</text:p>
          </table:table-cell>
          <table:table-cell office:value-type="float" office:value="2.73573">
            <text:p>2.73573</text:p>
          </table:table-cell>
          <table:table-cell office:value-type="float" office:value="242.264">
            <text:p>242.2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873">
            <text:p>46.3873</text:p>
          </table:table-cell>
          <table:table-cell office:value-type="float" office:value="2.76648">
            <text:p>2.76648</text:p>
          </table:table-cell>
          <table:table-cell office:value-type="float" office:value="242.234">
            <text:p>242.2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152">
            <text:p>46.4152</text:p>
          </table:table-cell>
          <table:table-cell office:value-type="float" office:value="2.79608">
            <text:p>2.79608</text:p>
          </table:table-cell>
          <table:table-cell office:value-type="float" office:value="242.204">
            <text:p>242.2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428">
            <text:p>46.4428</text:p>
          </table:table-cell>
          <table:table-cell office:value-type="float" office:value="2.82489">
            <text:p>2.82489</text:p>
          </table:table-cell>
          <table:table-cell office:value-type="float" office:value="242.175">
            <text:p>242.1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705">
            <text:p>46.4705</text:p>
          </table:table-cell>
          <table:table-cell office:value-type="float" office:value="2.85359">
            <text:p>2.85359</text:p>
          </table:table-cell>
          <table:table-cell office:value-type="float" office:value="242.146">
            <text:p>242.1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92">
            <text:p>46.492</text:p>
          </table:table-cell>
          <table:table-cell office:value-type="float" office:value="2.87566">
            <text:p>2.87566</text:p>
          </table:table-cell>
          <table:table-cell office:value-type="float" office:value="242.124">
            <text:p>242.1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214">
            <text:p>46.5214</text:p>
          </table:table-cell>
          <table:table-cell office:value-type="float" office:value="2.90543">
            <text:p>2.90543</text:p>
          </table:table-cell>
          <table:table-cell office:value-type="float" office:value="242.095">
            <text:p>242.0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49">
            <text:p>46.549</text:p>
          </table:table-cell>
          <table:table-cell office:value-type="float" office:value="2.93312">
            <text:p>2.93312</text:p>
          </table:table-cell>
          <table:table-cell office:value-type="float" office:value="242.067">
            <text:p>242.0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775">
            <text:p>46.5775</text:p>
          </table:table-cell>
          <table:table-cell office:value-type="float" office:value="2.96121">
            <text:p>2.96121</text:p>
          </table:table-cell>
          <table:table-cell office:value-type="float" office:value="242.039">
            <text:p>242.0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054">
            <text:p>46.6054</text:p>
          </table:table-cell>
          <table:table-cell office:value-type="float" office:value="2.98842">
            <text:p>2.98842</text:p>
          </table:table-cell>
          <table:table-cell office:value-type="float" office:value="242.012">
            <text:p>242.0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332">
            <text:p>46.6332</text:p>
          </table:table-cell>
          <table:table-cell office:value-type="float" office:value="3.01511">
            <text:p>3.01511</text:p>
          </table:table-cell>
          <table:table-cell office:value-type="float" office:value="241.985">
            <text:p>241.9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551">
            <text:p>46.6551</text:p>
          </table:table-cell>
          <table:table-cell office:value-type="float" office:value="3.03587">
            <text:p>3.03587</text:p>
          </table:table-cell>
          <table:table-cell office:value-type="float" office:value="241.964">
            <text:p>241.9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76">
            <text:p>46.676</text:p>
          </table:table-cell>
          <table:table-cell office:value-type="float" office:value="3.0555">
            <text:p>3.0555</text:p>
          </table:table-cell>
          <table:table-cell office:value-type="float" office:value="241.945">
            <text:p>241.9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966">
            <text:p>46.6966</text:p>
          </table:table-cell>
          <table:table-cell office:value-type="float" office:value="3.07458">
            <text:p>3.07458</text:p>
          </table:table-cell>
          <table:table-cell office:value-type="float" office:value="241.925">
            <text:p>241.9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17">
            <text:p>46.717</text:p>
          </table:table-cell>
          <table:table-cell office:value-type="float" office:value="3.09334">
            <text:p>3.09334</text:p>
          </table:table-cell>
          <table:table-cell office:value-type="float" office:value="241.907">
            <text:p>241.9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463">
            <text:p>46.7463</text:p>
          </table:table-cell>
          <table:table-cell office:value-type="float" office:value="3.11987">
            <text:p>3.11987</text:p>
          </table:table-cell>
          <table:table-cell office:value-type="float" office:value="241.88">
            <text:p>241.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67">
            <text:p>46.767</text:p>
          </table:table-cell>
          <table:table-cell office:value-type="float" office:value="3.13834">
            <text:p>3.13834</text:p>
          </table:table-cell>
          <table:table-cell office:value-type="float" office:value="241.862">
            <text:p>241.8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955">
            <text:p>46.7955</text:p>
          </table:table-cell>
          <table:table-cell office:value-type="float" office:value="3.16339">
            <text:p>3.16339</text:p>
          </table:table-cell>
          <table:table-cell office:value-type="float" office:value="241.837">
            <text:p>241.8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246">
            <text:p>46.8246</text:p>
          </table:table-cell>
          <table:table-cell office:value-type="float" office:value="3.18852">
            <text:p>3.18852</text:p>
          </table:table-cell>
          <table:table-cell office:value-type="float" office:value="241.811">
            <text:p>241.8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571">
            <text:p>46.8571</text:p>
          </table:table-cell>
          <table:table-cell office:value-type="float" office:value="3.21606">
            <text:p>3.21606</text:p>
          </table:table-cell>
          <table:table-cell office:value-type="float" office:value="241.784">
            <text:p>241.7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796">
            <text:p>46.8796</text:p>
          </table:table-cell>
          <table:table-cell office:value-type="float" office:value="3.23488">
            <text:p>3.23488</text:p>
          </table:table-cell>
          <table:table-cell office:value-type="float" office:value="241.765">
            <text:p>241.7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023">
            <text:p>46.9023</text:p>
          </table:table-cell>
          <table:table-cell office:value-type="float" office:value="3.25346">
            <text:p>3.25346</text:p>
          </table:table-cell>
          <table:table-cell office:value-type="float" office:value="241.747">
            <text:p>241.7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318">
            <text:p>46.9318</text:p>
          </table:table-cell>
          <table:table-cell office:value-type="float" office:value="3.27721">
            <text:p>3.27721</text:p>
          </table:table-cell>
          <table:table-cell office:value-type="float" office:value="241.723">
            <text:p>241.7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638">
            <text:p>46.9638</text:p>
          </table:table-cell>
          <table:table-cell office:value-type="float" office:value="3.30223">
            <text:p>3.30223</text:p>
          </table:table-cell>
          <table:table-cell office:value-type="float" office:value="241.698">
            <text:p>241.6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947">
            <text:p>46.9947</text:p>
          </table:table-cell>
          <table:table-cell office:value-type="float" office:value="3.32591">
            <text:p>3.32591</text:p>
          </table:table-cell>
          <table:table-cell office:value-type="float" office:value="241.674">
            <text:p>241.6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248">
            <text:p>47.0248</text:p>
          </table:table-cell>
          <table:table-cell office:value-type="float" office:value="3.34845">
            <text:p>3.34845</text:p>
          </table:table-cell>
          <table:table-cell office:value-type="float" office:value="241.652">
            <text:p>241.6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478">
            <text:p>47.0478</text:p>
          </table:table-cell>
          <table:table-cell office:value-type="float" office:value="3.36513">
            <text:p>3.36513</text:p>
          </table:table-cell>
          <table:table-cell office:value-type="float" office:value="241.635">
            <text:p>241.6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757">
            <text:p>47.0757</text:p>
          </table:table-cell>
          <table:table-cell office:value-type="float" office:value="3.38512">
            <text:p>3.38512</text:p>
          </table:table-cell>
          <table:table-cell office:value-type="float" office:value="241.615">
            <text:p>241.6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057">
            <text:p>47.1057</text:p>
          </table:table-cell>
          <table:table-cell office:value-type="float" office:value="3.40604">
            <text:p>3.40604</text:p>
          </table:table-cell>
          <table:table-cell office:value-type="float" office:value="241.594">
            <text:p>241.5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262">
            <text:p>47.1262</text:p>
          </table:table-cell>
          <table:table-cell office:value-type="float" office:value="3.42003">
            <text:p>3.42003</text:p>
          </table:table-cell>
          <table:table-cell office:value-type="float" office:value="241.58">
            <text:p>241.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546">
            <text:p>47.1546</text:p>
          </table:table-cell>
          <table:table-cell office:value-type="float" office:value="3.43904">
            <text:p>3.43904</text:p>
          </table:table-cell>
          <table:table-cell office:value-type="float" office:value="241.561">
            <text:p>241.5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83">
            <text:p>47.183</text:p>
          </table:table-cell>
          <table:table-cell office:value-type="float" office:value="3.45735">
            <text:p>3.45735</text:p>
          </table:table-cell>
          <table:table-cell office:value-type="float" office:value="241.543">
            <text:p>241.5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108">
            <text:p>47.2108</text:p>
          </table:table-cell>
          <table:table-cell office:value-type="float" office:value="3.47461">
            <text:p>3.47461</text:p>
          </table:table-cell>
          <table:table-cell office:value-type="float" office:value="241.525">
            <text:p>241.5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386">
            <text:p>47.2386</text:p>
          </table:table-cell>
          <table:table-cell office:value-type="float" office:value="3.49161">
            <text:p>3.49161</text:p>
          </table:table-cell>
          <table:table-cell office:value-type="float" office:value="241.508">
            <text:p>241.5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725">
            <text:p>47.2725</text:p>
          </table:table-cell>
          <table:table-cell office:value-type="float" office:value="3.51138">
            <text:p>3.51138</text:p>
          </table:table-cell>
          <table:table-cell office:value-type="float" office:value="241.489">
            <text:p>241.4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928">
            <text:p>47.2928</text:p>
          </table:table-cell>
          <table:table-cell office:value-type="float" office:value="3.52286">
            <text:p>3.52286</text:p>
          </table:table-cell>
          <table:table-cell office:value-type="float" office:value="241.477">
            <text:p>241.4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139">
            <text:p>47.3139</text:p>
          </table:table-cell>
          <table:table-cell office:value-type="float" office:value="3.53455">
            <text:p>3.53455</text:p>
          </table:table-cell>
          <table:table-cell office:value-type="float" office:value="241.465">
            <text:p>241.4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433">
            <text:p>47.3433</text:p>
          </table:table-cell>
          <table:table-cell office:value-type="float" office:value="3.55019">
            <text:p>3.55019</text:p>
          </table:table-cell>
          <table:table-cell office:value-type="float" office:value="241.45">
            <text:p>241.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669">
            <text:p>47.3669</text:p>
          </table:table-cell>
          <table:table-cell office:value-type="float" office:value="3.56229">
            <text:p>3.56229</text:p>
          </table:table-cell>
          <table:table-cell office:value-type="float" office:value="241.438">
            <text:p>241.4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964">
            <text:p>47.3964</text:p>
          </table:table-cell>
          <table:table-cell office:value-type="float" office:value="3.5769">
            <text:p>3.5769</text:p>
          </table:table-cell>
          <table:table-cell office:value-type="float" office:value="241.423">
            <text:p>241.4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174">
            <text:p>47.4174</text:p>
          </table:table-cell>
          <table:table-cell office:value-type="float" office:value="3.58691">
            <text:p>3.58691</text:p>
          </table:table-cell>
          <table:table-cell office:value-type="float" office:value="241.413">
            <text:p>241.4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382">
            <text:p>47.4382</text:p>
          </table:table-cell>
          <table:table-cell office:value-type="float" office:value="3.59644">
            <text:p>3.59644</text:p>
          </table:table-cell>
          <table:table-cell office:value-type="float" office:value="241.404">
            <text:p>241.4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678">
            <text:p>47.4678</text:p>
          </table:table-cell>
          <table:table-cell office:value-type="float" office:value="3.60942">
            <text:p>3.60942</text:p>
          </table:table-cell>
          <table:table-cell office:value-type="float" office:value="241.391">
            <text:p>241.3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964">
            <text:p>47.4964</text:p>
          </table:table-cell>
          <table:table-cell office:value-type="float" office:value="3.6212">
            <text:p>3.6212</text:p>
          </table:table-cell>
          <table:table-cell office:value-type="float" office:value="241.379">
            <text:p>241.3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245">
            <text:p>47.5245</text:p>
          </table:table-cell>
          <table:table-cell office:value-type="float" office:value="3.63225">
            <text:p>3.63225</text:p>
          </table:table-cell>
          <table:table-cell office:value-type="float" office:value="241.368">
            <text:p>241.3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473">
            <text:p>47.5473</text:p>
          </table:table-cell>
          <table:table-cell office:value-type="float" office:value="3.64079">
            <text:p>3.64079</text:p>
          </table:table-cell>
          <table:table-cell office:value-type="float" office:value="241.359">
            <text:p>241.3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765">
            <text:p>47.5765</text:p>
          </table:table-cell>
          <table:table-cell office:value-type="float" office:value="3.65099">
            <text:p>3.65099</text:p>
          </table:table-cell>
          <table:table-cell office:value-type="float" office:value="241.349">
            <text:p>241.3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964">
            <text:p>47.5964</text:p>
          </table:table-cell>
          <table:table-cell office:value-type="float" office:value="3.65758">
            <text:p>3.65758</text:p>
          </table:table-cell>
          <table:table-cell office:value-type="float" office:value="241.342">
            <text:p>241.3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204">
            <text:p>47.6204</text:p>
          </table:table-cell>
          <table:table-cell office:value-type="float" office:value="3.66502">
            <text:p>3.66502</text:p>
          </table:table-cell>
          <table:table-cell office:value-type="float" office:value="241.335">
            <text:p>241.3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498">
            <text:p>47.6498</text:p>
          </table:table-cell>
          <table:table-cell office:value-type="float" office:value="3.67355">
            <text:p>3.67355</text:p>
          </table:table-cell>
          <table:table-cell office:value-type="float" office:value="241.326">
            <text:p>241.3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712">
            <text:p>47.6712</text:p>
          </table:table-cell>
          <table:table-cell office:value-type="float" office:value="3.67924">
            <text:p>3.67924</text:p>
          </table:table-cell>
          <table:table-cell office:value-type="float" office:value="241.321">
            <text:p>241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028">
            <text:p>47.7028</text:p>
          </table:table-cell>
          <table:table-cell office:value-type="float" office:value="3.68694">
            <text:p>3.68694</text:p>
          </table:table-cell>
          <table:table-cell office:value-type="float" office:value="241.313">
            <text:p>241.3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335">
            <text:p>47.7335</text:p>
          </table:table-cell>
          <table:table-cell office:value-type="float" office:value="3.69351">
            <text:p>3.69351</text:p>
          </table:table-cell>
          <table:table-cell office:value-type="float" office:value="241.306">
            <text:p>241.3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63">
            <text:p>47.763</text:p>
          </table:table-cell>
          <table:table-cell office:value-type="float" office:value="3.69902">
            <text:p>3.69902</text:p>
          </table:table-cell>
          <table:table-cell office:value-type="float" office:value="241.301">
            <text:p>241.3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924">
            <text:p>47.7924</text:p>
          </table:table-cell>
          <table:table-cell office:value-type="float" office:value="3.70375">
            <text:p>3.70375</text:p>
          </table:table-cell>
          <table:table-cell office:value-type="float" office:value="241.296">
            <text:p>241.2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228">
            <text:p>47.8228</text:p>
          </table:table-cell>
          <table:table-cell office:value-type="float" office:value="3.70784">
            <text:p>3.70784</text:p>
          </table:table-cell>
          <table:table-cell office:value-type="float" office:value="241.292">
            <text:p>241.2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436">
            <text:p>47.8436</text:p>
          </table:table-cell>
          <table:table-cell office:value-type="float" office:value="3.7101">
            <text:p>3.7101</text:p>
          </table:table-cell>
          <table:table-cell office:value-type="float" office:value="241.29">
            <text:p>241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643">
            <text:p>47.8643</text:p>
          </table:table-cell>
          <table:table-cell office:value-type="float" office:value="3.71199">
            <text:p>3.71199</text:p>
          </table:table-cell>
          <table:table-cell office:value-type="float" office:value="241.288">
            <text:p>241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853">
            <text:p>47.8853</text:p>
          </table:table-cell>
          <table:table-cell office:value-type="float" office:value="3.71347">
            <text:p>3.71347</text:p>
          </table:table-cell>
          <table:table-cell office:value-type="float" office:value="241.287">
            <text:p>241.2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097">
            <text:p>47.9097</text:p>
          </table:table-cell>
          <table:table-cell office:value-type="float" office:value="3.71461">
            <text:p>3.71461</text:p>
          </table:table-cell>
          <table:table-cell office:value-type="float" office:value="241.285">
            <text:p>241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384">
            <text:p>47.9384</text:p>
          </table:table-cell>
          <table:table-cell office:value-type="float" office:value="3.71529">
            <text:p>3.71529</text:p>
          </table:table-cell>
          <table:table-cell office:value-type="float" office:value="241.285">
            <text:p>241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662">
            <text:p>47.9662</text:p>
          </table:table-cell>
          <table:table-cell office:value-type="float" office:value="3.71515">
            <text:p>3.71515</text:p>
          </table:table-cell>
          <table:table-cell office:value-type="float" office:value="241.285">
            <text:p>241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951">
            <text:p>47.9951</text:p>
          </table:table-cell>
          <table:table-cell office:value-type="float" office:value="3.71413">
            <text:p>3.71413</text:p>
          </table:table-cell>
          <table:table-cell office:value-type="float" office:value="241.286">
            <text:p>241.2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231">
            <text:p>48.0231</text:p>
          </table:table-cell>
          <table:table-cell office:value-type="float" office:value="3.71234">
            <text:p>3.71234</text:p>
          </table:table-cell>
          <table:table-cell office:value-type="float" office:value="241.288">
            <text:p>241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51">
            <text:p>48.051</text:p>
          </table:table-cell>
          <table:table-cell office:value-type="float" office:value="3.70985">
            <text:p>3.70985</text:p>
          </table:table-cell>
          <table:table-cell office:value-type="float" office:value="241.29">
            <text:p>241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784">
            <text:p>48.0784</text:p>
          </table:table-cell>
          <table:table-cell office:value-type="float" office:value="3.70653">
            <text:p>3.70653</text:p>
          </table:table-cell>
          <table:table-cell office:value-type="float" office:value="241.293">
            <text:p>241.2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017">
            <text:p>48.1017</text:p>
          </table:table-cell>
          <table:table-cell office:value-type="float" office:value="3.70312">
            <text:p>3.70312</text:p>
          </table:table-cell>
          <table:table-cell office:value-type="float" office:value="241.297">
            <text:p>241.2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317">
            <text:p>48.1317</text:p>
          </table:table-cell>
          <table:table-cell office:value-type="float" office:value="3.69794">
            <text:p>3.69794</text:p>
          </table:table-cell>
          <table:table-cell office:value-type="float" office:value="241.302">
            <text:p>241.3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524">
            <text:p>48.1524</text:p>
          </table:table-cell>
          <table:table-cell office:value-type="float" office:value="3.69376">
            <text:p>3.69376</text:p>
          </table:table-cell>
          <table:table-cell office:value-type="float" office:value="241.306">
            <text:p>241.3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816">
            <text:p>48.1816</text:p>
          </table:table-cell>
          <table:table-cell office:value-type="float" office:value="3.68701">
            <text:p>3.68701</text:p>
          </table:table-cell>
          <table:table-cell office:value-type="float" office:value="241.313">
            <text:p>241.3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038">
            <text:p>48.2038</text:p>
          </table:table-cell>
          <table:table-cell office:value-type="float" office:value="3.68132">
            <text:p>3.68132</text:p>
          </table:table-cell>
          <table:table-cell office:value-type="float" office:value="241.319">
            <text:p>241.3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265">
            <text:p>48.2265</text:p>
          </table:table-cell>
          <table:table-cell office:value-type="float" office:value="3.67487">
            <text:p>3.67487</text:p>
          </table:table-cell>
          <table:table-cell office:value-type="float" office:value="241.325">
            <text:p>241.3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466">
            <text:p>48.2466</text:p>
          </table:table-cell>
          <table:table-cell office:value-type="float" office:value="3.66869">
            <text:p>3.66869</text:p>
          </table:table-cell>
          <table:table-cell office:value-type="float" office:value="241.331">
            <text:p>241.3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675">
            <text:p>48.2675</text:p>
          </table:table-cell>
          <table:table-cell office:value-type="float" office:value="3.66177">
            <text:p>3.66177</text:p>
          </table:table-cell>
          <table:table-cell office:value-type="float" office:value="241.338">
            <text:p>241.3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908">
            <text:p>48.2908</text:p>
          </table:table-cell>
          <table:table-cell office:value-type="float" office:value="3.65352">
            <text:p>3.65352</text:p>
          </table:table-cell>
          <table:table-cell office:value-type="float" office:value="241.346">
            <text:p>241.3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115">
            <text:p>48.3115</text:p>
          </table:table-cell>
          <table:table-cell office:value-type="float" office:value="3.64572">
            <text:p>3.64572</text:p>
          </table:table-cell>
          <table:table-cell office:value-type="float" office:value="241.354">
            <text:p>241.3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395">
            <text:p>48.3395</text:p>
          </table:table-cell>
          <table:table-cell office:value-type="float" office:value="3.63429">
            <text:p>3.63429</text:p>
          </table:table-cell>
          <table:table-cell office:value-type="float" office:value="241.366">
            <text:p>241.3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666">
            <text:p>48.3666</text:p>
          </table:table-cell>
          <table:table-cell office:value-type="float" office:value="3.62236">
            <text:p>3.62236</text:p>
          </table:table-cell>
          <table:table-cell office:value-type="float" office:value="241.378">
            <text:p>241.3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002">
            <text:p>48.4002</text:p>
          </table:table-cell>
          <table:table-cell office:value-type="float" office:value="3.60643">
            <text:p>3.60643</text:p>
          </table:table-cell>
          <table:table-cell office:value-type="float" office:value="241.394">
            <text:p>241.3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203">
            <text:p>48.4203</text:p>
          </table:table-cell>
          <table:table-cell office:value-type="float" office:value="3.59621">
            <text:p>3.59621</text:p>
          </table:table-cell>
          <table:table-cell office:value-type="float" office:value="241.404">
            <text:p>241.4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485">
            <text:p>48.4485</text:p>
          </table:table-cell>
          <table:table-cell office:value-type="float" office:value="3.58109">
            <text:p>3.58109</text:p>
          </table:table-cell>
          <table:table-cell office:value-type="float" office:value="241.419">
            <text:p>241.4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686">
            <text:p>48.4686</text:p>
          </table:table-cell>
          <table:table-cell office:value-type="float" office:value="3.56989">
            <text:p>3.56989</text:p>
          </table:table-cell>
          <table:table-cell office:value-type="float" office:value="241.43">
            <text:p>241.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922">
            <text:p>48.4922</text:p>
          </table:table-cell>
          <table:table-cell office:value-type="float" office:value="3.55583">
            <text:p>3.55583</text:p>
          </table:table-cell>
          <table:table-cell office:value-type="float" office:value="241.444">
            <text:p>241.4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215">
            <text:p>48.5215</text:p>
          </table:table-cell>
          <table:table-cell office:value-type="float" office:value="3.53746">
            <text:p>3.53746</text:p>
          </table:table-cell>
          <table:table-cell office:value-type="float" office:value="241.463">
            <text:p>241.4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511">
            <text:p>48.5511</text:p>
          </table:table-cell>
          <table:table-cell office:value-type="float" office:value="3.51799">
            <text:p>3.51799</text:p>
          </table:table-cell>
          <table:table-cell office:value-type="float" office:value="241.482">
            <text:p>241.4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74">
            <text:p>48.574</text:p>
          </table:table-cell>
          <table:table-cell office:value-type="float" office:value="3.50206">
            <text:p>3.50206</text:p>
          </table:table-cell>
          <table:table-cell office:value-type="float" office:value="241.498">
            <text:p>241.4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945">
            <text:p>48.5945</text:p>
          </table:table-cell>
          <table:table-cell office:value-type="float" office:value="3.4873">
            <text:p>3.4873</text:p>
          </table:table-cell>
          <table:table-cell office:value-type="float" office:value="241.513">
            <text:p>241.5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158">
            <text:p>48.6158</text:p>
          </table:table-cell>
          <table:table-cell office:value-type="float" office:value="3.47148">
            <text:p>3.47148</text:p>
          </table:table-cell>
          <table:table-cell office:value-type="float" office:value="241.529">
            <text:p>241.5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467">
            <text:p>48.6467</text:p>
          </table:table-cell>
          <table:table-cell office:value-type="float" office:value="3.4474">
            <text:p>3.4474</text:p>
          </table:table-cell>
          <table:table-cell office:value-type="float" office:value="241.553">
            <text:p>241.5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667">
            <text:p>48.6667</text:p>
          </table:table-cell>
          <table:table-cell office:value-type="float" office:value="3.43123">
            <text:p>3.43123</text:p>
          </table:table-cell>
          <table:table-cell office:value-type="float" office:value="241.569">
            <text:p>241.5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871">
            <text:p>48.6871</text:p>
          </table:table-cell>
          <table:table-cell office:value-type="float" office:value="3.41417">
            <text:p>3.41417</text:p>
          </table:table-cell>
          <table:table-cell office:value-type="float" office:value="241.586">
            <text:p>241.5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071">
            <text:p>48.7071</text:p>
          </table:table-cell>
          <table:table-cell office:value-type="float" office:value="3.39694">
            <text:p>3.39694</text:p>
          </table:table-cell>
          <table:table-cell office:value-type="float" office:value="241.603">
            <text:p>241.6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364">
            <text:p>48.7364</text:p>
          </table:table-cell>
          <table:table-cell office:value-type="float" office:value="3.37067">
            <text:p>3.37067</text:p>
          </table:table-cell>
          <table:table-cell office:value-type="float" office:value="241.629">
            <text:p>241.6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653">
            <text:p>48.7653</text:p>
          </table:table-cell>
          <table:table-cell office:value-type="float" office:value="3.34367">
            <text:p>3.34367</text:p>
          </table:table-cell>
          <table:table-cell office:value-type="float" office:value="241.656">
            <text:p>241.6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853">
            <text:p>48.7853</text:p>
          </table:table-cell>
          <table:table-cell office:value-type="float" office:value="3.32426">
            <text:p>3.32426</text:p>
          </table:table-cell>
          <table:table-cell office:value-type="float" office:value="241.676">
            <text:p>241.6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122">
            <text:p>48.8122</text:p>
          </table:table-cell>
          <table:table-cell office:value-type="float" office:value="3.29755">
            <text:p>3.29755</text:p>
          </table:table-cell>
          <table:table-cell office:value-type="float" office:value="241.702">
            <text:p>241.7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336">
            <text:p>48.8336</text:p>
          </table:table-cell>
          <table:table-cell office:value-type="float" office:value="3.27547">
            <text:p>3.27547</text:p>
          </table:table-cell>
          <table:table-cell office:value-type="float" office:value="241.725">
            <text:p>241.7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627">
            <text:p>48.8627</text:p>
          </table:table-cell>
          <table:table-cell office:value-type="float" office:value="3.24446">
            <text:p>3.24446</text:p>
          </table:table-cell>
          <table:table-cell office:value-type="float" office:value="241.756">
            <text:p>241.7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906">
            <text:p>48.8906</text:p>
          </table:table-cell>
          <table:table-cell office:value-type="float" office:value="3.21364">
            <text:p>3.21364</text:p>
          </table:table-cell>
          <table:table-cell office:value-type="float" office:value="241.786">
            <text:p>241.7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112">
            <text:p>48.9112</text:p>
          </table:table-cell>
          <table:table-cell office:value-type="float" office:value="3.19029">
            <text:p>3.19029</text:p>
          </table:table-cell>
          <table:table-cell office:value-type="float" office:value="241.81">
            <text:p>241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384">
            <text:p>48.9384</text:p>
          </table:table-cell>
          <table:table-cell office:value-type="float" office:value="3.15854">
            <text:p>3.15854</text:p>
          </table:table-cell>
          <table:table-cell office:value-type="float" office:value="241.841">
            <text:p>241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678">
            <text:p>48.9678</text:p>
          </table:table-cell>
          <table:table-cell office:value-type="float" office:value="3.12303">
            <text:p>3.12303</text:p>
          </table:table-cell>
          <table:table-cell office:value-type="float" office:value="241.877">
            <text:p>241.8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957">
            <text:p>48.9957</text:p>
          </table:table-cell>
          <table:table-cell office:value-type="float" office:value="3.08836">
            <text:p>3.08836</text:p>
          </table:table-cell>
          <table:table-cell office:value-type="float" office:value="241.912">
            <text:p>241.9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236">
            <text:p>49.0236</text:p>
          </table:table-cell>
          <table:table-cell office:value-type="float" office:value="3.05234">
            <text:p>3.05234</text:p>
          </table:table-cell>
          <table:table-cell office:value-type="float" office:value="241.948">
            <text:p>241.9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519">
            <text:p>49.0519</text:p>
          </table:table-cell>
          <table:table-cell office:value-type="float" office:value="3.01486">
            <text:p>3.01486</text:p>
          </table:table-cell>
          <table:table-cell office:value-type="float" office:value="241.985">
            <text:p>241.9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751">
            <text:p>49.0751</text:p>
          </table:table-cell>
          <table:table-cell office:value-type="float" office:value="2.98314">
            <text:p>2.98314</text:p>
          </table:table-cell>
          <table:table-cell office:value-type="float" office:value="242.017">
            <text:p>242.0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96">
            <text:p>49.096</text:p>
          </table:table-cell>
          <table:table-cell office:value-type="float" office:value="2.95407">
            <text:p>2.95407</text:p>
          </table:table-cell>
          <table:table-cell office:value-type="float" office:value="242.046">
            <text:p>242.0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181">
            <text:p>49.1181</text:p>
          </table:table-cell>
          <table:table-cell office:value-type="float" office:value="2.92268">
            <text:p>2.92268</text:p>
          </table:table-cell>
          <table:table-cell office:value-type="float" office:value="242.077">
            <text:p>242.0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4">
            <text:p>49.14</text:p>
          </table:table-cell>
          <table:table-cell office:value-type="float" office:value="2.89081">
            <text:p>2.89081</text:p>
          </table:table-cell>
          <table:table-cell office:value-type="float" office:value="242.109">
            <text:p>242.1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64">
            <text:p>49.164</text:p>
          </table:table-cell>
          <table:table-cell office:value-type="float" office:value="2.85506">
            <text:p>2.85506</text:p>
          </table:table-cell>
          <table:table-cell office:value-type="float" office:value="242.145">
            <text:p>242.1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852">
            <text:p>49.1852</text:p>
          </table:table-cell>
          <table:table-cell office:value-type="float" office:value="2.82272">
            <text:p>2.82272</text:p>
          </table:table-cell>
          <table:table-cell office:value-type="float" office:value="242.177">
            <text:p>242.1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079">
            <text:p>49.2079</text:p>
          </table:table-cell>
          <table:table-cell office:value-type="float" office:value="2.78735">
            <text:p>2.78735</text:p>
          </table:table-cell>
          <table:table-cell office:value-type="float" office:value="242.213">
            <text:p>242.2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32">
            <text:p>49.232</text:p>
          </table:table-cell>
          <table:table-cell office:value-type="float" office:value="2.74924">
            <text:p>2.74924</text:p>
          </table:table-cell>
          <table:table-cell office:value-type="float" office:value="242.251">
            <text:p>242.2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552">
            <text:p>49.2552</text:p>
          </table:table-cell>
          <table:table-cell office:value-type="float" office:value="2.71162">
            <text:p>2.71162</text:p>
          </table:table-cell>
          <table:table-cell office:value-type="float" office:value="242.288">
            <text:p>242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767">
            <text:p>49.2767</text:p>
          </table:table-cell>
          <table:table-cell office:value-type="float" office:value="2.67618">
            <text:p>2.67618</text:p>
          </table:table-cell>
          <table:table-cell office:value-type="float" office:value="242.324">
            <text:p>242.3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991">
            <text:p>49.2991</text:p>
          </table:table-cell>
          <table:table-cell office:value-type="float" office:value="2.63834">
            <text:p>2.63834</text:p>
          </table:table-cell>
          <table:table-cell office:value-type="float" office:value="242.362">
            <text:p>242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214">
            <text:p>49.3214</text:p>
          </table:table-cell>
          <table:table-cell office:value-type="float" office:value="2.60007">
            <text:p>2.60007</text:p>
          </table:table-cell>
          <table:table-cell office:value-type="float" office:value="242.4">
            <text:p>242.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46">
            <text:p>49.346</text:p>
          </table:table-cell>
          <table:table-cell office:value-type="float" office:value="2.55676">
            <text:p>2.55676</text:p>
          </table:table-cell>
          <table:table-cell office:value-type="float" office:value="242.443">
            <text:p>242.4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685">
            <text:p>49.3685</text:p>
          </table:table-cell>
          <table:table-cell office:value-type="float" office:value="2.51675">
            <text:p>2.51675</text:p>
          </table:table-cell>
          <table:table-cell office:value-type="float" office:value="242.483">
            <text:p>242.4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911">
            <text:p>49.3911</text:p>
          </table:table-cell>
          <table:table-cell office:value-type="float" office:value="2.47571">
            <text:p>2.47571</text:p>
          </table:table-cell>
          <table:table-cell office:value-type="float" office:value="242.524">
            <text:p>242.5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131">
            <text:p>49.4131</text:p>
          </table:table-cell>
          <table:table-cell office:value-type="float" office:value="2.43459">
            <text:p>2.43459</text:p>
          </table:table-cell>
          <table:table-cell office:value-type="float" office:value="242.565">
            <text:p>242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355">
            <text:p>49.4355</text:p>
          </table:table-cell>
          <table:table-cell office:value-type="float" office:value="2.39258">
            <text:p>2.39258</text:p>
          </table:table-cell>
          <table:table-cell office:value-type="float" office:value="242.607">
            <text:p>242.6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556">
            <text:p>49.4556</text:p>
          </table:table-cell>
          <table:table-cell office:value-type="float" office:value="2.35391">
            <text:p>2.35391</text:p>
          </table:table-cell>
          <table:table-cell office:value-type="float" office:value="242.646">
            <text:p>242.6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844">
            <text:p>49.4844</text:p>
          </table:table-cell>
          <table:table-cell office:value-type="float" office:value="2.29764">
            <text:p>2.29764</text:p>
          </table:table-cell>
          <table:table-cell office:value-type="float" office:value="242.702">
            <text:p>242.7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086">
            <text:p>49.5086</text:p>
          </table:table-cell>
          <table:table-cell office:value-type="float" office:value="2.24933">
            <text:p>2.24933</text:p>
          </table:table-cell>
          <table:table-cell office:value-type="float" office:value="242.751">
            <text:p>242.7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378">
            <text:p>49.5378</text:p>
          </table:table-cell>
          <table:table-cell office:value-type="float" office:value="2.19005">
            <text:p>2.19005</text:p>
          </table:table-cell>
          <table:table-cell office:value-type="float" office:value="242.81">
            <text:p>242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578">
            <text:p>49.5578</text:p>
          </table:table-cell>
          <table:table-cell office:value-type="float" office:value="2.14864">
            <text:p>2.14864</text:p>
          </table:table-cell>
          <table:table-cell office:value-type="float" office:value="242.851">
            <text:p>242.8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81">
            <text:p>49.581</text:p>
          </table:table-cell>
          <table:table-cell office:value-type="float" office:value="2.09981">
            <text:p>2.09981</text:p>
          </table:table-cell>
          <table:table-cell office:value-type="float" office:value="242.9">
            <text:p>242.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105">
            <text:p>49.6105</text:p>
          </table:table-cell>
          <table:table-cell office:value-type="float" office:value="2.03648">
            <text:p>2.03648</text:p>
          </table:table-cell>
          <table:table-cell office:value-type="float" office:value="242.964">
            <text:p>242.9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319">
            <text:p>49.6319</text:p>
          </table:table-cell>
          <table:table-cell office:value-type="float" office:value="1.98985">
            <text:p>1.98985</text:p>
          </table:table-cell>
          <table:table-cell office:value-type="float" office:value="243.01">
            <text:p>243.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519">
            <text:p>49.6519</text:p>
          </table:table-cell>
          <table:table-cell office:value-type="float" office:value="1.9455">
            <text:p>1.9455</text:p>
          </table:table-cell>
          <table:table-cell office:value-type="float" office:value="243.055">
            <text:p>243.0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765">
            <text:p>49.6765</text:p>
          </table:table-cell>
          <table:table-cell office:value-type="float" office:value="1.89041">
            <text:p>1.89041</text:p>
          </table:table-cell>
          <table:table-cell office:value-type="float" office:value="243.11">
            <text:p>243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979">
            <text:p>49.6979</text:p>
          </table:table-cell>
          <table:table-cell office:value-type="float" office:value="1.8414">
            <text:p>1.8414</text:p>
          </table:table-cell>
          <table:table-cell office:value-type="float" office:value="243.159">
            <text:p>243.1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272">
            <text:p>49.7272</text:p>
          </table:table-cell>
          <table:table-cell office:value-type="float" office:value="1.77328">
            <text:p>1.77328</text:p>
          </table:table-cell>
          <table:table-cell office:value-type="float" office:value="243.227">
            <text:p>243.2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53">
            <text:p>49.753</text:p>
          </table:table-cell>
          <table:table-cell office:value-type="float" office:value="1.71243">
            <text:p>1.71243</text:p>
          </table:table-cell>
          <table:table-cell office:value-type="float" office:value="243.288">
            <text:p>243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73">
            <text:p>49.773</text:p>
          </table:table-cell>
          <table:table-cell office:value-type="float" office:value="1.66447">
            <text:p>1.66447</text:p>
          </table:table-cell>
          <table:table-cell office:value-type="float" office:value="243.336">
            <text:p>243.3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944">
            <text:p>49.7944</text:p>
          </table:table-cell>
          <table:table-cell office:value-type="float" office:value="1.61249">
            <text:p>1.61249</text:p>
          </table:table-cell>
          <table:table-cell office:value-type="float" office:value="243.388">
            <text:p>243.3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178">
            <text:p>49.8178</text:p>
          </table:table-cell>
          <table:table-cell office:value-type="float" office:value="1.55499">
            <text:p>1.55499</text:p>
          </table:table-cell>
          <table:table-cell office:value-type="float" office:value="243.445">
            <text:p>243.4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483">
            <text:p>49.8483</text:p>
          </table:table-cell>
          <table:table-cell office:value-type="float" office:value="1.47849">
            <text:p>1.47849</text:p>
          </table:table-cell>
          <table:table-cell office:value-type="float" office:value="243.522">
            <text:p>243.5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683">
            <text:p>49.8683</text:p>
          </table:table-cell>
          <table:table-cell office:value-type="float" office:value="1.42781">
            <text:p>1.42781</text:p>
          </table:table-cell>
          <table:table-cell office:value-type="float" office:value="243.572">
            <text:p>243.5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914">
            <text:p>49.8914</text:p>
          </table:table-cell>
          <table:table-cell office:value-type="float" office:value="1.36816">
            <text:p>1.36816</text:p>
          </table:table-cell>
          <table:table-cell office:value-type="float" office:value="243.632">
            <text:p>243.6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219">
            <text:p>49.9219</text:p>
          </table:table-cell>
          <table:table-cell office:value-type="float" office:value="1.28859">
            <text:p>1.28859</text:p>
          </table:table-cell>
          <table:table-cell office:value-type="float" office:value="243.711">
            <text:p>243.7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514">
            <text:p>49.9514</text:p>
          </table:table-cell>
          <table:table-cell office:value-type="float" office:value="1.2104">
            <text:p>1.2104</text:p>
          </table:table-cell>
          <table:table-cell office:value-type="float" office:value="243.79">
            <text:p>243.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739">
            <text:p>49.9739</text:p>
          </table:table-cell>
          <table:table-cell office:value-type="float" office:value="1.14941">
            <text:p>1.14941</text:p>
          </table:table-cell>
          <table:table-cell office:value-type="float" office:value="243.851">
            <text:p>243.8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957">
            <text:p>49.9957</text:p>
          </table:table-cell>
          <table:table-cell office:value-type="float" office:value="1.09007">
            <text:p>1.09007</text:p>
          </table:table-cell>
          <table:table-cell office:value-type="float" office:value="243.91">
            <text:p>243.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237">
            <text:p>50.0237</text:p>
          </table:table-cell>
          <table:table-cell office:value-type="float" office:value="1.01222">
            <text:p>1.01222</text:p>
          </table:table-cell>
          <table:table-cell office:value-type="float" office:value="243.988">
            <text:p>243.9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468">
            <text:p>50.0468</text:p>
          </table:table-cell>
          <table:table-cell office:value-type="float" office:value="0.947571">
            <text:p>0.947571</text:p>
          </table:table-cell>
          <table:table-cell office:value-type="float" office:value="244.052">
            <text:p>244.0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671">
            <text:p>50.0671</text:p>
          </table:table-cell>
          <table:table-cell office:value-type="float" office:value="0.889816">
            <text:p>0.889816</text:p>
          </table:table-cell>
          <table:table-cell office:value-type="float" office:value="244.11">
            <text:p>244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873">
            <text:p>50.0873</text:p>
          </table:table-cell>
          <table:table-cell office:value-type="float" office:value="0.83168">
            <text:p>0.83168</text:p>
          </table:table-cell>
          <table:table-cell office:value-type="float" office:value="244.168">
            <text:p>244.1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074">
            <text:p>50.1074</text:p>
          </table:table-cell>
          <table:table-cell office:value-type="float" office:value="0.773575">
            <text:p>0.773575</text:p>
          </table:table-cell>
          <table:table-cell office:value-type="float" office:value="244.226">
            <text:p>244.2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31">
            <text:p>50.131</text:p>
          </table:table-cell>
          <table:table-cell office:value-type="float" office:value="0.703995">
            <text:p>0.703995</text:p>
          </table:table-cell>
          <table:table-cell office:value-type="float" office:value="244.296">
            <text:p>244.2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514">
            <text:p>50.1514</text:p>
          </table:table-cell>
          <table:table-cell office:value-type="float" office:value="0.643692">
            <text:p>0.643692</text:p>
          </table:table-cell>
          <table:table-cell office:value-type="float" office:value="244.356">
            <text:p>244.3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721">
            <text:p>50.1721</text:p>
          </table:table-cell>
          <table:table-cell office:value-type="float" office:value="0.581818">
            <text:p>0.581818</text:p>
          </table:table-cell>
          <table:table-cell office:value-type="float" office:value="244.418">
            <text:p>244.4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946">
            <text:p>50.1946</text:p>
          </table:table-cell>
          <table:table-cell office:value-type="float" office:value="0.513321">
            <text:p>0.513321</text:p>
          </table:table-cell>
          <table:table-cell office:value-type="float" office:value="244.487">
            <text:p>244.4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238">
            <text:p>50.2238</text:p>
          </table:table-cell>
          <table:table-cell office:value-type="float" office:value="0.423721">
            <text:p>0.423721</text:p>
          </table:table-cell>
          <table:table-cell office:value-type="float" office:value="244.576">
            <text:p>244.5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438">
            <text:p>50.2438</text:p>
          </table:table-cell>
          <table:table-cell office:value-type="float" office:value="0.361542">
            <text:p>0.361542</text:p>
          </table:table-cell>
          <table:table-cell office:value-type="float" office:value="244.638">
            <text:p>244.6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744">
            <text:p>50.2744</text:p>
          </table:table-cell>
          <table:table-cell office:value-type="float" office:value="0.265625">
            <text:p>0.265625</text:p>
          </table:table-cell>
          <table:table-cell office:value-type="float" office:value="244.734">
            <text:p>244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947">
            <text:p>50.2947</text:p>
          </table:table-cell>
          <table:table-cell office:value-type="float" office:value="0.200714">
            <text:p>0.200714</text:p>
          </table:table-cell>
          <table:table-cell office:value-type="float" office:value="244.799">
            <text:p>244.7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155">
            <text:p>50.3155</text:p>
          </table:table-cell>
          <table:table-cell office:value-type="float" office:value="0.134186">
            <text:p>0.134186</text:p>
          </table:table-cell>
          <table:table-cell office:value-type="float" office:value="244.866">
            <text:p>244.8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362">
            <text:p>50.3362</text:p>
          </table:table-cell>
          <table:table-cell office:value-type="float" office:value="0.0668793">
            <text:p>0.0668793</text:p>
          </table:table-cell>
          <table:table-cell office:value-type="float" office:value="244.933">
            <text:p>244.933</text:p>
          </table:table-cell>
          <table:table-cell office:value-type="float" office:value="0.668793">
            <text:p>0.6687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574">
            <text:p>50.3574</text:p>
          </table:table-cell>
          <table:table-cell office:value-type="float" office:value="-0.00219727">
            <text:p>-0.00219727</text:p>
          </table:table-cell>
          <table:table-cell office:value-type="float" office:value="245.002">
            <text:p>245.002</text:p>
          </table:table-cell>
          <table:table-cell office:value-type="float" office:value="-0.0219727">
            <text:p>-0.02197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82">
            <text:p>50.382</text:p>
          </table:table-cell>
          <table:table-cell office:value-type="float" office:value="-0.0837097">
            <text:p>-0.0837097</text:p>
          </table:table-cell>
          <table:table-cell office:value-type="float" office:value="245.084">
            <text:p>245.084</text:p>
          </table:table-cell>
          <table:table-cell office:value-type="float" office:value="-0.837097">
            <text:p>-0.8370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041">
            <text:p>50.4041</text:p>
          </table:table-cell>
          <table:table-cell office:value-type="float" office:value="-0.157455">
            <text:p>-0.157455</text:p>
          </table:table-cell>
          <table:table-cell office:value-type="float" office:value="245.157">
            <text:p>245.1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269">
            <text:p>50.4269</text:p>
          </table:table-cell>
          <table:table-cell office:value-type="float" office:value="-0.234268">
            <text:p>-0.234268</text:p>
          </table:table-cell>
          <table:table-cell office:value-type="float" office:value="245.234">
            <text:p>245.2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505">
            <text:p>50.4505</text:p>
          </table:table-cell>
          <table:table-cell office:value-type="float" office:value="-0.31488">
            <text:p>-0.31488</text:p>
          </table:table-cell>
          <table:table-cell office:value-type="float" office:value="245.315">
            <text:p>245.3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741">
            <text:p>50.4741</text:p>
          </table:table-cell>
          <table:table-cell office:value-type="float" office:value="-0.395584">
            <text:p>-0.395584</text:p>
          </table:table-cell>
          <table:table-cell office:value-type="float" office:value="245.396">
            <text:p>245.3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959">
            <text:p>50.4959</text:p>
          </table:table-cell>
          <table:table-cell office:value-type="float" office:value="-0.471573">
            <text:p>-0.471573</text:p>
          </table:table-cell>
          <table:table-cell office:value-type="float" office:value="245.472">
            <text:p>245.4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207">
            <text:p>50.5207</text:p>
          </table:table-cell>
          <table:table-cell office:value-type="float" office:value="-0.558395">
            <text:p>-0.558395</text:p>
          </table:table-cell>
          <table:table-cell office:value-type="float" office:value="245.558">
            <text:p>245.5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421">
            <text:p>50.5421</text:p>
          </table:table-cell>
          <table:table-cell office:value-type="float" office:value="-0.634262">
            <text:p>-0.634262</text:p>
          </table:table-cell>
          <table:table-cell office:value-type="float" office:value="245.634">
            <text:p>245.6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71">
            <text:p>50.571</text:p>
          </table:table-cell>
          <table:table-cell office:value-type="float" office:value="-0.737274">
            <text:p>-0.737274</text:p>
          </table:table-cell>
          <table:table-cell office:value-type="float" office:value="245.737">
            <text:p>245.7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047">
            <text:p>50.6047</text:p>
          </table:table-cell>
          <table:table-cell office:value-type="float" office:value="-0.85936">
            <text:p>-0.85936</text:p>
          </table:table-cell>
          <table:table-cell office:value-type="float" office:value="245.859">
            <text:p>245.8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34">
            <text:p>50.634</text:p>
          </table:table-cell>
          <table:table-cell office:value-type="float" office:value="-0.966446">
            <text:p>-0.966446</text:p>
          </table:table-cell>
          <table:table-cell office:value-type="float" office:value="245.966">
            <text:p>245.9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55">
            <text:p>50.655</text:p>
          </table:table-cell>
          <table:table-cell office:value-type="float" office:value="-1.04391">
            <text:p>-1.04391</text:p>
          </table:table-cell>
          <table:table-cell office:value-type="float" office:value="246.044">
            <text:p>246.0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783">
            <text:p>50.6783</text:p>
          </table:table-cell>
          <table:table-cell office:value-type="float" office:value="-1.13106">
            <text:p>-1.13106</text:p>
          </table:table-cell>
          <table:table-cell office:value-type="float" office:value="246.131">
            <text:p>246.1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992">
            <text:p>50.6992</text:p>
          </table:table-cell>
          <table:table-cell office:value-type="float" office:value="-1.20921">
            <text:p>-1.20921</text:p>
          </table:table-cell>
          <table:table-cell office:value-type="float" office:value="246.209">
            <text:p>246.2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209">
            <text:p>50.7209</text:p>
          </table:table-cell>
          <table:table-cell office:value-type="float" office:value="-1.29158">
            <text:p>-1.29158</text:p>
          </table:table-cell>
          <table:table-cell office:value-type="float" office:value="246.292">
            <text:p>246.2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554">
            <text:p>50.7554</text:p>
          </table:table-cell>
          <table:table-cell office:value-type="float" office:value="-1.42351">
            <text:p>-1.42351</text:p>
          </table:table-cell>
          <table:table-cell office:value-type="float" office:value="246.424">
            <text:p>246.4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77">
            <text:p>50.777</text:p>
          </table:table-cell>
          <table:table-cell office:value-type="float" office:value="-1.50693">
            <text:p>-1.50693</text:p>
          </table:table-cell>
          <table:table-cell office:value-type="float" office:value="246.507">
            <text:p>246.5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975">
            <text:p>50.7975</text:p>
          </table:table-cell>
          <table:table-cell office:value-type="float" office:value="-1.58655">
            <text:p>-1.58655</text:p>
          </table:table-cell>
          <table:table-cell office:value-type="float" office:value="246.587">
            <text:p>246.5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178">
            <text:p>50.8178</text:p>
          </table:table-cell>
          <table:table-cell office:value-type="float" office:value="-1.66548">
            <text:p>-1.66548</text:p>
          </table:table-cell>
          <table:table-cell office:value-type="float" office:value="246.665">
            <text:p>246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431">
            <text:p>50.8431</text:p>
          </table:table-cell>
          <table:table-cell office:value-type="float" office:value="-1.76547">
            <text:p>-1.76547</text:p>
          </table:table-cell>
          <table:table-cell office:value-type="float" office:value="246.765">
            <text:p>246.7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648">
            <text:p>50.8648</text:p>
          </table:table-cell>
          <table:table-cell office:value-type="float" office:value="-1.85133">
            <text:p>-1.85133</text:p>
          </table:table-cell>
          <table:table-cell office:value-type="float" office:value="246.851">
            <text:p>246.8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9">
            <text:p>50.89</text:p>
          </table:table-cell>
          <table:table-cell office:value-type="float" office:value="-1.9518">
            <text:p>-1.9518</text:p>
          </table:table-cell>
          <table:table-cell office:value-type="float" office:value="246.952">
            <text:p>246.9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191">
            <text:p>50.9191</text:p>
          </table:table-cell>
          <table:table-cell office:value-type="float" office:value="-2.06918">
            <text:p>-2.06918</text:p>
          </table:table-cell>
          <table:table-cell office:value-type="float" office:value="247.069">
            <text:p>247.0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409">
            <text:p>50.9409</text:p>
          </table:table-cell>
          <table:table-cell office:value-type="float" office:value="-2.15688">
            <text:p>-2.15688</text:p>
          </table:table-cell>
          <table:table-cell office:value-type="float" office:value="247.157">
            <text:p>247.1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611">
            <text:p>50.9611</text:p>
          </table:table-cell>
          <table:table-cell office:value-type="float" office:value="-2.23912">
            <text:p>-2.23912</text:p>
          </table:table-cell>
          <table:table-cell office:value-type="float" office:value="247.239">
            <text:p>247.2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837">
            <text:p>50.9837</text:p>
          </table:table-cell>
          <table:table-cell office:value-type="float" office:value="-2.33134">
            <text:p>-2.33134</text:p>
          </table:table-cell>
          <table:table-cell office:value-type="float" office:value="247.331">
            <text:p>247.3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041">
            <text:p>51.0041</text:p>
          </table:table-cell>
          <table:table-cell office:value-type="float" office:value="-2.41483">
            <text:p>-2.41483</text:p>
          </table:table-cell>
          <table:table-cell office:value-type="float" office:value="247.415">
            <text:p>247.4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245">
            <text:p>51.0245</text:p>
          </table:table-cell>
          <table:table-cell office:value-type="float" office:value="-2.49872">
            <text:p>-2.49872</text:p>
          </table:table-cell>
          <table:table-cell office:value-type="float" office:value="247.499">
            <text:p>247.4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567">
            <text:p>51.0567</text:p>
          </table:table-cell>
          <table:table-cell office:value-type="float" office:value="-2.63223">
            <text:p>-2.63223</text:p>
          </table:table-cell>
          <table:table-cell office:value-type="float" office:value="247.632">
            <text:p>247.6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867">
            <text:p>51.0867</text:p>
          </table:table-cell>
          <table:table-cell office:value-type="float" office:value="-2.75691">
            <text:p>-2.75691</text:p>
          </table:table-cell>
          <table:table-cell office:value-type="float" office:value="247.757">
            <text:p>247.7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148">
            <text:p>51.1148</text:p>
          </table:table-cell>
          <table:table-cell office:value-type="float" office:value="-2.87389">
            <text:p>-2.87389</text:p>
          </table:table-cell>
          <table:table-cell office:value-type="float" office:value="247.874">
            <text:p>247.8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381">
            <text:p>51.1381</text:p>
          </table:table-cell>
          <table:table-cell office:value-type="float" office:value="-2.97163">
            <text:p>-2.97163</text:p>
          </table:table-cell>
          <table:table-cell office:value-type="float" office:value="247.972">
            <text:p>247.9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614">
            <text:p>51.1614</text:p>
          </table:table-cell>
          <table:table-cell office:value-type="float" office:value="-3.06908">
            <text:p>-3.06908</text:p>
          </table:table-cell>
          <table:table-cell office:value-type="float" office:value="248.069">
            <text:p>248.0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816">
            <text:p>51.1816</text:p>
          </table:table-cell>
          <table:table-cell office:value-type="float" office:value="-3.15402">
            <text:p>-3.15402</text:p>
          </table:table-cell>
          <table:table-cell office:value-type="float" office:value="248.154">
            <text:p>248.1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155">
            <text:p>51.2155</text:p>
          </table:table-cell>
          <table:table-cell office:value-type="float" office:value="-3.29686">
            <text:p>-3.29686</text:p>
          </table:table-cell>
          <table:table-cell office:value-type="float" office:value="248.297">
            <text:p>248.2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358">
            <text:p>51.2358</text:p>
          </table:table-cell>
          <table:table-cell office:value-type="float" office:value="-3.38213">
            <text:p>-3.38213</text:p>
          </table:table-cell>
          <table:table-cell office:value-type="float" office:value="248.382">
            <text:p>248.3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636">
            <text:p>51.2636</text:p>
          </table:table-cell>
          <table:table-cell office:value-type="float" office:value="-3.49931">
            <text:p>-3.49931</text:p>
          </table:table-cell>
          <table:table-cell office:value-type="float" office:value="248.499">
            <text:p>248.4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857">
            <text:p>51.2857</text:p>
          </table:table-cell>
          <table:table-cell office:value-type="float" office:value="-3.59242">
            <text:p>-3.59242</text:p>
          </table:table-cell>
          <table:table-cell office:value-type="float" office:value="248.592">
            <text:p>248.5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073">
            <text:p>51.3073</text:p>
          </table:table-cell>
          <table:table-cell office:value-type="float" office:value="-3.68343">
            <text:p>-3.68343</text:p>
          </table:table-cell>
          <table:table-cell office:value-type="float" office:value="248.683">
            <text:p>248.6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384">
            <text:p>51.3384</text:p>
          </table:table-cell>
          <table:table-cell office:value-type="float" office:value="-3.81445">
            <text:p>-3.81445</text:p>
          </table:table-cell>
          <table:table-cell office:value-type="float" office:value="248.814">
            <text:p>248.8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585">
            <text:p>51.3585</text:p>
          </table:table-cell>
          <table:table-cell office:value-type="float" office:value="-3.89838">
            <text:p>-3.89838</text:p>
          </table:table-cell>
          <table:table-cell office:value-type="float" office:value="248.898">
            <text:p>248.8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801">
            <text:p>51.3801</text:p>
          </table:table-cell>
          <table:table-cell office:value-type="float" office:value="-3.98918">
            <text:p>-3.98918</text:p>
          </table:table-cell>
          <table:table-cell office:value-type="float" office:value="248.989">
            <text:p>248.9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011">
            <text:p>51.4011</text:p>
          </table:table-cell>
          <table:table-cell office:value-type="float" office:value="-4.07709">
            <text:p>-4.07709</text:p>
          </table:table-cell>
          <table:table-cell office:value-type="float" office:value="249.077">
            <text:p>249.0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212">
            <text:p>51.4212</text:p>
          </table:table-cell>
          <table:table-cell office:value-type="float" office:value="-4.16092">
            <text:p>-4.16092</text:p>
          </table:table-cell>
          <table:table-cell office:value-type="float" office:value="249.161">
            <text:p>249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446">
            <text:p>51.4446</text:p>
          </table:table-cell>
          <table:table-cell office:value-type="float" office:value="-4.25853">
            <text:p>-4.25853</text:p>
          </table:table-cell>
          <table:table-cell office:value-type="float" office:value="249.259">
            <text:p>249.2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66">
            <text:p>51.466</text:p>
          </table:table-cell>
          <table:table-cell office:value-type="float" office:value="-4.34746">
            <text:p>-4.34746</text:p>
          </table:table-cell>
          <table:table-cell office:value-type="float" office:value="249.347">
            <text:p>249.3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87">
            <text:p>51.487</text:p>
          </table:table-cell>
          <table:table-cell office:value-type="float" office:value="-4.43375">
            <text:p>-4.43375</text:p>
          </table:table-cell>
          <table:table-cell office:value-type="float" office:value="249.434">
            <text:p>249.4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209">
            <text:p>51.5209</text:p>
          </table:table-cell>
          <table:table-cell office:value-type="float" office:value="-4.5737">
            <text:p>-4.5737</text:p>
          </table:table-cell>
          <table:table-cell office:value-type="float" office:value="249.574">
            <text:p>249.5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418">
            <text:p>51.5418</text:p>
          </table:table-cell>
          <table:table-cell office:value-type="float" office:value="-4.65881">
            <text:p>-4.65881</text:p>
          </table:table-cell>
          <table:table-cell office:value-type="float" office:value="249.659">
            <text:p>249.6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623">
            <text:p>51.5623</text:p>
          </table:table-cell>
          <table:table-cell office:value-type="float" office:value="-4.74188">
            <text:p>-4.74188</text:p>
          </table:table-cell>
          <table:table-cell office:value-type="float" office:value="249.742">
            <text:p>249.7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823">
            <text:p>51.5823</text:p>
          </table:table-cell>
          <table:table-cell office:value-type="float" office:value="-4.82309">
            <text:p>-4.82309</text:p>
          </table:table-cell>
          <table:table-cell office:value-type="float" office:value="249.823">
            <text:p>249.8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055">
            <text:p>51.6055</text:p>
          </table:table-cell>
          <table:table-cell office:value-type="float" office:value="-4.91652">
            <text:p>-4.91652</text:p>
          </table:table-cell>
          <table:table-cell office:value-type="float" office:value="249.917">
            <text:p>249.9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345">
            <text:p>51.6345</text:p>
          </table:table-cell>
          <table:table-cell office:value-type="float" office:value="-5.03159">
            <text:p>-5.03159</text:p>
          </table:table-cell>
          <table:table-cell office:value-type="float" office:value="250.032">
            <text:p>250.0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638">
            <text:p>51.6638</text:p>
          </table:table-cell>
          <table:table-cell office:value-type="float" office:value="-5.14734">
            <text:p>-5.14734</text:p>
          </table:table-cell>
          <table:table-cell office:value-type="float" office:value="250.147">
            <text:p>250.1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873">
            <text:p>51.6873</text:p>
          </table:table-cell>
          <table:table-cell office:value-type="float" office:value="-5.23964">
            <text:p>-5.23964</text:p>
          </table:table-cell>
          <table:table-cell office:value-type="float" office:value="250.24">
            <text:p>250.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089">
            <text:p>51.7089</text:p>
          </table:table-cell>
          <table:table-cell office:value-type="float" office:value="-5.32381">
            <text:p>-5.32381</text:p>
          </table:table-cell>
          <table:table-cell office:value-type="float" office:value="250.324">
            <text:p>250.3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374">
            <text:p>51.7374</text:p>
          </table:table-cell>
          <table:table-cell office:value-type="float" office:value="-5.43318">
            <text:p>-5.43318</text:p>
          </table:table-cell>
          <table:table-cell office:value-type="float" office:value="250.433">
            <text:p>250.4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629">
            <text:p>51.7629</text:p>
          </table:table-cell>
          <table:table-cell office:value-type="float" office:value="-5.53058">
            <text:p>-5.53058</text:p>
          </table:table-cell>
          <table:table-cell office:value-type="float" office:value="250.531">
            <text:p>250.5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847">
            <text:p>51.7847</text:p>
          </table:table-cell>
          <table:table-cell office:value-type="float" office:value="-5.61269">
            <text:p>-5.61269</text:p>
          </table:table-cell>
          <table:table-cell office:value-type="float" office:value="250.613">
            <text:p>250.6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046">
            <text:p>51.8046</text:p>
          </table:table-cell>
          <table:table-cell office:value-type="float" office:value="-5.68689">
            <text:p>-5.68689</text:p>
          </table:table-cell>
          <table:table-cell office:value-type="float" office:value="250.687">
            <text:p>250.6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288">
            <text:p>51.8288</text:p>
          </table:table-cell>
          <table:table-cell office:value-type="float" office:value="-5.77649">
            <text:p>-5.77649</text:p>
          </table:table-cell>
          <table:table-cell office:value-type="float" office:value="250.776">
            <text:p>250.7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571">
            <text:p>51.8571</text:p>
          </table:table-cell>
          <table:table-cell office:value-type="float" office:value="-5.87988">
            <text:p>-5.87988</text:p>
          </table:table-cell>
          <table:table-cell office:value-type="float" office:value="250.88">
            <text:p>250.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854">
            <text:p>51.8854</text:p>
          </table:table-cell>
          <table:table-cell office:value-type="float" office:value="-5.98167">
            <text:p>-5.98167</text:p>
          </table:table-cell>
          <table:table-cell office:value-type="float" office:value="250.982">
            <text:p>250.98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077">
            <text:p>51.9077</text:p>
          </table:table-cell>
          <table:table-cell office:value-type="float" office:value="-6.06085">
            <text:p>-6.06085</text:p>
          </table:table-cell>
          <table:table-cell office:value-type="float" office:value="251.061">
            <text:p>251.0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363">
            <text:p>51.9363</text:p>
          </table:table-cell>
          <table:table-cell office:value-type="float" office:value="-6.16129">
            <text:p>-6.16129</text:p>
          </table:table-cell>
          <table:table-cell office:value-type="float" office:value="251.161">
            <text:p>251.1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654">
            <text:p>51.9654</text:p>
          </table:table-cell>
          <table:table-cell office:value-type="float" office:value="-6.26131">
            <text:p>-6.26131</text:p>
          </table:table-cell>
          <table:table-cell office:value-type="float" office:value="251.261">
            <text:p>251.2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885">
            <text:p>51.9885</text:p>
          </table:table-cell>
          <table:table-cell office:value-type="float" office:value="-6.33951">
            <text:p>-6.33951</text:p>
          </table:table-cell>
          <table:table-cell office:value-type="float" office:value="251.34">
            <text:p>251.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103">
            <text:p>52.0103</text:p>
          </table:table-cell>
          <table:table-cell office:value-type="float" office:value="-6.4129">
            <text:p>-6.4129</text:p>
          </table:table-cell>
          <table:table-cell office:value-type="float" office:value="251.413">
            <text:p>251.4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383">
            <text:p>52.0383</text:p>
          </table:table-cell>
          <table:table-cell office:value-type="float" office:value="-6.50513">
            <text:p>-6.50513</text:p>
          </table:table-cell>
          <table:table-cell office:value-type="float" office:value="251.505">
            <text:p>251.5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609">
            <text:p>52.0609</text:p>
          </table:table-cell>
          <table:table-cell office:value-type="float" office:value="-6.57814">
            <text:p>-6.57814</text:p>
          </table:table-cell>
          <table:table-cell office:value-type="float" office:value="251.578">
            <text:p>251.5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811">
            <text:p>52.0811</text:p>
          </table:table-cell>
          <table:table-cell office:value-type="float" office:value="-6.64326">
            <text:p>-6.64326</text:p>
          </table:table-cell>
          <table:table-cell office:value-type="float" office:value="251.643">
            <text:p>251.6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011">
            <text:p>52.1011</text:p>
          </table:table-cell>
          <table:table-cell office:value-type="float" office:value="-6.70654">
            <text:p>-6.70654</text:p>
          </table:table-cell>
          <table:table-cell office:value-type="float" office:value="251.707">
            <text:p>251.7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346">
            <text:p>52.1346</text:p>
          </table:table-cell>
          <table:table-cell office:value-type="float" office:value="-6.81003">
            <text:p>-6.81003</text:p>
          </table:table-cell>
          <table:table-cell office:value-type="float" office:value="251.81">
            <text:p>251.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548">
            <text:p>52.1548</text:p>
          </table:table-cell>
          <table:table-cell office:value-type="float" office:value="-6.8718">
            <text:p>-6.8718</text:p>
          </table:table-cell>
          <table:table-cell office:value-type="float" office:value="251.872">
            <text:p>251.87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755">
            <text:p>52.1755</text:p>
          </table:table-cell>
          <table:table-cell office:value-type="float" office:value="-6.93353">
            <text:p>-6.93353</text:p>
          </table:table-cell>
          <table:table-cell office:value-type="float" office:value="251.934">
            <text:p>251.9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056">
            <text:p>52.2056</text:p>
          </table:table-cell>
          <table:table-cell office:value-type="float" office:value="-7.02194">
            <text:p>-7.02194</text:p>
          </table:table-cell>
          <table:table-cell office:value-type="float" office:value="252.022">
            <text:p>252.0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274">
            <text:p>52.2274</text:p>
          </table:table-cell>
          <table:table-cell office:value-type="float" office:value="-7.08482">
            <text:p>-7.08482</text:p>
          </table:table-cell>
          <table:table-cell office:value-type="float" office:value="252.085">
            <text:p>252.0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562">
            <text:p>52.2562</text:p>
          </table:table-cell>
          <table:table-cell office:value-type="float" office:value="-7.16576">
            <text:p>-7.16576</text:p>
          </table:table-cell>
          <table:table-cell office:value-type="float" office:value="252.166">
            <text:p>252.1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849">
            <text:p>52.2849</text:p>
          </table:table-cell>
          <table:table-cell office:value-type="float" office:value="-7.24478">
            <text:p>-7.24478</text:p>
          </table:table-cell>
          <table:table-cell office:value-type="float" office:value="252.245">
            <text:p>252.2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127">
            <text:p>52.3127</text:p>
          </table:table-cell>
          <table:table-cell office:value-type="float" office:value="-7.3199">
            <text:p>-7.3199</text:p>
          </table:table-cell>
          <table:table-cell office:value-type="float" office:value="252.32">
            <text:p>252.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348">
            <text:p>52.3348</text:p>
          </table:table-cell>
          <table:table-cell office:value-type="float" office:value="-7.37819">
            <text:p>-7.37819</text:p>
          </table:table-cell>
          <table:table-cell office:value-type="float" office:value="252.378">
            <text:p>252.3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658">
            <text:p>52.3658</text:p>
          </table:table-cell>
          <table:table-cell office:value-type="float" office:value="-7.45773">
            <text:p>-7.45773</text:p>
          </table:table-cell>
          <table:table-cell office:value-type="float" office:value="252.458">
            <text:p>252.4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878">
            <text:p>52.3878</text:p>
          </table:table-cell>
          <table:table-cell office:value-type="float" office:value="-7.51297">
            <text:p>-7.51297</text:p>
          </table:table-cell>
          <table:table-cell office:value-type="float" office:value="252.513">
            <text:p>252.5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079">
            <text:p>52.4079</text:p>
          </table:table-cell>
          <table:table-cell office:value-type="float" office:value="-7.56245">
            <text:p>-7.56245</text:p>
          </table:table-cell>
          <table:table-cell office:value-type="float" office:value="252.562">
            <text:p>252.5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284">
            <text:p>52.4284</text:p>
          </table:table-cell>
          <table:table-cell office:value-type="float" office:value="-7.61179">
            <text:p>-7.61179</text:p>
          </table:table-cell>
          <table:table-cell office:value-type="float" office:value="252.612">
            <text:p>252.6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509">
            <text:p>52.4509</text:p>
          </table:table-cell>
          <table:table-cell office:value-type="float" office:value="-7.66479">
            <text:p>-7.66479</text:p>
          </table:table-cell>
          <table:table-cell office:value-type="float" office:value="252.665">
            <text:p>252.6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804">
            <text:p>52.4804</text:p>
          </table:table-cell>
          <table:table-cell office:value-type="float" office:value="-7.73291">
            <text:p>-7.73291</text:p>
          </table:table-cell>
          <table:table-cell office:value-type="float" office:value="252.733">
            <text:p>252.7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108">
            <text:p>52.5108</text:p>
          </table:table-cell>
          <table:table-cell office:value-type="float" office:value="-7.80049">
            <text:p>-7.80049</text:p>
          </table:table-cell>
          <table:table-cell office:value-type="float" office:value="252.8">
            <text:p>252.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356">
            <text:p>52.5356</text:p>
          </table:table-cell>
          <table:table-cell office:value-type="float" office:value="-7.85432">
            <text:p>-7.85432</text:p>
          </table:table-cell>
          <table:table-cell office:value-type="float" office:value="252.854">
            <text:p>252.8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556">
            <text:p>52.5556</text:p>
          </table:table-cell>
          <table:table-cell office:value-type="float" office:value="-7.89651">
            <text:p>-7.89651</text:p>
          </table:table-cell>
          <table:table-cell office:value-type="float" office:value="252.897">
            <text:p>252.8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761">
            <text:p>52.5761</text:p>
          </table:table-cell>
          <table:table-cell office:value-type="float" office:value="-7.939">
            <text:p>-7.939</text:p>
          </table:table-cell>
          <table:table-cell office:value-type="float" office:value="252.939">
            <text:p>252.9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991">
            <text:p>52.5991</text:p>
          </table:table-cell>
          <table:table-cell office:value-type="float" office:value="-7.98524">
            <text:p>-7.98524</text:p>
          </table:table-cell>
          <table:table-cell office:value-type="float" office:value="252.985">
            <text:p>252.9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192">
            <text:p>52.6192</text:p>
          </table:table-cell>
          <table:table-cell office:value-type="float" office:value="-8.02461">
            <text:p>-8.02461</text:p>
          </table:table-cell>
          <table:table-cell office:value-type="float" office:value="253.025">
            <text:p>253.0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397">
            <text:p>52.6397</text:p>
          </table:table-cell>
          <table:table-cell office:value-type="float" office:value="-8.06384">
            <text:p>-8.06384</text:p>
          </table:table-cell>
          <table:table-cell office:value-type="float" office:value="253.064">
            <text:p>253.0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678">
            <text:p>52.6678</text:p>
          </table:table-cell>
          <table:table-cell office:value-type="float" office:value="-8.11603">
            <text:p>-8.11603</text:p>
          </table:table-cell>
          <table:table-cell office:value-type="float" office:value="253.116">
            <text:p>253.1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915">
            <text:p>52.6915</text:p>
          </table:table-cell>
          <table:table-cell office:value-type="float" office:value="-8.15869">
            <text:p>-8.15869</text:p>
          </table:table-cell>
          <table:table-cell office:value-type="float" office:value="253.159">
            <text:p>253.1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2">
            <text:p>52.72</text:p>
          </table:table-cell>
          <table:table-cell office:value-type="float" office:value="-8.20853">
            <text:p>-8.20853</text:p>
          </table:table-cell>
          <table:table-cell office:value-type="float" office:value="253.209">
            <text:p>253.2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532">
            <text:p>52.7532</text:p>
          </table:table-cell>
          <table:table-cell office:value-type="float" office:value="-8.26392">
            <text:p>-8.26392</text:p>
          </table:table-cell>
          <table:table-cell office:value-type="float" office:value="253.264">
            <text:p>253.2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74">
            <text:p>52.774</text:p>
          </table:table-cell>
          <table:table-cell office:value-type="float" office:value="-8.29726">
            <text:p>-8.29726</text:p>
          </table:table-cell>
          <table:table-cell office:value-type="float" office:value="253.297">
            <text:p>253.2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038">
            <text:p>52.8038</text:p>
          </table:table-cell>
          <table:table-cell office:value-type="float" office:value="-8.34346">
            <text:p>-8.34346</text:p>
          </table:table-cell>
          <table:table-cell office:value-type="float" office:value="253.343">
            <text:p>253.3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239">
            <text:p>52.8239</text:p>
          </table:table-cell>
          <table:table-cell office:value-type="float" office:value="-8.37357">
            <text:p>-8.37357</text:p>
          </table:table-cell>
          <table:table-cell office:value-type="float" office:value="253.374">
            <text:p>253.3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466">
            <text:p>52.8466</text:p>
          </table:table-cell>
          <table:table-cell office:value-type="float" office:value="-8.40643">
            <text:p>-8.40643</text:p>
          </table:table-cell>
          <table:table-cell office:value-type="float" office:value="253.406">
            <text:p>253.4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773">
            <text:p>52.8773</text:p>
          </table:table-cell>
          <table:table-cell office:value-type="float" office:value="-8.44885">
            <text:p>-8.44885</text:p>
          </table:table-cell>
          <table:table-cell office:value-type="float" office:value="253.449">
            <text:p>253.4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991">
            <text:p>52.8991</text:p>
          </table:table-cell>
          <table:table-cell office:value-type="float" office:value="-8.47804">
            <text:p>-8.47804</text:p>
          </table:table-cell>
          <table:table-cell office:value-type="float" office:value="253.478">
            <text:p>253.4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246">
            <text:p>52.9246</text:p>
          </table:table-cell>
          <table:table-cell office:value-type="float" office:value="-8.51054">
            <text:p>-8.51054</text:p>
          </table:table-cell>
          <table:table-cell office:value-type="float" office:value="253.511">
            <text:p>253.5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462">
            <text:p>52.9462</text:p>
          </table:table-cell>
          <table:table-cell office:value-type="float" office:value="-8.53708">
            <text:p>-8.53708</text:p>
          </table:table-cell>
          <table:table-cell office:value-type="float" office:value="253.537">
            <text:p>253.5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749">
            <text:p>52.9749</text:p>
          </table:table-cell>
          <table:table-cell office:value-type="float" office:value="-8.57074">
            <text:p>-8.57074</text:p>
          </table:table-cell>
          <table:table-cell office:value-type="float" office:value="253.571">
            <text:p>253.5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999">
            <text:p>52.9999</text:p>
          </table:table-cell>
          <table:table-cell office:value-type="float" office:value="-8.59869">
            <text:p>-8.59869</text:p>
          </table:table-cell>
          <table:table-cell office:value-type="float" office:value="253.599">
            <text:p>253.5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201">
            <text:p>53.0201</text:p>
          </table:table-cell>
          <table:table-cell office:value-type="float" office:value="-8.62019">
            <text:p>-8.62019</text:p>
          </table:table-cell>
          <table:table-cell office:value-type="float" office:value="253.62">
            <text:p>253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485">
            <text:p>53.0485</text:p>
          </table:table-cell>
          <table:table-cell office:value-type="float" office:value="-8.64917">
            <text:p>-8.64917</text:p>
          </table:table-cell>
          <table:table-cell office:value-type="float" office:value="253.649">
            <text:p>253.6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733">
            <text:p>53.0733</text:p>
          </table:table-cell>
          <table:table-cell office:value-type="float" office:value="-8.67307">
            <text:p>-8.67307</text:p>
          </table:table-cell>
          <table:table-cell office:value-type="float" office:value="253.673">
            <text:p>253.6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936">
            <text:p>53.0936</text:p>
          </table:table-cell>
          <table:table-cell office:value-type="float" office:value="-8.69164">
            <text:p>-8.69164</text:p>
          </table:table-cell>
          <table:table-cell office:value-type="float" office:value="253.692">
            <text:p>253.6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23">
            <text:p>53.123</text:p>
          </table:table-cell>
          <table:table-cell office:value-type="float" office:value="-8.71704">
            <text:p>-8.71704</text:p>
          </table:table-cell>
          <table:table-cell office:value-type="float" office:value="253.717">
            <text:p>253.7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462">
            <text:p>53.1462</text:p>
          </table:table-cell>
          <table:table-cell office:value-type="float" office:value="-8.73587">
            <text:p>-8.73587</text:p>
          </table:table-cell>
          <table:table-cell office:value-type="float" office:value="253.736">
            <text:p>253.7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756">
            <text:p>53.1756</text:p>
          </table:table-cell>
          <table:table-cell office:value-type="float" office:value="-8.7583">
            <text:p>-8.7583</text:p>
          </table:table-cell>
          <table:table-cell office:value-type="float" office:value="253.758">
            <text:p>253.7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966">
            <text:p>53.1966</text:p>
          </table:table-cell>
          <table:table-cell office:value-type="float" office:value="-8.77315">
            <text:p>-8.77315</text:p>
          </table:table-cell>
          <table:table-cell office:value-type="float" office:value="253.773">
            <text:p>253.7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297">
            <text:p>53.2297</text:p>
          </table:table-cell>
          <table:table-cell office:value-type="float" office:value="-8.79488">
            <text:p>-8.79488</text:p>
          </table:table-cell>
          <table:table-cell office:value-type="float" office:value="253.795">
            <text:p>253.7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51">
            <text:p>53.251</text:p>
          </table:table-cell>
          <table:table-cell office:value-type="float" office:value="-8.80783">
            <text:p>-8.80783</text:p>
          </table:table-cell>
          <table:table-cell office:value-type="float" office:value="253.808">
            <text:p>253.8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712">
            <text:p>53.2712</text:p>
          </table:table-cell>
          <table:table-cell office:value-type="float" office:value="-8.81917">
            <text:p>-8.81917</text:p>
          </table:table-cell>
          <table:table-cell office:value-type="float" office:value="253.819">
            <text:p>253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941">
            <text:p>53.2941</text:p>
          </table:table-cell>
          <table:table-cell office:value-type="float" office:value="-8.83118">
            <text:p>-8.83118</text:p>
          </table:table-cell>
          <table:table-cell office:value-type="float" office:value="253.831">
            <text:p>253.8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157">
            <text:p>53.3157</text:p>
          </table:table-cell>
          <table:table-cell office:value-type="float" office:value="-8.84155">
            <text:p>-8.84155</text:p>
          </table:table-cell>
          <table:table-cell office:value-type="float" office:value="253.842">
            <text:p>253.8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447">
            <text:p>53.3447</text:p>
          </table:table-cell>
          <table:table-cell office:value-type="float" office:value="-8.85417">
            <text:p>-8.85417</text:p>
          </table:table-cell>
          <table:table-cell office:value-type="float" office:value="253.854">
            <text:p>253.8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697">
            <text:p>53.3697</text:p>
          </table:table-cell>
          <table:table-cell office:value-type="float" office:value="-8.86385">
            <text:p>-8.86385</text:p>
          </table:table-cell>
          <table:table-cell office:value-type="float" office:value="253.864">
            <text:p>253.8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987">
            <text:p>53.3987</text:p>
          </table:table-cell>
          <table:table-cell office:value-type="float" office:value="-8.87364">
            <text:p>-8.87364</text:p>
          </table:table-cell>
          <table:table-cell office:value-type="float" office:value="253.874">
            <text:p>253.8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194">
            <text:p>53.4194</text:p>
          </table:table-cell>
          <table:table-cell office:value-type="float" office:value="-8.87975">
            <text:p>-8.87975</text:p>
          </table:table-cell>
          <table:table-cell office:value-type="float" office:value="253.88">
            <text:p>253.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426">
            <text:p>53.4426</text:p>
          </table:table-cell>
          <table:table-cell office:value-type="float" office:value="-8.88567">
            <text:p>-8.88567</text:p>
          </table:table-cell>
          <table:table-cell office:value-type="float" office:value="253.886">
            <text:p>253.8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625">
            <text:p>53.4625</text:p>
          </table:table-cell>
          <table:table-cell office:value-type="float" office:value="-8.88994">
            <text:p>-8.88994</text:p>
          </table:table-cell>
          <table:table-cell office:value-type="float" office:value="253.89">
            <text:p>253.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924">
            <text:p>53.4924</text:p>
          </table:table-cell>
          <table:table-cell office:value-type="float" office:value="-8.89523">
            <text:p>-8.89523</text:p>
          </table:table-cell>
          <table:table-cell office:value-type="float" office:value="253.895">
            <text:p>253.8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126">
            <text:p>53.5126</text:p>
          </table:table-cell>
          <table:table-cell office:value-type="float" office:value="-8.89793">
            <text:p>-8.89793</text:p>
          </table:table-cell>
          <table:table-cell office:value-type="float" office:value="253.898">
            <text:p>253.8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344">
            <text:p>53.5344</text:p>
          </table:table-cell>
          <table:table-cell office:value-type="float" office:value="-8.90004">
            <text:p>-8.90004</text:p>
          </table:table-cell>
          <table:table-cell office:value-type="float" office:value="253.9">
            <text:p>253.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544">
            <text:p>53.5544</text:p>
          </table:table-cell>
          <table:table-cell office:value-type="float" office:value="-8.90128">
            <text:p>-8.90128</text:p>
          </table:table-cell>
          <table:table-cell office:value-type="float" office:value="253.901">
            <text:p>253.9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822">
            <text:p>53.5822</text:p>
          </table:table-cell>
          <table:table-cell office:value-type="float" office:value="-8.90198">
            <text:p>-8.90198</text:p>
          </table:table-cell>
          <table:table-cell office:value-type="float" office:value="253.902">
            <text:p>253.9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038">
            <text:p>53.6038</text:p>
          </table:table-cell>
          <table:table-cell office:value-type="float" office:value="-8.90166">
            <text:p>-8.90166</text:p>
          </table:table-cell>
          <table:table-cell office:value-type="float" office:value="253.902">
            <text:p>253.90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237">
            <text:p>53.6237</text:p>
          </table:table-cell>
          <table:table-cell office:value-type="float" office:value="-8.90068">
            <text:p>-8.90068</text:p>
          </table:table-cell>
          <table:table-cell office:value-type="float" office:value="253.901">
            <text:p>253.9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512">
            <text:p>53.6512</text:p>
          </table:table-cell>
          <table:table-cell office:value-type="float" office:value="-8.89835">
            <text:p>-8.89835</text:p>
          </table:table-cell>
          <table:table-cell office:value-type="float" office:value="253.898">
            <text:p>253.8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791">
            <text:p>53.6791</text:p>
          </table:table-cell>
          <table:table-cell office:value-type="float" office:value="-8.89481">
            <text:p>-8.89481</text:p>
          </table:table-cell>
          <table:table-cell office:value-type="float" office:value="253.895">
            <text:p>253.8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015">
            <text:p>53.7015</text:p>
          </table:table-cell>
          <table:table-cell office:value-type="float" office:value="-8.8911">
            <text:p>-8.8911</text:p>
          </table:table-cell>
          <table:table-cell office:value-type="float" office:value="253.891">
            <text:p>253.8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296">
            <text:p>53.7296</text:p>
          </table:table-cell>
          <table:table-cell office:value-type="float" office:value="-8.88541">
            <text:p>-8.88541</text:p>
          </table:table-cell>
          <table:table-cell office:value-type="float" office:value="253.885">
            <text:p>253.8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599">
            <text:p>53.7599</text:p>
          </table:table-cell>
          <table:table-cell office:value-type="float" office:value="-8.87788">
            <text:p>-8.87788</text:p>
          </table:table-cell>
          <table:table-cell office:value-type="float" office:value="253.878">
            <text:p>253.8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89">
            <text:p>53.789</text:p>
          </table:table-cell>
          <table:table-cell office:value-type="float" office:value="-8.86949">
            <text:p>-8.86949</text:p>
          </table:table-cell>
          <table:table-cell office:value-type="float" office:value="253.869">
            <text:p>253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177">
            <text:p>53.8177</text:p>
          </table:table-cell>
          <table:table-cell office:value-type="float" office:value="-8.85997">
            <text:p>-8.85997</text:p>
          </table:table-cell>
          <table:table-cell office:value-type="float" office:value="253.86">
            <text:p>253.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378">
            <text:p>53.8378</text:p>
          </table:table-cell>
          <table:table-cell office:value-type="float" office:value="-8.85257">
            <text:p>-8.85257</text:p>
          </table:table-cell>
          <table:table-cell office:value-type="float" office:value="253.853">
            <text:p>253.8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66">
            <text:p>53.866</text:p>
          </table:table-cell>
          <table:table-cell office:value-type="float" office:value="-8.84132">
            <text:p>-8.84132</text:p>
          </table:table-cell>
          <table:table-cell office:value-type="float" office:value="253.841">
            <text:p>253.8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939">
            <text:p>53.8939</text:p>
          </table:table-cell>
          <table:table-cell office:value-type="float" office:value="-8.82916">
            <text:p>-8.82916</text:p>
          </table:table-cell>
          <table:table-cell office:value-type="float" office:value="253.829">
            <text:p>253.8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166">
            <text:p>53.9166</text:p>
          </table:table-cell>
          <table:table-cell office:value-type="float" office:value="-8.81848">
            <text:p>-8.81848</text:p>
          </table:table-cell>
          <table:table-cell office:value-type="float" office:value="253.818">
            <text:p>253.8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448">
            <text:p>53.9448</text:p>
          </table:table-cell>
          <table:table-cell office:value-type="float" office:value="-8.8042">
            <text:p>-8.8042</text:p>
          </table:table-cell>
          <table:table-cell office:value-type="float" office:value="253.804">
            <text:p>253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713">
            <text:p>53.9713</text:p>
          </table:table-cell>
          <table:table-cell office:value-type="float" office:value="-8.78993">
            <text:p>-8.78993</text:p>
          </table:table-cell>
          <table:table-cell office:value-type="float" office:value="253.79">
            <text:p>253.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943">
            <text:p>53.9943</text:p>
          </table:table-cell>
          <table:table-cell office:value-type="float" office:value="-8.77682">
            <text:p>-8.77682</text:p>
          </table:table-cell>
          <table:table-cell office:value-type="float" office:value="253.777">
            <text:p>253.7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147">
            <text:p>54.0147</text:p>
          </table:table-cell>
          <table:table-cell office:value-type="float" office:value="-8.76465">
            <text:p>-8.76465</text:p>
          </table:table-cell>
          <table:table-cell office:value-type="float" office:value="253.765">
            <text:p>253.7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35">
            <text:p>54.035</text:p>
          </table:table-cell>
          <table:table-cell office:value-type="float" office:value="-8.75198">
            <text:p>-8.75198</text:p>
          </table:table-cell>
          <table:table-cell office:value-type="float" office:value="253.752">
            <text:p>253.7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552">
            <text:p>54.0552</text:p>
          </table:table-cell>
          <table:table-cell office:value-type="float" office:value="-8.73891">
            <text:p>-8.73891</text:p>
          </table:table-cell>
          <table:table-cell office:value-type="float" office:value="253.739">
            <text:p>253.7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767">
            <text:p>54.0767</text:p>
          </table:table-cell>
          <table:table-cell office:value-type="float" office:value="-8.72446">
            <text:p>-8.72446</text:p>
          </table:table-cell>
          <table:table-cell office:value-type="float" office:value="253.724">
            <text:p>253.7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982">
            <text:p>54.0982</text:p>
          </table:table-cell>
          <table:table-cell office:value-type="float" office:value="-8.70955">
            <text:p>-8.70955</text:p>
          </table:table-cell>
          <table:table-cell office:value-type="float" office:value="253.71">
            <text:p>253.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181">
            <text:p>54.1181</text:p>
          </table:table-cell>
          <table:table-cell office:value-type="float" office:value="-8.69518">
            <text:p>-8.69518</text:p>
          </table:table-cell>
          <table:table-cell office:value-type="float" office:value="253.695">
            <text:p>253.6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462">
            <text:p>54.1462</text:p>
          </table:table-cell>
          <table:table-cell office:value-type="float" office:value="-8.67421">
            <text:p>-8.67421</text:p>
          </table:table-cell>
          <table:table-cell office:value-type="float" office:value="253.674">
            <text:p>253.6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68">
            <text:p>54.168</text:p>
          </table:table-cell>
          <table:table-cell office:value-type="float" office:value="-8.65724">
            <text:p>-8.65724</text:p>
          </table:table-cell>
          <table:table-cell office:value-type="float" office:value="253.657">
            <text:p>253.6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955">
            <text:p>54.1955</text:p>
          </table:table-cell>
          <table:table-cell office:value-type="float" office:value="-8.63531">
            <text:p>-8.63531</text:p>
          </table:table-cell>
          <table:table-cell office:value-type="float" office:value="253.635">
            <text:p>253.6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249">
            <text:p>54.2249</text:p>
          </table:table-cell>
          <table:table-cell office:value-type="float" office:value="-8.61081">
            <text:p>-8.61081</text:p>
          </table:table-cell>
          <table:table-cell office:value-type="float" office:value="253.611">
            <text:p>253.6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524">
            <text:p>54.2524</text:p>
          </table:table-cell>
          <table:table-cell office:value-type="float" office:value="-8.58708">
            <text:p>-8.58708</text:p>
          </table:table-cell>
          <table:table-cell office:value-type="float" office:value="253.587">
            <text:p>253.5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833">
            <text:p>54.2833</text:p>
          </table:table-cell>
          <table:table-cell office:value-type="float" office:value="-8.5596">
            <text:p>-8.5596</text:p>
          </table:table-cell>
          <table:table-cell office:value-type="float" office:value="253.56">
            <text:p>253.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106">
            <text:p>54.3106</text:p>
          </table:table-cell>
          <table:table-cell office:value-type="float" office:value="-8.53448">
            <text:p>-8.53448</text:p>
          </table:table-cell>
          <table:table-cell office:value-type="float" office:value="253.534">
            <text:p>253.5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398">
            <text:p>54.3398</text:p>
          </table:table-cell>
          <table:table-cell office:value-type="float" office:value="-8.50682">
            <text:p>-8.50682</text:p>
          </table:table-cell>
          <table:table-cell office:value-type="float" office:value="253.507">
            <text:p>253.5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609">
            <text:p>54.3609</text:p>
          </table:table-cell>
          <table:table-cell office:value-type="float" office:value="-8.48628">
            <text:p>-8.48628</text:p>
          </table:table-cell>
          <table:table-cell office:value-type="float" office:value="253.486">
            <text:p>253.4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891">
            <text:p>54.3891</text:p>
          </table:table-cell>
          <table:table-cell office:value-type="float" office:value="-8.45833">
            <text:p>-8.45833</text:p>
          </table:table-cell>
          <table:table-cell office:value-type="float" office:value="253.458">
            <text:p>253.4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163">
            <text:p>54.4163</text:p>
          </table:table-cell>
          <table:table-cell office:value-type="float" office:value="-8.43047">
            <text:p>-8.43047</text:p>
          </table:table-cell>
          <table:table-cell office:value-type="float" office:value="253.43">
            <text:p>253.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383">
            <text:p>54.4383</text:p>
          </table:table-cell>
          <table:table-cell office:value-type="float" office:value="-8.40765">
            <text:p>-8.40765</text:p>
          </table:table-cell>
          <table:table-cell office:value-type="float" office:value="253.408">
            <text:p>253.4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587">
            <text:p>54.4587</text:p>
          </table:table-cell>
          <table:table-cell office:value-type="float" office:value="-8.38586">
            <text:p>-8.38586</text:p>
          </table:table-cell>
          <table:table-cell office:value-type="float" office:value="253.386">
            <text:p>253.3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803">
            <text:p>54.4803</text:p>
          </table:table-cell>
          <table:table-cell office:value-type="float" office:value="-8.36247">
            <text:p>-8.36247</text:p>
          </table:table-cell>
          <table:table-cell office:value-type="float" office:value="253.362">
            <text:p>253.3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087">
            <text:p>54.5087</text:p>
          </table:table-cell>
          <table:table-cell office:value-type="float" office:value="-8.33122">
            <text:p>-8.33122</text:p>
          </table:table-cell>
          <table:table-cell office:value-type="float" office:value="253.331">
            <text:p>253.3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333">
            <text:p>54.5333</text:p>
          </table:table-cell>
          <table:table-cell office:value-type="float" office:value="-8.30357">
            <text:p>-8.30357</text:p>
          </table:table-cell>
          <table:table-cell office:value-type="float" office:value="253.304">
            <text:p>253.3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551">
            <text:p>54.5551</text:p>
          </table:table-cell>
          <table:table-cell office:value-type="float" office:value="-8.27852">
            <text:p>-8.27852</text:p>
          </table:table-cell>
          <table:table-cell office:value-type="float" office:value="253.279">
            <text:p>253.2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754">
            <text:p>54.5754</text:p>
          </table:table-cell>
          <table:table-cell office:value-type="float" office:value="-8.25502">
            <text:p>-8.25502</text:p>
          </table:table-cell>
          <table:table-cell office:value-type="float" office:value="253.255">
            <text:p>253.2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969">
            <text:p>54.5969</text:p>
          </table:table-cell>
          <table:table-cell office:value-type="float" office:value="-8.22968">
            <text:p>-8.22968</text:p>
          </table:table-cell>
          <table:table-cell office:value-type="float" office:value="253.23">
            <text:p>253.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257">
            <text:p>54.6257</text:p>
          </table:table-cell>
          <table:table-cell office:value-type="float" office:value="-8.19528">
            <text:p>-8.19528</text:p>
          </table:table-cell>
          <table:table-cell office:value-type="float" office:value="253.195">
            <text:p>253.1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478">
            <text:p>54.6478</text:p>
          </table:table-cell>
          <table:table-cell office:value-type="float" office:value="-8.16841">
            <text:p>-8.16841</text:p>
          </table:table-cell>
          <table:table-cell office:value-type="float" office:value="253.168">
            <text:p>253.1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691">
            <text:p>54.6691</text:p>
          </table:table-cell>
          <table:table-cell office:value-type="float" office:value="-8.14221">
            <text:p>-8.14221</text:p>
          </table:table-cell>
          <table:table-cell office:value-type="float" office:value="253.142">
            <text:p>253.1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987">
            <text:p>54.6987</text:p>
          </table:table-cell>
          <table:table-cell office:value-type="float" office:value="-8.10535">
            <text:p>-8.10535</text:p>
          </table:table-cell>
          <table:table-cell office:value-type="float" office:value="253.105">
            <text:p>253.1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195">
            <text:p>54.7195</text:p>
          </table:table-cell>
          <table:table-cell office:value-type="float" office:value="-8.07889">
            <text:p>-8.07889</text:p>
          </table:table-cell>
          <table:table-cell office:value-type="float" office:value="253.079">
            <text:p>253.0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397">
            <text:p>54.7397</text:p>
          </table:table-cell>
          <table:table-cell office:value-type="float" office:value="-8.05305">
            <text:p>-8.05305</text:p>
          </table:table-cell>
          <table:table-cell office:value-type="float" office:value="253.053">
            <text:p>253.0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596">
            <text:p>54.7596</text:p>
          </table:table-cell>
          <table:table-cell office:value-type="float" office:value="-8.0273">
            <text:p>-8.0273</text:p>
          </table:table-cell>
          <table:table-cell office:value-type="float" office:value="253.027">
            <text:p>253.0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885">
            <text:p>54.7885</text:p>
          </table:table-cell>
          <table:table-cell office:value-type="float" office:value="-7.98946">
            <text:p>-7.98946</text:p>
          </table:table-cell>
          <table:table-cell office:value-type="float" office:value="252.989">
            <text:p>252.9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109">
            <text:p>54.8109</text:p>
          </table:table-cell>
          <table:table-cell office:value-type="float" office:value="-7.95975">
            <text:p>-7.95975</text:p>
          </table:table-cell>
          <table:table-cell office:value-type="float" office:value="252.96">
            <text:p>252.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421">
            <text:p>54.8421</text:p>
          </table:table-cell>
          <table:table-cell office:value-type="float" office:value="-7.91772">
            <text:p>-7.91772</text:p>
          </table:table-cell>
          <table:table-cell office:value-type="float" office:value="252.918">
            <text:p>252.9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709">
            <text:p>54.8709</text:p>
          </table:table-cell>
          <table:table-cell office:value-type="float" office:value="-7.87837">
            <text:p>-7.87837</text:p>
          </table:table-cell>
          <table:table-cell office:value-type="float" office:value="252.878">
            <text:p>252.8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926">
            <text:p>54.8926</text:p>
          </table:table-cell>
          <table:table-cell office:value-type="float" office:value="-7.8484">
            <text:p>-7.8484</text:p>
          </table:table-cell>
          <table:table-cell office:value-type="float" office:value="252.848">
            <text:p>252.8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173">
            <text:p>54.9173</text:p>
          </table:table-cell>
          <table:table-cell office:value-type="float" office:value="-7.81416">
            <text:p>-7.81416</text:p>
          </table:table-cell>
          <table:table-cell office:value-type="float" office:value="252.814">
            <text:p>252.8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387">
            <text:p>54.9387</text:p>
          </table:table-cell>
          <table:table-cell office:value-type="float" office:value="-7.78401">
            <text:p>-7.78401</text:p>
          </table:table-cell>
          <table:table-cell office:value-type="float" office:value="252.784">
            <text:p>252.7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675">
            <text:p>54.9675</text:p>
          </table:table-cell>
          <table:table-cell office:value-type="float" office:value="-7.74313">
            <text:p>-7.74313</text:p>
          </table:table-cell>
          <table:table-cell office:value-type="float" office:value="252.743">
            <text:p>252.7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89">
            <text:p>54.989</text:p>
          </table:table-cell>
          <table:table-cell office:value-type="float" office:value="-7.7123">
            <text:p>-7.7123</text:p>
          </table:table-cell>
          <table:table-cell office:value-type="float" office:value="252.712">
            <text:p>252.7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193">
            <text:p>55.0193</text:p>
          </table:table-cell>
          <table:table-cell office:value-type="float" office:value="-7.66832">
            <text:p>-7.66832</text:p>
          </table:table-cell>
          <table:table-cell office:value-type="float" office:value="252.668">
            <text:p>252.6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491">
            <text:p>55.0491</text:p>
          </table:table-cell>
          <table:table-cell office:value-type="float" office:value="-7.62485">
            <text:p>-7.62485</text:p>
          </table:table-cell>
          <table:table-cell office:value-type="float" office:value="252.625">
            <text:p>252.6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79">
            <text:p>55.079</text:p>
          </table:table-cell>
          <table:table-cell office:value-type="float" office:value="-7.58064">
            <text:p>-7.58064</text:p>
          </table:table-cell>
          <table:table-cell office:value-type="float" office:value="252.581">
            <text:p>252.5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07">
            <text:p>55.107</text:p>
          </table:table-cell>
          <table:table-cell office:value-type="float" office:value="-7.53894">
            <text:p>-7.53894</text:p>
          </table:table-cell>
          <table:table-cell office:value-type="float" office:value="252.539">
            <text:p>252.53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277">
            <text:p>55.1277</text:p>
          </table:table-cell>
          <table:table-cell office:value-type="float" office:value="-7.50774">
            <text:p>-7.50774</text:p>
          </table:table-cell>
          <table:table-cell office:value-type="float" office:value="252.508">
            <text:p>252.5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567">
            <text:p>55.1567</text:p>
          </table:table-cell>
          <table:table-cell office:value-type="float" office:value="-7.46399">
            <text:p>-7.46399</text:p>
          </table:table-cell>
          <table:table-cell office:value-type="float" office:value="252.464">
            <text:p>252.4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854">
            <text:p>55.1854</text:p>
          </table:table-cell>
          <table:table-cell office:value-type="float" office:value="-7.42009">
            <text:p>-7.42009</text:p>
          </table:table-cell>
          <table:table-cell office:value-type="float" office:value="252.42">
            <text:p>252.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082">
            <text:p>55.2082</text:p>
          </table:table-cell>
          <table:table-cell office:value-type="float" office:value="-7.3849">
            <text:p>-7.3849</text:p>
          </table:table-cell>
          <table:table-cell office:value-type="float" office:value="252.385">
            <text:p>252.3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285">
            <text:p>55.2285</text:p>
          </table:table-cell>
          <table:table-cell office:value-type="float" office:value="-7.35356">
            <text:p>-7.35356</text:p>
          </table:table-cell>
          <table:table-cell office:value-type="float" office:value="252.354">
            <text:p>252.3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558">
            <text:p>55.2558</text:p>
          </table:table-cell>
          <table:table-cell office:value-type="float" office:value="-7.311">
            <text:p>-7.311</text:p>
          </table:table-cell>
          <table:table-cell office:value-type="float" office:value="252.311">
            <text:p>252.3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791">
            <text:p>55.2791</text:p>
          </table:table-cell>
          <table:table-cell office:value-type="float" office:value="-7.27444">
            <text:p>-7.27444</text:p>
          </table:table-cell>
          <table:table-cell office:value-type="float" office:value="252.274">
            <text:p>252.2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004">
            <text:p>55.3004</text:p>
          </table:table-cell>
          <table:table-cell office:value-type="float" office:value="-7.2411">
            <text:p>-7.2411</text:p>
          </table:table-cell>
          <table:table-cell office:value-type="float" office:value="252.241">
            <text:p>252.2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233">
            <text:p>55.3233</text:p>
          </table:table-cell>
          <table:table-cell office:value-type="float" office:value="-7.20462">
            <text:p>-7.20462</text:p>
          </table:table-cell>
          <table:table-cell office:value-type="float" office:value="252.205">
            <text:p>252.2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557">
            <text:p>55.3557</text:p>
          </table:table-cell>
          <table:table-cell office:value-type="float" office:value="-7.15295">
            <text:p>-7.15295</text:p>
          </table:table-cell>
          <table:table-cell office:value-type="float" office:value="252.153">
            <text:p>252.15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759">
            <text:p>55.3759</text:p>
          </table:table-cell>
          <table:table-cell office:value-type="float" office:value="-7.12053">
            <text:p>-7.12053</text:p>
          </table:table-cell>
          <table:table-cell office:value-type="float" office:value="252.121">
            <text:p>252.1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97">
            <text:p>55.397</text:p>
          </table:table-cell>
          <table:table-cell office:value-type="float" office:value="-7.08647">
            <text:p>-7.08647</text:p>
          </table:table-cell>
          <table:table-cell office:value-type="float" office:value="252.086">
            <text:p>252.0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286">
            <text:p>55.4286</text:p>
          </table:table-cell>
          <table:table-cell office:value-type="float" office:value="-7.03522">
            <text:p>-7.03522</text:p>
          </table:table-cell>
          <table:table-cell office:value-type="float" office:value="252.035">
            <text:p>252.0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494">
            <text:p>55.4494</text:p>
          </table:table-cell>
          <table:table-cell office:value-type="float" office:value="-7.00137">
            <text:p>-7.00137</text:p>
          </table:table-cell>
          <table:table-cell office:value-type="float" office:value="252.001">
            <text:p>252.0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78">
            <text:p>55.478</text:p>
          </table:table-cell>
          <table:table-cell office:value-type="float" office:value="-6.95467">
            <text:p>-6.95467</text:p>
          </table:table-cell>
          <table:table-cell office:value-type="float" office:value="251.955">
            <text:p>251.9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998">
            <text:p>55.4998</text:p>
          </table:table-cell>
          <table:table-cell office:value-type="float" office:value="-6.91885">
            <text:p>-6.91885</text:p>
          </table:table-cell>
          <table:table-cell office:value-type="float" office:value="251.919">
            <text:p>251.9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214">
            <text:p>55.5214</text:p>
          </table:table-cell>
          <table:table-cell office:value-type="float" office:value="-6.88307">
            <text:p>-6.88307</text:p>
          </table:table-cell>
          <table:table-cell office:value-type="float" office:value="251.883">
            <text:p>251.8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491">
            <text:p>55.5491</text:p>
          </table:table-cell>
          <table:table-cell office:value-type="float" office:value="-6.83722">
            <text:p>-6.83722</text:p>
          </table:table-cell>
          <table:table-cell office:value-type="float" office:value="251.837">
            <text:p>251.8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805">
            <text:p>55.5805</text:p>
          </table:table-cell>
          <table:table-cell office:value-type="float" office:value="-6.78488">
            <text:p>-6.78488</text:p>
          </table:table-cell>
          <table:table-cell office:value-type="float" office:value="251.785">
            <text:p>251.7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089">
            <text:p>55.6089</text:p>
          </table:table-cell>
          <table:table-cell office:value-type="float" office:value="-6.73734">
            <text:p>-6.73734</text:p>
          </table:table-cell>
          <table:table-cell office:value-type="float" office:value="251.737">
            <text:p>251.73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375">
            <text:p>55.6375</text:p>
          </table:table-cell>
          <table:table-cell office:value-type="float" office:value="-6.68925">
            <text:p>-6.68925</text:p>
          </table:table-cell>
          <table:table-cell office:value-type="float" office:value="251.689">
            <text:p>251.6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583">
            <text:p>55.6583</text:p>
          </table:table-cell>
          <table:table-cell office:value-type="float" office:value="-6.65413">
            <text:p>-6.65413</text:p>
          </table:table-cell>
          <table:table-cell office:value-type="float" office:value="251.654">
            <text:p>251.6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874">
            <text:p>55.6874</text:p>
          </table:table-cell>
          <table:table-cell office:value-type="float" office:value="-6.60463">
            <text:p>-6.60463</text:p>
          </table:table-cell>
          <table:table-cell office:value-type="float" office:value="251.605">
            <text:p>251.6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073">
            <text:p>55.7073</text:p>
          </table:table-cell>
          <table:table-cell office:value-type="float" office:value="-6.57085">
            <text:p>-6.57085</text:p>
          </table:table-cell>
          <table:table-cell office:value-type="float" office:value="251.571">
            <text:p>251.5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363">
            <text:p>55.7363</text:p>
          </table:table-cell>
          <table:table-cell office:value-type="float" office:value="-6.52148">
            <text:p>-6.52148</text:p>
          </table:table-cell>
          <table:table-cell office:value-type="float" office:value="251.521">
            <text:p>251.5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59">
            <text:p>55.759</text:p>
          </table:table-cell>
          <table:table-cell office:value-type="float" office:value="-6.48274">
            <text:p>-6.48274</text:p>
          </table:table-cell>
          <table:table-cell office:value-type="float" office:value="251.483">
            <text:p>251.4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879">
            <text:p>55.7879</text:p>
          </table:table-cell>
          <table:table-cell office:value-type="float" office:value="-6.43307">
            <text:p>-6.43307</text:p>
          </table:table-cell>
          <table:table-cell office:value-type="float" office:value="251.433">
            <text:p>251.4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223">
            <text:p>55.8223</text:p>
          </table:table-cell>
          <table:table-cell office:value-type="float" office:value="-6.37363">
            <text:p>-6.37363</text:p>
          </table:table-cell>
          <table:table-cell office:value-type="float" office:value="251.374">
            <text:p>251.3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514">
            <text:p>55.8514</text:p>
          </table:table-cell>
          <table:table-cell office:value-type="float" office:value="-6.32344">
            <text:p>-6.32344</text:p>
          </table:table-cell>
          <table:table-cell office:value-type="float" office:value="251.323">
            <text:p>251.3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823">
            <text:p>55.8823</text:p>
          </table:table-cell>
          <table:table-cell office:value-type="float" office:value="-6.26982">
            <text:p>-6.26982</text:p>
          </table:table-cell>
          <table:table-cell office:value-type="float" office:value="251.27">
            <text:p>251.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062">
            <text:p>55.9062</text:p>
          </table:table-cell>
          <table:table-cell office:value-type="float" office:value="-6.2282">
            <text:p>-6.2282</text:p>
          </table:table-cell>
          <table:table-cell office:value-type="float" office:value="251.228">
            <text:p>251.2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36">
            <text:p>55.936</text:p>
          </table:table-cell>
          <table:table-cell office:value-type="float" office:value="-6.17639">
            <text:p>-6.17639</text:p>
          </table:table-cell>
          <table:table-cell office:value-type="float" office:value="251.176">
            <text:p>251.1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662">
            <text:p>55.9662</text:p>
          </table:table-cell>
          <table:table-cell office:value-type="float" office:value="-6.1235">
            <text:p>-6.1235</text:p>
          </table:table-cell>
          <table:table-cell office:value-type="float" office:value="251.124">
            <text:p>251.1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876">
            <text:p>55.9876</text:p>
          </table:table-cell>
          <table:table-cell office:value-type="float" office:value="-6.08615">
            <text:p>-6.08615</text:p>
          </table:table-cell>
          <table:table-cell office:value-type="float" office:value="251.086">
            <text:p>251.0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089">
            <text:p>56.0089</text:p>
          </table:table-cell>
          <table:table-cell office:value-type="float" office:value="-6.04889">
            <text:p>-6.04889</text:p>
          </table:table-cell>
          <table:table-cell office:value-type="float" office:value="251.049">
            <text:p>251.0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368">
            <text:p>56.0368</text:p>
          </table:table-cell>
          <table:table-cell office:value-type="float" office:value="-5.99968">
            <text:p>-5.99968</text:p>
          </table:table-cell>
          <table:table-cell office:value-type="float" office:value="251">
            <text:p>2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6">
            <text:p>56.06</text:p>
          </table:table-cell>
          <table:table-cell office:value-type="float" office:value="-5.95892">
            <text:p>-5.95892</text:p>
          </table:table-cell>
          <table:table-cell office:value-type="float" office:value="250.959">
            <text:p>250.9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882">
            <text:p>56.0882</text:p>
          </table:table-cell>
          <table:table-cell office:value-type="float" office:value="-5.90903">
            <text:p>-5.90903</text:p>
          </table:table-cell>
          <table:table-cell office:value-type="float" office:value="250.909">
            <text:p>250.9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181">
            <text:p>56.1181</text:p>
          </table:table-cell>
          <table:table-cell office:value-type="float" office:value="-5.85632">
            <text:p>-5.85632</text:p>
          </table:table-cell>
          <table:table-cell office:value-type="float" office:value="250.856">
            <text:p>250.8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404">
            <text:p>56.1404</text:p>
          </table:table-cell>
          <table:table-cell office:value-type="float" office:value="-5.8167">
            <text:p>-5.8167</text:p>
          </table:table-cell>
          <table:table-cell office:value-type="float" office:value="250.817">
            <text:p>250.8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607">
            <text:p>56.1607</text:p>
          </table:table-cell>
          <table:table-cell office:value-type="float" office:value="-5.78085">
            <text:p>-5.78085</text:p>
          </table:table-cell>
          <table:table-cell office:value-type="float" office:value="250.781">
            <text:p>250.7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901">
            <text:p>56.1901</text:p>
          </table:table-cell>
          <table:table-cell office:value-type="float" office:value="-5.72842">
            <text:p>-5.72842</text:p>
          </table:table-cell>
          <table:table-cell office:value-type="float" office:value="250.728">
            <text:p>250.7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13">
            <text:p>56.213</text:p>
          </table:table-cell>
          <table:table-cell office:value-type="float" office:value="-5.68797">
            <text:p>-5.68797</text:p>
          </table:table-cell>
          <table:table-cell office:value-type="float" office:value="250.688">
            <text:p>250.6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413">
            <text:p>56.2413</text:p>
          </table:table-cell>
          <table:table-cell office:value-type="float" office:value="-5.63765">
            <text:p>-5.63765</text:p>
          </table:table-cell>
          <table:table-cell office:value-type="float" office:value="250.638">
            <text:p>250.6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741">
            <text:p>56.2741</text:p>
          </table:table-cell>
          <table:table-cell office:value-type="float" office:value="-5.57909">
            <text:p>-5.57909</text:p>
          </table:table-cell>
          <table:table-cell office:value-type="float" office:value="250.579">
            <text:p>250.5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955">
            <text:p>56.2955</text:p>
          </table:table-cell>
          <table:table-cell office:value-type="float" office:value="-5.54094">
            <text:p>-5.54094</text:p>
          </table:table-cell>
          <table:table-cell office:value-type="float" office:value="250.541">
            <text:p>250.5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165">
            <text:p>56.3165</text:p>
          </table:table-cell>
          <table:table-cell office:value-type="float" office:value="-5.50343">
            <text:p>-5.50343</text:p>
          </table:table-cell>
          <table:table-cell office:value-type="float" office:value="250.503">
            <text:p>250.5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494">
            <text:p>56.3494</text:p>
          </table:table-cell>
          <table:table-cell office:value-type="float" office:value="-5.44466">
            <text:p>-5.44466</text:p>
          </table:table-cell>
          <table:table-cell office:value-type="float" office:value="250.445">
            <text:p>250.4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705">
            <text:p>56.3705</text:p>
          </table:table-cell>
          <table:table-cell office:value-type="float" office:value="-5.40691">
            <text:p>-5.40691</text:p>
          </table:table-cell>
          <table:table-cell office:value-type="float" office:value="250.407">
            <text:p>250.4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991">
            <text:p>56.3991</text:p>
          </table:table-cell>
          <table:table-cell office:value-type="float" office:value="-5.35582">
            <text:p>-5.35582</text:p>
          </table:table-cell>
          <table:table-cell office:value-type="float" office:value="250.356">
            <text:p>250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232">
            <text:p>56.4232</text:p>
          </table:table-cell>
          <table:table-cell office:value-type="float" office:value="-5.3127">
            <text:p>-5.3127</text:p>
          </table:table-cell>
          <table:table-cell office:value-type="float" office:value="250.313">
            <text:p>250.3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444">
            <text:p>56.4444</text:p>
          </table:table-cell>
          <table:table-cell office:value-type="float" office:value="-5.27475">
            <text:p>-5.27475</text:p>
          </table:table-cell>
          <table:table-cell office:value-type="float" office:value="250.275">
            <text:p>250.2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725">
            <text:p>56.4725</text:p>
          </table:table-cell>
          <table:table-cell office:value-type="float" office:value="-5.22424">
            <text:p>-5.22424</text:p>
          </table:table-cell>
          <table:table-cell office:value-type="float" office:value="250.224">
            <text:p>250.2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964">
            <text:p>56.4964</text:p>
          </table:table-cell>
          <table:table-cell office:value-type="float" office:value="-5.18138">
            <text:p>-5.18138</text:p>
          </table:table-cell>
          <table:table-cell office:value-type="float" office:value="250.181">
            <text:p>250.1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251">
            <text:p>56.5251</text:p>
          </table:table-cell>
          <table:table-cell office:value-type="float" office:value="-5.13005">
            <text:p>-5.13005</text:p>
          </table:table-cell>
          <table:table-cell office:value-type="float" office:value="250.13">
            <text:p>250.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529">
            <text:p>56.5529</text:p>
          </table:table-cell>
          <table:table-cell office:value-type="float" office:value="-5.08003">
            <text:p>-5.08003</text:p>
          </table:table-cell>
          <table:table-cell office:value-type="float" office:value="250.08">
            <text:p>250.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751">
            <text:p>56.5751</text:p>
          </table:table-cell>
          <table:table-cell office:value-type="float" office:value="-5.04019">
            <text:p>-5.04019</text:p>
          </table:table-cell>
          <table:table-cell office:value-type="float" office:value="250.04">
            <text:p>250.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031">
            <text:p>56.6031</text:p>
          </table:table-cell>
          <table:table-cell office:value-type="float" office:value="-4.98997">
            <text:p>-4.98997</text:p>
          </table:table-cell>
          <table:table-cell office:value-type="float" office:value="249.99">
            <text:p>249.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323">
            <text:p>56.6323</text:p>
          </table:table-cell>
          <table:table-cell office:value-type="float" office:value="-4.93768">
            <text:p>-4.93768</text:p>
          </table:table-cell>
          <table:table-cell office:value-type="float" office:value="249.938">
            <text:p>249.9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556">
            <text:p>56.6556</text:p>
          </table:table-cell>
          <table:table-cell office:value-type="float" office:value="-4.8958">
            <text:p>-4.8958</text:p>
          </table:table-cell>
          <table:table-cell office:value-type="float" office:value="249.896">
            <text:p>249.8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773">
            <text:p>56.6773</text:p>
          </table:table-cell>
          <table:table-cell office:value-type="float" office:value="-4.85675">
            <text:p>-4.85675</text:p>
          </table:table-cell>
          <table:table-cell office:value-type="float" office:value="249.857">
            <text:p>249.8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981">
            <text:p>56.6981</text:p>
          </table:table-cell>
          <table:table-cell office:value-type="float" office:value="-4.81947">
            <text:p>-4.81947</text:p>
          </table:table-cell>
          <table:table-cell office:value-type="float" office:value="249.819">
            <text:p>249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21">
            <text:p>56.721</text:p>
          </table:table-cell>
          <table:table-cell office:value-type="float" office:value="-4.7784">
            <text:p>-4.7784</text:p>
          </table:table-cell>
          <table:table-cell office:value-type="float" office:value="249.778">
            <text:p>249.7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421">
            <text:p>56.7421</text:p>
          </table:table-cell>
          <table:table-cell office:value-type="float" office:value="-4.74043">
            <text:p>-4.74043</text:p>
          </table:table-cell>
          <table:table-cell office:value-type="float" office:value="249.74">
            <text:p>249.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717">
            <text:p>56.7717</text:p>
          </table:table-cell>
          <table:table-cell office:value-type="float" office:value="-4.68759">
            <text:p>-4.68759</text:p>
          </table:table-cell>
          <table:table-cell office:value-type="float" office:value="249.688">
            <text:p>249.6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944">
            <text:p>56.7944</text:p>
          </table:table-cell>
          <table:table-cell office:value-type="float" office:value="-4.64676">
            <text:p>-4.64676</text:p>
          </table:table-cell>
          <table:table-cell office:value-type="float" office:value="249.647">
            <text:p>249.6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162">
            <text:p>56.8162</text:p>
          </table:table-cell>
          <table:table-cell office:value-type="float" office:value="-4.6075">
            <text:p>-4.6075</text:p>
          </table:table-cell>
          <table:table-cell office:value-type="float" office:value="249.607">
            <text:p>249.6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452">
            <text:p>56.8452</text:p>
          </table:table-cell>
          <table:table-cell office:value-type="float" office:value="-4.55568">
            <text:p>-4.55568</text:p>
          </table:table-cell>
          <table:table-cell office:value-type="float" office:value="249.556">
            <text:p>249.5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653">
            <text:p>56.8653</text:p>
          </table:table-cell>
          <table:table-cell office:value-type="float" office:value="-4.51971">
            <text:p>-4.51971</text:p>
          </table:table-cell>
          <table:table-cell office:value-type="float" office:value="249.52">
            <text:p>249.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878">
            <text:p>56.8878</text:p>
          </table:table-cell>
          <table:table-cell office:value-type="float" office:value="-4.47948">
            <text:p>-4.47948</text:p>
          </table:table-cell>
          <table:table-cell office:value-type="float" office:value="249.479">
            <text:p>249.4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169">
            <text:p>56.9169</text:p>
          </table:table-cell>
          <table:table-cell office:value-type="float" office:value="-4.42728">
            <text:p>-4.42728</text:p>
          </table:table-cell>
          <table:table-cell office:value-type="float" office:value="249.427">
            <text:p>249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404">
            <text:p>56.9404</text:p>
          </table:table-cell>
          <table:table-cell office:value-type="float" office:value="-4.38527">
            <text:p>-4.38527</text:p>
          </table:table-cell>
          <table:table-cell office:value-type="float" office:value="249.385">
            <text:p>249.3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688">
            <text:p>56.9688</text:p>
          </table:table-cell>
          <table:table-cell office:value-type="float" office:value="-4.33444">
            <text:p>-4.33444</text:p>
          </table:table-cell>
          <table:table-cell office:value-type="float" office:value="249.334">
            <text:p>249.3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903">
            <text:p>56.9903</text:p>
          </table:table-cell>
          <table:table-cell office:value-type="float" office:value="-4.29605">
            <text:p>-4.29605</text:p>
          </table:table-cell>
          <table:table-cell office:value-type="float" office:value="249.296">
            <text:p>249.2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184">
            <text:p>57.0184</text:p>
          </table:table-cell>
          <table:table-cell office:value-type="float" office:value="-4.24588">
            <text:p>-4.24588</text:p>
          </table:table-cell>
          <table:table-cell office:value-type="float" office:value="249.246">
            <text:p>249.2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419">
            <text:p>57.0419</text:p>
          </table:table-cell>
          <table:table-cell office:value-type="float" office:value="-4.20383">
            <text:p>-4.20383</text:p>
          </table:table-cell>
          <table:table-cell office:value-type="float" office:value="249.204">
            <text:p>249.2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618">
            <text:p>57.0618</text:p>
          </table:table-cell>
          <table:table-cell office:value-type="float" office:value="-4.16837">
            <text:p>-4.16837</text:p>
          </table:table-cell>
          <table:table-cell office:value-type="float" office:value="249.168">
            <text:p>249.1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898">
            <text:p>57.0898</text:p>
          </table:table-cell>
          <table:table-cell office:value-type="float" office:value="-4.11859">
            <text:p>-4.11859</text:p>
          </table:table-cell>
          <table:table-cell office:value-type="float" office:value="249.119">
            <text:p>249.1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148">
            <text:p>57.1148</text:p>
          </table:table-cell>
          <table:table-cell office:value-type="float" office:value="-4.07391">
            <text:p>-4.07391</text:p>
          </table:table-cell>
          <table:table-cell office:value-type="float" office:value="249.074">
            <text:p>249.0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349">
            <text:p>57.1349</text:p>
          </table:table-cell>
          <table:table-cell office:value-type="float" office:value="-4.0383">
            <text:p>-4.0383</text:p>
          </table:table-cell>
          <table:table-cell office:value-type="float" office:value="249.038">
            <text:p>249.0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568">
            <text:p>57.1568</text:p>
          </table:table-cell>
          <table:table-cell office:value-type="float" office:value="-3.99933">
            <text:p>-3.99933</text:p>
          </table:table-cell>
          <table:table-cell office:value-type="float" office:value="248.999">
            <text:p>248.9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808">
            <text:p>57.1808</text:p>
          </table:table-cell>
          <table:table-cell office:value-type="float" office:value="-3.95665">
            <text:p>-3.95665</text:p>
          </table:table-cell>
          <table:table-cell office:value-type="float" office:value="248.957">
            <text:p>248.9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089">
            <text:p>57.2089</text:p>
          </table:table-cell>
          <table:table-cell office:value-type="float" office:value="-3.90677">
            <text:p>-3.90677</text:p>
          </table:table-cell>
          <table:table-cell office:value-type="float" office:value="248.907">
            <text:p>248.9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361">
            <text:p>57.2361</text:p>
          </table:table-cell>
          <table:table-cell office:value-type="float" office:value="-3.85864">
            <text:p>-3.85864</text:p>
          </table:table-cell>
          <table:table-cell office:value-type="float" office:value="248.859">
            <text:p>248.8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574">
            <text:p>57.2574</text:p>
          </table:table-cell>
          <table:table-cell office:value-type="float" office:value="-3.82108">
            <text:p>-3.82108</text:p>
          </table:table-cell>
          <table:table-cell office:value-type="float" office:value="248.821">
            <text:p>248.82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792">
            <text:p>57.2792</text:p>
          </table:table-cell>
          <table:table-cell office:value-type="float" office:value="-3.78261">
            <text:p>-3.78261</text:p>
          </table:table-cell>
          <table:table-cell office:value-type="float" office:value="248.783">
            <text:p>248.7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007">
            <text:p>57.3007</text:p>
          </table:table-cell>
          <table:table-cell office:value-type="float" office:value="-3.74454">
            <text:p>-3.74454</text:p>
          </table:table-cell>
          <table:table-cell office:value-type="float" office:value="248.745">
            <text:p>248.7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3">
            <text:p>57.33</text:p>
          </table:table-cell>
          <table:table-cell office:value-type="float" office:value="-3.69298">
            <text:p>-3.69298</text:p>
          </table:table-cell>
          <table:table-cell office:value-type="float" office:value="248.693">
            <text:p>248.6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53">
            <text:p>57.353</text:p>
          </table:table-cell>
          <table:table-cell office:value-type="float" office:value="-3.65237">
            <text:p>-3.65237</text:p>
          </table:table-cell>
          <table:table-cell office:value-type="float" office:value="248.652">
            <text:p>248.65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823">
            <text:p>57.3823</text:p>
          </table:table-cell>
          <table:table-cell office:value-type="float" office:value="-3.60091">
            <text:p>-3.60091</text:p>
          </table:table-cell>
          <table:table-cell office:value-type="float" office:value="248.601">
            <text:p>248.6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153">
            <text:p>57.4153</text:p>
          </table:table-cell>
          <table:table-cell office:value-type="float" office:value="-3.54272">
            <text:p>-3.54272</text:p>
          </table:table-cell>
          <table:table-cell office:value-type="float" office:value="248.543">
            <text:p>248.5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456">
            <text:p>57.4456</text:p>
          </table:table-cell>
          <table:table-cell office:value-type="float" office:value="-3.48958">
            <text:p>-3.48958</text:p>
          </table:table-cell>
          <table:table-cell office:value-type="float" office:value="248.49">
            <text:p>248.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659">
            <text:p>57.4659</text:p>
          </table:table-cell>
          <table:table-cell office:value-type="float" office:value="-3.45404">
            <text:p>-3.45404</text:p>
          </table:table-cell>
          <table:table-cell office:value-type="float" office:value="248.454">
            <text:p>248.4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88">
            <text:p>57.488</text:p>
          </table:table-cell>
          <table:table-cell office:value-type="float" office:value="-3.41544">
            <text:p>-3.41544</text:p>
          </table:table-cell>
          <table:table-cell office:value-type="float" office:value="248.415">
            <text:p>248.4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098">
            <text:p>57.5098</text:p>
          </table:table-cell>
          <table:table-cell office:value-type="float" office:value="-3.37723">
            <text:p>-3.37723</text:p>
          </table:table-cell>
          <table:table-cell office:value-type="float" office:value="248.377">
            <text:p>248.3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3">
            <text:p>57.53</text:p>
          </table:table-cell>
          <table:table-cell office:value-type="float" office:value="-3.3421">
            <text:p>-3.3421</text:p>
          </table:table-cell>
          <table:table-cell office:value-type="float" office:value="248.342">
            <text:p>248.34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517">
            <text:p>57.5517</text:p>
          </table:table-cell>
          <table:table-cell office:value-type="float" office:value="-3.30418">
            <text:p>-3.30418</text:p>
          </table:table-cell>
          <table:table-cell office:value-type="float" office:value="248.304">
            <text:p>248.3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728">
            <text:p>57.5728</text:p>
          </table:table-cell>
          <table:table-cell office:value-type="float" office:value="-3.2674">
            <text:p>-3.2674</text:p>
          </table:table-cell>
          <table:table-cell office:value-type="float" office:value="248.267">
            <text:p>248.2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02">
            <text:p>57.602</text:p>
          </table:table-cell>
          <table:table-cell office:value-type="float" office:value="-3.21663">
            <text:p>-3.21663</text:p>
          </table:table-cell>
          <table:table-cell office:value-type="float" office:value="248.217">
            <text:p>248.2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303">
            <text:p>57.6303</text:p>
          </table:table-cell>
          <table:table-cell office:value-type="float" office:value="-3.16751">
            <text:p>-3.16751</text:p>
          </table:table-cell>
          <table:table-cell office:value-type="float" office:value="248.168">
            <text:p>248.1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533">
            <text:p>57.6533</text:p>
          </table:table-cell>
          <table:table-cell office:value-type="float" office:value="-3.12764">
            <text:p>-3.12764</text:p>
          </table:table-cell>
          <table:table-cell office:value-type="float" office:value="248.128">
            <text:p>248.1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824">
            <text:p>57.6824</text:p>
          </table:table-cell>
          <table:table-cell office:value-type="float" office:value="-3.07718">
            <text:p>-3.07718</text:p>
          </table:table-cell>
          <table:table-cell office:value-type="float" office:value="248.077">
            <text:p>248.0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145">
            <text:p>57.7145</text:p>
          </table:table-cell>
          <table:table-cell office:value-type="float" office:value="-3.02173">
            <text:p>-3.02173</text:p>
          </table:table-cell>
          <table:table-cell office:value-type="float" office:value="248.022">
            <text:p>248.0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391">
            <text:p>57.7391</text:p>
          </table:table-cell>
          <table:table-cell office:value-type="float" office:value="-2.97945">
            <text:p>-2.97945</text:p>
          </table:table-cell>
          <table:table-cell office:value-type="float" office:value="247.979">
            <text:p>247.9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615">
            <text:p>57.7615</text:p>
          </table:table-cell>
          <table:table-cell office:value-type="float" office:value="-2.94077">
            <text:p>-2.94077</text:p>
          </table:table-cell>
          <table:table-cell office:value-type="float" office:value="247.941">
            <text:p>247.94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944">
            <text:p>57.7944</text:p>
          </table:table-cell>
          <table:table-cell office:value-type="float" office:value="-2.88412">
            <text:p>-2.88412</text:p>
          </table:table-cell>
          <table:table-cell office:value-type="float" office:value="247.884">
            <text:p>247.8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215">
            <text:p>57.8215</text:p>
          </table:table-cell>
          <table:table-cell office:value-type="float" office:value="-2.83771">
            <text:p>-2.83771</text:p>
          </table:table-cell>
          <table:table-cell office:value-type="float" office:value="247.838">
            <text:p>247.8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414">
            <text:p>57.8414</text:p>
          </table:table-cell>
          <table:table-cell office:value-type="float" office:value="-2.80367">
            <text:p>-2.80367</text:p>
          </table:table-cell>
          <table:table-cell office:value-type="float" office:value="247.804">
            <text:p>247.8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721">
            <text:p>57.8721</text:p>
          </table:table-cell>
          <table:table-cell office:value-type="float" office:value="-2.75124">
            <text:p>-2.75124</text:p>
          </table:table-cell>
          <table:table-cell office:value-type="float" office:value="247.751">
            <text:p>247.7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001">
            <text:p>57.9001</text:p>
          </table:table-cell>
          <table:table-cell office:value-type="float" office:value="-2.70367">
            <text:p>-2.70367</text:p>
          </table:table-cell>
          <table:table-cell office:value-type="float" office:value="247.704">
            <text:p>247.7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291">
            <text:p>57.9291</text:p>
          </table:table-cell>
          <table:table-cell office:value-type="float" office:value="-2.6541">
            <text:p>-2.6541</text:p>
          </table:table-cell>
          <table:table-cell office:value-type="float" office:value="247.654">
            <text:p>247.6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512">
            <text:p>57.9512</text:p>
          </table:table-cell>
          <table:table-cell office:value-type="float" office:value="-2.61655">
            <text:p>-2.61655</text:p>
          </table:table-cell>
          <table:table-cell office:value-type="float" office:value="247.617">
            <text:p>247.6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725">
            <text:p>57.9725</text:p>
          </table:table-cell>
          <table:table-cell office:value-type="float" office:value="-2.58055">
            <text:p>-2.58055</text:p>
          </table:table-cell>
          <table:table-cell office:value-type="float" office:value="247.581">
            <text:p>247.5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931">
            <text:p>57.9931</text:p>
          </table:table-cell>
          <table:table-cell office:value-type="float" office:value="-2.54565">
            <text:p>-2.54565</text:p>
          </table:table-cell>
          <table:table-cell office:value-type="float" office:value="247.546">
            <text:p>247.5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159">
            <text:p>58.0159</text:p>
          </table:table-cell>
          <table:table-cell office:value-type="float" office:value="-2.50694">
            <text:p>-2.50694</text:p>
          </table:table-cell>
          <table:table-cell office:value-type="float" office:value="247.507">
            <text:p>247.5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378">
            <text:p>58.0378</text:p>
          </table:table-cell>
          <table:table-cell office:value-type="float" office:value="-2.46999">
            <text:p>-2.46999</text:p>
          </table:table-cell>
          <table:table-cell office:value-type="float" office:value="247.47">
            <text:p>247.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591">
            <text:p>58.0591</text:p>
          </table:table-cell>
          <table:table-cell office:value-type="float" office:value="-2.43398">
            <text:p>-2.43398</text:p>
          </table:table-cell>
          <table:table-cell office:value-type="float" office:value="247.434">
            <text:p>247.4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795">
            <text:p>58.0795</text:p>
          </table:table-cell>
          <table:table-cell office:value-type="float" office:value="-2.39969">
            <text:p>-2.39969</text:p>
          </table:table-cell>
          <table:table-cell office:value-type="float" office:value="247.4">
            <text:p>247.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03">
            <text:p>58.103</text:p>
          </table:table-cell>
          <table:table-cell office:value-type="float" office:value="-2.36021">
            <text:p>-2.36021</text:p>
          </table:table-cell>
          <table:table-cell office:value-type="float" office:value="247.36">
            <text:p>247.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234">
            <text:p>58.1234</text:p>
          </table:table-cell>
          <table:table-cell office:value-type="float" office:value="-2.326">
            <text:p>-2.326</text:p>
          </table:table-cell>
          <table:table-cell office:value-type="float" office:value="247.326">
            <text:p>247.3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539">
            <text:p>58.1539</text:p>
          </table:table-cell>
          <table:table-cell office:value-type="float" office:value="-2.27498">
            <text:p>-2.27498</text:p>
          </table:table-cell>
          <table:table-cell office:value-type="float" office:value="247.275">
            <text:p>247.2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78">
            <text:p>58.178</text:p>
          </table:table-cell>
          <table:table-cell office:value-type="float" office:value="-2.23453">
            <text:p>-2.23453</text:p>
          </table:table-cell>
          <table:table-cell office:value-type="float" office:value="247.235">
            <text:p>247.2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992">
            <text:p>58.1992</text:p>
          </table:table-cell>
          <table:table-cell office:value-type="float" office:value="-2.19928">
            <text:p>-2.19928</text:p>
          </table:table-cell>
          <table:table-cell office:value-type="float" office:value="247.199">
            <text:p>247.1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249">
            <text:p>58.2249</text:p>
          </table:table-cell>
          <table:table-cell office:value-type="float" office:value="-2.15607">
            <text:p>-2.15607</text:p>
          </table:table-cell>
          <table:table-cell office:value-type="float" office:value="247.156">
            <text:p>247.1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548">
            <text:p>58.2548</text:p>
          </table:table-cell>
          <table:table-cell office:value-type="float" office:value="-2.10643">
            <text:p>-2.10643</text:p>
          </table:table-cell>
          <table:table-cell office:value-type="float" office:value="247.106">
            <text:p>247.1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79">
            <text:p>58.279</text:p>
          </table:table-cell>
          <table:table-cell office:value-type="float" office:value="-2.0663">
            <text:p>-2.0663</text:p>
          </table:table-cell>
          <table:table-cell office:value-type="float" office:value="247.066">
            <text:p>247.0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082">
            <text:p>58.3082</text:p>
          </table:table-cell>
          <table:table-cell office:value-type="float" office:value="-2.01802">
            <text:p>-2.01802</text:p>
          </table:table-cell>
          <table:table-cell office:value-type="float" office:value="247.018">
            <text:p>247.0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417">
            <text:p>58.3417</text:p>
          </table:table-cell>
          <table:table-cell office:value-type="float" office:value="-1.96271">
            <text:p>-1.96271</text:p>
          </table:table-cell>
          <table:table-cell office:value-type="float" office:value="246.963">
            <text:p>246.9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616">
            <text:p>58.3616</text:p>
          </table:table-cell>
          <table:table-cell office:value-type="float" office:value="-1.92995">
            <text:p>-1.92995</text:p>
          </table:table-cell>
          <table:table-cell office:value-type="float" office:value="246.93">
            <text:p>246.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904">
            <text:p>58.3904</text:p>
          </table:table-cell>
          <table:table-cell office:value-type="float" office:value="-1.88261">
            <text:p>-1.88261</text:p>
          </table:table-cell>
          <table:table-cell office:value-type="float" office:value="246.883">
            <text:p>246.8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106">
            <text:p>58.4106</text:p>
          </table:table-cell>
          <table:table-cell office:value-type="float" office:value="-1.84956">
            <text:p>-1.84956</text:p>
          </table:table-cell>
          <table:table-cell office:value-type="float" office:value="246.85">
            <text:p>246.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327">
            <text:p>58.4327</text:p>
          </table:table-cell>
          <table:table-cell office:value-type="float" office:value="-1.81319">
            <text:p>-1.81319</text:p>
          </table:table-cell>
          <table:table-cell office:value-type="float" office:value="246.813">
            <text:p>246.8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626">
            <text:p>58.4626</text:p>
          </table:table-cell>
          <table:table-cell office:value-type="float" office:value="-1.76434">
            <text:p>-1.76434</text:p>
          </table:table-cell>
          <table:table-cell office:value-type="float" office:value="246.764">
            <text:p>246.7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952">
            <text:p>58.4952</text:p>
          </table:table-cell>
          <table:table-cell office:value-type="float" office:value="-1.71121">
            <text:p>-1.71121</text:p>
          </table:table-cell>
          <table:table-cell office:value-type="float" office:value="246.711">
            <text:p>246.7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245">
            <text:p>58.5245</text:p>
          </table:table-cell>
          <table:table-cell office:value-type="float" office:value="-1.66365">
            <text:p>-1.66365</text:p>
          </table:table-cell>
          <table:table-cell office:value-type="float" office:value="246.664">
            <text:p>246.6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535">
            <text:p>58.5535</text:p>
          </table:table-cell>
          <table:table-cell office:value-type="float" office:value="-1.61647">
            <text:p>-1.61647</text:p>
          </table:table-cell>
          <table:table-cell office:value-type="float" office:value="246.616">
            <text:p>246.6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765">
            <text:p>58.5765</text:p>
          </table:table-cell>
          <table:table-cell office:value-type="float" office:value="-1.57927">
            <text:p>-1.57927</text:p>
          </table:table-cell>
          <table:table-cell office:value-type="float" office:value="246.579">
            <text:p>246.5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967">
            <text:p>58.5967</text:p>
          </table:table-cell>
          <table:table-cell office:value-type="float" office:value="-1.54651">
            <text:p>-1.54651</text:p>
          </table:table-cell>
          <table:table-cell office:value-type="float" office:value="246.547">
            <text:p>246.5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257">
            <text:p>58.6257</text:p>
          </table:table-cell>
          <table:table-cell office:value-type="float" office:value="-1.49989">
            <text:p>-1.49989</text:p>
          </table:table-cell>
          <table:table-cell office:value-type="float" office:value="246.5">
            <text:p>246.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507">
            <text:p>58.6507</text:p>
          </table:table-cell>
          <table:table-cell office:value-type="float" office:value="-1.45955">
            <text:p>-1.45955</text:p>
          </table:table-cell>
          <table:table-cell office:value-type="float" office:value="246.46">
            <text:p>246.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711">
            <text:p>58.6711</text:p>
          </table:table-cell>
          <table:table-cell office:value-type="float" office:value="-1.42691">
            <text:p>-1.42691</text:p>
          </table:table-cell>
          <table:table-cell office:value-type="float" office:value="246.427">
            <text:p>246.4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91">
            <text:p>58.691</text:p>
          </table:table-cell>
          <table:table-cell office:value-type="float" office:value="-1.39493">
            <text:p>-1.39493</text:p>
          </table:table-cell>
          <table:table-cell office:value-type="float" office:value="246.395">
            <text:p>246.3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117">
            <text:p>58.7117</text:p>
          </table:table-cell>
          <table:table-cell office:value-type="float" office:value="-1.36179">
            <text:p>-1.36179</text:p>
          </table:table-cell>
          <table:table-cell office:value-type="float" office:value="246.362">
            <text:p>246.3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36">
            <text:p>58.736</text:p>
          </table:table-cell>
          <table:table-cell office:value-type="float" office:value="-1.32298">
            <text:p>-1.32298</text:p>
          </table:table-cell>
          <table:table-cell office:value-type="float" office:value="246.323">
            <text:p>246.3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558">
            <text:p>58.7558</text:p>
          </table:table-cell>
          <table:table-cell office:value-type="float" office:value="-1.29131">
            <text:p>-1.29131</text:p>
          </table:table-cell>
          <table:table-cell office:value-type="float" office:value="246.291">
            <text:p>246.2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842">
            <text:p>58.7842</text:p>
          </table:table-cell>
          <table:table-cell office:value-type="float" office:value="-1.2462">
            <text:p>-1.2462</text:p>
          </table:table-cell>
          <table:table-cell office:value-type="float" office:value="246.246">
            <text:p>246.2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058">
            <text:p>58.8058</text:p>
          </table:table-cell>
          <table:table-cell office:value-type="float" office:value="-1.21198">
            <text:p>-1.21198</text:p>
          </table:table-cell>
          <table:table-cell office:value-type="float" office:value="246.212">
            <text:p>246.2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349">
            <text:p>58.8349</text:p>
          </table:table-cell>
          <table:table-cell office:value-type="float" office:value="-1.16589">
            <text:p>-1.16589</text:p>
          </table:table-cell>
          <table:table-cell office:value-type="float" office:value="246.166">
            <text:p>246.1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622">
            <text:p>58.8622</text:p>
          </table:table-cell>
          <table:table-cell office:value-type="float" office:value="-1.12256">
            <text:p>-1.12256</text:p>
          </table:table-cell>
          <table:table-cell office:value-type="float" office:value="246.123">
            <text:p>246.12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842">
            <text:p>58.8842</text:p>
          </table:table-cell>
          <table:table-cell office:value-type="float" office:value="-1.08792">
            <text:p>-1.08792</text:p>
          </table:table-cell>
          <table:table-cell office:value-type="float" office:value="246.088">
            <text:p>246.0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046">
            <text:p>58.9046</text:p>
          </table:table-cell>
          <table:table-cell office:value-type="float" office:value="-1.05594">
            <text:p>-1.05594</text:p>
          </table:table-cell>
          <table:table-cell office:value-type="float" office:value="246.056">
            <text:p>246.0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335">
            <text:p>58.9335</text:p>
          </table:table-cell>
          <table:table-cell office:value-type="float" office:value="-1.01041">
            <text:p>-1.01041</text:p>
          </table:table-cell>
          <table:table-cell office:value-type="float" office:value="246.01">
            <text:p>246.0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61">
            <text:p>58.961</text:p>
          </table:table-cell>
          <table:table-cell office:value-type="float" office:value="-0.967361">
            <text:p>-0.967361</text:p>
          </table:table-cell>
          <table:table-cell office:value-type="float" office:value="245.967">
            <text:p>245.9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833">
            <text:p>58.9833</text:p>
          </table:table-cell>
          <table:table-cell office:value-type="float" office:value="-0.932449">
            <text:p>-0.932449</text:p>
          </table:table-cell>
          <table:table-cell office:value-type="float" office:value="245.932">
            <text:p>245.9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135">
            <text:p>59.0135</text:p>
          </table:table-cell>
          <table:table-cell office:value-type="float" office:value="-0.885452">
            <text:p>-0.885452</text:p>
          </table:table-cell>
          <table:table-cell office:value-type="float" office:value="245.885">
            <text:p>245.8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362">
            <text:p>59.0362</text:p>
          </table:table-cell>
          <table:table-cell office:value-type="float" office:value="-0.84993">
            <text:p>-0.84993</text:p>
          </table:table-cell>
          <table:table-cell office:value-type="float" office:value="245.85">
            <text:p>245.8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562">
            <text:p>59.0562</text:p>
          </table:table-cell>
          <table:table-cell office:value-type="float" office:value="-0.818832">
            <text:p>-0.818832</text:p>
          </table:table-cell>
          <table:table-cell office:value-type="float" office:value="245.819">
            <text:p>245.8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77">
            <text:p>59.077</text:p>
          </table:table-cell>
          <table:table-cell office:value-type="float" office:value="-0.786682">
            <text:p>-0.786682</text:p>
          </table:table-cell>
          <table:table-cell office:value-type="float" office:value="245.787">
            <text:p>245.7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107">
            <text:p>59.1107</text:p>
          </table:table-cell>
          <table:table-cell office:value-type="float" office:value="-0.734482">
            <text:p>-0.734482</text:p>
          </table:table-cell>
          <table:table-cell office:value-type="float" office:value="245.734">
            <text:p>245.7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308">
            <text:p>59.1308</text:p>
          </table:table-cell>
          <table:table-cell office:value-type="float" office:value="-0.703339">
            <text:p>-0.703339</text:p>
          </table:table-cell>
          <table:table-cell office:value-type="float" office:value="245.703">
            <text:p>245.7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518">
            <text:p>59.1518</text:p>
          </table:table-cell>
          <table:table-cell office:value-type="float" office:value="-0.670959">
            <text:p>-0.670959</text:p>
          </table:table-cell>
          <table:table-cell office:value-type="float" office:value="245.671">
            <text:p>245.6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838">
            <text:p>59.1838</text:p>
          </table:table-cell>
          <table:table-cell office:value-type="float" office:value="-0.621887">
            <text:p>-0.621887</text:p>
          </table:table-cell>
          <table:table-cell office:value-type="float" office:value="245.622">
            <text:p>245.6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053">
            <text:p>59.2053</text:p>
          </table:table-cell>
          <table:table-cell office:value-type="float" office:value="-0.588959">
            <text:p>-0.588959</text:p>
          </table:table-cell>
          <table:table-cell office:value-type="float" office:value="245.589">
            <text:p>245.5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25">
            <text:p>59.225</text:p>
          </table:table-cell>
          <table:table-cell office:value-type="float" office:value="-0.558517">
            <text:p>-0.558517</text:p>
          </table:table-cell>
          <table:table-cell office:value-type="float" office:value="245.559">
            <text:p>245.5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529">
            <text:p>59.2529</text:p>
          </table:table-cell>
          <table:table-cell office:value-type="float" office:value="-0.516129">
            <text:p>-0.516129</text:p>
          </table:table-cell>
          <table:table-cell office:value-type="float" office:value="245.516">
            <text:p>245.5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762">
            <text:p>59.2762</text:p>
          </table:table-cell>
          <table:table-cell office:value-type="float" office:value="-0.480515">
            <text:p>-0.480515</text:p>
          </table:table-cell>
          <table:table-cell office:value-type="float" office:value="245.481">
            <text:p>245.4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961">
            <text:p>59.2961</text:p>
          </table:table-cell>
          <table:table-cell office:value-type="float" office:value="-0.450287">
            <text:p>-0.450287</text:p>
          </table:table-cell>
          <table:table-cell office:value-type="float" office:value="245.45">
            <text:p>245.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17">
            <text:p>59.317</text:p>
          </table:table-cell>
          <table:table-cell office:value-type="float" office:value="-0.418686">
            <text:p>-0.418686</text:p>
          </table:table-cell>
          <table:table-cell office:value-type="float" office:value="245.419">
            <text:p>245.4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417">
            <text:p>59.3417</text:p>
          </table:table-cell>
          <table:table-cell office:value-type="float" office:value="-0.381088">
            <text:p>-0.381088</text:p>
          </table:table-cell>
          <table:table-cell office:value-type="float" office:value="245.381">
            <text:p>245.3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622">
            <text:p>59.3622</text:p>
          </table:table-cell>
          <table:table-cell office:value-type="float" office:value="-0.349945">
            <text:p>-0.349945</text:p>
          </table:table-cell>
          <table:table-cell office:value-type="float" office:value="245.35">
            <text:p>245.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911">
            <text:p>59.3911</text:p>
          </table:table-cell>
          <table:table-cell office:value-type="float" office:value="-0.306396">
            <text:p>-0.306396</text:p>
          </table:table-cell>
          <table:table-cell office:value-type="float" office:value="245.306">
            <text:p>245.3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128">
            <text:p>59.4128</text:p>
          </table:table-cell>
          <table:table-cell office:value-type="float" office:value="-0.273575">
            <text:p>-0.273575</text:p>
          </table:table-cell>
          <table:table-cell office:value-type="float" office:value="245.274">
            <text:p>245.27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33">
            <text:p>59.433</text:p>
          </table:table-cell>
          <table:table-cell office:value-type="float" office:value="-0.243042">
            <text:p>-0.243042</text:p>
          </table:table-cell>
          <table:table-cell office:value-type="float" office:value="245.243">
            <text:p>245.2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619">
            <text:p>59.4619</text:p>
          </table:table-cell>
          <table:table-cell office:value-type="float" office:value="-0.199768">
            <text:p>-0.199768</text:p>
          </table:table-cell>
          <table:table-cell office:value-type="float" office:value="245.2">
            <text:p>245.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924">
            <text:p>59.4924</text:p>
          </table:table-cell>
          <table:table-cell office:value-type="float" office:value="-0.153931">
            <text:p>-0.153931</text:p>
          </table:table-cell>
          <table:table-cell office:value-type="float" office:value="245.154">
            <text:p>245.1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225">
            <text:p>59.5225</text:p>
          </table:table-cell>
          <table:table-cell office:value-type="float" office:value="-0.109055">
            <text:p>-0.109055</text:p>
          </table:table-cell>
          <table:table-cell office:value-type="float" office:value="245.109">
            <text:p>245.1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505">
            <text:p>59.5505</text:p>
          </table:table-cell>
          <table:table-cell office:value-type="float" office:value="-0.0672913">
            <text:p>-0.0672913</text:p>
          </table:table-cell>
          <table:table-cell office:value-type="float" office:value="245.067">
            <text:p>245.067</text:p>
          </table:table-cell>
          <table:table-cell office:value-type="float" office:value="-0.672913">
            <text:p>-0.6729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739">
            <text:p>59.5739</text:p>
          </table:table-cell>
          <table:table-cell office:value-type="float" office:value="-0.0325012">
            <text:p>-0.0325012</text:p>
          </table:table-cell>
          <table:table-cell office:value-type="float" office:value="245.033">
            <text:p>245.033</text:p>
          </table:table-cell>
          <table:table-cell office:value-type="float" office:value="-0.325012">
            <text:p>-0.3250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942">
            <text:p>59.5942</text:p>
          </table:table-cell>
          <table:table-cell office:value-type="float" office:value="-0.00247192">
            <text:p>-0.00247192</text:p>
          </table:table-cell>
          <table:table-cell office:value-type="float" office:value="245.002">
            <text:p>245.002</text:p>
          </table:table-cell>
          <table:table-cell office:value-type="float" office:value="-0.0247192">
            <text:p>-0.02471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224">
            <text:p>59.6224</text:p>
          </table:table-cell>
          <table:table-cell office:value-type="float" office:value="0.0392456">
            <text:p>0.0392456</text:p>
          </table:table-cell>
          <table:table-cell office:value-type="float" office:value="244.961">
            <text:p>244.961</text:p>
          </table:table-cell>
          <table:table-cell office:value-type="float" office:value="0.392456">
            <text:p>0.3924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462">
            <text:p>59.6462</text:p>
          </table:table-cell>
          <table:table-cell office:value-type="float" office:value="0.0743713">
            <text:p>0.0743713</text:p>
          </table:table-cell>
          <table:table-cell office:value-type="float" office:value="244.926">
            <text:p>244.926</text:p>
          </table:table-cell>
          <table:table-cell office:value-type="float" office:value="0.743713">
            <text:p>0.7437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743">
            <text:p>59.6743</text:p>
          </table:table-cell>
          <table:table-cell office:value-type="float" office:value="0.115799">
            <text:p>0.115799</text:p>
          </table:table-cell>
          <table:table-cell office:value-type="float" office:value="244.884">
            <text:p>244.8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034">
            <text:p>59.7034</text:p>
          </table:table-cell>
          <table:table-cell office:value-type="float" office:value="0.158798">
            <text:p>0.158798</text:p>
          </table:table-cell>
          <table:table-cell office:value-type="float" office:value="244.841">
            <text:p>244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248">
            <text:p>59.7248</text:p>
          </table:table-cell>
          <table:table-cell office:value-type="float" office:value="0.190063">
            <text:p>0.190063</text:p>
          </table:table-cell>
          <table:table-cell office:value-type="float" office:value="244.81">
            <text:p>244.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525">
            <text:p>59.7525</text:p>
          </table:table-cell>
          <table:table-cell office:value-type="float" office:value="0.230652">
            <text:p>0.230652</text:p>
          </table:table-cell>
          <table:table-cell office:value-type="float" office:value="244.769">
            <text:p>244.7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838">
            <text:p>59.7838</text:p>
          </table:table-cell>
          <table:table-cell office:value-type="float" office:value="0.276474">
            <text:p>0.276474</text:p>
          </table:table-cell>
          <table:table-cell office:value-type="float" office:value="244.724">
            <text:p>244.7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12">
            <text:p>59.812</text:p>
          </table:table-cell>
          <table:table-cell office:value-type="float" office:value="0.317459">
            <text:p>0.317459</text:p>
          </table:table-cell>
          <table:table-cell office:value-type="float" office:value="244.683">
            <text:p>244.6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318">
            <text:p>59.8318</text:p>
          </table:table-cell>
          <table:table-cell office:value-type="float" office:value="0.346359">
            <text:p>0.346359</text:p>
          </table:table-cell>
          <table:table-cell office:value-type="float" office:value="244.654">
            <text:p>244.6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622">
            <text:p>59.8622</text:p>
          </table:table-cell>
          <table:table-cell office:value-type="float" office:value="0.390518">
            <text:p>0.390518</text:p>
          </table:table-cell>
          <table:table-cell office:value-type="float" office:value="244.609">
            <text:p>244.6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823">
            <text:p>59.8823</text:p>
          </table:table-cell>
          <table:table-cell office:value-type="float" office:value="0.419662">
            <text:p>0.419662</text:p>
          </table:table-cell>
          <table:table-cell office:value-type="float" office:value="244.58">
            <text:p>244.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105">
            <text:p>59.9105</text:p>
          </table:table-cell>
          <table:table-cell office:value-type="float" office:value="0.460434">
            <text:p>0.460434</text:p>
          </table:table-cell>
          <table:table-cell office:value-type="float" office:value="244.54">
            <text:p>244.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329">
            <text:p>59.9329</text:p>
          </table:table-cell>
          <table:table-cell office:value-type="float" office:value="0.492813">
            <text:p>0.492813</text:p>
          </table:table-cell>
          <table:table-cell office:value-type="float" office:value="244.507">
            <text:p>244.5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532">
            <text:p>59.9532</text:p>
          </table:table-cell>
          <table:table-cell office:value-type="float" office:value="0.522141">
            <text:p>0.522141</text:p>
          </table:table-cell>
          <table:table-cell office:value-type="float" office:value="244.478">
            <text:p>244.4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815">
            <text:p>59.9815</text:p>
          </table:table-cell>
          <table:table-cell office:value-type="float" office:value="0.562744">
            <text:p>0.562744</text:p>
          </table:table-cell>
          <table:table-cell office:value-type="float" office:value="244.437">
            <text:p>244.4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141">
            <text:p>60.0141</text:p>
          </table:table-cell>
          <table:table-cell office:value-type="float" office:value="0.609634">
            <text:p>0.609634</text:p>
          </table:table-cell>
          <table:table-cell office:value-type="float" office:value="244.39">
            <text:p>244.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418">
            <text:p>60.0418</text:p>
          </table:table-cell>
          <table:table-cell office:value-type="float" office:value="0.649307">
            <text:p>0.649307</text:p>
          </table:table-cell>
          <table:table-cell office:value-type="float" office:value="244.351">
            <text:p>244.3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707">
            <text:p>60.0707</text:p>
          </table:table-cell>
          <table:table-cell office:value-type="float" office:value="0.690613">
            <text:p>0.690613</text:p>
          </table:table-cell>
          <table:table-cell office:value-type="float" office:value="244.309">
            <text:p>244.3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927">
            <text:p>60.0927</text:p>
          </table:table-cell>
          <table:table-cell office:value-type="float" office:value="0.721832">
            <text:p>0.721832</text:p>
          </table:table-cell>
          <table:table-cell office:value-type="float" office:value="244.278">
            <text:p>244.2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21">
            <text:p>60.121</text:p>
          </table:table-cell>
          <table:table-cell office:value-type="float" office:value="0.762177">
            <text:p>0.762177</text:p>
          </table:table-cell>
          <table:table-cell office:value-type="float" office:value="244.238">
            <text:p>244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487">
            <text:p>60.1487</text:p>
          </table:table-cell>
          <table:table-cell office:value-type="float" office:value="0.801544">
            <text:p>0.801544</text:p>
          </table:table-cell>
          <table:table-cell office:value-type="float" office:value="244.198">
            <text:p>244.1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706">
            <text:p>60.1706</text:p>
          </table:table-cell>
          <table:table-cell office:value-type="float" office:value="0.832458">
            <text:p>0.832458</text:p>
          </table:table-cell>
          <table:table-cell office:value-type="float" office:value="244.168">
            <text:p>244.1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998">
            <text:p>60.1998</text:p>
          </table:table-cell>
          <table:table-cell office:value-type="float" office:value="0.873657">
            <text:p>0.873657</text:p>
          </table:table-cell>
          <table:table-cell office:value-type="float" office:value="244.126">
            <text:p>244.1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198">
            <text:p>60.2198</text:p>
          </table:table-cell>
          <table:table-cell office:value-type="float" office:value="0.901871">
            <text:p>0.901871</text:p>
          </table:table-cell>
          <table:table-cell office:value-type="float" office:value="244.098">
            <text:p>244.0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507">
            <text:p>60.2507</text:p>
          </table:table-cell>
          <table:table-cell office:value-type="float" office:value="0.945374">
            <text:p>0.945374</text:p>
          </table:table-cell>
          <table:table-cell office:value-type="float" office:value="244.055">
            <text:p>244.0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79">
            <text:p>60.279</text:p>
          </table:table-cell>
          <table:table-cell office:value-type="float" office:value="0.985214">
            <text:p>0.985214</text:p>
          </table:table-cell>
          <table:table-cell office:value-type="float" office:value="244.015">
            <text:p>244.0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124">
            <text:p>60.3124</text:p>
          </table:table-cell>
          <table:table-cell office:value-type="float" office:value="1.03201">
            <text:p>1.03201</text:p>
          </table:table-cell>
          <table:table-cell office:value-type="float" office:value="243.968">
            <text:p>243.9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377">
            <text:p>60.3377</text:p>
          </table:table-cell>
          <table:table-cell office:value-type="float" office:value="1.06737">
            <text:p>1.06737</text:p>
          </table:table-cell>
          <table:table-cell office:value-type="float" office:value="243.933">
            <text:p>243.9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577">
            <text:p>60.3577</text:p>
          </table:table-cell>
          <table:table-cell office:value-type="float" office:value="1.0954">
            <text:p>1.0954</text:p>
          </table:table-cell>
          <table:table-cell office:value-type="float" office:value="243.905">
            <text:p>243.9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797">
            <text:p>60.3797</text:p>
          </table:table-cell>
          <table:table-cell office:value-type="float" office:value="1.12598">
            <text:p>1.12598</text:p>
          </table:table-cell>
          <table:table-cell office:value-type="float" office:value="243.874">
            <text:p>243.8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086">
            <text:p>60.4086</text:p>
          </table:table-cell>
          <table:table-cell office:value-type="float" office:value="1.1662">
            <text:p>1.1662</text:p>
          </table:table-cell>
          <table:table-cell office:value-type="float" office:value="243.834">
            <text:p>243.8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302">
            <text:p>60.4302</text:p>
          </table:table-cell>
          <table:table-cell office:value-type="float" office:value="1.19627">
            <text:p>1.19627</text:p>
          </table:table-cell>
          <table:table-cell office:value-type="float" office:value="243.804">
            <text:p>243.8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504">
            <text:p>60.4504</text:p>
          </table:table-cell>
          <table:table-cell office:value-type="float" office:value="1.22418">
            <text:p>1.22418</text:p>
          </table:table-cell>
          <table:table-cell office:value-type="float" office:value="243.776">
            <text:p>243.7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796">
            <text:p>60.4796</text:p>
          </table:table-cell>
          <table:table-cell office:value-type="float" office:value="1.2645">
            <text:p>1.2645</text:p>
          </table:table-cell>
          <table:table-cell office:value-type="float" office:value="243.736">
            <text:p>243.7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026">
            <text:p>60.5026</text:p>
          </table:table-cell>
          <table:table-cell office:value-type="float" office:value="1.29633">
            <text:p>1.29633</text:p>
          </table:table-cell>
          <table:table-cell office:value-type="float" office:value="243.704">
            <text:p>243.7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345">
            <text:p>60.5345</text:p>
          </table:table-cell>
          <table:table-cell office:value-type="float" office:value="1.3401">
            <text:p>1.3401</text:p>
          </table:table-cell>
          <table:table-cell office:value-type="float" office:value="243.66">
            <text:p>243.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638">
            <text:p>60.5638</text:p>
          </table:table-cell>
          <table:table-cell office:value-type="float" office:value="1.38026">
            <text:p>1.38026</text:p>
          </table:table-cell>
          <table:table-cell office:value-type="float" office:value="243.62">
            <text:p>243.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92">
            <text:p>60.592</text:p>
          </table:table-cell>
          <table:table-cell office:value-type="float" office:value="1.41873">
            <text:p>1.41873</text:p>
          </table:table-cell>
          <table:table-cell office:value-type="float" office:value="243.581">
            <text:p>243.5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148">
            <text:p>60.6148</text:p>
          </table:table-cell>
          <table:table-cell office:value-type="float" office:value="1.44998">
            <text:p>1.44998</text:p>
          </table:table-cell>
          <table:table-cell office:value-type="float" office:value="243.55">
            <text:p>243.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445">
            <text:p>60.6445</text:p>
          </table:table-cell>
          <table:table-cell office:value-type="float" office:value="1.4904">
            <text:p>1.4904</text:p>
          </table:table-cell>
          <table:table-cell office:value-type="float" office:value="243.51">
            <text:p>243.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646">
            <text:p>60.6646</text:p>
          </table:table-cell>
          <table:table-cell office:value-type="float" office:value="1.51787">
            <text:p>1.51787</text:p>
          </table:table-cell>
          <table:table-cell office:value-type="float" office:value="243.482">
            <text:p>243.4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852">
            <text:p>60.6852</text:p>
          </table:table-cell>
          <table:table-cell office:value-type="float" office:value="1.54582">
            <text:p>1.54582</text:p>
          </table:table-cell>
          <table:table-cell office:value-type="float" office:value="243.454">
            <text:p>243.4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054">
            <text:p>60.7054</text:p>
          </table:table-cell>
          <table:table-cell office:value-type="float" office:value="1.5732">
            <text:p>1.5732</text:p>
          </table:table-cell>
          <table:table-cell office:value-type="float" office:value="243.427">
            <text:p>243.4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258">
            <text:p>60.7258</text:p>
          </table:table-cell>
          <table:table-cell office:value-type="float" office:value="1.6008">
            <text:p>1.6008</text:p>
          </table:table-cell>
          <table:table-cell office:value-type="float" office:value="243.399">
            <text:p>243.3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473">
            <text:p>60.7473</text:p>
          </table:table-cell>
          <table:table-cell office:value-type="float" office:value="1.62975">
            <text:p>1.62975</text:p>
          </table:table-cell>
          <table:table-cell office:value-type="float" office:value="243.37">
            <text:p>243.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762">
            <text:p>60.7762</text:p>
          </table:table-cell>
          <table:table-cell office:value-type="float" office:value="1.66875">
            <text:p>1.66875</text:p>
          </table:table-cell>
          <table:table-cell office:value-type="float" office:value="243.331">
            <text:p>243.3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985">
            <text:p>60.7985</text:p>
          </table:table-cell>
          <table:table-cell office:value-type="float" office:value="1.69879">
            <text:p>1.69879</text:p>
          </table:table-cell>
          <table:table-cell office:value-type="float" office:value="243.301">
            <text:p>243.3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27">
            <text:p>60.827</text:p>
          </table:table-cell>
          <table:table-cell office:value-type="float" office:value="1.73682">
            <text:p>1.73682</text:p>
          </table:table-cell>
          <table:table-cell office:value-type="float" office:value="243.263">
            <text:p>243.2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57">
            <text:p>60.857</text:p>
          </table:table-cell>
          <table:table-cell office:value-type="float" office:value="1.77699">
            <text:p>1.77699</text:p>
          </table:table-cell>
          <table:table-cell office:value-type="float" office:value="243.223">
            <text:p>243.2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857">
            <text:p>60.8857</text:p>
          </table:table-cell>
          <table:table-cell office:value-type="float" office:value="1.81508">
            <text:p>1.81508</text:p>
          </table:table-cell>
          <table:table-cell office:value-type="float" office:value="243.185">
            <text:p>243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15">
            <text:p>60.915</text:p>
          </table:table-cell>
          <table:table-cell office:value-type="float" office:value="1.85397">
            <text:p>1.85397</text:p>
          </table:table-cell>
          <table:table-cell office:value-type="float" office:value="243.146">
            <text:p>243.1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488">
            <text:p>60.9488</text:p>
          </table:table-cell>
          <table:table-cell office:value-type="float" office:value="1.89871">
            <text:p>1.89871</text:p>
          </table:table-cell>
          <table:table-cell office:value-type="float" office:value="243.101">
            <text:p>243.1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721">
            <text:p>60.9721</text:p>
          </table:table-cell>
          <table:table-cell office:value-type="float" office:value="1.92929">
            <text:p>1.92929</text:p>
          </table:table-cell>
          <table:table-cell office:value-type="float" office:value="243.071">
            <text:p>243.0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944">
            <text:p>60.9944</text:p>
          </table:table-cell>
          <table:table-cell office:value-type="float" office:value="1.95863">
            <text:p>1.95863</text:p>
          </table:table-cell>
          <table:table-cell office:value-type="float" office:value="243.041">
            <text:p>243.0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236">
            <text:p>61.0236</text:p>
          </table:table-cell>
          <table:table-cell office:value-type="float" office:value="1.9967">
            <text:p>1.9967</text:p>
          </table:table-cell>
          <table:table-cell office:value-type="float" office:value="243.003">
            <text:p>243.0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445">
            <text:p>61.0445</text:p>
          </table:table-cell>
          <table:table-cell office:value-type="float" office:value="2.02386">
            <text:p>2.02386</text:p>
          </table:table-cell>
          <table:table-cell office:value-type="float" office:value="242.976">
            <text:p>242.9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739">
            <text:p>61.0739</text:p>
          </table:table-cell>
          <table:table-cell office:value-type="float" office:value="2.06198">
            <text:p>2.06198</text:p>
          </table:table-cell>
          <table:table-cell office:value-type="float" office:value="242.938">
            <text:p>242.9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019">
            <text:p>61.1019</text:p>
          </table:table-cell>
          <table:table-cell office:value-type="float" office:value="2.09804">
            <text:p>2.09804</text:p>
          </table:table-cell>
          <table:table-cell office:value-type="float" office:value="242.902">
            <text:p>242.9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299">
            <text:p>61.1299</text:p>
          </table:table-cell>
          <table:table-cell office:value-type="float" office:value="2.13408">
            <text:p>2.13408</text:p>
          </table:table-cell>
          <table:table-cell office:value-type="float" office:value="242.866">
            <text:p>242.8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59">
            <text:p>61.159</text:p>
          </table:table-cell>
          <table:table-cell office:value-type="float" office:value="2.1712">
            <text:p>2.1712</text:p>
          </table:table-cell>
          <table:table-cell office:value-type="float" office:value="242.829">
            <text:p>242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888">
            <text:p>61.1888</text:p>
          </table:table-cell>
          <table:table-cell office:value-type="float" office:value="2.20909">
            <text:p>2.20909</text:p>
          </table:table-cell>
          <table:table-cell office:value-type="float" office:value="242.791">
            <text:p>242.7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103">
            <text:p>61.2103</text:p>
          </table:table-cell>
          <table:table-cell office:value-type="float" office:value="2.23625">
            <text:p>2.23625</text:p>
          </table:table-cell>
          <table:table-cell office:value-type="float" office:value="242.764">
            <text:p>242.7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324">
            <text:p>61.2324</text:p>
          </table:table-cell>
          <table:table-cell office:value-type="float" office:value="2.2641">
            <text:p>2.2641</text:p>
          </table:table-cell>
          <table:table-cell office:value-type="float" office:value="242.736">
            <text:p>242.7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607">
            <text:p>61.2607</text:p>
          </table:table-cell>
          <table:table-cell office:value-type="float" office:value="2.29959">
            <text:p>2.29959</text:p>
          </table:table-cell>
          <table:table-cell office:value-type="float" office:value="242.7">
            <text:p>242.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919">
            <text:p>61.2919</text:p>
          </table:table-cell>
          <table:table-cell office:value-type="float" office:value="2.33839">
            <text:p>2.33839</text:p>
          </table:table-cell>
          <table:table-cell office:value-type="float" office:value="242.662">
            <text:p>242.6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207">
            <text:p>61.3207</text:p>
          </table:table-cell>
          <table:table-cell office:value-type="float" office:value="2.37404">
            <text:p>2.37404</text:p>
          </table:table-cell>
          <table:table-cell office:value-type="float" office:value="242.626">
            <text:p>242.6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494">
            <text:p>61.3494</text:p>
          </table:table-cell>
          <table:table-cell office:value-type="float" office:value="2.40918">
            <text:p>2.40918</text:p>
          </table:table-cell>
          <table:table-cell office:value-type="float" office:value="242.591">
            <text:p>242.5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782">
            <text:p>61.3782</text:p>
          </table:table-cell>
          <table:table-cell office:value-type="float" office:value="2.44438">
            <text:p>2.44438</text:p>
          </table:table-cell>
          <table:table-cell office:value-type="float" office:value="242.556">
            <text:p>242.5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074">
            <text:p>61.4074</text:p>
          </table:table-cell>
          <table:table-cell office:value-type="float" office:value="2.4798">
            <text:p>2.4798</text:p>
          </table:table-cell>
          <table:table-cell office:value-type="float" office:value="242.52">
            <text:p>242.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356">
            <text:p>61.4356</text:p>
          </table:table-cell>
          <table:table-cell office:value-type="float" office:value="2.51369">
            <text:p>2.51369</text:p>
          </table:table-cell>
          <table:table-cell office:value-type="float" office:value="242.486">
            <text:p>242.4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639">
            <text:p>61.4639</text:p>
          </table:table-cell>
          <table:table-cell office:value-type="float" office:value="2.54752">
            <text:p>2.54752</text:p>
          </table:table-cell>
          <table:table-cell office:value-type="float" office:value="242.452">
            <text:p>242.4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922">
            <text:p>61.4922</text:p>
          </table:table-cell>
          <table:table-cell office:value-type="float" office:value="2.58099">
            <text:p>2.58099</text:p>
          </table:table-cell>
          <table:table-cell office:value-type="float" office:value="242.419">
            <text:p>242.4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145">
            <text:p>61.5145</text:p>
          </table:table-cell>
          <table:table-cell office:value-type="float" office:value="2.60706">
            <text:p>2.60706</text:p>
          </table:table-cell>
          <table:table-cell office:value-type="float" office:value="242.393">
            <text:p>242.3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375">
            <text:p>61.5375</text:p>
          </table:table-cell>
          <table:table-cell office:value-type="float" office:value="2.63403">
            <text:p>2.63403</text:p>
          </table:table-cell>
          <table:table-cell office:value-type="float" office:value="242.366">
            <text:p>242.3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583">
            <text:p>61.5583</text:p>
          </table:table-cell>
          <table:table-cell office:value-type="float" office:value="2.65811">
            <text:p>2.65811</text:p>
          </table:table-cell>
          <table:table-cell office:value-type="float" office:value="242.342">
            <text:p>242.3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875">
            <text:p>61.5875</text:p>
          </table:table-cell>
          <table:table-cell office:value-type="float" office:value="2.6916">
            <text:p>2.6916</text:p>
          </table:table-cell>
          <table:table-cell office:value-type="float" office:value="242.308">
            <text:p>242.3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113">
            <text:p>61.6113</text:p>
          </table:table-cell>
          <table:table-cell office:value-type="float" office:value="2.71896">
            <text:p>2.71896</text:p>
          </table:table-cell>
          <table:table-cell office:value-type="float" office:value="242.281">
            <text:p>242.2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315">
            <text:p>61.6315</text:p>
          </table:table-cell>
          <table:table-cell office:value-type="float" office:value="2.74187">
            <text:p>2.74187</text:p>
          </table:table-cell>
          <table:table-cell office:value-type="float" office:value="242.258">
            <text:p>242.2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524">
            <text:p>61.6524</text:p>
          </table:table-cell>
          <table:table-cell office:value-type="float" office:value="2.76535">
            <text:p>2.76535</text:p>
          </table:table-cell>
          <table:table-cell office:value-type="float" office:value="242.235">
            <text:p>242.2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724">
            <text:p>61.6724</text:p>
          </table:table-cell>
          <table:table-cell office:value-type="float" office:value="2.78786">
            <text:p>2.78786</text:p>
          </table:table-cell>
          <table:table-cell office:value-type="float" office:value="242.212">
            <text:p>242.2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926">
            <text:p>61.6926</text:p>
          </table:table-cell>
          <table:table-cell office:value-type="float" office:value="2.8102">
            <text:p>2.8102</text:p>
          </table:table-cell>
          <table:table-cell office:value-type="float" office:value="242.19">
            <text:p>242.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143">
            <text:p>61.7143</text:p>
          </table:table-cell>
          <table:table-cell office:value-type="float" office:value="2.83405">
            <text:p>2.83405</text:p>
          </table:table-cell>
          <table:table-cell office:value-type="float" office:value="242.166">
            <text:p>242.1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436">
            <text:p>61.7436</text:p>
          </table:table-cell>
          <table:table-cell office:value-type="float" office:value="2.86601">
            <text:p>2.86601</text:p>
          </table:table-cell>
          <table:table-cell office:value-type="float" office:value="242.134">
            <text:p>242.1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729">
            <text:p>61.7729</text:p>
          </table:table-cell>
          <table:table-cell office:value-type="float" office:value="2.89752">
            <text:p>2.89752</text:p>
          </table:table-cell>
          <table:table-cell office:value-type="float" office:value="242.102">
            <text:p>242.1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004">
            <text:p>61.8004</text:p>
          </table:table-cell>
          <table:table-cell office:value-type="float" office:value="2.92683">
            <text:p>2.92683</text:p>
          </table:table-cell>
          <table:table-cell office:value-type="float" office:value="242.073">
            <text:p>242.0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214">
            <text:p>61.8214</text:p>
          </table:table-cell>
          <table:table-cell office:value-type="float" office:value="2.94916">
            <text:p>2.94916</text:p>
          </table:table-cell>
          <table:table-cell office:value-type="float" office:value="242.051">
            <text:p>242.0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432">
            <text:p>61.8432</text:p>
          </table:table-cell>
          <table:table-cell office:value-type="float" office:value="2.97202">
            <text:p>2.97202</text:p>
          </table:table-cell>
          <table:table-cell office:value-type="float" office:value="242.028">
            <text:p>242.0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716">
            <text:p>61.8716</text:p>
          </table:table-cell>
          <table:table-cell office:value-type="float" office:value="3.00143">
            <text:p>3.00143</text:p>
          </table:table-cell>
          <table:table-cell office:value-type="float" office:value="241.999">
            <text:p>241.9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008">
            <text:p>61.9008</text:p>
          </table:table-cell>
          <table:table-cell office:value-type="float" office:value="3.0314">
            <text:p>3.0314</text:p>
          </table:table-cell>
          <table:table-cell office:value-type="float" office:value="241.969">
            <text:p>241.9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294">
            <text:p>61.9294</text:p>
          </table:table-cell>
          <table:table-cell office:value-type="float" office:value="3.06017">
            <text:p>3.06017</text:p>
          </table:table-cell>
          <table:table-cell office:value-type="float" office:value="241.94">
            <text:p>241.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571">
            <text:p>61.9571</text:p>
          </table:table-cell>
          <table:table-cell office:value-type="float" office:value="3.0878">
            <text:p>3.0878</text:p>
          </table:table-cell>
          <table:table-cell office:value-type="float" office:value="241.912">
            <text:p>241.9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85">
            <text:p>61.985</text:p>
          </table:table-cell>
          <table:table-cell office:value-type="float" office:value="3.1152">
            <text:p>3.1152</text:p>
          </table:table-cell>
          <table:table-cell office:value-type="float" office:value="241.885">
            <text:p>241.8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13">
            <text:p>62.013</text:p>
          </table:table-cell>
          <table:table-cell office:value-type="float" office:value="3.1423">
            <text:p>3.1423</text:p>
          </table:table-cell>
          <table:table-cell office:value-type="float" office:value="241.858">
            <text:p>241.8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408">
            <text:p>62.0408</text:p>
          </table:table-cell>
          <table:table-cell office:value-type="float" office:value="3.16882">
            <text:p>3.16882</text:p>
          </table:table-cell>
          <table:table-cell office:value-type="float" office:value="241.831">
            <text:p>241.8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617">
            <text:p>62.0617</text:p>
          </table:table-cell>
          <table:table-cell office:value-type="float" office:value="3.18855">
            <text:p>3.18855</text:p>
          </table:table-cell>
          <table:table-cell office:value-type="float" office:value="241.811">
            <text:p>241.8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838">
            <text:p>62.0838</text:p>
          </table:table-cell>
          <table:table-cell office:value-type="float" office:value="3.20909">
            <text:p>3.20909</text:p>
          </table:table-cell>
          <table:table-cell office:value-type="float" office:value="241.791">
            <text:p>241.7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113">
            <text:p>62.1113</text:p>
          </table:table-cell>
          <table:table-cell office:value-type="float" office:value="3.23433">
            <text:p>3.23433</text:p>
          </table:table-cell>
          <table:table-cell office:value-type="float" office:value="241.766">
            <text:p>241.7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404">
            <text:p>62.1404</text:p>
          </table:table-cell>
          <table:table-cell office:value-type="float" office:value="3.26079">
            <text:p>3.26079</text:p>
          </table:table-cell>
          <table:table-cell office:value-type="float" office:value="241.739">
            <text:p>241.7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69">
            <text:p>62.169</text:p>
          </table:table-cell>
          <table:table-cell office:value-type="float" office:value="3.28616">
            <text:p>3.28616</text:p>
          </table:table-cell>
          <table:table-cell office:value-type="float" office:value="241.714">
            <text:p>241.7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978">
            <text:p>62.1978</text:p>
          </table:table-cell>
          <table:table-cell office:value-type="float" office:value="3.31126">
            <text:p>3.31126</text:p>
          </table:table-cell>
          <table:table-cell office:value-type="float" office:value="241.689">
            <text:p>241.6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271">
            <text:p>62.2271</text:p>
          </table:table-cell>
          <table:table-cell office:value-type="float" office:value="3.33635">
            <text:p>3.33635</text:p>
          </table:table-cell>
          <table:table-cell office:value-type="float" office:value="241.664">
            <text:p>241.6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557">
            <text:p>62.2557</text:p>
          </table:table-cell>
          <table:table-cell office:value-type="float" office:value="3.36032">
            <text:p>3.36032</text:p>
          </table:table-cell>
          <table:table-cell office:value-type="float" office:value="241.64">
            <text:p>241.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758">
            <text:p>62.2758</text:p>
          </table:table-cell>
          <table:table-cell office:value-type="float" office:value="3.37688">
            <text:p>3.37688</text:p>
          </table:table-cell>
          <table:table-cell office:value-type="float" office:value="241.623">
            <text:p>241.6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984">
            <text:p>62.2984</text:p>
          </table:table-cell>
          <table:table-cell office:value-type="float" office:value="3.39532">
            <text:p>3.39532</text:p>
          </table:table-cell>
          <table:table-cell office:value-type="float" office:value="241.605">
            <text:p>241.6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184">
            <text:p>62.3184</text:p>
          </table:table-cell>
          <table:table-cell office:value-type="float" office:value="3.41136">
            <text:p>3.41136</text:p>
          </table:table-cell>
          <table:table-cell office:value-type="float" office:value="241.589">
            <text:p>241.5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387">
            <text:p>62.3387</text:p>
          </table:table-cell>
          <table:table-cell office:value-type="float" office:value="3.42731">
            <text:p>3.42731</text:p>
          </table:table-cell>
          <table:table-cell office:value-type="float" office:value="241.573">
            <text:p>241.5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67">
            <text:p>62.367</text:p>
          </table:table-cell>
          <table:table-cell office:value-type="float" office:value="3.44919">
            <text:p>3.44919</text:p>
          </table:table-cell>
          <table:table-cell office:value-type="float" office:value="241.551">
            <text:p>241.5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917">
            <text:p>62.3917</text:p>
          </table:table-cell>
          <table:table-cell office:value-type="float" office:value="3.46783">
            <text:p>3.46783</text:p>
          </table:table-cell>
          <table:table-cell office:value-type="float" office:value="241.532">
            <text:p>241.5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203">
            <text:p>62.4203</text:p>
          </table:table-cell>
          <table:table-cell office:value-type="float" office:value="3.48904">
            <text:p>3.48904</text:p>
          </table:table-cell>
          <table:table-cell office:value-type="float" office:value="241.511">
            <text:p>241.5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409">
            <text:p>62.4409</text:p>
          </table:table-cell>
          <table:table-cell office:value-type="float" office:value="3.50388">
            <text:p>3.50388</text:p>
          </table:table-cell>
          <table:table-cell office:value-type="float" office:value="241.496">
            <text:p>241.4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61">
            <text:p>62.461</text:p>
          </table:table-cell>
          <table:table-cell office:value-type="float" office:value="3.51825">
            <text:p>3.51825</text:p>
          </table:table-cell>
          <table:table-cell office:value-type="float" office:value="241.482">
            <text:p>241.4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902">
            <text:p>62.4902</text:p>
          </table:table-cell>
          <table:table-cell office:value-type="float" office:value="3.53848">
            <text:p>3.53848</text:p>
          </table:table-cell>
          <table:table-cell office:value-type="float" office:value="241.462">
            <text:p>241.4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19">
            <text:p>62.519</text:p>
          </table:table-cell>
          <table:table-cell office:value-type="float" office:value="3.55791">
            <text:p>3.55791</text:p>
          </table:table-cell>
          <table:table-cell office:value-type="float" office:value="241.442">
            <text:p>241.4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512">
            <text:p>62.5512</text:p>
          </table:table-cell>
          <table:table-cell office:value-type="float" office:value="3.57903">
            <text:p>3.57903</text:p>
          </table:table-cell>
          <table:table-cell office:value-type="float" office:value="241.421">
            <text:p>241.4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726">
            <text:p>62.5726</text:p>
          </table:table-cell>
          <table:table-cell office:value-type="float" office:value="3.59262">
            <text:p>3.59262</text:p>
          </table:table-cell>
          <table:table-cell office:value-type="float" office:value="241.407">
            <text:p>241.4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926">
            <text:p>62.5926</text:p>
          </table:table-cell>
          <table:table-cell office:value-type="float" office:value="3.60506">
            <text:p>3.60506</text:p>
          </table:table-cell>
          <table:table-cell office:value-type="float" office:value="241.395">
            <text:p>241.3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221">
            <text:p>62.6221</text:p>
          </table:table-cell>
          <table:table-cell office:value-type="float" office:value="3.62285">
            <text:p>3.62285</text:p>
          </table:table-cell>
          <table:table-cell office:value-type="float" office:value="241.377">
            <text:p>241.3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552">
            <text:p>62.6552</text:p>
          </table:table-cell>
          <table:table-cell office:value-type="float" office:value="3.64217">
            <text:p>3.64217</text:p>
          </table:table-cell>
          <table:table-cell office:value-type="float" office:value="241.358">
            <text:p>241.3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85">
            <text:p>62.685</text:p>
          </table:table-cell>
          <table:table-cell office:value-type="float" office:value="3.65883">
            <text:p>3.65883</text:p>
          </table:table-cell>
          <table:table-cell office:value-type="float" office:value="241.341">
            <text:p>241.3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054">
            <text:p>62.7054</text:p>
          </table:table-cell>
          <table:table-cell office:value-type="float" office:value="3.66985">
            <text:p>3.66985</text:p>
          </table:table-cell>
          <table:table-cell office:value-type="float" office:value="241.33">
            <text:p>241.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344">
            <text:p>62.7344</text:p>
          </table:table-cell>
          <table:table-cell office:value-type="float" office:value="3.68503">
            <text:p>3.68503</text:p>
          </table:table-cell>
          <table:table-cell office:value-type="float" office:value="241.315">
            <text:p>241.3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587">
            <text:p>62.7587</text:p>
          </table:table-cell>
          <table:table-cell office:value-type="float" office:value="3.69725">
            <text:p>3.69725</text:p>
          </table:table-cell>
          <table:table-cell office:value-type="float" office:value="241.303">
            <text:p>241.3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87">
            <text:p>62.787</text:p>
          </table:table-cell>
          <table:table-cell office:value-type="float" office:value="3.71085">
            <text:p>3.71085</text:p>
          </table:table-cell>
          <table:table-cell office:value-type="float" office:value="241.289">
            <text:p>241.2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074">
            <text:p>62.8074</text:p>
          </table:table-cell>
          <table:table-cell office:value-type="float" office:value="3.72032">
            <text:p>3.72032</text:p>
          </table:table-cell>
          <table:table-cell office:value-type="float" office:value="241.28">
            <text:p>241.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349">
            <text:p>62.8349</text:p>
          </table:table-cell>
          <table:table-cell office:value-type="float" office:value="3.73251">
            <text:p>3.73251</text:p>
          </table:table-cell>
          <table:table-cell office:value-type="float" office:value="241.267">
            <text:p>241.2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624">
            <text:p>62.8624</text:p>
          </table:table-cell>
          <table:table-cell office:value-type="float" office:value="3.74411">
            <text:p>3.74411</text:p>
          </table:table-cell>
          <table:table-cell office:value-type="float" office:value="241.256">
            <text:p>241.2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841">
            <text:p>62.8841</text:p>
          </table:table-cell>
          <table:table-cell office:value-type="float" office:value="3.75279">
            <text:p>3.75279</text:p>
          </table:table-cell>
          <table:table-cell office:value-type="float" office:value="241.247">
            <text:p>241.2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13">
            <text:p>62.913</text:p>
          </table:table-cell>
          <table:table-cell office:value-type="float" office:value="3.76376">
            <text:p>3.76376</text:p>
          </table:table-cell>
          <table:table-cell office:value-type="float" office:value="241.236">
            <text:p>241.2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422">
            <text:p>62.9422</text:p>
          </table:table-cell>
          <table:table-cell office:value-type="float" office:value="3.77417">
            <text:p>3.77417</text:p>
          </table:table-cell>
          <table:table-cell office:value-type="float" office:value="241.226">
            <text:p>241.2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778">
            <text:p>62.9778</text:p>
          </table:table-cell>
          <table:table-cell office:value-type="float" office:value="3.78583">
            <text:p>3.78583</text:p>
          </table:table-cell>
          <table:table-cell office:value-type="float" office:value="241.214">
            <text:p>241.2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003">
            <text:p>63.0003</text:p>
          </table:table-cell>
          <table:table-cell office:value-type="float" office:value="3.79269">
            <text:p>3.79269</text:p>
          </table:table-cell>
          <table:table-cell office:value-type="float" office:value="241.207">
            <text:p>241.2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291">
            <text:p>63.0291</text:p>
          </table:table-cell>
          <table:table-cell office:value-type="float" office:value="3.8008">
            <text:p>3.8008</text:p>
          </table:table-cell>
          <table:table-cell office:value-type="float" office:value="241.199">
            <text:p>241.1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601">
            <text:p>63.0601</text:p>
          </table:table-cell>
          <table:table-cell office:value-type="float" office:value="3.80869">
            <text:p>3.80869</text:p>
          </table:table-cell>
          <table:table-cell office:value-type="float" office:value="241.191">
            <text:p>241.1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801">
            <text:p>63.0801</text:p>
          </table:table-cell>
          <table:table-cell office:value-type="float" office:value="3.81332">
            <text:p>3.81332</text:p>
          </table:table-cell>
          <table:table-cell office:value-type="float" office:value="241.187">
            <text:p>241.1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082">
            <text:p>63.1082</text:p>
          </table:table-cell>
          <table:table-cell office:value-type="float" office:value="3.81923">
            <text:p>3.81923</text:p>
          </table:table-cell>
          <table:table-cell office:value-type="float" office:value="241.181">
            <text:p>241.1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368">
            <text:p>63.1368</text:p>
          </table:table-cell>
          <table:table-cell office:value-type="float" office:value="3.82454">
            <text:p>3.82454</text:p>
          </table:table-cell>
          <table:table-cell office:value-type="float" office:value="241.175">
            <text:p>241.1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652">
            <text:p>63.1652</text:p>
          </table:table-cell>
          <table:table-cell office:value-type="float" office:value="3.82901">
            <text:p>3.82901</text:p>
          </table:table-cell>
          <table:table-cell office:value-type="float" office:value="241.171">
            <text:p>241.1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851">
            <text:p>63.1851</text:p>
          </table:table-cell>
          <table:table-cell office:value-type="float" office:value="3.83168">
            <text:p>3.83168</text:p>
          </table:table-cell>
          <table:table-cell office:value-type="float" office:value="241.168">
            <text:p>241.1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138">
            <text:p>63.2138</text:p>
          </table:table-cell>
          <table:table-cell office:value-type="float" office:value="3.83487">
            <text:p>3.83487</text:p>
          </table:table-cell>
          <table:table-cell office:value-type="float" office:value="241.165">
            <text:p>241.1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337">
            <text:p>63.2337</text:p>
          </table:table-cell>
          <table:table-cell office:value-type="float" office:value="3.83662">
            <text:p>3.83662</text:p>
          </table:table-cell>
          <table:table-cell office:value-type="float" office:value="241.163">
            <text:p>241.1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629">
            <text:p>63.2629</text:p>
          </table:table-cell>
          <table:table-cell office:value-type="float" office:value="3.83852">
            <text:p>3.83852</text:p>
          </table:table-cell>
          <table:table-cell office:value-type="float" office:value="241.161">
            <text:p>241.1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87">
            <text:p>63.287</text:p>
          </table:table-cell>
          <table:table-cell office:value-type="float" office:value="3.83948">
            <text:p>3.83948</text:p>
          </table:table-cell>
          <table:table-cell office:value-type="float" office:value="241.161">
            <text:p>241.1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074">
            <text:p>63.3074</text:p>
          </table:table-cell>
          <table:table-cell office:value-type="float" office:value="3.8398">
            <text:p>3.8398</text:p>
          </table:table-cell>
          <table:table-cell office:value-type="float" office:value="241.16">
            <text:p>241.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282">
            <text:p>63.3282</text:p>
          </table:table-cell>
          <table:table-cell office:value-type="float" office:value="3.8398">
            <text:p>3.8398</text:p>
          </table:table-cell>
          <table:table-cell office:value-type="float" office:value="241.16">
            <text:p>241.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596">
            <text:p>63.3596</text:p>
          </table:table-cell>
          <table:table-cell office:value-type="float" office:value="3.83893">
            <text:p>3.83893</text:p>
          </table:table-cell>
          <table:table-cell office:value-type="float" office:value="241.161">
            <text:p>241.1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81">
            <text:p>63.381</text:p>
          </table:table-cell>
          <table:table-cell office:value-type="float" office:value="3.83769">
            <text:p>3.83769</text:p>
          </table:table-cell>
          <table:table-cell office:value-type="float" office:value="241.162">
            <text:p>241.1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012">
            <text:p>63.4012</text:p>
          </table:table-cell>
          <table:table-cell office:value-type="float" office:value="3.83614">
            <text:p>3.83614</text:p>
          </table:table-cell>
          <table:table-cell office:value-type="float" office:value="241.164">
            <text:p>241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293">
            <text:p>63.4293</text:p>
          </table:table-cell>
          <table:table-cell office:value-type="float" office:value="3.83319">
            <text:p>3.83319</text:p>
          </table:table-cell>
          <table:table-cell office:value-type="float" office:value="241.167">
            <text:p>241.1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575">
            <text:p>63.4575</text:p>
          </table:table-cell>
          <table:table-cell office:value-type="float" office:value="3.82939">
            <text:p>3.82939</text:p>
          </table:table-cell>
          <table:table-cell office:value-type="float" office:value="241.171">
            <text:p>241.1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853">
            <text:p>63.4853</text:p>
          </table:table-cell>
          <table:table-cell office:value-type="float" office:value="3.82486">
            <text:p>3.82486</text:p>
          </table:table-cell>
          <table:table-cell office:value-type="float" office:value="241.175">
            <text:p>241.1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132">
            <text:p>63.5132</text:p>
          </table:table-cell>
          <table:table-cell office:value-type="float" office:value="3.8195">
            <text:p>3.8195</text:p>
          </table:table-cell>
          <table:table-cell office:value-type="float" office:value="241.18">
            <text:p>241.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435">
            <text:p>63.5435</text:p>
          </table:table-cell>
          <table:table-cell office:value-type="float" office:value="3.81271">
            <text:p>3.81271</text:p>
          </table:table-cell>
          <table:table-cell office:value-type="float" office:value="241.187">
            <text:p>241.1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665">
            <text:p>63.5665</text:p>
          </table:table-cell>
          <table:table-cell office:value-type="float" office:value="3.8069">
            <text:p>3.8069</text:p>
          </table:table-cell>
          <table:table-cell office:value-type="float" office:value="241.193">
            <text:p>241.1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97">
            <text:p>63.597</text:p>
          </table:table-cell>
          <table:table-cell office:value-type="float" office:value="3.79829">
            <text:p>3.79829</text:p>
          </table:table-cell>
          <table:table-cell office:value-type="float" office:value="241.202">
            <text:p>241.2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18">
            <text:p>63.618</text:p>
          </table:table-cell>
          <table:table-cell office:value-type="float" office:value="3.79172">
            <text:p>3.79172</text:p>
          </table:table-cell>
          <table:table-cell office:value-type="float" office:value="241.208">
            <text:p>241.2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475">
            <text:p>63.6475</text:p>
          </table:table-cell>
          <table:table-cell office:value-type="float" office:value="3.78171">
            <text:p>3.78171</text:p>
          </table:table-cell>
          <table:table-cell office:value-type="float" office:value="241.218">
            <text:p>241.2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779">
            <text:p>63.6779</text:p>
          </table:table-cell>
          <table:table-cell office:value-type="float" office:value="3.77032">
            <text:p>3.77032</text:p>
          </table:table-cell>
          <table:table-cell office:value-type="float" office:value="241.23">
            <text:p>241.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093">
            <text:p>63.7093</text:p>
          </table:table-cell>
          <table:table-cell office:value-type="float" office:value="3.75752">
            <text:p>3.75752</text:p>
          </table:table-cell>
          <table:table-cell office:value-type="float" office:value="241.242">
            <text:p>241.2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397">
            <text:p>63.7397</text:p>
          </table:table-cell>
          <table:table-cell office:value-type="float" office:value="3.74387">
            <text:p>3.74387</text:p>
          </table:table-cell>
          <table:table-cell office:value-type="float" office:value="241.256">
            <text:p>241.2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685">
            <text:p>63.7685</text:p>
          </table:table-cell>
          <table:table-cell office:value-type="float" office:value="3.73006">
            <text:p>3.73006</text:p>
          </table:table-cell>
          <table:table-cell office:value-type="float" office:value="241.27">
            <text:p>241.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911">
            <text:p>63.7911</text:p>
          </table:table-cell>
          <table:table-cell office:value-type="float" office:value="3.71851">
            <text:p>3.71851</text:p>
          </table:table-cell>
          <table:table-cell office:value-type="float" office:value="241.281">
            <text:p>241.2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121">
            <text:p>63.8121</text:p>
          </table:table-cell>
          <table:table-cell office:value-type="float" office:value="3.70715">
            <text:p>3.70715</text:p>
          </table:table-cell>
          <table:table-cell office:value-type="float" office:value="241.293">
            <text:p>241.2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419">
            <text:p>63.8419</text:p>
          </table:table-cell>
          <table:table-cell office:value-type="float" office:value="3.6902">
            <text:p>3.6902</text:p>
          </table:table-cell>
          <table:table-cell office:value-type="float" office:value="241.31">
            <text:p>241.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622">
            <text:p>63.8622</text:p>
          </table:table-cell>
          <table:table-cell office:value-type="float" office:value="3.6779">
            <text:p>3.6779</text:p>
          </table:table-cell>
          <table:table-cell office:value-type="float" office:value="241.322">
            <text:p>241.3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913">
            <text:p>63.8913</text:p>
          </table:table-cell>
          <table:table-cell office:value-type="float" office:value="3.65953">
            <text:p>3.65953</text:p>
          </table:table-cell>
          <table:table-cell office:value-type="float" office:value="241.34">
            <text:p>241.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135">
            <text:p>63.9135</text:p>
          </table:table-cell>
          <table:table-cell office:value-type="float" office:value="3.64482">
            <text:p>3.64482</text:p>
          </table:table-cell>
          <table:table-cell office:value-type="float" office:value="241.355">
            <text:p>241.3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346">
            <text:p>63.9346</text:p>
          </table:table-cell>
          <table:table-cell office:value-type="float" office:value="3.63025">
            <text:p>3.63025</text:p>
          </table:table-cell>
          <table:table-cell office:value-type="float" office:value="241.37">
            <text:p>241.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639">
            <text:p>63.9639</text:p>
          </table:table-cell>
          <table:table-cell office:value-type="float" office:value="3.60925">
            <text:p>3.60925</text:p>
          </table:table-cell>
          <table:table-cell office:value-type="float" office:value="241.391">
            <text:p>241.3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963">
            <text:p>63.9963</text:p>
          </table:table-cell>
          <table:table-cell office:value-type="float" office:value="3.58455">
            <text:p>3.58455</text:p>
          </table:table-cell>
          <table:table-cell office:value-type="float" office:value="241.415">
            <text:p>241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17">
            <text:p>64.017</text:p>
          </table:table-cell>
          <table:table-cell office:value-type="float" office:value="3.56813">
            <text:p>3.56813</text:p>
          </table:table-cell>
          <table:table-cell office:value-type="float" office:value="241.432">
            <text:p>241.4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378">
            <text:p>64.0378</text:p>
          </table:table-cell>
          <table:table-cell office:value-type="float" office:value="3.55101">
            <text:p>3.55101</text:p>
          </table:table-cell>
          <table:table-cell office:value-type="float" office:value="241.449">
            <text:p>241.4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676">
            <text:p>64.0676</text:p>
          </table:table-cell>
          <table:table-cell office:value-type="float" office:value="3.52559">
            <text:p>3.52559</text:p>
          </table:table-cell>
          <table:table-cell office:value-type="float" office:value="241.474">
            <text:p>241.4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877">
            <text:p>64.0877</text:p>
          </table:table-cell>
          <table:table-cell office:value-type="float" office:value="3.50778">
            <text:p>3.50778</text:p>
          </table:table-cell>
          <table:table-cell office:value-type="float" office:value="241.492">
            <text:p>241.4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077">
            <text:p>64.1077</text:p>
          </table:table-cell>
          <table:table-cell office:value-type="float" office:value="3.48947">
            <text:p>3.48947</text:p>
          </table:table-cell>
          <table:table-cell office:value-type="float" office:value="241.511">
            <text:p>241.5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28">
            <text:p>64.128</text:p>
          </table:table-cell>
          <table:table-cell office:value-type="float" office:value="3.47044">
            <text:p>3.47044</text:p>
          </table:table-cell>
          <table:table-cell office:value-type="float" office:value="241.53">
            <text:p>241.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561">
            <text:p>64.1561</text:p>
          </table:table-cell>
          <table:table-cell office:value-type="float" office:value="3.44318">
            <text:p>3.44318</text:p>
          </table:table-cell>
          <table:table-cell office:value-type="float" office:value="241.557">
            <text:p>241.5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799">
            <text:p>64.1799</text:p>
          </table:table-cell>
          <table:table-cell office:value-type="float" office:value="3.41917">
            <text:p>3.41917</text:p>
          </table:table-cell>
          <table:table-cell office:value-type="float" office:value="241.581">
            <text:p>241.5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001">
            <text:p>64.2001</text:p>
          </table:table-cell>
          <table:table-cell office:value-type="float" office:value="3.39816">
            <text:p>3.39816</text:p>
          </table:table-cell>
          <table:table-cell office:value-type="float" office:value="241.602">
            <text:p>241.6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308">
            <text:p>64.2308</text:p>
          </table:table-cell>
          <table:table-cell office:value-type="float" office:value="3.36545">
            <text:p>3.36545</text:p>
          </table:table-cell>
          <table:table-cell office:value-type="float" office:value="241.635">
            <text:p>241.6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537">
            <text:p>64.2537</text:p>
          </table:table-cell>
          <table:table-cell office:value-type="float" office:value="3.34001">
            <text:p>3.34001</text:p>
          </table:table-cell>
          <table:table-cell office:value-type="float" office:value="241.66">
            <text:p>241.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839">
            <text:p>64.2839</text:p>
          </table:table-cell>
          <table:table-cell office:value-type="float" office:value="3.3055">
            <text:p>3.3055</text:p>
          </table:table-cell>
          <table:table-cell office:value-type="float" office:value="241.695">
            <text:p>241.6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124">
            <text:p>64.3124</text:p>
          </table:table-cell>
          <table:table-cell office:value-type="float" office:value="3.27159">
            <text:p>3.27159</text:p>
          </table:table-cell>
          <table:table-cell office:value-type="float" office:value="241.728">
            <text:p>241.7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428">
            <text:p>64.3428</text:p>
          </table:table-cell>
          <table:table-cell office:value-type="float" office:value="3.23444">
            <text:p>3.23444</text:p>
          </table:table-cell>
          <table:table-cell office:value-type="float" office:value="241.766">
            <text:p>241.7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631">
            <text:p>64.3631</text:p>
          </table:table-cell>
          <table:table-cell office:value-type="float" office:value="3.20889">
            <text:p>3.20889</text:p>
          </table:table-cell>
          <table:table-cell office:value-type="float" office:value="241.791">
            <text:p>241.7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919">
            <text:p>64.3919</text:p>
          </table:table-cell>
          <table:table-cell office:value-type="float" office:value="3.17151">
            <text:p>3.17151</text:p>
          </table:table-cell>
          <table:table-cell office:value-type="float" office:value="241.828">
            <text:p>241.8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171">
            <text:p>64.4171</text:p>
          </table:table-cell>
          <table:table-cell office:value-type="float" office:value="3.138">
            <text:p>3.138</text:p>
          </table:table-cell>
          <table:table-cell office:value-type="float" office:value="241.862">
            <text:p>241.8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373">
            <text:p>64.4373</text:p>
          </table:table-cell>
          <table:table-cell office:value-type="float" office:value="3.11034">
            <text:p>3.11034</text:p>
          </table:table-cell>
          <table:table-cell office:value-type="float" office:value="241.89">
            <text:p>241.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684">
            <text:p>64.4684</text:p>
          </table:table-cell>
          <table:table-cell office:value-type="float" office:value="3.06662">
            <text:p>3.06662</text:p>
          </table:table-cell>
          <table:table-cell office:value-type="float" office:value="241.933">
            <text:p>241.9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929">
            <text:p>64.4929</text:p>
          </table:table-cell>
          <table:table-cell office:value-type="float" office:value="3.03149">
            <text:p>3.03149</text:p>
          </table:table-cell>
          <table:table-cell office:value-type="float" office:value="241.969">
            <text:p>241.9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208">
            <text:p>64.5208</text:p>
          </table:table-cell>
          <table:table-cell office:value-type="float" office:value="2.99001">
            <text:p>2.99001</text:p>
          </table:table-cell>
          <table:table-cell office:value-type="float" office:value="242.01">
            <text:p>242.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521">
            <text:p>64.5521</text:p>
          </table:table-cell>
          <table:table-cell office:value-type="float" office:value="2.94241">
            <text:p>2.94241</text:p>
          </table:table-cell>
          <table:table-cell office:value-type="float" office:value="242.058">
            <text:p>242.0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801">
            <text:p>64.5801</text:p>
          </table:table-cell>
          <table:table-cell office:value-type="float" office:value="2.89856">
            <text:p>2.89856</text:p>
          </table:table-cell>
          <table:table-cell office:value-type="float" office:value="242.101">
            <text:p>242.1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003">
            <text:p>64.6003</text:p>
          </table:table-cell>
          <table:table-cell office:value-type="float" office:value="2.86639">
            <text:p>2.86639</text:p>
          </table:table-cell>
          <table:table-cell office:value-type="float" office:value="242.134">
            <text:p>242.1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273">
            <text:p>64.6273</text:p>
          </table:table-cell>
          <table:table-cell office:value-type="float" office:value="2.82222">
            <text:p>2.82222</text:p>
          </table:table-cell>
          <table:table-cell office:value-type="float" office:value="242.178">
            <text:p>242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501">
            <text:p>64.6501</text:p>
          </table:table-cell>
          <table:table-cell office:value-type="float" office:value="2.78416">
            <text:p>2.78416</text:p>
          </table:table-cell>
          <table:table-cell office:value-type="float" office:value="242.216">
            <text:p>242.2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706">
            <text:p>64.6706</text:p>
          </table:table-cell>
          <table:table-cell office:value-type="float" office:value="2.74925">
            <text:p>2.74925</text:p>
          </table:table-cell>
          <table:table-cell office:value-type="float" office:value="242.251">
            <text:p>242.2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981">
            <text:p>64.6981</text:p>
          </table:table-cell>
          <table:table-cell office:value-type="float" office:value="2.70134">
            <text:p>2.70134</text:p>
          </table:table-cell>
          <table:table-cell office:value-type="float" office:value="242.299">
            <text:p>242.2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21">
            <text:p>64.721</text:p>
          </table:table-cell>
          <table:table-cell office:value-type="float" office:value="2.66058">
            <text:p>2.66058</text:p>
          </table:table-cell>
          <table:table-cell office:value-type="float" office:value="242.339">
            <text:p>242.3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493">
            <text:p>64.7493</text:p>
          </table:table-cell>
          <table:table-cell office:value-type="float" office:value="2.60948">
            <text:p>2.60948</text:p>
          </table:table-cell>
          <table:table-cell office:value-type="float" office:value="242.391">
            <text:p>242.3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8">
            <text:p>64.78</text:p>
          </table:table-cell>
          <table:table-cell office:value-type="float" office:value="2.5526">
            <text:p>2.5526</text:p>
          </table:table-cell>
          <table:table-cell office:value-type="float" office:value="242.447">
            <text:p>242.4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087">
            <text:p>64.8087</text:p>
          </table:table-cell>
          <table:table-cell office:value-type="float" office:value="2.49791">
            <text:p>2.49791</text:p>
          </table:table-cell>
          <table:table-cell office:value-type="float" office:value="242.502">
            <text:p>242.5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356">
            <text:p>64.8356</text:p>
          </table:table-cell>
          <table:table-cell office:value-type="float" office:value="2.44551">
            <text:p>2.44551</text:p>
          </table:table-cell>
          <table:table-cell office:value-type="float" office:value="242.554">
            <text:p>242.5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571">
            <text:p>64.8571</text:p>
          </table:table-cell>
          <table:table-cell office:value-type="float" office:value="2.40308">
            <text:p>2.40308</text:p>
          </table:table-cell>
          <table:table-cell office:value-type="float" office:value="242.597">
            <text:p>242.5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851">
            <text:p>64.8851</text:p>
          </table:table-cell>
          <table:table-cell office:value-type="float" office:value="2.34677">
            <text:p>2.34677</text:p>
          </table:table-cell>
          <table:table-cell office:value-type="float" office:value="242.653">
            <text:p>242.6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15">
            <text:p>64.915</text:p>
          </table:table-cell>
          <table:table-cell office:value-type="float" office:value="2.28514">
            <text:p>2.28514</text:p>
          </table:table-cell>
          <table:table-cell office:value-type="float" office:value="242.715">
            <text:p>242.7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437">
            <text:p>64.9437</text:p>
          </table:table-cell>
          <table:table-cell office:value-type="float" office:value="2.2247">
            <text:p>2.2247</text:p>
          </table:table-cell>
          <table:table-cell office:value-type="float" office:value="242.775">
            <text:p>242.7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716">
            <text:p>64.9716</text:p>
          </table:table-cell>
          <table:table-cell office:value-type="float" office:value="2.16479">
            <text:p>2.16479</text:p>
          </table:table-cell>
          <table:table-cell office:value-type="float" office:value="242.835">
            <text:p>242.8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93">
            <text:p>64.993</text:p>
          </table:table-cell>
          <table:table-cell office:value-type="float" office:value="2.11807">
            <text:p>2.11807</text:p>
          </table:table-cell>
          <table:table-cell office:value-type="float" office:value="242.882">
            <text:p>242.8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176">
            <text:p>65.0176</text:p>
          </table:table-cell>
          <table:table-cell office:value-type="float" office:value="2.06335">
            <text:p>2.06335</text:p>
          </table:table-cell>
          <table:table-cell office:value-type="float" office:value="242.937">
            <text:p>242.9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455">
            <text:p>65.0455</text:p>
          </table:table-cell>
          <table:table-cell office:value-type="float" office:value="2.0005">
            <text:p>2.0005</text:p>
          </table:table-cell>
          <table:table-cell office:value-type="float" office:value="242.999">
            <text:p>242.9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729">
            <text:p>65.0729</text:p>
          </table:table-cell>
          <table:table-cell office:value-type="float" office:value="1.93768">
            <text:p>1.93768</text:p>
          </table:table-cell>
          <table:table-cell office:value-type="float" office:value="243.062">
            <text:p>243.0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934">
            <text:p>65.0934</text:p>
          </table:table-cell>
          <table:table-cell office:value-type="float" office:value="1.88972">
            <text:p>1.88972</text:p>
          </table:table-cell>
          <table:table-cell office:value-type="float" office:value="243.11">
            <text:p>243.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158">
            <text:p>65.1158</text:p>
          </table:table-cell>
          <table:table-cell office:value-type="float" office:value="1.83675">
            <text:p>1.83675</text:p>
          </table:table-cell>
          <table:table-cell office:value-type="float" office:value="243.163">
            <text:p>243.1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359">
            <text:p>65.1359</text:p>
          </table:table-cell>
          <table:table-cell office:value-type="float" office:value="1.78822">
            <text:p>1.78822</text:p>
          </table:table-cell>
          <table:table-cell office:value-type="float" office:value="243.212">
            <text:p>243.2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636">
            <text:p>65.1636</text:p>
          </table:table-cell>
          <table:table-cell office:value-type="float" office:value="1.72086">
            <text:p>1.72086</text:p>
          </table:table-cell>
          <table:table-cell office:value-type="float" office:value="243.279">
            <text:p>243.2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851">
            <text:p>65.1851</text:p>
          </table:table-cell>
          <table:table-cell office:value-type="float" office:value="1.6675">
            <text:p>1.6675</text:p>
          </table:table-cell>
          <table:table-cell office:value-type="float" office:value="243.333">
            <text:p>243.3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141">
            <text:p>65.2141</text:p>
          </table:table-cell>
          <table:table-cell office:value-type="float" office:value="1.59474">
            <text:p>1.59474</text:p>
          </table:table-cell>
          <table:table-cell office:value-type="float" office:value="243.405">
            <text:p>243.4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447">
            <text:p>65.2447</text:p>
          </table:table-cell>
          <table:table-cell office:value-type="float" office:value="1.51636">
            <text:p>1.51636</text:p>
          </table:table-cell>
          <table:table-cell office:value-type="float" office:value="243.484">
            <text:p>243.4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65">
            <text:p>65.265</text:p>
          </table:table-cell>
          <table:table-cell office:value-type="float" office:value="1.46364">
            <text:p>1.46364</text:p>
          </table:table-cell>
          <table:table-cell office:value-type="float" office:value="243.536">
            <text:p>243.5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929">
            <text:p>65.2929</text:p>
          </table:table-cell>
          <table:table-cell office:value-type="float" office:value="1.39029">
            <text:p>1.39029</text:p>
          </table:table-cell>
          <table:table-cell office:value-type="float" office:value="243.61">
            <text:p>243.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214">
            <text:p>65.3214</text:p>
          </table:table-cell>
          <table:table-cell office:value-type="float" office:value="1.31404">
            <text:p>1.31404</text:p>
          </table:table-cell>
          <table:table-cell office:value-type="float" office:value="243.686">
            <text:p>243.6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426">
            <text:p>65.3426</text:p>
          </table:table-cell>
          <table:table-cell office:value-type="float" office:value="1.25621">
            <text:p>1.25621</text:p>
          </table:table-cell>
          <table:table-cell office:value-type="float" office:value="243.744">
            <text:p>243.7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713">
            <text:p>65.3713</text:p>
          </table:table-cell>
          <table:table-cell office:value-type="float" office:value="1.17749">
            <text:p>1.17749</text:p>
          </table:table-cell>
          <table:table-cell office:value-type="float" office:value="243.823">
            <text:p>243.8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044">
            <text:p>65.4044</text:p>
          </table:table-cell>
          <table:table-cell office:value-type="float" office:value="1.08485">
            <text:p>1.08485</text:p>
          </table:table-cell>
          <table:table-cell office:value-type="float" office:value="243.915">
            <text:p>243.9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322">
            <text:p>65.4322</text:p>
          </table:table-cell>
          <table:table-cell office:value-type="float" office:value="1.00575">
            <text:p>1.00575</text:p>
          </table:table-cell>
          <table:table-cell office:value-type="float" office:value="243.994">
            <text:p>243.9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606">
            <text:p>65.4606</text:p>
          </table:table-cell>
          <table:table-cell office:value-type="float" office:value="0.923447">
            <text:p>0.923447</text:p>
          </table:table-cell>
          <table:table-cell office:value-type="float" office:value="244.077">
            <text:p>244.0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827">
            <text:p>65.4827</text:p>
          </table:table-cell>
          <table:table-cell office:value-type="float" office:value="0.858963">
            <text:p>0.858963</text:p>
          </table:table-cell>
          <table:table-cell office:value-type="float" office:value="244.141">
            <text:p>244.1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115">
            <text:p>65.5115</text:p>
          </table:table-cell>
          <table:table-cell office:value-type="float" office:value="0.77359">
            <text:p>0.77359</text:p>
          </table:table-cell>
          <table:table-cell office:value-type="float" office:value="244.226">
            <text:p>244.2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391">
            <text:p>65.5391</text:p>
          </table:table-cell>
          <table:table-cell office:value-type="float" office:value="0.690842">
            <text:p>0.690842</text:p>
          </table:table-cell>
          <table:table-cell office:value-type="float" office:value="244.309">
            <text:p>244.3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609">
            <text:p>65.5609</text:p>
          </table:table-cell>
          <table:table-cell office:value-type="float" office:value="0.624954">
            <text:p>0.624954</text:p>
          </table:table-cell>
          <table:table-cell office:value-type="float" office:value="244.375">
            <text:p>244.3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906">
            <text:p>65.5906</text:p>
          </table:table-cell>
          <table:table-cell office:value-type="float" office:value="0.532959">
            <text:p>0.532959</text:p>
          </table:table-cell>
          <table:table-cell office:value-type="float" office:value="244.467">
            <text:p>244.4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186">
            <text:p>65.6186</text:p>
          </table:table-cell>
          <table:table-cell office:value-type="float" office:value="0.445877">
            <text:p>0.445877</text:p>
          </table:table-cell>
          <table:table-cell office:value-type="float" office:value="244.554">
            <text:p>244.5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408">
            <text:p>65.6408</text:p>
          </table:table-cell>
          <table:table-cell office:value-type="float" office:value="0.375671">
            <text:p>0.375671</text:p>
          </table:table-cell>
          <table:table-cell office:value-type="float" office:value="244.624">
            <text:p>244.6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699">
            <text:p>65.6699</text:p>
          </table:table-cell>
          <table:table-cell office:value-type="float" office:value="0.282684">
            <text:p>0.282684</text:p>
          </table:table-cell>
          <table:table-cell office:value-type="float" office:value="244.717">
            <text:p>244.7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979">
            <text:p>65.6979</text:p>
          </table:table-cell>
          <table:table-cell office:value-type="float" office:value="0.191849">
            <text:p>0.191849</text:p>
          </table:table-cell>
          <table:table-cell office:value-type="float" office:value="244.808">
            <text:p>244.8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203">
            <text:p>65.7203</text:p>
          </table:table-cell>
          <table:table-cell office:value-type="float" office:value="0.118408">
            <text:p>0.118408</text:p>
          </table:table-cell>
          <table:table-cell office:value-type="float" office:value="244.882">
            <text:p>244.8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491">
            <text:p>65.7491</text:p>
          </table:table-cell>
          <table:table-cell office:value-type="float" office:value="0.0231476">
            <text:p>0.0231476</text:p>
          </table:table-cell>
          <table:table-cell office:value-type="float" office:value="244.977">
            <text:p>244.977</text:p>
          </table:table-cell>
          <table:table-cell office:value-type="float" office:value="0.231476">
            <text:p>0.2314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761">
            <text:p>65.7761</text:p>
          </table:table-cell>
          <table:table-cell office:value-type="float" office:value="-0.0672302">
            <text:p>-0.0672302</text:p>
          </table:table-cell>
          <table:table-cell office:value-type="float" office:value="245.067">
            <text:p>245.067</text:p>
          </table:table-cell>
          <table:table-cell office:value-type="float" office:value="-0.672302">
            <text:p>-0.6723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975">
            <text:p>65.7975</text:p>
          </table:table-cell>
          <table:table-cell office:value-type="float" office:value="-0.140076">
            <text:p>-0.140076</text:p>
          </table:table-cell>
          <table:table-cell office:value-type="float" office:value="245.14">
            <text:p>245.1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26">
            <text:p>65.826</text:p>
          </table:table-cell>
          <table:table-cell office:value-type="float" office:value="-0.237595">
            <text:p>-0.237595</text:p>
          </table:table-cell>
          <table:table-cell office:value-type="float" office:value="245.238">
            <text:p>245.2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532">
            <text:p>65.8532</text:p>
          </table:table-cell>
          <table:table-cell office:value-type="float" office:value="-0.331863">
            <text:p>-0.331863</text:p>
          </table:table-cell>
          <table:table-cell office:value-type="float" office:value="245.332">
            <text:p>245.3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76">
            <text:p>65.876</text:p>
          </table:table-cell>
          <table:table-cell office:value-type="float" office:value="-0.411636">
            <text:p>-0.411636</text:p>
          </table:table-cell>
          <table:table-cell office:value-type="float" office:value="245.412">
            <text:p>245.4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037">
            <text:p>65.9037</text:p>
          </table:table-cell>
          <table:table-cell office:value-type="float" office:value="-0.509689">
            <text:p>-0.509689</text:p>
          </table:table-cell>
          <table:table-cell office:value-type="float" office:value="245.51">
            <text:p>245.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321">
            <text:p>65.9321</text:p>
          </table:table-cell>
          <table:table-cell office:value-type="float" office:value="-0.611008">
            <text:p>-0.611008</text:p>
          </table:table-cell>
          <table:table-cell office:value-type="float" office:value="245.611">
            <text:p>245.6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533">
            <text:p>65.9533</text:p>
          </table:table-cell>
          <table:table-cell office:value-type="float" office:value="-0.687592">
            <text:p>-0.687592</text:p>
          </table:table-cell>
          <table:table-cell office:value-type="float" office:value="245.688">
            <text:p>245.6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805">
            <text:p>65.9805</text:p>
          </table:table-cell>
          <table:table-cell office:value-type="float" office:value="-0.786728">
            <text:p>-0.786728</text:p>
          </table:table-cell>
          <table:table-cell office:value-type="float" office:value="245.787">
            <text:p>245.78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13">
            <text:p>66.013</text:p>
          </table:table-cell>
          <table:table-cell office:value-type="float" office:value="-0.906693">
            <text:p>-0.906693</text:p>
          </table:table-cell>
          <table:table-cell office:value-type="float" office:value="245.907">
            <text:p>245.9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413">
            <text:p>66.0413</text:p>
          </table:table-cell>
          <table:table-cell office:value-type="float" office:value="-1.01219">
            <text:p>-1.01219</text:p>
          </table:table-cell>
          <table:table-cell office:value-type="float" office:value="246.012">
            <text:p>246.0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617">
            <text:p>66.0617</text:p>
          </table:table-cell>
          <table:table-cell office:value-type="float" office:value="-1.08893">
            <text:p>-1.08893</text:p>
          </table:table-cell>
          <table:table-cell office:value-type="float" office:value="246.089">
            <text:p>246.08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817">
            <text:p>66.0817</text:p>
          </table:table-cell>
          <table:table-cell office:value-type="float" office:value="-1.16476">
            <text:p>-1.16476</text:p>
          </table:table-cell>
          <table:table-cell office:value-type="float" office:value="246.165">
            <text:p>246.1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033">
            <text:p>66.1033</text:p>
          </table:table-cell>
          <table:table-cell office:value-type="float" office:value="-1.24731">
            <text:p>-1.24731</text:p>
          </table:table-cell>
          <table:table-cell office:value-type="float" office:value="246.247">
            <text:p>246.2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32">
            <text:p>66.132</text:p>
          </table:table-cell>
          <table:table-cell office:value-type="float" office:value="-1.35771">
            <text:p>-1.35771</text:p>
          </table:table-cell>
          <table:table-cell office:value-type="float" office:value="246.358">
            <text:p>246.3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613">
            <text:p>66.1613</text:p>
          </table:table-cell>
          <table:table-cell office:value-type="float" office:value="-1.47139">
            <text:p>-1.47139</text:p>
          </table:table-cell>
          <table:table-cell office:value-type="float" office:value="246.471">
            <text:p>246.4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899">
            <text:p>66.1899</text:p>
          </table:table-cell>
          <table:table-cell office:value-type="float" office:value="-1.5834">
            <text:p>-1.5834</text:p>
          </table:table-cell>
          <table:table-cell office:value-type="float" office:value="246.583">
            <text:p>246.5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184">
            <text:p>66.2184</text:p>
          </table:table-cell>
          <table:table-cell office:value-type="float" office:value="-1.69656">
            <text:p>-1.69656</text:p>
          </table:table-cell>
          <table:table-cell office:value-type="float" office:value="246.697">
            <text:p>246.6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403">
            <text:p>66.2403</text:p>
          </table:table-cell>
          <table:table-cell office:value-type="float" office:value="-1.78354">
            <text:p>-1.78354</text:p>
          </table:table-cell>
          <table:table-cell office:value-type="float" office:value="246.784">
            <text:p>246.7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606">
            <text:p>66.2606</text:p>
          </table:table-cell>
          <table:table-cell office:value-type="float" office:value="-1.86508">
            <text:p>-1.86508</text:p>
          </table:table-cell>
          <table:table-cell office:value-type="float" office:value="246.865">
            <text:p>246.8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886">
            <text:p>66.2886</text:p>
          </table:table-cell>
          <table:table-cell office:value-type="float" office:value="-1.9781">
            <text:p>-1.9781</text:p>
          </table:table-cell>
          <table:table-cell office:value-type="float" office:value="246.978">
            <text:p>246.9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112">
            <text:p>66.3112</text:p>
          </table:table-cell>
          <table:table-cell office:value-type="float" office:value="-2.07031">
            <text:p>-2.07031</text:p>
          </table:table-cell>
          <table:table-cell office:value-type="float" office:value="247.07">
            <text:p>247.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399">
            <text:p>66.3399</text:p>
          </table:table-cell>
          <table:table-cell office:value-type="float" office:value="-2.18767">
            <text:p>-2.18767</text:p>
          </table:table-cell>
          <table:table-cell office:value-type="float" office:value="247.188">
            <text:p>247.1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69">
            <text:p>66.369</text:p>
          </table:table-cell>
          <table:table-cell office:value-type="float" office:value="-2.30725">
            <text:p>-2.30725</text:p>
          </table:table-cell>
          <table:table-cell office:value-type="float" office:value="247.307">
            <text:p>247.3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906">
            <text:p>66.3906</text:p>
          </table:table-cell>
          <table:table-cell office:value-type="float" office:value="-2.39665">
            <text:p>-2.39665</text:p>
          </table:table-cell>
          <table:table-cell office:value-type="float" office:value="247.397">
            <text:p>247.3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193">
            <text:p>66.4193</text:p>
          </table:table-cell>
          <table:table-cell office:value-type="float" office:value="-2.51601">
            <text:p>-2.51601</text:p>
          </table:table-cell>
          <table:table-cell office:value-type="float" office:value="247.516">
            <text:p>247.5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471">
            <text:p>66.4471</text:p>
          </table:table-cell>
          <table:table-cell office:value-type="float" office:value="-2.63277">
            <text:p>-2.63277</text:p>
          </table:table-cell>
          <table:table-cell office:value-type="float" office:value="247.633">
            <text:p>247.6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699">
            <text:p>66.4699</text:p>
          </table:table-cell>
          <table:table-cell office:value-type="float" office:value="-2.72881">
            <text:p>-2.72881</text:p>
          </table:table-cell>
          <table:table-cell office:value-type="float" office:value="247.729">
            <text:p>247.7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903">
            <text:p>66.4903</text:p>
          </table:table-cell>
          <table:table-cell office:value-type="float" office:value="-2.81474">
            <text:p>-2.81474</text:p>
          </table:table-cell>
          <table:table-cell office:value-type="float" office:value="247.815">
            <text:p>247.8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175">
            <text:p>66.5175</text:p>
          </table:table-cell>
          <table:table-cell office:value-type="float" office:value="-2.9299">
            <text:p>-2.9299</text:p>
          </table:table-cell>
          <table:table-cell office:value-type="float" office:value="247.93">
            <text:p>247.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405">
            <text:p>66.5405</text:p>
          </table:table-cell>
          <table:table-cell office:value-type="float" office:value="-3.02682">
            <text:p>-3.02682</text:p>
          </table:table-cell>
          <table:table-cell office:value-type="float" office:value="248.027">
            <text:p>248.0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606">
            <text:p>66.5606</text:p>
          </table:table-cell>
          <table:table-cell office:value-type="float" office:value="-3.11259">
            <text:p>-3.11259</text:p>
          </table:table-cell>
          <table:table-cell office:value-type="float" office:value="248.113">
            <text:p>248.1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88">
            <text:p>66.588</text:p>
          </table:table-cell>
          <table:table-cell office:value-type="float" office:value="-3.22896">
            <text:p>-3.22896</text:p>
          </table:table-cell>
          <table:table-cell office:value-type="float" office:value="248.229">
            <text:p>248.2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11">
            <text:p>66.611</text:p>
          </table:table-cell>
          <table:table-cell office:value-type="float" office:value="-3.32776">
            <text:p>-3.32776</text:p>
          </table:table-cell>
          <table:table-cell office:value-type="float" office:value="248.328">
            <text:p>248.3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393">
            <text:p>66.6393</text:p>
          </table:table-cell>
          <table:table-cell office:value-type="float" office:value="-3.44859">
            <text:p>-3.44859</text:p>
          </table:table-cell>
          <table:table-cell office:value-type="float" office:value="248.449">
            <text:p>248.4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689">
            <text:p>66.6689</text:p>
          </table:table-cell>
          <table:table-cell office:value-type="float" office:value="-3.57462">
            <text:p>-3.57462</text:p>
          </table:table-cell>
          <table:table-cell office:value-type="float" office:value="248.575">
            <text:p>248.5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928">
            <text:p>66.6928</text:p>
          </table:table-cell>
          <table:table-cell office:value-type="float" office:value="-3.67709">
            <text:p>-3.67709</text:p>
          </table:table-cell>
          <table:table-cell office:value-type="float" office:value="248.677">
            <text:p>248.6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133">
            <text:p>66.7133</text:p>
          </table:table-cell>
          <table:table-cell office:value-type="float" office:value="-3.76465">
            <text:p>-3.76465</text:p>
          </table:table-cell>
          <table:table-cell office:value-type="float" office:value="248.765">
            <text:p>248.7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35">
            <text:p>66.735</text:p>
          </table:table-cell>
          <table:table-cell office:value-type="float" office:value="-3.85739">
            <text:p>-3.85739</text:p>
          </table:table-cell>
          <table:table-cell office:value-type="float" office:value="248.857">
            <text:p>248.8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562">
            <text:p>66.7562</text:p>
          </table:table-cell>
          <table:table-cell office:value-type="float" office:value="-3.9472">
            <text:p>-3.9472</text:p>
          </table:table-cell>
          <table:table-cell office:value-type="float" office:value="248.947">
            <text:p>248.9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775">
            <text:p>66.7775</text:p>
          </table:table-cell>
          <table:table-cell office:value-type="float" office:value="-4.0381">
            <text:p>-4.0381</text:p>
          </table:table-cell>
          <table:table-cell office:value-type="float" office:value="249.038">
            <text:p>249.0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986">
            <text:p>66.7986</text:p>
          </table:table-cell>
          <table:table-cell office:value-type="float" office:value="-4.12724">
            <text:p>-4.12724</text:p>
          </table:table-cell>
          <table:table-cell office:value-type="float" office:value="249.127">
            <text:p>249.1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288">
            <text:p>66.8288</text:p>
          </table:table-cell>
          <table:table-cell office:value-type="float" office:value="-4.25497">
            <text:p>-4.25497</text:p>
          </table:table-cell>
          <table:table-cell office:value-type="float" office:value="249.255">
            <text:p>249.2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527">
            <text:p>66.8527</text:p>
          </table:table-cell>
          <table:table-cell office:value-type="float" office:value="-4.35599">
            <text:p>-4.35599</text:p>
          </table:table-cell>
          <table:table-cell office:value-type="float" office:value="249.356">
            <text:p>249.35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736">
            <text:p>66.8736</text:p>
          </table:table-cell>
          <table:table-cell office:value-type="float" office:value="-4.44359">
            <text:p>-4.44359</text:p>
          </table:table-cell>
          <table:table-cell office:value-type="float" office:value="249.444">
            <text:p>249.4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023">
            <text:p>66.9023</text:p>
          </table:table-cell>
          <table:table-cell office:value-type="float" office:value="-4.56311">
            <text:p>-4.56311</text:p>
          </table:table-cell>
          <table:table-cell office:value-type="float" office:value="249.563">
            <text:p>249.5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261">
            <text:p>66.9261</text:p>
          </table:table-cell>
          <table:table-cell office:value-type="float" office:value="-4.66197">
            <text:p>-4.66197</text:p>
          </table:table-cell>
          <table:table-cell office:value-type="float" office:value="249.662">
            <text:p>249.6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467">
            <text:p>66.9467</text:p>
          </table:table-cell>
          <table:table-cell office:value-type="float" office:value="-4.74765">
            <text:p>-4.74765</text:p>
          </table:table-cell>
          <table:table-cell office:value-type="float" office:value="249.748">
            <text:p>249.74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763">
            <text:p>66.9763</text:p>
          </table:table-cell>
          <table:table-cell office:value-type="float" office:value="-4.86877">
            <text:p>-4.86877</text:p>
          </table:table-cell>
          <table:table-cell office:value-type="float" office:value="249.869">
            <text:p>249.8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043">
            <text:p>67.0043</text:p>
          </table:table-cell>
          <table:table-cell office:value-type="float" office:value="-4.98328">
            <text:p>-4.98328</text:p>
          </table:table-cell>
          <table:table-cell office:value-type="float" office:value="249.983">
            <text:p>249.98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291">
            <text:p>67.0291</text:p>
          </table:table-cell>
          <table:table-cell office:value-type="float" office:value="-5.08405">
            <text:p>-5.08405</text:p>
          </table:table-cell>
          <table:table-cell office:value-type="float" office:value="250.084">
            <text:p>250.0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497">
            <text:p>67.0497</text:p>
          </table:table-cell>
          <table:table-cell office:value-type="float" office:value="-5.16693">
            <text:p>-5.16693</text:p>
          </table:table-cell>
          <table:table-cell office:value-type="float" office:value="250.167">
            <text:p>250.1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735">
            <text:p>67.0735</text:p>
          </table:table-cell>
          <table:table-cell office:value-type="float" office:value="-5.26166">
            <text:p>-5.26166</text:p>
          </table:table-cell>
          <table:table-cell office:value-type="float" office:value="250.262">
            <text:p>250.2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945">
            <text:p>67.0945</text:p>
          </table:table-cell>
          <table:table-cell office:value-type="float" office:value="-5.34467">
            <text:p>-5.34467</text:p>
          </table:table-cell>
          <table:table-cell office:value-type="float" office:value="250.345">
            <text:p>250.34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227">
            <text:p>67.1227</text:p>
          </table:table-cell>
          <table:table-cell office:value-type="float" office:value="-5.45543">
            <text:p>-5.45543</text:p>
          </table:table-cell>
          <table:table-cell office:value-type="float" office:value="250.455">
            <text:p>250.4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472">
            <text:p>67.1472</text:p>
          </table:table-cell>
          <table:table-cell office:value-type="float" office:value="-5.55032">
            <text:p>-5.55032</text:p>
          </table:table-cell>
          <table:table-cell office:value-type="float" office:value="250.55">
            <text:p>250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686">
            <text:p>67.1686</text:p>
          </table:table-cell>
          <table:table-cell office:value-type="float" office:value="-5.63304">
            <text:p>-5.63304</text:p>
          </table:table-cell>
          <table:table-cell office:value-type="float" office:value="250.633">
            <text:p>250.6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983">
            <text:p>67.1983</text:p>
          </table:table-cell>
          <table:table-cell office:value-type="float" office:value="-5.74591">
            <text:p>-5.74591</text:p>
          </table:table-cell>
          <table:table-cell office:value-type="float" office:value="250.746">
            <text:p>250.7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227">
            <text:p>67.2227</text:p>
          </table:table-cell>
          <table:table-cell office:value-type="float" office:value="-5.83769">
            <text:p>-5.83769</text:p>
          </table:table-cell>
          <table:table-cell office:value-type="float" office:value="250.838">
            <text:p>250.8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427">
            <text:p>67.2427</text:p>
          </table:table-cell>
          <table:table-cell office:value-type="float" office:value="-5.91193">
            <text:p>-5.91193</text:p>
          </table:table-cell>
          <table:table-cell office:value-type="float" office:value="250.912">
            <text:p>250.9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708">
            <text:p>67.2708</text:p>
          </table:table-cell>
          <table:table-cell office:value-type="float" office:value="-6.01509">
            <text:p>-6.01509</text:p>
          </table:table-cell>
          <table:table-cell office:value-type="float" office:value="251.015">
            <text:p>251.01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962">
            <text:p>67.2962</text:p>
          </table:table-cell>
          <table:table-cell office:value-type="float" office:value="-6.10748">
            <text:p>-6.10748</text:p>
          </table:table-cell>
          <table:table-cell office:value-type="float" office:value="251.107">
            <text:p>251.10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162">
            <text:p>67.3162</text:p>
          </table:table-cell>
          <table:table-cell office:value-type="float" office:value="-6.17896">
            <text:p>-6.17896</text:p>
          </table:table-cell>
          <table:table-cell office:value-type="float" office:value="251.179">
            <text:p>251.1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45">
            <text:p>67.345</text:p>
          </table:table-cell>
          <table:table-cell office:value-type="float" office:value="-6.28102">
            <text:p>-6.28102</text:p>
          </table:table-cell>
          <table:table-cell office:value-type="float" office:value="251.281">
            <text:p>251.2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704">
            <text:p>67.3704</text:p>
          </table:table-cell>
          <table:table-cell office:value-type="float" office:value="-6.36945">
            <text:p>-6.36945</text:p>
          </table:table-cell>
          <table:table-cell office:value-type="float" office:value="251.369">
            <text:p>251.3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909">
            <text:p>67.3909</text:p>
          </table:table-cell>
          <table:table-cell office:value-type="float" office:value="-6.44002">
            <text:p>-6.44002</text:p>
          </table:table-cell>
          <table:table-cell office:value-type="float" office:value="251.44">
            <text:p>251.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12">
            <text:p>67.412</text:p>
          </table:table-cell>
          <table:table-cell office:value-type="float" office:value="-6.51144">
            <text:p>-6.51144</text:p>
          </table:table-cell>
          <table:table-cell office:value-type="float" office:value="251.511">
            <text:p>251.5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355">
            <text:p>67.4355</text:p>
          </table:table-cell>
          <table:table-cell office:value-type="float" office:value="-6.5899">
            <text:p>-6.5899</text:p>
          </table:table-cell>
          <table:table-cell office:value-type="float" office:value="251.59">
            <text:p>251.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653">
            <text:p>67.4653</text:p>
          </table:table-cell>
          <table:table-cell office:value-type="float" office:value="-6.68803">
            <text:p>-6.68803</text:p>
          </table:table-cell>
          <table:table-cell office:value-type="float" office:value="251.688">
            <text:p>251.6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933">
            <text:p>67.4933</text:p>
          </table:table-cell>
          <table:table-cell office:value-type="float" office:value="-6.77866">
            <text:p>-6.77866</text:p>
          </table:table-cell>
          <table:table-cell office:value-type="float" office:value="251.779">
            <text:p>251.77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161">
            <text:p>67.5161</text:p>
          </table:table-cell>
          <table:table-cell office:value-type="float" office:value="-6.85057">
            <text:p>-6.85057</text:p>
          </table:table-cell>
          <table:table-cell office:value-type="float" office:value="251.851">
            <text:p>251.8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383">
            <text:p>67.5383</text:p>
          </table:table-cell>
          <table:table-cell office:value-type="float" office:value="-6.91977">
            <text:p>-6.91977</text:p>
          </table:table-cell>
          <table:table-cell office:value-type="float" office:value="251.92">
            <text:p>251.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58">
            <text:p>67.558</text:p>
          </table:table-cell>
          <table:table-cell office:value-type="float" office:value="-6.98085">
            <text:p>-6.98085</text:p>
          </table:table-cell>
          <table:table-cell office:value-type="float" office:value="251.981">
            <text:p>251.98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811">
            <text:p>67.5811</text:p>
          </table:table-cell>
          <table:table-cell office:value-type="float" office:value="-7.05049">
            <text:p>-7.05049</text:p>
          </table:table-cell>
          <table:table-cell office:value-type="float" office:value="252.05">
            <text:p>252.0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022">
            <text:p>67.6022</text:p>
          </table:table-cell>
          <table:table-cell office:value-type="float" office:value="-7.11319">
            <text:p>-7.11319</text:p>
          </table:table-cell>
          <table:table-cell office:value-type="float" office:value="252.113">
            <text:p>252.1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302">
            <text:p>67.6302</text:p>
          </table:table-cell>
          <table:table-cell office:value-type="float" office:value="-7.19473">
            <text:p>-7.19473</text:p>
          </table:table-cell>
          <table:table-cell office:value-type="float" office:value="252.195">
            <text:p>252.19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546">
            <text:p>67.6546</text:p>
          </table:table-cell>
          <table:table-cell office:value-type="float" office:value="-7.26471">
            <text:p>-7.26471</text:p>
          </table:table-cell>
          <table:table-cell office:value-type="float" office:value="252.265">
            <text:p>252.2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757">
            <text:p>67.6757</text:p>
          </table:table-cell>
          <table:table-cell office:value-type="float" office:value="-7.32394">
            <text:p>-7.32394</text:p>
          </table:table-cell>
          <table:table-cell office:value-type="float" office:value="252.324">
            <text:p>252.3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961">
            <text:p>67.6961</text:p>
          </table:table-cell>
          <table:table-cell office:value-type="float" office:value="-7.38034">
            <text:p>-7.38034</text:p>
          </table:table-cell>
          <table:table-cell office:value-type="float" office:value="252.38">
            <text:p>252.3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298">
            <text:p>67.7298</text:p>
          </table:table-cell>
          <table:table-cell office:value-type="float" office:value="-7.47112">
            <text:p>-7.47112</text:p>
          </table:table-cell>
          <table:table-cell office:value-type="float" office:value="252.471">
            <text:p>252.47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601">
            <text:p>67.7601</text:p>
          </table:table-cell>
          <table:table-cell office:value-type="float" office:value="-7.55031">
            <text:p>-7.55031</text:p>
          </table:table-cell>
          <table:table-cell office:value-type="float" office:value="252.55">
            <text:p>252.5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811">
            <text:p>67.7811</text:p>
          </table:table-cell>
          <table:table-cell office:value-type="float" office:value="-7.60428">
            <text:p>-7.60428</text:p>
          </table:table-cell>
          <table:table-cell office:value-type="float" office:value="252.604">
            <text:p>252.6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026">
            <text:p>67.8026</text:p>
          </table:table-cell>
          <table:table-cell office:value-type="float" office:value="-7.65829">
            <text:p>-7.65829</text:p>
          </table:table-cell>
          <table:table-cell office:value-type="float" office:value="252.658">
            <text:p>252.6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229">
            <text:p>67.8229</text:p>
          </table:table-cell>
          <table:table-cell office:value-type="float" office:value="-7.70822">
            <text:p>-7.70822</text:p>
          </table:table-cell>
          <table:table-cell office:value-type="float" office:value="252.708">
            <text:p>252.7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448">
            <text:p>67.8448</text:p>
          </table:table-cell>
          <table:table-cell office:value-type="float" office:value="-7.76111">
            <text:p>-7.76111</text:p>
          </table:table-cell>
          <table:table-cell office:value-type="float" office:value="252.761">
            <text:p>252.7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759">
            <text:p>67.8759</text:p>
          </table:table-cell>
          <table:table-cell office:value-type="float" office:value="-7.83403">
            <text:p>-7.83403</text:p>
          </table:table-cell>
          <table:table-cell office:value-type="float" office:value="252.834">
            <text:p>252.8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975">
            <text:p>67.8975</text:p>
          </table:table-cell>
          <table:table-cell office:value-type="float" office:value="-7.88362">
            <text:p>-7.88362</text:p>
          </table:table-cell>
          <table:table-cell office:value-type="float" office:value="252.884">
            <text:p>252.8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196">
            <text:p>67.9196</text:p>
          </table:table-cell>
          <table:table-cell office:value-type="float" office:value="-7.93295">
            <text:p>-7.93295</text:p>
          </table:table-cell>
          <table:table-cell office:value-type="float" office:value="252.933">
            <text:p>252.9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396">
            <text:p>67.9396</text:p>
          </table:table-cell>
          <table:table-cell office:value-type="float" office:value="-7.97665">
            <text:p>-7.97665</text:p>
          </table:table-cell>
          <table:table-cell office:value-type="float" office:value="252.977">
            <text:p>252.9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643">
            <text:p>67.9643</text:p>
          </table:table-cell>
          <table:table-cell office:value-type="float" office:value="-8.02922">
            <text:p>-8.02922</text:p>
          </table:table-cell>
          <table:table-cell office:value-type="float" office:value="253.029">
            <text:p>253.02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936">
            <text:p>67.9936</text:p>
          </table:table-cell>
          <table:table-cell office:value-type="float" office:value="-8.08954">
            <text:p>-8.08954</text:p>
          </table:table-cell>
          <table:table-cell office:value-type="float" office:value="253.09">
            <text:p>253.0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15">
            <text:p>68.015</text:p>
          </table:table-cell>
          <table:table-cell office:value-type="float" office:value="-8.13246">
            <text:p>-8.13246</text:p>
          </table:table-cell>
          <table:table-cell office:value-type="float" office:value="253.132">
            <text:p>253.1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38">
            <text:p>68.038</text:p>
          </table:table-cell>
          <table:table-cell office:value-type="float" office:value="-8.17766">
            <text:p>-8.17766</text:p>
          </table:table-cell>
          <table:table-cell office:value-type="float" office:value="253.178">
            <text:p>253.1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667">
            <text:p>68.0667</text:p>
          </table:table-cell>
          <table:table-cell office:value-type="float" office:value="-8.23196">
            <text:p>-8.23196</text:p>
          </table:table-cell>
          <table:table-cell office:value-type="float" office:value="253.232">
            <text:p>253.23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875">
            <text:p>68.0875</text:p>
          </table:table-cell>
          <table:table-cell office:value-type="float" office:value="-8.26993">
            <text:p>-8.26993</text:p>
          </table:table-cell>
          <table:table-cell office:value-type="float" office:value="253.27">
            <text:p>253.2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114">
            <text:p>68.1114</text:p>
          </table:table-cell>
          <table:table-cell office:value-type="float" office:value="-8.31264">
            <text:p>-8.31264</text:p>
          </table:table-cell>
          <table:table-cell office:value-type="float" office:value="253.313">
            <text:p>253.31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407">
            <text:p>68.1407</text:p>
          </table:table-cell>
          <table:table-cell office:value-type="float" office:value="-8.36317">
            <text:p>-8.36317</text:p>
          </table:table-cell>
          <table:table-cell office:value-type="float" office:value="253.363">
            <text:p>253.36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607">
            <text:p>68.1607</text:p>
          </table:table-cell>
          <table:table-cell office:value-type="float" office:value="-8.39642">
            <text:p>-8.39642</text:p>
          </table:table-cell>
          <table:table-cell office:value-type="float" office:value="253.396">
            <text:p>253.3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838">
            <text:p>68.1838</text:p>
          </table:table-cell>
          <table:table-cell office:value-type="float" office:value="-8.43373">
            <text:p>-8.43373</text:p>
          </table:table-cell>
          <table:table-cell office:value-type="float" office:value="253.434">
            <text:p>253.4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068">
            <text:p>68.2068</text:p>
          </table:table-cell>
          <table:table-cell office:value-type="float" office:value="-8.46992">
            <text:p>-8.46992</text:p>
          </table:table-cell>
          <table:table-cell office:value-type="float" office:value="253.47">
            <text:p>253.4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348">
            <text:p>68.2348</text:p>
          </table:table-cell>
          <table:table-cell office:value-type="float" office:value="-8.51207">
            <text:p>-8.51207</text:p>
          </table:table-cell>
          <table:table-cell office:value-type="float" office:value="253.512">
            <text:p>253.51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602">
            <text:p>68.2602</text:p>
          </table:table-cell>
          <table:table-cell office:value-type="float" office:value="-8.54875">
            <text:p>-8.54875</text:p>
          </table:table-cell>
          <table:table-cell office:value-type="float" office:value="253.549">
            <text:p>253.54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806">
            <text:p>68.2806</text:p>
          </table:table-cell>
          <table:table-cell office:value-type="float" office:value="-8.5771">
            <text:p>-8.5771</text:p>
          </table:table-cell>
          <table:table-cell office:value-type="float" office:value="253.577">
            <text:p>253.5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124">
            <text:p>68.3124</text:p>
          </table:table-cell>
          <table:table-cell office:value-type="float" office:value="-8.61971">
            <text:p>-8.61971</text:p>
          </table:table-cell>
          <table:table-cell office:value-type="float" office:value="253.62">
            <text:p>253.6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331">
            <text:p>68.3331</text:p>
          </table:table-cell>
          <table:table-cell office:value-type="float" office:value="-8.64607">
            <text:p>-8.64607</text:p>
          </table:table-cell>
          <table:table-cell office:value-type="float" office:value="253.646">
            <text:p>253.6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55">
            <text:p>68.355</text:p>
          </table:table-cell>
          <table:table-cell office:value-type="float" office:value="-8.67319">
            <text:p>-8.67319</text:p>
          </table:table-cell>
          <table:table-cell office:value-type="float" office:value="253.673">
            <text:p>253.67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849">
            <text:p>68.3849</text:p>
          </table:table-cell>
          <table:table-cell office:value-type="float" office:value="-8.70821">
            <text:p>-8.70821</text:p>
          </table:table-cell>
          <table:table-cell office:value-type="float" office:value="253.708">
            <text:p>253.7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166">
            <text:p>68.4166</text:p>
          </table:table-cell>
          <table:table-cell office:value-type="float" office:value="-8.74333">
            <text:p>-8.74333</text:p>
          </table:table-cell>
          <table:table-cell office:value-type="float" office:value="253.743">
            <text:p>253.74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373">
            <text:p>68.4373</text:p>
          </table:table-cell>
          <table:table-cell office:value-type="float" office:value="-8.76514">
            <text:p>-8.76514</text:p>
          </table:table-cell>
          <table:table-cell office:value-type="float" office:value="253.765">
            <text:p>253.76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586">
            <text:p>68.4586</text:p>
          </table:table-cell>
          <table:table-cell office:value-type="float" office:value="-8.78647">
            <text:p>-8.78647</text:p>
          </table:table-cell>
          <table:table-cell office:value-type="float" office:value="253.786">
            <text:p>253.78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891">
            <text:p>68.4891</text:p>
          </table:table-cell>
          <table:table-cell office:value-type="float" office:value="-8.81569">
            <text:p>-8.81569</text:p>
          </table:table-cell>
          <table:table-cell office:value-type="float" office:value="253.816">
            <text:p>253.8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09">
            <text:p>68.509</text:p>
          </table:table-cell>
          <table:table-cell office:value-type="float" office:value="-8.8336">
            <text:p>-8.8336</text:p>
          </table:table-cell>
          <table:table-cell office:value-type="float" office:value="253.834">
            <text:p>253.8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369">
            <text:p>68.5369</text:p>
          </table:table-cell>
          <table:table-cell office:value-type="float" office:value="-8.85735">
            <text:p>-8.85735</text:p>
          </table:table-cell>
          <table:table-cell office:value-type="float" office:value="253.857">
            <text:p>253.85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585">
            <text:p>68.5585</text:p>
          </table:table-cell>
          <table:table-cell office:value-type="float" office:value="-8.87471">
            <text:p>-8.87471</text:p>
          </table:table-cell>
          <table:table-cell office:value-type="float" office:value="253.875">
            <text:p>253.87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805">
            <text:p>68.5805</text:p>
          </table:table-cell>
          <table:table-cell office:value-type="float" office:value="-8.89145">
            <text:p>-8.89145</text:p>
          </table:table-cell>
          <table:table-cell office:value-type="float" office:value="253.891">
            <text:p>253.8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009">
            <text:p>68.6009</text:p>
          </table:table-cell>
          <table:table-cell office:value-type="float" office:value="-8.90602">
            <text:p>-8.90602</text:p>
          </table:table-cell>
          <table:table-cell office:value-type="float" office:value="253.906">
            <text:p>253.90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218">
            <text:p>68.6218</text:p>
          </table:table-cell>
          <table:table-cell office:value-type="float" office:value="-8.9201">
            <text:p>-8.9201</text:p>
          </table:table-cell>
          <table:table-cell office:value-type="float" office:value="253.92">
            <text:p>253.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447">
            <text:p>68.6447</text:p>
          </table:table-cell>
          <table:table-cell office:value-type="float" office:value="-8.93463">
            <text:p>-8.93463</text:p>
          </table:table-cell>
          <table:table-cell office:value-type="float" office:value="253.935">
            <text:p>253.9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646">
            <text:p>68.6646</text:p>
          </table:table-cell>
          <table:table-cell office:value-type="float" office:value="-8.94643">
            <text:p>-8.94643</text:p>
          </table:table-cell>
          <table:table-cell office:value-type="float" office:value="253.946">
            <text:p>253.9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859">
            <text:p>68.6859</text:p>
          </table:table-cell>
          <table:table-cell office:value-type="float" office:value="-8.95811">
            <text:p>-8.95811</text:p>
          </table:table-cell>
          <table:table-cell office:value-type="float" office:value="253.958">
            <text:p>253.95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092">
            <text:p>68.7092</text:p>
          </table:table-cell>
          <table:table-cell office:value-type="float" office:value="-8.97006">
            <text:p>-8.97006</text:p>
          </table:table-cell>
          <table:table-cell office:value-type="float" office:value="253.97">
            <text:p>253.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386">
            <text:p>68.7386</text:p>
          </table:table-cell>
          <table:table-cell office:value-type="float" office:value="-8.98367">
            <text:p>-8.98367</text:p>
          </table:table-cell>
          <table:table-cell office:value-type="float" office:value="253.984">
            <text:p>253.98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709">
            <text:p>68.7709</text:p>
          </table:table-cell>
          <table:table-cell office:value-type="float" office:value="-8.99675">
            <text:p>-8.99675</text:p>
          </table:table-cell>
          <table:table-cell office:value-type="float" office:value="253.997">
            <text:p>253.99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91">
            <text:p>68.791</text:p>
          </table:table-cell>
          <table:table-cell office:value-type="float" office:value="-9.00392">
            <text:p>-9.00392</text:p>
          </table:table-cell>
          <table:table-cell office:value-type="float" office:value="254.004">
            <text:p>254.00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117">
            <text:p>68.8117</text:p>
          </table:table-cell>
          <table:table-cell office:value-type="float" office:value="-9.01051">
            <text:p>-9.01051</text:p>
          </table:table-cell>
          <table:table-cell office:value-type="float" office:value="254.011">
            <text:p>254.0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43">
            <text:p>68.843</text:p>
          </table:table-cell>
          <table:table-cell office:value-type="float" office:value="-9.019">
            <text:p>-9.019</text:p>
          </table:table-cell>
          <table:table-cell office:value-type="float" office:value="254.019">
            <text:p>254.0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726">
            <text:p>68.8726</text:p>
          </table:table-cell>
          <table:table-cell office:value-type="float" office:value="-9.02545">
            <text:p>-9.02545</text:p>
          </table:table-cell>
          <table:table-cell office:value-type="float" office:value="254.025">
            <text:p>254.02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007">
            <text:p>68.9007</text:p>
          </table:table-cell>
          <table:table-cell office:value-type="float" office:value="-9.03023">
            <text:p>-9.03023</text:p>
          </table:table-cell>
          <table:table-cell office:value-type="float" office:value="254.03">
            <text:p>254.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227">
            <text:p>68.9227</text:p>
          </table:table-cell>
          <table:table-cell office:value-type="float" office:value="-9.033">
            <text:p>-9.033</text:p>
          </table:table-cell>
          <table:table-cell office:value-type="float" office:value="254.033">
            <text:p>254.03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439">
            <text:p>68.9439</text:p>
          </table:table-cell>
          <table:table-cell office:value-type="float" office:value="-9.03491">
            <text:p>-9.03491</text:p>
          </table:table-cell>
          <table:table-cell office:value-type="float" office:value="254.035">
            <text:p>254.0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713">
            <text:p>68.9713</text:p>
          </table:table-cell>
          <table:table-cell office:value-type="float" office:value="-9.03624">
            <text:p>-9.03624</text:p>
          </table:table-cell>
          <table:table-cell office:value-type="float" office:value="254.036">
            <text:p>254.0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041">
            <text:p>69.0041</text:p>
          </table:table-cell>
          <table:table-cell office:value-type="float" office:value="-9.0363">
            <text:p>-9.0363</text:p>
          </table:table-cell>
          <table:table-cell office:value-type="float" office:value="254.036">
            <text:p>254.03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273">
            <text:p>69.0273</text:p>
          </table:table-cell>
          <table:table-cell office:value-type="float" office:value="-9.03526">
            <text:p>-9.03526</text:p>
          </table:table-cell>
          <table:table-cell office:value-type="float" office:value="254.035">
            <text:p>254.03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497">
            <text:p>69.0497</text:p>
          </table:table-cell>
          <table:table-cell office:value-type="float" office:value="-9.03351">
            <text:p>-9.03351</text:p>
          </table:table-cell>
          <table:table-cell office:value-type="float" office:value="254.034">
            <text:p>254.03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721">
            <text:p>69.0721</text:p>
          </table:table-cell>
          <table:table-cell office:value-type="float" office:value="-9.0309">
            <text:p>-9.0309</text:p>
          </table:table-cell>
          <table:table-cell office:value-type="float" office:value="254.031">
            <text:p>254.0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926">
            <text:p>69.0926</text:p>
          </table:table-cell>
          <table:table-cell office:value-type="float" office:value="-9.02785">
            <text:p>-9.02785</text:p>
          </table:table-cell>
          <table:table-cell office:value-type="float" office:value="254.028">
            <text:p>254.02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216">
            <text:p>69.1216</text:p>
          </table:table-cell>
          <table:table-cell office:value-type="float" office:value="-9.0224">
            <text:p>-9.0224</text:p>
          </table:table-cell>
          <table:table-cell office:value-type="float" office:value="254.022">
            <text:p>254.02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495">
            <text:p>69.1495</text:p>
          </table:table-cell>
          <table:table-cell office:value-type="float" office:value="-9.01608">
            <text:p>-9.01608</text:p>
          </table:table-cell>
          <table:table-cell office:value-type="float" office:value="254.016">
            <text:p>254.01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778">
            <text:p>69.1778</text:p>
          </table:table-cell>
          <table:table-cell office:value-type="float" office:value="-9.00844">
            <text:p>-9.00844</text:p>
          </table:table-cell>
          <table:table-cell office:value-type="float" office:value="254.008">
            <text:p>254.0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086">
            <text:p>69.2086</text:p>
          </table:table-cell>
          <table:table-cell office:value-type="float" office:value="-8.99887">
            <text:p>-8.99887</text:p>
          </table:table-cell>
          <table:table-cell office:value-type="float" office:value="253.999">
            <text:p>253.99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399">
            <text:p>69.2399</text:p>
          </table:table-cell>
          <table:table-cell office:value-type="float" office:value="-8.98767">
            <text:p>-8.98767</text:p>
          </table:table-cell>
          <table:table-cell office:value-type="float" office:value="253.988">
            <text:p>253.98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679">
            <text:p>69.2679</text:p>
          </table:table-cell>
          <table:table-cell office:value-type="float" office:value="-8.97656">
            <text:p>-8.97656</text:p>
          </table:table-cell>
          <table:table-cell office:value-type="float" office:value="253.977">
            <text:p>253.97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9">
            <text:p>69.29</text:p>
          </table:table-cell>
          <table:table-cell office:value-type="float" office:value="-8.96701">
            <text:p>-8.96701</text:p>
          </table:table-cell>
          <table:table-cell office:value-type="float" office:value="253.967">
            <text:p>253.96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187">
            <text:p>69.3187</text:p>
          </table:table-cell>
          <table:table-cell office:value-type="float" office:value="-8.95363">
            <text:p>-8.95363</text:p>
          </table:table-cell>
          <table:table-cell office:value-type="float" office:value="253.954">
            <text:p>253.95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465">
            <text:p>69.3465</text:p>
          </table:table-cell>
          <table:table-cell office:value-type="float" office:value="-8.93954">
            <text:p>-8.93954</text:p>
          </table:table-cell>
          <table:table-cell office:value-type="float" office:value="253.94">
            <text:p>253.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751">
            <text:p>69.3751</text:p>
          </table:table-cell>
          <table:table-cell office:value-type="float" office:value="-8.92412">
            <text:p>-8.92412</text:p>
          </table:table-cell>
          <table:table-cell office:value-type="float" office:value="253.924">
            <text:p>253.9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976">
            <text:p>69.3976</text:p>
          </table:table-cell>
          <table:table-cell office:value-type="float" office:value="-8.91119">
            <text:p>-8.91119</text:p>
          </table:table-cell>
          <table:table-cell office:value-type="float" office:value="253.911">
            <text:p>253.9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272">
            <text:p>69.4272</text:p>
          </table:table-cell>
          <table:table-cell office:value-type="float" office:value="-8.89337">
            <text:p>-8.89337</text:p>
          </table:table-cell>
          <table:table-cell office:value-type="float" office:value="253.893">
            <text:p>253.89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551">
            <text:p>69.4551</text:p>
          </table:table-cell>
          <table:table-cell office:value-type="float" office:value="-8.87552">
            <text:p>-8.87552</text:p>
          </table:table-cell>
          <table:table-cell office:value-type="float" office:value="253.876">
            <text:p>253.8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771">
            <text:p>69.4771</text:p>
          </table:table-cell>
          <table:table-cell office:value-type="float" office:value="-8.86086">
            <text:p>-8.86086</text:p>
          </table:table-cell>
          <table:table-cell office:value-type="float" office:value="253.861">
            <text:p>253.8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986">
            <text:p>69.4986</text:p>
          </table:table-cell>
          <table:table-cell office:value-type="float" office:value="-8.8459">
            <text:p>-8.8459</text:p>
          </table:table-cell>
          <table:table-cell office:value-type="float" office:value="253.846">
            <text:p>253.84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285">
            <text:p>69.5285</text:p>
          </table:table-cell>
          <table:table-cell office:value-type="float" office:value="-8.82426">
            <text:p>-8.82426</text:p>
          </table:table-cell>
          <table:table-cell office:value-type="float" office:value="253.824">
            <text:p>253.8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5">
            <text:p>69.55</text:p>
          </table:table-cell>
          <table:table-cell office:value-type="float" office:value="-8.80806">
            <text:p>-8.80806</text:p>
          </table:table-cell>
          <table:table-cell office:value-type="float" office:value="253.808">
            <text:p>253.8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704">
            <text:p>69.5704</text:p>
          </table:table-cell>
          <table:table-cell office:value-type="float" office:value="-8.79227">
            <text:p>-8.79227</text:p>
          </table:table-cell>
          <table:table-cell office:value-type="float" office:value="253.792">
            <text:p>253.7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003">
            <text:p>69.6003</text:p>
          </table:table-cell>
          <table:table-cell office:value-type="float" office:value="-8.76822">
            <text:p>-8.76822</text:p>
          </table:table-cell>
          <table:table-cell office:value-type="float" office:value="253.768">
            <text:p>253.7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212">
            <text:p>69.6212</text:p>
          </table:table-cell>
          <table:table-cell office:value-type="float" office:value="-8.75073">
            <text:p>-8.75073</text:p>
          </table:table-cell>
          <table:table-cell office:value-type="float" office:value="253.751">
            <text:p>253.7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497">
            <text:p>69.6497</text:p>
          </table:table-cell>
          <table:table-cell office:value-type="float" office:value="-8.72617">
            <text:p>-8.72617</text:p>
          </table:table-cell>
          <table:table-cell office:value-type="float" office:value="253.726">
            <text:p>253.72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816">
            <text:p>69.6816</text:p>
          </table:table-cell>
          <table:table-cell office:value-type="float" office:value="-8.69769">
            <text:p>-8.69769</text:p>
          </table:table-cell>
          <table:table-cell office:value-type="float" office:value="253.698">
            <text:p>253.69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027">
            <text:p>69.7027</text:p>
          </table:table-cell>
          <table:table-cell office:value-type="float" office:value="-8.67838">
            <text:p>-8.67838</text:p>
          </table:table-cell>
          <table:table-cell office:value-type="float" office:value="253.678">
            <text:p>253.67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228">
            <text:p>69.7228</text:p>
          </table:table-cell>
          <table:table-cell office:value-type="float" office:value="-8.65942">
            <text:p>-8.65942</text:p>
          </table:table-cell>
          <table:table-cell office:value-type="float" office:value="253.659">
            <text:p>253.65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432">
            <text:p>69.7432</text:p>
          </table:table-cell>
          <table:table-cell office:value-type="float" office:value="-8.63995">
            <text:p>-8.63995</text:p>
          </table:table-cell>
          <table:table-cell office:value-type="float" office:value="253.64">
            <text:p>253.6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726">
            <text:p>69.7726</text:p>
          </table:table-cell>
          <table:table-cell office:value-type="float" office:value="-8.6111">
            <text:p>-8.6111</text:p>
          </table:table-cell>
          <table:table-cell office:value-type="float" office:value="253.611">
            <text:p>253.61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924">
            <text:p>69.7924</text:p>
          </table:table-cell>
          <table:table-cell office:value-type="float" office:value="-8.59113">
            <text:p>-8.59113</text:p>
          </table:table-cell>
          <table:table-cell office:value-type="float" office:value="253.591">
            <text:p>253.59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218">
            <text:p>69.8218</text:p>
          </table:table-cell>
          <table:table-cell office:value-type="float" office:value="-8.56096">
            <text:p>-8.56096</text:p>
          </table:table-cell>
          <table:table-cell office:value-type="float" office:value="253.561">
            <text:p>253.56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505">
            <text:p>69.8505</text:p>
          </table:table-cell>
          <table:table-cell office:value-type="float" office:value="-8.53062">
            <text:p>-8.53062</text:p>
          </table:table-cell>
          <table:table-cell office:value-type="float" office:value="253.531">
            <text:p>253.53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787">
            <text:p>69.8787</text:p>
          </table:table-cell>
          <table:table-cell office:value-type="float" office:value="-8.50027">
            <text:p>-8.50027</text:p>
          </table:table-cell>
          <table:table-cell office:value-type="float" office:value="253.5">
            <text:p>253.5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008">
            <text:p>69.9008</text:p>
          </table:table-cell>
          <table:table-cell office:value-type="float" office:value="-8.47583">
            <text:p>-8.47583</text:p>
          </table:table-cell>
          <table:table-cell office:value-type="float" office:value="253.476">
            <text:p>253.47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234">
            <text:p>69.9234</text:p>
          </table:table-cell>
          <table:table-cell office:value-type="float" office:value="-8.45052">
            <text:p>-8.45052</text:p>
          </table:table-cell>
          <table:table-cell office:value-type="float" office:value="253.451">
            <text:p>253.451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529">
            <text:p>69.9529</text:p>
          </table:table-cell>
          <table:table-cell office:value-type="float" office:value="-8.41684">
            <text:p>-8.41684</text:p>
          </table:table-cell>
          <table:table-cell office:value-type="float" office:value="253.417">
            <text:p>253.417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744">
            <text:p>69.9744</text:p>
          </table:table-cell>
          <table:table-cell office:value-type="float" office:value="-8.39178">
            <text:p>-8.39178</text:p>
          </table:table-cell>
          <table:table-cell office:value-type="float" office:value="253.392">
            <text:p>253.392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946">
            <text:p>69.9946</text:p>
          </table:table-cell>
          <table:table-cell office:value-type="float" office:value="-8.3681">
            <text:p>-8.3681</text:p>
          </table:table-cell>
          <table:table-cell office:value-type="float" office:value="253.368">
            <text:p>253.36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15">
            <text:p>70.015</text:p>
          </table:table-cell>
          <table:table-cell office:value-type="float" office:value="-8.34366">
            <text:p>-8.34366</text:p>
          </table:table-cell>
          <table:table-cell office:value-type="float" office:value="253.344">
            <text:p>253.34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356">
            <text:p>70.0356</text:p>
          </table:table-cell>
          <table:table-cell office:value-type="float" office:value="-8.31866">
            <text:p>-8.31866</text:p>
          </table:table-cell>
          <table:table-cell office:value-type="float" office:value="253.319">
            <text:p>253.31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557">
            <text:p>70.0557</text:p>
          </table:table-cell>
          <table:table-cell office:value-type="float" office:value="-8.29395">
            <text:p>-8.29395</text:p>
          </table:table-cell>
          <table:table-cell office:value-type="float" office:value="253.294">
            <text:p>253.29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781">
            <text:p>70.0781</text:p>
          </table:table-cell>
          <table:table-cell office:value-type="float" office:value="-8.26616">
            <text:p>-8.26616</text:p>
          </table:table-cell>
          <table:table-cell office:value-type="float" office:value="253.266">
            <text:p>253.26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991">
            <text:p>70.0991</text:p>
          </table:table-cell>
          <table:table-cell office:value-type="float" office:value="-8.23961">
            <text:p>-8.23961</text:p>
          </table:table-cell>
          <table:table-cell office:value-type="float" office:value="253.24">
            <text:p>253.24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4">11/04/2023</text:date>, <text:time>21:3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4T21:38:21.63</dc:date>
    <dc:creator>Thorsten Kuypers</dc:creator>
    <meta:document-statistic meta:table-count="1" meta:cell-count="13969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94cm" svg:height="20.483cm" xlink:href=".." xlink:type="simple" chart:class="chart:line" chart:style-name="ch1">
        <chart:legend chart:legend-position="end" svg:x="26.333cm" svg:y="9.667cm" style:legend-expansion="high" chart:style-name="ch2"/>
        <chart:plot-area chart:style-name="ch3" table:cell-range-address="Tabelle1.A10:Tabelle1.A2801 Tabelle1.C10:Tabelle1.C2801 Tabelle1.E10:Tabelle1.E2801" chart:data-source-has-labels="both" svg:x="1.027cm" svg:y="1.771cm" svg:width="24.152cm" svg:height="17.883cm">
          <chartooo:coordinate-region svg:x="1.834cm" svg:y="1.983cm" svg:width="22.841cm" svg:height="16.574cm"/>
          <chart:axis chart:dimension="x" chart:name="primary-x" chart:style-name="ch4" chartooo:axis-type="auto">
            <chartooo:date-scale/>
            <chart:categories table:cell-range-address="Tabelle1.A11:Tabelle1.A28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1:Tabelle1.C2801" chart:label-cell-address="Tabelle1.C10:Tabelle1.C10" chart:class="chart:line">
            <chart:data-point chart:repeated="2791"/>
          </chart:series>
          <chart:series chart:style-name="ch7" chart:values-cell-range-address="Tabelle1.E11:Tabelle1.E2801" chart:label-cell-address="Tabelle1.E10:Tabelle1.E10" chart:class="chart:line">
            <chart:data-point chart:repeated="27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0:Tabelle1.C10</svg:desc>
                </draw:g>
              </table:table-cell>
              <table:table-cell office:value-type="string">
                <text:p>setpoint</text:p>
                <draw:g>
                  <svg:desc>Tabelle1.E10:Tabelle1.E10</svg:desc>
                </draw:g>
              </table:table-cell>
            </table:table-row>
          </table:table-header-rows>
          <table:table-rows>
            <table:table-row>
              <table:table-cell office:value-type="float" office:value="0.0201416">
                <text:p>0</text:p>
                <draw:g>
                  <svg:desc>Tabelle1.A11:Tabelle1.A2801</svg:desc>
                </draw:g>
              </table:table-cell>
              <table:table-cell office:value-type="float" office:value="177.933">
                <text:p>177.933</text:p>
                <draw:g>
                  <svg:desc>Tabelle1.C11:Tabelle1.C2801</svg:desc>
                </draw:g>
              </table:table-cell>
              <table:table-cell office:value-type="float" office:value="245">
                <text:p>245</text:p>
                <draw:g>
                  <svg:desc>Tabelle1.E11:Tabelle1.E2801</svg:desc>
                </draw:g>
              </table:table-cell>
            </table:table-row>
            <table:table-row>
              <table:table-cell office:value-type="float" office:value="0.048584">
                <text:p>0</text:p>
              </table:table-cell>
              <table:table-cell office:value-type="float" office:value="177.935">
                <text:p>177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0788574">
                <text:p>0</text:p>
              </table:table-cell>
              <table:table-cell office:value-type="float" office:value="177.939">
                <text:p>177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06689">
                <text:p>0</text:p>
              </table:table-cell>
              <table:table-cell office:value-type="float" office:value="177.941">
                <text:p>177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37512">
                <text:p>0</text:p>
              </table:table-cell>
              <table:table-cell office:value-type="float" office:value="177.944">
                <text:p>177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58142">
                <text:p>0</text:p>
              </table:table-cell>
              <table:table-cell office:value-type="float" office:value="177.947">
                <text:p>177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87134">
                <text:p>0</text:p>
              </table:table-cell>
              <table:table-cell office:value-type="float" office:value="177.95">
                <text:p>177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15942">
                <text:p>0</text:p>
              </table:table-cell>
              <table:table-cell office:value-type="float" office:value="177.953">
                <text:p>177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44141">
                <text:p>0</text:p>
              </table:table-cell>
              <table:table-cell office:value-type="float" office:value="177.956">
                <text:p>177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69287">
                <text:p>0</text:p>
              </table:table-cell>
              <table:table-cell office:value-type="float" office:value="177.958">
                <text:p>177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98828">
                <text:p>0</text:p>
              </table:table-cell>
              <table:table-cell office:value-type="float" office:value="177.961">
                <text:p>177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21533">
                <text:p>0</text:p>
              </table:table-cell>
              <table:table-cell office:value-type="float" office:value="177.964">
                <text:p>177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42102">
                <text:p>0</text:p>
              </table:table-cell>
              <table:table-cell office:value-type="float" office:value="177.966">
                <text:p>177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7085">
                <text:p>0</text:p>
              </table:table-cell>
              <table:table-cell office:value-type="float" office:value="177.969">
                <text:p>177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9209">
                <text:p>0</text:p>
              </table:table-cell>
              <table:table-cell office:value-type="float" office:value="177.971">
                <text:p>177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12537">
                <text:p>0</text:p>
              </table:table-cell>
              <table:table-cell office:value-type="float" office:value="177.973">
                <text:p>177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33167">
                <text:p>0</text:p>
              </table:table-cell>
              <table:table-cell office:value-type="float" office:value="177.976">
                <text:p>177.9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62036">
                <text:p>0</text:p>
              </table:table-cell>
              <table:table-cell office:value-type="float" office:value="177.979">
                <text:p>177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9823">
                <text:p>0</text:p>
              </table:table-cell>
              <table:table-cell office:value-type="float" office:value="177.983">
                <text:p>177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20508">
                <text:p>0</text:p>
              </table:table-cell>
              <table:table-cell office:value-type="float" office:value="177.985">
                <text:p>177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49438">
                <text:p>0</text:p>
              </table:table-cell>
              <table:table-cell office:value-type="float" office:value="177.989">
                <text:p>177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78491">
                <text:p>0</text:p>
              </table:table-cell>
              <table:table-cell office:value-type="float" office:value="177.992">
                <text:p>177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073">
                <text:p>0</text:p>
              </table:table-cell>
              <table:table-cell office:value-type="float" office:value="177.996">
                <text:p>177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36108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63574">
                <text:p>0</text:p>
              </table:table-cell>
              <table:table-cell office:value-type="float" office:value="178.003">
                <text:p>178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83716">
                <text:p>0</text:p>
              </table:table-cell>
              <table:table-cell office:value-type="float" office:value="178.006">
                <text:p>178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14417">
                <text:p>0</text:p>
              </table:table-cell>
              <table:table-cell office:value-type="float" office:value="178.01">
                <text:p>178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37183">
                <text:p>0</text:p>
              </table:table-cell>
              <table:table-cell office:value-type="float" office:value="178.014">
                <text:p>178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57751">
                <text:p>0</text:p>
              </table:table-cell>
              <table:table-cell office:value-type="float" office:value="178.017">
                <text:p>178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86011">
                <text:p>0</text:p>
              </table:table-cell>
              <table:table-cell office:value-type="float" office:value="178.021">
                <text:p>178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07312">
                <text:p>0</text:p>
              </table:table-cell>
              <table:table-cell office:value-type="float" office:value="178.025">
                <text:p>178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28125">
                <text:p>0</text:p>
              </table:table-cell>
              <table:table-cell office:value-type="float" office:value="178.028">
                <text:p>178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48267">
                <text:p>0</text:p>
              </table:table-cell>
              <table:table-cell office:value-type="float" office:value="178.032">
                <text:p>178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69202">
                <text:p>0</text:p>
              </table:table-cell>
              <table:table-cell office:value-type="float" office:value="178.036">
                <text:p>178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89709">
                <text:p>0</text:p>
              </table:table-cell>
              <table:table-cell office:value-type="float" office:value="178.04">
                <text:p>178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19006">
                <text:p>0</text:p>
              </table:table-cell>
              <table:table-cell office:value-type="float" office:value="178.046">
                <text:p>178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39636">
                <text:p>0</text:p>
              </table:table-cell>
              <table:table-cell office:value-type="float" office:value="178.05">
                <text:p>178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63501">
                <text:p>0</text:p>
              </table:table-cell>
              <table:table-cell office:value-type="float" office:value="178.055">
                <text:p>178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83643">
                <text:p>0</text:p>
              </table:table-cell>
              <table:table-cell office:value-type="float" office:value="178.06">
                <text:p>178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0519">
                <text:p/>
              </table:table-cell>
              <table:table-cell office:value-type="float" office:value="178.065">
                <text:p>178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3705">
                <text:p/>
              </table:table-cell>
              <table:table-cell office:value-type="float" office:value="178.073">
                <text:p>178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5872">
                <text:p/>
              </table:table-cell>
              <table:table-cell office:value-type="float" office:value="178.079">
                <text:p>178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8734">
                <text:p/>
              </table:table-cell>
              <table:table-cell office:value-type="float" office:value="178.087">
                <text:p>178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1737">
                <text:p/>
              </table:table-cell>
              <table:table-cell office:value-type="float" office:value="178.096">
                <text:p>178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4618">
                <text:p/>
              </table:table-cell>
              <table:table-cell office:value-type="float" office:value="178.105">
                <text:p>178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665">
                <text:p/>
              </table:table-cell>
              <table:table-cell office:value-type="float" office:value="178.112">
                <text:p>178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8695">
                <text:p/>
              </table:table-cell>
              <table:table-cell office:value-type="float" office:value="178.119">
                <text:p>178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1539">
                <text:p/>
              </table:table-cell>
              <table:table-cell office:value-type="float" office:value="178.129">
                <text:p>178.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4579">
                <text:p/>
              </table:table-cell>
              <table:table-cell office:value-type="float" office:value="178.14">
                <text:p>178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6642">
                <text:p/>
              </table:table-cell>
              <table:table-cell office:value-type="float" office:value="178.148">
                <text:p>178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959">
                <text:p/>
              </table:table-cell>
              <table:table-cell office:value-type="float" office:value="178.16">
                <text:p>178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2843">
                <text:p/>
              </table:table-cell>
              <table:table-cell office:value-type="float" office:value="178.174">
                <text:p>178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4851">
                <text:p/>
              </table:table-cell>
              <table:table-cell office:value-type="float" office:value="178.183">
                <text:p>178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6987">
                <text:p/>
              </table:table-cell>
              <table:table-cell office:value-type="float" office:value="178.193">
                <text:p>178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9899">
                <text:p/>
              </table:table-cell>
              <table:table-cell office:value-type="float" office:value="178.207">
                <text:p>178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2834">
                <text:p/>
              </table:table-cell>
              <table:table-cell office:value-type="float" office:value="178.222">
                <text:p>178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5587">
                <text:p/>
              </table:table-cell>
              <table:table-cell office:value-type="float" office:value="178.237">
                <text:p>178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8523">
                <text:p/>
              </table:table-cell>
              <table:table-cell office:value-type="float" office:value="178.253">
                <text:p>178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0787">
                <text:p/>
              </table:table-cell>
              <table:table-cell office:value-type="float" office:value="178.266">
                <text:p>178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2795">
                <text:p/>
              </table:table-cell>
              <table:table-cell office:value-type="float" office:value="178.278">
                <text:p>178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4846">
                <text:p/>
              </table:table-cell>
              <table:table-cell office:value-type="float" office:value="178.29">
                <text:p>178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7111">
                <text:p/>
              </table:table-cell>
              <table:table-cell office:value-type="float" office:value="178.304">
                <text:p>178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0138">
                <text:p/>
              </table:table-cell>
              <table:table-cell office:value-type="float" office:value="178.324">
                <text:p>178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3007">
                <text:p/>
              </table:table-cell>
              <table:table-cell office:value-type="float" office:value="178.344">
                <text:p>178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5967">
                <text:p/>
              </table:table-cell>
              <table:table-cell office:value-type="float" office:value="178.364">
                <text:p>178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8646">
                <text:p/>
              </table:table-cell>
              <table:table-cell office:value-type="float" office:value="178.384">
                <text:p>178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0978">
                <text:p/>
              </table:table-cell>
              <table:table-cell office:value-type="float" office:value="178.401">
                <text:p>178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3938">
                <text:p/>
              </table:table-cell>
              <table:table-cell office:value-type="float" office:value="178.424">
                <text:p>178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6038">
                <text:p/>
              </table:table-cell>
              <table:table-cell office:value-type="float" office:value="178.441">
                <text:p>178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8314">
                <text:p/>
              </table:table-cell>
              <table:table-cell office:value-type="float" office:value="178.46">
                <text:p>178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0396">
                <text:p/>
              </table:table-cell>
              <table:table-cell office:value-type="float" office:value="178.478">
                <text:p>178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3221">
                <text:p/>
              </table:table-cell>
              <table:table-cell office:value-type="float" office:value="178.502">
                <text:p>178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6353">
                <text:p/>
              </table:table-cell>
              <table:table-cell office:value-type="float" office:value="178.531">
                <text:p>178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9148">
                <text:p/>
              </table:table-cell>
              <table:table-cell office:value-type="float" office:value="178.557">
                <text:p>178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1199">
                <text:p/>
              </table:table-cell>
              <table:table-cell office:value-type="float" office:value="178.576">
                <text:p>178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4214">
                <text:p/>
              </table:table-cell>
              <table:table-cell office:value-type="float" office:value="178.606">
                <text:p>178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6271">
                <text:p/>
              </table:table-cell>
              <table:table-cell office:value-type="float" office:value="178.627">
                <text:p>178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9084">
                <text:p/>
              </table:table-cell>
              <table:table-cell office:value-type="float" office:value="178.656">
                <text:p>178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1874">
                <text:p/>
              </table:table-cell>
              <table:table-cell office:value-type="float" office:value="178.686">
                <text:p>178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4083">
                <text:p/>
              </table:table-cell>
              <table:table-cell office:value-type="float" office:value="178.71">
                <text:p>178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6073">
                <text:p/>
              </table:table-cell>
              <table:table-cell office:value-type="float" office:value="178.732">
                <text:p>178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8929">
                <text:p/>
              </table:table-cell>
              <table:table-cell office:value-type="float" office:value="178.765">
                <text:p>178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1993">
                <text:p/>
              </table:table-cell>
              <table:table-cell office:value-type="float" office:value="178.801">
                <text:p>178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4893">
                <text:p/>
              </table:table-cell>
              <table:table-cell office:value-type="float" office:value="178.836">
                <text:p>178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7694">
                <text:p/>
              </table:table-cell>
              <table:table-cell office:value-type="float" office:value="178.871">
                <text:p>178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0532">
                <text:p/>
              </table:table-cell>
              <table:table-cell office:value-type="float" office:value="178.908">
                <text:p>178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2644">
                <text:p/>
              </table:table-cell>
              <table:table-cell office:value-type="float" office:value="178.935">
                <text:p>178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55">
                <text:p/>
              </table:table-cell>
              <table:table-cell office:value-type="float" office:value="178.974">
                <text:p>178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8406">
                <text:p/>
              </table:table-cell>
              <table:table-cell office:value-type="float" office:value="179.014">
                <text:p>179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0627">
                <text:p/>
              </table:table-cell>
              <table:table-cell office:value-type="float" office:value="179.045">
                <text:p>179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28">
                <text:p/>
              </table:table-cell>
              <table:table-cell office:value-type="float" office:value="179.076">
                <text:p>179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5675">
                <text:p/>
              </table:table-cell>
              <table:table-cell office:value-type="float" office:value="179.118">
                <text:p>179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8513">
                <text:p/>
              </table:table-cell>
              <table:table-cell office:value-type="float" office:value="179.161">
                <text:p>179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1284">
                <text:p/>
              </table:table-cell>
              <table:table-cell office:value-type="float" office:value="179.203">
                <text:p>179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35">
                <text:p/>
              </table:table-cell>
              <table:table-cell office:value-type="float" office:value="179.238">
                <text:p>179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6399">
                <text:p/>
              </table:table-cell>
              <table:table-cell office:value-type="float" office:value="179.285">
                <text:p>179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9139">
                <text:p/>
              </table:table-cell>
              <table:table-cell office:value-type="float" office:value="179.329">
                <text:p>179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1874">
                <text:p/>
              </table:table-cell>
              <table:table-cell office:value-type="float" office:value="179.375">
                <text:p>179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401">
                <text:p/>
              </table:table-cell>
              <table:table-cell office:value-type="float" office:value="179.411">
                <text:p>179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6726">
                <text:p/>
              </table:table-cell>
              <table:table-cell office:value-type="float" office:value="179.458">
                <text:p>179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9607">
                <text:p/>
              </table:table-cell>
              <table:table-cell office:value-type="float" office:value="179.509">
                <text:p>179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1731">
                <text:p/>
              </table:table-cell>
              <table:table-cell office:value-type="float" office:value="179.547">
                <text:p>179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4673">
                <text:p/>
              </table:table-cell>
              <table:table-cell office:value-type="float" office:value="179.601">
                <text:p>179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6699">
                <text:p/>
              </table:table-cell>
              <table:table-cell office:value-type="float" office:value="179.639">
                <text:p>179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9574">
                <text:p/>
              </table:table-cell>
              <table:table-cell office:value-type="float" office:value="179.693">
                <text:p>179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171">
                <text:p/>
              </table:table-cell>
              <table:table-cell office:value-type="float" office:value="179.735">
                <text:p>179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4512">
                <text:p/>
              </table:table-cell>
              <table:table-cell office:value-type="float" office:value="179.79">
                <text:p>179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7325">
                <text:p/>
              </table:table-cell>
              <table:table-cell office:value-type="float" office:value="179.846">
                <text:p>179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9486">
                <text:p/>
              </table:table-cell>
              <table:table-cell office:value-type="float" office:value="179.889">
                <text:p>179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1494">
                <text:p/>
              </table:table-cell>
              <table:table-cell office:value-type="float" office:value="179.931">
                <text:p>179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4326">
                <text:p/>
              </table:table-cell>
              <table:table-cell office:value-type="float" office:value="179.99">
                <text:p>179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7091">
                <text:p/>
              </table:table-cell>
              <table:table-cell office:value-type="float" office:value="180.048">
                <text:p>180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9917">
                <text:p/>
              </table:table-cell>
              <table:table-cell office:value-type="float" office:value="180.109">
                <text:p>180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2657">
                <text:p/>
              </table:table-cell>
              <table:table-cell office:value-type="float" office:value="180.169">
                <text:p>180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563">
                <text:p/>
              </table:table-cell>
              <table:table-cell office:value-type="float" office:value="180.235">
                <text:p>180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8346">
                <text:p/>
              </table:table-cell>
              <table:table-cell office:value-type="float" office:value="180.297">
                <text:p>180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1196">
                <text:p/>
              </table:table-cell>
              <table:table-cell office:value-type="float" office:value="180.362">
                <text:p>180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3351">
                <text:p/>
              </table:table-cell>
              <table:table-cell office:value-type="float" office:value="180.412">
                <text:p>180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6207">
                <text:p/>
              </table:table-cell>
              <table:table-cell office:value-type="float" office:value="180.48">
                <text:p>180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8966">
                <text:p/>
              </table:table-cell>
              <table:table-cell office:value-type="float" office:value="180.546">
                <text:p>180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2042">
                <text:p/>
              </table:table-cell>
              <table:table-cell office:value-type="float" office:value="180.621">
                <text:p>180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4825">
                <text:p/>
              </table:table-cell>
              <table:table-cell office:value-type="float" office:value="180.69">
                <text:p>180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7273">
                <text:p/>
              </table:table-cell>
              <table:table-cell office:value-type="float" office:value="180.751">
                <text:p>180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9299">
                <text:p/>
              </table:table-cell>
              <table:table-cell office:value-type="float" office:value="180.802">
                <text:p>180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2083">
                <text:p/>
              </table:table-cell>
              <table:table-cell office:value-type="float" office:value="180.874">
                <text:p>180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4976">
                <text:p/>
              </table:table-cell>
              <table:table-cell office:value-type="float" office:value="180.949">
                <text:p>180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785">
                <text:p/>
              </table:table-cell>
              <table:table-cell office:value-type="float" office:value="181.024">
                <text:p>181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0865">
                <text:p/>
              </table:table-cell>
              <table:table-cell office:value-type="float" office:value="181.105">
                <text:p>181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3789">
                <text:p/>
              </table:table-cell>
              <table:table-cell office:value-type="float" office:value="181.183">
                <text:p>181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6621">
                <text:p/>
              </table:table-cell>
              <table:table-cell office:value-type="float" office:value="181.261">
                <text:p>181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9404">
                <text:p/>
              </table:table-cell>
              <table:table-cell office:value-type="float" office:value="181.338">
                <text:p>181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1425">
                <text:p/>
              </table:table-cell>
              <table:table-cell office:value-type="float" office:value="181.394">
                <text:p>181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4312">
                <text:p/>
              </table:table-cell>
              <table:table-cell office:value-type="float" office:value="181.476">
                <text:p>181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707">
                <text:p/>
              </table:table-cell>
              <table:table-cell office:value-type="float" office:value="181.555">
                <text:p>181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0128">
                <text:p/>
              </table:table-cell>
              <table:table-cell office:value-type="float" office:value="181.643">
                <text:p>181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2216">
                <text:p/>
              </table:table-cell>
              <table:table-cell office:value-type="float" office:value="181.704">
                <text:p>181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5072">
                <text:p/>
              </table:table-cell>
              <table:table-cell office:value-type="float" office:value="181.788">
                <text:p>181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7904">
                <text:p/>
              </table:table-cell>
              <table:table-cell office:value-type="float" office:value="181.872">
                <text:p>181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0785">
                <text:p/>
              </table:table-cell>
              <table:table-cell office:value-type="float" office:value="181.959">
                <text:p>181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3715">
                <text:p/>
              </table:table-cell>
              <table:table-cell office:value-type="float" office:value="182.048">
                <text:p>182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6443">
                <text:p/>
              </table:table-cell>
              <table:table-cell office:value-type="float" office:value="182.132">
                <text:p>182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9019">
                <text:p/>
              </table:table-cell>
              <table:table-cell office:value-type="float" office:value="182.212">
                <text:p>182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1057">
                <text:p/>
              </table:table-cell>
              <table:table-cell office:value-type="float" office:value="182.276">
                <text:p>182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3376">
                <text:p/>
              </table:table-cell>
              <table:table-cell office:value-type="float" office:value="182.349">
                <text:p>182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5458">
                <text:p/>
              </table:table-cell>
              <table:table-cell office:value-type="float" office:value="182.415">
                <text:p>182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7509">
                <text:p/>
              </table:table-cell>
              <table:table-cell office:value-type="float" office:value="182.48">
                <text:p>182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9596">
                <text:p/>
              </table:table-cell>
              <table:table-cell office:value-type="float" office:value="182.548">
                <text:p>182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1598">
                <text:p/>
              </table:table-cell>
              <table:table-cell office:value-type="float" office:value="182.612">
                <text:p>182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4479">
                <text:p/>
              </table:table-cell>
              <table:table-cell office:value-type="float" office:value="182.706">
                <text:p>182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7469">
                <text:p/>
              </table:table-cell>
              <table:table-cell office:value-type="float" office:value="182.805">
                <text:p>182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0179">
                <text:p/>
              </table:table-cell>
              <table:table-cell office:value-type="float" office:value="182.895">
                <text:p>182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2438">
                <text:p/>
              </table:table-cell>
              <table:table-cell office:value-type="float" office:value="182.971">
                <text:p>182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5447">
                <text:p/>
              </table:table-cell>
              <table:table-cell office:value-type="float" office:value="183.072">
                <text:p>183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8383">
                <text:p/>
              </table:table-cell>
              <table:table-cell office:value-type="float" office:value="183.172">
                <text:p>183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1154">
                <text:p/>
              </table:table-cell>
              <table:table-cell office:value-type="float" office:value="183.267">
                <text:p>183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3217">
                <text:p/>
              </table:table-cell>
              <table:table-cell office:value-type="float" office:value="183.338">
                <text:p>183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5304">
                <text:p/>
              </table:table-cell>
              <table:table-cell office:value-type="float" office:value="183.411">
                <text:p>183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7294">
                <text:p/>
              </table:table-cell>
              <table:table-cell office:value-type="float" office:value="183.48">
                <text:p>183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0461">
                <text:p/>
              </table:table-cell>
              <table:table-cell office:value-type="float" office:value="183.592">
                <text:p>183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333">
                <text:p/>
              </table:table-cell>
              <table:table-cell office:value-type="float" office:value="183.694">
                <text:p>183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6248">
                <text:p/>
              </table:table-cell>
              <table:table-cell office:value-type="float" office:value="183.798">
                <text:p>183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9067">
                <text:p/>
              </table:table-cell>
              <table:table-cell office:value-type="float" office:value="183.899">
                <text:p>183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2028">
                <text:p/>
              </table:table-cell>
              <table:table-cell office:value-type="float" office:value="184.007">
                <text:p>184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4036">
                <text:p/>
              </table:table-cell>
              <table:table-cell office:value-type="float" office:value="184.08">
                <text:p>184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6837">
                <text:p/>
              </table:table-cell>
              <table:table-cell office:value-type="float" office:value="184.183">
                <text:p>184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9993">
                <text:p/>
              </table:table-cell>
              <table:table-cell office:value-type="float" office:value="184.299">
                <text:p>184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222">
                <text:p/>
              </table:table-cell>
              <table:table-cell office:value-type="float" office:value="184.382">
                <text:p>184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4576">
                <text:p/>
              </table:table-cell>
              <table:table-cell office:value-type="float" office:value="184.47">
                <text:p>184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7531">
                <text:p/>
              </table:table-cell>
              <table:table-cell office:value-type="float" office:value="184.581">
                <text:p>184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0533">
                <text:p/>
              </table:table-cell>
              <table:table-cell office:value-type="float" office:value="184.695">
                <text:p>184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3323">
                <text:p/>
              </table:table-cell>
              <table:table-cell office:value-type="float" office:value="184.801">
                <text:p>184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6344">
                <text:p/>
              </table:table-cell>
              <table:table-cell office:value-type="float" office:value="184.917">
                <text:p>184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9097">
                <text:p/>
              </table:table-cell>
              <table:table-cell office:value-type="float" office:value="185.023">
                <text:p>185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127">
                <text:p/>
              </table:table-cell>
              <table:table-cell office:value-type="float" office:value="185.107">
                <text:p>185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3802">
                <text:p/>
              </table:table-cell>
              <table:table-cell office:value-type="float" office:value="185.206">
                <text:p>185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5908">
                <text:p/>
              </table:table-cell>
              <table:table-cell office:value-type="float" office:value="185.288">
                <text:p>185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8636">
                <text:p/>
              </table:table-cell>
              <table:table-cell office:value-type="float" office:value="185.396">
                <text:p>185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0773">
                <text:p/>
              </table:table-cell>
              <table:table-cell office:value-type="float" office:value="185.48">
                <text:p>185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3562">
                <text:p/>
              </table:table-cell>
              <table:table-cell office:value-type="float" office:value="185.59">
                <text:p>185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6522">
                <text:p/>
              </table:table-cell>
              <table:table-cell office:value-type="float" office:value="185.708">
                <text:p>185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9482">
                <text:p/>
              </table:table-cell>
              <table:table-cell office:value-type="float" office:value="185.827">
                <text:p>185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1588">
                <text:p/>
              </table:table-cell>
              <table:table-cell office:value-type="float" office:value="185.912">
                <text:p>185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3615">
                <text:p/>
              </table:table-cell>
              <table:table-cell office:value-type="float" office:value="185.994">
                <text:p>185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6691">
                <text:p/>
              </table:table-cell>
              <table:table-cell office:value-type="float" office:value="186.119">
                <text:p>186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9553">
                <text:p/>
              </table:table-cell>
              <table:table-cell office:value-type="float" office:value="186.236">
                <text:p>186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2379">
                <text:p/>
              </table:table-cell>
              <table:table-cell office:value-type="float" office:value="186.352">
                <text:p>186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4497">
                <text:p/>
              </table:table-cell>
              <table:table-cell office:value-type="float" office:value="186.439">
                <text:p>186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7372">
                <text:p/>
              </table:table-cell>
              <table:table-cell office:value-type="float" office:value="186.558">
                <text:p>186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0503">
                <text:p/>
              </table:table-cell>
              <table:table-cell office:value-type="float" office:value="186.688">
                <text:p>186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3451">
                <text:p/>
              </table:table-cell>
              <table:table-cell office:value-type="float" office:value="186.811">
                <text:p>186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5563">
                <text:p/>
              </table:table-cell>
              <table:table-cell office:value-type="float" office:value="186.899">
                <text:p>186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8413">
                <text:p/>
              </table:table-cell>
              <table:table-cell office:value-type="float" office:value="187.019">
                <text:p>187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1343">
                <text:p>10</text:p>
              </table:table-cell>
              <table:table-cell office:value-type="float" office:value="187.143">
                <text:p>187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4218">
                <text:p>10</text:p>
              </table:table-cell>
              <table:table-cell office:value-type="float" office:value="187.265">
                <text:p>187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6256">
                <text:p>10</text:p>
              </table:table-cell>
              <table:table-cell office:value-type="float" office:value="187.352">
                <text:p>187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8472">
                <text:p>10</text:p>
              </table:table-cell>
              <table:table-cell office:value-type="float" office:value="187.446">
                <text:p>187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0474">
                <text:p>10</text:p>
              </table:table-cell>
              <table:table-cell office:value-type="float" office:value="187.532">
                <text:p>187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2659">
                <text:p>10</text:p>
              </table:table-cell>
              <table:table-cell office:value-type="float" office:value="187.626">
                <text:p>187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5454">
                <text:p>10</text:p>
              </table:table-cell>
              <table:table-cell office:value-type="float" office:value="187.747">
                <text:p>187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828">
                <text:p>10</text:p>
              </table:table-cell>
              <table:table-cell office:value-type="float" office:value="187.869">
                <text:p>187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0453">
                <text:p>10</text:p>
              </table:table-cell>
              <table:table-cell office:value-type="float" office:value="187.963">
                <text:p>187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3309">
                <text:p>10</text:p>
              </table:table-cell>
              <table:table-cell office:value-type="float" office:value="188.088">
                <text:p>188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5397">
                <text:p>10</text:p>
              </table:table-cell>
              <table:table-cell office:value-type="float" office:value="188.179">
                <text:p>188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8375">
                <text:p>10</text:p>
              </table:table-cell>
              <table:table-cell office:value-type="float" office:value="188.309">
                <text:p>188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1335">
                <text:p>10</text:p>
              </table:table-cell>
              <table:table-cell office:value-type="float" office:value="188.439">
                <text:p>188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418">
                <text:p>10</text:p>
              </table:table-cell>
              <table:table-cell office:value-type="float" office:value="188.565">
                <text:p>188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6884">
                <text:p>10</text:p>
              </table:table-cell>
              <table:table-cell office:value-type="float" office:value="188.685">
                <text:p>188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8928">
                <text:p>10</text:p>
              </table:table-cell>
              <table:table-cell office:value-type="float" office:value="188.775">
                <text:p>188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0918">
                <text:p>10</text:p>
              </table:table-cell>
              <table:table-cell office:value-type="float" office:value="188.864">
                <text:p>188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3774">
                <text:p>10</text:p>
              </table:table-cell>
              <table:table-cell office:value-type="float" office:value="188.991">
                <text:p>188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66">
                <text:p>10</text:p>
              </table:table-cell>
              <table:table-cell office:value-type="float" office:value="189.118">
                <text:p>189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8645">
                <text:p>10</text:p>
              </table:table-cell>
              <table:table-cell office:value-type="float" office:value="189.21">
                <text:p>189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0916">
                <text:p>10</text:p>
              </table:table-cell>
              <table:table-cell office:value-type="float" office:value="189.312">
                <text:p>189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3052">
                <text:p>10</text:p>
              </table:table-cell>
              <table:table-cell office:value-type="float" office:value="189.409">
                <text:p>189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5927">
                <text:p>10</text:p>
              </table:table-cell>
              <table:table-cell office:value-type="float" office:value="189.539">
                <text:p>189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8795">
                <text:p>10</text:p>
              </table:table-cell>
              <table:table-cell office:value-type="float" office:value="189.669">
                <text:p>189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1682">
                <text:p>10</text:p>
              </table:table-cell>
              <table:table-cell office:value-type="float" office:value="189.8">
                <text:p>189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4447">
                <text:p>10</text:p>
              </table:table-cell>
              <table:table-cell office:value-type="float" office:value="189.926">
                <text:p>189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6986">
                <text:p>10</text:p>
              </table:table-cell>
              <table:table-cell office:value-type="float" office:value="190.042">
                <text:p>190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9214">
                <text:p>10</text:p>
              </table:table-cell>
              <table:table-cell office:value-type="float" office:value="190.144">
                <text:p>190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1252">
                <text:p>10</text:p>
              </table:table-cell>
              <table:table-cell office:value-type="float" office:value="190.238">
                <text:p>190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3285">
                <text:p>10</text:p>
              </table:table-cell>
              <table:table-cell office:value-type="float" office:value="190.332">
                <text:p>190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5775">
                <text:p>10</text:p>
              </table:table-cell>
              <table:table-cell office:value-type="float" office:value="190.446">
                <text:p>190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8699">
                <text:p>10</text:p>
              </table:table-cell>
              <table:table-cell office:value-type="float" office:value="190.582">
                <text:p>190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0756">
                <text:p>10</text:p>
              </table:table-cell>
              <table:table-cell office:value-type="float" office:value="190.677">
                <text:p>190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3618">
                <text:p>10</text:p>
              </table:table-cell>
              <table:table-cell office:value-type="float" office:value="190.81">
                <text:p>190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6493">
                <text:p>10</text:p>
              </table:table-cell>
              <table:table-cell office:value-type="float" office:value="190.944">
                <text:p>190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9282">
                <text:p>10</text:p>
              </table:table-cell>
              <table:table-cell office:value-type="float" office:value="191.074">
                <text:p>191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2383">
                <text:p>10</text:p>
              </table:table-cell>
              <table:table-cell office:value-type="float" office:value="191.219">
                <text:p>191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5209">
                <text:p>10</text:p>
              </table:table-cell>
              <table:table-cell office:value-type="float" office:value="191.351">
                <text:p>191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823">
                <text:p>10</text:p>
              </table:table-cell>
              <table:table-cell office:value-type="float" office:value="191.493">
                <text:p>191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0482">
                <text:p>10</text:p>
              </table:table-cell>
              <table:table-cell office:value-type="float" office:value="191.599">
                <text:p>191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3284">
                <text:p>10</text:p>
              </table:table-cell>
              <table:table-cell office:value-type="float" office:value="191.731">
                <text:p>191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6256">
                <text:p>10</text:p>
              </table:table-cell>
              <table:table-cell office:value-type="float" office:value="191.871">
                <text:p>191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8252">
                <text:p>10</text:p>
              </table:table-cell>
              <table:table-cell office:value-type="float" office:value="191.966">
                <text:p>191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0413">
                <text:p>10</text:p>
              </table:table-cell>
              <table:table-cell office:value-type="float" office:value="192.069">
                <text:p>192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2421">
                <text:p>10</text:p>
              </table:table-cell>
              <table:table-cell office:value-type="float" office:value="192.164">
                <text:p>192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5302">
                <text:p>10</text:p>
              </table:table-cell>
              <table:table-cell office:value-type="float" office:value="192.301">
                <text:p>192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817">
                <text:p>10</text:p>
              </table:table-cell>
              <table:table-cell office:value-type="float" office:value="192.438">
                <text:p>192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1014">
                <text:p>10</text:p>
              </table:table-cell>
              <table:table-cell office:value-type="float" office:value="192.574">
                <text:p>192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3016">
                <text:p>10</text:p>
              </table:table-cell>
              <table:table-cell office:value-type="float" office:value="192.669">
                <text:p>192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5812">
                <text:p>10</text:p>
              </table:table-cell>
              <table:table-cell office:value-type="float" office:value="192.803">
                <text:p>192.8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8619">
                <text:p>10</text:p>
              </table:table-cell>
              <table:table-cell office:value-type="float" office:value="192.938">
                <text:p>192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0719">
                <text:p>10</text:p>
              </table:table-cell>
              <table:table-cell office:value-type="float" office:value="193.039">
                <text:p>193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2947">
                <text:p>10</text:p>
              </table:table-cell>
              <table:table-cell office:value-type="float" office:value="193.146">
                <text:p>193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5144">
                <text:p>10</text:p>
              </table:table-cell>
              <table:table-cell office:value-type="float" office:value="193.252">
                <text:p>193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8043">
                <text:p>10</text:p>
              </table:table-cell>
              <table:table-cell office:value-type="float" office:value="193.392">
                <text:p>193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0192">
                <text:p>10</text:p>
              </table:table-cell>
              <table:table-cell office:value-type="float" office:value="193.496">
                <text:p>193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2352">
                <text:p>10</text:p>
              </table:table-cell>
              <table:table-cell office:value-type="float" office:value="193.6">
                <text:p>193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4366">
                <text:p>10</text:p>
              </table:table-cell>
              <table:table-cell office:value-type="float" office:value="193.698">
                <text:p>193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6417">
                <text:p>10</text:p>
              </table:table-cell>
              <table:table-cell office:value-type="float" office:value="193.797">
                <text:p>193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8553">
                <text:p>10</text:p>
              </table:table-cell>
              <table:table-cell office:value-type="float" office:value="193.901">
                <text:p>193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1764">
                <text:p>10</text:p>
              </table:table-cell>
              <table:table-cell office:value-type="float" office:value="194.057">
                <text:p>194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4242">
                <text:p>10</text:p>
              </table:table-cell>
              <table:table-cell office:value-type="float" office:value="194.178">
                <text:p>194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658">
                <text:p>10</text:p>
              </table:table-cell>
              <table:table-cell office:value-type="float" office:value="194.292">
                <text:p>194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9497">
                <text:p>10</text:p>
              </table:table-cell>
              <table:table-cell office:value-type="float" office:value="194.435">
                <text:p>194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2311">
                <text:p>10</text:p>
              </table:table-cell>
              <table:table-cell office:value-type="float" office:value="194.572">
                <text:p>194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4313">
                <text:p>10</text:p>
              </table:table-cell>
              <table:table-cell office:value-type="float" office:value="194.67">
                <text:p>194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6467">
                <text:p>10</text:p>
              </table:table-cell>
              <table:table-cell office:value-type="float" office:value="194.776">
                <text:p>194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9275">
                <text:p>10</text:p>
              </table:table-cell>
              <table:table-cell office:value-type="float" office:value="194.914">
                <text:p>194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2247">
                <text:p>10</text:p>
              </table:table-cell>
              <table:table-cell office:value-type="float" office:value="195.059">
                <text:p>195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5018">
                <text:p>10</text:p>
              </table:table-cell>
              <table:table-cell office:value-type="float" office:value="195.196">
                <text:p>195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818">
                <text:p>10</text:p>
              </table:table-cell>
              <table:table-cell office:value-type="float" office:value="195.352">
                <text:p>195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028">
                <text:p>10</text:p>
              </table:table-cell>
              <table:table-cell office:value-type="float" office:value="195.455">
                <text:p>195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3374">
                <text:p>10</text:p>
              </table:table-cell>
              <table:table-cell office:value-type="float" office:value="195.608">
                <text:p>195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6255">
                <text:p>10</text:p>
              </table:table-cell>
              <table:table-cell office:value-type="float" office:value="195.75">
                <text:p>195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8324">
                <text:p>10</text:p>
              </table:table-cell>
              <table:table-cell office:value-type="float" office:value="195.852">
                <text:p>195.8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0369">
                <text:p>10</text:p>
              </table:table-cell>
              <table:table-cell office:value-type="float" office:value="195.954">
                <text:p>195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3182">
                <text:p>10</text:p>
              </table:table-cell>
              <table:table-cell office:value-type="float" office:value="196.093">
                <text:p>196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5227">
                <text:p>10</text:p>
              </table:table-cell>
              <table:table-cell office:value-type="float" office:value="196.195">
                <text:p>196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7351">
                <text:p>10</text:p>
              </table:table-cell>
              <table:table-cell office:value-type="float" office:value="196.3">
                <text:p>196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0598">
                <text:p>10</text:p>
              </table:table-cell>
              <table:table-cell office:value-type="float" office:value="196.461">
                <text:p>196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2808">
                <text:p>10</text:p>
              </table:table-cell>
              <table:table-cell office:value-type="float" office:value="196.571">
                <text:p>196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4816">
                <text:p>10</text:p>
              </table:table-cell>
              <table:table-cell office:value-type="float" office:value="196.671">
                <text:p>196.6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7941">
                <text:p>10</text:p>
              </table:table-cell>
              <table:table-cell office:value-type="float" office:value="196.827">
                <text:p>196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0004">
                <text:p>10</text:p>
              </table:table-cell>
              <table:table-cell office:value-type="float" office:value="196.93">
                <text:p>196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2964">
                <text:p>10</text:p>
              </table:table-cell>
              <table:table-cell office:value-type="float" office:value="197.078">
                <text:p>197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5381">
                <text:p>10</text:p>
              </table:table-cell>
              <table:table-cell office:value-type="float" office:value="197.198">
                <text:p>197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828">
                <text:p>10</text:p>
              </table:table-cell>
              <table:table-cell office:value-type="float" office:value="197.343">
                <text:p>197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0428">
                <text:p>10</text:p>
              </table:table-cell>
              <table:table-cell office:value-type="float" office:value="197.451">
                <text:p>197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334">
                <text:p>10</text:p>
              </table:table-cell>
              <table:table-cell office:value-type="float" office:value="197.596">
                <text:p>197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6373">
                <text:p>10</text:p>
              </table:table-cell>
              <table:table-cell office:value-type="float" office:value="197.749">
                <text:p>197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8503">
                <text:p>10</text:p>
              </table:table-cell>
              <table:table-cell office:value-type="float" office:value="197.855">
                <text:p>197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1299">
                <text:p>10</text:p>
              </table:table-cell>
              <table:table-cell office:value-type="float" office:value="197.996">
                <text:p>197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3386">
                <text:p>10</text:p>
              </table:table-cell>
              <table:table-cell office:value-type="float" office:value="198.1">
                <text:p>198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6536">
                <text:p>10</text:p>
              </table:table-cell>
              <table:table-cell office:value-type="float" office:value="198.259">
                <text:p>198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8617">
                <text:p>10</text:p>
              </table:table-cell>
              <table:table-cell office:value-type="float" office:value="198.363">
                <text:p>198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0674">
                <text:p>10</text:p>
              </table:table-cell>
              <table:table-cell office:value-type="float" office:value="198.467">
                <text:p>198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3591">
                <text:p>10</text:p>
              </table:table-cell>
              <table:table-cell office:value-type="float" office:value="198.614">
                <text:p>198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563">
                <text:p>10</text:p>
              </table:table-cell>
              <table:table-cell office:value-type="float" office:value="198.716">
                <text:p>198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7656">
                <text:p>10</text:p>
              </table:table-cell>
              <table:table-cell office:value-type="float" office:value="198.819">
                <text:p>198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9677">
                <text:p>10</text:p>
              </table:table-cell>
              <table:table-cell office:value-type="float" office:value="198.92">
                <text:p>198.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1825">
                <text:p>10</text:p>
              </table:table-cell>
              <table:table-cell office:value-type="float" office:value="199.029">
                <text:p>199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4047">
                <text:p>10</text:p>
              </table:table-cell>
              <table:table-cell office:value-type="float" office:value="199.141">
                <text:p>199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6262">
                <text:p>10</text:p>
              </table:table-cell>
              <table:table-cell office:value-type="float" office:value="199.253">
                <text:p>199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9082">
                <text:p>10</text:p>
              </table:table-cell>
              <table:table-cell office:value-type="float" office:value="199.395">
                <text:p>199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1981">
                <text:p>10</text:p>
              </table:table-cell>
              <table:table-cell office:value-type="float" office:value="199.542">
                <text:p>199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4856">
                <text:p>10</text:p>
              </table:table-cell>
              <table:table-cell office:value-type="float" office:value="199.687">
                <text:p>199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7773">
                <text:p>10</text:p>
              </table:table-cell>
              <table:table-cell office:value-type="float" office:value="199.835">
                <text:p>199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0563">
                <text:p>10</text:p>
              </table:table-cell>
              <table:table-cell office:value-type="float" office:value="199.976">
                <text:p>199.9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2614">
                <text:p>10</text:p>
              </table:table-cell>
              <table:table-cell office:value-type="float" office:value="200.08">
                <text:p>200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5323">
                <text:p>10</text:p>
              </table:table-cell>
              <table:table-cell office:value-type="float" office:value="200.218">
                <text:p>200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7661">
                <text:p>10</text:p>
              </table:table-cell>
              <table:table-cell office:value-type="float" office:value="200.336">
                <text:p>200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9767">
                <text:p>10</text:p>
              </table:table-cell>
              <table:table-cell office:value-type="float" office:value="200.443">
                <text:p>200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2007">
                <text:p>10</text:p>
              </table:table-cell>
              <table:table-cell office:value-type="float" office:value="200.557">
                <text:p>200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4009">
                <text:p>10</text:p>
              </table:table-cell>
              <table:table-cell office:value-type="float" office:value="200.658">
                <text:p>200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606">
                <text:p>10</text:p>
              </table:table-cell>
              <table:table-cell office:value-type="float" office:value="200.762">
                <text:p>200.7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8318">
                <text:p>10</text:p>
              </table:table-cell>
              <table:table-cell office:value-type="float" office:value="200.877">
                <text:p>200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1205">
                <text:p>10</text:p>
              </table:table-cell>
              <table:table-cell office:value-type="float" office:value="201.024">
                <text:p>201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3622">
                <text:p>10</text:p>
              </table:table-cell>
              <table:table-cell office:value-type="float" office:value="201.147">
                <text:p>201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5691">
                <text:p>10</text:p>
              </table:table-cell>
              <table:table-cell office:value-type="float" office:value="201.252">
                <text:p>201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7675">
                <text:p>10</text:p>
              </table:table-cell>
              <table:table-cell office:value-type="float" office:value="201.353">
                <text:p>201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9811">
                <text:p>10</text:p>
              </table:table-cell>
              <table:table-cell office:value-type="float" office:value="201.462">
                <text:p>201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1831">
                <text:p>10</text:p>
              </table:table-cell>
              <table:table-cell office:value-type="float" office:value="201.565">
                <text:p>201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3864">
                <text:p>10</text:p>
              </table:table-cell>
              <table:table-cell office:value-type="float" office:value="201.668">
                <text:p>201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6006">
                <text:p>10</text:p>
              </table:table-cell>
              <table:table-cell office:value-type="float" office:value="201.778">
                <text:p>201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8234">
                <text:p>10</text:p>
              </table:table-cell>
              <table:table-cell office:value-type="float" office:value="201.891">
                <text:p>201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0284">
                <text:p>10</text:p>
              </table:table-cell>
              <table:table-cell office:value-type="float" office:value="201.995">
                <text:p>201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2524">
                <text:p>10</text:p>
              </table:table-cell>
              <table:table-cell office:value-type="float" office:value="202.11">
                <text:p>202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4575">
                <text:p>10</text:p>
              </table:table-cell>
              <table:table-cell office:value-type="float" office:value="202.214">
                <text:p>202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7279">
                <text:p>10</text:p>
              </table:table-cell>
              <table:table-cell office:value-type="float" office:value="202.352">
                <text:p>202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0569">
                <text:p>10</text:p>
              </table:table-cell>
              <table:table-cell office:value-type="float" office:value="202.52">
                <text:p>202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2644">
                <text:p>10</text:p>
              </table:table-cell>
              <table:table-cell office:value-type="float" office:value="202.626">
                <text:p>202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6453">
                <text:p>10</text:p>
              </table:table-cell>
              <table:table-cell office:value-type="float" office:value="202.822">
                <text:p>202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8528">
                <text:p>10</text:p>
              </table:table-cell>
              <table:table-cell office:value-type="float" office:value="202.928">
                <text:p>202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0853">
                <text:p>10</text:p>
              </table:table-cell>
              <table:table-cell office:value-type="float" office:value="203.046">
                <text:p>203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291">
                <text:p>10</text:p>
              </table:table-cell>
              <table:table-cell office:value-type="float" office:value="203.151">
                <text:p>203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5809">
                <text:p>10</text:p>
              </table:table-cell>
              <table:table-cell office:value-type="float" office:value="203.3">
                <text:p>203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8055">
                <text:p>10</text:p>
              </table:table-cell>
              <table:table-cell office:value-type="float" office:value="203.414">
                <text:p>203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0051">
                <text:p>10</text:p>
              </table:table-cell>
              <table:table-cell office:value-type="float" office:value="203.516">
                <text:p>203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2346">
                <text:p>10</text:p>
              </table:table-cell>
              <table:table-cell office:value-type="float" office:value="203.633">
                <text:p>203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4373">
                <text:p>10</text:p>
              </table:table-cell>
              <table:table-cell office:value-type="float" office:value="203.737">
                <text:p>203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6442">
                <text:p>10</text:p>
              </table:table-cell>
              <table:table-cell office:value-type="float" office:value="203.843">
                <text:p>203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8486">
                <text:p>10</text:p>
              </table:table-cell>
              <table:table-cell office:value-type="float" office:value="203.948">
                <text:p>203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1392">
                <text:p>10</text:p>
              </table:table-cell>
              <table:table-cell office:value-type="float" office:value="204.096">
                <text:p>204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3522">
                <text:p>10</text:p>
              </table:table-cell>
              <table:table-cell office:value-type="float" office:value="204.205">
                <text:p>204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5945">
                <text:p>10</text:p>
              </table:table-cell>
              <table:table-cell office:value-type="float" office:value="204.329">
                <text:p>204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8203">
                <text:p>10</text:p>
              </table:table-cell>
              <table:table-cell office:value-type="float" office:value="204.445">
                <text:p>204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0632">
                <text:p>10</text:p>
              </table:table-cell>
              <table:table-cell office:value-type="float" office:value="204.569">
                <text:p>204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3409">
                <text:p>10</text:p>
              </table:table-cell>
              <table:table-cell office:value-type="float" office:value="204.711">
                <text:p>204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6315">
                <text:p>10</text:p>
              </table:table-cell>
              <table:table-cell office:value-type="float" office:value="204.86">
                <text:p>204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9232">
                <text:p>10</text:p>
              </table:table-cell>
              <table:table-cell office:value-type="float" office:value="205.009">
                <text:p>205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2131">
                <text:p>10</text:p>
              </table:table-cell>
              <table:table-cell office:value-type="float" office:value="205.158">
                <text:p>205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42">
                <text:p>10</text:p>
              </table:table-cell>
              <table:table-cell office:value-type="float" office:value="205.264">
                <text:p>205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6953">
                <text:p>10</text:p>
              </table:table-cell>
              <table:table-cell office:value-type="float" office:value="205.405">
                <text:p>205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9767">
                <text:p>10</text:p>
              </table:table-cell>
              <table:table-cell office:value-type="float" office:value="205.549">
                <text:p>205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1891">
                <text:p>10</text:p>
              </table:table-cell>
              <table:table-cell office:value-type="float" office:value="205.658">
                <text:p>205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3978">
                <text:p>10</text:p>
              </table:table-cell>
              <table:table-cell office:value-type="float" office:value="205.765">
                <text:p>205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6334">
                <text:p>10</text:p>
              </table:table-cell>
              <table:table-cell office:value-type="float" office:value="205.886">
                <text:p>205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9496">
                <text:p>10</text:p>
              </table:table-cell>
              <table:table-cell office:value-type="float" office:value="206.048">
                <text:p>206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1754">
                <text:p>10</text:p>
              </table:table-cell>
              <table:table-cell office:value-type="float" office:value="206.164">
                <text:p>206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4775">
                <text:p>10</text:p>
              </table:table-cell>
              <table:table-cell office:value-type="float" office:value="206.319">
                <text:p>206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6857">
                <text:p>10</text:p>
              </table:table-cell>
              <table:table-cell office:value-type="float" office:value="206.426">
                <text:p>206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9872">
                <text:p>10</text:p>
              </table:table-cell>
              <table:table-cell office:value-type="float" office:value="206.58">
                <text:p>206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1886">
                <text:p>10</text:p>
              </table:table-cell>
              <table:table-cell office:value-type="float" office:value="206.683">
                <text:p>206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3912">
                <text:p>10</text:p>
              </table:table-cell>
              <table:table-cell office:value-type="float" office:value="206.787">
                <text:p>206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6799">
                <text:p>10</text:p>
              </table:table-cell>
              <table:table-cell office:value-type="float" office:value="206.935">
                <text:p>206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9296">
                <text:p>10</text:p>
              </table:table-cell>
              <table:table-cell office:value-type="float" office:value="207.063">
                <text:p>207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1401">
                <text:p>10</text:p>
              </table:table-cell>
              <table:table-cell office:value-type="float" office:value="207.172">
                <text:p>207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424">
                <text:p>10</text:p>
              </table:table-cell>
              <table:table-cell office:value-type="float" office:value="207.317">
                <text:p>207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6528">
                <text:p>10</text:p>
              </table:table-cell>
              <table:table-cell office:value-type="float" office:value="207.435">
                <text:p>207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8597">
                <text:p>10</text:p>
              </table:table-cell>
              <table:table-cell office:value-type="float" office:value="207.541">
                <text:p>207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0691">
                <text:p>10</text:p>
              </table:table-cell>
              <table:table-cell office:value-type="float" office:value="207.648">
                <text:p>207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2797">
                <text:p>10</text:p>
              </table:table-cell>
              <table:table-cell office:value-type="float" office:value="207.756">
                <text:p>207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5928">
                <text:p>10</text:p>
              </table:table-cell>
              <table:table-cell office:value-type="float" office:value="207.917">
                <text:p>207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8021">
                <text:p>10</text:p>
              </table:table-cell>
              <table:table-cell office:value-type="float" office:value="208.025">
                <text:p>208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0103">
                <text:p>10</text:p>
              </table:table-cell>
              <table:table-cell office:value-type="float" office:value="208.131">
                <text:p>208.1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2178">
                <text:p>10</text:p>
              </table:table-cell>
              <table:table-cell office:value-type="float" office:value="208.238">
                <text:p>208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4253">
                <text:p>10</text:p>
              </table:table-cell>
              <table:table-cell office:value-type="float" office:value="208.345">
                <text:p>208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7097">
                <text:p>10</text:p>
              </table:table-cell>
              <table:table-cell office:value-type="float" office:value="208.49">
                <text:p>208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9349">
                <text:p>10</text:p>
              </table:table-cell>
              <table:table-cell office:value-type="float" office:value="208.606">
                <text:p>208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1559">
                <text:p>10</text:p>
              </table:table-cell>
              <table:table-cell office:value-type="float" office:value="208.72">
                <text:p>208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4434">
                <text:p>10</text:p>
              </table:table-cell>
              <table:table-cell office:value-type="float" office:value="208.867">
                <text:p>208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6472">
                <text:p>10</text:p>
              </table:table-cell>
              <table:table-cell office:value-type="float" office:value="208.972">
                <text:p>208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873">
                <text:p>10</text:p>
              </table:table-cell>
              <table:table-cell office:value-type="float" office:value="209.088">
                <text:p>209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0781">
                <text:p>10</text:p>
              </table:table-cell>
              <table:table-cell office:value-type="float" office:value="209.193">
                <text:p>209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2966">
                <text:p>10</text:p>
              </table:table-cell>
              <table:table-cell office:value-type="float" office:value="209.306">
                <text:p>209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5103">
                <text:p>10</text:p>
              </table:table-cell>
              <table:table-cell office:value-type="float" office:value="209.415">
                <text:p>209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7159">
                <text:p>10</text:p>
              </table:table-cell>
              <table:table-cell office:value-type="float" office:value="209.521">
                <text:p>209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9283">
                <text:p>10</text:p>
              </table:table-cell>
              <table:table-cell office:value-type="float" office:value="209.63">
                <text:p>209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2134">
                <text:p>10</text:p>
              </table:table-cell>
              <table:table-cell office:value-type="float" office:value="209.776">
                <text:p>209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449">
                <text:p>10</text:p>
              </table:table-cell>
              <table:table-cell office:value-type="float" office:value="209.897">
                <text:p>209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6602">
                <text:p>10</text:p>
              </table:table-cell>
              <table:table-cell office:value-type="float" office:value="210.006">
                <text:p>210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864">
                <text:p>10</text:p>
              </table:table-cell>
              <table:table-cell office:value-type="float" office:value="210.11">
                <text:p>210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0782">
                <text:p>10</text:p>
              </table:table-cell>
              <table:table-cell office:value-type="float" office:value="210.221">
                <text:p>210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2864">
                <text:p>10</text:p>
              </table:table-cell>
              <table:table-cell office:value-type="float" office:value="210.327">
                <text:p>210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4908">
                <text:p>10</text:p>
              </table:table-cell>
              <table:table-cell office:value-type="float" office:value="210.432">
                <text:p>210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7014">
                <text:p>10</text:p>
              </table:table-cell>
              <table:table-cell office:value-type="float" office:value="210.541">
                <text:p>210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0231">
                <text:p>10</text:p>
              </table:table-cell>
              <table:table-cell office:value-type="float" office:value="210.706">
                <text:p>210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2446">
                <text:p>10</text:p>
              </table:table-cell>
              <table:table-cell office:value-type="float" office:value="210.82">
                <text:p>210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4442">
                <text:p>10</text:p>
              </table:table-cell>
              <table:table-cell office:value-type="float" office:value="210.922">
                <text:p>210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7317">
                <text:p>10</text:p>
              </table:table-cell>
              <table:table-cell office:value-type="float" office:value="211.07">
                <text:p>211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9734">
                <text:p>10</text:p>
              </table:table-cell>
              <table:table-cell office:value-type="float" office:value="211.194">
                <text:p>211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1742">
                <text:p>10</text:p>
              </table:table-cell>
              <table:table-cell office:value-type="float" office:value="211.297">
                <text:p>211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3738">
                <text:p>10</text:p>
              </table:table-cell>
              <table:table-cell office:value-type="float" office:value="211.4">
                <text:p>211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588">
                <text:p>10</text:p>
              </table:table-cell>
              <table:table-cell office:value-type="float" office:value="211.51">
                <text:p>211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8108">
                <text:p>10</text:p>
              </table:table-cell>
              <table:table-cell office:value-type="float" office:value="211.624">
                <text:p>211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02">
                <text:p>10</text:p>
              </table:table-cell>
              <table:table-cell office:value-type="float" office:value="211.732">
                <text:p>211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237">
                <text:p>10</text:p>
              </table:table-cell>
              <table:table-cell office:value-type="float" office:value="211.843">
                <text:p>211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529">
                <text:p>10</text:p>
              </table:table-cell>
              <table:table-cell office:value-type="float" office:value="211.993">
                <text:p>211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77">
                <text:p>10</text:p>
              </table:table-cell>
              <table:table-cell office:value-type="float" office:value="212.117">
                <text:p>212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977">
                <text:p>10</text:p>
              </table:table-cell>
              <table:table-cell office:value-type="float" office:value="212.223">
                <text:p>212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18">
                <text:p>10</text:p>
              </table:table-cell>
              <table:table-cell office:value-type="float" office:value="212.328">
                <text:p>212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439">
                <text:p>10</text:p>
              </table:table-cell>
              <table:table-cell office:value-type="float" office:value="212.46">
                <text:p>212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643">
                <text:p>10</text:p>
              </table:table-cell>
              <table:table-cell office:value-type="float" office:value="212.565">
                <text:p>212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944">
                <text:p>10</text:p>
              </table:table-cell>
              <table:table-cell office:value-type="float" office:value="212.72">
                <text:p>212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171">
                <text:p>10</text:p>
              </table:table-cell>
              <table:table-cell office:value-type="float" office:value="212.837">
                <text:p>212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471">
                <text:p>10</text:p>
              </table:table-cell>
              <table:table-cell office:value-type="float" office:value="212.991">
                <text:p>212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756">
                <text:p>10</text:p>
              </table:table-cell>
              <table:table-cell office:value-type="float" office:value="213.137">
                <text:p>213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985">
                <text:p>10</text:p>
              </table:table-cell>
              <table:table-cell office:value-type="float" office:value="213.255">
                <text:p>213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192">
                <text:p>10</text:p>
              </table:table-cell>
              <table:table-cell office:value-type="float" office:value="213.361">
                <text:p>213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397">
                <text:p>10</text:p>
              </table:table-cell>
              <table:table-cell office:value-type="float" office:value="213.466">
                <text:p>213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736">
                <text:p>10</text:p>
              </table:table-cell>
              <table:table-cell office:value-type="float" office:value="213.641">
                <text:p>213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937">
                <text:p>10</text:p>
              </table:table-cell>
              <table:table-cell office:value-type="float" office:value="213.744">
                <text:p>213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231">
                <text:p>10</text:p>
              </table:table-cell>
              <table:table-cell office:value-type="float" office:value="213.895">
                <text:p>213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445">
                <text:p>10</text:p>
              </table:table-cell>
              <table:table-cell office:value-type="float" office:value="214.005">
                <text:p>214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662">
                <text:p>10</text:p>
              </table:table-cell>
              <table:table-cell office:value-type="float" office:value="214.117">
                <text:p>214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868">
                <text:p>10</text:p>
              </table:table-cell>
              <table:table-cell office:value-type="float" office:value="214.222">
                <text:p>214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071">
                <text:p>10</text:p>
              </table:table-cell>
              <table:table-cell office:value-type="float" office:value="214.327">
                <text:p>214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29">
                <text:p>10</text:p>
              </table:table-cell>
              <table:table-cell office:value-type="float" office:value="214.439">
                <text:p>214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489">
                <text:p>10</text:p>
              </table:table-cell>
              <table:table-cell office:value-type="float" office:value="214.541">
                <text:p>214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738">
                <text:p>10</text:p>
              </table:table-cell>
              <table:table-cell office:value-type="float" office:value="214.669">
                <text:p>214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96">
                <text:p>10</text:p>
              </table:table-cell>
              <table:table-cell office:value-type="float" office:value="214.783">
                <text:p>214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221">
                <text:p>10</text:p>
              </table:table-cell>
              <table:table-cell office:value-type="float" office:value="214.918">
                <text:p>214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424">
                <text:p>10</text:p>
              </table:table-cell>
              <table:table-cell office:value-type="float" office:value="215.022">
                <text:p>215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702">
                <text:p>10</text:p>
              </table:table-cell>
              <table:table-cell office:value-type="float" office:value="215.164">
                <text:p>215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926">
                <text:p>10</text:p>
              </table:table-cell>
              <table:table-cell office:value-type="float" office:value="215.28">
                <text:p>215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215">
                <text:p>10</text:p>
              </table:table-cell>
              <table:table-cell office:value-type="float" office:value="215.428">
                <text:p>215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503">
                <text:p>10</text:p>
              </table:table-cell>
              <table:table-cell office:value-type="float" office:value="215.576">
                <text:p>215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731">
                <text:p>10</text:p>
              </table:table-cell>
              <table:table-cell office:value-type="float" office:value="215.693">
                <text:p>215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035">
                <text:p>10</text:p>
              </table:table-cell>
              <table:table-cell office:value-type="float" office:value="215.849">
                <text:p>215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337">
                <text:p>10</text:p>
              </table:table-cell>
              <table:table-cell office:value-type="float" office:value="216.004">
                <text:p>216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563">
                <text:p>10</text:p>
              </table:table-cell>
              <table:table-cell office:value-type="float" office:value="216.12">
                <text:p>216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767">
                <text:p>10</text:p>
              </table:table-cell>
              <table:table-cell office:value-type="float" office:value="216.225">
                <text:p>216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967">
                <text:p>10</text:p>
              </table:table-cell>
              <table:table-cell office:value-type="float" office:value="216.328">
                <text:p>216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285">
                <text:p>10</text:p>
              </table:table-cell>
              <table:table-cell office:value-type="float" office:value="216.491">
                <text:p>216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581">
                <text:p>10</text:p>
              </table:table-cell>
              <table:table-cell office:value-type="float" office:value="216.643">
                <text:p>216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873">
                <text:p>10</text:p>
              </table:table-cell>
              <table:table-cell office:value-type="float" office:value="216.793">
                <text:p>216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098">
                <text:p>10</text:p>
              </table:table-cell>
              <table:table-cell office:value-type="float" office:value="216.909">
                <text:p>216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391">
                <text:p>10</text:p>
              </table:table-cell>
              <table:table-cell office:value-type="float" office:value="217.059">
                <text:p>217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676">
                <text:p>10</text:p>
              </table:table-cell>
              <table:table-cell office:value-type="float" office:value="217.206">
                <text:p>217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905">
                <text:p>10</text:p>
              </table:table-cell>
              <table:table-cell office:value-type="float" office:value="217.323">
                <text:p>217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108">
                <text:p>10</text:p>
              </table:table-cell>
              <table:table-cell office:value-type="float" office:value="217.428">
                <text:p>217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392">
                <text:p>10</text:p>
              </table:table-cell>
              <table:table-cell office:value-type="float" office:value="217.574">
                <text:p>217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608">
                <text:p>10</text:p>
              </table:table-cell>
              <table:table-cell office:value-type="float" office:value="217.685">
                <text:p>217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812">
                <text:p>10</text:p>
              </table:table-cell>
              <table:table-cell office:value-type="float" office:value="217.789">
                <text:p>217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104">
                <text:p>10</text:p>
              </table:table-cell>
              <table:table-cell office:value-type="float" office:value="217.939">
                <text:p>217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314">
                <text:p>10</text:p>
              </table:table-cell>
              <table:table-cell office:value-type="float" office:value="218.047">
                <text:p>218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543">
                <text:p>10</text:p>
              </table:table-cell>
              <table:table-cell office:value-type="float" office:value="218.165">
                <text:p>218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832">
                <text:p>10</text:p>
              </table:table-cell>
              <table:table-cell office:value-type="float" office:value="218.314">
                <text:p>218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043">
                <text:p>10</text:p>
              </table:table-cell>
              <table:table-cell office:value-type="float" office:value="218.422">
                <text:p>218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278">
                <text:p>10</text:p>
              </table:table-cell>
              <table:table-cell office:value-type="float" office:value="218.543">
                <text:p>218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569">
                <text:p>10</text:p>
              </table:table-cell>
              <table:table-cell office:value-type="float" office:value="218.693">
                <text:p>218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862">
                <text:p>10</text:p>
              </table:table-cell>
              <table:table-cell office:value-type="float" office:value="218.844">
                <text:p>218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163">
                <text:p>10</text:p>
              </table:table-cell>
              <table:table-cell office:value-type="float" office:value="218.998">
                <text:p>218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446">
                <text:p>10</text:p>
              </table:table-cell>
              <table:table-cell office:value-type="float" office:value="219.144">
                <text:p>219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755">
                <text:p>10</text:p>
              </table:table-cell>
              <table:table-cell office:value-type="float" office:value="219.302">
                <text:p>219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04">
                <text:p>10</text:p>
              </table:table-cell>
              <table:table-cell office:value-type="float" office:value="219.449">
                <text:p>219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323">
                <text:p>10</text:p>
              </table:table-cell>
              <table:table-cell office:value-type="float" office:value="219.594">
                <text:p>219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64">
                <text:p>10</text:p>
              </table:table-cell>
              <table:table-cell office:value-type="float" office:value="219.757">
                <text:p>219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933">
                <text:p>10</text:p>
              </table:table-cell>
              <table:table-cell office:value-type="float" office:value="219.908">
                <text:p>219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216">
                <text:p>10</text:p>
              </table:table-cell>
              <table:table-cell office:value-type="float" office:value="220.054">
                <text:p>220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434">
                <text:p>10</text:p>
              </table:table-cell>
              <table:table-cell office:value-type="float" office:value="220.166">
                <text:p>220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639">
                <text:p>10</text:p>
              </table:table-cell>
              <table:table-cell office:value-type="float" office:value="220.271">
                <text:p>220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918">
                <text:p>10</text:p>
              </table:table-cell>
              <table:table-cell office:value-type="float" office:value="220.415">
                <text:p>220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174">
                <text:p>10</text:p>
              </table:table-cell>
              <table:table-cell office:value-type="float" office:value="220.546">
                <text:p>220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379">
                <text:p>10</text:p>
              </table:table-cell>
              <table:table-cell office:value-type="float" office:value="220.652">
                <text:p>220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666">
                <text:p>10</text:p>
              </table:table-cell>
              <table:table-cell office:value-type="float" office:value="220.8">
                <text:p>220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897">
                <text:p>10</text:p>
              </table:table-cell>
              <table:table-cell office:value-type="float" office:value="220.919">
                <text:p>220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098">
                <text:p>10</text:p>
              </table:table-cell>
              <table:table-cell office:value-type="float" office:value="221.022">
                <text:p>221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403">
                <text:p>10</text:p>
              </table:table-cell>
              <table:table-cell office:value-type="float" office:value="221.179">
                <text:p>221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625">
                <text:p>10</text:p>
              </table:table-cell>
              <table:table-cell office:value-type="float" office:value="221.293">
                <text:p>221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83">
                <text:p>10</text:p>
              </table:table-cell>
              <table:table-cell office:value-type="float" office:value="221.399">
                <text:p>221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05">
                <text:p>10</text:p>
              </table:table-cell>
              <table:table-cell office:value-type="float" office:value="221.512">
                <text:p>221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372">
                <text:p>10</text:p>
              </table:table-cell>
              <table:table-cell office:value-type="float" office:value="221.678">
                <text:p>221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682">
                <text:p>10</text:p>
              </table:table-cell>
              <table:table-cell office:value-type="float" office:value="221.838">
                <text:p>221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973">
                <text:p>10</text:p>
              </table:table-cell>
              <table:table-cell office:value-type="float" office:value="221.987">
                <text:p>221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192">
                <text:p>10</text:p>
              </table:table-cell>
              <table:table-cell office:value-type="float" office:value="222.1">
                <text:p>222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414">
                <text:p>10</text:p>
              </table:table-cell>
              <table:table-cell office:value-type="float" office:value="222.215">
                <text:p>222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699">
                <text:p>10</text:p>
              </table:table-cell>
              <table:table-cell office:value-type="float" office:value="222.362">
                <text:p>222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944">
                <text:p>10</text:p>
              </table:table-cell>
              <table:table-cell office:value-type="float" office:value="222.488">
                <text:p>222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15">
                <text:p>10</text:p>
              </table:table-cell>
              <table:table-cell office:value-type="float" office:value="222.594">
                <text:p>222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362">
                <text:p>10</text:p>
              </table:table-cell>
              <table:table-cell office:value-type="float" office:value="222.703">
                <text:p>222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694">
                <text:p>10</text:p>
              </table:table-cell>
              <table:table-cell office:value-type="float" office:value="222.875">
                <text:p>222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982">
                <text:p>10</text:p>
              </table:table-cell>
              <table:table-cell office:value-type="float" office:value="223.023">
                <text:p>223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275">
                <text:p>10</text:p>
              </table:table-cell>
              <table:table-cell office:value-type="float" office:value="223.174">
                <text:p>223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504">
                <text:p>10</text:p>
              </table:table-cell>
              <table:table-cell office:value-type="float" office:value="223.292">
                <text:p>223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759">
                <text:p>10</text:p>
              </table:table-cell>
              <table:table-cell office:value-type="float" office:value="223.423">
                <text:p>223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049">
                <text:p>10</text:p>
              </table:table-cell>
              <table:table-cell office:value-type="float" office:value="223.573">
                <text:p>223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289">
                <text:p>10</text:p>
              </table:table-cell>
              <table:table-cell office:value-type="float" office:value="223.696">
                <text:p>223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513">
                <text:p>10</text:p>
              </table:table-cell>
              <table:table-cell office:value-type="float" office:value="223.812">
                <text:p>223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718">
                <text:p>10</text:p>
              </table:table-cell>
              <table:table-cell office:value-type="float" office:value="223.918">
                <text:p>223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959">
                <text:p>10</text:p>
              </table:table-cell>
              <table:table-cell office:value-type="float" office:value="224.043">
                <text:p>224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194">
                <text:p>10</text:p>
              </table:table-cell>
              <table:table-cell office:value-type="float" office:value="224.164">
                <text:p>224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425">
                <text:p>10</text:p>
              </table:table-cell>
              <table:table-cell office:value-type="float" office:value="224.283">
                <text:p>224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749">
                <text:p>10</text:p>
              </table:table-cell>
              <table:table-cell office:value-type="float" office:value="224.45">
                <text:p>224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038">
                <text:p>10</text:p>
              </table:table-cell>
              <table:table-cell office:value-type="float" office:value="224.599">
                <text:p>224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324">
                <text:p>10</text:p>
              </table:table-cell>
              <table:table-cell office:value-type="float" office:value="224.747">
                <text:p>224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547">
                <text:p>10</text:p>
              </table:table-cell>
              <table:table-cell office:value-type="float" office:value="224.862">
                <text:p>224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757">
                <text:p>10</text:p>
              </table:table-cell>
              <table:table-cell office:value-type="float" office:value="224.97">
                <text:p>224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011">
                <text:p>10</text:p>
              </table:table-cell>
              <table:table-cell office:value-type="float" office:value="225.102">
                <text:p>225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271">
                <text:p>10</text:p>
              </table:table-cell>
              <table:table-cell office:value-type="float" office:value="225.236">
                <text:p>225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567">
                <text:p>10</text:p>
              </table:table-cell>
              <table:table-cell office:value-type="float" office:value="225.389">
                <text:p>225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841">
                <text:p>10</text:p>
              </table:table-cell>
              <table:table-cell office:value-type="float" office:value="225.53">
                <text:p>225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07">
                <text:p>10</text:p>
              </table:table-cell>
              <table:table-cell office:value-type="float" office:value="225.649">
                <text:p>225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357">
                <text:p>10</text:p>
              </table:table-cell>
              <table:table-cell office:value-type="float" office:value="225.797">
                <text:p>225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686">
                <text:p>10</text:p>
              </table:table-cell>
              <table:table-cell office:value-type="float" office:value="225.967">
                <text:p>225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968">
                <text:p>10</text:p>
              </table:table-cell>
              <table:table-cell office:value-type="float" office:value="226.113">
                <text:p>226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259">
                <text:p>10</text:p>
              </table:table-cell>
              <table:table-cell office:value-type="float" office:value="226.263">
                <text:p>226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505">
                <text:p>10</text:p>
              </table:table-cell>
              <table:table-cell office:value-type="float" office:value="226.391">
                <text:p>226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713">
                <text:p>10</text:p>
              </table:table-cell>
              <table:table-cell office:value-type="float" office:value="226.498">
                <text:p>226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912">
                <text:p>10</text:p>
              </table:table-cell>
              <table:table-cell office:value-type="float" office:value="226.601">
                <text:p>226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141">
                <text:p>10</text:p>
              </table:table-cell>
              <table:table-cell office:value-type="float" office:value="226.72">
                <text:p>226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446">
                <text:p>10</text:p>
              </table:table-cell>
              <table:table-cell office:value-type="float" office:value="226.877">
                <text:p>226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654">
                <text:p>10</text:p>
              </table:table-cell>
              <table:table-cell office:value-type="float" office:value="226.985">
                <text:p>226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976">
                <text:p>10</text:p>
              </table:table-cell>
              <table:table-cell office:value-type="float" office:value="227.152">
                <text:p>227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191">
                <text:p>10</text:p>
              </table:table-cell>
              <table:table-cell office:value-type="float" office:value="227.263">
                <text:p>227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393">
                <text:p>10</text:p>
              </table:table-cell>
              <table:table-cell office:value-type="float" office:value="227.367">
                <text:p>227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688">
                <text:p>10</text:p>
              </table:table-cell>
              <table:table-cell office:value-type="float" office:value="227.52">
                <text:p>227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921">
                <text:p>10</text:p>
              </table:table-cell>
              <table:table-cell office:value-type="float" office:value="227.641">
                <text:p>227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128">
                <text:p>10</text:p>
              </table:table-cell>
              <table:table-cell office:value-type="float" office:value="227.748">
                <text:p>227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372">
                <text:p>10</text:p>
              </table:table-cell>
              <table:table-cell office:value-type="float" office:value="227.875">
                <text:p>227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622">
                <text:p>10</text:p>
              </table:table-cell>
              <table:table-cell office:value-type="float" office:value="228.005">
                <text:p>228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878">
                <text:p>10</text:p>
              </table:table-cell>
              <table:table-cell office:value-type="float" office:value="228.137">
                <text:p>228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079">
                <text:p>10</text:p>
              </table:table-cell>
              <table:table-cell office:value-type="float" office:value="228.241">
                <text:p>228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281">
                <text:p>10</text:p>
              </table:table-cell>
              <table:table-cell office:value-type="float" office:value="228.346">
                <text:p>228.3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603">
                <text:p>10</text:p>
              </table:table-cell>
              <table:table-cell office:value-type="float" office:value="228.513">
                <text:p>228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806">
                <text:p>10</text:p>
              </table:table-cell>
              <table:table-cell office:value-type="float" office:value="228.618">
                <text:p>228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124">
                <text:p>10</text:p>
              </table:table-cell>
              <table:table-cell office:value-type="float" office:value="228.783">
                <text:p>228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342">
                <text:p>10</text:p>
              </table:table-cell>
              <table:table-cell office:value-type="float" office:value="228.896">
                <text:p>228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547">
                <text:p>10</text:p>
              </table:table-cell>
              <table:table-cell office:value-type="float" office:value="229.002">
                <text:p>229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876">
                <text:p>10</text:p>
              </table:table-cell>
              <table:table-cell office:value-type="float" office:value="229.173">
                <text:p>229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083">
                <text:p>10</text:p>
              </table:table-cell>
              <table:table-cell office:value-type="float" office:value="229.281">
                <text:p>229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288">
                <text:p>10</text:p>
              </table:table-cell>
              <table:table-cell office:value-type="float" office:value="229.387">
                <text:p>229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498">
                <text:p>10</text:p>
              </table:table-cell>
              <table:table-cell office:value-type="float" office:value="229.496">
                <text:p>229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702">
                <text:p>10</text:p>
              </table:table-cell>
              <table:table-cell office:value-type="float" office:value="229.602">
                <text:p>229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929">
                <text:p>10</text:p>
              </table:table-cell>
              <table:table-cell office:value-type="float" office:value="229.72">
                <text:p>229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139">
                <text:p>10</text:p>
              </table:table-cell>
              <table:table-cell office:value-type="float" office:value="229.829">
                <text:p>229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433">
                <text:p>10</text:p>
              </table:table-cell>
              <table:table-cell office:value-type="float" office:value="229.982">
                <text:p>229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681">
                <text:p>10</text:p>
              </table:table-cell>
              <table:table-cell office:value-type="float" office:value="230.111">
                <text:p>230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883">
                <text:p>10</text:p>
              </table:table-cell>
              <table:table-cell office:value-type="float" office:value="230.216">
                <text:p>230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086">
                <text:p>10</text:p>
              </table:table-cell>
              <table:table-cell office:value-type="float" office:value="230.321">
                <text:p>230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324">
                <text:p>10</text:p>
              </table:table-cell>
              <table:table-cell office:value-type="float" office:value="230.445">
                <text:p>230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53">
                <text:p>10</text:p>
              </table:table-cell>
              <table:table-cell office:value-type="float" office:value="230.552">
                <text:p>230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819">
                <text:p>10</text:p>
              </table:table-cell>
              <table:table-cell office:value-type="float" office:value="230.702">
                <text:p>230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072">
                <text:p>10</text:p>
              </table:table-cell>
              <table:table-cell office:value-type="float" office:value="230.834">
                <text:p>230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277">
                <text:p>10</text:p>
              </table:table-cell>
              <table:table-cell office:value-type="float" office:value="230.941">
                <text:p>230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568">
                <text:p>10</text:p>
              </table:table-cell>
              <table:table-cell office:value-type="float" office:value="231.092">
                <text:p>231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794">
                <text:p>10</text:p>
              </table:table-cell>
              <table:table-cell office:value-type="float" office:value="231.21">
                <text:p>231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141">
                <text:p>10</text:p>
              </table:table-cell>
              <table:table-cell office:value-type="float" office:value="231.392">
                <text:p>231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433">
                <text:p>10</text:p>
              </table:table-cell>
              <table:table-cell office:value-type="float" office:value="231.544">
                <text:p>231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668">
                <text:p>10</text:p>
              </table:table-cell>
              <table:table-cell office:value-type="float" office:value="231.666">
                <text:p>231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876">
                <text:p>10</text:p>
              </table:table-cell>
              <table:table-cell office:value-type="float" office:value="231.774">
                <text:p>231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079">
                <text:p>10</text:p>
              </table:table-cell>
              <table:table-cell office:value-type="float" office:value="231.88">
                <text:p>231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304">
                <text:p>10</text:p>
              </table:table-cell>
              <table:table-cell office:value-type="float" office:value="231.997">
                <text:p>231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536">
                <text:p>10</text:p>
              </table:table-cell>
              <table:table-cell office:value-type="float" office:value="232.118">
                <text:p>232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748">
                <text:p>10</text:p>
              </table:table-cell>
              <table:table-cell office:value-type="float" office:value="232.228">
                <text:p>232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055">
                <text:p>10</text:p>
              </table:table-cell>
              <table:table-cell office:value-type="float" office:value="232.389">
                <text:p>232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347">
                <text:p>10</text:p>
              </table:table-cell>
              <table:table-cell office:value-type="float" office:value="232.541">
                <text:p>232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627">
                <text:p>10</text:p>
              </table:table-cell>
              <table:table-cell office:value-type="float" office:value="232.687">
                <text:p>232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862">
                <text:p>10</text:p>
              </table:table-cell>
              <table:table-cell office:value-type="float" office:value="232.81">
                <text:p>232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063">
                <text:p>10</text:p>
              </table:table-cell>
              <table:table-cell office:value-type="float" office:value="232.914">
                <text:p>232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35">
                <text:p>10</text:p>
              </table:table-cell>
              <table:table-cell office:value-type="float" office:value="233.064">
                <text:p>233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573">
                <text:p>10</text:p>
              </table:table-cell>
              <table:table-cell office:value-type="float" office:value="233.181">
                <text:p>233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873">
                <text:p>10</text:p>
              </table:table-cell>
              <table:table-cell office:value-type="float" office:value="233.337">
                <text:p>233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158">
                <text:p>10</text:p>
              </table:table-cell>
              <table:table-cell office:value-type="float" office:value="233.486">
                <text:p>233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369">
                <text:p>10</text:p>
              </table:table-cell>
              <table:table-cell office:value-type="float" office:value="233.596">
                <text:p>233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659">
                <text:p>10</text:p>
              </table:table-cell>
              <table:table-cell office:value-type="float" office:value="233.748">
                <text:p>233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973">
                <text:p>10</text:p>
              </table:table-cell>
              <table:table-cell office:value-type="float" office:value="233.912">
                <text:p>233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174">
                <text:p>10</text:p>
              </table:table-cell>
              <table:table-cell office:value-type="float" office:value="234.017">
                <text:p>234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451">
                <text:p>10</text:p>
              </table:table-cell>
              <table:table-cell office:value-type="float" office:value="234.161">
                <text:p>234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682">
                <text:p>10</text:p>
              </table:table-cell>
              <table:table-cell office:value-type="float" office:value="234.282">
                <text:p>234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892">
                <text:p>10</text:p>
              </table:table-cell>
              <table:table-cell office:value-type="float" office:value="234.392">
                <text:p>234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174">
                <text:p>10</text:p>
              </table:table-cell>
              <table:table-cell office:value-type="float" office:value="234.54">
                <text:p>234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492">
                <text:p>10</text:p>
              </table:table-cell>
              <table:table-cell office:value-type="float" office:value="234.706">
                <text:p>234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774">
                <text:p>10</text:p>
              </table:table-cell>
              <table:table-cell office:value-type="float" office:value="234.853">
                <text:p>234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065">
                <text:p>10</text:p>
              </table:table-cell>
              <table:table-cell office:value-type="float" office:value="235.006">
                <text:p>235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289">
                <text:p>10</text:p>
              </table:table-cell>
              <table:table-cell office:value-type="float" office:value="235.123">
                <text:p>235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575">
                <text:p>10</text:p>
              </table:table-cell>
              <table:table-cell office:value-type="float" office:value="235.273">
                <text:p>235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894">
                <text:p>10</text:p>
              </table:table-cell>
              <table:table-cell office:value-type="float" office:value="235.44">
                <text:p>235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13">
                <text:p>10</text:p>
              </table:table-cell>
              <table:table-cell office:value-type="float" office:value="235.564">
                <text:p>235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356">
                <text:p>10</text:p>
              </table:table-cell>
              <table:table-cell office:value-type="float" office:value="235.682">
                <text:p>235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661">
                <text:p>10</text:p>
              </table:table-cell>
              <table:table-cell office:value-type="float" office:value="235.842">
                <text:p>235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952">
                <text:p>10</text:p>
              </table:table-cell>
              <table:table-cell office:value-type="float" office:value="235.995">
                <text:p>235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23">
                <text:p>10</text:p>
              </table:table-cell>
              <table:table-cell office:value-type="float" office:value="236.141">
                <text:p>236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462">
                <text:p>10</text:p>
              </table:table-cell>
              <table:table-cell office:value-type="float" office:value="236.262">
                <text:p>236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756">
                <text:p>10</text:p>
              </table:table-cell>
              <table:table-cell office:value-type="float" office:value="236.417">
                <text:p>236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075">
                <text:p>10</text:p>
              </table:table-cell>
              <table:table-cell office:value-type="float" office:value="236.584">
                <text:p>236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362">
                <text:p>10</text:p>
              </table:table-cell>
              <table:table-cell office:value-type="float" office:value="236.734">
                <text:p>236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643">
                <text:p>10</text:p>
              </table:table-cell>
              <table:table-cell office:value-type="float" office:value="236.882">
                <text:p>236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865">
                <text:p>10</text:p>
              </table:table-cell>
              <table:table-cell office:value-type="float" office:value="236.998">
                <text:p>236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151">
                <text:p>10</text:p>
              </table:table-cell>
              <table:table-cell office:value-type="float" office:value="237.149">
                <text:p>237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429">
                <text:p>10</text:p>
              </table:table-cell>
              <table:table-cell office:value-type="float" office:value="237.295">
                <text:p>237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664">
                <text:p>10</text:p>
              </table:table-cell>
              <table:table-cell office:value-type="float" office:value="237.418">
                <text:p>237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88">
                <text:p>10</text:p>
              </table:table-cell>
              <table:table-cell office:value-type="float" office:value="237.532">
                <text:p>237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163">
                <text:p>20</text:p>
              </table:table-cell>
              <table:table-cell office:value-type="float" office:value="237.681">
                <text:p>237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38">
                <text:p>20</text:p>
              </table:table-cell>
              <table:table-cell office:value-type="float" office:value="237.795">
                <text:p>237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667">
                <text:p>20</text:p>
              </table:table-cell>
              <table:table-cell office:value-type="float" office:value="237.946">
                <text:p>237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964">
                <text:p>20</text:p>
              </table:table-cell>
              <table:table-cell office:value-type="float" office:value="238.103">
                <text:p>238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187">
                <text:p>20</text:p>
              </table:table-cell>
              <table:table-cell office:value-type="float" office:value="238.219">
                <text:p>238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471">
                <text:p>20</text:p>
              </table:table-cell>
              <table:table-cell office:value-type="float" office:value="238.369">
                <text:p>238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686">
                <text:p>20</text:p>
              </table:table-cell>
              <table:table-cell office:value-type="float" office:value="238.483">
                <text:p>238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888">
                <text:p>20</text:p>
              </table:table-cell>
              <table:table-cell office:value-type="float" office:value="238.589">
                <text:p>238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164">
                <text:p>20</text:p>
              </table:table-cell>
              <table:table-cell office:value-type="float" office:value="238.734">
                <text:p>238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483">
                <text:p>20</text:p>
              </table:table-cell>
              <table:table-cell office:value-type="float" office:value="238.902">
                <text:p>238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768">
                <text:p>20</text:p>
              </table:table-cell>
              <table:table-cell office:value-type="float" office:value="239.052">
                <text:p>239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048">
                <text:p>20</text:p>
              </table:table-cell>
              <table:table-cell office:value-type="float" office:value="239.2">
                <text:p>239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356">
                <text:p>20</text:p>
              </table:table-cell>
              <table:table-cell office:value-type="float" office:value="239.363">
                <text:p>239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572">
                <text:p>20</text:p>
              </table:table-cell>
              <table:table-cell office:value-type="float" office:value="239.477">
                <text:p>239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867">
                <text:p>20</text:p>
              </table:table-cell>
              <table:table-cell office:value-type="float" office:value="239.632">
                <text:p>239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09">
                <text:p>20</text:p>
              </table:table-cell>
              <table:table-cell office:value-type="float" office:value="239.75">
                <text:p>239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296">
                <text:p>20</text:p>
              </table:table-cell>
              <table:table-cell office:value-type="float" office:value="239.859">
                <text:p>239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575">
                <text:p>20</text:p>
              </table:table-cell>
              <table:table-cell office:value-type="float" office:value="240.006">
                <text:p>240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815">
                <text:p>20</text:p>
              </table:table-cell>
              <table:table-cell office:value-type="float" office:value="240.133">
                <text:p>240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114">
                <text:p>20</text:p>
              </table:table-cell>
              <table:table-cell office:value-type="float" office:value="240.29">
                <text:p>240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443">
                <text:p>20</text:p>
              </table:table-cell>
              <table:table-cell office:value-type="float" office:value="240.464">
                <text:p>240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733">
                <text:p>20</text:p>
              </table:table-cell>
              <table:table-cell office:value-type="float" office:value="240.617">
                <text:p>240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017">
                <text:p>20</text:p>
              </table:table-cell>
              <table:table-cell office:value-type="float" office:value="240.767">
                <text:p>240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246">
                <text:p>20</text:p>
              </table:table-cell>
              <table:table-cell office:value-type="float" office:value="240.888">
                <text:p>240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459">
                <text:p>20</text:p>
              </table:table-cell>
              <table:table-cell office:value-type="float" office:value="241.001">
                <text:p>241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665">
                <text:p>20</text:p>
              </table:table-cell>
              <table:table-cell office:value-type="float" office:value="241.11">
                <text:p>241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886">
                <text:p>20</text:p>
              </table:table-cell>
              <table:table-cell office:value-type="float" office:value="241.227">
                <text:p>241.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086">
                <text:p>20</text:p>
              </table:table-cell>
              <table:table-cell office:value-type="float" office:value="241.333">
                <text:p>241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291">
                <text:p>20</text:p>
              </table:table-cell>
              <table:table-cell office:value-type="float" office:value="241.441">
                <text:p>241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598">
                <text:p>20</text:p>
              </table:table-cell>
              <table:table-cell office:value-type="float" office:value="241.603">
                <text:p>241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838">
                <text:p>20</text:p>
              </table:table-cell>
              <table:table-cell office:value-type="float" office:value="241.731">
                <text:p>241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047">
                <text:p>20</text:p>
              </table:table-cell>
              <table:table-cell office:value-type="float" office:value="241.841">
                <text:p>241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337">
                <text:p>20</text:p>
              </table:table-cell>
              <table:table-cell office:value-type="float" office:value="241.994">
                <text:p>241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561">
                <text:p>20</text:p>
              </table:table-cell>
              <table:table-cell office:value-type="float" office:value="242.113">
                <text:p>242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76">
                <text:p>20</text:p>
              </table:table-cell>
              <table:table-cell office:value-type="float" office:value="242.219">
                <text:p>242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961">
                <text:p>20</text:p>
              </table:table-cell>
              <table:table-cell office:value-type="float" office:value="242.325">
                <text:p>242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209">
                <text:p>20</text:p>
              </table:table-cell>
              <table:table-cell office:value-type="float" office:value="242.456">
                <text:p>242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415">
                <text:p>20</text:p>
              </table:table-cell>
              <table:table-cell office:value-type="float" office:value="242.565">
                <text:p>242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623">
                <text:p>20</text:p>
              </table:table-cell>
              <table:table-cell office:value-type="float" office:value="242.676">
                <text:p>242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838">
                <text:p>20</text:p>
              </table:table-cell>
              <table:table-cell office:value-type="float" office:value="242.79">
                <text:p>242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056">
                <text:p>20</text:p>
              </table:table-cell>
              <table:table-cell office:value-type="float" office:value="242.905">
                <text:p>242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266">
                <text:p>20</text:p>
              </table:table-cell>
              <table:table-cell office:value-type="float" office:value="243.017">
                <text:p>243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558">
                <text:p>20</text:p>
              </table:table-cell>
              <table:table-cell office:value-type="float" office:value="243.171">
                <text:p>243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785">
                <text:p>20</text:p>
              </table:table-cell>
              <table:table-cell office:value-type="float" office:value="243.292">
                <text:p>243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003">
                <text:p>20</text:p>
              </table:table-cell>
              <table:table-cell office:value-type="float" office:value="243.408">
                <text:p>243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313">
                <text:p>20</text:p>
              </table:table-cell>
              <table:table-cell office:value-type="float" office:value="243.572">
                <text:p>243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543">
                <text:p>20</text:p>
              </table:table-cell>
              <table:table-cell office:value-type="float" office:value="243.694">
                <text:p>243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746">
                <text:p>20</text:p>
              </table:table-cell>
              <table:table-cell office:value-type="float" office:value="243.801">
                <text:p>243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038">
                <text:p>20</text:p>
              </table:table-cell>
              <table:table-cell office:value-type="float" office:value="243.957">
                <text:p>243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279">
                <text:p>20</text:p>
              </table:table-cell>
              <table:table-cell office:value-type="float" office:value="244.085">
                <text:p>244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568">
                <text:p>20</text:p>
              </table:table-cell>
              <table:table-cell office:value-type="float" office:value="244.238">
                <text:p>244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805">
                <text:p>20</text:p>
              </table:table-cell>
              <table:table-cell office:value-type="float" office:value="244.364">
                <text:p>244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038">
                <text:p>20</text:p>
              </table:table-cell>
              <table:table-cell office:value-type="float" office:value="244.488">
                <text:p>244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343">
                <text:p>20</text:p>
              </table:table-cell>
              <table:table-cell office:value-type="float" office:value="244.65">
                <text:p>244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67">
                <text:p>20</text:p>
              </table:table-cell>
              <table:table-cell office:value-type="float" office:value="244.823">
                <text:p>244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871">
                <text:p>20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094">
                <text:p>20</text:p>
              </table:table-cell>
              <table:table-cell office:value-type="float" office:value="245.049">
                <text:p>245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424">
                <text:p>20</text:p>
              </table:table-cell>
              <table:table-cell office:value-type="float" office:value="245.224">
                <text:p>245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636">
                <text:p>20</text:p>
              </table:table-cell>
              <table:table-cell office:value-type="float" office:value="245.337">
                <text:p>245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844">
                <text:p>20</text:p>
              </table:table-cell>
              <table:table-cell office:value-type="float" office:value="245.447">
                <text:p>245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175">
                <text:p>20</text:p>
              </table:table-cell>
              <table:table-cell office:value-type="float" office:value="245.623">
                <text:p>245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38">
                <text:p>20</text:p>
              </table:table-cell>
              <table:table-cell office:value-type="float" office:value="245.733">
                <text:p>245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58">
                <text:p>20</text:p>
              </table:table-cell>
              <table:table-cell office:value-type="float" office:value="245.839">
                <text:p>245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789">
                <text:p>20</text:p>
              </table:table-cell>
              <table:table-cell office:value-type="float" office:value="245.95">
                <text:p>245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015">
                <text:p>20</text:p>
              </table:table-cell>
              <table:table-cell office:value-type="float" office:value="246.07">
                <text:p>246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279">
                <text:p>20</text:p>
              </table:table-cell>
              <table:table-cell office:value-type="float" office:value="246.211">
                <text:p>246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494">
                <text:p>20</text:p>
              </table:table-cell>
              <table:table-cell office:value-type="float" office:value="246.325">
                <text:p>246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707">
                <text:p>20</text:p>
              </table:table-cell>
              <table:table-cell office:value-type="float" office:value="246.439">
                <text:p>246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003">
                <text:p>20</text:p>
              </table:table-cell>
              <table:table-cell office:value-type="float" office:value="246.596">
                <text:p>246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311">
                <text:p>20</text:p>
              </table:table-cell>
              <table:table-cell office:value-type="float" office:value="246.76">
                <text:p>246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606">
                <text:p>20</text:p>
              </table:table-cell>
              <table:table-cell office:value-type="float" office:value="246.917">
                <text:p>246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886">
                <text:p>20</text:p>
              </table:table-cell>
              <table:table-cell office:value-type="float" office:value="247.065">
                <text:p>247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104">
                <text:p>20</text:p>
              </table:table-cell>
              <table:table-cell office:value-type="float" office:value="247.181">
                <text:p>247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395">
                <text:p>20</text:p>
              </table:table-cell>
              <table:table-cell office:value-type="float" office:value="247.335">
                <text:p>247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677">
                <text:p>20</text:p>
              </table:table-cell>
              <table:table-cell office:value-type="float" office:value="247.484">
                <text:p>247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91">
                <text:p>20</text:p>
              </table:table-cell>
              <table:table-cell office:value-type="float" office:value="247.607">
                <text:p>247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196">
                <text:p>20</text:p>
              </table:table-cell>
              <table:table-cell office:value-type="float" office:value="247.758">
                <text:p>247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484">
                <text:p>20</text:p>
              </table:table-cell>
              <table:table-cell office:value-type="float" office:value="247.91">
                <text:p>247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704">
                <text:p>20</text:p>
              </table:table-cell>
              <table:table-cell office:value-type="float" office:value="248.025">
                <text:p>248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984">
                <text:p>20</text:p>
              </table:table-cell>
              <table:table-cell office:value-type="float" office:value="248.171">
                <text:p>248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267">
                <text:p>20</text:p>
              </table:table-cell>
              <table:table-cell office:value-type="float" office:value="248.319">
                <text:p>248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479">
                <text:p>20</text:p>
              </table:table-cell>
              <table:table-cell office:value-type="float" office:value="248.429">
                <text:p>248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764">
                <text:p>20</text:p>
              </table:table-cell>
              <table:table-cell office:value-type="float" office:value="248.577">
                <text:p>248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042">
                <text:p>20</text:p>
              </table:table-cell>
              <table:table-cell office:value-type="float" office:value="248.721">
                <text:p>248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279">
                <text:p>20</text:p>
              </table:table-cell>
              <table:table-cell office:value-type="float" office:value="248.842">
                <text:p>248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498">
                <text:p>20</text:p>
              </table:table-cell>
              <table:table-cell office:value-type="float" office:value="248.954">
                <text:p>248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7">
                <text:p>20</text:p>
              </table:table-cell>
              <table:table-cell office:value-type="float" office:value="249.057">
                <text:p>249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93">
                <text:p>20</text:p>
              </table:table-cell>
              <table:table-cell office:value-type="float" office:value="249.174">
                <text:p>249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138">
                <text:p>20</text:p>
              </table:table-cell>
              <table:table-cell office:value-type="float" office:value="249.279">
                <text:p>249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425">
                <text:p>20</text:p>
              </table:table-cell>
              <table:table-cell office:value-type="float" office:value="249.423">
                <text:p>249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64">
                <text:p>20</text:p>
              </table:table-cell>
              <table:table-cell office:value-type="float" office:value="249.53">
                <text:p>249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868">
                <text:p>20</text:p>
              </table:table-cell>
              <table:table-cell office:value-type="float" office:value="249.643">
                <text:p>249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08">
                <text:p>20</text:p>
              </table:table-cell>
              <table:table-cell office:value-type="float" office:value="249.747">
                <text:p>249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29">
                <text:p>20</text:p>
              </table:table-cell>
              <table:table-cell office:value-type="float" office:value="249.849">
                <text:p>249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574">
                <text:p>20</text:p>
              </table:table-cell>
              <table:table-cell office:value-type="float" office:value="249.987">
                <text:p>249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798">
                <text:p>20</text:p>
              </table:table-cell>
              <table:table-cell office:value-type="float" office:value="250.095">
                <text:p>250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003">
                <text:p>20</text:p>
              </table:table-cell>
              <table:table-cell office:value-type="float" office:value="250.193">
                <text:p>250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289">
                <text:p>20</text:p>
              </table:table-cell>
              <table:table-cell office:value-type="float" office:value="250.328">
                <text:p>250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496">
                <text:p>20</text:p>
              </table:table-cell>
              <table:table-cell office:value-type="float" office:value="250.425">
                <text:p>250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778">
                <text:p>20</text:p>
              </table:table-cell>
              <table:table-cell office:value-type="float" office:value="250.556">
                <text:p>250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055">
                <text:p>20</text:p>
              </table:table-cell>
              <table:table-cell office:value-type="float" office:value="250.683">
                <text:p>250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261">
                <text:p>20</text:p>
              </table:table-cell>
              <table:table-cell office:value-type="float" office:value="250.776">
                <text:p>250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546">
                <text:p>20</text:p>
              </table:table-cell>
              <table:table-cell office:value-type="float" office:value="250.904">
                <text:p>250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839">
                <text:p>20</text:p>
              </table:table-cell>
              <table:table-cell office:value-type="float" office:value="251.034">
                <text:p>251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064">
                <text:p>20</text:p>
              </table:table-cell>
              <table:table-cell office:value-type="float" office:value="251.133">
                <text:p>251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265">
                <text:p>20</text:p>
              </table:table-cell>
              <table:table-cell office:value-type="float" office:value="251.22">
                <text:p>251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481">
                <text:p>20</text:p>
              </table:table-cell>
              <table:table-cell office:value-type="float" office:value="251.312">
                <text:p>251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685">
                <text:p>20</text:p>
              </table:table-cell>
              <table:table-cell office:value-type="float" office:value="251.398">
                <text:p>251.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925">
                <text:p>20</text:p>
              </table:table-cell>
              <table:table-cell office:value-type="float" office:value="251.499">
                <text:p>251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127">
                <text:p>20</text:p>
              </table:table-cell>
              <table:table-cell office:value-type="float" office:value="251.582">
                <text:p>251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351">
                <text:p>20</text:p>
              </table:table-cell>
              <table:table-cell office:value-type="float" office:value="251.674">
                <text:p>251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643">
                <text:p>20</text:p>
              </table:table-cell>
              <table:table-cell office:value-type="float" office:value="251.791">
                <text:p>251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854">
                <text:p>20</text:p>
              </table:table-cell>
              <table:table-cell office:value-type="float" office:value="251.875">
                <text:p>251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157">
                <text:p>20</text:p>
              </table:table-cell>
              <table:table-cell office:value-type="float" office:value="251.993">
                <text:p>251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429">
                <text:p>20</text:p>
              </table:table-cell>
              <table:table-cell office:value-type="float" office:value="252.097">
                <text:p>252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638">
                <text:p>20</text:p>
              </table:table-cell>
              <table:table-cell office:value-type="float" office:value="252.176">
                <text:p>252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837">
                <text:p>20</text:p>
              </table:table-cell>
              <table:table-cell office:value-type="float" office:value="252.25">
                <text:p>252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117">
                <text:p>20</text:p>
              </table:table-cell>
              <table:table-cell office:value-type="float" office:value="252.352">
                <text:p>252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408">
                <text:p>20</text:p>
              </table:table-cell>
              <table:table-cell office:value-type="float" office:value="252.456">
                <text:p>252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681">
                <text:p>20</text:p>
              </table:table-cell>
              <table:table-cell office:value-type="float" office:value="252.552">
                <text:p>252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904">
                <text:p>20</text:p>
              </table:table-cell>
              <table:table-cell office:value-type="float" office:value="252.629">
                <text:p>252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123">
                <text:p>20</text:p>
              </table:table-cell>
              <table:table-cell office:value-type="float" office:value="252.704">
                <text:p>252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421">
                <text:p>20</text:p>
              </table:table-cell>
              <table:table-cell office:value-type="float" office:value="252.802">
                <text:p>252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651">
                <text:p>20</text:p>
              </table:table-cell>
              <table:table-cell office:value-type="float" office:value="252.877">
                <text:p>25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852">
                <text:p>20</text:p>
              </table:table-cell>
              <table:table-cell office:value-type="float" office:value="252.942">
                <text:p>252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151">
                <text:p>20</text:p>
              </table:table-cell>
              <table:table-cell office:value-type="float" office:value="253.035">
                <text:p>253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359">
                <text:p>20</text:p>
              </table:table-cell>
              <table:table-cell office:value-type="float" office:value="253.099">
                <text:p>253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559">
                <text:p>20</text:p>
              </table:table-cell>
              <table:table-cell office:value-type="float" office:value="253.159">
                <text:p>253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832">
                <text:p>20</text:p>
              </table:table-cell>
              <table:table-cell office:value-type="float" office:value="253.24">
                <text:p>253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127">
                <text:p>20</text:p>
              </table:table-cell>
              <table:table-cell office:value-type="float" office:value="253.325">
                <text:p>253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408">
                <text:p>20</text:p>
              </table:table-cell>
              <table:table-cell office:value-type="float" office:value="253.403">
                <text:p>253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7">
                <text:p>20</text:p>
              </table:table-cell>
              <table:table-cell office:value-type="float" office:value="253.483">
                <text:p>253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98">
                <text:p>20</text:p>
              </table:table-cell>
              <table:table-cell office:value-type="float" office:value="253.557">
                <text:p>253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271">
                <text:p>20</text:p>
              </table:table-cell>
              <table:table-cell office:value-type="float" office:value="253.632">
                <text:p>253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48">
                <text:p>20</text:p>
              </table:table-cell>
              <table:table-cell office:value-type="float" office:value="253.685">
                <text:p>253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686">
                <text:p>20</text:p>
              </table:table-cell>
              <table:table-cell office:value-type="float" office:value="253.735">
                <text:p>253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965">
                <text:p>20</text:p>
              </table:table-cell>
              <table:table-cell office:value-type="float" office:value="253.802">
                <text:p>253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258">
                <text:p>20</text:p>
              </table:table-cell>
              <table:table-cell office:value-type="float" office:value="253.87">
                <text:p>253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556">
                <text:p>20</text:p>
              </table:table-cell>
              <table:table-cell office:value-type="float" office:value="253.937">
                <text:p>253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84">
                <text:p>20</text:p>
              </table:table-cell>
              <table:table-cell office:value-type="float" office:value="253.999">
                <text:p>253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113">
                <text:p>20</text:p>
              </table:table-cell>
              <table:table-cell office:value-type="float" office:value="254.057">
                <text:p>254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392">
                <text:p>20</text:p>
              </table:table-cell>
              <table:table-cell office:value-type="float" office:value="254.114">
                <text:p>254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594">
                <text:p>20</text:p>
              </table:table-cell>
              <table:table-cell office:value-type="float" office:value="254.154">
                <text:p>254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889">
                <text:p>20</text:p>
              </table:table-cell>
              <table:table-cell office:value-type="float" office:value="254.211">
                <text:p>254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119">
                <text:p>20</text:p>
              </table:table-cell>
              <table:table-cell office:value-type="float" office:value="254.253">
                <text:p>254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354">
                <text:p>20</text:p>
              </table:table-cell>
              <table:table-cell office:value-type="float" office:value="254.296">
                <text:p>254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613">
                <text:p>20</text:p>
              </table:table-cell>
              <table:table-cell office:value-type="float" office:value="254.341">
                <text:p>254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935">
                <text:p>20</text:p>
              </table:table-cell>
              <table:table-cell office:value-type="float" office:value="254.395">
                <text:p>254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142">
                <text:p>20</text:p>
              </table:table-cell>
              <table:table-cell office:value-type="float" office:value="254.428">
                <text:p>254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36">
                <text:p>20</text:p>
              </table:table-cell>
              <table:table-cell office:value-type="float" office:value="254.462">
                <text:p>254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651">
                <text:p>20</text:p>
              </table:table-cell>
              <table:table-cell office:value-type="float" office:value="254.506">
                <text:p>254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885">
                <text:p>20</text:p>
              </table:table-cell>
              <table:table-cell office:value-type="float" office:value="254.54">
                <text:p>254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088">
                <text:p>20</text:p>
              </table:table-cell>
              <table:table-cell office:value-type="float" office:value="254.568">
                <text:p>254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378">
                <text:p>20</text:p>
              </table:table-cell>
              <table:table-cell office:value-type="float" office:value="254.608">
                <text:p>254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61">
                <text:p>20</text:p>
              </table:table-cell>
              <table:table-cell office:value-type="float" office:value="254.637">
                <text:p>254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813">
                <text:p>20</text:p>
              </table:table-cell>
              <table:table-cell office:value-type="float" office:value="254.663">
                <text:p>254.6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107">
                <text:p>20</text:p>
              </table:table-cell>
              <table:table-cell office:value-type="float" office:value="254.697">
                <text:p>254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438">
                <text:p>20</text:p>
              </table:table-cell>
              <table:table-cell office:value-type="float" office:value="254.735">
                <text:p>254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655">
                <text:p>20</text:p>
              </table:table-cell>
              <table:table-cell office:value-type="float" office:value="254.758">
                <text:p>254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872">
                <text:p>20</text:p>
              </table:table-cell>
              <table:table-cell office:value-type="float" office:value="254.78">
                <text:p>254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194">
                <text:p>20</text:p>
              </table:table-cell>
              <table:table-cell office:value-type="float" office:value="254.811">
                <text:p>254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397">
                <text:p>20</text:p>
              </table:table-cell>
              <table:table-cell office:value-type="float" office:value="254.83">
                <text:p>254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693">
                <text:p>20</text:p>
              </table:table-cell>
              <table:table-cell office:value-type="float" office:value="254.855">
                <text:p>254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905">
                <text:p>20</text:p>
              </table:table-cell>
              <table:table-cell office:value-type="float" office:value="254.872">
                <text:p>254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129">
                <text:p>20</text:p>
              </table:table-cell>
              <table:table-cell office:value-type="float" office:value="254.89">
                <text:p>25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339">
                <text:p>20</text:p>
              </table:table-cell>
              <table:table-cell office:value-type="float" office:value="254.905">
                <text:p>254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562">
                <text:p>20</text:p>
              </table:table-cell>
              <table:table-cell office:value-type="float" office:value="254.921">
                <text:p>254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783">
                <text:p>20</text:p>
              </table:table-cell>
              <table:table-cell office:value-type="float" office:value="254.935">
                <text:p>254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985">
                <text:p>20</text:p>
              </table:table-cell>
              <table:table-cell office:value-type="float" office:value="254.947">
                <text:p>254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205">
                <text:p>20</text:p>
              </table:table-cell>
              <table:table-cell office:value-type="float" office:value="254.96">
                <text:p>254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497">
                <text:p>20</text:p>
              </table:table-cell>
              <table:table-cell office:value-type="float" office:value="254.975">
                <text:p>254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746">
                <text:p>20</text:p>
              </table:table-cell>
              <table:table-cell office:value-type="float" office:value="254.987">
                <text:p>254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949">
                <text:p>20</text:p>
              </table:table-cell>
              <table:table-cell office:value-type="float" office:value="254.996">
                <text:p>254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153">
                <text:p>20</text:p>
              </table:table-cell>
              <table:table-cell office:value-type="float" office:value="255.005">
                <text:p>255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408">
                <text:p>20</text:p>
              </table:table-cell>
              <table:table-cell office:value-type="float" office:value="255.014">
                <text:p>255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614">
                <text:p>20</text:p>
              </table:table-cell>
              <table:table-cell office:value-type="float" office:value="255.021">
                <text:p>255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815">
                <text:p>20</text:p>
              </table:table-cell>
              <table:table-cell office:value-type="float" office:value="255.027">
                <text:p>255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151">
                <text:p>20</text:p>
              </table:table-cell>
              <table:table-cell office:value-type="float" office:value="255.036">
                <text:p>25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45">
                <text:p>20</text:p>
              </table:table-cell>
              <table:table-cell office:value-type="float" office:value="255.042">
                <text:p>255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667">
                <text:p>20</text:p>
              </table:table-cell>
              <table:table-cell office:value-type="float" office:value="255.045">
                <text:p>255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904">
                <text:p>20</text:p>
              </table:table-cell>
              <table:table-cell office:value-type="float" office:value="255.048">
                <text:p>255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113">
                <text:p>20</text:p>
              </table:table-cell>
              <table:table-cell office:value-type="float" office:value="255.05">
                <text:p>255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337">
                <text:p>20</text:p>
              </table:table-cell>
              <table:table-cell office:value-type="float" office:value="255.052">
                <text:p>255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652">
                <text:p>20</text:p>
              </table:table-cell>
              <table:table-cell office:value-type="float" office:value="255.053">
                <text:p>255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875">
                <text:p>20</text:p>
              </table:table-cell>
              <table:table-cell office:value-type="float" office:value="255.053">
                <text:p>255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082">
                <text:p>20</text:p>
              </table:table-cell>
              <table:table-cell office:value-type="float" office:value="255.052">
                <text:p>255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42">
                <text:p>20</text:p>
              </table:table-cell>
              <table:table-cell office:value-type="float" office:value="255.049">
                <text:p>255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62">
                <text:p>20</text:p>
              </table:table-cell>
              <table:table-cell office:value-type="float" office:value="255.047">
                <text:p>255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914">
                <text:p>20</text:p>
              </table:table-cell>
              <table:table-cell office:value-type="float" office:value="255.043">
                <text:p>255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143">
                <text:p>20</text:p>
              </table:table-cell>
              <table:table-cell office:value-type="float" office:value="255.038">
                <text:p>255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346">
                <text:p>20</text:p>
              </table:table-cell>
              <table:table-cell office:value-type="float" office:value="255.034">
                <text:p>255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549">
                <text:p>20</text:p>
              </table:table-cell>
              <table:table-cell office:value-type="float" office:value="255.029">
                <text:p>255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871">
                <text:p>20</text:p>
              </table:table-cell>
              <table:table-cell office:value-type="float" office:value="255.021">
                <text:p>255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079">
                <text:p>20</text:p>
              </table:table-cell>
              <table:table-cell office:value-type="float" office:value="255.015">
                <text:p>255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287">
                <text:p>20</text:p>
              </table:table-cell>
              <table:table-cell office:value-type="float" office:value="255.008">
                <text:p>255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6">
                <text:p>20</text:p>
              </table:table-cell>
              <table:table-cell office:value-type="float" office:value="254.997">
                <text:p>254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906">
                <text:p>20</text:p>
              </table:table-cell>
              <table:table-cell office:value-type="float" office:value="254.985">
                <text:p>254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196">
                <text:p>20</text:p>
              </table:table-cell>
              <table:table-cell office:value-type="float" office:value="254.973">
                <text:p>254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435">
                <text:p>20</text:p>
              </table:table-cell>
              <table:table-cell office:value-type="float" office:value="254.962">
                <text:p>254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643">
                <text:p>20</text:p>
              </table:table-cell>
              <table:table-cell office:value-type="float" office:value="254.952">
                <text:p>254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844">
                <text:p>20</text:p>
              </table:table-cell>
              <table:table-cell office:value-type="float" office:value="254.942">
                <text:p>254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091">
                <text:p>20</text:p>
              </table:table-cell>
              <table:table-cell office:value-type="float" office:value="254.93">
                <text:p>254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388">
                <text:p>20</text:p>
              </table:table-cell>
              <table:table-cell office:value-type="float" office:value="254.913">
                <text:p>254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594">
                <text:p>20</text:p>
              </table:table-cell>
              <table:table-cell office:value-type="float" office:value="254.902">
                <text:p>254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831">
                <text:p>20</text:p>
              </table:table-cell>
              <table:table-cell office:value-type="float" office:value="254.888">
                <text:p>25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039">
                <text:p>20</text:p>
              </table:table-cell>
              <table:table-cell office:value-type="float" office:value="254.875">
                <text:p>254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34">
                <text:p>20</text:p>
              </table:table-cell>
              <table:table-cell office:value-type="float" office:value="254.856">
                <text:p>254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569">
                <text:p>20</text:p>
              </table:table-cell>
              <table:table-cell office:value-type="float" office:value="254.841">
                <text:p>254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773">
                <text:p>20</text:p>
              </table:table-cell>
              <table:table-cell office:value-type="float" office:value="254.827">
                <text:p>254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984">
                <text:p>20</text:p>
              </table:table-cell>
              <table:table-cell office:value-type="float" office:value="254.812">
                <text:p>254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308">
                <text:p>20</text:p>
              </table:table-cell>
              <table:table-cell office:value-type="float" office:value="254.789">
                <text:p>254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52">
                <text:p>20</text:p>
              </table:table-cell>
              <table:table-cell office:value-type="float" office:value="254.774">
                <text:p>254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796">
                <text:p>20</text:p>
              </table:table-cell>
              <table:table-cell office:value-type="float" office:value="254.753">
                <text:p>254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026">
                <text:p>20</text:p>
              </table:table-cell>
              <table:table-cell office:value-type="float" office:value="254.735">
                <text:p>254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25">
                <text:p>20</text:p>
              </table:table-cell>
              <table:table-cell office:value-type="float" office:value="254.717">
                <text:p>254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542">
                <text:p>20</text:p>
              </table:table-cell>
              <table:table-cell office:value-type="float" office:value="254.693">
                <text:p>254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787">
                <text:p>20</text:p>
              </table:table-cell>
              <table:table-cell office:value-type="float" office:value="254.673">
                <text:p>254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99">
                <text:p>20</text:p>
              </table:table-cell>
              <table:table-cell office:value-type="float" office:value="254.655">
                <text:p>254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196">
                <text:p>20</text:p>
              </table:table-cell>
              <table:table-cell office:value-type="float" office:value="254.638">
                <text:p>254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529">
                <text:p>20</text:p>
              </table:table-cell>
              <table:table-cell office:value-type="float" office:value="254.608">
                <text:p>254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737">
                <text:p>20</text:p>
              </table:table-cell>
              <table:table-cell office:value-type="float" office:value="254.59">
                <text:p>254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955">
                <text:p>20</text:p>
              </table:table-cell>
              <table:table-cell office:value-type="float" office:value="254.57">
                <text:p>254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268">
                <text:p>20</text:p>
              </table:table-cell>
              <table:table-cell office:value-type="float" office:value="254.54">
                <text:p>254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554">
                <text:p>20</text:p>
              </table:table-cell>
              <table:table-cell office:value-type="float" office:value="254.513">
                <text:p>254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831">
                <text:p>20</text:p>
              </table:table-cell>
              <table:table-cell office:value-type="float" office:value="254.487">
                <text:p>254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053">
                <text:p>20</text:p>
              </table:table-cell>
              <table:table-cell office:value-type="float" office:value="254.465">
                <text:p>254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339">
                <text:p>20</text:p>
              </table:table-cell>
              <table:table-cell office:value-type="float" office:value="254.436">
                <text:p>254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573">
                <text:p>20</text:p>
              </table:table-cell>
              <table:table-cell office:value-type="float" office:value="254.413">
                <text:p>254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831">
                <text:p>20</text:p>
              </table:table-cell>
              <table:table-cell office:value-type="float" office:value="254.387">
                <text:p>254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117">
                <text:p>20</text:p>
              </table:table-cell>
              <table:table-cell office:value-type="float" office:value="254.357">
                <text:p>254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431">
                <text:p>20</text:p>
              </table:table-cell>
              <table:table-cell office:value-type="float" office:value="254.324">
                <text:p>254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713">
                <text:p>20</text:p>
              </table:table-cell>
              <table:table-cell office:value-type="float" office:value="254.294">
                <text:p>254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997">
                <text:p>20</text:p>
              </table:table-cell>
              <table:table-cell office:value-type="float" office:value="254.264">
                <text:p>254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224">
                <text:p>20</text:p>
              </table:table-cell>
              <table:table-cell office:value-type="float" office:value="254.239">
                <text:p>254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526">
                <text:p>20</text:p>
              </table:table-cell>
              <table:table-cell office:value-type="float" office:value="254.206">
                <text:p>254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741">
                <text:p>20</text:p>
              </table:table-cell>
              <table:table-cell office:value-type="float" office:value="254.182">
                <text:p>254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99">
                <text:p>20</text:p>
              </table:table-cell>
              <table:table-cell office:value-type="float" office:value="254.154">
                <text:p>254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288">
                <text:p>20</text:p>
              </table:table-cell>
              <table:table-cell office:value-type="float" office:value="254.12">
                <text:p>254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593">
                <text:p>20</text:p>
              </table:table-cell>
              <table:table-cell office:value-type="float" office:value="254.085">
                <text:p>254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896">
                <text:p>20</text:p>
              </table:table-cell>
              <table:table-cell office:value-type="float" office:value="254.05">
                <text:p>254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177">
                <text:p>20</text:p>
              </table:table-cell>
              <table:table-cell office:value-type="float" office:value="254.018">
                <text:p>254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406">
                <text:p>20</text:p>
              </table:table-cell>
              <table:table-cell office:value-type="float" office:value="253.991">
                <text:p>253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632">
                <text:p>20</text:p>
              </table:table-cell>
              <table:table-cell office:value-type="float" office:value="253.964">
                <text:p>253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919">
                <text:p>20</text:p>
              </table:table-cell>
              <table:table-cell office:value-type="float" office:value="253.93">
                <text:p>253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149">
                <text:p>20</text:p>
              </table:table-cell>
              <table:table-cell office:value-type="float" office:value="253.903">
                <text:p>253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433">
                <text:p>20</text:p>
              </table:table-cell>
              <table:table-cell office:value-type="float" office:value="253.869">
                <text:p>253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739">
                <text:p>20</text:p>
              </table:table-cell>
              <table:table-cell office:value-type="float" office:value="253.832">
                <text:p>253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96">
                <text:p>20</text:p>
              </table:table-cell>
              <table:table-cell office:value-type="float" office:value="253.805">
                <text:p>253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253">
                <text:p>20</text:p>
              </table:table-cell>
              <table:table-cell office:value-type="float" office:value="253.769">
                <text:p>253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595">
                <text:p>20</text:p>
              </table:table-cell>
              <table:table-cell office:value-type="float" office:value="253.727">
                <text:p>253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89">
                <text:p>20</text:p>
              </table:table-cell>
              <table:table-cell office:value-type="float" office:value="253.69">
                <text:p>253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167">
                <text:p>20</text:p>
              </table:table-cell>
              <table:table-cell office:value-type="float" office:value="253.656">
                <text:p>253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389">
                <text:p>20</text:p>
              </table:table-cell>
              <table:table-cell office:value-type="float" office:value="253.628">
                <text:p>253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678">
                <text:p>20</text:p>
              </table:table-cell>
              <table:table-cell office:value-type="float" office:value="253.592">
                <text:p>253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966">
                <text:p>20</text:p>
              </table:table-cell>
              <table:table-cell office:value-type="float" office:value="253.555">
                <text:p>253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205">
                <text:p>20</text:p>
              </table:table-cell>
              <table:table-cell office:value-type="float" office:value="253.525">
                <text:p>253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489">
                <text:p>20</text:p>
              </table:table-cell>
              <table:table-cell office:value-type="float" office:value="253.489">
                <text:p>253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773">
                <text:p>20</text:p>
              </table:table-cell>
              <table:table-cell office:value-type="float" office:value="253.453">
                <text:p>253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005">
                <text:p>20</text:p>
              </table:table-cell>
              <table:table-cell office:value-type="float" office:value="253.423">
                <text:p>253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207">
                <text:p>20</text:p>
              </table:table-cell>
              <table:table-cell office:value-type="float" office:value="253.398">
                <text:p>253.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488">
                <text:p>20</text:p>
              </table:table-cell>
              <table:table-cell office:value-type="float" office:value="253.361">
                <text:p>253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717">
                <text:p>20</text:p>
              </table:table-cell>
              <table:table-cell office:value-type="float" office:value="253.332">
                <text:p>253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924">
                <text:p>20</text:p>
              </table:table-cell>
              <table:table-cell office:value-type="float" office:value="253.305">
                <text:p>253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135">
                <text:p>20</text:p>
              </table:table-cell>
              <table:table-cell office:value-type="float" office:value="253.278">
                <text:p>253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448">
                <text:p>20</text:p>
              </table:table-cell>
              <table:table-cell office:value-type="float" office:value="253.237">
                <text:p>253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66">
                <text:p>20</text:p>
              </table:table-cell>
              <table:table-cell office:value-type="float" office:value="253.21">
                <text:p>253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871">
                <text:p>20</text:p>
              </table:table-cell>
              <table:table-cell office:value-type="float" office:value="253.182">
                <text:p>253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209">
                <text:p>20</text:p>
              </table:table-cell>
              <table:table-cell office:value-type="float" office:value="253.138">
                <text:p>253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414">
                <text:p>20</text:p>
              </table:table-cell>
              <table:table-cell office:value-type="float" office:value="253.111">
                <text:p>253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616">
                <text:p>20</text:p>
              </table:table-cell>
              <table:table-cell office:value-type="float" office:value="253.085">
                <text:p>253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941">
                <text:p>20</text:p>
              </table:table-cell>
              <table:table-cell office:value-type="float" office:value="253.042">
                <text:p>253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228">
                <text:p>20</text:p>
              </table:table-cell>
              <table:table-cell office:value-type="float" office:value="253.005">
                <text:p>253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508">
                <text:p>20</text:p>
              </table:table-cell>
              <table:table-cell office:value-type="float" office:value="252.968">
                <text:p>252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735">
                <text:p>20</text:p>
              </table:table-cell>
              <table:table-cell office:value-type="float" office:value="252.938">
                <text:p>252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032">
                <text:p>20</text:p>
              </table:table-cell>
              <table:table-cell office:value-type="float" office:value="252.899">
                <text:p>252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329">
                <text:p>20</text:p>
              </table:table-cell>
              <table:table-cell office:value-type="float" office:value="252.86">
                <text:p>252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607">
                <text:p>20</text:p>
              </table:table-cell>
              <table:table-cell office:value-type="float" office:value="252.823">
                <text:p>252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807">
                <text:p>20</text:p>
              </table:table-cell>
              <table:table-cell office:value-type="float" office:value="252.797">
                <text:p>252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114">
                <text:p>20</text:p>
              </table:table-cell>
              <table:table-cell office:value-type="float" office:value="252.756">
                <text:p>252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405">
                <text:p>20</text:p>
              </table:table-cell>
              <table:table-cell office:value-type="float" office:value="252.718">
                <text:p>252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683">
                <text:p>20</text:p>
              </table:table-cell>
              <table:table-cell office:value-type="float" office:value="252.681">
                <text:p>252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911">
                <text:p>20</text:p>
              </table:table-cell>
              <table:table-cell office:value-type="float" office:value="252.651">
                <text:p>252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188">
                <text:p>20</text:p>
              </table:table-cell>
              <table:table-cell office:value-type="float" office:value="252.614">
                <text:p>252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519">
                <text:p>20</text:p>
              </table:table-cell>
              <table:table-cell office:value-type="float" office:value="252.57">
                <text:p>252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808">
                <text:p>20</text:p>
              </table:table-cell>
              <table:table-cell office:value-type="float" office:value="252.532">
                <text:p>252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099">
                <text:p>20</text:p>
              </table:table-cell>
              <table:table-cell office:value-type="float" office:value="252.493">
                <text:p>252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336">
                <text:p>20</text:p>
              </table:table-cell>
              <table:table-cell office:value-type="float" office:value="252.462">
                <text:p>252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538">
                <text:p>20</text:p>
              </table:table-cell>
              <table:table-cell office:value-type="float" office:value="252.436">
                <text:p>252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755">
                <text:p>20</text:p>
              </table:table-cell>
              <table:table-cell office:value-type="float" office:value="252.407">
                <text:p>252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06">
                <text:p>20</text:p>
              </table:table-cell>
              <table:table-cell office:value-type="float" office:value="252.367">
                <text:p>252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264">
                <text:p>20</text:p>
              </table:table-cell>
              <table:table-cell office:value-type="float" office:value="252.34">
                <text:p>252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482">
                <text:p>20</text:p>
              </table:table-cell>
              <table:table-cell office:value-type="float" office:value="252.311">
                <text:p>252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805">
                <text:p>20</text:p>
              </table:table-cell>
              <table:table-cell office:value-type="float" office:value="252.268">
                <text:p>252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017">
                <text:p>20</text:p>
              </table:table-cell>
              <table:table-cell office:value-type="float" office:value="252.24">
                <text:p>252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301">
                <text:p>20</text:p>
              </table:table-cell>
              <table:table-cell office:value-type="float" office:value="252.203">
                <text:p>252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517">
                <text:p>20</text:p>
              </table:table-cell>
              <table:table-cell office:value-type="float" office:value="252.175">
                <text:p>252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73">
                <text:p>20</text:p>
              </table:table-cell>
              <table:table-cell office:value-type="float" office:value="252.146">
                <text:p>252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936">
                <text:p>20</text:p>
              </table:table-cell>
              <table:table-cell office:value-type="float" office:value="252.119">
                <text:p>252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14">
                <text:p>20</text:p>
              </table:table-cell>
              <table:table-cell office:value-type="float" office:value="252.093">
                <text:p>252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381">
                <text:p>20</text:p>
              </table:table-cell>
              <table:table-cell office:value-type="float" office:value="252.061">
                <text:p>252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681">
                <text:p>20</text:p>
              </table:table-cell>
              <table:table-cell office:value-type="float" office:value="252.022">
                <text:p>252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883">
                <text:p>20</text:p>
              </table:table-cell>
              <table:table-cell office:value-type="float" office:value="251.995">
                <text:p>251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111">
                <text:p>20</text:p>
              </table:table-cell>
              <table:table-cell office:value-type="float" office:value="251.965">
                <text:p>251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312">
                <text:p>20</text:p>
              </table:table-cell>
              <table:table-cell office:value-type="float" office:value="251.939">
                <text:p>251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64">
                <text:p>20</text:p>
              </table:table-cell>
              <table:table-cell office:value-type="float" office:value="251.896">
                <text:p>251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9">
                <text:p>20</text:p>
              </table:table-cell>
              <table:table-cell office:value-type="float" office:value="251.862">
                <text:p>251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118">
                <text:p>20</text:p>
              </table:table-cell>
              <table:table-cell office:value-type="float" office:value="251.834">
                <text:p>251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412">
                <text:p>20</text:p>
              </table:table-cell>
              <table:table-cell office:value-type="float" office:value="251.795">
                <text:p>251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645">
                <text:p>20</text:p>
              </table:table-cell>
              <table:table-cell office:value-type="float" office:value="251.765">
                <text:p>251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848">
                <text:p>20</text:p>
              </table:table-cell>
              <table:table-cell office:value-type="float" office:value="251.739">
                <text:p>251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06">
                <text:p>20</text:p>
              </table:table-cell>
              <table:table-cell office:value-type="float" office:value="251.711">
                <text:p>251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297">
                <text:p>20</text:p>
              </table:table-cell>
              <table:table-cell office:value-type="float" office:value="251.681">
                <text:p>251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498">
                <text:p>20</text:p>
              </table:table-cell>
              <table:table-cell office:value-type="float" office:value="251.655">
                <text:p>251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701">
                <text:p>20</text:p>
              </table:table-cell>
              <table:table-cell office:value-type="float" office:value="251.628">
                <text:p>251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909">
                <text:p>20</text:p>
              </table:table-cell>
              <table:table-cell office:value-type="float" office:value="251.602">
                <text:p>251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146">
                <text:p>20</text:p>
              </table:table-cell>
              <table:table-cell office:value-type="float" office:value="251.571">
                <text:p>251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356">
                <text:p>20</text:p>
              </table:table-cell>
              <table:table-cell office:value-type="float" office:value="251.544">
                <text:p>251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642">
                <text:p>20</text:p>
              </table:table-cell>
              <table:table-cell office:value-type="float" office:value="251.508">
                <text:p>251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88">
                <text:p>20</text:p>
              </table:table-cell>
              <table:table-cell office:value-type="float" office:value="251.477">
                <text:p>251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079">
                <text:p>20</text:p>
              </table:table-cell>
              <table:table-cell office:value-type="float" office:value="251.452">
                <text:p>251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285">
                <text:p>20</text:p>
              </table:table-cell>
              <table:table-cell office:value-type="float" office:value="251.425">
                <text:p>251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508">
                <text:p>20</text:p>
              </table:table-cell>
              <table:table-cell office:value-type="float" office:value="251.397">
                <text:p>251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808">
                <text:p>20</text:p>
              </table:table-cell>
              <table:table-cell office:value-type="float" office:value="251.359">
                <text:p>251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094">
                <text:p>20</text:p>
              </table:table-cell>
              <table:table-cell office:value-type="float" office:value="251.322">
                <text:p>251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34">
                <text:p>20</text:p>
              </table:table-cell>
              <table:table-cell office:value-type="float" office:value="251.291">
                <text:p>251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54">
                <text:p>20</text:p>
              </table:table-cell>
              <table:table-cell office:value-type="float" office:value="251.266">
                <text:p>251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832">
                <text:p>20</text:p>
              </table:table-cell>
              <table:table-cell office:value-type="float" office:value="251.229">
                <text:p>251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075">
                <text:p>20</text:p>
              </table:table-cell>
              <table:table-cell office:value-type="float" office:value="251.198">
                <text:p>251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358">
                <text:p>20</text:p>
              </table:table-cell>
              <table:table-cell office:value-type="float" office:value="251.162">
                <text:p>251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689">
                <text:p>20</text:p>
              </table:table-cell>
              <table:table-cell office:value-type="float" office:value="251.121">
                <text:p>251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891">
                <text:p>20</text:p>
              </table:table-cell>
              <table:table-cell office:value-type="float" office:value="251.095">
                <text:p>251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094">
                <text:p>20</text:p>
              </table:table-cell>
              <table:table-cell office:value-type="float" office:value="251.07">
                <text:p>251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4">
                <text:p>20</text:p>
              </table:table-cell>
              <table:table-cell office:value-type="float" office:value="251.032">
                <text:p>251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625">
                <text:p>20</text:p>
              </table:table-cell>
              <table:table-cell office:value-type="float" office:value="251.004">
                <text:p>251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834">
                <text:p>20</text:p>
              </table:table-cell>
              <table:table-cell office:value-type="float" office:value="250.978">
                <text:p>250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12">
                <text:p>20</text:p>
              </table:table-cell>
              <table:table-cell office:value-type="float" office:value="250.942">
                <text:p>250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335">
                <text:p>20</text:p>
              </table:table-cell>
              <table:table-cell office:value-type="float" office:value="250.916">
                <text:p>250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536">
                <text:p>20</text:p>
              </table:table-cell>
              <table:table-cell office:value-type="float" office:value="250.891">
                <text:p>250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825">
                <text:p>20</text:p>
              </table:table-cell>
              <table:table-cell office:value-type="float" office:value="250.855">
                <text:p>250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07">
                <text:p>20</text:p>
              </table:table-cell>
              <table:table-cell office:value-type="float" office:value="250.825">
                <text:p>250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367">
                <text:p>20</text:p>
              </table:table-cell>
              <table:table-cell office:value-type="float" office:value="250.788">
                <text:p>250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71">
                <text:p>20</text:p>
              </table:table-cell>
              <table:table-cell office:value-type="float" office:value="250.746">
                <text:p>250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912">
                <text:p>20</text:p>
              </table:table-cell>
              <table:table-cell office:value-type="float" office:value="250.722">
                <text:p>250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205">
                <text:p>20</text:p>
              </table:table-cell>
              <table:table-cell office:value-type="float" office:value="250.686">
                <text:p>250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44">
                <text:p>20</text:p>
              </table:table-cell>
              <table:table-cell office:value-type="float" office:value="250.657">
                <text:p>250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65">
                <text:p>20</text:p>
              </table:table-cell>
              <table:table-cell office:value-type="float" office:value="250.632">
                <text:p>250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859">
                <text:p>20</text:p>
              </table:table-cell>
              <table:table-cell office:value-type="float" office:value="250.606">
                <text:p>250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063">
                <text:p>20</text:p>
              </table:table-cell>
              <table:table-cell office:value-type="float" office:value="250.582">
                <text:p>250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294">
                <text:p>20</text:p>
              </table:table-cell>
              <table:table-cell office:value-type="float" office:value="250.554">
                <text:p>250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513">
                <text:p>20</text:p>
              </table:table-cell>
              <table:table-cell office:value-type="float" office:value="250.527">
                <text:p>250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798">
                <text:p>20</text:p>
              </table:table-cell>
              <table:table-cell office:value-type="float" office:value="250.493">
                <text:p>250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017">
                <text:p>20</text:p>
              </table:table-cell>
              <table:table-cell office:value-type="float" office:value="250.467">
                <text:p>250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221">
                <text:p>20</text:p>
              </table:table-cell>
              <table:table-cell office:value-type="float" office:value="250.442">
                <text:p>250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499">
                <text:p>20</text:p>
              </table:table-cell>
              <table:table-cell office:value-type="float" office:value="250.409">
                <text:p>250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726">
                <text:p>20</text:p>
              </table:table-cell>
              <table:table-cell office:value-type="float" office:value="250.382">
                <text:p>250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009">
                <text:p>20</text:p>
              </table:table-cell>
              <table:table-cell office:value-type="float" office:value="250.348">
                <text:p>250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361">
                <text:p>20</text:p>
              </table:table-cell>
              <table:table-cell office:value-type="float" office:value="250.306">
                <text:p>250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645">
                <text:p>20</text:p>
              </table:table-cell>
              <table:table-cell office:value-type="float" office:value="250.273">
                <text:p>250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942">
                <text:p>20</text:p>
              </table:table-cell>
              <table:table-cell office:value-type="float" office:value="250.238">
                <text:p>250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176">
                <text:p>20</text:p>
              </table:table-cell>
              <table:table-cell office:value-type="float" office:value="250.21">
                <text:p>250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454">
                <text:p>20</text:p>
              </table:table-cell>
              <table:table-cell office:value-type="float" office:value="250.177">
                <text:p>250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741">
                <text:p>20</text:p>
              </table:table-cell>
              <table:table-cell office:value-type="float" office:value="250.144">
                <text:p>250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967">
                <text:p>20</text:p>
              </table:table-cell>
              <table:table-cell office:value-type="float" office:value="250.117">
                <text:p>250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263">
                <text:p>20</text:p>
              </table:table-cell>
              <table:table-cell office:value-type="float" office:value="250.083">
                <text:p>250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572">
                <text:p>20</text:p>
              </table:table-cell>
              <table:table-cell office:value-type="float" office:value="250.047">
                <text:p>250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79">
                <text:p>20</text:p>
              </table:table-cell>
              <table:table-cell office:value-type="float" office:value="250.022">
                <text:p>250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993">
                <text:p>20</text:p>
              </table:table-cell>
              <table:table-cell office:value-type="float" office:value="249.998">
                <text:p>249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295">
                <text:p>20</text:p>
              </table:table-cell>
              <table:table-cell office:value-type="float" office:value="249.963">
                <text:p>249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546">
                <text:p>20</text:p>
              </table:table-cell>
              <table:table-cell office:value-type="float" office:value="249.934">
                <text:p>249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794">
                <text:p>20</text:p>
              </table:table-cell>
              <table:table-cell office:value-type="float" office:value="249.905">
                <text:p>249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993">
                <text:p>20</text:p>
              </table:table-cell>
              <table:table-cell office:value-type="float" office:value="249.882">
                <text:p>249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214">
                <text:p>20</text:p>
              </table:table-cell>
              <table:table-cell office:value-type="float" office:value="249.857">
                <text:p>249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488">
                <text:p>20</text:p>
              </table:table-cell>
              <table:table-cell office:value-type="float" office:value="249.826">
                <text:p>249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688">
                <text:p>20</text:p>
              </table:table-cell>
              <table:table-cell office:value-type="float" office:value="249.803">
                <text:p>249.8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907">
                <text:p>20</text:p>
              </table:table-cell>
              <table:table-cell office:value-type="float" office:value="249.778">
                <text:p>249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202">
                <text:p>20</text:p>
              </table:table-cell>
              <table:table-cell office:value-type="float" office:value="249.744">
                <text:p>249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482">
                <text:p>20</text:p>
              </table:table-cell>
              <table:table-cell office:value-type="float" office:value="249.712">
                <text:p>249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7">
                <text:p>20</text:p>
              </table:table-cell>
              <table:table-cell office:value-type="float" office:value="249.688">
                <text:p>249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984">
                <text:p>20</text:p>
              </table:table-cell>
              <table:table-cell office:value-type="float" office:value="249.655">
                <text:p>249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261">
                <text:p>20</text:p>
              </table:table-cell>
              <table:table-cell office:value-type="float" office:value="249.624">
                <text:p>249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488">
                <text:p>20</text:p>
              </table:table-cell>
              <table:table-cell office:value-type="float" office:value="249.598">
                <text:p>249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764">
                <text:p>20</text:p>
              </table:table-cell>
              <table:table-cell office:value-type="float" office:value="249.568">
                <text:p>249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057">
                <text:p>20</text:p>
              </table:table-cell>
              <table:table-cell office:value-type="float" office:value="249.535">
                <text:p>249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266">
                <text:p>20</text:p>
              </table:table-cell>
              <table:table-cell office:value-type="float" office:value="249.511">
                <text:p>249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545">
                <text:p>20</text:p>
              </table:table-cell>
              <table:table-cell office:value-type="float" office:value="249.48">
                <text:p>249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752">
                <text:p>20</text:p>
              </table:table-cell>
              <table:table-cell office:value-type="float" office:value="249.457">
                <text:p>249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998">
                <text:p>20</text:p>
              </table:table-cell>
              <table:table-cell office:value-type="float" office:value="249.43">
                <text:p>249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206">
                <text:p>20</text:p>
              </table:table-cell>
              <table:table-cell office:value-type="float" office:value="249.407">
                <text:p>249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407">
                <text:p>20</text:p>
              </table:table-cell>
              <table:table-cell office:value-type="float" office:value="249.384">
                <text:p>249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689">
                <text:p>20</text:p>
              </table:table-cell>
              <table:table-cell office:value-type="float" office:value="249.353">
                <text:p>249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914">
                <text:p>20</text:p>
              </table:table-cell>
              <table:table-cell office:value-type="float" office:value="249.328">
                <text:p>249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206">
                <text:p>20</text:p>
              </table:table-cell>
              <table:table-cell office:value-type="float" office:value="249.296">
                <text:p>249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494">
                <text:p>20</text:p>
              </table:table-cell>
              <table:table-cell office:value-type="float" office:value="249.264">
                <text:p>249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773">
                <text:p>20</text:p>
              </table:table-cell>
              <table:table-cell office:value-type="float" office:value="249.233">
                <text:p>249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989">
                <text:p>20</text:p>
              </table:table-cell>
              <table:table-cell office:value-type="float" office:value="249.21">
                <text:p>249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196">
                <text:p>20</text:p>
              </table:table-cell>
              <table:table-cell office:value-type="float" office:value="249.187">
                <text:p>249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485">
                <text:p>20</text:p>
              </table:table-cell>
              <table:table-cell office:value-type="float" office:value="249.155">
                <text:p>249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726">
                <text:p>20</text:p>
              </table:table-cell>
              <table:table-cell office:value-type="float" office:value="249.129">
                <text:p>249.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009">
                <text:p>30</text:p>
              </table:table-cell>
              <table:table-cell office:value-type="float" office:value="249.098">
                <text:p>249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216">
                <text:p>30</text:p>
              </table:table-cell>
              <table:table-cell office:value-type="float" office:value="249.076">
                <text:p>249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422">
                <text:p>30</text:p>
              </table:table-cell>
              <table:table-cell office:value-type="float" office:value="249.054">
                <text:p>249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64">
                <text:p>30</text:p>
              </table:table-cell>
              <table:table-cell office:value-type="float" office:value="249.03">
                <text:p>249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938">
                <text:p>30</text:p>
              </table:table-cell>
              <table:table-cell office:value-type="float" office:value="248.998">
                <text:p>248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249">
                <text:p>30</text:p>
              </table:table-cell>
              <table:table-cell office:value-type="float" office:value="248.964">
                <text:p>248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459">
                <text:p>30</text:p>
              </table:table-cell>
              <table:table-cell office:value-type="float" office:value="248.941">
                <text:p>248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683">
                <text:p>30</text:p>
              </table:table-cell>
              <table:table-cell office:value-type="float" office:value="248.917">
                <text:p>248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978">
                <text:p>30</text:p>
              </table:table-cell>
              <table:table-cell office:value-type="float" office:value="248.886">
                <text:p>248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186">
                <text:p>30</text:p>
              </table:table-cell>
              <table:table-cell office:value-type="float" office:value="248.863">
                <text:p>248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468">
                <text:p>30</text:p>
              </table:table-cell>
              <table:table-cell office:value-type="float" office:value="248.833">
                <text:p>248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697">
                <text:p>30</text:p>
              </table:table-cell>
              <table:table-cell office:value-type="float" office:value="248.809">
                <text:p>248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908">
                <text:p>30</text:p>
              </table:table-cell>
              <table:table-cell office:value-type="float" office:value="248.786">
                <text:p>248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191">
                <text:p>30</text:p>
              </table:table-cell>
              <table:table-cell office:value-type="float" office:value="248.756">
                <text:p>248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403">
                <text:p>30</text:p>
              </table:table-cell>
              <table:table-cell office:value-type="float" office:value="248.733">
                <text:p>248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634">
                <text:p>30</text:p>
              </table:table-cell>
              <table:table-cell office:value-type="float" office:value="248.709">
                <text:p>248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835">
                <text:p>30</text:p>
              </table:table-cell>
              <table:table-cell office:value-type="float" office:value="248.687">
                <text:p>248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042">
                <text:p>30</text:p>
              </table:table-cell>
              <table:table-cell office:value-type="float" office:value="248.666">
                <text:p>248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248">
                <text:p>30</text:p>
              </table:table-cell>
              <table:table-cell office:value-type="float" office:value="248.644">
                <text:p>248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551">
                <text:p>30</text:p>
              </table:table-cell>
              <table:table-cell office:value-type="float" office:value="248.612">
                <text:p>248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764">
                <text:p>30</text:p>
              </table:table-cell>
              <table:table-cell office:value-type="float" office:value="248.589">
                <text:p>248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043">
                <text:p>30</text:p>
              </table:table-cell>
              <table:table-cell office:value-type="float" office:value="248.56">
                <text:p>248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333">
                <text:p>30</text:p>
              </table:table-cell>
              <table:table-cell office:value-type="float" office:value="248.529">
                <text:p>248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546">
                <text:p>30</text:p>
              </table:table-cell>
              <table:table-cell office:value-type="float" office:value="248.507">
                <text:p>248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754">
                <text:p>30</text:p>
              </table:table-cell>
              <table:table-cell office:value-type="float" office:value="248.485">
                <text:p>248.4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038">
                <text:p>30</text:p>
              </table:table-cell>
              <table:table-cell office:value-type="float" office:value="248.455">
                <text:p>248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24">
                <text:p>30</text:p>
              </table:table-cell>
              <table:table-cell office:value-type="float" office:value="248.434">
                <text:p>248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444">
                <text:p>30</text:p>
              </table:table-cell>
              <table:table-cell office:value-type="float" office:value="248.413">
                <text:p>248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732">
                <text:p>30</text:p>
              </table:table-cell>
              <table:table-cell office:value-type="float" office:value="248.383">
                <text:p>248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024">
                <text:p>30</text:p>
              </table:table-cell>
              <table:table-cell office:value-type="float" office:value="248.352">
                <text:p>248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249">
                <text:p>30</text:p>
              </table:table-cell>
              <table:table-cell office:value-type="float" office:value="248.329">
                <text:p>248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537">
                <text:p>30</text:p>
              </table:table-cell>
              <table:table-cell office:value-type="float" office:value="248.299">
                <text:p>248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736">
                <text:p>30</text:p>
              </table:table-cell>
              <table:table-cell office:value-type="float" office:value="248.278">
                <text:p>248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95">
                <text:p>30</text:p>
              </table:table-cell>
              <table:table-cell office:value-type="float" office:value="248.256">
                <text:p>248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159">
                <text:p>30</text:p>
              </table:table-cell>
              <table:table-cell office:value-type="float" office:value="248.234">
                <text:p>248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359">
                <text:p>30</text:p>
              </table:table-cell>
              <table:table-cell office:value-type="float" office:value="248.213">
                <text:p>248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653">
                <text:p>30</text:p>
              </table:table-cell>
              <table:table-cell office:value-type="float" office:value="248.183">
                <text:p>248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862">
                <text:p>30</text:p>
              </table:table-cell>
              <table:table-cell office:value-type="float" office:value="248.161">
                <text:p>248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144">
                <text:p>30</text:p>
              </table:table-cell>
              <table:table-cell office:value-type="float" office:value="248.132">
                <text:p>248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433">
                <text:p>30</text:p>
              </table:table-cell>
              <table:table-cell office:value-type="float" office:value="248.102">
                <text:p>248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719">
                <text:p>30</text:p>
              </table:table-cell>
              <table:table-cell office:value-type="float" office:value="248.072">
                <text:p>248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041">
                <text:p>30</text:p>
              </table:table-cell>
              <table:table-cell office:value-type="float" office:value="248.039">
                <text:p>248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33">
                <text:p>30</text:p>
              </table:table-cell>
              <table:table-cell office:value-type="float" office:value="248.01">
                <text:p>248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63">
                <text:p>30</text:p>
              </table:table-cell>
              <table:table-cell office:value-type="float" office:value="247.979">
                <text:p>247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851">
                <text:p>30</text:p>
              </table:table-cell>
              <table:table-cell office:value-type="float" office:value="247.956">
                <text:p>247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147">
                <text:p>30</text:p>
              </table:table-cell>
              <table:table-cell office:value-type="float" office:value="247.926">
                <text:p>247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356">
                <text:p>30</text:p>
              </table:table-cell>
              <table:table-cell office:value-type="float" office:value="247.904">
                <text:p>247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584">
                <text:p>30</text:p>
              </table:table-cell>
              <table:table-cell office:value-type="float" office:value="247.881">
                <text:p>247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783">
                <text:p>30</text:p>
              </table:table-cell>
              <table:table-cell office:value-type="float" office:value="247.86">
                <text:p>247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012">
                <text:p>30</text:p>
              </table:table-cell>
              <table:table-cell office:value-type="float" office:value="247.837">
                <text:p>247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298">
                <text:p>30</text:p>
              </table:table-cell>
              <table:table-cell office:value-type="float" office:value="247.808">
                <text:p>247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524">
                <text:p>30</text:p>
              </table:table-cell>
              <table:table-cell office:value-type="float" office:value="247.785">
                <text:p>247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812">
                <text:p>30</text:p>
              </table:table-cell>
              <table:table-cell office:value-type="float" office:value="247.755">
                <text:p>247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019">
                <text:p>30</text:p>
              </table:table-cell>
              <table:table-cell office:value-type="float" office:value="247.734">
                <text:p>247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224">
                <text:p>30</text:p>
              </table:table-cell>
              <table:table-cell office:value-type="float" office:value="247.713">
                <text:p>247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459">
                <text:p>30</text:p>
              </table:table-cell>
              <table:table-cell office:value-type="float" office:value="247.689">
                <text:p>247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671">
                <text:p>30</text:p>
              </table:table-cell>
              <table:table-cell office:value-type="float" office:value="247.667">
                <text:p>247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959">
                <text:p>30</text:p>
              </table:table-cell>
              <table:table-cell office:value-type="float" office:value="247.638">
                <text:p>247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186">
                <text:p>30</text:p>
              </table:table-cell>
              <table:table-cell office:value-type="float" office:value="247.615">
                <text:p>247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387">
                <text:p>30</text:p>
              </table:table-cell>
              <table:table-cell office:value-type="float" office:value="247.595">
                <text:p>247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665">
                <text:p>30</text:p>
              </table:table-cell>
              <table:table-cell office:value-type="float" office:value="247.566">
                <text:p>247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01">
                <text:p>30</text:p>
              </table:table-cell>
              <table:table-cell office:value-type="float" office:value="247.531">
                <text:p>247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223">
                <text:p>30</text:p>
              </table:table-cell>
              <table:table-cell office:value-type="float" office:value="247.51">
                <text:p>247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426">
                <text:p>30</text:p>
              </table:table-cell>
              <table:table-cell office:value-type="float" office:value="247.489">
                <text:p>247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757">
                <text:p>30</text:p>
              </table:table-cell>
              <table:table-cell office:value-type="float" office:value="247.455">
                <text:p>247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956">
                <text:p>30</text:p>
              </table:table-cell>
              <table:table-cell office:value-type="float" office:value="247.435">
                <text:p>247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257">
                <text:p>30</text:p>
              </table:table-cell>
              <table:table-cell office:value-type="float" office:value="247.404">
                <text:p>247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476">
                <text:p>30</text:p>
              </table:table-cell>
              <table:table-cell office:value-type="float" office:value="247.382">
                <text:p>247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68">
                <text:p>30</text:p>
              </table:table-cell>
              <table:table-cell office:value-type="float" office:value="247.362">
                <text:p>247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906">
                <text:p>30</text:p>
              </table:table-cell>
              <table:table-cell office:value-type="float" office:value="247.339">
                <text:p>247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15">
                <text:p>30</text:p>
              </table:table-cell>
              <table:table-cell office:value-type="float" office:value="247.314">
                <text:p>247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378">
                <text:p>30</text:p>
              </table:table-cell>
              <table:table-cell office:value-type="float" office:value="247.291">
                <text:p>247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59">
                <text:p>30</text:p>
              </table:table-cell>
              <table:table-cell office:value-type="float" office:value="247.269">
                <text:p>247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791">
                <text:p>30</text:p>
              </table:table-cell>
              <table:table-cell office:value-type="float" office:value="247.249">
                <text:p>247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028">
                <text:p>30</text:p>
              </table:table-cell>
              <table:table-cell office:value-type="float" office:value="247.225">
                <text:p>247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234">
                <text:p>30</text:p>
              </table:table-cell>
              <table:table-cell office:value-type="float" office:value="247.204">
                <text:p>247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451">
                <text:p>30</text:p>
              </table:table-cell>
              <table:table-cell office:value-type="float" office:value="247.182">
                <text:p>247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657">
                <text:p>30</text:p>
              </table:table-cell>
              <table:table-cell office:value-type="float" office:value="247.161">
                <text:p>247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879">
                <text:p>30</text:p>
              </table:table-cell>
              <table:table-cell office:value-type="float" office:value="247.138">
                <text:p>247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171">
                <text:p>30</text:p>
              </table:table-cell>
              <table:table-cell office:value-type="float" office:value="247.109">
                <text:p>247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5">
                <text:p>30</text:p>
              </table:table-cell>
              <table:table-cell office:value-type="float" office:value="247.076">
                <text:p>247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711">
                <text:p>30</text:p>
              </table:table-cell>
              <table:table-cell office:value-type="float" office:value="247.054">
                <text:p>247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924">
                <text:p>30</text:p>
              </table:table-cell>
              <table:table-cell office:value-type="float" office:value="247.033">
                <text:p>247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136">
                <text:p>30</text:p>
              </table:table-cell>
              <table:table-cell office:value-type="float" office:value="247.011">
                <text:p>247.0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335">
                <text:p>30</text:p>
              </table:table-cell>
              <table:table-cell office:value-type="float" office:value="246.991">
                <text:p>246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558">
                <text:p>30</text:p>
              </table:table-cell>
              <table:table-cell office:value-type="float" office:value="246.968">
                <text:p>246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853">
                <text:p>30</text:p>
              </table:table-cell>
              <table:table-cell office:value-type="float" office:value="246.938">
                <text:p>246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086">
                <text:p>30</text:p>
              </table:table-cell>
              <table:table-cell office:value-type="float" office:value="246.915">
                <text:p>246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379">
                <text:p>30</text:p>
              </table:table-cell>
              <table:table-cell office:value-type="float" office:value="246.885">
                <text:p>246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729">
                <text:p>30</text:p>
              </table:table-cell>
              <table:table-cell office:value-type="float" office:value="246.85">
                <text:p>246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948">
                <text:p>30</text:p>
              </table:table-cell>
              <table:table-cell office:value-type="float" office:value="246.827">
                <text:p>246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148">
                <text:p>30</text:p>
              </table:table-cell>
              <table:table-cell office:value-type="float" office:value="246.807">
                <text:p>246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347">
                <text:p>30</text:p>
              </table:table-cell>
              <table:table-cell office:value-type="float" office:value="246.787">
                <text:p>246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579">
                <text:p>30</text:p>
              </table:table-cell>
              <table:table-cell office:value-type="float" office:value="246.763">
                <text:p>246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789">
                <text:p>30</text:p>
              </table:table-cell>
              <table:table-cell office:value-type="float" office:value="246.742">
                <text:p>246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999">
                <text:p>30</text:p>
              </table:table-cell>
              <table:table-cell office:value-type="float" office:value="246.721">
                <text:p>246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217">
                <text:p>30</text:p>
              </table:table-cell>
              <table:table-cell office:value-type="float" office:value="246.699">
                <text:p>246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517">
                <text:p>30</text:p>
              </table:table-cell>
              <table:table-cell office:value-type="float" office:value="246.668">
                <text:p>246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804">
                <text:p>30</text:p>
              </table:table-cell>
              <table:table-cell office:value-type="float" office:value="246.639">
                <text:p>246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034">
                <text:p>30</text:p>
              </table:table-cell>
              <table:table-cell office:value-type="float" office:value="246.616">
                <text:p>246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261">
                <text:p>30</text:p>
              </table:table-cell>
              <table:table-cell office:value-type="float" office:value="246.593">
                <text:p>246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55">
                <text:p>30</text:p>
              </table:table-cell>
              <table:table-cell office:value-type="float" office:value="246.563">
                <text:p>246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785">
                <text:p>30</text:p>
              </table:table-cell>
              <table:table-cell office:value-type="float" office:value="246.539">
                <text:p>246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987">
                <text:p>30</text:p>
              </table:table-cell>
              <table:table-cell office:value-type="float" office:value="246.519">
                <text:p>246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2">
                <text:p>30</text:p>
              </table:table-cell>
              <table:table-cell office:value-type="float" office:value="246.497">
                <text:p>246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452">
                <text:p>30</text:p>
              </table:table-cell>
              <table:table-cell office:value-type="float" office:value="246.471">
                <text:p>246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657">
                <text:p>30</text:p>
              </table:table-cell>
              <table:table-cell office:value-type="float" office:value="246.451">
                <text:p>246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952">
                <text:p>30</text:p>
              </table:table-cell>
              <table:table-cell office:value-type="float" office:value="246.421">
                <text:p>246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171">
                <text:p>30</text:p>
              </table:table-cell>
              <table:table-cell office:value-type="float" office:value="246.398">
                <text:p>246.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463">
                <text:p>30</text:p>
              </table:table-cell>
              <table:table-cell office:value-type="float" office:value="246.368">
                <text:p>246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75">
                <text:p>30</text:p>
              </table:table-cell>
              <table:table-cell office:value-type="float" office:value="246.339">
                <text:p>246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97">
                <text:p>30</text:p>
              </table:table-cell>
              <table:table-cell office:value-type="float" office:value="246.317">
                <text:p>246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169">
                <text:p>30</text:p>
              </table:table-cell>
              <table:table-cell office:value-type="float" office:value="246.296">
                <text:p>246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451">
                <text:p>30</text:p>
              </table:table-cell>
              <table:table-cell office:value-type="float" office:value="246.268">
                <text:p>246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664">
                <text:p>30</text:p>
              </table:table-cell>
              <table:table-cell office:value-type="float" office:value="246.246">
                <text:p>246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879">
                <text:p>30</text:p>
              </table:table-cell>
              <table:table-cell office:value-type="float" office:value="246.224">
                <text:p>246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165">
                <text:p>30</text:p>
              </table:table-cell>
              <table:table-cell office:value-type="float" office:value="246.194">
                <text:p>246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408">
                <text:p>30</text:p>
              </table:table-cell>
              <table:table-cell office:value-type="float" office:value="246.169">
                <text:p>246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609">
                <text:p>30</text:p>
              </table:table-cell>
              <table:table-cell office:value-type="float" office:value="246.149">
                <text:p>246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887">
                <text:p>30</text:p>
              </table:table-cell>
              <table:table-cell office:value-type="float" office:value="246.12">
                <text:p>246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109">
                <text:p>30</text:p>
              </table:table-cell>
              <table:table-cell office:value-type="float" office:value="246.097">
                <text:p>246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403">
                <text:p>30</text:p>
              </table:table-cell>
              <table:table-cell office:value-type="float" office:value="246.067">
                <text:p>246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696">
                <text:p>30</text:p>
              </table:table-cell>
              <table:table-cell office:value-type="float" office:value="246.037">
                <text:p>246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913">
                <text:p>30</text:p>
              </table:table-cell>
              <table:table-cell office:value-type="float" office:value="246.015">
                <text:p>246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198">
                <text:p>30</text:p>
              </table:table-cell>
              <table:table-cell office:value-type="float" office:value="245.985">
                <text:p>245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475">
                <text:p>30</text:p>
              </table:table-cell>
              <table:table-cell office:value-type="float" office:value="245.957">
                <text:p>245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714">
                <text:p>30</text:p>
              </table:table-cell>
              <table:table-cell office:value-type="float" office:value="245.932">
                <text:p>245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939">
                <text:p>30</text:p>
              </table:table-cell>
              <table:table-cell office:value-type="float" office:value="245.909">
                <text:p>245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161">
                <text:p>30</text:p>
              </table:table-cell>
              <table:table-cell office:value-type="float" office:value="245.886">
                <text:p>245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382">
                <text:p>30</text:p>
              </table:table-cell>
              <table:table-cell office:value-type="float" office:value="245.863">
                <text:p>245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592">
                <text:p>30</text:p>
              </table:table-cell>
              <table:table-cell office:value-type="float" office:value="245.841">
                <text:p>245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832">
                <text:p>30</text:p>
              </table:table-cell>
              <table:table-cell office:value-type="float" office:value="245.816">
                <text:p>245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051">
                <text:p>30</text:p>
              </table:table-cell>
              <table:table-cell office:value-type="float" office:value="245.793">
                <text:p>245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291">
                <text:p>30</text:p>
              </table:table-cell>
              <table:table-cell office:value-type="float" office:value="245.768">
                <text:p>245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574">
                <text:p>30</text:p>
              </table:table-cell>
              <table:table-cell office:value-type="float" office:value="245.739">
                <text:p>245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816">
                <text:p>30</text:p>
              </table:table-cell>
              <table:table-cell office:value-type="float" office:value="245.714">
                <text:p>245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018">
                <text:p>30</text:p>
              </table:table-cell>
              <table:table-cell office:value-type="float" office:value="245.693">
                <text:p>245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317">
                <text:p>30</text:p>
              </table:table-cell>
              <table:table-cell office:value-type="float" office:value="245.662">
                <text:p>245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629">
                <text:p>30</text:p>
              </table:table-cell>
              <table:table-cell office:value-type="float" office:value="245.629">
                <text:p>245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937">
                <text:p>30</text:p>
              </table:table-cell>
              <table:table-cell office:value-type="float" office:value="245.597">
                <text:p>245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223">
                <text:p>30</text:p>
              </table:table-cell>
              <table:table-cell office:value-type="float" office:value="245.567">
                <text:p>245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46">
                <text:p>30</text:p>
              </table:table-cell>
              <table:table-cell office:value-type="float" office:value="245.542">
                <text:p>245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681">
                <text:p>30</text:p>
              </table:table-cell>
              <table:table-cell office:value-type="float" office:value="245.519">
                <text:p>245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977">
                <text:p>30</text:p>
              </table:table-cell>
              <table:table-cell office:value-type="float" office:value="245.488">
                <text:p>245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218">
                <text:p>30</text:p>
              </table:table-cell>
              <table:table-cell office:value-type="float" office:value="245.463">
                <text:p>245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419">
                <text:p>30</text:p>
              </table:table-cell>
              <table:table-cell office:value-type="float" office:value="245.442">
                <text:p>245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724">
                <text:p>30</text:p>
              </table:table-cell>
              <table:table-cell office:value-type="float" office:value="245.41">
                <text:p>245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95">
                <text:p>30</text:p>
              </table:table-cell>
              <table:table-cell office:value-type="float" office:value="245.386">
                <text:p>245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246">
                <text:p>30</text:p>
              </table:table-cell>
              <table:table-cell office:value-type="float" office:value="245.354">
                <text:p>245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448">
                <text:p>30</text:p>
              </table:table-cell>
              <table:table-cell office:value-type="float" office:value="245.333">
                <text:p>245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673">
                <text:p>30</text:p>
              </table:table-cell>
              <table:table-cell office:value-type="float" office:value="245.309">
                <text:p>245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981">
                <text:p>30</text:p>
              </table:table-cell>
              <table:table-cell office:value-type="float" office:value="245.277">
                <text:p>245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237">
                <text:p>30</text:p>
              </table:table-cell>
              <table:table-cell office:value-type="float" office:value="245.25">
                <text:p>245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488">
                <text:p>30</text:p>
              </table:table-cell>
              <table:table-cell office:value-type="float" office:value="245.223">
                <text:p>245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707">
                <text:p>30</text:p>
              </table:table-cell>
              <table:table-cell office:value-type="float" office:value="245.2">
                <text:p>245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91">
                <text:p>30</text:p>
              </table:table-cell>
              <table:table-cell office:value-type="float" office:value="245.178">
                <text:p>245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15">
                <text:p>30</text:p>
              </table:table-cell>
              <table:table-cell office:value-type="float" office:value="245.153">
                <text:p>245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359">
                <text:p>30</text:p>
              </table:table-cell>
              <table:table-cell office:value-type="float" office:value="245.13">
                <text:p>245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648">
                <text:p>30</text:p>
              </table:table-cell>
              <table:table-cell office:value-type="float" office:value="245.1">
                <text:p>245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896">
                <text:p>30</text:p>
              </table:table-cell>
              <table:table-cell office:value-type="float" office:value="245.073">
                <text:p>245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098">
                <text:p>30</text:p>
              </table:table-cell>
              <table:table-cell office:value-type="float" office:value="245.051">
                <text:p>245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391">
                <text:p>30</text:p>
              </table:table-cell>
              <table:table-cell office:value-type="float" office:value="245.02">
                <text:p>245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633">
                <text:p>30</text:p>
              </table:table-cell>
              <table:table-cell office:value-type="float" office:value="244.994">
                <text:p>244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926">
                <text:p>30</text:p>
              </table:table-cell>
              <table:table-cell office:value-type="float" office:value="244.963">
                <text:p>244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131">
                <text:p>30</text:p>
              </table:table-cell>
              <table:table-cell office:value-type="float" office:value="244.941">
                <text:p>244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359">
                <text:p>30</text:p>
              </table:table-cell>
              <table:table-cell office:value-type="float" office:value="244.916">
                <text:p>244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562">
                <text:p>30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779">
                <text:p>30</text:p>
              </table:table-cell>
              <table:table-cell office:value-type="float" office:value="244.871">
                <text:p>244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104">
                <text:p>30</text:p>
              </table:table-cell>
              <table:table-cell office:value-type="float" office:value="244.836">
                <text:p>244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309">
                <text:p>30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516">
                <text:p>30</text:p>
              </table:table-cell>
              <table:table-cell office:value-type="float" office:value="244.792">
                <text:p>244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86">
                <text:p>30</text:p>
              </table:table-cell>
              <table:table-cell office:value-type="float" office:value="244.754">
                <text:p>244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061">
                <text:p>30</text:p>
              </table:table-cell>
              <table:table-cell office:value-type="float" office:value="244.733">
                <text:p>244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267">
                <text:p>30</text:p>
              </table:table-cell>
              <table:table-cell office:value-type="float" office:value="244.71">
                <text:p>244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484">
                <text:p>30</text:p>
              </table:table-cell>
              <table:table-cell office:value-type="float" office:value="244.687">
                <text:p>244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701">
                <text:p>30</text:p>
              </table:table-cell>
              <table:table-cell office:value-type="float" office:value="244.663">
                <text:p>244.6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903">
                <text:p>30</text:p>
              </table:table-cell>
              <table:table-cell office:value-type="float" office:value="244.641">
                <text:p>244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106">
                <text:p>30</text:p>
              </table:table-cell>
              <table:table-cell office:value-type="float" office:value="244.619">
                <text:p>244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335">
                <text:p>30</text:p>
              </table:table-cell>
              <table:table-cell office:value-type="float" office:value="244.594">
                <text:p>244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616">
                <text:p>30</text:p>
              </table:table-cell>
              <table:table-cell office:value-type="float" office:value="244.563">
                <text:p>244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815">
                <text:p>30</text:p>
              </table:table-cell>
              <table:table-cell office:value-type="float" office:value="244.542">
                <text:p>244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034">
                <text:p>30</text:p>
              </table:table-cell>
              <table:table-cell office:value-type="float" office:value="244.518">
                <text:p>244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238">
                <text:p>30</text:p>
              </table:table-cell>
              <table:table-cell office:value-type="float" office:value="244.495">
                <text:p>244.4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46">
                <text:p>30</text:p>
              </table:table-cell>
              <table:table-cell office:value-type="float" office:value="244.471">
                <text:p>244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785">
                <text:p>30</text:p>
              </table:table-cell>
              <table:table-cell office:value-type="float" office:value="244.435">
                <text:p>244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001">
                <text:p>30</text:p>
              </table:table-cell>
              <table:table-cell office:value-type="float" office:value="244.411">
                <text:p>244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286">
                <text:p>30</text:p>
              </table:table-cell>
              <table:table-cell office:value-type="float" office:value="244.38">
                <text:p>244.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516">
                <text:p>30</text:p>
              </table:table-cell>
              <table:table-cell office:value-type="float" office:value="244.355">
                <text:p>244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816">
                <text:p>30</text:p>
              </table:table-cell>
              <table:table-cell office:value-type="float" office:value="244.322">
                <text:p>244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105">
                <text:p>30</text:p>
              </table:table-cell>
              <table:table-cell office:value-type="float" office:value="244.29">
                <text:p>244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326">
                <text:p>30</text:p>
              </table:table-cell>
              <table:table-cell office:value-type="float" office:value="244.265">
                <text:p>244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534">
                <text:p>30</text:p>
              </table:table-cell>
              <table:table-cell office:value-type="float" office:value="244.242">
                <text:p>244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815">
                <text:p>30</text:p>
              </table:table-cell>
              <table:table-cell office:value-type="float" office:value="244.211">
                <text:p>244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047">
                <text:p>30</text:p>
              </table:table-cell>
              <table:table-cell office:value-type="float" office:value="244.186">
                <text:p>244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26">
                <text:p>30</text:p>
              </table:table-cell>
              <table:table-cell office:value-type="float" office:value="244.162">
                <text:p>244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48">
                <text:p>30</text:p>
              </table:table-cell>
              <table:table-cell office:value-type="float" office:value="244.137">
                <text:p>244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789">
                <text:p>30</text:p>
              </table:table-cell>
              <table:table-cell office:value-type="float" office:value="244.103">
                <text:p>244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082">
                <text:p>30</text:p>
              </table:table-cell>
              <table:table-cell office:value-type="float" office:value="244.07">
                <text:p>244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357">
                <text:p>30</text:p>
              </table:table-cell>
              <table:table-cell office:value-type="float" office:value="244.04">
                <text:p>244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589">
                <text:p>30</text:p>
              </table:table-cell>
              <table:table-cell office:value-type="float" office:value="244.014">
                <text:p>244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873">
                <text:p>30</text:p>
              </table:table-cell>
              <table:table-cell office:value-type="float" office:value="243.982">
                <text:p>243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205">
                <text:p>30</text:p>
              </table:table-cell>
              <table:table-cell office:value-type="float" office:value="243.945">
                <text:p>243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491">
                <text:p>30</text:p>
              </table:table-cell>
              <table:table-cell office:value-type="float" office:value="243.913">
                <text:p>243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777">
                <text:p>30</text:p>
              </table:table-cell>
              <table:table-cell office:value-type="float" office:value="243.881">
                <text:p>243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992">
                <text:p>30</text:p>
              </table:table-cell>
              <table:table-cell office:value-type="float" office:value="243.857">
                <text:p>243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284">
                <text:p>30</text:p>
              </table:table-cell>
              <table:table-cell office:value-type="float" office:value="243.824">
                <text:p>243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581">
                <text:p>30</text:p>
              </table:table-cell>
              <table:table-cell office:value-type="float" office:value="243.79">
                <text:p>243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794">
                <text:p>30</text:p>
              </table:table-cell>
              <table:table-cell office:value-type="float" office:value="243.766">
                <text:p>243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082">
                <text:p>30</text:p>
              </table:table-cell>
              <table:table-cell office:value-type="float" office:value="243.734">
                <text:p>243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365">
                <text:p>30</text:p>
              </table:table-cell>
              <table:table-cell office:value-type="float" office:value="243.702">
                <text:p>243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583">
                <text:p>30</text:p>
              </table:table-cell>
              <table:table-cell office:value-type="float" office:value="243.678">
                <text:p>243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783">
                <text:p>30</text:p>
              </table:table-cell>
              <table:table-cell office:value-type="float" office:value="243.655">
                <text:p>243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074">
                <text:p>30</text:p>
              </table:table-cell>
              <table:table-cell office:value-type="float" office:value="243.622">
                <text:p>243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298">
                <text:p>30</text:p>
              </table:table-cell>
              <table:table-cell office:value-type="float" office:value="243.597">
                <text:p>243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597">
                <text:p>30</text:p>
              </table:table-cell>
              <table:table-cell office:value-type="float" office:value="243.563">
                <text:p>243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798">
                <text:p>30</text:p>
              </table:table-cell>
              <table:table-cell office:value-type="float" office:value="243.541">
                <text:p>243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031">
                <text:p>30</text:p>
              </table:table-cell>
              <table:table-cell office:value-type="float" office:value="243.515">
                <text:p>243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309">
                <text:p>30</text:p>
              </table:table-cell>
              <table:table-cell office:value-type="float" office:value="243.483">
                <text:p>243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625">
                <text:p>30</text:p>
              </table:table-cell>
              <table:table-cell office:value-type="float" office:value="243.448">
                <text:p>243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824">
                <text:p>30</text:p>
              </table:table-cell>
              <table:table-cell office:value-type="float" office:value="243.426">
                <text:p>243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128">
                <text:p>30</text:p>
              </table:table-cell>
              <table:table-cell office:value-type="float" office:value="243.392">
                <text:p>243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333">
                <text:p>30</text:p>
              </table:table-cell>
              <table:table-cell office:value-type="float" office:value="243.369">
                <text:p>243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615">
                <text:p>30</text:p>
              </table:table-cell>
              <table:table-cell office:value-type="float" office:value="243.337">
                <text:p>243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897">
                <text:p>30</text:p>
              </table:table-cell>
              <table:table-cell office:value-type="float" office:value="243.306">
                <text:p>243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211">
                <text:p>30</text:p>
              </table:table-cell>
              <table:table-cell office:value-type="float" office:value="243.271">
                <text:p>243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496">
                <text:p>30</text:p>
              </table:table-cell>
              <table:table-cell office:value-type="float" office:value="243.24">
                <text:p>243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791">
                <text:p>30</text:p>
              </table:table-cell>
              <table:table-cell office:value-type="float" office:value="243.207">
                <text:p>243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04">
                <text:p>30</text:p>
              </table:table-cell>
              <table:table-cell office:value-type="float" office:value="243.18">
                <text:p>243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32">
                <text:p>30</text:p>
              </table:table-cell>
              <table:table-cell office:value-type="float" office:value="243.149">
                <text:p>243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614">
                <text:p>30</text:p>
              </table:table-cell>
              <table:table-cell office:value-type="float" office:value="243.117">
                <text:p>243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833">
                <text:p>30</text:p>
              </table:table-cell>
              <table:table-cell office:value-type="float" office:value="243.093">
                <text:p>243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033">
                <text:p>30</text:p>
              </table:table-cell>
              <table:table-cell office:value-type="float" office:value="243.072">
                <text:p>243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268">
                <text:p>30</text:p>
              </table:table-cell>
              <table:table-cell office:value-type="float" office:value="243.046">
                <text:p>243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527">
                <text:p>30</text:p>
              </table:table-cell>
              <table:table-cell office:value-type="float" office:value="243.018">
                <text:p>243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751">
                <text:p>30</text:p>
              </table:table-cell>
              <table:table-cell office:value-type="float" office:value="242.994">
                <text:p>242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954">
                <text:p>30</text:p>
              </table:table-cell>
              <table:table-cell office:value-type="float" office:value="242.973">
                <text:p>242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184">
                <text:p>30</text:p>
              </table:table-cell>
              <table:table-cell office:value-type="float" office:value="242.948">
                <text:p>242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409">
                <text:p>30</text:p>
              </table:table-cell>
              <table:table-cell office:value-type="float" office:value="242.924">
                <text:p>242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639">
                <text:p>30</text:p>
              </table:table-cell>
              <table:table-cell office:value-type="float" office:value="242.9">
                <text:p>242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954">
                <text:p>30</text:p>
              </table:table-cell>
              <table:table-cell office:value-type="float" office:value="242.867">
                <text:p>242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243">
                <text:p>30</text:p>
              </table:table-cell>
              <table:table-cell office:value-type="float" office:value="242.837">
                <text:p>242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532">
                <text:p>30</text:p>
              </table:table-cell>
              <table:table-cell office:value-type="float" office:value="242.807">
                <text:p>242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753">
                <text:p>30</text:p>
              </table:table-cell>
              <table:table-cell office:value-type="float" office:value="242.784">
                <text:p>242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042">
                <text:p>30</text:p>
              </table:table-cell>
              <table:table-cell office:value-type="float" office:value="242.755">
                <text:p>242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247">
                <text:p>30</text:p>
              </table:table-cell>
              <table:table-cell office:value-type="float" office:value="242.734">
                <text:p>242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482">
                <text:p>30</text:p>
              </table:table-cell>
              <table:table-cell office:value-type="float" office:value="242.71">
                <text:p>242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779">
                <text:p>30</text:p>
              </table:table-cell>
              <table:table-cell office:value-type="float" office:value="242.681">
                <text:p>242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083">
                <text:p>30</text:p>
              </table:table-cell>
              <table:table-cell office:value-type="float" office:value="242.651">
                <text:p>242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314">
                <text:p>30</text:p>
              </table:table-cell>
              <table:table-cell office:value-type="float" office:value="242.628">
                <text:p>242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604">
                <text:p>30</text:p>
              </table:table-cell>
              <table:table-cell office:value-type="float" office:value="242.6">
                <text:p>242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884">
                <text:p>30</text:p>
              </table:table-cell>
              <table:table-cell office:value-type="float" office:value="242.573">
                <text:p>242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112">
                <text:p>30</text:p>
              </table:table-cell>
              <table:table-cell office:value-type="float" office:value="242.551">
                <text:p>242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4">
                <text:p>30</text:p>
              </table:table-cell>
              <table:table-cell office:value-type="float" office:value="242.524">
                <text:p>242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697">
                <text:p>30</text:p>
              </table:table-cell>
              <table:table-cell office:value-type="float" office:value="242.496">
                <text:p>242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008">
                <text:p>30</text:p>
              </table:table-cell>
              <table:table-cell office:value-type="float" office:value="242.467">
                <text:p>242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312">
                <text:p>30</text:p>
              </table:table-cell>
              <table:table-cell office:value-type="float" office:value="242.439">
                <text:p>242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588">
                <text:p>30</text:p>
              </table:table-cell>
              <table:table-cell office:value-type="float" office:value="242.415">
                <text:p>242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814">
                <text:p>30</text:p>
              </table:table-cell>
              <table:table-cell office:value-type="float" office:value="242.394">
                <text:p>242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021">
                <text:p>30</text:p>
              </table:table-cell>
              <table:table-cell office:value-type="float" office:value="242.376">
                <text:p>242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298">
                <text:p>30</text:p>
              </table:table-cell>
              <table:table-cell office:value-type="float" office:value="242.352">
                <text:p>242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531">
                <text:p>30</text:p>
              </table:table-cell>
              <table:table-cell office:value-type="float" office:value="242.332">
                <text:p>242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809">
                <text:p>30</text:p>
              </table:table-cell>
              <table:table-cell office:value-type="float" office:value="242.308">
                <text:p>242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099">
                <text:p>30</text:p>
              </table:table-cell>
              <table:table-cell office:value-type="float" office:value="242.284">
                <text:p>242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324">
                <text:p>30</text:p>
              </table:table-cell>
              <table:table-cell office:value-type="float" office:value="242.265">
                <text:p>242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601">
                <text:p>30</text:p>
              </table:table-cell>
              <table:table-cell office:value-type="float" office:value="242.243">
                <text:p>242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891">
                <text:p>30</text:p>
              </table:table-cell>
              <table:table-cell office:value-type="float" office:value="242.219">
                <text:p>242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098">
                <text:p>30</text:p>
              </table:table-cell>
              <table:table-cell office:value-type="float" office:value="242.203">
                <text:p>242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392">
                <text:p>30</text:p>
              </table:table-cell>
              <table:table-cell office:value-type="float" office:value="242.18">
                <text:p>242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678">
                <text:p>30</text:p>
              </table:table-cell>
              <table:table-cell office:value-type="float" office:value="242.158">
                <text:p>242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898">
                <text:p>30</text:p>
              </table:table-cell>
              <table:table-cell office:value-type="float" office:value="242.142">
                <text:p>242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177">
                <text:p>30</text:p>
              </table:table-cell>
              <table:table-cell office:value-type="float" office:value="242.121">
                <text:p>242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478">
                <text:p>30</text:p>
              </table:table-cell>
              <table:table-cell office:value-type="float" office:value="242.1">
                <text:p>242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682">
                <text:p>30</text:p>
              </table:table-cell>
              <table:table-cell office:value-type="float" office:value="242.085">
                <text:p>242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96">
                <text:p>30</text:p>
              </table:table-cell>
              <table:table-cell office:value-type="float" office:value="242.066">
                <text:p>242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273">
                <text:p>30</text:p>
              </table:table-cell>
              <table:table-cell office:value-type="float" office:value="242.045">
                <text:p>242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553">
                <text:p>30</text:p>
              </table:table-cell>
              <table:table-cell office:value-type="float" office:value="242.026">
                <text:p>242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835">
                <text:p>30</text:p>
              </table:table-cell>
              <table:table-cell office:value-type="float" office:value="242.008">
                <text:p>242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067">
                <text:p>30</text:p>
              </table:table-cell>
              <table:table-cell office:value-type="float" office:value="241.994">
                <text:p>241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271">
                <text:p>30</text:p>
              </table:table-cell>
              <table:table-cell office:value-type="float" office:value="241.981">
                <text:p>241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484">
                <text:p>30</text:p>
              </table:table-cell>
              <table:table-cell office:value-type="float" office:value="241.968">
                <text:p>241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692">
                <text:p>30</text:p>
              </table:table-cell>
              <table:table-cell office:value-type="float" office:value="241.956">
                <text:p>241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016">
                <text:p>30</text:p>
              </table:table-cell>
              <table:table-cell office:value-type="float" office:value="241.938">
                <text:p>241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221">
                <text:p>30</text:p>
              </table:table-cell>
              <table:table-cell office:value-type="float" office:value="241.926">
                <text:p>241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425">
                <text:p>30</text:p>
              </table:table-cell>
              <table:table-cell office:value-type="float" office:value="241.915">
                <text:p>241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629">
                <text:p>30</text:p>
              </table:table-cell>
              <table:table-cell office:value-type="float" office:value="241.905">
                <text:p>241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855">
                <text:p>30</text:p>
              </table:table-cell>
              <table:table-cell office:value-type="float" office:value="241.893">
                <text:p>241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064">
                <text:p>30</text:p>
              </table:table-cell>
              <table:table-cell office:value-type="float" office:value="241.883">
                <text:p>241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266">
                <text:p>30</text:p>
              </table:table-cell>
              <table:table-cell office:value-type="float" office:value="241.873">
                <text:p>241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471">
                <text:p>30</text:p>
              </table:table-cell>
              <table:table-cell office:value-type="float" office:value="241.863">
                <text:p>241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687">
                <text:p>30</text:p>
              </table:table-cell>
              <table:table-cell office:value-type="float" office:value="241.854">
                <text:p>241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891">
                <text:p>30</text:p>
              </table:table-cell>
              <table:table-cell office:value-type="float" office:value="241.845">
                <text:p>241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096">
                <text:p>30</text:p>
              </table:table-cell>
              <table:table-cell office:value-type="float" office:value="241.836">
                <text:p>241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302">
                <text:p>30</text:p>
              </table:table-cell>
              <table:table-cell office:value-type="float" office:value="241.828">
                <text:p>241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508">
                <text:p>30</text:p>
              </table:table-cell>
              <table:table-cell office:value-type="float" office:value="241.82">
                <text:p>241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844">
                <text:p>30</text:p>
              </table:table-cell>
              <table:table-cell office:value-type="float" office:value="241.807">
                <text:p>241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059">
                <text:p>30</text:p>
              </table:table-cell>
              <table:table-cell office:value-type="float" office:value="241.8">
                <text:p>241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264">
                <text:p>30</text:p>
              </table:table-cell>
              <table:table-cell office:value-type="float" office:value="241.793">
                <text:p>241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48">
                <text:p>30</text:p>
              </table:table-cell>
              <table:table-cell office:value-type="float" office:value="241.786">
                <text:p>241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691">
                <text:p>30</text:p>
              </table:table-cell>
              <table:table-cell office:value-type="float" office:value="241.78">
                <text:p>241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893">
                <text:p>30</text:p>
              </table:table-cell>
              <table:table-cell office:value-type="float" office:value="241.774">
                <text:p>241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1">
                <text:p>30</text:p>
              </table:table-cell>
              <table:table-cell office:value-type="float" office:value="241.769">
                <text:p>241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321">
                <text:p>30</text:p>
              </table:table-cell>
              <table:table-cell office:value-type="float" office:value="241.763">
                <text:p>241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526">
                <text:p>30</text:p>
              </table:table-cell>
              <table:table-cell office:value-type="float" office:value="241.758">
                <text:p>241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727">
                <text:p>30</text:p>
              </table:table-cell>
              <table:table-cell office:value-type="float" office:value="241.754">
                <text:p>241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933">
                <text:p>30</text:p>
              </table:table-cell>
              <table:table-cell office:value-type="float" office:value="241.75">
                <text:p>241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15">
                <text:p>30</text:p>
              </table:table-cell>
              <table:table-cell office:value-type="float" office:value="241.747">
                <text:p>241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349">
                <text:p>30</text:p>
              </table:table-cell>
              <table:table-cell office:value-type="float" office:value="241.743">
                <text:p>241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554">
                <text:p>30</text:p>
              </table:table-cell>
              <table:table-cell office:value-type="float" office:value="241.741">
                <text:p>241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845">
                <text:p>30</text:p>
              </table:table-cell>
              <table:table-cell office:value-type="float" office:value="241.737">
                <text:p>241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06">
                <text:p>30</text:p>
              </table:table-cell>
              <table:table-cell office:value-type="float" office:value="241.735">
                <text:p>241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268">
                <text:p>30</text:p>
              </table:table-cell>
              <table:table-cell office:value-type="float" office:value="241.734">
                <text:p>241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564">
                <text:p>30</text:p>
              </table:table-cell>
              <table:table-cell office:value-type="float" office:value="241.732">
                <text:p>241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761">
                <text:p>30</text:p>
              </table:table-cell>
              <table:table-cell office:value-type="float" office:value="241.732">
                <text:p>241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965">
                <text:p>30</text:p>
              </table:table-cell>
              <table:table-cell office:value-type="float" office:value="241.732">
                <text:p>241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171">
                <text:p>30</text:p>
              </table:table-cell>
              <table:table-cell office:value-type="float" office:value="241.732">
                <text:p>241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391">
                <text:p>30</text:p>
              </table:table-cell>
              <table:table-cell office:value-type="float" office:value="241.733">
                <text:p>241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654">
                <text:p>30</text:p>
              </table:table-cell>
              <table:table-cell office:value-type="float" office:value="241.734">
                <text:p>241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867">
                <text:p>30</text:p>
              </table:table-cell>
              <table:table-cell office:value-type="float" office:value="241.736">
                <text:p>241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083">
                <text:p>30</text:p>
              </table:table-cell>
              <table:table-cell office:value-type="float" office:value="241.738">
                <text:p>241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375">
                <text:p>30</text:p>
              </table:table-cell>
              <table:table-cell office:value-type="float" office:value="241.742">
                <text:p>241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594">
                <text:p>30</text:p>
              </table:table-cell>
              <table:table-cell office:value-type="float" office:value="241.745">
                <text:p>241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809">
                <text:p>30</text:p>
              </table:table-cell>
              <table:table-cell office:value-type="float" office:value="241.749">
                <text:p>241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085">
                <text:p>30</text:p>
              </table:table-cell>
              <table:table-cell office:value-type="float" office:value="241.755">
                <text:p>241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382">
                <text:p>30</text:p>
              </table:table-cell>
              <table:table-cell office:value-type="float" office:value="241.762">
                <text:p>241.7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661">
                <text:p>30</text:p>
              </table:table-cell>
              <table:table-cell office:value-type="float" office:value="241.769">
                <text:p>241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95">
                <text:p>30</text:p>
              </table:table-cell>
              <table:table-cell office:value-type="float" office:value="241.778">
                <text:p>241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235">
                <text:p>30</text:p>
              </table:table-cell>
              <table:table-cell office:value-type="float" office:value="241.787">
                <text:p>241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563">
                <text:p>30</text:p>
              </table:table-cell>
              <table:table-cell office:value-type="float" office:value="241.799">
                <text:p>241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848">
                <text:p>30</text:p>
              </table:table-cell>
              <table:table-cell office:value-type="float" office:value="241.81">
                <text:p>241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13">
                <text:p>30</text:p>
              </table:table-cell>
              <table:table-cell office:value-type="float" office:value="241.823">
                <text:p>241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345">
                <text:p>30</text:p>
              </table:table-cell>
              <table:table-cell office:value-type="float" office:value="241.833">
                <text:p>241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627">
                <text:p>30</text:p>
              </table:table-cell>
              <table:table-cell office:value-type="float" office:value="241.846">
                <text:p>241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874">
                <text:p>30</text:p>
              </table:table-cell>
              <table:table-cell office:value-type="float" office:value="241.859">
                <text:p>241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16">
                <text:p>30</text:p>
              </table:table-cell>
              <table:table-cell office:value-type="float" office:value="241.875">
                <text:p>241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364">
                <text:p>30</text:p>
              </table:table-cell>
              <table:table-cell office:value-type="float" office:value="241.887">
                <text:p>241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593">
                <text:p>30</text:p>
              </table:table-cell>
              <table:table-cell office:value-type="float" office:value="241.901">
                <text:p>241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809">
                <text:p>30</text:p>
              </table:table-cell>
              <table:table-cell office:value-type="float" office:value="241.914">
                <text:p>241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013">
                <text:p>30</text:p>
              </table:table-cell>
              <table:table-cell office:value-type="float" office:value="241.928">
                <text:p>241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301">
                <text:p>30</text:p>
              </table:table-cell>
              <table:table-cell office:value-type="float" office:value="241.948">
                <text:p>241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586">
                <text:p>30</text:p>
              </table:table-cell>
              <table:table-cell office:value-type="float" office:value="241.968">
                <text:p>241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868">
                <text:p>30</text:p>
              </table:table-cell>
              <table:table-cell office:value-type="float" office:value="241.99">
                <text:p>241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152">
                <text:p>30</text:p>
              </table:table-cell>
              <table:table-cell office:value-type="float" office:value="242.013">
                <text:p>242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438">
                <text:p>30</text:p>
              </table:table-cell>
              <table:table-cell office:value-type="float" office:value="242.037">
                <text:p>242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719">
                <text:p>30</text:p>
              </table:table-cell>
              <table:table-cell office:value-type="float" office:value="242.061">
                <text:p>242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972">
                <text:p>30</text:p>
              </table:table-cell>
              <table:table-cell office:value-type="float" office:value="242.084">
                <text:p>242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196">
                <text:p>30</text:p>
              </table:table-cell>
              <table:table-cell office:value-type="float" office:value="242.105">
                <text:p>242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483">
                <text:p>30</text:p>
              </table:table-cell>
              <table:table-cell office:value-type="float" office:value="242.133">
                <text:p>242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767">
                <text:p>30</text:p>
              </table:table-cell>
              <table:table-cell office:value-type="float" office:value="242.162">
                <text:p>242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051">
                <text:p>30</text:p>
              </table:table-cell>
              <table:table-cell office:value-type="float" office:value="242.191">
                <text:p>242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326">
                <text:p>30</text:p>
              </table:table-cell>
              <table:table-cell office:value-type="float" office:value="242.221">
                <text:p>242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614">
                <text:p>30</text:p>
              </table:table-cell>
              <table:table-cell office:value-type="float" office:value="242.254">
                <text:p>242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893">
                <text:p>30</text:p>
              </table:table-cell>
              <table:table-cell office:value-type="float" office:value="242.286">
                <text:p>242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169">
                <text:p>30</text:p>
              </table:table-cell>
              <table:table-cell office:value-type="float" office:value="242.319">
                <text:p>242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423">
                <text:p>30</text:p>
              </table:table-cell>
              <table:table-cell office:value-type="float" office:value="242.351">
                <text:p>242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628">
                <text:p>30</text:p>
              </table:table-cell>
              <table:table-cell office:value-type="float" office:value="242.377">
                <text:p>242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91">
                <text:p>30</text:p>
              </table:table-cell>
              <table:table-cell office:value-type="float" office:value="242.413">
                <text:p>242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191">
                <text:p>30</text:p>
              </table:table-cell>
              <table:table-cell office:value-type="float" office:value="242.451">
                <text:p>242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486">
                <text:p>30</text:p>
              </table:table-cell>
              <table:table-cell office:value-type="float" office:value="242.492">
                <text:p>242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765">
                <text:p>30</text:p>
              </table:table-cell>
              <table:table-cell office:value-type="float" office:value="242.532">
                <text:p>242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059">
                <text:p>30</text:p>
              </table:table-cell>
              <table:table-cell office:value-type="float" office:value="242.575">
                <text:p>242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346">
                <text:p>30</text:p>
              </table:table-cell>
              <table:table-cell office:value-type="float" office:value="242.618">
                <text:p>242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564">
                <text:p>30</text:p>
              </table:table-cell>
              <table:table-cell office:value-type="float" office:value="242.652">
                <text:p>242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784">
                <text:p>30</text:p>
              </table:table-cell>
              <table:table-cell office:value-type="float" office:value="242.687">
                <text:p>242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984">
                <text:p>30</text:p>
              </table:table-cell>
              <table:table-cell office:value-type="float" office:value="242.719">
                <text:p>242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288">
                <text:p>30</text:p>
              </table:table-cell>
              <table:table-cell office:value-type="float" office:value="242.769">
                <text:p>242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58">
                <text:p>30</text:p>
              </table:table-cell>
              <table:table-cell office:value-type="float" office:value="242.818">
                <text:p>242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783">
                <text:p>30</text:p>
              </table:table-cell>
              <table:table-cell office:value-type="float" office:value="242.853">
                <text:p>242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075">
                <text:p>30</text:p>
              </table:table-cell>
              <table:table-cell office:value-type="float" office:value="242.904">
                <text:p>242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299">
                <text:p>30</text:p>
              </table:table-cell>
              <table:table-cell office:value-type="float" office:value="242.945">
                <text:p>242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512">
                <text:p>30</text:p>
              </table:table-cell>
              <table:table-cell office:value-type="float" office:value="242.984">
                <text:p>242.9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807">
                <text:p>30</text:p>
              </table:table-cell>
              <table:table-cell office:value-type="float" office:value="243.039">
                <text:p>243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026">
                <text:p>30</text:p>
              </table:table-cell>
              <table:table-cell office:value-type="float" office:value="243.081">
                <text:p>243.0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241">
                <text:p>30</text:p>
              </table:table-cell>
              <table:table-cell office:value-type="float" office:value="243.122">
                <text:p>243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531">
                <text:p>30</text:p>
              </table:table-cell>
              <table:table-cell office:value-type="float" office:value="243.18">
                <text:p>243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81">
                <text:p>30</text:p>
              </table:table-cell>
              <table:table-cell office:value-type="float" office:value="243.236">
                <text:p>243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09">
                <text:p>30</text:p>
              </table:table-cell>
              <table:table-cell office:value-type="float" office:value="243.294">
                <text:p>243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378">
                <text:p>30</text:p>
              </table:table-cell>
              <table:table-cell office:value-type="float" office:value="243.355">
                <text:p>243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663">
                <text:p>30</text:p>
              </table:table-cell>
              <table:table-cell office:value-type="float" office:value="243.416">
                <text:p>243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939">
                <text:p>30</text:p>
              </table:table-cell>
              <table:table-cell office:value-type="float" office:value="243.476">
                <text:p>243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144">
                <text:p>30</text:p>
              </table:table-cell>
              <table:table-cell office:value-type="float" office:value="243.522">
                <text:p>243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372">
                <text:p>30</text:p>
              </table:table-cell>
              <table:table-cell office:value-type="float" office:value="243.573">
                <text:p>243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59">
                <text:p>30</text:p>
              </table:table-cell>
              <table:table-cell office:value-type="float" office:value="243.624">
                <text:p>243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872">
                <text:p>30</text:p>
              </table:table-cell>
              <table:table-cell office:value-type="float" office:value="243.689">
                <text:p>243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09">
                <text:p>30</text:p>
              </table:table-cell>
              <table:table-cell office:value-type="float" office:value="243.741">
                <text:p>243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302">
                <text:p>30</text:p>
              </table:table-cell>
              <table:table-cell office:value-type="float" office:value="243.792">
                <text:p>243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601">
                <text:p>30</text:p>
              </table:table-cell>
              <table:table-cell office:value-type="float" office:value="243.865">
                <text:p>243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806">
                <text:p>30</text:p>
              </table:table-cell>
              <table:table-cell office:value-type="float" office:value="243.916">
                <text:p>243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102">
                <text:p>30</text:p>
              </table:table-cell>
              <table:table-cell office:value-type="float" office:value="243.991">
                <text:p>243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388">
                <text:p>30</text:p>
              </table:table-cell>
              <table:table-cell office:value-type="float" office:value="244.064">
                <text:p>244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62">
                <text:p>30</text:p>
              </table:table-cell>
              <table:table-cell office:value-type="float" office:value="244.124">
                <text:p>244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907">
                <text:p>30</text:p>
              </table:table-cell>
              <table:table-cell office:value-type="float" office:value="244.2">
                <text:p>244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106">
                <text:p>30</text:p>
              </table:table-cell>
              <table:table-cell office:value-type="float" office:value="244.253">
                <text:p>244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334">
                <text:p>30</text:p>
              </table:table-cell>
              <table:table-cell office:value-type="float" office:value="244.315">
                <text:p>244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587">
                <text:p>30</text:p>
              </table:table-cell>
              <table:table-cell office:value-type="float" office:value="244.385">
                <text:p>244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801">
                <text:p>30</text:p>
              </table:table-cell>
              <table:table-cell office:value-type="float" office:value="244.444">
                <text:p>244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025">
                <text:p>30</text:p>
              </table:table-cell>
              <table:table-cell office:value-type="float" office:value="244.507">
                <text:p>244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228">
                <text:p>30</text:p>
              </table:table-cell>
              <table:table-cell office:value-type="float" office:value="244.565">
                <text:p>244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515">
                <text:p>30</text:p>
              </table:table-cell>
              <table:table-cell office:value-type="float" office:value="244.648">
                <text:p>244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718">
                <text:p>30</text:p>
              </table:table-cell>
              <table:table-cell office:value-type="float" office:value="244.707">
                <text:p>244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006">
                <text:p>30</text:p>
              </table:table-cell>
              <table:table-cell office:value-type="float" office:value="244.792">
                <text:p>244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213">
                <text:p>30</text:p>
              </table:table-cell>
              <table:table-cell office:value-type="float" office:value="244.855">
                <text:p>244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5">
                <text:p>30</text:p>
              </table:table-cell>
              <table:table-cell office:value-type="float" office:value="244.941">
                <text:p>244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781">
                <text:p>30</text:p>
              </table:table-cell>
              <table:table-cell office:value-type="float" office:value="245.028">
                <text:p>245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071">
                <text:p>40</text:p>
              </table:table-cell>
              <table:table-cell office:value-type="float" office:value="245.118">
                <text:p>245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363">
                <text:p>40</text:p>
              </table:table-cell>
              <table:table-cell office:value-type="float" office:value="245.21">
                <text:p>245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67">
                <text:p>40</text:p>
              </table:table-cell>
              <table:table-cell office:value-type="float" office:value="245.309">
                <text:p>245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873">
                <text:p>40</text:p>
              </table:table-cell>
              <table:table-cell office:value-type="float" office:value="245.375">
                <text:p>245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167">
                <text:p>40</text:p>
              </table:table-cell>
              <table:table-cell office:value-type="float" office:value="245.471">
                <text:p>245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403">
                <text:p>40</text:p>
              </table:table-cell>
              <table:table-cell office:value-type="float" office:value="245.549">
                <text:p>245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602">
                <text:p>40</text:p>
              </table:table-cell>
              <table:table-cell office:value-type="float" office:value="245.616">
                <text:p>245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888">
                <text:p>40</text:p>
              </table:table-cell>
              <table:table-cell office:value-type="float" office:value="245.713">
                <text:p>245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203">
                <text:p>40</text:p>
              </table:table-cell>
              <table:table-cell office:value-type="float" office:value="245.821">
                <text:p>245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516">
                <text:p>40</text:p>
              </table:table-cell>
              <table:table-cell office:value-type="float" office:value="245.929">
                <text:p>245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729">
                <text:p>40</text:p>
              </table:table-cell>
              <table:table-cell office:value-type="float" office:value="246.004">
                <text:p>246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932">
                <text:p>40</text:p>
              </table:table-cell>
              <table:table-cell office:value-type="float" office:value="246.076">
                <text:p>246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154">
                <text:p>40</text:p>
              </table:table-cell>
              <table:table-cell office:value-type="float" office:value="246.155">
                <text:p>246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362">
                <text:p>40</text:p>
              </table:table-cell>
              <table:table-cell office:value-type="float" office:value="246.23">
                <text:p>246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571">
                <text:p>40</text:p>
              </table:table-cell>
              <table:table-cell office:value-type="float" office:value="246.306">
                <text:p>246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779">
                <text:p>40</text:p>
              </table:table-cell>
              <table:table-cell office:value-type="float" office:value="246.382">
                <text:p>246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012">
                <text:p>40</text:p>
              </table:table-cell>
              <table:table-cell office:value-type="float" office:value="246.468">
                <text:p>246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214">
                <text:p>40</text:p>
              </table:table-cell>
              <table:table-cell office:value-type="float" office:value="246.543">
                <text:p>246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421">
                <text:p>40</text:p>
              </table:table-cell>
              <table:table-cell office:value-type="float" office:value="246.62">
                <text:p>246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738">
                <text:p>40</text:p>
              </table:table-cell>
              <table:table-cell office:value-type="float" office:value="246.74">
                <text:p>246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039">
                <text:p>40</text:p>
              </table:table-cell>
              <table:table-cell office:value-type="float" office:value="246.854">
                <text:p>246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335">
                <text:p>40</text:p>
              </table:table-cell>
              <table:table-cell office:value-type="float" office:value="246.968">
                <text:p>246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571">
                <text:p>40</text:p>
              </table:table-cell>
              <table:table-cell office:value-type="float" office:value="247.059">
                <text:p>247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788">
                <text:p>40</text:p>
              </table:table-cell>
              <table:table-cell office:value-type="float" office:value="247.144">
                <text:p>247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991">
                <text:p>40</text:p>
              </table:table-cell>
              <table:table-cell office:value-type="float" office:value="247.223">
                <text:p>247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199">
                <text:p>40</text:p>
              </table:table-cell>
              <table:table-cell office:value-type="float" office:value="247.305">
                <text:p>247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411">
                <text:p>40</text:p>
              </table:table-cell>
              <table:table-cell office:value-type="float" office:value="247.388">
                <text:p>247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628">
                <text:p>40</text:p>
              </table:table-cell>
              <table:table-cell office:value-type="float" office:value="247.475">
                <text:p>247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838">
                <text:p>40</text:p>
              </table:table-cell>
              <table:table-cell office:value-type="float" office:value="247.558">
                <text:p>247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148">
                <text:p>40</text:p>
              </table:table-cell>
              <table:table-cell office:value-type="float" office:value="247.683">
                <text:p>247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365">
                <text:p>40</text:p>
              </table:table-cell>
              <table:table-cell office:value-type="float" office:value="247.769">
                <text:p>247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653">
                <text:p>40</text:p>
              </table:table-cell>
              <table:table-cell office:value-type="float" office:value="247.886">
                <text:p>247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983">
                <text:p>40</text:p>
              </table:table-cell>
              <table:table-cell office:value-type="float" office:value="248.019">
                <text:p>248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185">
                <text:p>40</text:p>
              </table:table-cell>
              <table:table-cell office:value-type="float" office:value="248.101">
                <text:p>248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386">
                <text:p>40</text:p>
              </table:table-cell>
              <table:table-cell office:value-type="float" office:value="248.183">
                <text:p>248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592">
                <text:p>40</text:p>
              </table:table-cell>
              <table:table-cell office:value-type="float" office:value="248.267">
                <text:p>248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812">
                <text:p>40</text:p>
              </table:table-cell>
              <table:table-cell office:value-type="float" office:value="248.356">
                <text:p>248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012">
                <text:p>40</text:p>
              </table:table-cell>
              <table:table-cell office:value-type="float" office:value="248.438">
                <text:p>248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229">
                <text:p>40</text:p>
              </table:table-cell>
              <table:table-cell office:value-type="float" office:value="248.526">
                <text:p>248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46">
                <text:p>40</text:p>
              </table:table-cell>
              <table:table-cell office:value-type="float" office:value="248.62">
                <text:p>248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66">
                <text:p>40</text:p>
              </table:table-cell>
              <table:table-cell office:value-type="float" office:value="248.701">
                <text:p>248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88">
                <text:p>40</text:p>
              </table:table-cell>
              <table:table-cell office:value-type="float" office:value="248.79">
                <text:p>248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099">
                <text:p>40</text:p>
              </table:table-cell>
              <table:table-cell office:value-type="float" office:value="248.88">
                <text:p>248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411">
                <text:p>40</text:p>
              </table:table-cell>
              <table:table-cell office:value-type="float" office:value="249.006">
                <text:p>249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609">
                <text:p>40</text:p>
              </table:table-cell>
              <table:table-cell office:value-type="float" office:value="249.086">
                <text:p>249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823">
                <text:p>40</text:p>
              </table:table-cell>
              <table:table-cell office:value-type="float" office:value="249.171">
                <text:p>249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04">
                <text:p>40</text:p>
              </table:table-cell>
              <table:table-cell office:value-type="float" office:value="249.259">
                <text:p>249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241">
                <text:p>40</text:p>
              </table:table-cell>
              <table:table-cell office:value-type="float" office:value="249.339">
                <text:p>249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544">
                <text:p>40</text:p>
              </table:table-cell>
              <table:table-cell office:value-type="float" office:value="249.459">
                <text:p>249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796">
                <text:p>40</text:p>
              </table:table-cell>
              <table:table-cell office:value-type="float" office:value="249.558">
                <text:p>249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09">
                <text:p>40</text:p>
              </table:table-cell>
              <table:table-cell office:value-type="float" office:value="249.674">
                <text:p>249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297">
                <text:p>40</text:p>
              </table:table-cell>
              <table:table-cell office:value-type="float" office:value="249.755">
                <text:p>249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537">
                <text:p>40</text:p>
              </table:table-cell>
              <table:table-cell office:value-type="float" office:value="249.847">
                <text:p>249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737">
                <text:p>40</text:p>
              </table:table-cell>
              <table:table-cell office:value-type="float" office:value="249.925">
                <text:p>249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939">
                <text:p>40</text:p>
              </table:table-cell>
              <table:table-cell office:value-type="float" office:value="250.001">
                <text:p>250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167">
                <text:p>40</text:p>
              </table:table-cell>
              <table:table-cell office:value-type="float" office:value="250.088">
                <text:p>250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464">
                <text:p>40</text:p>
              </table:table-cell>
              <table:table-cell office:value-type="float" office:value="250.2">
                <text:p>250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667">
                <text:p>40</text:p>
              </table:table-cell>
              <table:table-cell office:value-type="float" office:value="250.275">
                <text:p>250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9">
                <text:p>40</text:p>
              </table:table-cell>
              <table:table-cell office:value-type="float" office:value="250.361">
                <text:p>250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123">
                <text:p>40</text:p>
              </table:table-cell>
              <table:table-cell office:value-type="float" office:value="250.443">
                <text:p>250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408">
                <text:p>40</text:p>
              </table:table-cell>
              <table:table-cell office:value-type="float" office:value="250.546">
                <text:p>250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631">
                <text:p>40</text:p>
              </table:table-cell>
              <table:table-cell office:value-type="float" office:value="250.626">
                <text:p>250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848">
                <text:p>40</text:p>
              </table:table-cell>
              <table:table-cell office:value-type="float" office:value="250.702">
                <text:p>250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139">
                <text:p>40</text:p>
              </table:table-cell>
              <table:table-cell office:value-type="float" office:value="250.804">
                <text:p>250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387">
                <text:p>40</text:p>
              </table:table-cell>
              <table:table-cell office:value-type="float" office:value="250.889">
                <text:p>250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59">
                <text:p>40</text:p>
              </table:table-cell>
              <table:table-cell office:value-type="float" office:value="250.958">
                <text:p>250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893">
                <text:p>40</text:p>
              </table:table-cell>
              <table:table-cell office:value-type="float" office:value="251.06">
                <text:p>251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136">
                <text:p>40</text:p>
              </table:table-cell>
              <table:table-cell office:value-type="float" office:value="251.14">
                <text:p>251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43">
                <text:p>40</text:p>
              </table:table-cell>
              <table:table-cell office:value-type="float" office:value="251.236">
                <text:p>251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636">
                <text:p>40</text:p>
              </table:table-cell>
              <table:table-cell office:value-type="float" office:value="251.302">
                <text:p>251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857">
                <text:p>40</text:p>
              </table:table-cell>
              <table:table-cell office:value-type="float" office:value="251.372">
                <text:p>251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17">
                <text:p>40</text:p>
              </table:table-cell>
              <table:table-cell office:value-type="float" office:value="251.469">
                <text:p>251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382">
                <text:p>40</text:p>
              </table:table-cell>
              <table:table-cell office:value-type="float" office:value="251.534">
                <text:p>251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598">
                <text:p>40</text:p>
              </table:table-cell>
              <table:table-cell office:value-type="float" office:value="251.599">
                <text:p>251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855">
                <text:p>40</text:p>
              </table:table-cell>
              <table:table-cell office:value-type="float" office:value="251.675">
                <text:p>251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089">
                <text:p>40</text:p>
              </table:table-cell>
              <table:table-cell office:value-type="float" office:value="251.743">
                <text:p>251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416">
                <text:p>40</text:p>
              </table:table-cell>
              <table:table-cell office:value-type="float" office:value="251.835">
                <text:p>251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702">
                <text:p>40</text:p>
              </table:table-cell>
              <table:table-cell office:value-type="float" office:value="251.915">
                <text:p>251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98">
                <text:p>40</text:p>
              </table:table-cell>
              <table:table-cell office:value-type="float" office:value="251.99">
                <text:p>251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222">
                <text:p>40</text:p>
              </table:table-cell>
              <table:table-cell office:value-type="float" office:value="252.054">
                <text:p>252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507">
                <text:p>40</text:p>
              </table:table-cell>
              <table:table-cell office:value-type="float" office:value="252.128">
                <text:p>252.1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8">
                <text:p>40</text:p>
              </table:table-cell>
              <table:table-cell office:value-type="float" office:value="252.202">
                <text:p>252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02">
                <text:p>40</text:p>
              </table:table-cell>
              <table:table-cell office:value-type="float" office:value="252.256">
                <text:p>252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306">
                <text:p>40</text:p>
              </table:table-cell>
              <table:table-cell office:value-type="float" office:value="252.325">
                <text:p>252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624">
                <text:p>40</text:p>
              </table:table-cell>
              <table:table-cell office:value-type="float" office:value="252.4">
                <text:p>252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822">
                <text:p>40</text:p>
              </table:table-cell>
              <table:table-cell office:value-type="float" office:value="252.445">
                <text:p>252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097">
                <text:p>40</text:p>
              </table:table-cell>
              <table:table-cell office:value-type="float" office:value="252.506">
                <text:p>252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416">
                <text:p>40</text:p>
              </table:table-cell>
              <table:table-cell office:value-type="float" office:value="252.576">
                <text:p>252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677">
                <text:p>40</text:p>
              </table:table-cell>
              <table:table-cell office:value-type="float" office:value="252.63">
                <text:p>252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961">
                <text:p>40</text:p>
              </table:table-cell>
              <table:table-cell office:value-type="float" office:value="252.688">
                <text:p>252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19">
                <text:p>40</text:p>
              </table:table-cell>
              <table:table-cell office:value-type="float" office:value="252.733">
                <text:p>252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478">
                <text:p>40</text:p>
              </table:table-cell>
              <table:table-cell office:value-type="float" office:value="252.789">
                <text:p>252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762">
                <text:p>40</text:p>
              </table:table-cell>
              <table:table-cell office:value-type="float" office:value="252.841">
                <text:p>252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996">
                <text:p>40</text:p>
              </table:table-cell>
              <table:table-cell office:value-type="float" office:value="252.883">
                <text:p>252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2">
                <text:p>40</text:p>
              </table:table-cell>
              <table:table-cell office:value-type="float" office:value="252.919">
                <text:p>252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411">
                <text:p>40</text:p>
              </table:table-cell>
              <table:table-cell office:value-type="float" office:value="252.955">
                <text:p>252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632">
                <text:p>40</text:p>
              </table:table-cell>
              <table:table-cell office:value-type="float" office:value="252.991">
                <text:p>252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929">
                <text:p>40</text:p>
              </table:table-cell>
              <table:table-cell office:value-type="float" office:value="253.039">
                <text:p>253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132">
                <text:p>40</text:p>
              </table:table-cell>
              <table:table-cell office:value-type="float" office:value="253.07">
                <text:p>253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359">
                <text:p>40</text:p>
              </table:table-cell>
              <table:table-cell office:value-type="float" office:value="253.104">
                <text:p>253.1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579">
                <text:p>40</text:p>
              </table:table-cell>
              <table:table-cell office:value-type="float" office:value="253.136">
                <text:p>253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786">
                <text:p>40</text:p>
              </table:table-cell>
              <table:table-cell office:value-type="float" office:value="253.165">
                <text:p>253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121">
                <text:p>40</text:p>
              </table:table-cell>
              <table:table-cell office:value-type="float" office:value="253.21">
                <text:p>253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328">
                <text:p>40</text:p>
              </table:table-cell>
              <table:table-cell office:value-type="float" office:value="253.236">
                <text:p>253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616">
                <text:p>40</text:p>
              </table:table-cell>
              <table:table-cell office:value-type="float" office:value="253.272">
                <text:p>253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866">
                <text:p>40</text:p>
              </table:table-cell>
              <table:table-cell office:value-type="float" office:value="253.301">
                <text:p>253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067">
                <text:p>40</text:p>
              </table:table-cell>
              <table:table-cell office:value-type="float" office:value="253.324">
                <text:p>253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365">
                <text:p>40</text:p>
              </table:table-cell>
              <table:table-cell office:value-type="float" office:value="253.356">
                <text:p>253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591">
                <text:p>40</text:p>
              </table:table-cell>
              <table:table-cell office:value-type="float" office:value="253.379">
                <text:p>253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794">
                <text:p>40</text:p>
              </table:table-cell>
              <table:table-cell office:value-type="float" office:value="253.398">
                <text:p>253.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01">
                <text:p>40</text:p>
              </table:table-cell>
              <table:table-cell office:value-type="float" office:value="253.419">
                <text:p>253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36">
                <text:p>40</text:p>
              </table:table-cell>
              <table:table-cell office:value-type="float" office:value="253.449">
                <text:p>253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581">
                <text:p>40</text:p>
              </table:table-cell>
              <table:table-cell office:value-type="float" office:value="253.467">
                <text:p>253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858">
                <text:p>40</text:p>
              </table:table-cell>
              <table:table-cell office:value-type="float" office:value="253.489">
                <text:p>253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081">
                <text:p>40</text:p>
              </table:table-cell>
              <table:table-cell office:value-type="float" office:value="253.505">
                <text:p>253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289">
                <text:p>40</text:p>
              </table:table-cell>
              <table:table-cell office:value-type="float" office:value="253.519">
                <text:p>253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572">
                <text:p>40</text:p>
              </table:table-cell>
              <table:table-cell office:value-type="float" office:value="253.537">
                <text:p>253.5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786">
                <text:p>40</text:p>
              </table:table-cell>
              <table:table-cell office:value-type="float" office:value="253.55">
                <text:p>253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986">
                <text:p>40</text:p>
              </table:table-cell>
              <table:table-cell office:value-type="float" office:value="253.561">
                <text:p>253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276">
                <text:p>40</text:p>
              </table:table-cell>
              <table:table-cell office:value-type="float" office:value="253.576">
                <text:p>253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572">
                <text:p>40</text:p>
              </table:table-cell>
              <table:table-cell office:value-type="float" office:value="253.589">
                <text:p>253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776">
                <text:p>40</text:p>
              </table:table-cell>
              <table:table-cell office:value-type="float" office:value="253.597">
                <text:p>253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06">
                <text:p>40</text:p>
              </table:table-cell>
              <table:table-cell office:value-type="float" office:value="253.608">
                <text:p>253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369">
                <text:p>40</text:p>
              </table:table-cell>
              <table:table-cell office:value-type="float" office:value="253.617">
                <text:p>253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654">
                <text:p>40</text:p>
              </table:table-cell>
              <table:table-cell office:value-type="float" office:value="253.625">
                <text:p>253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931">
                <text:p>40</text:p>
              </table:table-cell>
              <table:table-cell office:value-type="float" office:value="253.631">
                <text:p>253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139">
                <text:p>40</text:p>
              </table:table-cell>
              <table:table-cell office:value-type="float" office:value="253.634">
                <text:p>253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425">
                <text:p>40</text:p>
              </table:table-cell>
              <table:table-cell office:value-type="float" office:value="253.638">
                <text:p>253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705">
                <text:p>40</text:p>
              </table:table-cell>
              <table:table-cell office:value-type="float" office:value="253.641">
                <text:p>253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985">
                <text:p>40</text:p>
              </table:table-cell>
              <table:table-cell office:value-type="float" office:value="253.642">
                <text:p>253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266">
                <text:p>40</text:p>
              </table:table-cell>
              <table:table-cell office:value-type="float" office:value="253.642">
                <text:p>253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474">
                <text:p>40</text:p>
              </table:table-cell>
              <table:table-cell office:value-type="float" office:value="253.641">
                <text:p>253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773">
                <text:p>40</text:p>
              </table:table-cell>
              <table:table-cell office:value-type="float" office:value="253.639">
                <text:p>253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049">
                <text:p>40</text:p>
              </table:table-cell>
              <table:table-cell office:value-type="float" office:value="253.636">
                <text:p>253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328">
                <text:p>40</text:p>
              </table:table-cell>
              <table:table-cell office:value-type="float" office:value="253.631">
                <text:p>253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56">
                <text:p>40</text:p>
              </table:table-cell>
              <table:table-cell office:value-type="float" office:value="253.626">
                <text:p>253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851">
                <text:p>40</text:p>
              </table:table-cell>
              <table:table-cell office:value-type="float" office:value="253.62">
                <text:p>253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132">
                <text:p>40</text:p>
              </table:table-cell>
              <table:table-cell office:value-type="float" office:value="253.612">
                <text:p>253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423">
                <text:p>40</text:p>
              </table:table-cell>
              <table:table-cell office:value-type="float" office:value="253.603">
                <text:p>253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7">
                <text:p>40</text:p>
              </table:table-cell>
              <table:table-cell office:value-type="float" office:value="253.593">
                <text:p>253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919">
                <text:p>40</text:p>
              </table:table-cell>
              <table:table-cell office:value-type="float" office:value="253.585">
                <text:p>253.5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201">
                <text:p>40</text:p>
              </table:table-cell>
              <table:table-cell office:value-type="float" office:value="253.573">
                <text:p>253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482">
                <text:p>40</text:p>
              </table:table-cell>
              <table:table-cell office:value-type="float" office:value="253.56">
                <text:p>253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718">
                <text:p>40</text:p>
              </table:table-cell>
              <table:table-cell office:value-type="float" office:value="253.549">
                <text:p>253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922">
                <text:p>40</text:p>
              </table:table-cell>
              <table:table-cell office:value-type="float" office:value="253.538">
                <text:p>253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219">
                <text:p>40</text:p>
              </table:table-cell>
              <table:table-cell office:value-type="float" office:value="253.522">
                <text:p>253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427">
                <text:p>40</text:p>
              </table:table-cell>
              <table:table-cell office:value-type="float" office:value="253.51">
                <text:p>253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702">
                <text:p>40</text:p>
              </table:table-cell>
              <table:table-cell office:value-type="float" office:value="253.493">
                <text:p>253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985">
                <text:p>40</text:p>
              </table:table-cell>
              <table:table-cell office:value-type="float" office:value="253.475">
                <text:p>253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205">
                <text:p>40</text:p>
              </table:table-cell>
              <table:table-cell office:value-type="float" office:value="253.461">
                <text:p>253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408">
                <text:p>40</text:p>
              </table:table-cell>
              <table:table-cell office:value-type="float" office:value="253.447">
                <text:p>253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626">
                <text:p>40</text:p>
              </table:table-cell>
              <table:table-cell office:value-type="float" office:value="253.431">
                <text:p>253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843">
                <text:p>40</text:p>
              </table:table-cell>
              <table:table-cell office:value-type="float" office:value="253.415">
                <text:p>253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095">
                <text:p>40</text:p>
              </table:table-cell>
              <table:table-cell office:value-type="float" office:value="253.396">
                <text:p>253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305">
                <text:p>40</text:p>
              </table:table-cell>
              <table:table-cell office:value-type="float" office:value="253.38">
                <text:p>253.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583">
                <text:p>40</text:p>
              </table:table-cell>
              <table:table-cell office:value-type="float" office:value="253.357">
                <text:p>253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784">
                <text:p>40</text:p>
              </table:table-cell>
              <table:table-cell office:value-type="float" office:value="253.34">
                <text:p>253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065">
                <text:p>40</text:p>
              </table:table-cell>
              <table:table-cell office:value-type="float" office:value="253.316">
                <text:p>253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351">
                <text:p>40</text:p>
              </table:table-cell>
              <table:table-cell office:value-type="float" office:value="253.291">
                <text:p>253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635">
                <text:p>40</text:p>
              </table:table-cell>
              <table:table-cell office:value-type="float" office:value="253.265">
                <text:p>253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924">
                <text:p>40</text:p>
              </table:table-cell>
              <table:table-cell office:value-type="float" office:value="253.238">
                <text:p>253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203">
                <text:p>40</text:p>
              </table:table-cell>
              <table:table-cell office:value-type="float" office:value="253.211">
                <text:p>253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466">
                <text:p>40</text:p>
              </table:table-cell>
              <table:table-cell office:value-type="float" office:value="253.185">
                <text:p>253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685">
                <text:p>40</text:p>
              </table:table-cell>
              <table:table-cell office:value-type="float" office:value="253.163">
                <text:p>253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98">
                <text:p>40</text:p>
              </table:table-cell>
              <table:table-cell office:value-type="float" office:value="253.132">
                <text:p>253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208">
                <text:p>40</text:p>
              </table:table-cell>
              <table:table-cell office:value-type="float" office:value="253.108">
                <text:p>253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422">
                <text:p>40</text:p>
              </table:table-cell>
              <table:table-cell office:value-type="float" office:value="253.085">
                <text:p>253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622">
                <text:p>40</text:p>
              </table:table-cell>
              <table:table-cell office:value-type="float" office:value="253.064">
                <text:p>253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835">
                <text:p>40</text:p>
              </table:table-cell>
              <table:table-cell office:value-type="float" office:value="253.04">
                <text:p>253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036">
                <text:p>40</text:p>
              </table:table-cell>
              <table:table-cell office:value-type="float" office:value="253.018">
                <text:p>253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379">
                <text:p>40</text:p>
              </table:table-cell>
              <table:table-cell office:value-type="float" office:value="252.979">
                <text:p>252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585">
                <text:p>40</text:p>
              </table:table-cell>
              <table:table-cell office:value-type="float" office:value="252.955">
                <text:p>252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877">
                <text:p>40</text:p>
              </table:table-cell>
              <table:table-cell office:value-type="float" office:value="252.92">
                <text:p>252.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112">
                <text:p>40</text:p>
              </table:table-cell>
              <table:table-cell office:value-type="float" office:value="252.892">
                <text:p>252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411">
                <text:p>40</text:p>
              </table:table-cell>
              <table:table-cell office:value-type="float" office:value="252.856">
                <text:p>252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612">
                <text:p>40</text:p>
              </table:table-cell>
              <table:table-cell office:value-type="float" office:value="252.831">
                <text:p>252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837">
                <text:p>40</text:p>
              </table:table-cell>
              <table:table-cell office:value-type="float" office:value="252.803">
                <text:p>252.8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124">
                <text:p>40</text:p>
              </table:table-cell>
              <table:table-cell office:value-type="float" office:value="252.767">
                <text:p>252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332">
                <text:p>40</text:p>
              </table:table-cell>
              <table:table-cell office:value-type="float" office:value="252.74">
                <text:p>252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622">
                <text:p>40</text:p>
              </table:table-cell>
              <table:table-cell office:value-type="float" office:value="252.703">
                <text:p>252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855">
                <text:p>40</text:p>
              </table:table-cell>
              <table:table-cell office:value-type="float" office:value="252.672">
                <text:p>252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137">
                <text:p>40</text:p>
              </table:table-cell>
              <table:table-cell office:value-type="float" office:value="252.634">
                <text:p>252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432">
                <text:p>40</text:p>
              </table:table-cell>
              <table:table-cell office:value-type="float" office:value="252.595">
                <text:p>252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65">
                <text:p>40</text:p>
              </table:table-cell>
              <table:table-cell office:value-type="float" office:value="252.565">
                <text:p>252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936">
                <text:p>40</text:p>
              </table:table-cell>
              <table:table-cell office:value-type="float" office:value="252.526">
                <text:p>252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253">
                <text:p>40</text:p>
              </table:table-cell>
              <table:table-cell office:value-type="float" office:value="252.482">
                <text:p>252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545">
                <text:p>40</text:p>
              </table:table-cell>
              <table:table-cell office:value-type="float" office:value="252.441">
                <text:p>252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832">
                <text:p>40</text:p>
              </table:table-cell>
              <table:table-cell office:value-type="float" office:value="252.401">
                <text:p>252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042">
                <text:p>40</text:p>
              </table:table-cell>
              <table:table-cell office:value-type="float" office:value="252.371">
                <text:p>252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249">
                <text:p>40</text:p>
              </table:table-cell>
              <table:table-cell office:value-type="float" office:value="252.341">
                <text:p>252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534">
                <text:p>40</text:p>
              </table:table-cell>
              <table:table-cell office:value-type="float" office:value="252.3">
                <text:p>252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754">
                <text:p>40</text:p>
              </table:table-cell>
              <table:table-cell office:value-type="float" office:value="252.268">
                <text:p>252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043">
                <text:p>40</text:p>
              </table:table-cell>
              <table:table-cell office:value-type="float" office:value="252.225">
                <text:p>252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328">
                <text:p>40</text:p>
              </table:table-cell>
              <table:table-cell office:value-type="float" office:value="252.183">
                <text:p>252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545">
                <text:p>40</text:p>
              </table:table-cell>
              <table:table-cell office:value-type="float" office:value="252.151">
                <text:p>252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831">
                <text:p>40</text:p>
              </table:table-cell>
              <table:table-cell office:value-type="float" office:value="252.108">
                <text:p>252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12">
                <text:p>40</text:p>
              </table:table-cell>
              <table:table-cell office:value-type="float" office:value="252.064">
                <text:p>252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336">
                <text:p>40</text:p>
              </table:table-cell>
              <table:table-cell office:value-type="float" office:value="252.031">
                <text:p>252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62">
                <text:p>40</text:p>
              </table:table-cell>
              <table:table-cell office:value-type="float" office:value="251.988">
                <text:p>251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823">
                <text:p>40</text:p>
              </table:table-cell>
              <table:table-cell office:value-type="float" office:value="251.956">
                <text:p>251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044">
                <text:p>40</text:p>
              </table:table-cell>
              <table:table-cell office:value-type="float" office:value="251.922">
                <text:p>251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336">
                <text:p>40</text:p>
              </table:table-cell>
              <table:table-cell office:value-type="float" office:value="251.877">
                <text:p>251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615">
                <text:p>40</text:p>
              </table:table-cell>
              <table:table-cell office:value-type="float" office:value="251.833">
                <text:p>251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843">
                <text:p>40</text:p>
              </table:table-cell>
              <table:table-cell office:value-type="float" office:value="251.797">
                <text:p>251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05">
                <text:p>40</text:p>
              </table:table-cell>
              <table:table-cell office:value-type="float" office:value="251.765">
                <text:p>251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252">
                <text:p>40</text:p>
              </table:table-cell>
              <table:table-cell office:value-type="float" office:value="251.733">
                <text:p>251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572">
                <text:p>40</text:p>
              </table:table-cell>
              <table:table-cell office:value-type="float" office:value="251.682">
                <text:p>251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777">
                <text:p>40</text:p>
              </table:table-cell>
              <table:table-cell office:value-type="float" office:value="251.649">
                <text:p>251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984">
                <text:p>40</text:p>
              </table:table-cell>
              <table:table-cell office:value-type="float" office:value="251.616">
                <text:p>251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311">
                <text:p>40</text:p>
              </table:table-cell>
              <table:table-cell office:value-type="float" office:value="251.563">
                <text:p>251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52">
                <text:p>40</text:p>
              </table:table-cell>
              <table:table-cell office:value-type="float" office:value="251.529">
                <text:p>251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737">
                <text:p>40</text:p>
              </table:table-cell>
              <table:table-cell office:value-type="float" office:value="251.494">
                <text:p>251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941">
                <text:p>40</text:p>
              </table:table-cell>
              <table:table-cell office:value-type="float" office:value="251.46">
                <text:p>251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156">
                <text:p>40</text:p>
              </table:table-cell>
              <table:table-cell office:value-type="float" office:value="251.425">
                <text:p>251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45">
                <text:p>40</text:p>
              </table:table-cell>
              <table:table-cell office:value-type="float" office:value="251.377">
                <text:p>251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738">
                <text:p>40</text:p>
              </table:table-cell>
              <table:table-cell office:value-type="float" office:value="251.33">
                <text:p>251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95">
                <text:p>40</text:p>
              </table:table-cell>
              <table:table-cell office:value-type="float" office:value="251.295">
                <text:p>251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174">
                <text:p>40</text:p>
              </table:table-cell>
              <table:table-cell office:value-type="float" office:value="251.258">
                <text:p>251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379">
                <text:p>40</text:p>
              </table:table-cell>
              <table:table-cell office:value-type="float" office:value="251.224">
                <text:p>251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612">
                <text:p>40</text:p>
              </table:table-cell>
              <table:table-cell office:value-type="float" office:value="251.185">
                <text:p>251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825">
                <text:p>40</text:p>
              </table:table-cell>
              <table:table-cell office:value-type="float" office:value="251.149">
                <text:p>251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104">
                <text:p>40</text:p>
              </table:table-cell>
              <table:table-cell office:value-type="float" office:value="251.103">
                <text:p>251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417">
                <text:p>40</text:p>
              </table:table-cell>
              <table:table-cell office:value-type="float" office:value="251.05">
                <text:p>251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712">
                <text:p>40</text:p>
              </table:table-cell>
              <table:table-cell office:value-type="float" office:value="251.001">
                <text:p>251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012">
                <text:p>40</text:p>
              </table:table-cell>
              <table:table-cell office:value-type="float" office:value="250.95">
                <text:p>250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244">
                <text:p>40</text:p>
              </table:table-cell>
              <table:table-cell office:value-type="float" office:value="250.911">
                <text:p>250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447">
                <text:p>40</text:p>
              </table:table-cell>
              <table:table-cell office:value-type="float" office:value="250.877">
                <text:p>250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73">
                <text:p>40</text:p>
              </table:table-cell>
              <table:table-cell office:value-type="float" office:value="250.829">
                <text:p>250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955">
                <text:p>40</text:p>
              </table:table-cell>
              <table:table-cell office:value-type="float" office:value="250.791">
                <text:p>250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166">
                <text:p>40</text:p>
              </table:table-cell>
              <table:table-cell office:value-type="float" office:value="250.755">
                <text:p>250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37">
                <text:p>40</text:p>
              </table:table-cell>
              <table:table-cell office:value-type="float" office:value="250.72">
                <text:p>250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602">
                <text:p>40</text:p>
              </table:table-cell>
              <table:table-cell office:value-type="float" office:value="250.68">
                <text:p>250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825">
                <text:p>40</text:p>
              </table:table-cell>
              <table:table-cell office:value-type="float" office:value="250.642">
                <text:p>250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431">
                <text:p>40</text:p>
              </table:table-cell>
              <table:table-cell office:value-type="float" office:value="250.537">
                <text:p>250.5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941">
                <text:p>40</text:p>
              </table:table-cell>
              <table:table-cell office:value-type="float" office:value="250.449">
                <text:p>250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194">
                <text:p>40</text:p>
              </table:table-cell>
              <table:table-cell office:value-type="float" office:value="250.405">
                <text:p>250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544">
                <text:p>40</text:p>
              </table:table-cell>
              <table:table-cell office:value-type="float" office:value="250.345">
                <text:p>250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744">
                <text:p>40</text:p>
              </table:table-cell>
              <table:table-cell office:value-type="float" office:value="250.311">
                <text:p>250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037">
                <text:p>40</text:p>
              </table:table-cell>
              <table:table-cell office:value-type="float" office:value="250.261">
                <text:p>250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359">
                <text:p>40</text:p>
              </table:table-cell>
              <table:table-cell office:value-type="float" office:value="250.205">
                <text:p>250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649">
                <text:p>40</text:p>
              </table:table-cell>
              <table:table-cell office:value-type="float" office:value="250.155">
                <text:p>250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848">
                <text:p>40</text:p>
              </table:table-cell>
              <table:table-cell office:value-type="float" office:value="250.121">
                <text:p>250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081">
                <text:p>40</text:p>
              </table:table-cell>
              <table:table-cell office:value-type="float" office:value="250.081">
                <text:p>250.0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322">
                <text:p>40</text:p>
              </table:table-cell>
              <table:table-cell office:value-type="float" office:value="250.039">
                <text:p>250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597">
                <text:p>40</text:p>
              </table:table-cell>
              <table:table-cell office:value-type="float" office:value="249.992">
                <text:p>249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814">
                <text:p>40</text:p>
              </table:table-cell>
              <table:table-cell office:value-type="float" office:value="249.955">
                <text:p>249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095">
                <text:p>40</text:p>
              </table:table-cell>
              <table:table-cell office:value-type="float" office:value="249.906">
                <text:p>249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371">
                <text:p>40</text:p>
              </table:table-cell>
              <table:table-cell office:value-type="float" office:value="249.859">
                <text:p>249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609">
                <text:p>40</text:p>
              </table:table-cell>
              <table:table-cell office:value-type="float" office:value="249.817">
                <text:p>249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897">
                <text:p>40</text:p>
              </table:table-cell>
              <table:table-cell office:value-type="float" office:value="249.768">
                <text:p>249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212">
                <text:p>40</text:p>
              </table:table-cell>
              <table:table-cell office:value-type="float" office:value="249.713">
                <text:p>249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495">
                <text:p>40</text:p>
              </table:table-cell>
              <table:table-cell office:value-type="float" office:value="249.665">
                <text:p>249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784">
                <text:p>40</text:p>
              </table:table-cell>
              <table:table-cell office:value-type="float" office:value="249.615">
                <text:p>249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999">
                <text:p>40</text:p>
              </table:table-cell>
              <table:table-cell office:value-type="float" office:value="249.578">
                <text:p>249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285">
                <text:p>40</text:p>
              </table:table-cell>
              <table:table-cell office:value-type="float" office:value="249.528">
                <text:p>249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56">
                <text:p>40</text:p>
              </table:table-cell>
              <table:table-cell office:value-type="float" office:value="249.481">
                <text:p>249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781">
                <text:p>40</text:p>
              </table:table-cell>
              <table:table-cell office:value-type="float" office:value="249.443">
                <text:p>249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068">
                <text:p>40</text:p>
              </table:table-cell>
              <table:table-cell office:value-type="float" office:value="249.393">
                <text:p>249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358">
                <text:p>40</text:p>
              </table:table-cell>
              <table:table-cell office:value-type="float" office:value="249.343">
                <text:p>249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568">
                <text:p>40</text:p>
              </table:table-cell>
              <table:table-cell office:value-type="float" office:value="249.307">
                <text:p>249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846">
                <text:p>40</text:p>
              </table:table-cell>
              <table:table-cell office:value-type="float" office:value="249.259">
                <text:p>249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157">
                <text:p>40</text:p>
              </table:table-cell>
              <table:table-cell office:value-type="float" office:value="249.206">
                <text:p>249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445">
                <text:p>40</text:p>
              </table:table-cell>
              <table:table-cell office:value-type="float" office:value="249.156">
                <text:p>249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718">
                <text:p>40</text:p>
              </table:table-cell>
              <table:table-cell office:value-type="float" office:value="249.11">
                <text:p>249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95">
                <text:p>40</text:p>
              </table:table-cell>
              <table:table-cell office:value-type="float" office:value="249.07">
                <text:p>249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151">
                <text:p>40</text:p>
              </table:table-cell>
              <table:table-cell office:value-type="float" office:value="249.035">
                <text:p>249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357">
                <text:p>40</text:p>
              </table:table-cell>
              <table:table-cell office:value-type="float" office:value="249">
                <text:p>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568">
                <text:p>40</text:p>
              </table:table-cell>
              <table:table-cell office:value-type="float" office:value="248.964">
                <text:p>248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779">
                <text:p>40</text:p>
              </table:table-cell>
              <table:table-cell office:value-type="float" office:value="248.928">
                <text:p>248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063">
                <text:p>40</text:p>
              </table:table-cell>
              <table:table-cell office:value-type="float" office:value="248.879">
                <text:p>248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361">
                <text:p>40</text:p>
              </table:table-cell>
              <table:table-cell office:value-type="float" office:value="248.828">
                <text:p>248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565">
                <text:p>40</text:p>
              </table:table-cell>
              <table:table-cell office:value-type="float" office:value="248.793">
                <text:p>248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851">
                <text:p>40</text:p>
              </table:table-cell>
              <table:table-cell office:value-type="float" office:value="248.745">
                <text:p>248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08">
                <text:p>40</text:p>
              </table:table-cell>
              <table:table-cell office:value-type="float" office:value="248.706">
                <text:p>248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288">
                <text:p>40</text:p>
              </table:table-cell>
              <table:table-cell office:value-type="float" office:value="248.67">
                <text:p>248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569">
                <text:p>40</text:p>
              </table:table-cell>
              <table:table-cell office:value-type="float" office:value="248.623">
                <text:p>248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811">
                <text:p>40</text:p>
              </table:table-cell>
              <table:table-cell office:value-type="float" office:value="248.582">
                <text:p>248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023">
                <text:p>40</text:p>
              </table:table-cell>
              <table:table-cell office:value-type="float" office:value="248.546">
                <text:p>248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229">
                <text:p>40</text:p>
              </table:table-cell>
              <table:table-cell office:value-type="float" office:value="248.511">
                <text:p>248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551">
                <text:p>40</text:p>
              </table:table-cell>
              <table:table-cell office:value-type="float" office:value="248.456">
                <text:p>248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753">
                <text:p>40</text:p>
              </table:table-cell>
              <table:table-cell office:value-type="float" office:value="248.422">
                <text:p>248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967">
                <text:p>40</text:p>
              </table:table-cell>
              <table:table-cell office:value-type="float" office:value="248.386">
                <text:p>248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285">
                <text:p>40</text:p>
              </table:table-cell>
              <table:table-cell office:value-type="float" office:value="248.332">
                <text:p>248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577">
                <text:p>40</text:p>
              </table:table-cell>
              <table:table-cell office:value-type="float" office:value="248.283">
                <text:p>248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862">
                <text:p>40</text:p>
              </table:table-cell>
              <table:table-cell office:value-type="float" office:value="248.235">
                <text:p>248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181">
                <text:p>40</text:p>
              </table:table-cell>
              <table:table-cell office:value-type="float" office:value="248.182">
                <text:p>248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48">
                <text:p>40</text:p>
              </table:table-cell>
              <table:table-cell office:value-type="float" office:value="248.132">
                <text:p>248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778">
                <text:p>40</text:p>
              </table:table-cell>
              <table:table-cell office:value-type="float" office:value="248.082">
                <text:p>248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005">
                <text:p>40</text:p>
              </table:table-cell>
              <table:table-cell office:value-type="float" office:value="248.044">
                <text:p>248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304">
                <text:p>40</text:p>
              </table:table-cell>
              <table:table-cell office:value-type="float" office:value="247.994">
                <text:p>247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506">
                <text:p>40</text:p>
              </table:table-cell>
              <table:table-cell office:value-type="float" office:value="247.961">
                <text:p>247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731">
                <text:p>40</text:p>
              </table:table-cell>
              <table:table-cell office:value-type="float" office:value="247.923">
                <text:p>247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026">
                <text:p>40</text:p>
              </table:table-cell>
              <table:table-cell office:value-type="float" office:value="247.874">
                <text:p>247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359">
                <text:p>40</text:p>
              </table:table-cell>
              <table:table-cell office:value-type="float" office:value="247.819">
                <text:p>247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658">
                <text:p>40</text:p>
              </table:table-cell>
              <table:table-cell office:value-type="float" office:value="247.77">
                <text:p>247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858">
                <text:p>40</text:p>
              </table:table-cell>
              <table:table-cell office:value-type="float" office:value="247.737">
                <text:p>247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077">
                <text:p>40</text:p>
              </table:table-cell>
              <table:table-cell office:value-type="float" office:value="247.701">
                <text:p>247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295">
                <text:p>40</text:p>
              </table:table-cell>
              <table:table-cell office:value-type="float" office:value="247.665">
                <text:p>247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571">
                <text:p>40</text:p>
              </table:table-cell>
              <table:table-cell office:value-type="float" office:value="247.62">
                <text:p>247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894">
                <text:p>40</text:p>
              </table:table-cell>
              <table:table-cell office:value-type="float" office:value="247.567">
                <text:p>247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167">
                <text:p>40</text:p>
              </table:table-cell>
              <table:table-cell office:value-type="float" office:value="247.522">
                <text:p>247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449">
                <text:p>40</text:p>
              </table:table-cell>
              <table:table-cell office:value-type="float" office:value="247.476">
                <text:p>247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678">
                <text:p>40</text:p>
              </table:table-cell>
              <table:table-cell office:value-type="float" office:value="247.439">
                <text:p>247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956">
                <text:p>40</text:p>
              </table:table-cell>
              <table:table-cell office:value-type="float" office:value="247.394">
                <text:p>247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232">
                <text:p>40</text:p>
              </table:table-cell>
              <table:table-cell office:value-type="float" office:value="247.349">
                <text:p>247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448">
                <text:p>40</text:p>
              </table:table-cell>
              <table:table-cell office:value-type="float" office:value="247.314">
                <text:p>247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737">
                <text:p>40</text:p>
              </table:table-cell>
              <table:table-cell office:value-type="float" office:value="247.267">
                <text:p>247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054">
                <text:p>40</text:p>
              </table:table-cell>
              <table:table-cell office:value-type="float" office:value="247.216">
                <text:p>247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294">
                <text:p>40</text:p>
              </table:table-cell>
              <table:table-cell office:value-type="float" office:value="247.177">
                <text:p>247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502">
                <text:p>40</text:p>
              </table:table-cell>
              <table:table-cell office:value-type="float" office:value="247.144">
                <text:p>247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815">
                <text:p>40</text:p>
              </table:table-cell>
              <table:table-cell office:value-type="float" office:value="247.094">
                <text:p>247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106">
                <text:p>40</text:p>
              </table:table-cell>
              <table:table-cell office:value-type="float" office:value="247.047">
                <text:p>247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376">
                <text:p>40</text:p>
              </table:table-cell>
              <table:table-cell office:value-type="float" office:value="247.004">
                <text:p>247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622">
                <text:p>40</text:p>
              </table:table-cell>
              <table:table-cell office:value-type="float" office:value="246.965">
                <text:p>246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93">
                <text:p>40</text:p>
              </table:table-cell>
              <table:table-cell office:value-type="float" office:value="246.916">
                <text:p>246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2">
                <text:p>40</text:p>
              </table:table-cell>
              <table:table-cell office:value-type="float" office:value="246.873">
                <text:p>246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405">
                <text:p>40</text:p>
              </table:table-cell>
              <table:table-cell office:value-type="float" office:value="246.84">
                <text:p>246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694">
                <text:p>40</text:p>
              </table:table-cell>
              <table:table-cell office:value-type="float" office:value="246.795">
                <text:p>246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921">
                <text:p>40</text:p>
              </table:table-cell>
              <table:table-cell office:value-type="float" office:value="246.759">
                <text:p>246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218">
                <text:p>40</text:p>
              </table:table-cell>
              <table:table-cell office:value-type="float" office:value="246.712">
                <text:p>246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5">
                <text:p>40</text:p>
              </table:table-cell>
              <table:table-cell office:value-type="float" office:value="246.668">
                <text:p>246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717">
                <text:p>40</text:p>
              </table:table-cell>
              <table:table-cell office:value-type="float" office:value="246.634">
                <text:p>246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011">
                <text:p>40</text:p>
              </table:table-cell>
              <table:table-cell office:value-type="float" office:value="246.588">
                <text:p>246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255">
                <text:p>40</text:p>
              </table:table-cell>
              <table:table-cell office:value-type="float" office:value="246.55">
                <text:p>246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49">
                <text:p>40</text:p>
              </table:table-cell>
              <table:table-cell office:value-type="float" office:value="246.513">
                <text:p>246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706">
                <text:p>40</text:p>
              </table:table-cell>
              <table:table-cell office:value-type="float" office:value="246.48">
                <text:p>246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919">
                <text:p>40</text:p>
              </table:table-cell>
              <table:table-cell office:value-type="float" office:value="246.446">
                <text:p>246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133">
                <text:p>40</text:p>
              </table:table-cell>
              <table:table-cell office:value-type="float" office:value="246.413">
                <text:p>246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353">
                <text:p>40</text:p>
              </table:table-cell>
              <table:table-cell office:value-type="float" office:value="246.379">
                <text:p>246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649">
                <text:p>40</text:p>
              </table:table-cell>
              <table:table-cell office:value-type="float" office:value="246.333">
                <text:p>246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996">
                <text:p>40</text:p>
              </table:table-cell>
              <table:table-cell office:value-type="float" office:value="246.28">
                <text:p>246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291">
                <text:p>40</text:p>
              </table:table-cell>
              <table:table-cell office:value-type="float" office:value="246.235">
                <text:p>246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592">
                <text:p>40</text:p>
              </table:table-cell>
              <table:table-cell office:value-type="float" office:value="246.188">
                <text:p>246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815">
                <text:p>40</text:p>
              </table:table-cell>
              <table:table-cell office:value-type="float" office:value="246.154">
                <text:p>246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018">
                <text:p>40</text:p>
              </table:table-cell>
              <table:table-cell office:value-type="float" office:value="246.123">
                <text:p>246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225">
                <text:p>40</text:p>
              </table:table-cell>
              <table:table-cell office:value-type="float" office:value="246.092">
                <text:p>246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455">
                <text:p>40</text:p>
              </table:table-cell>
              <table:table-cell office:value-type="float" office:value="246.057">
                <text:p>246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739">
                <text:p>40</text:p>
              </table:table-cell>
              <table:table-cell office:value-type="float" office:value="246.014">
                <text:p>246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02">
                <text:p>40</text:p>
              </table:table-cell>
              <table:table-cell office:value-type="float" office:value="245.971">
                <text:p>245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243">
                <text:p>40</text:p>
              </table:table-cell>
              <table:table-cell office:value-type="float" office:value="245.937">
                <text:p>245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442">
                <text:p>40</text:p>
              </table:table-cell>
              <table:table-cell office:value-type="float" office:value="245.907">
                <text:p>245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729">
                <text:p>40</text:p>
              </table:table-cell>
              <table:table-cell office:value-type="float" office:value="245.864">
                <text:p>245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945">
                <text:p>40</text:p>
              </table:table-cell>
              <table:table-cell office:value-type="float" office:value="245.831">
                <text:p>245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16">
                <text:p>40</text:p>
              </table:table-cell>
              <table:table-cell office:value-type="float" office:value="245.799">
                <text:p>245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447">
                <text:p>40</text:p>
              </table:table-cell>
              <table:table-cell office:value-type="float" office:value="245.756">
                <text:p>245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652">
                <text:p>40</text:p>
              </table:table-cell>
              <table:table-cell office:value-type="float" office:value="245.726">
                <text:p>245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891">
                <text:p>40</text:p>
              </table:table-cell>
              <table:table-cell office:value-type="float" office:value="245.69">
                <text:p>245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192">
                <text:p>40</text:p>
              </table:table-cell>
              <table:table-cell office:value-type="float" office:value="245.645">
                <text:p>245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392">
                <text:p>40</text:p>
              </table:table-cell>
              <table:table-cell office:value-type="float" office:value="245.615">
                <text:p>245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636">
                <text:p>40</text:p>
              </table:table-cell>
              <table:table-cell office:value-type="float" office:value="245.579">
                <text:p>245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845">
                <text:p>40</text:p>
              </table:table-cell>
              <table:table-cell office:value-type="float" office:value="245.548">
                <text:p>245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157">
                <text:p>40</text:p>
              </table:table-cell>
              <table:table-cell office:value-type="float" office:value="245.502">
                <text:p>245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387">
                <text:p>40</text:p>
              </table:table-cell>
              <table:table-cell office:value-type="float" office:value="245.468">
                <text:p>245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598">
                <text:p>40</text:p>
              </table:table-cell>
              <table:table-cell office:value-type="float" office:value="245.437">
                <text:p>245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885">
                <text:p>40</text:p>
              </table:table-cell>
              <table:table-cell office:value-type="float" office:value="245.395">
                <text:p>245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124">
                <text:p>40</text:p>
              </table:table-cell>
              <table:table-cell office:value-type="float" office:value="245.36">
                <text:p>245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406">
                <text:p>40</text:p>
              </table:table-cell>
              <table:table-cell office:value-type="float" office:value="245.319">
                <text:p>245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722">
                <text:p>40</text:p>
              </table:table-cell>
              <table:table-cell office:value-type="float" office:value="245.272">
                <text:p>245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003">
                <text:p>40</text:p>
              </table:table-cell>
              <table:table-cell office:value-type="float" office:value="245.232">
                <text:p>245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203">
                <text:p>40</text:p>
              </table:table-cell>
              <table:table-cell office:value-type="float" office:value="245.202">
                <text:p>245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492">
                <text:p>40</text:p>
              </table:table-cell>
              <table:table-cell office:value-type="float" office:value="245.161">
                <text:p>245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773">
                <text:p>40</text:p>
              </table:table-cell>
              <table:table-cell office:value-type="float" office:value="245.12">
                <text:p>245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005">
                <text:p>40</text:p>
              </table:table-cell>
              <table:table-cell office:value-type="float" office:value="245.086">
                <text:p>245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205">
                <text:p>40</text:p>
              </table:table-cell>
              <table:table-cell office:value-type="float" office:value="245.058">
                <text:p>245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404">
                <text:p>40</text:p>
              </table:table-cell>
              <table:table-cell office:value-type="float" office:value="245.029">
                <text:p>245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639">
                <text:p>40</text:p>
              </table:table-cell>
              <table:table-cell office:value-type="float" office:value="244.995">
                <text:p>244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85">
                <text:p>40</text:p>
              </table:table-cell>
              <table:table-cell office:value-type="float" office:value="244.965">
                <text:p>244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121">
                <text:p>40</text:p>
              </table:table-cell>
              <table:table-cell office:value-type="float" office:value="244.926">
                <text:p>244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32">
                <text:p>40</text:p>
              </table:table-cell>
              <table:table-cell office:value-type="float" office:value="244.898">
                <text:p>244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544">
                <text:p>40</text:p>
              </table:table-cell>
              <table:table-cell office:value-type="float" office:value="244.866">
                <text:p>244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846">
                <text:p>40</text:p>
              </table:table-cell>
              <table:table-cell office:value-type="float" office:value="244.823">
                <text:p>244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151">
                <text:p>40</text:p>
              </table:table-cell>
              <table:table-cell office:value-type="float" office:value="244.779">
                <text:p>244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455">
                <text:p>40</text:p>
              </table:table-cell>
              <table:table-cell office:value-type="float" office:value="244.736">
                <text:p>244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661">
                <text:p>40</text:p>
              </table:table-cell>
              <table:table-cell office:value-type="float" office:value="244.707">
                <text:p>244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881">
                <text:p>40</text:p>
              </table:table-cell>
              <table:table-cell office:value-type="float" office:value="244.676">
                <text:p>244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098">
                <text:p>40</text:p>
              </table:table-cell>
              <table:table-cell office:value-type="float" office:value="244.645">
                <text:p>244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3">
                <text:p>40</text:p>
              </table:table-cell>
              <table:table-cell office:value-type="float" office:value="244.617">
                <text:p>244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602">
                <text:p>40</text:p>
              </table:table-cell>
              <table:table-cell office:value-type="float" office:value="244.575">
                <text:p>244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915">
                <text:p>40</text:p>
              </table:table-cell>
              <table:table-cell office:value-type="float" office:value="244.531">
                <text:p>244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121">
                <text:p>40</text:p>
              </table:table-cell>
              <table:table-cell office:value-type="float" office:value="244.502">
                <text:p>244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328">
                <text:p>40</text:p>
              </table:table-cell>
              <table:table-cell office:value-type="float" office:value="244.473">
                <text:p>244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639">
                <text:p>40</text:p>
              </table:table-cell>
              <table:table-cell office:value-type="float" office:value="244.43">
                <text:p>244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841">
                <text:p>40</text:p>
              </table:table-cell>
              <table:table-cell office:value-type="float" office:value="244.401">
                <text:p>244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047">
                <text:p>40</text:p>
              </table:table-cell>
              <table:table-cell office:value-type="float" office:value="244.373">
                <text:p>244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248">
                <text:p>40</text:p>
              </table:table-cell>
              <table:table-cell office:value-type="float" office:value="244.345">
                <text:p>244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48">
                <text:p>40</text:p>
              </table:table-cell>
              <table:table-cell office:value-type="float" office:value="244.313">
                <text:p>244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681">
                <text:p>40</text:p>
              </table:table-cell>
              <table:table-cell office:value-type="float" office:value="244.285">
                <text:p>244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881">
                <text:p>40</text:p>
              </table:table-cell>
              <table:table-cell office:value-type="float" office:value="244.257">
                <text:p>244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082">
                <text:p>40</text:p>
              </table:table-cell>
              <table:table-cell office:value-type="float" office:value="244.23">
                <text:p>244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386">
                <text:p>40</text:p>
              </table:table-cell>
              <table:table-cell office:value-type="float" office:value="244.188">
                <text:p>244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668">
                <text:p>40</text:p>
              </table:table-cell>
              <table:table-cell office:value-type="float" office:value="244.149">
                <text:p>244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882">
                <text:p>40</text:p>
              </table:table-cell>
              <table:table-cell office:value-type="float" office:value="244.12">
                <text:p>244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089">
                <text:p>40</text:p>
              </table:table-cell>
              <table:table-cell office:value-type="float" office:value="244.091">
                <text:p>244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324">
                <text:p>40</text:p>
              </table:table-cell>
              <table:table-cell office:value-type="float" office:value="244.059">
                <text:p>244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614">
                <text:p>40</text:p>
              </table:table-cell>
              <table:table-cell office:value-type="float" office:value="244.02">
                <text:p>244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911">
                <text:p>40</text:p>
              </table:table-cell>
              <table:table-cell office:value-type="float" office:value="243.979">
                <text:p>243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132">
                <text:p>50</text:p>
              </table:table-cell>
              <table:table-cell office:value-type="float" office:value="243.949">
                <text:p>243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335">
                <text:p>50</text:p>
              </table:table-cell>
              <table:table-cell office:value-type="float" office:value="243.922">
                <text:p>243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544">
                <text:p>50</text:p>
              </table:table-cell>
              <table:table-cell office:value-type="float" office:value="243.893">
                <text:p>243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829">
                <text:p>50</text:p>
              </table:table-cell>
              <table:table-cell office:value-type="float" office:value="243.855">
                <text:p>243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06">
                <text:p>50</text:p>
              </table:table-cell>
              <table:table-cell office:value-type="float" office:value="243.824">
                <text:p>243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26">
                <text:p>50</text:p>
              </table:table-cell>
              <table:table-cell office:value-type="float" office:value="243.797">
                <text:p>243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461">
                <text:p>50</text:p>
              </table:table-cell>
              <table:table-cell office:value-type="float" office:value="243.77">
                <text:p>243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674">
                <text:p>50</text:p>
              </table:table-cell>
              <table:table-cell office:value-type="float" office:value="243.741">
                <text:p>243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973">
                <text:p>50</text:p>
              </table:table-cell>
              <table:table-cell office:value-type="float" office:value="243.701">
                <text:p>243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27">
                <text:p>50</text:p>
              </table:table-cell>
              <table:table-cell office:value-type="float" office:value="243.661">
                <text:p>243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565">
                <text:p>50</text:p>
              </table:table-cell>
              <table:table-cell office:value-type="float" office:value="243.622">
                <text:p>243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888">
                <text:p>50</text:p>
              </table:table-cell>
              <table:table-cell office:value-type="float" office:value="243.579">
                <text:p>243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088">
                <text:p>50</text:p>
              </table:table-cell>
              <table:table-cell office:value-type="float" office:value="243.552">
                <text:p>243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367">
                <text:p>50</text:p>
              </table:table-cell>
              <table:table-cell office:value-type="float" office:value="243.515">
                <text:p>243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578">
                <text:p>50</text:p>
              </table:table-cell>
              <table:table-cell office:value-type="float" office:value="243.488">
                <text:p>243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786">
                <text:p>50</text:p>
              </table:table-cell>
              <table:table-cell office:value-type="float" office:value="243.46">
                <text:p>243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99">
                <text:p>50</text:p>
              </table:table-cell>
              <table:table-cell office:value-type="float" office:value="243.433">
                <text:p>243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195">
                <text:p>50</text:p>
              </table:table-cell>
              <table:table-cell office:value-type="float" office:value="243.406">
                <text:p>243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483">
                <text:p>50</text:p>
              </table:table-cell>
              <table:table-cell office:value-type="float" office:value="243.368">
                <text:p>243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695">
                <text:p>50</text:p>
              </table:table-cell>
              <table:table-cell office:value-type="float" office:value="243.341">
                <text:p>243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968">
                <text:p>50</text:p>
              </table:table-cell>
              <table:table-cell office:value-type="float" office:value="243.305">
                <text:p>243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195">
                <text:p>50</text:p>
              </table:table-cell>
              <table:table-cell office:value-type="float" office:value="243.275">
                <text:p>243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402">
                <text:p>50</text:p>
              </table:table-cell>
              <table:table-cell office:value-type="float" office:value="243.248">
                <text:p>243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685">
                <text:p>50</text:p>
              </table:table-cell>
              <table:table-cell office:value-type="float" office:value="243.212">
                <text:p>243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978">
                <text:p>50</text:p>
              </table:table-cell>
              <table:table-cell office:value-type="float" office:value="243.174">
                <text:p>243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252">
                <text:p>50</text:p>
              </table:table-cell>
              <table:table-cell office:value-type="float" office:value="243.139">
                <text:p>243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462">
                <text:p>50</text:p>
              </table:table-cell>
              <table:table-cell office:value-type="float" office:value="243.112">
                <text:p>243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744">
                <text:p>50</text:p>
              </table:table-cell>
              <table:table-cell office:value-type="float" office:value="243.076">
                <text:p>243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015">
                <text:p>50</text:p>
              </table:table-cell>
              <table:table-cell office:value-type="float" office:value="243.042">
                <text:p>243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303">
                <text:p>50</text:p>
              </table:table-cell>
              <table:table-cell office:value-type="float" office:value="243.005">
                <text:p>243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578">
                <text:p>50</text:p>
              </table:table-cell>
              <table:table-cell office:value-type="float" office:value="242.97">
                <text:p>242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781">
                <text:p>50</text:p>
              </table:table-cell>
              <table:table-cell office:value-type="float" office:value="242.945">
                <text:p>242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034">
                <text:p>50</text:p>
              </table:table-cell>
              <table:table-cell office:value-type="float" office:value="242.913">
                <text:p>242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235">
                <text:p>50</text:p>
              </table:table-cell>
              <table:table-cell office:value-type="float" office:value="242.888">
                <text:p>242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434">
                <text:p>50</text:p>
              </table:table-cell>
              <table:table-cell office:value-type="float" office:value="242.864">
                <text:p>242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74">
                <text:p>50</text:p>
              </table:table-cell>
              <table:table-cell office:value-type="float" office:value="242.826">
                <text:p>242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956">
                <text:p>50</text:p>
              </table:table-cell>
              <table:table-cell office:value-type="float" office:value="242.799">
                <text:p>242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232">
                <text:p>50</text:p>
              </table:table-cell>
              <table:table-cell office:value-type="float" office:value="242.766">
                <text:p>242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516">
                <text:p>50</text:p>
              </table:table-cell>
              <table:table-cell office:value-type="float" office:value="242.731">
                <text:p>242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794">
                <text:p>50</text:p>
              </table:table-cell>
              <table:table-cell office:value-type="float" office:value="242.698">
                <text:p>242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09">
                <text:p>50</text:p>
              </table:table-cell>
              <table:table-cell office:value-type="float" office:value="242.662">
                <text:p>242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364">
                <text:p>50</text:p>
              </table:table-cell>
              <table:table-cell office:value-type="float" office:value="242.629">
                <text:p>242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635">
                <text:p>50</text:p>
              </table:table-cell>
              <table:table-cell office:value-type="float" office:value="242.597">
                <text:p>242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867">
                <text:p>50</text:p>
              </table:table-cell>
              <table:table-cell office:value-type="float" office:value="242.57">
                <text:p>242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072">
                <text:p>50</text:p>
              </table:table-cell>
              <table:table-cell office:value-type="float" office:value="242.546">
                <text:p>242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349">
                <text:p>50</text:p>
              </table:table-cell>
              <table:table-cell office:value-type="float" office:value="242.514">
                <text:p>242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639">
                <text:p>50</text:p>
              </table:table-cell>
              <table:table-cell office:value-type="float" office:value="242.481">
                <text:p>242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923">
                <text:p>50</text:p>
              </table:table-cell>
              <table:table-cell office:value-type="float" office:value="242.448">
                <text:p>242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2">
                <text:p>50</text:p>
              </table:table-cell>
              <table:table-cell office:value-type="float" office:value="242.417">
                <text:p>242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49">
                <text:p>50</text:p>
              </table:table-cell>
              <table:table-cell office:value-type="float" office:value="242.385">
                <text:p>242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713">
                <text:p>50</text:p>
              </table:table-cell>
              <table:table-cell office:value-type="float" office:value="242.36">
                <text:p>242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001">
                <text:p>50</text:p>
              </table:table-cell>
              <table:table-cell office:value-type="float" office:value="242.328">
                <text:p>242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303">
                <text:p>50</text:p>
              </table:table-cell>
              <table:table-cell office:value-type="float" office:value="242.295">
                <text:p>242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586">
                <text:p>50</text:p>
              </table:table-cell>
              <table:table-cell office:value-type="float" office:value="242.264">
                <text:p>242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873">
                <text:p>50</text:p>
              </table:table-cell>
              <table:table-cell office:value-type="float" office:value="242.234">
                <text:p>242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152">
                <text:p>50</text:p>
              </table:table-cell>
              <table:table-cell office:value-type="float" office:value="242.204">
                <text:p>242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428">
                <text:p>50</text:p>
              </table:table-cell>
              <table:table-cell office:value-type="float" office:value="242.175">
                <text:p>242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705">
                <text:p>50</text:p>
              </table:table-cell>
              <table:table-cell office:value-type="float" office:value="242.146">
                <text:p>242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92">
                <text:p>50</text:p>
              </table:table-cell>
              <table:table-cell office:value-type="float" office:value="242.124">
                <text:p>242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214">
                <text:p>50</text:p>
              </table:table-cell>
              <table:table-cell office:value-type="float" office:value="242.095">
                <text:p>242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49">
                <text:p>50</text:p>
              </table:table-cell>
              <table:table-cell office:value-type="float" office:value="242.067">
                <text:p>242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775">
                <text:p>50</text:p>
              </table:table-cell>
              <table:table-cell office:value-type="float" office:value="242.039">
                <text:p>242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054">
                <text:p>50</text:p>
              </table:table-cell>
              <table:table-cell office:value-type="float" office:value="242.012">
                <text:p>242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332">
                <text:p>50</text:p>
              </table:table-cell>
              <table:table-cell office:value-type="float" office:value="241.985">
                <text:p>241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551">
                <text:p>50</text:p>
              </table:table-cell>
              <table:table-cell office:value-type="float" office:value="241.964">
                <text:p>241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76">
                <text:p>50</text:p>
              </table:table-cell>
              <table:table-cell office:value-type="float" office:value="241.945">
                <text:p>241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966">
                <text:p>50</text:p>
              </table:table-cell>
              <table:table-cell office:value-type="float" office:value="241.925">
                <text:p>241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17">
                <text:p>50</text:p>
              </table:table-cell>
              <table:table-cell office:value-type="float" office:value="241.907">
                <text:p>241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463">
                <text:p>50</text:p>
              </table:table-cell>
              <table:table-cell office:value-type="float" office:value="241.88">
                <text:p>241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67">
                <text:p>50</text:p>
              </table:table-cell>
              <table:table-cell office:value-type="float" office:value="241.862">
                <text:p>241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955">
                <text:p>50</text:p>
              </table:table-cell>
              <table:table-cell office:value-type="float" office:value="241.837">
                <text:p>241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246">
                <text:p>50</text:p>
              </table:table-cell>
              <table:table-cell office:value-type="float" office:value="241.811">
                <text:p>241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571">
                <text:p>50</text:p>
              </table:table-cell>
              <table:table-cell office:value-type="float" office:value="241.784">
                <text:p>241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796">
                <text:p>50</text:p>
              </table:table-cell>
              <table:table-cell office:value-type="float" office:value="241.765">
                <text:p>241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023">
                <text:p>50</text:p>
              </table:table-cell>
              <table:table-cell office:value-type="float" office:value="241.747">
                <text:p>241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318">
                <text:p>50</text:p>
              </table:table-cell>
              <table:table-cell office:value-type="float" office:value="241.723">
                <text:p>241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638">
                <text:p>50</text:p>
              </table:table-cell>
              <table:table-cell office:value-type="float" office:value="241.698">
                <text:p>241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947">
                <text:p>50</text:p>
              </table:table-cell>
              <table:table-cell office:value-type="float" office:value="241.674">
                <text:p>241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248">
                <text:p>50</text:p>
              </table:table-cell>
              <table:table-cell office:value-type="float" office:value="241.652">
                <text:p>241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478">
                <text:p>50</text:p>
              </table:table-cell>
              <table:table-cell office:value-type="float" office:value="241.635">
                <text:p>241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757">
                <text:p>50</text:p>
              </table:table-cell>
              <table:table-cell office:value-type="float" office:value="241.615">
                <text:p>241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057">
                <text:p>50</text:p>
              </table:table-cell>
              <table:table-cell office:value-type="float" office:value="241.594">
                <text:p>241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262">
                <text:p>50</text:p>
              </table:table-cell>
              <table:table-cell office:value-type="float" office:value="241.58">
                <text:p>241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546">
                <text:p>50</text:p>
              </table:table-cell>
              <table:table-cell office:value-type="float" office:value="241.561">
                <text:p>241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83">
                <text:p>50</text:p>
              </table:table-cell>
              <table:table-cell office:value-type="float" office:value="241.543">
                <text:p>241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108">
                <text:p>50</text:p>
              </table:table-cell>
              <table:table-cell office:value-type="float" office:value="241.525">
                <text:p>241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386">
                <text:p>50</text:p>
              </table:table-cell>
              <table:table-cell office:value-type="float" office:value="241.508">
                <text:p>241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725">
                <text:p>50</text:p>
              </table:table-cell>
              <table:table-cell office:value-type="float" office:value="241.489">
                <text:p>241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928">
                <text:p>50</text:p>
              </table:table-cell>
              <table:table-cell office:value-type="float" office:value="241.477">
                <text:p>241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139">
                <text:p>50</text:p>
              </table:table-cell>
              <table:table-cell office:value-type="float" office:value="241.465">
                <text:p>241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433">
                <text:p>50</text:p>
              </table:table-cell>
              <table:table-cell office:value-type="float" office:value="241.45">
                <text:p>241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669">
                <text:p>50</text:p>
              </table:table-cell>
              <table:table-cell office:value-type="float" office:value="241.438">
                <text:p>241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964">
                <text:p>50</text:p>
              </table:table-cell>
              <table:table-cell office:value-type="float" office:value="241.423">
                <text:p>241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174">
                <text:p>50</text:p>
              </table:table-cell>
              <table:table-cell office:value-type="float" office:value="241.413">
                <text:p>241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382">
                <text:p>50</text:p>
              </table:table-cell>
              <table:table-cell office:value-type="float" office:value="241.404">
                <text:p>241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678">
                <text:p>50</text:p>
              </table:table-cell>
              <table:table-cell office:value-type="float" office:value="241.391">
                <text:p>241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964">
                <text:p>50</text:p>
              </table:table-cell>
              <table:table-cell office:value-type="float" office:value="241.379">
                <text:p>241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245">
                <text:p>50</text:p>
              </table:table-cell>
              <table:table-cell office:value-type="float" office:value="241.368">
                <text:p>241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473">
                <text:p>50</text:p>
              </table:table-cell>
              <table:table-cell office:value-type="float" office:value="241.359">
                <text:p>241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765">
                <text:p>50</text:p>
              </table:table-cell>
              <table:table-cell office:value-type="float" office:value="241.349">
                <text:p>241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964">
                <text:p>50</text:p>
              </table:table-cell>
              <table:table-cell office:value-type="float" office:value="241.342">
                <text:p>241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204">
                <text:p>50</text:p>
              </table:table-cell>
              <table:table-cell office:value-type="float" office:value="241.335">
                <text:p>241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498">
                <text:p>50</text:p>
              </table:table-cell>
              <table:table-cell office:value-type="float" office:value="241.326">
                <text:p>241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712">
                <text:p>50</text:p>
              </table:table-cell>
              <table:table-cell office:value-type="float" office:value="241.321">
                <text:p>241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028">
                <text:p>50</text:p>
              </table:table-cell>
              <table:table-cell office:value-type="float" office:value="241.313">
                <text:p>241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335">
                <text:p>50</text:p>
              </table:table-cell>
              <table:table-cell office:value-type="float" office:value="241.306">
                <text:p>241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63">
                <text:p>50</text:p>
              </table:table-cell>
              <table:table-cell office:value-type="float" office:value="241.301">
                <text:p>241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924">
                <text:p>50</text:p>
              </table:table-cell>
              <table:table-cell office:value-type="float" office:value="241.296">
                <text:p>241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228">
                <text:p>50</text:p>
              </table:table-cell>
              <table:table-cell office:value-type="float" office:value="241.292">
                <text:p>241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436">
                <text:p>50</text:p>
              </table:table-cell>
              <table:table-cell office:value-type="float" office:value="241.29">
                <text:p>241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643">
                <text:p>50</text:p>
              </table:table-cell>
              <table:table-cell office:value-type="float" office:value="241.288">
                <text:p>241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853">
                <text:p>50</text:p>
              </table:table-cell>
              <table:table-cell office:value-type="float" office:value="241.287">
                <text:p>241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097">
                <text:p>50</text:p>
              </table:table-cell>
              <table:table-cell office:value-type="float" office:value="241.285">
                <text:p>241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384">
                <text:p>50</text:p>
              </table:table-cell>
              <table:table-cell office:value-type="float" office:value="241.285">
                <text:p>241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662">
                <text:p>50</text:p>
              </table:table-cell>
              <table:table-cell office:value-type="float" office:value="241.285">
                <text:p>241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951">
                <text:p>50</text:p>
              </table:table-cell>
              <table:table-cell office:value-type="float" office:value="241.286">
                <text:p>241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231">
                <text:p>50</text:p>
              </table:table-cell>
              <table:table-cell office:value-type="float" office:value="241.288">
                <text:p>241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51">
                <text:p>50</text:p>
              </table:table-cell>
              <table:table-cell office:value-type="float" office:value="241.29">
                <text:p>241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784">
                <text:p>50</text:p>
              </table:table-cell>
              <table:table-cell office:value-type="float" office:value="241.293">
                <text:p>241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017">
                <text:p>50</text:p>
              </table:table-cell>
              <table:table-cell office:value-type="float" office:value="241.297">
                <text:p>241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317">
                <text:p>50</text:p>
              </table:table-cell>
              <table:table-cell office:value-type="float" office:value="241.302">
                <text:p>241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524">
                <text:p>50</text:p>
              </table:table-cell>
              <table:table-cell office:value-type="float" office:value="241.306">
                <text:p>241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816">
                <text:p>50</text:p>
              </table:table-cell>
              <table:table-cell office:value-type="float" office:value="241.313">
                <text:p>241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038">
                <text:p>50</text:p>
              </table:table-cell>
              <table:table-cell office:value-type="float" office:value="241.319">
                <text:p>241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265">
                <text:p>50</text:p>
              </table:table-cell>
              <table:table-cell office:value-type="float" office:value="241.325">
                <text:p>241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466">
                <text:p>50</text:p>
              </table:table-cell>
              <table:table-cell office:value-type="float" office:value="241.331">
                <text:p>241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675">
                <text:p>50</text:p>
              </table:table-cell>
              <table:table-cell office:value-type="float" office:value="241.338">
                <text:p>241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908">
                <text:p>50</text:p>
              </table:table-cell>
              <table:table-cell office:value-type="float" office:value="241.346">
                <text:p>241.3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115">
                <text:p>50</text:p>
              </table:table-cell>
              <table:table-cell office:value-type="float" office:value="241.354">
                <text:p>241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395">
                <text:p>50</text:p>
              </table:table-cell>
              <table:table-cell office:value-type="float" office:value="241.366">
                <text:p>241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666">
                <text:p>50</text:p>
              </table:table-cell>
              <table:table-cell office:value-type="float" office:value="241.378">
                <text:p>241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002">
                <text:p>50</text:p>
              </table:table-cell>
              <table:table-cell office:value-type="float" office:value="241.394">
                <text:p>241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203">
                <text:p>50</text:p>
              </table:table-cell>
              <table:table-cell office:value-type="float" office:value="241.404">
                <text:p>241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485">
                <text:p>50</text:p>
              </table:table-cell>
              <table:table-cell office:value-type="float" office:value="241.419">
                <text:p>241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686">
                <text:p>50</text:p>
              </table:table-cell>
              <table:table-cell office:value-type="float" office:value="241.43">
                <text:p>241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922">
                <text:p>50</text:p>
              </table:table-cell>
              <table:table-cell office:value-type="float" office:value="241.444">
                <text:p>241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215">
                <text:p>50</text:p>
              </table:table-cell>
              <table:table-cell office:value-type="float" office:value="241.463">
                <text:p>241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511">
                <text:p>50</text:p>
              </table:table-cell>
              <table:table-cell office:value-type="float" office:value="241.482">
                <text:p>241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74">
                <text:p>50</text:p>
              </table:table-cell>
              <table:table-cell office:value-type="float" office:value="241.498">
                <text:p>241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945">
                <text:p>50</text:p>
              </table:table-cell>
              <table:table-cell office:value-type="float" office:value="241.513">
                <text:p>241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158">
                <text:p>50</text:p>
              </table:table-cell>
              <table:table-cell office:value-type="float" office:value="241.529">
                <text:p>241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467">
                <text:p>50</text:p>
              </table:table-cell>
              <table:table-cell office:value-type="float" office:value="241.553">
                <text:p>241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667">
                <text:p>50</text:p>
              </table:table-cell>
              <table:table-cell office:value-type="float" office:value="241.569">
                <text:p>241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871">
                <text:p>50</text:p>
              </table:table-cell>
              <table:table-cell office:value-type="float" office:value="241.586">
                <text:p>241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071">
                <text:p>50</text:p>
              </table:table-cell>
              <table:table-cell office:value-type="float" office:value="241.603">
                <text:p>241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364">
                <text:p>50</text:p>
              </table:table-cell>
              <table:table-cell office:value-type="float" office:value="241.629">
                <text:p>241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653">
                <text:p>50</text:p>
              </table:table-cell>
              <table:table-cell office:value-type="float" office:value="241.656">
                <text:p>241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853">
                <text:p>50</text:p>
              </table:table-cell>
              <table:table-cell office:value-type="float" office:value="241.676">
                <text:p>241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122">
                <text:p>50</text:p>
              </table:table-cell>
              <table:table-cell office:value-type="float" office:value="241.702">
                <text:p>241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336">
                <text:p>50</text:p>
              </table:table-cell>
              <table:table-cell office:value-type="float" office:value="241.725">
                <text:p>241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627">
                <text:p>50</text:p>
              </table:table-cell>
              <table:table-cell office:value-type="float" office:value="241.756">
                <text:p>241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906">
                <text:p>50</text:p>
              </table:table-cell>
              <table:table-cell office:value-type="float" office:value="241.786">
                <text:p>241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112">
                <text:p>50</text:p>
              </table:table-cell>
              <table:table-cell office:value-type="float" office:value="241.81">
                <text:p>241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384">
                <text:p>50</text:p>
              </table:table-cell>
              <table:table-cell office:value-type="float" office:value="241.841">
                <text:p>241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678">
                <text:p>50</text:p>
              </table:table-cell>
              <table:table-cell office:value-type="float" office:value="241.877">
                <text:p>241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957">
                <text:p>50</text:p>
              </table:table-cell>
              <table:table-cell office:value-type="float" office:value="241.912">
                <text:p>241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236">
                <text:p>50</text:p>
              </table:table-cell>
              <table:table-cell office:value-type="float" office:value="241.948">
                <text:p>241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519">
                <text:p>50</text:p>
              </table:table-cell>
              <table:table-cell office:value-type="float" office:value="241.985">
                <text:p>241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751">
                <text:p>50</text:p>
              </table:table-cell>
              <table:table-cell office:value-type="float" office:value="242.017">
                <text:p>242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96">
                <text:p>50</text:p>
              </table:table-cell>
              <table:table-cell office:value-type="float" office:value="242.046">
                <text:p>242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181">
                <text:p>50</text:p>
              </table:table-cell>
              <table:table-cell office:value-type="float" office:value="242.077">
                <text:p>242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4">
                <text:p>50</text:p>
              </table:table-cell>
              <table:table-cell office:value-type="float" office:value="242.109">
                <text:p>242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64">
                <text:p>50</text:p>
              </table:table-cell>
              <table:table-cell office:value-type="float" office:value="242.145">
                <text:p>242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852">
                <text:p>50</text:p>
              </table:table-cell>
              <table:table-cell office:value-type="float" office:value="242.177">
                <text:p>242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079">
                <text:p>50</text:p>
              </table:table-cell>
              <table:table-cell office:value-type="float" office:value="242.213">
                <text:p>242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32">
                <text:p>50</text:p>
              </table:table-cell>
              <table:table-cell office:value-type="float" office:value="242.251">
                <text:p>242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552">
                <text:p>50</text:p>
              </table:table-cell>
              <table:table-cell office:value-type="float" office:value="242.288">
                <text:p>242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767">
                <text:p>50</text:p>
              </table:table-cell>
              <table:table-cell office:value-type="float" office:value="242.324">
                <text:p>242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991">
                <text:p>50</text:p>
              </table:table-cell>
              <table:table-cell office:value-type="float" office:value="242.362">
                <text:p>242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214">
                <text:p>50</text:p>
              </table:table-cell>
              <table:table-cell office:value-type="float" office:value="242.4">
                <text:p>242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46">
                <text:p>50</text:p>
              </table:table-cell>
              <table:table-cell office:value-type="float" office:value="242.443">
                <text:p>242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685">
                <text:p>50</text:p>
              </table:table-cell>
              <table:table-cell office:value-type="float" office:value="242.483">
                <text:p>242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911">
                <text:p>50</text:p>
              </table:table-cell>
              <table:table-cell office:value-type="float" office:value="242.524">
                <text:p>242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131">
                <text:p>50</text:p>
              </table:table-cell>
              <table:table-cell office:value-type="float" office:value="242.565">
                <text:p>242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355">
                <text:p>50</text:p>
              </table:table-cell>
              <table:table-cell office:value-type="float" office:value="242.607">
                <text:p>242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556">
                <text:p>50</text:p>
              </table:table-cell>
              <table:table-cell office:value-type="float" office:value="242.646">
                <text:p>242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844">
                <text:p>50</text:p>
              </table:table-cell>
              <table:table-cell office:value-type="float" office:value="242.702">
                <text:p>242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086">
                <text:p>50</text:p>
              </table:table-cell>
              <table:table-cell office:value-type="float" office:value="242.751">
                <text:p>242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378">
                <text:p>50</text:p>
              </table:table-cell>
              <table:table-cell office:value-type="float" office:value="242.81">
                <text:p>242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578">
                <text:p>50</text:p>
              </table:table-cell>
              <table:table-cell office:value-type="float" office:value="242.851">
                <text:p>242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81">
                <text:p>50</text:p>
              </table:table-cell>
              <table:table-cell office:value-type="float" office:value="242.9">
                <text:p>242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105">
                <text:p>50</text:p>
              </table:table-cell>
              <table:table-cell office:value-type="float" office:value="242.964">
                <text:p>242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319">
                <text:p>50</text:p>
              </table:table-cell>
              <table:table-cell office:value-type="float" office:value="243.01">
                <text:p>243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519">
                <text:p>50</text:p>
              </table:table-cell>
              <table:table-cell office:value-type="float" office:value="243.055">
                <text:p>243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765">
                <text:p>50</text:p>
              </table:table-cell>
              <table:table-cell office:value-type="float" office:value="243.11">
                <text:p>243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979">
                <text:p>50</text:p>
              </table:table-cell>
              <table:table-cell office:value-type="float" office:value="243.159">
                <text:p>243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272">
                <text:p>50</text:p>
              </table:table-cell>
              <table:table-cell office:value-type="float" office:value="243.227">
                <text:p>243.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53">
                <text:p>50</text:p>
              </table:table-cell>
              <table:table-cell office:value-type="float" office:value="243.288">
                <text:p>243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73">
                <text:p>50</text:p>
              </table:table-cell>
              <table:table-cell office:value-type="float" office:value="243.336">
                <text:p>243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944">
                <text:p>50</text:p>
              </table:table-cell>
              <table:table-cell office:value-type="float" office:value="243.388">
                <text:p>243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178">
                <text:p>50</text:p>
              </table:table-cell>
              <table:table-cell office:value-type="float" office:value="243.445">
                <text:p>243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483">
                <text:p>50</text:p>
              </table:table-cell>
              <table:table-cell office:value-type="float" office:value="243.522">
                <text:p>243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683">
                <text:p>50</text:p>
              </table:table-cell>
              <table:table-cell office:value-type="float" office:value="243.572">
                <text:p>243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914">
                <text:p>50</text:p>
              </table:table-cell>
              <table:table-cell office:value-type="float" office:value="243.632">
                <text:p>243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219">
                <text:p>50</text:p>
              </table:table-cell>
              <table:table-cell office:value-type="float" office:value="243.711">
                <text:p>243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514">
                <text:p>50</text:p>
              </table:table-cell>
              <table:table-cell office:value-type="float" office:value="243.79">
                <text:p>243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739">
                <text:p>50</text:p>
              </table:table-cell>
              <table:table-cell office:value-type="float" office:value="243.851">
                <text:p>243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957">
                <text:p>50</text:p>
              </table:table-cell>
              <table:table-cell office:value-type="float" office:value="243.91">
                <text:p>243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237">
                <text:p>50</text:p>
              </table:table-cell>
              <table:table-cell office:value-type="float" office:value="243.988">
                <text:p>243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468">
                <text:p>50</text:p>
              </table:table-cell>
              <table:table-cell office:value-type="float" office:value="244.052">
                <text:p>244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671">
                <text:p>50</text:p>
              </table:table-cell>
              <table:table-cell office:value-type="float" office:value="244.11">
                <text:p>244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873">
                <text:p>50</text:p>
              </table:table-cell>
              <table:table-cell office:value-type="float" office:value="244.168">
                <text:p>244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074">
                <text:p>50</text:p>
              </table:table-cell>
              <table:table-cell office:value-type="float" office:value="244.226">
                <text:p>244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31">
                <text:p>50</text:p>
              </table:table-cell>
              <table:table-cell office:value-type="float" office:value="244.296">
                <text:p>244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514">
                <text:p>50</text:p>
              </table:table-cell>
              <table:table-cell office:value-type="float" office:value="244.356">
                <text:p>244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721">
                <text:p>50</text:p>
              </table:table-cell>
              <table:table-cell office:value-type="float" office:value="244.418">
                <text:p>244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946">
                <text:p>50</text:p>
              </table:table-cell>
              <table:table-cell office:value-type="float" office:value="244.487">
                <text:p>244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238">
                <text:p>50</text:p>
              </table:table-cell>
              <table:table-cell office:value-type="float" office:value="244.576">
                <text:p>244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438">
                <text:p>50</text:p>
              </table:table-cell>
              <table:table-cell office:value-type="float" office:value="244.638">
                <text:p>244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744">
                <text:p>50</text:p>
              </table:table-cell>
              <table:table-cell office:value-type="float" office:value="244.734">
                <text:p>244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947">
                <text:p>50</text:p>
              </table:table-cell>
              <table:table-cell office:value-type="float" office:value="244.799">
                <text:p>244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155">
                <text:p>50</text:p>
              </table:table-cell>
              <table:table-cell office:value-type="float" office:value="244.866">
                <text:p>244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362">
                <text:p>50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574">
                <text:p>50</text:p>
              </table:table-cell>
              <table:table-cell office:value-type="float" office:value="245.002">
                <text:p>245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82">
                <text:p>50</text:p>
              </table:table-cell>
              <table:table-cell office:value-type="float" office:value="245.084">
                <text:p>245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041">
                <text:p>50</text:p>
              </table:table-cell>
              <table:table-cell office:value-type="float" office:value="245.157">
                <text:p>245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269">
                <text:p>50</text:p>
              </table:table-cell>
              <table:table-cell office:value-type="float" office:value="245.234">
                <text:p>245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505">
                <text:p>50</text:p>
              </table:table-cell>
              <table:table-cell office:value-type="float" office:value="245.315">
                <text:p>245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741">
                <text:p>50</text:p>
              </table:table-cell>
              <table:table-cell office:value-type="float" office:value="245.396">
                <text:p>245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959">
                <text:p>50</text:p>
              </table:table-cell>
              <table:table-cell office:value-type="float" office:value="245.472">
                <text:p>245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207">
                <text:p>50</text:p>
              </table:table-cell>
              <table:table-cell office:value-type="float" office:value="245.558">
                <text:p>245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421">
                <text:p>50</text:p>
              </table:table-cell>
              <table:table-cell office:value-type="float" office:value="245.634">
                <text:p>245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71">
                <text:p>50</text:p>
              </table:table-cell>
              <table:table-cell office:value-type="float" office:value="245.737">
                <text:p>245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047">
                <text:p>50</text:p>
              </table:table-cell>
              <table:table-cell office:value-type="float" office:value="245.859">
                <text:p>245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34">
                <text:p>50</text:p>
              </table:table-cell>
              <table:table-cell office:value-type="float" office:value="245.966">
                <text:p>245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55">
                <text:p>50</text:p>
              </table:table-cell>
              <table:table-cell office:value-type="float" office:value="246.044">
                <text:p>246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783">
                <text:p>50</text:p>
              </table:table-cell>
              <table:table-cell office:value-type="float" office:value="246.131">
                <text:p>246.1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992">
                <text:p>50</text:p>
              </table:table-cell>
              <table:table-cell office:value-type="float" office:value="246.209">
                <text:p>246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209">
                <text:p>50</text:p>
              </table:table-cell>
              <table:table-cell office:value-type="float" office:value="246.292">
                <text:p>246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554">
                <text:p>50</text:p>
              </table:table-cell>
              <table:table-cell office:value-type="float" office:value="246.424">
                <text:p>246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77">
                <text:p>50</text:p>
              </table:table-cell>
              <table:table-cell office:value-type="float" office:value="246.507">
                <text:p>246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975">
                <text:p>50</text:p>
              </table:table-cell>
              <table:table-cell office:value-type="float" office:value="246.587">
                <text:p>246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178">
                <text:p>50</text:p>
              </table:table-cell>
              <table:table-cell office:value-type="float" office:value="246.665">
                <text:p>246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431">
                <text:p>50</text:p>
              </table:table-cell>
              <table:table-cell office:value-type="float" office:value="246.765">
                <text:p>246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648">
                <text:p>50</text:p>
              </table:table-cell>
              <table:table-cell office:value-type="float" office:value="246.851">
                <text:p>246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9">
                <text:p>50</text:p>
              </table:table-cell>
              <table:table-cell office:value-type="float" office:value="246.952">
                <text:p>246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191">
                <text:p>50</text:p>
              </table:table-cell>
              <table:table-cell office:value-type="float" office:value="247.069">
                <text:p>247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409">
                <text:p>50</text:p>
              </table:table-cell>
              <table:table-cell office:value-type="float" office:value="247.157">
                <text:p>247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611">
                <text:p>50</text:p>
              </table:table-cell>
              <table:table-cell office:value-type="float" office:value="247.239">
                <text:p>247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837">
                <text:p>50</text:p>
              </table:table-cell>
              <table:table-cell office:value-type="float" office:value="247.331">
                <text:p>247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041">
                <text:p>50</text:p>
              </table:table-cell>
              <table:table-cell office:value-type="float" office:value="247.415">
                <text:p>247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245">
                <text:p>50</text:p>
              </table:table-cell>
              <table:table-cell office:value-type="float" office:value="247.499">
                <text:p>247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567">
                <text:p>50</text:p>
              </table:table-cell>
              <table:table-cell office:value-type="float" office:value="247.632">
                <text:p>247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867">
                <text:p>50</text:p>
              </table:table-cell>
              <table:table-cell office:value-type="float" office:value="247.757">
                <text:p>247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148">
                <text:p>50</text:p>
              </table:table-cell>
              <table:table-cell office:value-type="float" office:value="247.874">
                <text:p>247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381">
                <text:p>50</text:p>
              </table:table-cell>
              <table:table-cell office:value-type="float" office:value="247.972">
                <text:p>247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614">
                <text:p>50</text:p>
              </table:table-cell>
              <table:table-cell office:value-type="float" office:value="248.069">
                <text:p>248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816">
                <text:p>50</text:p>
              </table:table-cell>
              <table:table-cell office:value-type="float" office:value="248.154">
                <text:p>248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155">
                <text:p>50</text:p>
              </table:table-cell>
              <table:table-cell office:value-type="float" office:value="248.297">
                <text:p>248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358">
                <text:p>50</text:p>
              </table:table-cell>
              <table:table-cell office:value-type="float" office:value="248.382">
                <text:p>248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636">
                <text:p>50</text:p>
              </table:table-cell>
              <table:table-cell office:value-type="float" office:value="248.499">
                <text:p>248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857">
                <text:p>50</text:p>
              </table:table-cell>
              <table:table-cell office:value-type="float" office:value="248.592">
                <text:p>248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073">
                <text:p>50</text:p>
              </table:table-cell>
              <table:table-cell office:value-type="float" office:value="248.683">
                <text:p>248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384">
                <text:p>50</text:p>
              </table:table-cell>
              <table:table-cell office:value-type="float" office:value="248.814">
                <text:p>248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585">
                <text:p>50</text:p>
              </table:table-cell>
              <table:table-cell office:value-type="float" office:value="248.898">
                <text:p>248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801">
                <text:p>50</text:p>
              </table:table-cell>
              <table:table-cell office:value-type="float" office:value="248.989">
                <text:p>248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011">
                <text:p>50</text:p>
              </table:table-cell>
              <table:table-cell office:value-type="float" office:value="249.077">
                <text:p>249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212">
                <text:p>50</text:p>
              </table:table-cell>
              <table:table-cell office:value-type="float" office:value="249.161">
                <text:p>249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446">
                <text:p>50</text:p>
              </table:table-cell>
              <table:table-cell office:value-type="float" office:value="249.259">
                <text:p>249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66">
                <text:p>50</text:p>
              </table:table-cell>
              <table:table-cell office:value-type="float" office:value="249.347">
                <text:p>249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87">
                <text:p>50</text:p>
              </table:table-cell>
              <table:table-cell office:value-type="float" office:value="249.434">
                <text:p>249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209">
                <text:p>50</text:p>
              </table:table-cell>
              <table:table-cell office:value-type="float" office:value="249.574">
                <text:p>249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418">
                <text:p>50</text:p>
              </table:table-cell>
              <table:table-cell office:value-type="float" office:value="249.659">
                <text:p>249.6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623">
                <text:p>50</text:p>
              </table:table-cell>
              <table:table-cell office:value-type="float" office:value="249.742">
                <text:p>249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823">
                <text:p>50</text:p>
              </table:table-cell>
              <table:table-cell office:value-type="float" office:value="249.823">
                <text:p>249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055">
                <text:p>50</text:p>
              </table:table-cell>
              <table:table-cell office:value-type="float" office:value="249.917">
                <text:p>249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345">
                <text:p>50</text:p>
              </table:table-cell>
              <table:table-cell office:value-type="float" office:value="250.032">
                <text:p>250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638">
                <text:p>50</text:p>
              </table:table-cell>
              <table:table-cell office:value-type="float" office:value="250.147">
                <text:p>250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873">
                <text:p>50</text:p>
              </table:table-cell>
              <table:table-cell office:value-type="float" office:value="250.24">
                <text:p>250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089">
                <text:p>50</text:p>
              </table:table-cell>
              <table:table-cell office:value-type="float" office:value="250.324">
                <text:p>250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374">
                <text:p>50</text:p>
              </table:table-cell>
              <table:table-cell office:value-type="float" office:value="250.433">
                <text:p>250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629">
                <text:p>50</text:p>
              </table:table-cell>
              <table:table-cell office:value-type="float" office:value="250.531">
                <text:p>250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847">
                <text:p>50</text:p>
              </table:table-cell>
              <table:table-cell office:value-type="float" office:value="250.613">
                <text:p>250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046">
                <text:p>50</text:p>
              </table:table-cell>
              <table:table-cell office:value-type="float" office:value="250.687">
                <text:p>250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288">
                <text:p>50</text:p>
              </table:table-cell>
              <table:table-cell office:value-type="float" office:value="250.776">
                <text:p>250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571">
                <text:p>50</text:p>
              </table:table-cell>
              <table:table-cell office:value-type="float" office:value="250.88">
                <text:p>250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854">
                <text:p>50</text:p>
              </table:table-cell>
              <table:table-cell office:value-type="float" office:value="250.982">
                <text:p>250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077">
                <text:p>50</text:p>
              </table:table-cell>
              <table:table-cell office:value-type="float" office:value="251.061">
                <text:p>251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363">
                <text:p>50</text:p>
              </table:table-cell>
              <table:table-cell office:value-type="float" office:value="251.161">
                <text:p>251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654">
                <text:p>50</text:p>
              </table:table-cell>
              <table:table-cell office:value-type="float" office:value="251.261">
                <text:p>251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885">
                <text:p>50</text:p>
              </table:table-cell>
              <table:table-cell office:value-type="float" office:value="251.34">
                <text:p>251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103">
                <text:p>50</text:p>
              </table:table-cell>
              <table:table-cell office:value-type="float" office:value="251.413">
                <text:p>251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383">
                <text:p>50</text:p>
              </table:table-cell>
              <table:table-cell office:value-type="float" office:value="251.505">
                <text:p>251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609">
                <text:p>50</text:p>
              </table:table-cell>
              <table:table-cell office:value-type="float" office:value="251.578">
                <text:p>251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811">
                <text:p>50</text:p>
              </table:table-cell>
              <table:table-cell office:value-type="float" office:value="251.643">
                <text:p>251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011">
                <text:p>50</text:p>
              </table:table-cell>
              <table:table-cell office:value-type="float" office:value="251.707">
                <text:p>251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346">
                <text:p>50</text:p>
              </table:table-cell>
              <table:table-cell office:value-type="float" office:value="251.81">
                <text:p>251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548">
                <text:p>50</text:p>
              </table:table-cell>
              <table:table-cell office:value-type="float" office:value="251.872">
                <text:p>251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755">
                <text:p>50</text:p>
              </table:table-cell>
              <table:table-cell office:value-type="float" office:value="251.934">
                <text:p>251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056">
                <text:p>50</text:p>
              </table:table-cell>
              <table:table-cell office:value-type="float" office:value="252.022">
                <text:p>252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274">
                <text:p>50</text:p>
              </table:table-cell>
              <table:table-cell office:value-type="float" office:value="252.085">
                <text:p>252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562">
                <text:p>50</text:p>
              </table:table-cell>
              <table:table-cell office:value-type="float" office:value="252.166">
                <text:p>252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849">
                <text:p>50</text:p>
              </table:table-cell>
              <table:table-cell office:value-type="float" office:value="252.245">
                <text:p>252.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127">
                <text:p>50</text:p>
              </table:table-cell>
              <table:table-cell office:value-type="float" office:value="252.32">
                <text:p>252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348">
                <text:p>50</text:p>
              </table:table-cell>
              <table:table-cell office:value-type="float" office:value="252.378">
                <text:p>252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658">
                <text:p>50</text:p>
              </table:table-cell>
              <table:table-cell office:value-type="float" office:value="252.458">
                <text:p>252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878">
                <text:p>50</text:p>
              </table:table-cell>
              <table:table-cell office:value-type="float" office:value="252.513">
                <text:p>252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079">
                <text:p>50</text:p>
              </table:table-cell>
              <table:table-cell office:value-type="float" office:value="252.562">
                <text:p>252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284">
                <text:p>50</text:p>
              </table:table-cell>
              <table:table-cell office:value-type="float" office:value="252.612">
                <text:p>252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509">
                <text:p>50</text:p>
              </table:table-cell>
              <table:table-cell office:value-type="float" office:value="252.665">
                <text:p>252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804">
                <text:p>50</text:p>
              </table:table-cell>
              <table:table-cell office:value-type="float" office:value="252.733">
                <text:p>252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108">
                <text:p>50</text:p>
              </table:table-cell>
              <table:table-cell office:value-type="float" office:value="252.8">
                <text:p>252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356">
                <text:p>50</text:p>
              </table:table-cell>
              <table:table-cell office:value-type="float" office:value="252.854">
                <text:p>252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556">
                <text:p>50</text:p>
              </table:table-cell>
              <table:table-cell office:value-type="float" office:value="252.897">
                <text:p>252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761">
                <text:p>50</text:p>
              </table:table-cell>
              <table:table-cell office:value-type="float" office:value="252.939">
                <text:p>252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991">
                <text:p>50</text:p>
              </table:table-cell>
              <table:table-cell office:value-type="float" office:value="252.985">
                <text:p>252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192">
                <text:p>50</text:p>
              </table:table-cell>
              <table:table-cell office:value-type="float" office:value="253.025">
                <text:p>253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397">
                <text:p>50</text:p>
              </table:table-cell>
              <table:table-cell office:value-type="float" office:value="253.064">
                <text:p>253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678">
                <text:p>50</text:p>
              </table:table-cell>
              <table:table-cell office:value-type="float" office:value="253.116">
                <text:p>253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915">
                <text:p>50</text:p>
              </table:table-cell>
              <table:table-cell office:value-type="float" office:value="253.159">
                <text:p>253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2">
                <text:p>50</text:p>
              </table:table-cell>
              <table:table-cell office:value-type="float" office:value="253.209">
                <text:p>253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532">
                <text:p>50</text:p>
              </table:table-cell>
              <table:table-cell office:value-type="float" office:value="253.264">
                <text:p>253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74">
                <text:p>50</text:p>
              </table:table-cell>
              <table:table-cell office:value-type="float" office:value="253.297">
                <text:p>253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038">
                <text:p>50</text:p>
              </table:table-cell>
              <table:table-cell office:value-type="float" office:value="253.343">
                <text:p>253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239">
                <text:p>50</text:p>
              </table:table-cell>
              <table:table-cell office:value-type="float" office:value="253.374">
                <text:p>253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466">
                <text:p>50</text:p>
              </table:table-cell>
              <table:table-cell office:value-type="float" office:value="253.406">
                <text:p>253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773">
                <text:p>50</text:p>
              </table:table-cell>
              <table:table-cell office:value-type="float" office:value="253.449">
                <text:p>253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991">
                <text:p>50</text:p>
              </table:table-cell>
              <table:table-cell office:value-type="float" office:value="253.478">
                <text:p>253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246">
                <text:p>50</text:p>
              </table:table-cell>
              <table:table-cell office:value-type="float" office:value="253.511">
                <text:p>253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462">
                <text:p>50</text:p>
              </table:table-cell>
              <table:table-cell office:value-type="float" office:value="253.537">
                <text:p>253.5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749">
                <text:p>50</text:p>
              </table:table-cell>
              <table:table-cell office:value-type="float" office:value="253.571">
                <text:p>253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999">
                <text:p>50</text:p>
              </table:table-cell>
              <table:table-cell office:value-type="float" office:value="253.599">
                <text:p>253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201">
                <text:p>50</text:p>
              </table:table-cell>
              <table:table-cell office:value-type="float" office:value="253.62">
                <text:p>253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485">
                <text:p>50</text:p>
              </table:table-cell>
              <table:table-cell office:value-type="float" office:value="253.649">
                <text:p>253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733">
                <text:p>50</text:p>
              </table:table-cell>
              <table:table-cell office:value-type="float" office:value="253.673">
                <text:p>253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936">
                <text:p>50</text:p>
              </table:table-cell>
              <table:table-cell office:value-type="float" office:value="253.692">
                <text:p>253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23">
                <text:p>50</text:p>
              </table:table-cell>
              <table:table-cell office:value-type="float" office:value="253.717">
                <text:p>253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462">
                <text:p>50</text:p>
              </table:table-cell>
              <table:table-cell office:value-type="float" office:value="253.736">
                <text:p>253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756">
                <text:p>50</text:p>
              </table:table-cell>
              <table:table-cell office:value-type="float" office:value="253.758">
                <text:p>253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966">
                <text:p>50</text:p>
              </table:table-cell>
              <table:table-cell office:value-type="float" office:value="253.773">
                <text:p>253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297">
                <text:p>50</text:p>
              </table:table-cell>
              <table:table-cell office:value-type="float" office:value="253.795">
                <text:p>253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51">
                <text:p>50</text:p>
              </table:table-cell>
              <table:table-cell office:value-type="float" office:value="253.808">
                <text:p>253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712">
                <text:p>50</text:p>
              </table:table-cell>
              <table:table-cell office:value-type="float" office:value="253.819">
                <text:p>253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941">
                <text:p>50</text:p>
              </table:table-cell>
              <table:table-cell office:value-type="float" office:value="253.831">
                <text:p>253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157">
                <text:p>50</text:p>
              </table:table-cell>
              <table:table-cell office:value-type="float" office:value="253.842">
                <text:p>253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447">
                <text:p>50</text:p>
              </table:table-cell>
              <table:table-cell office:value-type="float" office:value="253.854">
                <text:p>253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697">
                <text:p>50</text:p>
              </table:table-cell>
              <table:table-cell office:value-type="float" office:value="253.864">
                <text:p>253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987">
                <text:p>50</text:p>
              </table:table-cell>
              <table:table-cell office:value-type="float" office:value="253.874">
                <text:p>253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194">
                <text:p>50</text:p>
              </table:table-cell>
              <table:table-cell office:value-type="float" office:value="253.88">
                <text:p>253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426">
                <text:p>50</text:p>
              </table:table-cell>
              <table:table-cell office:value-type="float" office:value="253.886">
                <text:p>253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625">
                <text:p>50</text:p>
              </table:table-cell>
              <table:table-cell office:value-type="float" office:value="253.89">
                <text:p>253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924">
                <text:p>50</text:p>
              </table:table-cell>
              <table:table-cell office:value-type="float" office:value="253.895">
                <text:p>253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126">
                <text:p>50</text:p>
              </table:table-cell>
              <table:table-cell office:value-type="float" office:value="253.898">
                <text:p>253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344">
                <text:p>50</text:p>
              </table:table-cell>
              <table:table-cell office:value-type="float" office:value="253.9">
                <text:p>253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544">
                <text:p>50</text:p>
              </table:table-cell>
              <table:table-cell office:value-type="float" office:value="253.901">
                <text:p>253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822">
                <text:p>50</text:p>
              </table:table-cell>
              <table:table-cell office:value-type="float" office:value="253.902">
                <text:p>253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038">
                <text:p>50</text:p>
              </table:table-cell>
              <table:table-cell office:value-type="float" office:value="253.902">
                <text:p>253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237">
                <text:p>50</text:p>
              </table:table-cell>
              <table:table-cell office:value-type="float" office:value="253.901">
                <text:p>253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512">
                <text:p>50</text:p>
              </table:table-cell>
              <table:table-cell office:value-type="float" office:value="253.898">
                <text:p>253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791">
                <text:p>50</text:p>
              </table:table-cell>
              <table:table-cell office:value-type="float" office:value="253.895">
                <text:p>253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015">
                <text:p>50</text:p>
              </table:table-cell>
              <table:table-cell office:value-type="float" office:value="253.891">
                <text:p>253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296">
                <text:p>50</text:p>
              </table:table-cell>
              <table:table-cell office:value-type="float" office:value="253.885">
                <text:p>253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599">
                <text:p>50</text:p>
              </table:table-cell>
              <table:table-cell office:value-type="float" office:value="253.878">
                <text:p>253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89">
                <text:p>50</text:p>
              </table:table-cell>
              <table:table-cell office:value-type="float" office:value="253.869">
                <text:p>253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177">
                <text:p>50</text:p>
              </table:table-cell>
              <table:table-cell office:value-type="float" office:value="253.86">
                <text:p>253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378">
                <text:p>50</text:p>
              </table:table-cell>
              <table:table-cell office:value-type="float" office:value="253.853">
                <text:p>253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66">
                <text:p>50</text:p>
              </table:table-cell>
              <table:table-cell office:value-type="float" office:value="253.841">
                <text:p>253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939">
                <text:p>50</text:p>
              </table:table-cell>
              <table:table-cell office:value-type="float" office:value="253.829">
                <text:p>253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166">
                <text:p>50</text:p>
              </table:table-cell>
              <table:table-cell office:value-type="float" office:value="253.818">
                <text:p>253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448">
                <text:p>50</text:p>
              </table:table-cell>
              <table:table-cell office:value-type="float" office:value="253.804">
                <text:p>253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713">
                <text:p>50</text:p>
              </table:table-cell>
              <table:table-cell office:value-type="float" office:value="253.79">
                <text:p>253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943">
                <text:p>50</text:p>
              </table:table-cell>
              <table:table-cell office:value-type="float" office:value="253.777">
                <text:p>253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147">
                <text:p>50</text:p>
              </table:table-cell>
              <table:table-cell office:value-type="float" office:value="253.765">
                <text:p>253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35">
                <text:p>50</text:p>
              </table:table-cell>
              <table:table-cell office:value-type="float" office:value="253.752">
                <text:p>253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552">
                <text:p>50</text:p>
              </table:table-cell>
              <table:table-cell office:value-type="float" office:value="253.739">
                <text:p>253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767">
                <text:p>50</text:p>
              </table:table-cell>
              <table:table-cell office:value-type="float" office:value="253.724">
                <text:p>253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982">
                <text:p>50</text:p>
              </table:table-cell>
              <table:table-cell office:value-type="float" office:value="253.71">
                <text:p>253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181">
                <text:p>50</text:p>
              </table:table-cell>
              <table:table-cell office:value-type="float" office:value="253.695">
                <text:p>253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462">
                <text:p>50</text:p>
              </table:table-cell>
              <table:table-cell office:value-type="float" office:value="253.674">
                <text:p>253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68">
                <text:p>50</text:p>
              </table:table-cell>
              <table:table-cell office:value-type="float" office:value="253.657">
                <text:p>253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955">
                <text:p>50</text:p>
              </table:table-cell>
              <table:table-cell office:value-type="float" office:value="253.635">
                <text:p>253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249">
                <text:p>50</text:p>
              </table:table-cell>
              <table:table-cell office:value-type="float" office:value="253.611">
                <text:p>253.6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524">
                <text:p>50</text:p>
              </table:table-cell>
              <table:table-cell office:value-type="float" office:value="253.587">
                <text:p>253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833">
                <text:p>50</text:p>
              </table:table-cell>
              <table:table-cell office:value-type="float" office:value="253.56">
                <text:p>253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106">
                <text:p>50</text:p>
              </table:table-cell>
              <table:table-cell office:value-type="float" office:value="253.534">
                <text:p>253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398">
                <text:p>50</text:p>
              </table:table-cell>
              <table:table-cell office:value-type="float" office:value="253.507">
                <text:p>253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609">
                <text:p>50</text:p>
              </table:table-cell>
              <table:table-cell office:value-type="float" office:value="253.486">
                <text:p>253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891">
                <text:p>50</text:p>
              </table:table-cell>
              <table:table-cell office:value-type="float" office:value="253.458">
                <text:p>253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163">
                <text:p>50</text:p>
              </table:table-cell>
              <table:table-cell office:value-type="float" office:value="253.43">
                <text:p>253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383">
                <text:p>50</text:p>
              </table:table-cell>
              <table:table-cell office:value-type="float" office:value="253.408">
                <text:p>253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587">
                <text:p>50</text:p>
              </table:table-cell>
              <table:table-cell office:value-type="float" office:value="253.386">
                <text:p>253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803">
                <text:p>50</text:p>
              </table:table-cell>
              <table:table-cell office:value-type="float" office:value="253.362">
                <text:p>253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087">
                <text:p>50</text:p>
              </table:table-cell>
              <table:table-cell office:value-type="float" office:value="253.331">
                <text:p>253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333">
                <text:p>50</text:p>
              </table:table-cell>
              <table:table-cell office:value-type="float" office:value="253.304">
                <text:p>253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551">
                <text:p>50</text:p>
              </table:table-cell>
              <table:table-cell office:value-type="float" office:value="253.279">
                <text:p>253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754">
                <text:p>50</text:p>
              </table:table-cell>
              <table:table-cell office:value-type="float" office:value="253.255">
                <text:p>253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969">
                <text:p>50</text:p>
              </table:table-cell>
              <table:table-cell office:value-type="float" office:value="253.23">
                <text:p>253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257">
                <text:p>50</text:p>
              </table:table-cell>
              <table:table-cell office:value-type="float" office:value="253.195">
                <text:p>253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478">
                <text:p>50</text:p>
              </table:table-cell>
              <table:table-cell office:value-type="float" office:value="253.168">
                <text:p>253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691">
                <text:p>50</text:p>
              </table:table-cell>
              <table:table-cell office:value-type="float" office:value="253.142">
                <text:p>253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987">
                <text:p>50</text:p>
              </table:table-cell>
              <table:table-cell office:value-type="float" office:value="253.105">
                <text:p>253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195">
                <text:p>50</text:p>
              </table:table-cell>
              <table:table-cell office:value-type="float" office:value="253.079">
                <text:p>253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397">
                <text:p>50</text:p>
              </table:table-cell>
              <table:table-cell office:value-type="float" office:value="253.053">
                <text:p>253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596">
                <text:p>50</text:p>
              </table:table-cell>
              <table:table-cell office:value-type="float" office:value="253.027">
                <text:p>253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885">
                <text:p>50</text:p>
              </table:table-cell>
              <table:table-cell office:value-type="float" office:value="252.989">
                <text:p>252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109">
                <text:p>50</text:p>
              </table:table-cell>
              <table:table-cell office:value-type="float" office:value="252.96">
                <text:p>252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421">
                <text:p>50</text:p>
              </table:table-cell>
              <table:table-cell office:value-type="float" office:value="252.918">
                <text:p>252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709">
                <text:p>50</text:p>
              </table:table-cell>
              <table:table-cell office:value-type="float" office:value="252.878">
                <text:p>252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926">
                <text:p>50</text:p>
              </table:table-cell>
              <table:table-cell office:value-type="float" office:value="252.848">
                <text:p>252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173">
                <text:p>50</text:p>
              </table:table-cell>
              <table:table-cell office:value-type="float" office:value="252.814">
                <text:p>252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387">
                <text:p>50</text:p>
              </table:table-cell>
              <table:table-cell office:value-type="float" office:value="252.784">
                <text:p>252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675">
                <text:p>50</text:p>
              </table:table-cell>
              <table:table-cell office:value-type="float" office:value="252.743">
                <text:p>252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89">
                <text:p>50</text:p>
              </table:table-cell>
              <table:table-cell office:value-type="float" office:value="252.712">
                <text:p>252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193">
                <text:p>60</text:p>
              </table:table-cell>
              <table:table-cell office:value-type="float" office:value="252.668">
                <text:p>252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491">
                <text:p>60</text:p>
              </table:table-cell>
              <table:table-cell office:value-type="float" office:value="252.625">
                <text:p>252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79">
                <text:p>60</text:p>
              </table:table-cell>
              <table:table-cell office:value-type="float" office:value="252.581">
                <text:p>252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07">
                <text:p>60</text:p>
              </table:table-cell>
              <table:table-cell office:value-type="float" office:value="252.539">
                <text:p>252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277">
                <text:p>60</text:p>
              </table:table-cell>
              <table:table-cell office:value-type="float" office:value="252.508">
                <text:p>252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567">
                <text:p>60</text:p>
              </table:table-cell>
              <table:table-cell office:value-type="float" office:value="252.464">
                <text:p>252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854">
                <text:p>60</text:p>
              </table:table-cell>
              <table:table-cell office:value-type="float" office:value="252.42">
                <text:p>252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082">
                <text:p>60</text:p>
              </table:table-cell>
              <table:table-cell office:value-type="float" office:value="252.385">
                <text:p>252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285">
                <text:p>60</text:p>
              </table:table-cell>
              <table:table-cell office:value-type="float" office:value="252.354">
                <text:p>252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558">
                <text:p>60</text:p>
              </table:table-cell>
              <table:table-cell office:value-type="float" office:value="252.311">
                <text:p>252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791">
                <text:p>60</text:p>
              </table:table-cell>
              <table:table-cell office:value-type="float" office:value="252.274">
                <text:p>252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004">
                <text:p>60</text:p>
              </table:table-cell>
              <table:table-cell office:value-type="float" office:value="252.241">
                <text:p>252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233">
                <text:p>60</text:p>
              </table:table-cell>
              <table:table-cell office:value-type="float" office:value="252.205">
                <text:p>252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557">
                <text:p>60</text:p>
              </table:table-cell>
              <table:table-cell office:value-type="float" office:value="252.153">
                <text:p>252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759">
                <text:p>60</text:p>
              </table:table-cell>
              <table:table-cell office:value-type="float" office:value="252.121">
                <text:p>252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97">
                <text:p>60</text:p>
              </table:table-cell>
              <table:table-cell office:value-type="float" office:value="252.086">
                <text:p>252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286">
                <text:p>60</text:p>
              </table:table-cell>
              <table:table-cell office:value-type="float" office:value="252.035">
                <text:p>252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494">
                <text:p>60</text:p>
              </table:table-cell>
              <table:table-cell office:value-type="float" office:value="252.001">
                <text:p>252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78">
                <text:p>60</text:p>
              </table:table-cell>
              <table:table-cell office:value-type="float" office:value="251.955">
                <text:p>251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998">
                <text:p>60</text:p>
              </table:table-cell>
              <table:table-cell office:value-type="float" office:value="251.919">
                <text:p>251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214">
                <text:p>60</text:p>
              </table:table-cell>
              <table:table-cell office:value-type="float" office:value="251.883">
                <text:p>251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491">
                <text:p>60</text:p>
              </table:table-cell>
              <table:table-cell office:value-type="float" office:value="251.837">
                <text:p>251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805">
                <text:p>60</text:p>
              </table:table-cell>
              <table:table-cell office:value-type="float" office:value="251.785">
                <text:p>251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089">
                <text:p>60</text:p>
              </table:table-cell>
              <table:table-cell office:value-type="float" office:value="251.737">
                <text:p>251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375">
                <text:p>60</text:p>
              </table:table-cell>
              <table:table-cell office:value-type="float" office:value="251.689">
                <text:p>251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583">
                <text:p>60</text:p>
              </table:table-cell>
              <table:table-cell office:value-type="float" office:value="251.654">
                <text:p>251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874">
                <text:p>60</text:p>
              </table:table-cell>
              <table:table-cell office:value-type="float" office:value="251.605">
                <text:p>251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073">
                <text:p>60</text:p>
              </table:table-cell>
              <table:table-cell office:value-type="float" office:value="251.571">
                <text:p>251.5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363">
                <text:p>60</text:p>
              </table:table-cell>
              <table:table-cell office:value-type="float" office:value="251.521">
                <text:p>251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59">
                <text:p>60</text:p>
              </table:table-cell>
              <table:table-cell office:value-type="float" office:value="251.483">
                <text:p>251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879">
                <text:p>60</text:p>
              </table:table-cell>
              <table:table-cell office:value-type="float" office:value="251.433">
                <text:p>251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223">
                <text:p>60</text:p>
              </table:table-cell>
              <table:table-cell office:value-type="float" office:value="251.374">
                <text:p>251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514">
                <text:p>60</text:p>
              </table:table-cell>
              <table:table-cell office:value-type="float" office:value="251.323">
                <text:p>251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823">
                <text:p>60</text:p>
              </table:table-cell>
              <table:table-cell office:value-type="float" office:value="251.27">
                <text:p>251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062">
                <text:p>60</text:p>
              </table:table-cell>
              <table:table-cell office:value-type="float" office:value="251.228">
                <text:p>251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36">
                <text:p>60</text:p>
              </table:table-cell>
              <table:table-cell office:value-type="float" office:value="251.176">
                <text:p>251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662">
                <text:p>60</text:p>
              </table:table-cell>
              <table:table-cell office:value-type="float" office:value="251.124">
                <text:p>251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876">
                <text:p>60</text:p>
              </table:table-cell>
              <table:table-cell office:value-type="float" office:value="251.086">
                <text:p>251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089">
                <text:p>60</text:p>
              </table:table-cell>
              <table:table-cell office:value-type="float" office:value="251.049">
                <text:p>251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368">
                <text:p>60</text:p>
              </table:table-cell>
              <table:table-cell office:value-type="float" office:value="251">
                <text:p>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6">
                <text:p>60</text:p>
              </table:table-cell>
              <table:table-cell office:value-type="float" office:value="250.959">
                <text:p>250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882">
                <text:p>60</text:p>
              </table:table-cell>
              <table:table-cell office:value-type="float" office:value="250.909">
                <text:p>250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181">
                <text:p>60</text:p>
              </table:table-cell>
              <table:table-cell office:value-type="float" office:value="250.856">
                <text:p>250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404">
                <text:p>60</text:p>
              </table:table-cell>
              <table:table-cell office:value-type="float" office:value="250.817">
                <text:p>250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607">
                <text:p>60</text:p>
              </table:table-cell>
              <table:table-cell office:value-type="float" office:value="250.781">
                <text:p>250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901">
                <text:p>60</text:p>
              </table:table-cell>
              <table:table-cell office:value-type="float" office:value="250.728">
                <text:p>250.7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13">
                <text:p>60</text:p>
              </table:table-cell>
              <table:table-cell office:value-type="float" office:value="250.688">
                <text:p>250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413">
                <text:p>60</text:p>
              </table:table-cell>
              <table:table-cell office:value-type="float" office:value="250.638">
                <text:p>250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741">
                <text:p>60</text:p>
              </table:table-cell>
              <table:table-cell office:value-type="float" office:value="250.579">
                <text:p>250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955">
                <text:p>60</text:p>
              </table:table-cell>
              <table:table-cell office:value-type="float" office:value="250.541">
                <text:p>250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165">
                <text:p>60</text:p>
              </table:table-cell>
              <table:table-cell office:value-type="float" office:value="250.503">
                <text:p>250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494">
                <text:p>60</text:p>
              </table:table-cell>
              <table:table-cell office:value-type="float" office:value="250.445">
                <text:p>250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705">
                <text:p>60</text:p>
              </table:table-cell>
              <table:table-cell office:value-type="float" office:value="250.407">
                <text:p>250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991">
                <text:p>60</text:p>
              </table:table-cell>
              <table:table-cell office:value-type="float" office:value="250.356">
                <text:p>250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232">
                <text:p>60</text:p>
              </table:table-cell>
              <table:table-cell office:value-type="float" office:value="250.313">
                <text:p>250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444">
                <text:p>60</text:p>
              </table:table-cell>
              <table:table-cell office:value-type="float" office:value="250.275">
                <text:p>250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725">
                <text:p>60</text:p>
              </table:table-cell>
              <table:table-cell office:value-type="float" office:value="250.224">
                <text:p>250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964">
                <text:p>60</text:p>
              </table:table-cell>
              <table:table-cell office:value-type="float" office:value="250.181">
                <text:p>250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251">
                <text:p>60</text:p>
              </table:table-cell>
              <table:table-cell office:value-type="float" office:value="250.13">
                <text:p>250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529">
                <text:p>60</text:p>
              </table:table-cell>
              <table:table-cell office:value-type="float" office:value="250.08">
                <text:p>250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751">
                <text:p>60</text:p>
              </table:table-cell>
              <table:table-cell office:value-type="float" office:value="250.04">
                <text:p>250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031">
                <text:p>60</text:p>
              </table:table-cell>
              <table:table-cell office:value-type="float" office:value="249.99">
                <text:p>249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323">
                <text:p>60</text:p>
              </table:table-cell>
              <table:table-cell office:value-type="float" office:value="249.938">
                <text:p>249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556">
                <text:p>60</text:p>
              </table:table-cell>
              <table:table-cell office:value-type="float" office:value="249.896">
                <text:p>249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773">
                <text:p>60</text:p>
              </table:table-cell>
              <table:table-cell office:value-type="float" office:value="249.857">
                <text:p>249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981">
                <text:p>60</text:p>
              </table:table-cell>
              <table:table-cell office:value-type="float" office:value="249.819">
                <text:p>249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21">
                <text:p>60</text:p>
              </table:table-cell>
              <table:table-cell office:value-type="float" office:value="249.778">
                <text:p>249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421">
                <text:p>60</text:p>
              </table:table-cell>
              <table:table-cell office:value-type="float" office:value="249.74">
                <text:p>249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717">
                <text:p>60</text:p>
              </table:table-cell>
              <table:table-cell office:value-type="float" office:value="249.688">
                <text:p>249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944">
                <text:p>60</text:p>
              </table:table-cell>
              <table:table-cell office:value-type="float" office:value="249.647">
                <text:p>249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162">
                <text:p>60</text:p>
              </table:table-cell>
              <table:table-cell office:value-type="float" office:value="249.607">
                <text:p>249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452">
                <text:p>60</text:p>
              </table:table-cell>
              <table:table-cell office:value-type="float" office:value="249.556">
                <text:p>249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653">
                <text:p>60</text:p>
              </table:table-cell>
              <table:table-cell office:value-type="float" office:value="249.52">
                <text:p>249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878">
                <text:p>60</text:p>
              </table:table-cell>
              <table:table-cell office:value-type="float" office:value="249.479">
                <text:p>249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169">
                <text:p>60</text:p>
              </table:table-cell>
              <table:table-cell office:value-type="float" office:value="249.427">
                <text:p>249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404">
                <text:p>60</text:p>
              </table:table-cell>
              <table:table-cell office:value-type="float" office:value="249.385">
                <text:p>249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688">
                <text:p>60</text:p>
              </table:table-cell>
              <table:table-cell office:value-type="float" office:value="249.334">
                <text:p>249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903">
                <text:p>60</text:p>
              </table:table-cell>
              <table:table-cell office:value-type="float" office:value="249.296">
                <text:p>249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184">
                <text:p>60</text:p>
              </table:table-cell>
              <table:table-cell office:value-type="float" office:value="249.246">
                <text:p>249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419">
                <text:p>60</text:p>
              </table:table-cell>
              <table:table-cell office:value-type="float" office:value="249.204">
                <text:p>249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618">
                <text:p>60</text:p>
              </table:table-cell>
              <table:table-cell office:value-type="float" office:value="249.168">
                <text:p>249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898">
                <text:p>60</text:p>
              </table:table-cell>
              <table:table-cell office:value-type="float" office:value="249.119">
                <text:p>249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148">
                <text:p>60</text:p>
              </table:table-cell>
              <table:table-cell office:value-type="float" office:value="249.074">
                <text:p>249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349">
                <text:p>60</text:p>
              </table:table-cell>
              <table:table-cell office:value-type="float" office:value="249.038">
                <text:p>249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568">
                <text:p>60</text:p>
              </table:table-cell>
              <table:table-cell office:value-type="float" office:value="248.999">
                <text:p>248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808">
                <text:p>60</text:p>
              </table:table-cell>
              <table:table-cell office:value-type="float" office:value="248.957">
                <text:p>248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089">
                <text:p>60</text:p>
              </table:table-cell>
              <table:table-cell office:value-type="float" office:value="248.907">
                <text:p>248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361">
                <text:p>60</text:p>
              </table:table-cell>
              <table:table-cell office:value-type="float" office:value="248.859">
                <text:p>248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574">
                <text:p>60</text:p>
              </table:table-cell>
              <table:table-cell office:value-type="float" office:value="248.821">
                <text:p>248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792">
                <text:p>60</text:p>
              </table:table-cell>
              <table:table-cell office:value-type="float" office:value="248.783">
                <text:p>248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007">
                <text:p>60</text:p>
              </table:table-cell>
              <table:table-cell office:value-type="float" office:value="248.745">
                <text:p>248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3">
                <text:p>60</text:p>
              </table:table-cell>
              <table:table-cell office:value-type="float" office:value="248.693">
                <text:p>248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53">
                <text:p>60</text:p>
              </table:table-cell>
              <table:table-cell office:value-type="float" office:value="248.652">
                <text:p>248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823">
                <text:p>60</text:p>
              </table:table-cell>
              <table:table-cell office:value-type="float" office:value="248.601">
                <text:p>248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153">
                <text:p>60</text:p>
              </table:table-cell>
              <table:table-cell office:value-type="float" office:value="248.543">
                <text:p>248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456">
                <text:p>60</text:p>
              </table:table-cell>
              <table:table-cell office:value-type="float" office:value="248.49">
                <text:p>248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659">
                <text:p>60</text:p>
              </table:table-cell>
              <table:table-cell office:value-type="float" office:value="248.454">
                <text:p>248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88">
                <text:p>60</text:p>
              </table:table-cell>
              <table:table-cell office:value-type="float" office:value="248.415">
                <text:p>248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098">
                <text:p>60</text:p>
              </table:table-cell>
              <table:table-cell office:value-type="float" office:value="248.377">
                <text:p>248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3">
                <text:p>60</text:p>
              </table:table-cell>
              <table:table-cell office:value-type="float" office:value="248.342">
                <text:p>248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517">
                <text:p>60</text:p>
              </table:table-cell>
              <table:table-cell office:value-type="float" office:value="248.304">
                <text:p>248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728">
                <text:p>60</text:p>
              </table:table-cell>
              <table:table-cell office:value-type="float" office:value="248.267">
                <text:p>248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02">
                <text:p>60</text:p>
              </table:table-cell>
              <table:table-cell office:value-type="float" office:value="248.217">
                <text:p>248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303">
                <text:p>60</text:p>
              </table:table-cell>
              <table:table-cell office:value-type="float" office:value="248.168">
                <text:p>248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533">
                <text:p>60</text:p>
              </table:table-cell>
              <table:table-cell office:value-type="float" office:value="248.128">
                <text:p>248.1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824">
                <text:p>60</text:p>
              </table:table-cell>
              <table:table-cell office:value-type="float" office:value="248.077">
                <text:p>248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145">
                <text:p>60</text:p>
              </table:table-cell>
              <table:table-cell office:value-type="float" office:value="248.022">
                <text:p>248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391">
                <text:p>60</text:p>
              </table:table-cell>
              <table:table-cell office:value-type="float" office:value="247.979">
                <text:p>247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615">
                <text:p>60</text:p>
              </table:table-cell>
              <table:table-cell office:value-type="float" office:value="247.941">
                <text:p>247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944">
                <text:p>60</text:p>
              </table:table-cell>
              <table:table-cell office:value-type="float" office:value="247.884">
                <text:p>247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215">
                <text:p>60</text:p>
              </table:table-cell>
              <table:table-cell office:value-type="float" office:value="247.838">
                <text:p>247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414">
                <text:p>60</text:p>
              </table:table-cell>
              <table:table-cell office:value-type="float" office:value="247.804">
                <text:p>247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721">
                <text:p>60</text:p>
              </table:table-cell>
              <table:table-cell office:value-type="float" office:value="247.751">
                <text:p>247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001">
                <text:p>60</text:p>
              </table:table-cell>
              <table:table-cell office:value-type="float" office:value="247.704">
                <text:p>247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291">
                <text:p>60</text:p>
              </table:table-cell>
              <table:table-cell office:value-type="float" office:value="247.654">
                <text:p>247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512">
                <text:p>60</text:p>
              </table:table-cell>
              <table:table-cell office:value-type="float" office:value="247.617">
                <text:p>247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725">
                <text:p>60</text:p>
              </table:table-cell>
              <table:table-cell office:value-type="float" office:value="247.581">
                <text:p>247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931">
                <text:p>60</text:p>
              </table:table-cell>
              <table:table-cell office:value-type="float" office:value="247.546">
                <text:p>247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159">
                <text:p>60</text:p>
              </table:table-cell>
              <table:table-cell office:value-type="float" office:value="247.507">
                <text:p>247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378">
                <text:p>60</text:p>
              </table:table-cell>
              <table:table-cell office:value-type="float" office:value="247.47">
                <text:p>247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591">
                <text:p>60</text:p>
              </table:table-cell>
              <table:table-cell office:value-type="float" office:value="247.434">
                <text:p>247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795">
                <text:p>60</text:p>
              </table:table-cell>
              <table:table-cell office:value-type="float" office:value="247.4">
                <text:p>247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03">
                <text:p>60</text:p>
              </table:table-cell>
              <table:table-cell office:value-type="float" office:value="247.36">
                <text:p>247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234">
                <text:p>60</text:p>
              </table:table-cell>
              <table:table-cell office:value-type="float" office:value="247.326">
                <text:p>247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539">
                <text:p>60</text:p>
              </table:table-cell>
              <table:table-cell office:value-type="float" office:value="247.275">
                <text:p>247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78">
                <text:p>60</text:p>
              </table:table-cell>
              <table:table-cell office:value-type="float" office:value="247.235">
                <text:p>247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992">
                <text:p>60</text:p>
              </table:table-cell>
              <table:table-cell office:value-type="float" office:value="247.199">
                <text:p>247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249">
                <text:p>60</text:p>
              </table:table-cell>
              <table:table-cell office:value-type="float" office:value="247.156">
                <text:p>247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548">
                <text:p>60</text:p>
              </table:table-cell>
              <table:table-cell office:value-type="float" office:value="247.106">
                <text:p>247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79">
                <text:p>60</text:p>
              </table:table-cell>
              <table:table-cell office:value-type="float" office:value="247.066">
                <text:p>247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082">
                <text:p>60</text:p>
              </table:table-cell>
              <table:table-cell office:value-type="float" office:value="247.018">
                <text:p>247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417">
                <text:p>60</text:p>
              </table:table-cell>
              <table:table-cell office:value-type="float" office:value="246.963">
                <text:p>246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616">
                <text:p>60</text:p>
              </table:table-cell>
              <table:table-cell office:value-type="float" office:value="246.93">
                <text:p>246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904">
                <text:p>60</text:p>
              </table:table-cell>
              <table:table-cell office:value-type="float" office:value="246.883">
                <text:p>246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106">
                <text:p>60</text:p>
              </table:table-cell>
              <table:table-cell office:value-type="float" office:value="246.85">
                <text:p>246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327">
                <text:p>60</text:p>
              </table:table-cell>
              <table:table-cell office:value-type="float" office:value="246.813">
                <text:p>246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626">
                <text:p>60</text:p>
              </table:table-cell>
              <table:table-cell office:value-type="float" office:value="246.764">
                <text:p>246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952">
                <text:p>60</text:p>
              </table:table-cell>
              <table:table-cell office:value-type="float" office:value="246.711">
                <text:p>246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245">
                <text:p>60</text:p>
              </table:table-cell>
              <table:table-cell office:value-type="float" office:value="246.664">
                <text:p>246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535">
                <text:p>60</text:p>
              </table:table-cell>
              <table:table-cell office:value-type="float" office:value="246.616">
                <text:p>246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765">
                <text:p>60</text:p>
              </table:table-cell>
              <table:table-cell office:value-type="float" office:value="246.579">
                <text:p>246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967">
                <text:p>60</text:p>
              </table:table-cell>
              <table:table-cell office:value-type="float" office:value="246.547">
                <text:p>246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257">
                <text:p>60</text:p>
              </table:table-cell>
              <table:table-cell office:value-type="float" office:value="246.5">
                <text:p>246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507">
                <text:p>60</text:p>
              </table:table-cell>
              <table:table-cell office:value-type="float" office:value="246.46">
                <text:p>246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711">
                <text:p>60</text:p>
              </table:table-cell>
              <table:table-cell office:value-type="float" office:value="246.427">
                <text:p>246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91">
                <text:p>60</text:p>
              </table:table-cell>
              <table:table-cell office:value-type="float" office:value="246.395">
                <text:p>246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117">
                <text:p>60</text:p>
              </table:table-cell>
              <table:table-cell office:value-type="float" office:value="246.362">
                <text:p>246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36">
                <text:p>60</text:p>
              </table:table-cell>
              <table:table-cell office:value-type="float" office:value="246.323">
                <text:p>246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558">
                <text:p>60</text:p>
              </table:table-cell>
              <table:table-cell office:value-type="float" office:value="246.291">
                <text:p>246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842">
                <text:p>60</text:p>
              </table:table-cell>
              <table:table-cell office:value-type="float" office:value="246.246">
                <text:p>246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058">
                <text:p>60</text:p>
              </table:table-cell>
              <table:table-cell office:value-type="float" office:value="246.212">
                <text:p>246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349">
                <text:p>60</text:p>
              </table:table-cell>
              <table:table-cell office:value-type="float" office:value="246.166">
                <text:p>246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622">
                <text:p>60</text:p>
              </table:table-cell>
              <table:table-cell office:value-type="float" office:value="246.123">
                <text:p>246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842">
                <text:p>60</text:p>
              </table:table-cell>
              <table:table-cell office:value-type="float" office:value="246.088">
                <text:p>246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046">
                <text:p>60</text:p>
              </table:table-cell>
              <table:table-cell office:value-type="float" office:value="246.056">
                <text:p>246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335">
                <text:p>60</text:p>
              </table:table-cell>
              <table:table-cell office:value-type="float" office:value="246.01">
                <text:p>246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61">
                <text:p>60</text:p>
              </table:table-cell>
              <table:table-cell office:value-type="float" office:value="245.967">
                <text:p>245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833">
                <text:p>60</text:p>
              </table:table-cell>
              <table:table-cell office:value-type="float" office:value="245.932">
                <text:p>245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135">
                <text:p>60</text:p>
              </table:table-cell>
              <table:table-cell office:value-type="float" office:value="245.885">
                <text:p>245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362">
                <text:p>60</text:p>
              </table:table-cell>
              <table:table-cell office:value-type="float" office:value="245.85">
                <text:p>245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562">
                <text:p>60</text:p>
              </table:table-cell>
              <table:table-cell office:value-type="float" office:value="245.819">
                <text:p>245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77">
                <text:p>60</text:p>
              </table:table-cell>
              <table:table-cell office:value-type="float" office:value="245.787">
                <text:p>245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107">
                <text:p>60</text:p>
              </table:table-cell>
              <table:table-cell office:value-type="float" office:value="245.734">
                <text:p>245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308">
                <text:p>60</text:p>
              </table:table-cell>
              <table:table-cell office:value-type="float" office:value="245.703">
                <text:p>245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518">
                <text:p>60</text:p>
              </table:table-cell>
              <table:table-cell office:value-type="float" office:value="245.671">
                <text:p>245.6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838">
                <text:p>60</text:p>
              </table:table-cell>
              <table:table-cell office:value-type="float" office:value="245.622">
                <text:p>245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053">
                <text:p>60</text:p>
              </table:table-cell>
              <table:table-cell office:value-type="float" office:value="245.589">
                <text:p>245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25">
                <text:p>60</text:p>
              </table:table-cell>
              <table:table-cell office:value-type="float" office:value="245.559">
                <text:p>245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529">
                <text:p>60</text:p>
              </table:table-cell>
              <table:table-cell office:value-type="float" office:value="245.516">
                <text:p>245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762">
                <text:p>60</text:p>
              </table:table-cell>
              <table:table-cell office:value-type="float" office:value="245.481">
                <text:p>245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961">
                <text:p>60</text:p>
              </table:table-cell>
              <table:table-cell office:value-type="float" office:value="245.45">
                <text:p>245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17">
                <text:p>60</text:p>
              </table:table-cell>
              <table:table-cell office:value-type="float" office:value="245.419">
                <text:p>245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417">
                <text:p>60</text:p>
              </table:table-cell>
              <table:table-cell office:value-type="float" office:value="245.381">
                <text:p>245.3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622">
                <text:p>60</text:p>
              </table:table-cell>
              <table:table-cell office:value-type="float" office:value="245.35">
                <text:p>245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911">
                <text:p>60</text:p>
              </table:table-cell>
              <table:table-cell office:value-type="float" office:value="245.306">
                <text:p>245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128">
                <text:p>60</text:p>
              </table:table-cell>
              <table:table-cell office:value-type="float" office:value="245.274">
                <text:p>245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33">
                <text:p>60</text:p>
              </table:table-cell>
              <table:table-cell office:value-type="float" office:value="245.243">
                <text:p>245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619">
                <text:p>60</text:p>
              </table:table-cell>
              <table:table-cell office:value-type="float" office:value="245.2">
                <text:p>245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924">
                <text:p>60</text:p>
              </table:table-cell>
              <table:table-cell office:value-type="float" office:value="245.154">
                <text:p>245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225">
                <text:p>60</text:p>
              </table:table-cell>
              <table:table-cell office:value-type="float" office:value="245.109">
                <text:p>245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505">
                <text:p>60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739">
                <text:p>60</text:p>
              </table:table-cell>
              <table:table-cell office:value-type="float" office:value="245.033">
                <text:p>245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942">
                <text:p>60</text:p>
              </table:table-cell>
              <table:table-cell office:value-type="float" office:value="245.002">
                <text:p>245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224">
                <text:p>60</text:p>
              </table:table-cell>
              <table:table-cell office:value-type="float" office:value="244.961">
                <text:p>244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462">
                <text:p>60</text:p>
              </table:table-cell>
              <table:table-cell office:value-type="float" office:value="244.926">
                <text:p>244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743">
                <text:p>60</text:p>
              </table:table-cell>
              <table:table-cell office:value-type="float" office:value="244.884">
                <text:p>244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034">
                <text:p>60</text:p>
              </table:table-cell>
              <table:table-cell office:value-type="float" office:value="244.841">
                <text:p>244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248">
                <text:p>60</text:p>
              </table:table-cell>
              <table:table-cell office:value-type="float" office:value="244.81">
                <text:p>244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525">
                <text:p>60</text:p>
              </table:table-cell>
              <table:table-cell office:value-type="float" office:value="244.769">
                <text:p>244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838">
                <text:p>60</text:p>
              </table:table-cell>
              <table:table-cell office:value-type="float" office:value="244.724">
                <text:p>244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12">
                <text:p>60</text:p>
              </table:table-cell>
              <table:table-cell office:value-type="float" office:value="244.683">
                <text:p>244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318">
                <text:p>60</text:p>
              </table:table-cell>
              <table:table-cell office:value-type="float" office:value="244.654">
                <text:p>244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622">
                <text:p>60</text:p>
              </table:table-cell>
              <table:table-cell office:value-type="float" office:value="244.609">
                <text:p>244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823">
                <text:p>60</text:p>
              </table:table-cell>
              <table:table-cell office:value-type="float" office:value="244.58">
                <text:p>244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105">
                <text:p>60</text:p>
              </table:table-cell>
              <table:table-cell office:value-type="float" office:value="244.54">
                <text:p>244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329">
                <text:p>60</text:p>
              </table:table-cell>
              <table:table-cell office:value-type="float" office:value="244.507">
                <text:p>244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532">
                <text:p>60</text:p>
              </table:table-cell>
              <table:table-cell office:value-type="float" office:value="244.478">
                <text:p>244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815">
                <text:p>60</text:p>
              </table:table-cell>
              <table:table-cell office:value-type="float" office:value="244.437">
                <text:p>244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141">
                <text:p>60</text:p>
              </table:table-cell>
              <table:table-cell office:value-type="float" office:value="244.39">
                <text:p>244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418">
                <text:p>60</text:p>
              </table:table-cell>
              <table:table-cell office:value-type="float" office:value="244.351">
                <text:p>244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707">
                <text:p>60</text:p>
              </table:table-cell>
              <table:table-cell office:value-type="float" office:value="244.309">
                <text:p>244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927">
                <text:p>60</text:p>
              </table:table-cell>
              <table:table-cell office:value-type="float" office:value="244.278">
                <text:p>244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21">
                <text:p>60</text:p>
              </table:table-cell>
              <table:table-cell office:value-type="float" office:value="244.238">
                <text:p>244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487">
                <text:p>60</text:p>
              </table:table-cell>
              <table:table-cell office:value-type="float" office:value="244.198">
                <text:p>244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706">
                <text:p>60</text:p>
              </table:table-cell>
              <table:table-cell office:value-type="float" office:value="244.168">
                <text:p>244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998">
                <text:p>60</text:p>
              </table:table-cell>
              <table:table-cell office:value-type="float" office:value="244.126">
                <text:p>244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198">
                <text:p>60</text:p>
              </table:table-cell>
              <table:table-cell office:value-type="float" office:value="244.098">
                <text:p>244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507">
                <text:p>60</text:p>
              </table:table-cell>
              <table:table-cell office:value-type="float" office:value="244.055">
                <text:p>244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79">
                <text:p>60</text:p>
              </table:table-cell>
              <table:table-cell office:value-type="float" office:value="244.015">
                <text:p>244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124">
                <text:p>60</text:p>
              </table:table-cell>
              <table:table-cell office:value-type="float" office:value="243.968">
                <text:p>243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377">
                <text:p>60</text:p>
              </table:table-cell>
              <table:table-cell office:value-type="float" office:value="243.933">
                <text:p>243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577">
                <text:p>60</text:p>
              </table:table-cell>
              <table:table-cell office:value-type="float" office:value="243.905">
                <text:p>243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797">
                <text:p>60</text:p>
              </table:table-cell>
              <table:table-cell office:value-type="float" office:value="243.874">
                <text:p>243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086">
                <text:p>60</text:p>
              </table:table-cell>
              <table:table-cell office:value-type="float" office:value="243.834">
                <text:p>243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302">
                <text:p>60</text:p>
              </table:table-cell>
              <table:table-cell office:value-type="float" office:value="243.804">
                <text:p>243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504">
                <text:p>60</text:p>
              </table:table-cell>
              <table:table-cell office:value-type="float" office:value="243.776">
                <text:p>243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796">
                <text:p>60</text:p>
              </table:table-cell>
              <table:table-cell office:value-type="float" office:value="243.736">
                <text:p>243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026">
                <text:p>60</text:p>
              </table:table-cell>
              <table:table-cell office:value-type="float" office:value="243.704">
                <text:p>243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345">
                <text:p>60</text:p>
              </table:table-cell>
              <table:table-cell office:value-type="float" office:value="243.66">
                <text:p>243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638">
                <text:p>60</text:p>
              </table:table-cell>
              <table:table-cell office:value-type="float" office:value="243.62">
                <text:p>243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92">
                <text:p>60</text:p>
              </table:table-cell>
              <table:table-cell office:value-type="float" office:value="243.581">
                <text:p>243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148">
                <text:p>60</text:p>
              </table:table-cell>
              <table:table-cell office:value-type="float" office:value="243.55">
                <text:p>243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445">
                <text:p>60</text:p>
              </table:table-cell>
              <table:table-cell office:value-type="float" office:value="243.51">
                <text:p>243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646">
                <text:p>60</text:p>
              </table:table-cell>
              <table:table-cell office:value-type="float" office:value="243.482">
                <text:p>243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852">
                <text:p>60</text:p>
              </table:table-cell>
              <table:table-cell office:value-type="float" office:value="243.454">
                <text:p>243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054">
                <text:p>60</text:p>
              </table:table-cell>
              <table:table-cell office:value-type="float" office:value="243.427">
                <text:p>243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258">
                <text:p>60</text:p>
              </table:table-cell>
              <table:table-cell office:value-type="float" office:value="243.399">
                <text:p>243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473">
                <text:p>60</text:p>
              </table:table-cell>
              <table:table-cell office:value-type="float" office:value="243.37">
                <text:p>243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762">
                <text:p>60</text:p>
              </table:table-cell>
              <table:table-cell office:value-type="float" office:value="243.331">
                <text:p>243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985">
                <text:p>60</text:p>
              </table:table-cell>
              <table:table-cell office:value-type="float" office:value="243.301">
                <text:p>243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27">
                <text:p>60</text:p>
              </table:table-cell>
              <table:table-cell office:value-type="float" office:value="243.263">
                <text:p>243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57">
                <text:p>60</text:p>
              </table:table-cell>
              <table:table-cell office:value-type="float" office:value="243.223">
                <text:p>243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857">
                <text:p>60</text:p>
              </table:table-cell>
              <table:table-cell office:value-type="float" office:value="243.185">
                <text:p>243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15">
                <text:p>60</text:p>
              </table:table-cell>
              <table:table-cell office:value-type="float" office:value="243.146">
                <text:p>243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488">
                <text:p>60</text:p>
              </table:table-cell>
              <table:table-cell office:value-type="float" office:value="243.101">
                <text:p>243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721">
                <text:p>60</text:p>
              </table:table-cell>
              <table:table-cell office:value-type="float" office:value="243.071">
                <text:p>243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944">
                <text:p>60</text:p>
              </table:table-cell>
              <table:table-cell office:value-type="float" office:value="243.041">
                <text:p>243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236">
                <text:p>60</text:p>
              </table:table-cell>
              <table:table-cell office:value-type="float" office:value="243.003">
                <text:p>243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445">
                <text:p>60</text:p>
              </table:table-cell>
              <table:table-cell office:value-type="float" office:value="242.976">
                <text:p>242.9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739">
                <text:p>60</text:p>
              </table:table-cell>
              <table:table-cell office:value-type="float" office:value="242.938">
                <text:p>242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019">
                <text:p>60</text:p>
              </table:table-cell>
              <table:table-cell office:value-type="float" office:value="242.902">
                <text:p>242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299">
                <text:p>60</text:p>
              </table:table-cell>
              <table:table-cell office:value-type="float" office:value="242.866">
                <text:p>242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59">
                <text:p>60</text:p>
              </table:table-cell>
              <table:table-cell office:value-type="float" office:value="242.829">
                <text:p>242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888">
                <text:p>60</text:p>
              </table:table-cell>
              <table:table-cell office:value-type="float" office:value="242.791">
                <text:p>242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103">
                <text:p>60</text:p>
              </table:table-cell>
              <table:table-cell office:value-type="float" office:value="242.764">
                <text:p>242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324">
                <text:p>60</text:p>
              </table:table-cell>
              <table:table-cell office:value-type="float" office:value="242.736">
                <text:p>242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607">
                <text:p>60</text:p>
              </table:table-cell>
              <table:table-cell office:value-type="float" office:value="242.7">
                <text:p>242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919">
                <text:p>60</text:p>
              </table:table-cell>
              <table:table-cell office:value-type="float" office:value="242.662">
                <text:p>242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207">
                <text:p>60</text:p>
              </table:table-cell>
              <table:table-cell office:value-type="float" office:value="242.626">
                <text:p>242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494">
                <text:p>60</text:p>
              </table:table-cell>
              <table:table-cell office:value-type="float" office:value="242.591">
                <text:p>242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782">
                <text:p>60</text:p>
              </table:table-cell>
              <table:table-cell office:value-type="float" office:value="242.556">
                <text:p>242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074">
                <text:p>60</text:p>
              </table:table-cell>
              <table:table-cell office:value-type="float" office:value="242.52">
                <text:p>242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356">
                <text:p>60</text:p>
              </table:table-cell>
              <table:table-cell office:value-type="float" office:value="242.486">
                <text:p>242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639">
                <text:p>60</text:p>
              </table:table-cell>
              <table:table-cell office:value-type="float" office:value="242.452">
                <text:p>242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922">
                <text:p>60</text:p>
              </table:table-cell>
              <table:table-cell office:value-type="float" office:value="242.419">
                <text:p>242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145">
                <text:p>60</text:p>
              </table:table-cell>
              <table:table-cell office:value-type="float" office:value="242.393">
                <text:p>242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375">
                <text:p>60</text:p>
              </table:table-cell>
              <table:table-cell office:value-type="float" office:value="242.366">
                <text:p>242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583">
                <text:p>60</text:p>
              </table:table-cell>
              <table:table-cell office:value-type="float" office:value="242.342">
                <text:p>242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875">
                <text:p>60</text:p>
              </table:table-cell>
              <table:table-cell office:value-type="float" office:value="242.308">
                <text:p>242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113">
                <text:p>60</text:p>
              </table:table-cell>
              <table:table-cell office:value-type="float" office:value="242.281">
                <text:p>242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315">
                <text:p>60</text:p>
              </table:table-cell>
              <table:table-cell office:value-type="float" office:value="242.258">
                <text:p>242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524">
                <text:p>60</text:p>
              </table:table-cell>
              <table:table-cell office:value-type="float" office:value="242.235">
                <text:p>242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724">
                <text:p>60</text:p>
              </table:table-cell>
              <table:table-cell office:value-type="float" office:value="242.212">
                <text:p>242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926">
                <text:p>60</text:p>
              </table:table-cell>
              <table:table-cell office:value-type="float" office:value="242.19">
                <text:p>242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143">
                <text:p>60</text:p>
              </table:table-cell>
              <table:table-cell office:value-type="float" office:value="242.166">
                <text:p>242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436">
                <text:p>60</text:p>
              </table:table-cell>
              <table:table-cell office:value-type="float" office:value="242.134">
                <text:p>242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729">
                <text:p>60</text:p>
              </table:table-cell>
              <table:table-cell office:value-type="float" office:value="242.102">
                <text:p>242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004">
                <text:p>60</text:p>
              </table:table-cell>
              <table:table-cell office:value-type="float" office:value="242.073">
                <text:p>242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214">
                <text:p>60</text:p>
              </table:table-cell>
              <table:table-cell office:value-type="float" office:value="242.051">
                <text:p>242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432">
                <text:p>60</text:p>
              </table:table-cell>
              <table:table-cell office:value-type="float" office:value="242.028">
                <text:p>242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716">
                <text:p>60</text:p>
              </table:table-cell>
              <table:table-cell office:value-type="float" office:value="241.999">
                <text:p>241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008">
                <text:p>60</text:p>
              </table:table-cell>
              <table:table-cell office:value-type="float" office:value="241.969">
                <text:p>241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294">
                <text:p>60</text:p>
              </table:table-cell>
              <table:table-cell office:value-type="float" office:value="241.94">
                <text:p>241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571">
                <text:p>60</text:p>
              </table:table-cell>
              <table:table-cell office:value-type="float" office:value="241.912">
                <text:p>241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85">
                <text:p>60</text:p>
              </table:table-cell>
              <table:table-cell office:value-type="float" office:value="241.885">
                <text:p>241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13">
                <text:p>60</text:p>
              </table:table-cell>
              <table:table-cell office:value-type="float" office:value="241.858">
                <text:p>241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408">
                <text:p>60</text:p>
              </table:table-cell>
              <table:table-cell office:value-type="float" office:value="241.831">
                <text:p>241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617">
                <text:p>60</text:p>
              </table:table-cell>
              <table:table-cell office:value-type="float" office:value="241.811">
                <text:p>241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838">
                <text:p>60</text:p>
              </table:table-cell>
              <table:table-cell office:value-type="float" office:value="241.791">
                <text:p>241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113">
                <text:p>60</text:p>
              </table:table-cell>
              <table:table-cell office:value-type="float" office:value="241.766">
                <text:p>241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404">
                <text:p>60</text:p>
              </table:table-cell>
              <table:table-cell office:value-type="float" office:value="241.739">
                <text:p>241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69">
                <text:p>60</text:p>
              </table:table-cell>
              <table:table-cell office:value-type="float" office:value="241.714">
                <text:p>241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978">
                <text:p>60</text:p>
              </table:table-cell>
              <table:table-cell office:value-type="float" office:value="241.689">
                <text:p>241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271">
                <text:p>60</text:p>
              </table:table-cell>
              <table:table-cell office:value-type="float" office:value="241.664">
                <text:p>241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557">
                <text:p>60</text:p>
              </table:table-cell>
              <table:table-cell office:value-type="float" office:value="241.64">
                <text:p>241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758">
                <text:p>60</text:p>
              </table:table-cell>
              <table:table-cell office:value-type="float" office:value="241.623">
                <text:p>241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984">
                <text:p>60</text:p>
              </table:table-cell>
              <table:table-cell office:value-type="float" office:value="241.605">
                <text:p>241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184">
                <text:p>60</text:p>
              </table:table-cell>
              <table:table-cell office:value-type="float" office:value="241.589">
                <text:p>241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387">
                <text:p>60</text:p>
              </table:table-cell>
              <table:table-cell office:value-type="float" office:value="241.573">
                <text:p>241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67">
                <text:p>60</text:p>
              </table:table-cell>
              <table:table-cell office:value-type="float" office:value="241.551">
                <text:p>241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917">
                <text:p>60</text:p>
              </table:table-cell>
              <table:table-cell office:value-type="float" office:value="241.532">
                <text:p>241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203">
                <text:p>60</text:p>
              </table:table-cell>
              <table:table-cell office:value-type="float" office:value="241.511">
                <text:p>241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409">
                <text:p>60</text:p>
              </table:table-cell>
              <table:table-cell office:value-type="float" office:value="241.496">
                <text:p>241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61">
                <text:p>60</text:p>
              </table:table-cell>
              <table:table-cell office:value-type="float" office:value="241.482">
                <text:p>241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902">
                <text:p>60</text:p>
              </table:table-cell>
              <table:table-cell office:value-type="float" office:value="241.462">
                <text:p>241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19">
                <text:p>60</text:p>
              </table:table-cell>
              <table:table-cell office:value-type="float" office:value="241.442">
                <text:p>241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512">
                <text:p>60</text:p>
              </table:table-cell>
              <table:table-cell office:value-type="float" office:value="241.421">
                <text:p>241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726">
                <text:p>60</text:p>
              </table:table-cell>
              <table:table-cell office:value-type="float" office:value="241.407">
                <text:p>241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926">
                <text:p>60</text:p>
              </table:table-cell>
              <table:table-cell office:value-type="float" office:value="241.395">
                <text:p>241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221">
                <text:p>60</text:p>
              </table:table-cell>
              <table:table-cell office:value-type="float" office:value="241.377">
                <text:p>241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552">
                <text:p>60</text:p>
              </table:table-cell>
              <table:table-cell office:value-type="float" office:value="241.358">
                <text:p>241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85">
                <text:p>60</text:p>
              </table:table-cell>
              <table:table-cell office:value-type="float" office:value="241.341">
                <text:p>241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054">
                <text:p>60</text:p>
              </table:table-cell>
              <table:table-cell office:value-type="float" office:value="241.33">
                <text:p>241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344">
                <text:p>60</text:p>
              </table:table-cell>
              <table:table-cell office:value-type="float" office:value="241.315">
                <text:p>241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587">
                <text:p>60</text:p>
              </table:table-cell>
              <table:table-cell office:value-type="float" office:value="241.303">
                <text:p>241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87">
                <text:p>60</text:p>
              </table:table-cell>
              <table:table-cell office:value-type="float" office:value="241.289">
                <text:p>241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074">
                <text:p>60</text:p>
              </table:table-cell>
              <table:table-cell office:value-type="float" office:value="241.28">
                <text:p>241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349">
                <text:p>60</text:p>
              </table:table-cell>
              <table:table-cell office:value-type="float" office:value="241.267">
                <text:p>241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624">
                <text:p>60</text:p>
              </table:table-cell>
              <table:table-cell office:value-type="float" office:value="241.256">
                <text:p>241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841">
                <text:p>60</text:p>
              </table:table-cell>
              <table:table-cell office:value-type="float" office:value="241.247">
                <text:p>241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13">
                <text:p>60</text:p>
              </table:table-cell>
              <table:table-cell office:value-type="float" office:value="241.236">
                <text:p>241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422">
                <text:p>60</text:p>
              </table:table-cell>
              <table:table-cell office:value-type="float" office:value="241.226">
                <text:p>241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778">
                <text:p>60</text:p>
              </table:table-cell>
              <table:table-cell office:value-type="float" office:value="241.214">
                <text:p>241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003">
                <text:p>60</text:p>
              </table:table-cell>
              <table:table-cell office:value-type="float" office:value="241.207">
                <text:p>241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291">
                <text:p>60</text:p>
              </table:table-cell>
              <table:table-cell office:value-type="float" office:value="241.199">
                <text:p>241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601">
                <text:p>60</text:p>
              </table:table-cell>
              <table:table-cell office:value-type="float" office:value="241.191">
                <text:p>241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801">
                <text:p>60</text:p>
              </table:table-cell>
              <table:table-cell office:value-type="float" office:value="241.187">
                <text:p>241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082">
                <text:p>60</text:p>
              </table:table-cell>
              <table:table-cell office:value-type="float" office:value="241.181">
                <text:p>241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368">
                <text:p>60</text:p>
              </table:table-cell>
              <table:table-cell office:value-type="float" office:value="241.175">
                <text:p>241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652">
                <text:p>60</text:p>
              </table:table-cell>
              <table:table-cell office:value-type="float" office:value="241.171">
                <text:p>241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851">
                <text:p>60</text:p>
              </table:table-cell>
              <table:table-cell office:value-type="float" office:value="241.168">
                <text:p>241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138">
                <text:p>60</text:p>
              </table:table-cell>
              <table:table-cell office:value-type="float" office:value="241.165">
                <text:p>241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337">
                <text:p>60</text:p>
              </table:table-cell>
              <table:table-cell office:value-type="float" office:value="241.163">
                <text:p>241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629">
                <text:p>60</text:p>
              </table:table-cell>
              <table:table-cell office:value-type="float" office:value="241.161">
                <text:p>241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87">
                <text:p>60</text:p>
              </table:table-cell>
              <table:table-cell office:value-type="float" office:value="241.161">
                <text:p>241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074">
                <text:p>60</text:p>
              </table:table-cell>
              <table:table-cell office:value-type="float" office:value="241.16">
                <text:p>241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282">
                <text:p>60</text:p>
              </table:table-cell>
              <table:table-cell office:value-type="float" office:value="241.16">
                <text:p>241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596">
                <text:p>60</text:p>
              </table:table-cell>
              <table:table-cell office:value-type="float" office:value="241.161">
                <text:p>241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81">
                <text:p>60</text:p>
              </table:table-cell>
              <table:table-cell office:value-type="float" office:value="241.162">
                <text:p>241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012">
                <text:p>60</text:p>
              </table:table-cell>
              <table:table-cell office:value-type="float" office:value="241.164">
                <text:p>241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293">
                <text:p>60</text:p>
              </table:table-cell>
              <table:table-cell office:value-type="float" office:value="241.167">
                <text:p>241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575">
                <text:p>60</text:p>
              </table:table-cell>
              <table:table-cell office:value-type="float" office:value="241.171">
                <text:p>241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853">
                <text:p>60</text:p>
              </table:table-cell>
              <table:table-cell office:value-type="float" office:value="241.175">
                <text:p>241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132">
                <text:p>60</text:p>
              </table:table-cell>
              <table:table-cell office:value-type="float" office:value="241.18">
                <text:p>241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435">
                <text:p>60</text:p>
              </table:table-cell>
              <table:table-cell office:value-type="float" office:value="241.187">
                <text:p>241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665">
                <text:p>60</text:p>
              </table:table-cell>
              <table:table-cell office:value-type="float" office:value="241.193">
                <text:p>241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97">
                <text:p>60</text:p>
              </table:table-cell>
              <table:table-cell office:value-type="float" office:value="241.202">
                <text:p>241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18">
                <text:p>60</text:p>
              </table:table-cell>
              <table:table-cell office:value-type="float" office:value="241.208">
                <text:p>241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475">
                <text:p>60</text:p>
              </table:table-cell>
              <table:table-cell office:value-type="float" office:value="241.218">
                <text:p>241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779">
                <text:p>60</text:p>
              </table:table-cell>
              <table:table-cell office:value-type="float" office:value="241.23">
                <text:p>241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093">
                <text:p>60</text:p>
              </table:table-cell>
              <table:table-cell office:value-type="float" office:value="241.242">
                <text:p>241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397">
                <text:p>60</text:p>
              </table:table-cell>
              <table:table-cell office:value-type="float" office:value="241.256">
                <text:p>241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685">
                <text:p>60</text:p>
              </table:table-cell>
              <table:table-cell office:value-type="float" office:value="241.27">
                <text:p>241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911">
                <text:p>60</text:p>
              </table:table-cell>
              <table:table-cell office:value-type="float" office:value="241.281">
                <text:p>241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121">
                <text:p>60</text:p>
              </table:table-cell>
              <table:table-cell office:value-type="float" office:value="241.293">
                <text:p>241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419">
                <text:p>60</text:p>
              </table:table-cell>
              <table:table-cell office:value-type="float" office:value="241.31">
                <text:p>241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622">
                <text:p>60</text:p>
              </table:table-cell>
              <table:table-cell office:value-type="float" office:value="241.322">
                <text:p>241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913">
                <text:p>60</text:p>
              </table:table-cell>
              <table:table-cell office:value-type="float" office:value="241.34">
                <text:p>241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135">
                <text:p>60</text:p>
              </table:table-cell>
              <table:table-cell office:value-type="float" office:value="241.355">
                <text:p>241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346">
                <text:p>60</text:p>
              </table:table-cell>
              <table:table-cell office:value-type="float" office:value="241.37">
                <text:p>241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639">
                <text:p>60</text:p>
              </table:table-cell>
              <table:table-cell office:value-type="float" office:value="241.391">
                <text:p>241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963">
                <text:p>60</text:p>
              </table:table-cell>
              <table:table-cell office:value-type="float" office:value="241.415">
                <text:p>241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17">
                <text:p>60</text:p>
              </table:table-cell>
              <table:table-cell office:value-type="float" office:value="241.432">
                <text:p>241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378">
                <text:p>60</text:p>
              </table:table-cell>
              <table:table-cell office:value-type="float" office:value="241.449">
                <text:p>241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676">
                <text:p>60</text:p>
              </table:table-cell>
              <table:table-cell office:value-type="float" office:value="241.474">
                <text:p>241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877">
                <text:p>60</text:p>
              </table:table-cell>
              <table:table-cell office:value-type="float" office:value="241.492">
                <text:p>241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077">
                <text:p>60</text:p>
              </table:table-cell>
              <table:table-cell office:value-type="float" office:value="241.511">
                <text:p>241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28">
                <text:p>60</text:p>
              </table:table-cell>
              <table:table-cell office:value-type="float" office:value="241.53">
                <text:p>241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561">
                <text:p>60</text:p>
              </table:table-cell>
              <table:table-cell office:value-type="float" office:value="241.557">
                <text:p>241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799">
                <text:p>60</text:p>
              </table:table-cell>
              <table:table-cell office:value-type="float" office:value="241.581">
                <text:p>241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001">
                <text:p>60</text:p>
              </table:table-cell>
              <table:table-cell office:value-type="float" office:value="241.602">
                <text:p>241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308">
                <text:p>60</text:p>
              </table:table-cell>
              <table:table-cell office:value-type="float" office:value="241.635">
                <text:p>241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537">
                <text:p>60</text:p>
              </table:table-cell>
              <table:table-cell office:value-type="float" office:value="241.66">
                <text:p>241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839">
                <text:p>60</text:p>
              </table:table-cell>
              <table:table-cell office:value-type="float" office:value="241.695">
                <text:p>241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124">
                <text:p>60</text:p>
              </table:table-cell>
              <table:table-cell office:value-type="float" office:value="241.728">
                <text:p>241.7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428">
                <text:p>60</text:p>
              </table:table-cell>
              <table:table-cell office:value-type="float" office:value="241.766">
                <text:p>241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631">
                <text:p>60</text:p>
              </table:table-cell>
              <table:table-cell office:value-type="float" office:value="241.791">
                <text:p>241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919">
                <text:p>60</text:p>
              </table:table-cell>
              <table:table-cell office:value-type="float" office:value="241.828">
                <text:p>241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171">
                <text:p>60</text:p>
              </table:table-cell>
              <table:table-cell office:value-type="float" office:value="241.862">
                <text:p>241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373">
                <text:p>60</text:p>
              </table:table-cell>
              <table:table-cell office:value-type="float" office:value="241.89">
                <text:p>241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684">
                <text:p>60</text:p>
              </table:table-cell>
              <table:table-cell office:value-type="float" office:value="241.933">
                <text:p>241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929">
                <text:p>60</text:p>
              </table:table-cell>
              <table:table-cell office:value-type="float" office:value="241.969">
                <text:p>241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208">
                <text:p>60</text:p>
              </table:table-cell>
              <table:table-cell office:value-type="float" office:value="242.01">
                <text:p>242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521">
                <text:p>60</text:p>
              </table:table-cell>
              <table:table-cell office:value-type="float" office:value="242.058">
                <text:p>242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801">
                <text:p>60</text:p>
              </table:table-cell>
              <table:table-cell office:value-type="float" office:value="242.101">
                <text:p>242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003">
                <text:p>60</text:p>
              </table:table-cell>
              <table:table-cell office:value-type="float" office:value="242.134">
                <text:p>242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273">
                <text:p>60</text:p>
              </table:table-cell>
              <table:table-cell office:value-type="float" office:value="242.178">
                <text:p>242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501">
                <text:p>60</text:p>
              </table:table-cell>
              <table:table-cell office:value-type="float" office:value="242.216">
                <text:p>242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706">
                <text:p>60</text:p>
              </table:table-cell>
              <table:table-cell office:value-type="float" office:value="242.251">
                <text:p>242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981">
                <text:p>60</text:p>
              </table:table-cell>
              <table:table-cell office:value-type="float" office:value="242.299">
                <text:p>242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21">
                <text:p>60</text:p>
              </table:table-cell>
              <table:table-cell office:value-type="float" office:value="242.339">
                <text:p>242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493">
                <text:p>60</text:p>
              </table:table-cell>
              <table:table-cell office:value-type="float" office:value="242.391">
                <text:p>242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8">
                <text:p>60</text:p>
              </table:table-cell>
              <table:table-cell office:value-type="float" office:value="242.447">
                <text:p>242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087">
                <text:p>60</text:p>
              </table:table-cell>
              <table:table-cell office:value-type="float" office:value="242.502">
                <text:p>242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356">
                <text:p>60</text:p>
              </table:table-cell>
              <table:table-cell office:value-type="float" office:value="242.554">
                <text:p>242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571">
                <text:p>60</text:p>
              </table:table-cell>
              <table:table-cell office:value-type="float" office:value="242.597">
                <text:p>242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851">
                <text:p>60</text:p>
              </table:table-cell>
              <table:table-cell office:value-type="float" office:value="242.653">
                <text:p>242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15">
                <text:p>60</text:p>
              </table:table-cell>
              <table:table-cell office:value-type="float" office:value="242.715">
                <text:p>242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437">
                <text:p>60</text:p>
              </table:table-cell>
              <table:table-cell office:value-type="float" office:value="242.775">
                <text:p>242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716">
                <text:p>60</text:p>
              </table:table-cell>
              <table:table-cell office:value-type="float" office:value="242.835">
                <text:p>242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93">
                <text:p>60</text:p>
              </table:table-cell>
              <table:table-cell office:value-type="float" office:value="242.882">
                <text:p>242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176">
                <text:p>70</text:p>
              </table:table-cell>
              <table:table-cell office:value-type="float" office:value="242.937">
                <text:p>242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455">
                <text:p>70</text:p>
              </table:table-cell>
              <table:table-cell office:value-type="float" office:value="242.999">
                <text:p>242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729">
                <text:p>70</text:p>
              </table:table-cell>
              <table:table-cell office:value-type="float" office:value="243.062">
                <text:p>243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934">
                <text:p>70</text:p>
              </table:table-cell>
              <table:table-cell office:value-type="float" office:value="243.11">
                <text:p>243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158">
                <text:p>70</text:p>
              </table:table-cell>
              <table:table-cell office:value-type="float" office:value="243.163">
                <text:p>243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359">
                <text:p>70</text:p>
              </table:table-cell>
              <table:table-cell office:value-type="float" office:value="243.212">
                <text:p>243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636">
                <text:p>70</text:p>
              </table:table-cell>
              <table:table-cell office:value-type="float" office:value="243.279">
                <text:p>243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851">
                <text:p>70</text:p>
              </table:table-cell>
              <table:table-cell office:value-type="float" office:value="243.333">
                <text:p>243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141">
                <text:p>70</text:p>
              </table:table-cell>
              <table:table-cell office:value-type="float" office:value="243.405">
                <text:p>243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447">
                <text:p>70</text:p>
              </table:table-cell>
              <table:table-cell office:value-type="float" office:value="243.484">
                <text:p>243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65">
                <text:p>70</text:p>
              </table:table-cell>
              <table:table-cell office:value-type="float" office:value="243.536">
                <text:p>243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929">
                <text:p>70</text:p>
              </table:table-cell>
              <table:table-cell office:value-type="float" office:value="243.61">
                <text:p>243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214">
                <text:p>70</text:p>
              </table:table-cell>
              <table:table-cell office:value-type="float" office:value="243.686">
                <text:p>243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426">
                <text:p>70</text:p>
              </table:table-cell>
              <table:table-cell office:value-type="float" office:value="243.744">
                <text:p>243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713">
                <text:p>70</text:p>
              </table:table-cell>
              <table:table-cell office:value-type="float" office:value="243.823">
                <text:p>243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044">
                <text:p>70</text:p>
              </table:table-cell>
              <table:table-cell office:value-type="float" office:value="243.915">
                <text:p>243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322">
                <text:p>70</text:p>
              </table:table-cell>
              <table:table-cell office:value-type="float" office:value="243.994">
                <text:p>243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606">
                <text:p>70</text:p>
              </table:table-cell>
              <table:table-cell office:value-type="float" office:value="244.077">
                <text:p>244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827">
                <text:p>70</text:p>
              </table:table-cell>
              <table:table-cell office:value-type="float" office:value="244.141">
                <text:p>244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115">
                <text:p>70</text:p>
              </table:table-cell>
              <table:table-cell office:value-type="float" office:value="244.226">
                <text:p>244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391">
                <text:p>70</text:p>
              </table:table-cell>
              <table:table-cell office:value-type="float" office:value="244.309">
                <text:p>244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609">
                <text:p>70</text:p>
              </table:table-cell>
              <table:table-cell office:value-type="float" office:value="244.375">
                <text:p>244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906">
                <text:p>70</text:p>
              </table:table-cell>
              <table:table-cell office:value-type="float" office:value="244.467">
                <text:p>244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186">
                <text:p>70</text:p>
              </table:table-cell>
              <table:table-cell office:value-type="float" office:value="244.554">
                <text:p>244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408">
                <text:p>70</text:p>
              </table:table-cell>
              <table:table-cell office:value-type="float" office:value="244.624">
                <text:p>244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699">
                <text:p>70</text:p>
              </table:table-cell>
              <table:table-cell office:value-type="float" office:value="244.717">
                <text:p>244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979">
                <text:p>70</text:p>
              </table:table-cell>
              <table:table-cell office:value-type="float" office:value="244.808">
                <text:p>244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203">
                <text:p>70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491">
                <text:p>70</text:p>
              </table:table-cell>
              <table:table-cell office:value-type="float" office:value="244.977">
                <text:p>244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761">
                <text:p>70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975">
                <text:p>70</text:p>
              </table:table-cell>
              <table:table-cell office:value-type="float" office:value="245.14">
                <text:p>245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26">
                <text:p>70</text:p>
              </table:table-cell>
              <table:table-cell office:value-type="float" office:value="245.238">
                <text:p>245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532">
                <text:p>70</text:p>
              </table:table-cell>
              <table:table-cell office:value-type="float" office:value="245.332">
                <text:p>245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76">
                <text:p>70</text:p>
              </table:table-cell>
              <table:table-cell office:value-type="float" office:value="245.412">
                <text:p>245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037">
                <text:p>70</text:p>
              </table:table-cell>
              <table:table-cell office:value-type="float" office:value="245.51">
                <text:p>245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321">
                <text:p>70</text:p>
              </table:table-cell>
              <table:table-cell office:value-type="float" office:value="245.611">
                <text:p>245.6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533">
                <text:p>70</text:p>
              </table:table-cell>
              <table:table-cell office:value-type="float" office:value="245.688">
                <text:p>245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805">
                <text:p>70</text:p>
              </table:table-cell>
              <table:table-cell office:value-type="float" office:value="245.787">
                <text:p>245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13">
                <text:p>70</text:p>
              </table:table-cell>
              <table:table-cell office:value-type="float" office:value="245.907">
                <text:p>245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413">
                <text:p>70</text:p>
              </table:table-cell>
              <table:table-cell office:value-type="float" office:value="246.012">
                <text:p>246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617">
                <text:p>70</text:p>
              </table:table-cell>
              <table:table-cell office:value-type="float" office:value="246.089">
                <text:p>246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817">
                <text:p>70</text:p>
              </table:table-cell>
              <table:table-cell office:value-type="float" office:value="246.165">
                <text:p>246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033">
                <text:p>70</text:p>
              </table:table-cell>
              <table:table-cell office:value-type="float" office:value="246.247">
                <text:p>246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32">
                <text:p>70</text:p>
              </table:table-cell>
              <table:table-cell office:value-type="float" office:value="246.358">
                <text:p>246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613">
                <text:p>70</text:p>
              </table:table-cell>
              <table:table-cell office:value-type="float" office:value="246.471">
                <text:p>246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899">
                <text:p>70</text:p>
              </table:table-cell>
              <table:table-cell office:value-type="float" office:value="246.583">
                <text:p>246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184">
                <text:p>70</text:p>
              </table:table-cell>
              <table:table-cell office:value-type="float" office:value="246.697">
                <text:p>246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403">
                <text:p>70</text:p>
              </table:table-cell>
              <table:table-cell office:value-type="float" office:value="246.784">
                <text:p>246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606">
                <text:p>70</text:p>
              </table:table-cell>
              <table:table-cell office:value-type="float" office:value="246.865">
                <text:p>246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886">
                <text:p>70</text:p>
              </table:table-cell>
              <table:table-cell office:value-type="float" office:value="246.978">
                <text:p>246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112">
                <text:p>70</text:p>
              </table:table-cell>
              <table:table-cell office:value-type="float" office:value="247.07">
                <text:p>247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399">
                <text:p>70</text:p>
              </table:table-cell>
              <table:table-cell office:value-type="float" office:value="247.188">
                <text:p>247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69">
                <text:p>70</text:p>
              </table:table-cell>
              <table:table-cell office:value-type="float" office:value="247.307">
                <text:p>247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906">
                <text:p>70</text:p>
              </table:table-cell>
              <table:table-cell office:value-type="float" office:value="247.397">
                <text:p>247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193">
                <text:p>70</text:p>
              </table:table-cell>
              <table:table-cell office:value-type="float" office:value="247.516">
                <text:p>247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471">
                <text:p>70</text:p>
              </table:table-cell>
              <table:table-cell office:value-type="float" office:value="247.633">
                <text:p>247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699">
                <text:p>70</text:p>
              </table:table-cell>
              <table:table-cell office:value-type="float" office:value="247.729">
                <text:p>247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903">
                <text:p>70</text:p>
              </table:table-cell>
              <table:table-cell office:value-type="float" office:value="247.815">
                <text:p>247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175">
                <text:p>70</text:p>
              </table:table-cell>
              <table:table-cell office:value-type="float" office:value="247.93">
                <text:p>247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405">
                <text:p>70</text:p>
              </table:table-cell>
              <table:table-cell office:value-type="float" office:value="248.027">
                <text:p>248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606">
                <text:p>70</text:p>
              </table:table-cell>
              <table:table-cell office:value-type="float" office:value="248.113">
                <text:p>248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88">
                <text:p>70</text:p>
              </table:table-cell>
              <table:table-cell office:value-type="float" office:value="248.229">
                <text:p>248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11">
                <text:p>70</text:p>
              </table:table-cell>
              <table:table-cell office:value-type="float" office:value="248.328">
                <text:p>248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393">
                <text:p>70</text:p>
              </table:table-cell>
              <table:table-cell office:value-type="float" office:value="248.449">
                <text:p>248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689">
                <text:p>70</text:p>
              </table:table-cell>
              <table:table-cell office:value-type="float" office:value="248.575">
                <text:p>248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928">
                <text:p>70</text:p>
              </table:table-cell>
              <table:table-cell office:value-type="float" office:value="248.677">
                <text:p>248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133">
                <text:p>70</text:p>
              </table:table-cell>
              <table:table-cell office:value-type="float" office:value="248.765">
                <text:p>248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35">
                <text:p>70</text:p>
              </table:table-cell>
              <table:table-cell office:value-type="float" office:value="248.857">
                <text:p>248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562">
                <text:p>70</text:p>
              </table:table-cell>
              <table:table-cell office:value-type="float" office:value="248.947">
                <text:p>248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775">
                <text:p>70</text:p>
              </table:table-cell>
              <table:table-cell office:value-type="float" office:value="249.038">
                <text:p>249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986">
                <text:p>70</text:p>
              </table:table-cell>
              <table:table-cell office:value-type="float" office:value="249.127">
                <text:p>249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288">
                <text:p>70</text:p>
              </table:table-cell>
              <table:table-cell office:value-type="float" office:value="249.255">
                <text:p>249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527">
                <text:p>70</text:p>
              </table:table-cell>
              <table:table-cell office:value-type="float" office:value="249.356">
                <text:p>249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736">
                <text:p>70</text:p>
              </table:table-cell>
              <table:table-cell office:value-type="float" office:value="249.444">
                <text:p>249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023">
                <text:p>70</text:p>
              </table:table-cell>
              <table:table-cell office:value-type="float" office:value="249.563">
                <text:p>249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261">
                <text:p>70</text:p>
              </table:table-cell>
              <table:table-cell office:value-type="float" office:value="249.662">
                <text:p>249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467">
                <text:p>70</text:p>
              </table:table-cell>
              <table:table-cell office:value-type="float" office:value="249.748">
                <text:p>249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763">
                <text:p>70</text:p>
              </table:table-cell>
              <table:table-cell office:value-type="float" office:value="249.869">
                <text:p>249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043">
                <text:p>70</text:p>
              </table:table-cell>
              <table:table-cell office:value-type="float" office:value="249.983">
                <text:p>249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291">
                <text:p>70</text:p>
              </table:table-cell>
              <table:table-cell office:value-type="float" office:value="250.084">
                <text:p>250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497">
                <text:p>70</text:p>
              </table:table-cell>
              <table:table-cell office:value-type="float" office:value="250.167">
                <text:p>250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735">
                <text:p>70</text:p>
              </table:table-cell>
              <table:table-cell office:value-type="float" office:value="250.262">
                <text:p>250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945">
                <text:p>70</text:p>
              </table:table-cell>
              <table:table-cell office:value-type="float" office:value="250.345">
                <text:p>250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227">
                <text:p>70</text:p>
              </table:table-cell>
              <table:table-cell office:value-type="float" office:value="250.455">
                <text:p>250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472">
                <text:p>70</text:p>
              </table:table-cell>
              <table:table-cell office:value-type="float" office:value="250.55">
                <text:p>250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686">
                <text:p>70</text:p>
              </table:table-cell>
              <table:table-cell office:value-type="float" office:value="250.633">
                <text:p>250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983">
                <text:p>70</text:p>
              </table:table-cell>
              <table:table-cell office:value-type="float" office:value="250.746">
                <text:p>250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227">
                <text:p>70</text:p>
              </table:table-cell>
              <table:table-cell office:value-type="float" office:value="250.838">
                <text:p>250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427">
                <text:p>70</text:p>
              </table:table-cell>
              <table:table-cell office:value-type="float" office:value="250.912">
                <text:p>250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708">
                <text:p>70</text:p>
              </table:table-cell>
              <table:table-cell office:value-type="float" office:value="251.015">
                <text:p>251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962">
                <text:p>70</text:p>
              </table:table-cell>
              <table:table-cell office:value-type="float" office:value="251.107">
                <text:p>251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162">
                <text:p>70</text:p>
              </table:table-cell>
              <table:table-cell office:value-type="float" office:value="251.179">
                <text:p>251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45">
                <text:p>70</text:p>
              </table:table-cell>
              <table:table-cell office:value-type="float" office:value="251.281">
                <text:p>251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704">
                <text:p>70</text:p>
              </table:table-cell>
              <table:table-cell office:value-type="float" office:value="251.369">
                <text:p>251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909">
                <text:p>70</text:p>
              </table:table-cell>
              <table:table-cell office:value-type="float" office:value="251.44">
                <text:p>251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12">
                <text:p>70</text:p>
              </table:table-cell>
              <table:table-cell office:value-type="float" office:value="251.511">
                <text:p>251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355">
                <text:p>70</text:p>
              </table:table-cell>
              <table:table-cell office:value-type="float" office:value="251.59">
                <text:p>251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653">
                <text:p>70</text:p>
              </table:table-cell>
              <table:table-cell office:value-type="float" office:value="251.688">
                <text:p>251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933">
                <text:p>70</text:p>
              </table:table-cell>
              <table:table-cell office:value-type="float" office:value="251.779">
                <text:p>251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161">
                <text:p>70</text:p>
              </table:table-cell>
              <table:table-cell office:value-type="float" office:value="251.851">
                <text:p>251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383">
                <text:p>70</text:p>
              </table:table-cell>
              <table:table-cell office:value-type="float" office:value="251.92">
                <text:p>251.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58">
                <text:p>70</text:p>
              </table:table-cell>
              <table:table-cell office:value-type="float" office:value="251.981">
                <text:p>251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811">
                <text:p>70</text:p>
              </table:table-cell>
              <table:table-cell office:value-type="float" office:value="252.05">
                <text:p>252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022">
                <text:p>70</text:p>
              </table:table-cell>
              <table:table-cell office:value-type="float" office:value="252.113">
                <text:p>252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302">
                <text:p>70</text:p>
              </table:table-cell>
              <table:table-cell office:value-type="float" office:value="252.195">
                <text:p>252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546">
                <text:p>70</text:p>
              </table:table-cell>
              <table:table-cell office:value-type="float" office:value="252.265">
                <text:p>252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757">
                <text:p>70</text:p>
              </table:table-cell>
              <table:table-cell office:value-type="float" office:value="252.324">
                <text:p>252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961">
                <text:p>70</text:p>
              </table:table-cell>
              <table:table-cell office:value-type="float" office:value="252.38">
                <text:p>252.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298">
                <text:p>70</text:p>
              </table:table-cell>
              <table:table-cell office:value-type="float" office:value="252.471">
                <text:p>252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601">
                <text:p>70</text:p>
              </table:table-cell>
              <table:table-cell office:value-type="float" office:value="252.55">
                <text:p>252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811">
                <text:p>70</text:p>
              </table:table-cell>
              <table:table-cell office:value-type="float" office:value="252.604">
                <text:p>252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026">
                <text:p>70</text:p>
              </table:table-cell>
              <table:table-cell office:value-type="float" office:value="252.658">
                <text:p>252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229">
                <text:p>70</text:p>
              </table:table-cell>
              <table:table-cell office:value-type="float" office:value="252.708">
                <text:p>252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448">
                <text:p>70</text:p>
              </table:table-cell>
              <table:table-cell office:value-type="float" office:value="252.761">
                <text:p>252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759">
                <text:p>70</text:p>
              </table:table-cell>
              <table:table-cell office:value-type="float" office:value="252.834">
                <text:p>252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975">
                <text:p>70</text:p>
              </table:table-cell>
              <table:table-cell office:value-type="float" office:value="252.884">
                <text:p>252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196">
                <text:p>70</text:p>
              </table:table-cell>
              <table:table-cell office:value-type="float" office:value="252.933">
                <text:p>252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396">
                <text:p>70</text:p>
              </table:table-cell>
              <table:table-cell office:value-type="float" office:value="252.977">
                <text:p>252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643">
                <text:p>70</text:p>
              </table:table-cell>
              <table:table-cell office:value-type="float" office:value="253.029">
                <text:p>253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936">
                <text:p>70</text:p>
              </table:table-cell>
              <table:table-cell office:value-type="float" office:value="253.09">
                <text:p>253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15">
                <text:p>70</text:p>
              </table:table-cell>
              <table:table-cell office:value-type="float" office:value="253.132">
                <text:p>253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38">
                <text:p>70</text:p>
              </table:table-cell>
              <table:table-cell office:value-type="float" office:value="253.178">
                <text:p>253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667">
                <text:p>70</text:p>
              </table:table-cell>
              <table:table-cell office:value-type="float" office:value="253.232">
                <text:p>253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875">
                <text:p>70</text:p>
              </table:table-cell>
              <table:table-cell office:value-type="float" office:value="253.27">
                <text:p>253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114">
                <text:p>70</text:p>
              </table:table-cell>
              <table:table-cell office:value-type="float" office:value="253.313">
                <text:p>253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407">
                <text:p>70</text:p>
              </table:table-cell>
              <table:table-cell office:value-type="float" office:value="253.363">
                <text:p>253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607">
                <text:p>70</text:p>
              </table:table-cell>
              <table:table-cell office:value-type="float" office:value="253.396">
                <text:p>253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838">
                <text:p>70</text:p>
              </table:table-cell>
              <table:table-cell office:value-type="float" office:value="253.434">
                <text:p>253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068">
                <text:p>70</text:p>
              </table:table-cell>
              <table:table-cell office:value-type="float" office:value="253.47">
                <text:p>253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348">
                <text:p>70</text:p>
              </table:table-cell>
              <table:table-cell office:value-type="float" office:value="253.512">
                <text:p>253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602">
                <text:p>70</text:p>
              </table:table-cell>
              <table:table-cell office:value-type="float" office:value="253.549">
                <text:p>253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806">
                <text:p>70</text:p>
              </table:table-cell>
              <table:table-cell office:value-type="float" office:value="253.577">
                <text:p>253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124">
                <text:p>70</text:p>
              </table:table-cell>
              <table:table-cell office:value-type="float" office:value="253.62">
                <text:p>253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331">
                <text:p>70</text:p>
              </table:table-cell>
              <table:table-cell office:value-type="float" office:value="253.646">
                <text:p>253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55">
                <text:p>70</text:p>
              </table:table-cell>
              <table:table-cell office:value-type="float" office:value="253.673">
                <text:p>253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849">
                <text:p>70</text:p>
              </table:table-cell>
              <table:table-cell office:value-type="float" office:value="253.708">
                <text:p>253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166">
                <text:p>70</text:p>
              </table:table-cell>
              <table:table-cell office:value-type="float" office:value="253.743">
                <text:p>253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373">
                <text:p>70</text:p>
              </table:table-cell>
              <table:table-cell office:value-type="float" office:value="253.765">
                <text:p>253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586">
                <text:p>70</text:p>
              </table:table-cell>
              <table:table-cell office:value-type="float" office:value="253.786">
                <text:p>253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891">
                <text:p>70</text:p>
              </table:table-cell>
              <table:table-cell office:value-type="float" office:value="253.816">
                <text:p>253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09">
                <text:p>70</text:p>
              </table:table-cell>
              <table:table-cell office:value-type="float" office:value="253.834">
                <text:p>253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369">
                <text:p>70</text:p>
              </table:table-cell>
              <table:table-cell office:value-type="float" office:value="253.857">
                <text:p>253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585">
                <text:p>70</text:p>
              </table:table-cell>
              <table:table-cell office:value-type="float" office:value="253.875">
                <text:p>253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805">
                <text:p>70</text:p>
              </table:table-cell>
              <table:table-cell office:value-type="float" office:value="253.891">
                <text:p>253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009">
                <text:p>70</text:p>
              </table:table-cell>
              <table:table-cell office:value-type="float" office:value="253.906">
                <text:p>253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218">
                <text:p>70</text:p>
              </table:table-cell>
              <table:table-cell office:value-type="float" office:value="253.92">
                <text:p>253.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447">
                <text:p>70</text:p>
              </table:table-cell>
              <table:table-cell office:value-type="float" office:value="253.935">
                <text:p>253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646">
                <text:p>70</text:p>
              </table:table-cell>
              <table:table-cell office:value-type="float" office:value="253.946">
                <text:p>253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859">
                <text:p>70</text:p>
              </table:table-cell>
              <table:table-cell office:value-type="float" office:value="253.958">
                <text:p>253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092">
                <text:p>70</text:p>
              </table:table-cell>
              <table:table-cell office:value-type="float" office:value="253.97">
                <text:p>253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386">
                <text:p>70</text:p>
              </table:table-cell>
              <table:table-cell office:value-type="float" office:value="253.984">
                <text:p>253.9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709">
                <text:p>70</text:p>
              </table:table-cell>
              <table:table-cell office:value-type="float" office:value="253.997">
                <text:p>253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91">
                <text:p>70</text:p>
              </table:table-cell>
              <table:table-cell office:value-type="float" office:value="254.004">
                <text:p>254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117">
                <text:p>70</text:p>
              </table:table-cell>
              <table:table-cell office:value-type="float" office:value="254.011">
                <text:p>254.0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43">
                <text:p>70</text:p>
              </table:table-cell>
              <table:table-cell office:value-type="float" office:value="254.019">
                <text:p>254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726">
                <text:p>70</text:p>
              </table:table-cell>
              <table:table-cell office:value-type="float" office:value="254.025">
                <text:p>254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007">
                <text:p>70</text:p>
              </table:table-cell>
              <table:table-cell office:value-type="float" office:value="254.03">
                <text:p>254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227">
                <text:p>70</text:p>
              </table:table-cell>
              <table:table-cell office:value-type="float" office:value="254.033">
                <text:p>254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439">
                <text:p>70</text:p>
              </table:table-cell>
              <table:table-cell office:value-type="float" office:value="254.035">
                <text:p>254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713">
                <text:p>70</text:p>
              </table:table-cell>
              <table:table-cell office:value-type="float" office:value="254.036">
                <text:p>254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041">
                <text:p>70</text:p>
              </table:table-cell>
              <table:table-cell office:value-type="float" office:value="254.036">
                <text:p>254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273">
                <text:p>70</text:p>
              </table:table-cell>
              <table:table-cell office:value-type="float" office:value="254.035">
                <text:p>254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497">
                <text:p>70</text:p>
              </table:table-cell>
              <table:table-cell office:value-type="float" office:value="254.034">
                <text:p>254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721">
                <text:p>70</text:p>
              </table:table-cell>
              <table:table-cell office:value-type="float" office:value="254.031">
                <text:p>254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926">
                <text:p>70</text:p>
              </table:table-cell>
              <table:table-cell office:value-type="float" office:value="254.028">
                <text:p>254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216">
                <text:p>70</text:p>
              </table:table-cell>
              <table:table-cell office:value-type="float" office:value="254.022">
                <text:p>254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495">
                <text:p>70</text:p>
              </table:table-cell>
              <table:table-cell office:value-type="float" office:value="254.016">
                <text:p>254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778">
                <text:p>70</text:p>
              </table:table-cell>
              <table:table-cell office:value-type="float" office:value="254.008">
                <text:p>254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086">
                <text:p>70</text:p>
              </table:table-cell>
              <table:table-cell office:value-type="float" office:value="253.999">
                <text:p>253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399">
                <text:p>70</text:p>
              </table:table-cell>
              <table:table-cell office:value-type="float" office:value="253.988">
                <text:p>253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679">
                <text:p>70</text:p>
              </table:table-cell>
              <table:table-cell office:value-type="float" office:value="253.977">
                <text:p>253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9">
                <text:p>70</text:p>
              </table:table-cell>
              <table:table-cell office:value-type="float" office:value="253.967">
                <text:p>253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187">
                <text:p>70</text:p>
              </table:table-cell>
              <table:table-cell office:value-type="float" office:value="253.954">
                <text:p>253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465">
                <text:p>70</text:p>
              </table:table-cell>
              <table:table-cell office:value-type="float" office:value="253.94">
                <text:p>253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751">
                <text:p>70</text:p>
              </table:table-cell>
              <table:table-cell office:value-type="float" office:value="253.924">
                <text:p>253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976">
                <text:p>70</text:p>
              </table:table-cell>
              <table:table-cell office:value-type="float" office:value="253.911">
                <text:p>253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272">
                <text:p>70</text:p>
              </table:table-cell>
              <table:table-cell office:value-type="float" office:value="253.893">
                <text:p>253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551">
                <text:p>70</text:p>
              </table:table-cell>
              <table:table-cell office:value-type="float" office:value="253.876">
                <text:p>253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771">
                <text:p>70</text:p>
              </table:table-cell>
              <table:table-cell office:value-type="float" office:value="253.861">
                <text:p>253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986">
                <text:p>70</text:p>
              </table:table-cell>
              <table:table-cell office:value-type="float" office:value="253.846">
                <text:p>253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285">
                <text:p>70</text:p>
              </table:table-cell>
              <table:table-cell office:value-type="float" office:value="253.824">
                <text:p>253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5">
                <text:p>70</text:p>
              </table:table-cell>
              <table:table-cell office:value-type="float" office:value="253.808">
                <text:p>253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704">
                <text:p>70</text:p>
              </table:table-cell>
              <table:table-cell office:value-type="float" office:value="253.792">
                <text:p>253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003">
                <text:p>70</text:p>
              </table:table-cell>
              <table:table-cell office:value-type="float" office:value="253.768">
                <text:p>253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212">
                <text:p>70</text:p>
              </table:table-cell>
              <table:table-cell office:value-type="float" office:value="253.751">
                <text:p>253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497">
                <text:p>70</text:p>
              </table:table-cell>
              <table:table-cell office:value-type="float" office:value="253.726">
                <text:p>253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816">
                <text:p>70</text:p>
              </table:table-cell>
              <table:table-cell office:value-type="float" office:value="253.698">
                <text:p>253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027">
                <text:p>70</text:p>
              </table:table-cell>
              <table:table-cell office:value-type="float" office:value="253.678">
                <text:p>253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228">
                <text:p>70</text:p>
              </table:table-cell>
              <table:table-cell office:value-type="float" office:value="253.659">
                <text:p>253.6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432">
                <text:p>70</text:p>
              </table:table-cell>
              <table:table-cell office:value-type="float" office:value="253.64">
                <text:p>253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726">
                <text:p>70</text:p>
              </table:table-cell>
              <table:table-cell office:value-type="float" office:value="253.611">
                <text:p>253.6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924">
                <text:p>70</text:p>
              </table:table-cell>
              <table:table-cell office:value-type="float" office:value="253.591">
                <text:p>253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218">
                <text:p>70</text:p>
              </table:table-cell>
              <table:table-cell office:value-type="float" office:value="253.561">
                <text:p>253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505">
                <text:p>70</text:p>
              </table:table-cell>
              <table:table-cell office:value-type="float" office:value="253.531">
                <text:p>253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787">
                <text:p>70</text:p>
              </table:table-cell>
              <table:table-cell office:value-type="float" office:value="253.5">
                <text:p>25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008">
                <text:p>70</text:p>
              </table:table-cell>
              <table:table-cell office:value-type="float" office:value="253.476">
                <text:p>253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234">
                <text:p>70</text:p>
              </table:table-cell>
              <table:table-cell office:value-type="float" office:value="253.451">
                <text:p>253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529">
                <text:p>70</text:p>
              </table:table-cell>
              <table:table-cell office:value-type="float" office:value="253.417">
                <text:p>253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744">
                <text:p>70</text:p>
              </table:table-cell>
              <table:table-cell office:value-type="float" office:value="253.392">
                <text:p>253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946">
                <text:p>70</text:p>
              </table:table-cell>
              <table:table-cell office:value-type="float" office:value="253.368">
                <text:p>253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15">
                <text:p>70</text:p>
              </table:table-cell>
              <table:table-cell office:value-type="float" office:value="253.344">
                <text:p>253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356">
                <text:p>70</text:p>
              </table:table-cell>
              <table:table-cell office:value-type="float" office:value="253.319">
                <text:p>253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557">
                <text:p>70</text:p>
              </table:table-cell>
              <table:table-cell office:value-type="float" office:value="253.294">
                <text:p>253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781">
                <text:p>70</text:p>
              </table:table-cell>
              <table:table-cell office:value-type="float" office:value="253.266">
                <text:p>253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991">
                <text:p>70</text:p>
              </table:table-cell>
              <table:table-cell office:value-type="float" office:value="253.24">
                <text:p>253.24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